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03</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Bakhmut direction Russian army shelled Kramatorsk, Vasukivka, Orikhovo-Vasylivka, Novomark...</text:span>
</text:h>
      <text:p text:style-name="P4">
Authors: liveuamap (Language: en)</text:p>
      <text:p text:style-name="P4">
Time: 2023-06-02T-35:29:00</text:p>
      <text:p text:style-name="P4">
Location: Bakhmut (Latitude:48.59807 Longtitude:37.9454)</text:p>
      <text:p text:style-name="P4">
Videos: []</text:p>
      <text:p text:style-name="P4">
Images: []</text:p>
      <text:p text:style-name="P4">
Tags: ["Russia"]</text:p>
      <text:p text:style-name="P4">
ID: 22567172</text:p>
      <!--METADATA-->
      <text:p text:style-name="P4">
At Bakhmut direction Russian army shelled Kramatorsk, Vasukivka, Orikhovo-Vasylivka, Novomarkove, Hryhorivka, Chasiv Yar, Ivanivske, Predtechyne, BilaHora, Dyliyivka, Zalizne and New York of Donetsk region. Russian aviationconducted airstrikes at Khromove, Bila Hora, Oleksandro-Shultyne of Donetskregion, - General Staff of Armed Forces of Ukraine says in the morning report</text:p>
      <text:p text:style-name="P4">
News Collection Link: <text:a xlink:type="simple" xlink:href="https://liveuamap.com/en/2023/2-june-at-bakhmut-direction-russian-army-shelled-kramatorsk" text:style-name="Internet_20_link" text:visited-style-name="Visited_20_Internet_20_Link">
https://liveuamap.com/en/2023/2-june-at-bakhmut-direction-russian-army-shelled-kramatorsk</text:a>
</text:p>
      <text:p text:style-name="P4">
Source: <text:a xlink:type="simple" xlink:href="https://t.me/lumsrc/4968" text:style-name="Internet_20_link" text:visited-style-name="Visited_20_Internet_20_Link">
https://t.me/lumsrc/4968</text:a>
</text:p>
      <!--NEWS-->
      <text:h text:style-name="P10" text:outline-level="1">
<text:span text:style-name="T4">
At Avdiyivka direction Russian army shelled Avdiyivka, Vodyane, Pervomayske, Karlivka of Done...</text:span>
</text:h>
      <text:p text:style-name="P4">
Authors: liveuamap (Language: en)</text:p>
      <text:p text:style-name="P4">
Time: 2023-06-02T-37:29:00</text:p>
      <text:p text:style-name="P4">
Location: Donetsk Oblast (Latitude:48.10823 Longtitude:37.49617)</text:p>
      <text:p text:style-name="P4">
Videos: []</text:p>
      <text:p text:style-name="P4">
Images: []</text:p>
      <text:p text:style-name="P4">
Tags: ["Russia"]</text:p>
      <text:p text:style-name="P4">
ID: 22567171</text:p>
      <!--METADATA-->
      <text:p text:style-name="P4">
At Avdiyivka direction Russian army shelled Avdiyivka, Vodyane, Pervomayske,Karlivka of Donetsk region. Russian aviation conducted airstrikes at Avdiyivkaand Vodyane of Donetsk region, - General Staff of Armed Forces of Ukraine saysin the morning report</text:p>
      <text:p text:style-name="P4">
News Collection Link: <text:a xlink:type="simple" xlink:href="https://liveuamap.com/en/2023/2-june-at-avdiyivka-direction-russian-army-shelled-avdiyivka" text:style-name="Internet_20_link" text:visited-style-name="Visited_20_Internet_20_Link">
https://liveuamap.com/en/2023/2-june-at-avdiyivka-direction-russian-army-shelled-avdiyivka</text:a>
</text:p>
      <text:p text:style-name="P4">
Source: <text:a xlink:type="simple" xlink:href="https://t.me/lumsrc/4969" text:style-name="Internet_20_link" text:visited-style-name="Visited_20_Internet_20_Link">
https://t.me/lumsrc/4969</text:a>
</text:p>
      <!--NEWS-->
      <text:h text:style-name="P10" text:outline-level="1">
<text:span text:style-name="T4">
At Shakhtarske direction Russian army shelled Vuhledar, Prechystivka and Novoukrayinka. Russi...</text:span>
</text:h>
      <text:p text:style-name="P4">
Authors: liveuamap (Language: en)</text:p>
      <text:p text:style-name="P4">
Time: 2023-06-02T-40:30:00</text:p>
      <text:p text:style-name="P4">
Location: Velyka Novosilka (Latitude:47.83574 Longtitude:36.83424)</text:p>
      <text:p text:style-name="P4">
Videos: []</text:p>
      <text:p text:style-name="P4">
Images: []</text:p>
      <text:p text:style-name="P4">
Tags: ["Russia"]</text:p>
      <text:p text:style-name="P4">
ID: 22567169</text:p>
      <!--METADATA-->
      <text:p text:style-name="P4">
At Shakhtarske direction Russian army shelled Vuhledar, Prechystivka andNovoukrayinka. Russian aviation conducted airstrikes at Vuhledar, Prechystivkaand Velyka Novosilka of Donetsk region, - General Staff of Armed Forces ofUkraine says in the morning report</text:p>
      <text:p text:style-name="P4">
News Collection Link: <text:a xlink:type="simple" xlink:href="https://liveuamap.com/en/2023/2-june-at-shakhtarske-direction-russian-army-shelled-vuhledar" text:style-name="Internet_20_link" text:visited-style-name="Visited_20_Internet_20_Link">
https://liveuamap.com/en/2023/2-june-at-shakhtarske-direction-russian-army-shelled-vuhledar</text:a>
</text:p>
      <text:p text:style-name="P4">
Source: <text:a xlink:type="simple" xlink:href="https://t.me/lumsrc/4971" text:style-name="Internet_20_link" text:visited-style-name="Visited_20_Internet_20_Link">
https://t.me/lumsrc/4971</text:a>
</text:p>
      <!--NEWS-->
      <text:h text:style-name="P10" text:outline-level="1">
<text:span text:style-name="T4">
Russian forces conducting offensive actions in Donetsk and Luhansk regions. Ukrainian militar...</text:span>
</text:h>
      <text:p text:style-name="P4">
Authors: liveuamap (Language: en)</text:p>
      <text:p text:style-name="P4">
Time: 2023-06-02T-42:30:00</text:p>
      <text:p text:style-name="P4">
Location: Marinka, Donetsk Oblast (Latitude:47.94107 Longtitude:37.50037)</text:p>
      <text:p text:style-name="P4">
Videos: []</text:p>
      <text:p text:style-name="P4">
Images: []</text:p>
      <text:p text:style-name="P4">
Tags: ["Russia"]</text:p>
      <text:p text:style-name="P4">
ID: 22567167</text:p>
      <!--METADATA-->
      <text:p text:style-name="P4">
Russian forces conducting offensive actions in Donetsk and Luhansk regions.Ukrainian military had 25 combat engagements with Russian forces west toMasutivka of Kharkiv region and near Kuzemivka of Luhansk region, Bilohorivkaof Luhansk region and Spirne of Donetsk region, Maryinka, - General Staff ofArmed Forces of Ukraine says in the morning report</text:p>
      <text:p text:style-name="P4">
News Collection Link: <text:a xlink:type="simple" xlink:href="https://liveuamap.com/en/2023/2-june-russian-forces-conducting-offensive-actions-in-donetsk" text:style-name="Internet_20_link" text:visited-style-name="Visited_20_Internet_20_Link">
https://liveuamap.com/en/2023/2-june-russian-forces-conducting-offensive-actions-in-donetsk</text:a>
</text:p>
      <text:p text:style-name="P4">
Source: <text:a xlink:type="simple" xlink:href="https://t.me/lumsrc/4973" text:style-name="Internet_20_link" text:visited-style-name="Visited_20_Internet_20_Link">
https://t.me/lumsrc/4973</text:a>
</text:p>
      <!--NEWS-->
      <text:h text:style-name="P10" text:outline-level="1">
<text:span text:style-name="T4">
US Secretary of State: We worked to help Finland develop its military industry</text:span>
</text:h>
      <text:p text:style-name="P4">
Authors: liveuamap (Language: en)</text:p>
      <text:p text:style-name="P4">
Time: 2023-06-02T05:13:58</text:p>
      <text:p text:style-name="P4">
Location: Oslo, Oslo (Latitude:59.91089 Longtitude:10.74188)</text:p>
      <text:p text:style-name="P4">
Videos: []</text:p>
      <text:p text:style-name="P4">
Images: []</text:p>
      <text:p text:style-name="P4">
Tags: ["Europe"]</text:p>
      <text:p text:style-name="P4">
ID: 22567179</text:p>
      <!--METADATA-->
      <text:p text:style-name="P4">
US Secretary of State: We worked to help Finland develop its military industry</text:p>
      <text:p text:style-name="P4">
News Collection Link: <text:a xlink:type="simple" xlink:href="https://liveuamap.com/en/2023/2-june-us-secretary-of-state-we-worked-to-help-finland-develop" text:style-name="Internet_20_link" text:visited-style-name="Visited_20_Internet_20_Link">
https://liveuamap.com/en/2023/2-june-us-secretary-of-state-we-worked-to-help-finland-develop</text:a>
</text:p>
      <text:p text:style-name="P4">
Source: <text:a xlink:type="simple" xlink:href="https://twitter.com/AlainBRK/status/1664560493904777216" text:style-name="Internet_20_link" text:visited-style-name="Visited_20_Internet_20_Link">
https://twitter.com/AlainBRK/status/1664560493904777216</text:a>
</text:p>
      <!--NEWS-->
      <text:h text:style-name="P10" text:outline-level="1">
<text:span text:style-name="T4">
Суперкубок FPV: Представники Сил оборони вибрали 3 найпотужніші українські БПЛА</text:span>
</text:h>
      <text:p text:style-name="P4">
Author: ['АРМІЯINFORM']</text:p>
      <text:p text:style-name="P4">
Time: 2023-06-02T60:00:00-04:00</text:p>
      <text:p text:style-name="P4">
Description: В Україні відбувся Суперкубок FPV від Армії дронів, в якому взяли участь 14 виробни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80e93ee0-cfb0-4117-8765-eeba51aeb8f6.jpg" text:style-name="Internet_20_link" text:visited-style-name="Visited_20_Internet_20_Link">
80e93ee0-cfb0-4117-8765-eeba51aeb8f6.jpg</text:a>
', '<text:a xlink:type="simple" xlink:href="https://armyinform.com.ua/wp-content/uploads/2023/06/821be3d8-52a3-4f0e-9adf-840ab7375bd7-150x150.jpg" text:style-name="Internet_20_link" text:visited-style-name="Visited_20_Internet_20_Link">
821be3d8-52a3-4f0e-9adf-840ab7375bd7-150x150.jpg</text:a>
', '<text:a xlink:type="simple" xlink:href="https://armyinform.com.ua/wp-content/uploads/2023/06/a9153b8d-bccf-4fa5-b422-8aa81fe6b20c-150x150.jpg" text:style-name="Internet_20_link" text:visited-style-name="Visited_20_Internet_20_Link">
a9153b8d-bccf-4fa5-b422-8aa81fe6b20c-150x150.jpg</text:a>
', '<text:a xlink:type="simple" xlink:href="https://armyinform.com.ua/wp-content/uploads/2023/06/bced7663-c6f8-4a7b-bbab-fac37eeb3976-150x150.jpg" text:style-name="Internet_20_link" text:visited-style-name="Visited_20_Internet_20_Link">
bced7663-c6f8-4a7b-bbab-fac37eeb3976-150x150.jpg</text:a>
', '<text:a xlink:type="simple" xlink:href="https://armyinform.com.ua/wp-content/uploads/2023/06/c56f7f7b-2a74-472e-8914-39b126efca38-150x150.jpg" text:style-name="Internet_20_link" text:visited-style-name="Visited_20_Internet_20_Link">
c56f7f7b-2a74-472e-8914-39b126efca38-150x150.jpg</text:a>
']</text:p>
      <text:p text:style-name="P4">
Tags: ['FPV-ДРОНИ', 'АРМІЯ ДРОНІВ', 'БПЛА', 'МИХАЙЛО ФЕДОРОВ', 'СУПЕРКУБОК FPV']</text:p>
      <text:p text:style-name="P4">
Category: News</text:p>
      <!--METADATA-->
      <text:p text:style-name="P4">
<draw:frame draw:style-name="fr1" draw:name="Image2" text:anchor-type="as-char" svg:width="6.9236in" svg:height="4.61393in" draw:z-index="0">
<draw:image xlink:href="../Images/AРМІЯINFORM/2023-06-02T60-00-00-04-00/80e93ee0-cfb0-4117-8765-eeba51aeb8f6.jpg" xlink:type="simple" xlink:show="embed" xlink:actuate="onLoad" draw:mime-type="image/jpeg"/>
</draw:frame>
</text:p>
      <text:p text:style-name="P4">
В Україні відбувся Суперкубок FPV від Армії дронів, в якому взяли участь 14виробників БПЛА. 18 FPV-дронів показали свої можливості представникам Силоборони України. Бойові пілоти та інструктори шкіл вибрали 3 найпотужнішібезпілотники українського виробництва.</text:p>
      <text:p text:style-name="P4">
Про це <text:a xlink:type="simple" xlink:href="https://t.me/zedigital/3206" text:style-name="Internet_20_link" text:visited-style-name="Visited_20_Internet_20_Link">
повідомляє</text:a>
 віцепрем’єр-міністр зінновацій, розвитку освіти, науки та технологій — міністр цифровоїтрансформації Михайло Федоров у телеграм-каналі.</text:p>
      <text:p text:style-name="P4">
Обрані БПЛА найкраще впоралися із завданнями — від швидкості розгортання доякості знищення цілей та роботи в умовах РЕБ. Це допоможе розробникамзаконтрактувати «пташок» до війська.</text:p>
      <text:p text:style-name="P4">
<text:a xlink:type="simple" xlink:href="https://armyinform.com.ua/wp-content/uploads/2023/06/821be3d8-52a3-4f0e-9adf-840ab7375bd7.jpg" text:style-name="Internet_20_link" text:visited-style-name="Visited_20_Internet_20_Link">
<draw:frame draw:style-name="fr1" draw:name="Image3" text:anchor-type="as-char" svg:width="6.9236in" svg:height="6.9236in" draw:z-index="0">
<draw:image xlink:href="../Images/AРМІЯINFORM/2023-06-02T60-00-00-04-00/821be3d8-52a3-4f0e-9adf-840ab7375bd7-150x150.jpg" xlink:type="simple" xlink:show="embed" xlink:actuate="onLoad" draw:mime-type="image/jpeg"/>
</draw:frame>
</text:a>
</text:p>
      <text:p text:style-name="P4">
<text:a xlink:type="simple" xlink:href="https://armyinform.com.ua/wp-content/uploads/2023/06/a9153b8d-bccf-4fa5-b422-8aa81fe6b20c.jpg" text:style-name="Internet_20_link" text:visited-style-name="Visited_20_Internet_20_Link">
<draw:frame draw:style-name="fr1" draw:name="Image4" text:anchor-type="as-char" svg:width="6.9236in" svg:height="6.9236in" draw:z-index="0">
<draw:image xlink:href="../Images/AРМІЯINFORM/2023-06-02T60-00-00-04-00/a9153b8d-bccf-4fa5-b422-8aa81fe6b20c-150x150.jpg" xlink:type="simple" xlink:show="embed" xlink:actuate="onLoad" draw:mime-type="image/jpeg"/>
</draw:frame>
</text:a>
</text:p>
      <text:p text:style-name="P4">
<text:a xlink:type="simple" xlink:href="https://armyinform.com.ua/wp-content/uploads/2023/06/bced7663-c6f8-4a7b-bbab-fac37eeb3976.jpg" text:style-name="Internet_20_link" text:visited-style-name="Visited_20_Internet_20_Link">
<draw:frame draw:style-name="fr1" draw:name="Image5" text:anchor-type="as-char" svg:width="6.9236in" svg:height="6.9236in" draw:z-index="0">
<draw:image xlink:href="../Images/AРМІЯINFORM/2023-06-02T60-00-00-04-00/bced7663-c6f8-4a7b-bbab-fac37eeb3976-150x150.jpg" xlink:type="simple" xlink:show="embed" xlink:actuate="onLoad" draw:mime-type="image/jpeg"/>
</draw:frame>
</text:a>
</text:p>
      <text:p text:style-name="P4">
<text:a xlink:type="simple" xlink:href="https://armyinform.com.ua/wp-content/uploads/2023/06/c56f7f7b-2a74-472e-8914-39b126efca38.jpg" text:style-name="Internet_20_link" text:visited-style-name="Visited_20_Internet_20_Link">
<draw:frame draw:style-name="fr1" draw:name="Image6" text:anchor-type="as-char" svg:width="6.9236in" svg:height="6.9236in" draw:z-index="0">
<draw:image xlink:href="../Images/AРМІЯINFORM/2023-06-02T60-00-00-04-00/c56f7f7b-2a74-472e-8914-39b126efca38-150x150.jpg" xlink:type="simple" xlink:show="embed" xlink:actuate="onLoad" draw:mime-type="image/jpeg"/>
</draw:frame>
</text:a>
</text:p>
      <text:p text:style-name="P4">
Саме <text:span text:style-name="T4">
FPV-дрони</text:span>
 — конкурентна перевага над ворогом. Швидкі та маневрені,здатні зі снайперською точністю влучати в ціль. Вже є багато кейсів, коли нашдрон за кілька сотень доларів знищує російської техніки на мільйони.</text:p>
      <text:p text:style-name="P4">
читайте також:</text:p>
      <text:p text:style-name="P4">
<text:a xlink:type="simple" xlink:href="https://armyinform.com.ua/2023/05/31/na-shho-zdatni-500-ukrayinskyh-fpv-droniv-pegas/" text:style-name="Internet_20_link" text:visited-style-name="Visited_20_Internet_20_Link">
На що здатні 500 українських FPV-дронів«Пегас»</text:a>
</text:p>
      <text:p text:style-name="P4">
«Від самого старту Армії дронів працюємо з розробниками БПЛА 24/7. Робимо все,щоб українські дрони якомога швидше контрактувалися, отримували допуск доексплуатації та посилювали наших воїнів уже зараз», — зазначили організатори.</text:p>
      <text:p text:style-name="P4">
Source: <text:a xlink:type="simple" xlink:href="https://armyinform.com.ua/2023/06/02/superkubok-fpv-predstavnyky-syl-oborony-vybraly-3-najpotuzhnishi-ukrayinski-bpla/" text:style-name="Internet_20_link" text:visited-style-name="Visited_20_Internet_20_Link">
https://armyinform.com.ua/2023/06/02/superkubok-fpv-predstavnyky-syl-oborony-vybraly-3-najpotuzhnishi-ukrayinski-bpla/</text:a>
</text:p>
      <!--NEWS-->
      <text:h text:style-name="P10" text:outline-level="1">
<text:span text:style-name="T4">
Понад 2 млн громадян країн світу підписали петицію про створення спецтрибуналу над путіним</text:span>
</text:h>
      <text:p text:style-name="P4">
Author: ['Володимир Поліщук']</text:p>
      <text:p text:style-name="P4">
Time: 2023-06-02T81:00:00-04:00</text:p>
      <text:p text:style-name="P4">
Description: Міжнародний кримінальний суд у Гаазі видав ордер на арешт володимира путі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olovna-8.jpg" text:style-name="Internet_20_link" text:visited-style-name="Visited_20_Internet_20_Link">
golovna-8.jpg</text:a>
', '<text:a xlink:type="simple" xlink:href="https://armyinform.com.ua/wp-content/uploads/2023/06/photo_5461020848254209757_w.jpg" text:style-name="Internet_20_link" text:visited-style-name="Visited_20_Internet_20_Link">
photo_5461020848254209757_w.jpg</text:a>
']</text:p>
      <text:p text:style-name="P4">
Tags: ['ДОПОМОГА ПАРТНЕРІВ', 'ДУТА ВЕЛИЧ РОСАРМІЇ', 'ТРИБУНАЛ НАД РФ']</text:p>
      <text:p text:style-name="P4">
Category: News</text:p>
      <!--METADATA-->
      <text:p text:style-name="P4">
<draw:frame draw:style-name="fr1" draw:name="Image7" text:anchor-type="as-char" svg:width="6.9236in" svg:height="3.894525in" draw:z-index="0">
<draw:image xlink:href="../Images/AРМІЯINFORM/2023-06-02T81-00-00-04-00/golovna-8.jpg" xlink:type="simple" xlink:show="embed" xlink:actuate="onLoad" draw:mime-type="image/jpeg"/>
</draw:frame>
</text:p>
      <text:p text:style-name="P4">
Міжнародний кримінальний суд у Гаазі видав ордер на арешт володимира путіна тауповноваженої з прав дитини при президентові рф марії львової-бєлової, котрівідповідальні за примусову депортацію українських дітей до росії.</text:p>
      <text:p text:style-name="P4">
Про алгоритм створення спеціального трибуналу над путіним, лукашенком таїхніми поплічниками за розв’язання загарбницької війни АрміяInform свого часу<text:a xlink:type="simple" xlink:href="https://armyinform.com.ua/2023/01/27/speczialnyj-trybunal-nad-putinym-i-lukashenkom-algorytm-stvorennya-mozhlyve-pokarannya/#:~:text=%D0%94%D0%BE%D0%BF%D0%BE%D0%BC%D1%96%D0%B6%D0%BD%D0%B8%D0%B9%20%D0%BE%D1%80%D0%B3%D0%B0%D0%BD%20%D0%9E%D1%80%D0%B3%D0%B0%D0%BD%D1%96%D0%B7%D0%B0%D1%86%D1%96%D1%97%20%D0%9E%D0%B1'%D1%94%D0%B4%D0%BD%D0%B0%D0%BD%D0%B8%D1%85,%D0%BF%D0%BE%2031%20%D0%B3" text:style-name="Internet_20_link" text:visited-style-name="Visited_20_Internet_20_Link">
писала</text:a>
.</text:p>
      <text:p text:style-name="P4">
Цікаво, що не лише політики багатьох країн, юристи від міжнародного права, а йзвичайні громадяни вимагають покарати винних за злочини агресії проти України.</text:p>
      <text:p text:style-name="P4">
На сайті міжнародної громадської організації AVAAZ, що просуває дії активістівз таких питань, як права людини, кліматичні зміни і релігійні конфлікти,триває збір підписів з вимогою створити Спеціальний трибунал для покараннязлочинів агресії й притягнення путіна та його поплічників до особистоївідповідальності.</text:p>
      <text:p text:style-name="P4">
«Поки матері та діти тікають від бомб і куль, путін прямо на наших очахздійснює „найвищий міжнародний злочин“ — військову агресію. Існує потужнийспосіб притягнути його до відповідальності: новий трибунал у стилі Нюрнберга,щоб переслідувати його особисто за цей жахливий вчинок», — йдеться у петиції.</text:p>
      <text:p text:style-name="P4">
«Як громадяни з усього світу ми настійно закликаємо вас притягнути путіна тайого спільників до особистої відповідальності за незаконне вторгнення вУкраїну шляхом створення нового Спеціального трибуналу для покарання злочинуагресії. Ми також закликаємо вас повністю підтримати окреме розслідуванняМіжнародного кримінального суду ймовірних воєнних злочинів і злочинів протилюдства в Україні. Без такої відповідальності ніколи не буде миру — мирозраховуємо на вас», — пишуть автори звернення.</text:p>
      <text:p text:style-name="P4">
Від 14 березня 2022 року, коли було розміщено петицію, її підписали 2 110 366людей з усього світу. Число тих, хто бажає бачити злочинців на лаві підсудних,щодня зростає.</text:p>
      <text:p text:style-name="P4">
Долучитися до цієї<text:a xlink:type="simple" xlink:href="https://secure.avaaz.org/campaign/en/prosecute_putin_loc/" text:style-name="Internet_20_link" text:visited-style-name="Visited_20_Internet_20_Link">
петиції</text:a>
можуть й усі охочі читачі нашого інформаційного агентства.</text:p>
      <text:p text:style-name="P4">
<draw:frame draw:style-name="fr1" draw:name="Image8" text:anchor-type="as-char" svg:width="6.9236in" svg:height="3.756053in" draw:z-index="0">
<draw:image xlink:href="../Images/AРМІЯINFORM/2023-06-02T81-00-00-04-00/photo_5461020848254209757_w.jpg" xlink:type="simple" xlink:show="embed" xlink:actuate="onLoad" draw:mime-type="image/jpeg"/>
</draw:frame>
  **</text:p>
      <text:p text:style-name="P4">
**</text:p>
      <text:p text:style-name="P4">
<text:span text:style-name="T4">
Нюрнберзький трибунал</text:span>
</text:p>
      <text:p text:style-name="P4">
1 листопада 1943 був підписаний Секретний протокол московської конференціїміністрів закордонних справ срср, США і Великої Британії, 18-м пунктом якогобула «Декларація про відповідальність гітлерівців за здійснювані звірства».</text:p>
      <text:p text:style-name="P4">
Міжнародний судовий процес над колишніми керівниками гітлерівської Німеччинивідбувався з 20 листопада 1945 по 1 жовтня 1946 у Міжнародному військовомутрибуналі в Нюрнберзі ( Німеччина). Усього було проведено 403 судовихслухання.</text:p>
      <text:p text:style-name="P4">
Міжнародний військовий трибунал засудив до смертної кари через повішення:Германа Герінга, Йоахіма фон Ріббентропа, Вільгельма Кейтеля, ЕрнстаКальтенбруннера, Альфреда Розенберга, Ганса Франка, Вільгельма Фріка, ЮліусШтрайхер, Фріца Заукель, Артура Зейсс-Інкварт, Мартіна Бормана (заочно) іАльфреда Йодля. До довічного ув’язнення: Рудольфа Гесса, Вальтера Функа іЕріха Редера.</text:p>
      <text:p text:style-name="P4">
<text:span text:style-name="T4">
Токійський трибунал</text:span>
</text:p>
      <text:p text:style-name="P4">
Міжнародний військовий трибунал для Далекого Сходу був утворений 19 січня 1946року в Токіо (Японія) в результаті переговорів між союзними урядами.</text:p>
      <text:p text:style-name="P4">
Суд над японськими воєнними злочинцями відбувався у Токіо з 3 травня 1946 рокупо 12 листопада 1948. Обвинувальний висновок у справі 28 головних японськихвоєнних злочинців було складено від імені США, Китаю, Великої Британії, срср,Австралії, Канади, Франції, Нової Зеландії, Нідерландів, Індії та Філіппін.</text:p>
      <text:p text:style-name="P4">
<text:span text:style-name="T4">
Міжнародний трибунал щодо Руанди</text:span>
</text:p>
      <text:p text:style-name="P4">
Допоміжний орган Організації Об’єднаних Націй, заснований для судовогопереслідування осіб, відповідальних за геноцид, вчинений на території Руанди,або ж злочини, вчинені громадянами Руанди, але на території сусідніх країн уперіод з 1 січня 1994 року по 31 грудня 1994 року.</text:p>
      <text:p text:style-name="P4">
З моменту його відкриття у 1995 році трибунал виніс обвинувальні висновки щодо93 осіб, яких він вважав відповідальними за серйозні порушення міжнародногогуманітарного права. До обвинувачених зарахували високопоставлених військовихта урядовців, політиків, бізнесменів, а також членів релігійних груп, міліціюі керівників засобів масової інформації.</text:p>
      <text:p text:style-name="P4">
<text:span text:style-name="T4">
Міжнародний трибунал із воєнних злочинів у колишній Югославії</text:span>
</text:p>
      <text:p text:style-name="P4">
12 лютого 2002 року колишній президент Югославії і Сербії Слободан Мілошевичпостав перед Гаазьким Міжнародним трибуналом з воєнних злочинів у колишнійЮгославії за звинуваченнями у злочинах проти людяності, геноциді й воєннихзлочинах, здійснених в період Боснійської і Косовської воєн. Суд тривав понадчотири роки й не завершився винесенням вироку через несподівану смертьМілошевича від інфаркту міокарда. **</text:p>
      <text:p text:style-name="P4">
**</text:p>
      <text:p text:style-name="P4">
Source: <text:a xlink:type="simple" xlink:href="https://armyinform.com.ua/2023/06/02/ponad-2-mln-gromadyan-krayin-svitu-pidpysaly-petycziyu-pro-stvorennya-specztrybunalu-nad-putinym/" text:style-name="Internet_20_link" text:visited-style-name="Visited_20_Internet_20_Link">
https://armyinform.com.ua/2023/06/02/ponad-2-mln-gromadyan-krayin-svitu-pidpysaly-petycziyu-pro-stvorennya-specztrybunalu-nad-putinym/</text:a>
</text:p>
      <!--NEWS-->
      <text:h text:style-name="P10" text:outline-level="1">
<text:span text:style-name="T4">
Руслан Стефанчук подякував президенту Литви за підтримку євроатлантичного майбутнього України</text:span>
</text:h>
      <text:p text:style-name="P4">
Author: ['АРМІЯINFORM']</text:p>
      <text:p text:style-name="P4">
Time: 2023-06-02T94:00:00-04:00</text:p>
      <text:p text:style-name="P4">
Description: Голова Верховної Ради України Руслан Стефанчук під час зустрічі із президентом Литов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1124618_644824190996524_7388104692482518494_n.jpg" text:style-name="Internet_20_link" text:visited-style-name="Visited_20_Internet_20_Link">
351124618_644824190996524_7388104692482518494_n.jpg</text:a>
']</text:p>
      <text:p text:style-name="P4">
Tags: ['ГІТАНАС НАУСЄДА', 'ЛИТВА', 'РУСЛАН СТЕФАНЧУК']</text:p>
      <text:p text:style-name="P4">
Category: News</text:p>
      <!--METADATA-->
      <text:p text:style-name="P4">
<draw:frame draw:style-name="fr1" draw:name="Image9" text:anchor-type="as-char" svg:width="6.9236in" svg:height="4.823441in" draw:z-index="0">
<draw:image xlink:href="../Images/AРМІЯINFORM/2023-06-02T94-00-00-04-00/351124618_644824190996524_7388104692482518494_n.jpg" xlink:type="simple" xlink:show="embed" xlink:actuate="onLoad" draw:mime-type="image/jpeg"/>
</draw:frame>
</text:p>
      <text:p text:style-name="P4">
Голова Верховної Ради України Руслан Стефанчук під час зустрічі із президентомЛитовської Республіки Гітанасом Наусєдою подякував за підтримкуєвроатлантичного майбутнього України.</text:p>
      <text:p text:style-name="P4">
Про це він<text:a xlink:type="simple" xlink:href="https://www.facebook.com/stefanchuk.official/posts/pfbid02XDKxqZ6R4EYaBTNT8CdpsyhWrQrPn9qqATQtHPPNQZxnvQM3tEv9a66fzWobx77gl" text:style-name="Internet_20_link" text:visited-style-name="Visited_20_Internet_20_Link">
написав</text:a>
у своєму фейсбуці.</text:p>
      <text:p text:style-name="P4">
«Подякував Литві та всьому литовському народові за ту неоціненну й всеосяжнупідтримку, яку відчуває Україна. Окремі слова вдячності за підтримку Литвоюєвропейського та євроатлантичного майбутнього України», — йдеться уповідомленні.</text:p>
      <text:p text:style-name="P4">
Під час розмови сторони також уваги приділили питанню притягнення рф довідповідальності.</text:p>
      <text:p text:style-name="P4">
Руслан Стефанчук також подякував Гітанасу Наусєді за підтримку якнайшвидшогостворення спеціального трибуналу щодо злочину агресії росії проти України.</text:p>
      <text:p text:style-name="P4">
«Також увага — реалізації формули миру Президента України ВолодимираЗеленського. Литва підтримує такий план України, зокрема, у напрямі«відновлення справедливості», — написав він.</text:p>
      <text:p text:style-name="P4">
Голова ВРУ зазначив, що невіддільними складниками справедливого миру є:</text:p>
      <ul>
        <li>
притягнення рф до відповідальності;  * повернення всіх українських незаконно вивезених до рф дітей додому, в Україну;  * повернення всіх полонених до України;  * відшкодування росією всіх завданих Україні збитків.</li>
      </ul>
      <text:p text:style-name="P4">
Source: <text:a xlink:type="simple" xlink:href="https://armyinform.com.ua/2023/06/02/ruslan-stefanchuk-podyakuvav-prezydentu-lytvy-za-pidtrymku-yevroatlantychnogo-majbutnogo-ukrayiny/" text:style-name="Internet_20_link" text:visited-style-name="Visited_20_Internet_20_Link">
https://armyinform.com.ua/2023/06/02/ruslan-stefanchuk-podyakuvav-prezydentu-lytvy-za-pidtrymku-yevroatlantychnogo-majbutnogo-ukrayiny/</text:a>
</text:p>
      <!--NEWS-->
      <text:h text:style-name="P10" text:outline-level="1">
<text:span text:style-name="T4">
At Shakhtarske direction Russian army shelled Vuhledar, Prechystivka and Novoukrayinka. Russi...</text:span>
</text:h>
      <text:p text:style-name="P4">
Authors: liveuamap (Language: en)</text:p>
      <text:p text:style-name="P4">
Time: 2023-06-03T-10:18:00</text:p>
      <text:p text:style-name="P4">
Location: Zaporizhzhia (Latitude:47.77839 Longtitude:37.07482)</text:p>
      <text:p text:style-name="P4">
Videos: []</text:p>
      <text:p text:style-name="P4">
Images: []</text:p>
      <text:p text:style-name="P4">
Tags: ["Russia"]</text:p>
      <text:p text:style-name="P4">
ID: 22567344</text:p>
      <!--METADATA-->
      <text:p text:style-name="P4">
At Shakhtarske direction Russian army shelled Vuhledar, Prechystivka andNovoukrayinka. Russian aviation conducted airstrike at Prechystivka, - GeneralStaff of Armed Forces of Ukraine says in the morning report</text:p>
      <text:p text:style-name="P4">
News Collection Link: <text:a xlink:type="simple" xlink:href="https://liveuamap.com/en/2023/3-june-at-shakhtarske-direction-russian-army-shelled-vuhledar" text:style-name="Internet_20_link" text:visited-style-name="Visited_20_Internet_20_Link">
https://liveuamap.com/en/2023/3-june-at-shakhtarske-direction-russian-army-shelled-vuhledar</text:a>
</text:p>
      <text:p text:style-name="P4">
Source: <text:a xlink:type="simple" xlink:href="https://t.me/lumsrc/4980" text:style-name="Internet_20_link" text:visited-style-name="Visited_20_Internet_20_Link">
https://t.me/lumsrc/4980</text:a>
</text:p>
      <!--NEWS-->
      <text:h text:style-name="P10" text:outline-level="1">
<text:span text:style-name="T4">
At Zaporizhzhia and Kherson directions Russian army shelled Vremivka of Donetsk region; Malyn...</text:span>
</text:h>
      <text:p text:style-name="P4">
Authors: liveuamap (Language: en)</text:p>
      <text:p text:style-name="P4">
Time: 2023-06-03T-12:18:00</text:p>
      <text:p text:style-name="P4">
Location: Kozatske (Latitude:46.78337 Longtitude:33.30437)</text:p>
      <text:p text:style-name="P4">
Videos: []</text:p>
      <text:p text:style-name="P4">
Images: []</text:p>
      <text:p text:style-name="P4">
Tags: ["Russia"]</text:p>
      <text:p text:style-name="P4">
ID: 22567343</text:p>
      <!--METADATA-->
      <text:p text:style-name="P4">
At Zaporizhzhia and Kherson directions Russian army shelled Vremivka ofDonetsk region; Malynivka, Huliaipole, Zaliznychne, Huliaipilske, Bilohirya,Mala Tokmachka, Orikhiv, Komyshuvakha and Novoandriyivka of Zaporizhzhiaregion; Beryslav, Antonivka of Kherson region, Kherson city, also Ochakiv ofMykolaiv region. Russian aviation conducted airstrikes at Olhivske andNovodanylivka of Zaporizhzhia region, also Vesele, Kozatske and Odradokamyankaof Kherson region, - General Staff of Armed Forces of Ukraine says in themorning report</text:p>
      <text:p text:style-name="P4">
News Collection Link: <text:a xlink:type="simple" xlink:href="https://liveuamap.com/en/2023/3-june-at-zaporizhzhia-and-kherson-directions-russian-army" text:style-name="Internet_20_link" text:visited-style-name="Visited_20_Internet_20_Link">
https://liveuamap.com/en/2023/3-june-at-zaporizhzhia-and-kherson-directions-russian-army</text:a>
</text:p>
      <text:p text:style-name="P4">
Source: <text:a xlink:type="simple" xlink:href="https://t.me/lumsrc/4981" text:style-name="Internet_20_link" text:visited-style-name="Visited_20_Internet_20_Link">
https://t.me/lumsrc/4981</text:a>
</text:p>
      <!--NEWS-->
      <text:h text:style-name="P10" text:outline-level="1">
<text:span text:style-name="T4">
СБУ викрила ще сімох російських інтернет-агентів</text:span>
</text:h>
      <text:p text:style-name="P4">
Authors: Ukrinform (Person)</text:p>
      <text:p text:style-name="P4">
Publisher: Укринформ (Organization)</text:p>
      <text:p text:style-name="P4">
Published Time: 2023-06-03T-137:36:00+03:00</text:p>
      <text:p text:style-name="P4">
Modified Time: 2023-06-03T12:36:00+03:00</text:p>
      <text:p text:style-name="P4">
Description: Служба безпеки України нейтралізувала інформаційно-підривну діяльність ще сімох ворожих агітаторів, які поширювали прокремлівський контент у соціальних мережах. — Укрінформ.</text:p>
      <text:p text:style-name="P4">
Images: ['<text:a xlink:type="simple" xlink:href="https://static.ukrinform.com/photos/2023_06/thumb_files/630_360_1685784845-739.jpg" text:style-name="Internet_20_link" text:visited-style-name="Visited_20_Internet_20_Link">
630_360_16857...</text:a>
']</text:p>
      <text:p text:style-name="P4">
Tags: ['СБУ', 'Соцмережі', 'Війна з Росією', 'агентура рф']</text:p>
      <text:p text:style-name="P4">
Type: Article</text:p>
      <!--METADATA-->
      <text:p text:style-name="P4">
<draw:frame draw:style-name="fr1" draw:name="Image10" text:anchor-type="as-char" svg:width="6.9236in" svg:height="3.956343in" draw:z-index="0">
<draw:image xlink:href="../Images/yкринформ/2023-06-03T-137-36-00-03-00/630_360_1685784845-739.jpg" xlink:type="simple" xlink:show="embed" xlink:actuate="onLoad" draw:mime-type="image/jpeg"/>
</draw:frame>
 Службабезпеки України нейтралізувала інформаційно-підривну діяльність ще сімохворожих агітаторів, які поширювали прокремлівський контент у соціальнихмережах.</text:p>
      <text:p text:style-name="P4">
Як передає Укрінформ, про це СБУ повідомляє у <text:a xlink:type="simple" xlink:href="https://t.me/SBUkr/8544" text:style-name="Internet_20_link" text:visited-style-name="Visited_20_Internet_20_Link">
 Телеграмі</text:a>
 .</text:p>
      <text:p text:style-name="P4">
«Основну частину деструктивних матеріалів вони брали з російських інтернет-ресурсів і використовували їх для розхитування суспільно-політичної обстановкив різних регіонах України», - ідеться в повідомленні.</text:p>
      <text:p text:style-name="P4">
Так, жителька Києва на власній сторінці в забороненій соцмережі«Одноклассники» регулярно виправдовувала збройну <text:a xlink:type="simple" xlink:href="https://www.ukrinform.ua/tag-russian-aggression" text:style-name="Internet_20_link" text:visited-style-name="Visited_20_Internet_20_Link">
 агресію РФ</text:a>
 проти України.</text:p>
      <text:p text:style-name="P4">
Також вона публікувала заклики до захоплення органів влади держави та зміникордону.</text:p>
      <text:p text:style-name="P4">
Їй повідомили про підозру одразу за трьома статтями Кримінального кодексуУкраїни.</text:p>
      <text:p text:style-name="P4">
СБУ заблокувала пропагандистську діяльність жителя Сум. У Фейсбуці вінрозміщував наративи Кремля про нібито «громадянську війну» в Україні тагероїзував терориста Олександра Захарченка.</text:p>
      <text:p text:style-name="P4">
У Дніпропетровській області затримали трьох ворожих поплічників, якіпідтримували агресивну війну проти України та закликали до співпраці зросійськими загарбниками.</text:p>
      <text:p text:style-name="P4">
«Крім того, один із зловмисників публікував дописи, в яких поширював фейки провище військово-політичне керівництво нашої держави і вихваляв очільниківКремля», - ідеться в повідомленні.</text:p>
      <text:p text:style-name="P4">
У Тернополі викрили інтернет-агітатора, який дискредитував українськихзахисників, які захищали Маріуполь. При цьому фігурант був учасником низкигромадських об’єднань та ініціатив, пов’язаних з колаборантом КириломСтремоусовим та лідером фейкового «народовладдя» Балахніним.</text:p>
      <text:p text:style-name="P4">
<text:span text:style-name="T4">
Читайте також:</text:span>
 <text:a xlink:type="simple" xlink:href="https://www.ukrinform.ua/rubric-regions/3716406-sbu-zatrimala-rosijsku-agentku-aka-zdavala-pozicii-zsu-u-krivomu-rozi.html" text:style-name="Internet_20_link" text:visited-style-name="Visited_20_Internet_20_Link">
 <text:span text:style-name="T4">
СБУ</text:span>
 <text:span text:style-name="T4">
затримала</text:span>
 російську агентку, яка здавалапозиції ЗСУ у Кривому Розі </text:a>
</text:p>
      <text:p text:style-name="P4">
У Миколаївській області викрили директора місцевого підприємства, який в«Одноклассниках» активно закликав до захоплення території України.</text:p>
      <text:p text:style-name="P4">
За даними слідства, фігурант є уродженцем Макіївки Донецької області. Післятимчасового захоплення міста він підтримував зв’язок з місцевимиколаборантами.</text:p>
      <text:p text:style-name="P4">
За всіма викритими фактами тривають слідчі дії для встановлення всіх обставинзлочинів і притягнення винних до відповідальності.</text:p>
      <text:p text:style-name="P4">
Як повідомляв <text:a xlink:type="simple" xlink:href="https://www.ukrinform.ua/rubric-society/3713699-turemni-stroki-otrimali-se-tri-internetagenti-rf.html" text:style-name="Internet_20_link" text:visited-style-name="Visited_20_Internet_20_Link">
 Укрінформ </text:a>
 , утравні за матеріалами СБУ до п'яти з половиною і п'яти років позбавлення волізасудили трьох прокремлівських інтернет-агентів, які проводили інформаційно-підривну діяльність проти України.</text:p>
      <text:p text:style-name="P4">
<text:span text:style-name="T5">
Фото: СБУ</text:span>
</text:p>
      <text:p text:style-name="P4">
Source: <text:a xlink:type="simple" xlink:href="https://www.ukrinform.ua/rubric-society/3717788-sbu-vikrila-se-simoh-rosijskih-internetagentiv.html" text:style-name="Internet_20_link" text:visited-style-name="Visited_20_Internet_20_Link">
https://www.ukrinform.ua/rubric-society/3717788-sbu-vikrila-se-simoh-rosijskih-internetagentiv.html</text:a>
</text:p>
      <!--NEWS-->
      <text:h text:style-name="P10" text:outline-level="1">
<text:span text:style-name="T4">
У МЗС України заявили, що запропонований Індонезією «мирний план» не спрацює</text:span>
</text:h>
      <text:p text:style-name="P4">
Authors: Ukrinform (Person)</text:p>
      <text:p text:style-name="P4">
Publisher: Укринформ (Organization)</text:p>
      <text:p text:style-name="P4">
Published Time: 2023-06-03T-139:20:00+03:00</text:p>
      <text:p text:style-name="P4">
Modified Time: 2023-06-03T12:20:00+03:00</text:p>
      <text:p text:style-name="P4">
Description: У Міністерстві закордонних справ України пояснили, чому запропонований Індонезією «мирний план» не спрацює, та закликали країну долучитися до втілення української формули миру. — Укрінформ.</text:p>
      <text:p text:style-name="P4">
Images: ['<text:a xlink:type="simple" xlink:href="https://static.ukrinform.com/photos/2023_04/thumb_files/630_360_1682852513-851.jpg" text:style-name="Internet_20_link" text:visited-style-name="Visited_20_Internet_20_Link">
630_360_16828...</text:a>
']</text:p>
      <text:p text:style-name="P4">
Tags: ['Індонезія', 'МЗС', 'Україна', 'Формула миру']</text:p>
      <text:p text:style-name="P4">
Type: Article</text:p>
      <!--METADATA-->
      <text:p text:style-name="P4">
<draw:frame draw:style-name="fr1" draw:name="Image11" text:anchor-type="as-char" svg:width="6.9236in" svg:height="3.956343in" draw:z-index="0">
<draw:image xlink:href="../Images/yкринформ/2023-06-03T-139-20-00-03-00/630_360_1682852513-851.jpg" xlink:type="simple" xlink:show="embed" xlink:actuate="onLoad" draw:mime-type="image/jpeg"/>
</draw:frame>
 УМіністерстві закордонних справ України пояснили, чому запропонованийІндонезією «мирний план» не спрацює, та закликали країну долучитися довтілення української формули миру.</text:p>
      <text:p text:style-name="P4">
Про це речник Міністерства закордонних справ Олег Ніколенко написав у <text:a xlink:type="simple" xlink:href="https://www.facebook.com/oleg.nikolenko.50/posts/pfbid034AdgCSpcN6QiD9GKNViDKtsFAtZjHfQpFmVSaykqYwbt3GnG47ReYUuWMiCCTWzyl" text:style-name="Internet_20_link" text:visited-style-name="Visited_20_Internet_20_Link">
Фейсбуці</text:a>
, передає Укрінформ.</text:p>
      <text:p text:style-name="P4">
Як зазначив представник МЗС, <text:a xlink:type="simple" xlink:href="https://www.ukrinform.ua/tag-indonezia" text:style-name="Internet_20_link" text:visited-style-name="Visited_20_Internet_20_Link">
 Індонезія </text:a>
 є важливою країною в регіоні Південно-Східної Азії, яка ниніголовує в АСЕАН. Минулоріч її Президент Джоко Відодо першим з азійськихлідерів відвідав Київ, щоб на власні очі побачити наслідки російської агресії.</text:p>
      <text:p text:style-name="P4">
«Ми цінуємо увагу, яку, вочевидь зробивши висновки із власної історії,Індонезія приділяє питанню відновлення миру в Україні», — підкресливНіколенко.</text:p>
      <text:p text:style-name="P4">
Водночас він нагадав, що між Україною та Російською Федерацією немає спірнихтериторій, щоб проводити там референдуми. Здійснивши акт агресії, Росіязагарбала Крим, частини Донецької, Луганської, Запорізької та Херсонськоїобластей, що зафіксовано в офіційних документах ООН.</text:p>
      <text:p text:style-name="P4">
На загарбаних територіях російська армія здійснює воєнні злочини, злочинипроти людяності та геноцид.</text:p>
      <text:p text:style-name="P4">
«Росія має забратися з українських територій, а Україна — відновити своютериторіальну цілісність в міжнародно визнаних кордонах. Альтернативнихсценаріїв бути не може», — наголосив речник МЗС.</text:p>
      <text:p text:style-name="P4">
Ніколенко підкреслив, що припинення вогню, розведення сил на 15-кілометровувідстань та створення демілітаризованої зони не спрацюють.</text:p>
      <text:p text:style-name="P4">
<text:span text:style-name="T4">
Читайте також:</text:span>
 <text:a xlink:type="simple" xlink:href="https://www.ukrinform.ua/rubric-polytics/3717398-prezident-italii-zaklikav-do-posuku-spravedlivogo-miru-dla-ukraini.html" text:style-name="Internet_20_link" text:visited-style-name="Visited_20_Internet_20_Link">
 Президент Італії закликав до пошуку справедливого мирудля України </text:a>
</text:p>
      <text:p text:style-name="P4">
Так, нині Росія намагається всіляко зірвати український контрнаступ.Припинення вогню без виводу російських військ з території України дозволить їйвиграти час, перегрупуватися, закріпитися на загарбаних територіях інакопичити сили для нової хвилі агресії.</text:p>
      <text:p text:style-name="P4">
«Довготривалий мир в Україні означає звільнення українських територій відросійської окупації. На це і спрямована формула миру Президента УкраїниВолодимира Зеленського. Запрошуємо Індонезію долучитися до її активноговтілення», — додав Ніколенко.</text:p>
      <text:p text:style-name="P4">
Як повідомляв <text:a xlink:type="simple" xlink:href="https://www.ukrinform.ua/rubric-world/3717733-v-indonezii-zaproponuvali-svij-mirnij-plan-dla-ukraini-demilitarizovana-zona-i-referendum.html" text:style-name="Internet_20_link" text:visited-style-name="Visited_20_Internet_20_Link">
 Укрінформ </text:a>
 , міністр оборони Індонезії ПрабовоСубіанто запропонував власний «мирний план» для України, який передбачаєнегайне припинення вогню і створення демілітаризованої зони вздовж нинішньоїлінії бойового зіткнення.</text:p>
      <text:p text:style-name="P4">
Source: <text:a xlink:type="simple" xlink:href="https://www.ukrinform.ua/rubric-polytics/3717784-u-mzs-ukraini-zaavili-so-zaproponovanij-indonezieu-mirnij-plan-ne-spracue.html" text:style-name="Internet_20_link" text:visited-style-name="Visited_20_Internet_20_Link">
https://www.ukrinform.ua/rubric-polytics/3717784-u-mzs-ukraini-zaavili-so-zaproponovanij-indonezieu-mirnij-plan-ne-spracue.html</text:a>
</text:p>
      <!--NEWS-->
      <text:h text:style-name="P10" text:outline-level="1">
<text:span text:style-name="T4">
Кількість постраждалих внаслідок удару по Підгородньому зросла до 13</text:span>
</text:h>
      <text:p text:style-name="P4">
Authors: Ukrinform (Person)</text:p>
      <text:p text:style-name="P4">
Publisher: Укринформ (Organization)</text:p>
      <text:p text:style-name="P4">
Published Time: 2023-06-03T-14:54:00+03:00</text:p>
      <text:p text:style-name="P4">
Modified Time: 2023-06-03T23:54:00+03:00</text:p>
      <text:p text:style-name="P4">
Description: До щонайменше 13 зросло число постраждалих внаслідок удару по передмістю Дніпра, селищу Підгороднє. — Укрінформ.</text:p>
      <text:p text:style-name="P4">
Images: ['<text:a xlink:type="simple" xlink:href="https://static.ukrinform.com/photos/2023_06/thumb_files/630_360_1685818901-500.jpg" text:style-name="Internet_20_link" text:visited-style-name="Visited_20_Internet_20_Link">
630_360_16858...</text:a>
']</text:p>
      <text:p text:style-name="P4">
Tags: ['Дніпропетровщина', 'Обстріл', 'Війна з Росією']</text:p>
      <text:p text:style-name="P4">
Type: Article</text:p>
      <!--METADATA-->
      <text:p text:style-name="P4">
<draw:frame draw:style-name="fr1" draw:name="Image12" text:anchor-type="as-char" svg:width="6.9236in" svg:height="3.956343in" draw:z-index="0">
<draw:image xlink:href="../Images/yкринформ/2023-06-03T-14-54-00-03-00/630_360_1685818901-500.jpg" xlink:type="simple" xlink:show="embed" xlink:actuate="onLoad" draw:mime-type="image/jpeg"/>
</draw:frame>
 Дощонайменше 13 зросло число постраждалих внаслідок удару по передмістю Дніпра,селищу Підгороднє.</text:p>
      <text:p text:style-name="P4">
Про це <text:a xlink:type="simple" xlink:href="https://t.me/dnipropetrovskaODA/5042" text:style-name="Internet_20_link" text:visited-style-name="Visited_20_Internet_20_Link">
 повідомив </text:a>
 головаДніпропетровської ОВА Сергій Лисак, передає Укрінформ.</text:p>
      <text:p text:style-name="P4">
«З-під завалів будинку в Підгородненській громаді дістали чоловіка. Там щезнаходяться люди. Пошуково-рятувальна операція триває. Загалом на зараз маємо13 постраждалих. З-поміж них троє – діти. Це хлопці 6, 11 та 15 років», –вказав чиновник.</text:p>
      <text:p text:style-name="P4">
<text:span text:style-name="T4">
Читайте також:</text:span>
 <text:span text:style-name="T4">
<text:a xlink:type="simple" xlink:href="https://www.ukrinform.ua/rubric-regions/3717946-zelenskij-pro-obstril-dnipra-pid-zavalami-perebuvaut-ludi.html" text:style-name="Internet_20_link" text:visited-style-name="Visited_20_Internet_20_Link">
 Зеленський - про обстріл Дніпра: Під заваламиперебувають люди </text:a>
 </text:span>
</text:p>
      <text:p text:style-name="P4">
Майже всі поранені мають стан середньої тяжкості.</text:p>
      <text:p text:style-name="P4">
«У постраждалих черепно-мозкові травми, осколкові поранення, забої. Їмнадається вся необхідна допомога», – додав Лисак.</text:p>
      <text:p text:style-name="P4">
<text:span text:style-name="T4">
Читайте також:</text:span>
 <text:span text:style-name="T4">
<text:a xlink:type="simple" xlink:href="https://www.ukrinform.ua/rubric-ato/3717947-na-dnipropetrovsini-zpid-zavaliv-budinku-distali-colovika.html" text:style-name="Internet_20_link" text:visited-style-name="Visited_20_Internet_20_Link">
 На Дніпропетровщині з-під завалів будинку дісталичоловіка </text:a>
 </text:span>
</text:p>
      <text:p text:style-name="P4">
Раніше повідомлялось, що ввечері росіяни обстріляли Дніпропетровщину, врезультаті чого був пошкоджений двоповерховий житловий будинок.</text:p>
      <text:p text:style-name="P4">
Source: <text:a xlink:type="simple" xlink:href="https://www.ukrinform.ua/rubric-ato/3717956-kilkist-postrazdalih-vnaslidok-udaru-po-pidgorodnomu-zrosla-do-13.html" text:style-name="Internet_20_link" text:visited-style-name="Visited_20_Internet_20_Link">
https://www.ukrinform.ua/rubric-ato/3717956-kilkist-postrazdalih-vnaslidok-udaru-po-pidgorodnomu-zrosla-do-13.html</text:a>
</text:p>
      <!--NEWS-->
      <text:h text:style-name="P10" text:outline-level="1">
<text:span text:style-name="T4">
Шольц різко відповів проросійським мітингувальникам, які намагалися його освистати</text:span>
</text:h>
      <text:p text:style-name="P4">
Authors: Ukrinform (Person)</text:p>
      <text:p text:style-name="P4">
Publisher: Укринформ (Organization)</text:p>
      <text:p text:style-name="P4">
Published Time: 2023-06-03T-16:47:00+03:00</text:p>
      <text:p text:style-name="P4">
Modified Time: 2023-06-03T23:47:00+03:00</text:p>
      <text:p text:style-name="P4">
Description: Канцлер Німеччини Олаф Шольц різко відповів проросійським мітингувальникам, які спробували звинуватити його у «розпалюванні війни» через військову допомогу Україні з боку Берліна. — Укрінформ.</text:p>
      <text:p text:style-name="P4">
Images: ['<text:a xlink:type="simple" xlink:href="https://static.ukrinform.com/photos/2018_03/thumb_files/630_360_1520865366-1846.jpg" text:style-name="Internet_20_link" text:visited-style-name="Visited_20_Internet_20_Link">
630_360_15208...</text:a>
']</text:p>
      <text:p text:style-name="P4">
Tags: ['Німеччина', 'Україна', 'Шольц', 'Війна з Росією']</text:p>
      <text:p text:style-name="P4">
Type: Article</text:p>
      <!--METADATA-->
      <text:p text:style-name="P4">
<draw:frame draw:style-name="fr1" draw:name="Image13" text:anchor-type="as-char" svg:width="6.9236in" svg:height="3.956343in" draw:z-index="0">
<draw:image xlink:href="../Images/yкринформ/2023-06-03T-16-47-00-03-00/630_360_1520865366-1846.jpg" xlink:type="simple" xlink:show="embed" xlink:actuate="onLoad" draw:mime-type="image/jpeg"/>
</draw:frame>
 КанцлерНімеччини Олаф Шольц різко відповів проросійським мітингувальникам, якіспробували звинуватити його у «розпалюванні війни» через військову допомогуУкраїні з боку Берліна.</text:p>
      <text:p text:style-name="P4">
Про це повідомляє <text:a xlink:type="simple" xlink:href="https://www.bild.de/politik/inland/politik-inland/bundeskanzler-olaf-scholz-klare-kante-gegen-pro-putin-stoerer-bei-spd-fest-84164094.bild.html" text:style-name="Internet_20_link" text:visited-style-name="Visited_20_Internet_20_Link">
 Bild </text:a>
 , передає Укрінформ.</text:p>
      <text:p text:style-name="P4">
«Шольц у відповідь нагадав, що <text:a xlink:type="simple" xlink:href="https://www.ukrinform.ua/tag-vijna" text:style-name="Internet_20_link" text:visited-style-name="Visited_20_Internet_20_Link">
 війну </text:a>
розпалив російський диктатор Володимир Путін, відправивши сотні тисяч своїхвійськових намагатись окупувати Україну», - йдеться у повідомленні.</text:p>
      <text:p text:style-name="P4">
У німецькому місті Фалькенз проходив Європейський фестиваль Соціал-демократичної партії Німеччини, і коли Шольц виступав зі сцени, близько сотнілюдей намагалися його освистати, вигукуючи "розпалювач війни", "брехун" та"бандит". Вони заявляли, що хочуть "миру без зброї" і кричали канцлеру: "Йдигеть!".</text:p>
      <text:p text:style-name="P4">
У деяких із присутніх на одязі була "антивакцинаторська" і російськасимволіка.</text:p>
      <text:p text:style-name="P4">
Коли Шольц вийшов на сцену, він сказав: "Дорогі крикуни, ласкаво просимо нацей фестиваль демократії і цей фестиваль Європи &lt;...&gt;
 Розпалювач війни – цеПутін, він вторгся в Україну з 200 000 солдатів &lt;...&gt;
 Путін хоче знищити ізавоювати Україну".</text:p>
      <text:p text:style-name="P4">
<text:span text:style-name="T4">
Читайте також:</text:span>
 <text:a xlink:type="simple" xlink:href="https://www.ukrinform.ua/rubric-polytics/3714759-zahidna-zbroa-mae-vikoristovuvatisa-tilki-na-teritorii-ukraini-solc.html" text:style-name="Internet_20_link" text:visited-style-name="Visited_20_Internet_20_Link">
 Західна зброя має використовуватися тільки на територіїУкраїни - <text:span text:style-name="T4">
Шольц</text:span>
 </text:a>
</text:p>
      <text:p text:style-name="P4">
Канцлер вважає, що "крикуни" визнали б Путіна розпалювачем війни і озвучили бце, "якби був хоч якийсь розум у голові".</text:p>
      <text:p text:style-name="P4">
Шольц сказав, що не бачить альтернативи підтримці України зброєю: "Так, ценеобхідно, якщо на країну напали, то вона має бути здатною захистити себе, щоще? [Путін] убив безліч мирних, у тому числі дітей та старих людей. Цевбивство. Ця агресивна війна загрожує миру та свободі".</text:p>
      <text:p text:style-name="P4">
Прем'єр-міністр Бранденбурга Дітмар Войдке, який теж був на сцені, заявив, щоцей мітинг насправді мав би бути на Червоній площі у Кремлі.</text:p>
      <text:p text:style-name="P4">
Як повідомляв <text:a xlink:type="simple" xlink:href="https://www.ukrinform.ua/rubric-polytics/3717104-nimeccina-zrobit-vnesok-u-garantii-bezpeki-dla-ukraini-solc.html" text:style-name="Internet_20_link" text:visited-style-name="Visited_20_Internet_20_Link">
 Укрінформ </text:a>
 , федеральний канцлер Німеччини Олаф Шольц перед початком самітуЄвропейської політичної спільноти у Кишиневі заявив, що Німеччина, яка вженадає вагому підтримку Україні, зробить свій внесок і у забезпечення мирногопорядку після війни.</text:p>
      <text:p text:style-name="P4">
Source: <text:a xlink:type="simple" xlink:href="https://www.ukrinform.ua/rubric-world/3717958-solc-rizko-vidpoviv-prorosijskim-mitinguvalnikam-aki-namagalisa-jogo-osvistati.html" text:style-name="Internet_20_link" text:visited-style-name="Visited_20_Internet_20_Link">
https://www.ukrinform.ua/rubric-world/3717958-solc-rizko-vidpoviv-prorosijskim-mitinguvalnikam-aki-namagalisa-jogo-osvistati.html</text:a>
</text:p>
      <!--NEWS-->
      <text:h text:style-name="P10" text:outline-level="1">
<text:span text:style-name="T4">
Ердоган оголосив склад нового уряду в Туреччині</text:span>
</text:h>
      <text:p text:style-name="P4">
Authors: Ukrinform (Person)</text:p>
      <text:p text:style-name="P4">
Publisher: Укринформ (Organization)</text:p>
      <text:p text:style-name="P4">
Published Time: 2023-06-03T-18:34:00+03:00</text:p>
      <text:p text:style-name="P4">
Modified Time: 2023-06-03T23:34:00+03:00</text:p>
      <text:p text:style-name="P4">
Description: Президент Туреччини Реджеп Тайїп Ердоган, який сьогодні офіційно розпочав новий термін на посаді глави держави, оголосив склад нового уряду. — Укрінформ.</text:p>
      <text:p text:style-name="P4">
Images: ['<text:a xlink:type="simple" xlink:href="https://static.ukrinform.com/photos/2023_05/thumb_files/630_360_1685339211-646.jpg" text:style-name="Internet_20_link" text:visited-style-name="Visited_20_Internet_20_Link">
630_360_16853...</text:a>
']</text:p>
      <text:p text:style-name="P4">
Tags: ['Ердоган', 'Уряд', 'Туреччина']</text:p>
      <text:p text:style-name="P4">
Type: Article</text:p>
      <!--METADATA-->
      <text:p text:style-name="P4">
<draw:frame draw:style-name="fr1" draw:name="Image14" text:anchor-type="as-char" svg:width="6.9236in" svg:height="3.956343in" draw:z-index="0">
<draw:image xlink:href="../Images/yкринформ/2023-06-03T-18-34-00-03-00/630_360_1685339211-646.jpg" xlink:type="simple" xlink:show="embed" xlink:actuate="onLoad" draw:mime-type="image/jpeg"/>
</draw:frame>
 ПрезидентТуреччини Реджеп Тайїп Ердоган, який сьогодні офіційно розпочав новий термінна посаді глави держави, оголосив склад нового уряду.</text:p>
      <text:p text:style-name="P4">
Про це повідомляє власкор Укрінформу.</text:p>
      <text:p text:style-name="P4">
"Я хотів би подякувати моїм 54 мільйонам громадян, які відобразили свійдемократичний вибір у виборчій урні на виборах 14 і 28 травня. Я хочувисловити подяку моїм 27 мільйонам 835 тисячам громадян, які вкотре визналимене гідним президентства", - цитує Ердогана видання <text:a xlink:type="simple" xlink:href="https://www.hurriyet.com.tr/gundem/son-dakika-turkiyenin-yeni-bakanlari-belli-oluyor-cumhurbaskani-erdogan-yeni-kabineyi-acikliyor-42278147" text:style-name="Internet_20_link" text:visited-style-name="Visited_20_Internet_20_Link">
 Hurriyet</text:a>
 .</text:p>
      <text:p text:style-name="P4">
<text:span text:style-name="T4">
Читайте також:</text:span>
 <text:span text:style-name="T4">
<text:a xlink:type="simple" xlink:href="https://www.ukrinform.ua/rubric-world/3717861-erdogan-sklav-prisagu-prezidenta-tureccini.html" text:style-name="Internet_20_link" text:visited-style-name="Visited_20_Internet_20_Link">
 Ердоган склав присягу президента Туреччини</text:a>
 </text:span>
</text:p>
      <text:p text:style-name="P4">
Ердоган також оголосив про створення нового кабінету міністрів. З 17 міністрівнового уряду два міністри - охорони здоров'я і культури та туризму перейшли вновий уряд з минулого складу.</text:p>
      <text:p text:style-name="P4">
Склад нового уряду Туреччини наступний:</text:p>
      <ul>
        <li>
Віцепрезидент Джевдет Йилмаз;   * міністр юстиції Йилмаз Тунч;   * міністерка з питань сім’ї та соціальних послуг Махінур Оздемір Гьокташ;   * міністр праці та соціального забезпечення Ведат Ішихан;   * міністр навколишнього середовища, урбанізації та зміни клімату Мехмет Озхасекі;   * міністр закордонних справ Хакан Фідан;   * міністр енергетики та природних ресурсів Альпарслан Байрактар;   * міністр молоді та спорту Осман Ашкін Бак;   * міністр казначейства та фінансів Мехмет Шимшек;   * міністр внутрішніх справ Алі Йерлікая;   * міністр культури і туризму Мехмет Нурі Ерсой;   * міністр національної освіти Юсуф Текін;   * міністр національної оборони Яшар Гюлер;   * міністр охорони здоров’я Фахреттін Коджа;   * міністр промисловості та технологій Мехмет Фатіх Каджир;   * міністр сільського та лісового господарства Ібрагім Юмакли;   * міністр торгівлі Омер Болат;   * міністр транспорту та інфраструктури Абдулькадір Уралоглу.</li>
      </ul>
      <text:p text:style-name="P4">
<text:span text:style-name="T4">
Читайте також:</text:span>
 <text:span text:style-name="T4">
<text:a xlink:type="simple" xlink:href="https://www.ukrinform.ua/rubric-world/3716926-stoltenberg-prodovzit-dialog-iz-tureccinou-dla-svidkogo-vstupu-svecii-u-nato.html" text:style-name="Internet_20_link" text:visited-style-name="Visited_20_Internet_20_Link">
 Столтенберг продовжить діалог із Туреччиною дляшвидкого вступу Швеції у НАТО </text:a>
 </text:span>
</text:p>
      <text:p text:style-name="P4">
Як повідомляв Укрінформ, у другому турі президентських виборів у <text:span text:style-name="T4">
<text:a xlink:type="simple" xlink:href="https://www.ukrinform.ua/tag-tureccina" text:style-name="Internet_20_link" text:visited-style-name="Visited_20_Internet_20_Link">
 Туреччині</text:a>
 </text:span>
 переміг Реджеп Тайїп Ердоган,набравши 52,18% голосів виборців.</text:p>
      <text:p text:style-name="P4">
Source: <text:a xlink:type="simple" xlink:href="https://www.ukrinform.ua/rubric-world/3717954-erdogan-ogolosiv-novij-urad-tureccini.html" text:style-name="Internet_20_link" text:visited-style-name="Visited_20_Internet_20_Link">
https://www.ukrinform.ua/rubric-world/3717954-erdogan-ogolosiv-novij-urad-tureccini.html</text:a>
</text:p>
      <!--NEWS-->
      <text:h text:style-name="P10" text:outline-level="1">
<text:span text:style-name="T4">
At Kupiansk direction Russian army shelled Topoli, Dvorichanske, Kamyanka, Fyholivka, Dvorich...</text:span>
</text:h>
      <text:p text:style-name="P4">
Authors: liveuamap (Language: en)</text:p>
      <text:p text:style-name="P4">
Time: 2023-06-03T-1:17:00</text:p>
      <text:p text:style-name="P4">
Location: Kharkiv (Latitude:49.52008 Longtitude:37.94867)</text:p>
      <text:p text:style-name="P4">
Videos: []</text:p>
      <text:p text:style-name="P4">
Images: []</text:p>
      <text:p text:style-name="P4">
Tags: ["Russia"]</text:p>
      <text:p text:style-name="P4">
ID: 22567353</text:p>
      <!--METADATA-->
      <text:p text:style-name="P4">
At Kupiansk direction Russian army shelled Topoli, Dvorichanske, Kamyanka,Fyholivka, Dvorichna, Kutkivka, Kyslivka, Tabayivka, Kotlyarivka, Berestove ofKharkiv region and Novoselivske of Luhansk region, - General Staff of ArmedForces of Ukraine says in the morning report</text:p>
      <text:p text:style-name="P4">
News Collection Link: <text:a xlink:type="simple" xlink:href="https://liveuamap.com/en/2023/3-june-at-kupiansk-direction-russian-army-shelled-topoli" text:style-name="Internet_20_link" text:visited-style-name="Visited_20_Internet_20_Link">
https://liveuamap.com/en/2023/3-june-at-kupiansk-direction-russian-army-shelled-topoli</text:a>
</text:p>
      <text:p text:style-name="P4">
Source: <text:a xlink:type="simple" xlink:href="https://t.me/lumsrc/4975" text:style-name="Internet_20_link" text:visited-style-name="Visited_20_Internet_20_Link">
https://t.me/lumsrc/4975</text:a>
</text:p>
      <!--NEWS-->
      <text:h text:style-name="P10" text:outline-level="1">
<text:span text:style-name="T4">
Зеленський – військовим: Ваша міцність – це приклад для всіх</text:span>
</text:h>
      <text:p text:style-name="P4">
Authors: Ukrinform (Person)</text:p>
      <text:p text:style-name="P4">
Publisher: Укринформ (Organization)</text:p>
      <text:p text:style-name="P4">
Published Time: 2023-06-03T-20:20:00+03:00</text:p>
      <text:p text:style-name="P4">
Modified Time: 2023-06-03T23:20:00+03:00</text:p>
      <text:p text:style-name="P4">
Description: Президент України Володимир Зеленський подякував військовим за оборону держави та результати, які вони показують на полі бою. — Укрінформ.</text:p>
      <text:p text:style-name="P4">
Images: ['<text:a xlink:type="simple" xlink:href="https://static.ukrinform.com/photos/2022_10/thumb_files/630_360_1664857484-560.png" text:style-name="Internet_20_link" text:visited-style-name="Visited_20_Internet_20_Link">
630_360_16648...</text:a>
']</text:p>
      <text:p text:style-name="P4">
Tags: ['ЗСУ', 'Військові', 'Зеленський', 'Війна з Росією']</text:p>
      <text:p text:style-name="P4">
Type: Article</text:p>
      <!--METADATA-->
      <text:p text:style-name="P4">
<draw:frame draw:style-name="fr1" draw:name="Image15" text:anchor-type="as-char" svg:width="6.9236in" svg:height="3.956343in" draw:z-index="0">
<draw:image xlink:href="../Images/yкринформ/2023-06-03T-20-20-00-03-00/630_360_1664857484-560.png" xlink:type="simple" xlink:show="embed" xlink:actuate="onLoad" draw:mime-type="image/png"/>
</draw:frame>
 ПрезидентУкраїни Володимир Зеленський подякував військовим за оборону держави тарезультати, які вони показують на полі бою.</text:p>
      <text:p text:style-name="P4">
Як передає Укрінформ, про це сказав Зеленський у вечірньому <text:a xlink:type="simple" xlink:href="https://www.president.gov.ua/news/bud-laska-ne-zabuvajte-dyakuvati-nashim-voyinam-personalno-z-83389" text:style-name="Internet_20_link" text:visited-style-name="Visited_20_Internet_20_Link">
 зверненні</text:a>
 .</text:p>
      <text:p text:style-name="P4">
«Маємо пам’ятати всі, що наша оборона, наші активні дії та незалежність <text:a xlink:type="simple" xlink:href="https://www.ukrinform.ua/tag-ukraina" text:style-name="Internet_20_link" text:visited-style-name="Visited_20_Internet_20_Link">
України </text:a>
 – це не щось абстрактне. Цедуже конкретні люди, конкретні дії конкретних героїв, завдяки яким Україна є йУкраїна буде. Тисячі й тисячі найбільш міцних, найбільш хоробрих, найбільшвлучних наших людей», – сказав Зеленський.</text:p>
      <text:p text:style-name="P4">
_Відео:<text:a xlink:type="simple" xlink:href="https://www.youtube.com/watch" text:style-name="Internet_20_link" text:visited-style-name="Visited_20_Internet_20_Link">
 ОП </text:a>
 _</text:p>
      <text:p text:style-name="P4">
Він подякував солдату Ярославу Кану, воїну-десантнику, що воював унайгарячіших точках фронту: Білогорівка, оборона Лисичанська, оборонаСоледара, бої за Сватове, Кремінну, Бахмут. Десантник отримав чотири пораненняі зараз проходить лікування, відновлюється, а також готується до повернення нафронт.</text:p>
      <text:p text:style-name="P4">
Крім того, Президент відзначив старшого сержанта Євгена Кепша, командиравідділення взводу протитанкових ракетних комплексів.</text:p>
      <text:p text:style-name="P4">
«Бої за Бахмут. ПТРК «Стугна». Дуже влучно, дуже сміливо. Разом із хлопцями,разом зі побратимами зі свого розрахунку – дуже хороші результати у знищенніокупантів. Дякую за це, Євгене!» - підкреслив Зеленський.</text:p>
      <text:p text:style-name="P4">
Президент також подякував старшому сержанту Максиму Кузьменку та молодшомусержанту Антону Андрущенку – воїни 110-ї окремої механізованої бригади, якібрали участь у боях на Авдіївському напрямку. Водночас Зеленський відзначиввоїнів із 55-ї артилерійської бригади «Запорізька Січ».</text:p>
      <text:p text:style-name="P4">
«Хлопці – усі молодці. Б’ються дуже потужно, дуже результативно. А сьогодніособливо відзначу артилерійську батарею під командуванням капітана МиколиНосача. Авдіївський напрямок. Дуже вправно відсікають російські штурми. Самете, що потрібно», – наголосив Президент.</text:p>
      <text:p text:style-name="P4">
Подяку отримали також воїни 128-ї окремої гірсько-штурмової Закарпатськоїбригади. Командир дивізіону підполковник Олександр Гладиш, командир батареїкапітан Ростислав Кметь, командир взводу старший лейтенант Олександр Шитіков,командир гармати молодший сержант Олександр Криштапюк, старший навідникстарший солдат Ярослав Нюл.</text:p>
      <text:p text:style-name="P4">
«Наша славетна 35-та окрема бригада морської піхоти імені контрадміралаМихайла Остроградського. За підсумками майже кожного дня боїв хлопцізаслуговують на подяку. А сьогодні хочу відзначити окремо увесь 1-й батальйонморпіхів бригади. Дякую кожному з вас, хлопці! Ваша міцність – це приклад длявсіх», – зауважив Зеленський.</text:p>
      <text:p text:style-name="P4">
Згадав він також про захисників неба. Такі, як солдат Анатолій Павленко,нацгвардієць. Зенітно-ракетний дивізіон «Буревій». Хлопець, «який умієнадзвичайно влучно збивати російські ракети – і за допомогою просто ПЗРК«Ігла».</text:p>
      <text:p text:style-name="P4">
<text:span text:style-name="T4">
Читайте також:</text:span>
 <text:a xlink:type="simple" xlink:href="https://www.ukrinform.ua/rubric-ato/3714243-zelenskij-podakuvav-nacgvardijcam-aki-zbili-dva-rosijski-su25-pid-melitopolem.html" text:style-name="Internet_20_link" text:visited-style-name="Visited_20_Internet_20_Link">
 <text:span text:style-name="T4">
Зеленський</text:span>
 <text:span text:style-name="T4">
подякував</text:span>
 нацгвардійцям, які збили дваросійські Су-25 під Мелітополем </text:a>
</text:p>
      <text:p text:style-name="P4">
Президент наголосив, що варто подякувати воїнам вогневих маневрених груп, якіприкривають різні цивільні та військові об’єкти. Як, до прикладу, старшийсержант Віктор Сіднев – старший однієї з таких маневрених груп, що працюютьдля захисту Києва. Відмінна злагодженість дій, відмінні бойові навички. І єрезультат – мінус ракети окупантів.</text:p>
      <text:p text:style-name="P4">
«Дякую всім, хто в бою заради України! Дякую всім, хто на бойових постах та набойових завданнях! Дякую всім, хто постійно тренує наших воїнів, і всім, хтолікує наших героїв після поранень!» - додав Зеленський.</text:p>
      <text:p text:style-name="P4">
Як <text:a xlink:type="simple" xlink:href="https://www.ukrinform.ua/rubric-ato/3717842-zelenskij-mi-gotovi-do-kontrnastupu.html" text:style-name="Internet_20_link" text:visited-style-name="Visited_20_Internet_20_Link">
 повідомлялося </text:a>
 , Президент України Володимир Зеленський заявивпро готовність розпочати контрнаступ, наголосивши водночас, що цей процеспотребуватиме певного часу та матиме високу ціну.</text:p>
      <text:p text:style-name="P4">
Source: <text:a xlink:type="simple" xlink:href="https://www.ukrinform.ua/rubric-ato/3717953-zelenskij-vijskovim-vasa-micnist-ce-priklad-dla-vsih.html" text:style-name="Internet_20_link" text:visited-style-name="Visited_20_Internet_20_Link">
https://www.ukrinform.ua/rubric-ato/3717953-zelenskij-vijskovim-vasa-micnist-ce-priklad-dla-vsih.html</text:a>
</text:p>
      <!--NEWS-->
      <text:h text:style-name="P10" text:outline-level="1">
<text:span text:style-name="T4">
«Лейпциг» переміг «Айнтрахт» у фіналі Кубка Німеччини</text:span>
</text:h>
      <text:p text:style-name="P4">
Authors: Ukrinform (Person)</text:p>
      <text:p text:style-name="P4">
Publisher: Укринформ (Organization)</text:p>
      <text:p text:style-name="P4">
Published Time: 2023-06-03T-22:14:48+03:00</text:p>
      <text:p text:style-name="P4">
Modified Time: 2023-06-03T23:14:48+03:00</text:p>
      <text:p text:style-name="P4">
Description: «Лейпциг» вдруге поспіль завоював Кубок Німеччини. — Укрінформ.</text:p>
      <text:p text:style-name="P4">
Images: ['<text:a xlink:type="simple" xlink:href="https://static.ukrinform.com/photos/2023_06/thumb_files/630_360_1685823230-134.jpg" text:style-name="Internet_20_link" text:visited-style-name="Visited_20_Internet_20_Link">
630_360_16858...</text:a>
']</text:p>
      <text:p text:style-name="P4">
Tags: ['Футбол']</text:p>
      <text:p text:style-name="P4">
Type: Article</text:p>
      <!--METADATA-->
      <text:p text:style-name="P4">
<draw:frame draw:style-name="fr1" draw:name="Image16" text:anchor-type="as-char" svg:width="6.9236in" svg:height="3.956343in" draw:z-index="0">
<draw:image xlink:href="../Images/yкринформ/2023-06-03T-22-14-48-03-00/630_360_1685823230-134.jpg" xlink:type="simple" xlink:show="embed" xlink:actuate="onLoad" draw:mime-type="image/jpeg"/>
</draw:frame>
 «Лейпциг»вдруге поспіль завоював Кубок Німеччини.</text:p>
      <text:p text:style-name="P4">
«РБ Лейпциг» у фіналі Кубка Німеччини переміг «Айнтрахт» (2:0) та завоювавтрофей, передає Укрінформ.</text:p>
      <text:p text:style-name="P4">
У першій половині зустрічі команди голів не забивали. «Бики» вийшли вперед усередині другого тайму зусиллями Крістофера Нкунку. Наприкінці зустрічі Нкункуасистував Домініку Собослаї, який встановив остаточний рахунок поєдинку.</text:p>
      <text:p text:style-name="P4">
РБ Лейпциг виграв Кубок Німеччини вдруге поспіль. Минулого року «Бики» уфіналі обіграли «Фрайбург» (1:1, 4:2 пен.). В активі «Айнтрахта» п’ять перемогу Кубку Німеччини.</text:p>
      <text:p text:style-name="P4">
<text:span text:style-name="T4">
Читайте також:</text:span>
 <text:a xlink:type="simple" xlink:href="https://www.ukrinform.ua/rubric-sports/3715048-bavaria-32razovij-cempion-nimeccini.html" text:style-name="Internet_20_link" text:visited-style-name="Visited_20_Internet_20_Link">
 « <text:span text:style-name="T4">
Баварія</text:span>
 » — 32-разовий чемпіон Німеччини</text:a>
</text:p>
      <text:p text:style-name="P4">
Як повідомляв Укрінформ, сезон у Бундеслізі «Лейпциг» завершив на третьомумісці, «Айнтрахт» зайняв сьому позицію.</text:p>
      <text:p text:style-name="P4">
Фото: Getty Images</text:p>
      <text:p text:style-name="P4">
Source: <text:a xlink:type="simple" xlink:href="https://www.ukrinform.ua/rubric-sports/3717952-lejpcig-peremig-ajntraht-u-finali-kubka-nimeccini.html" text:style-name="Internet_20_link" text:visited-style-name="Visited_20_Internet_20_Link">
https://www.ukrinform.ua/rubric-sports/3717952-lejpcig-peremig-ajntraht-u-finali-kubka-nimeccini.html</text:a>
</text:p>
      <!--NEWS-->
      <text:h text:style-name="P10" text:outline-level="1">
<text:span text:style-name="T4">
Президент: Незалежність України – це не щось абстрактне. Не забувайте дякувати воїнам</text:span>
</text:h>
      <text:p text:style-name="P4">
Authors: Ukrinform (Person)</text:p>
      <text:p text:style-name="P4">
Publisher: Укринформ (Organization)</text:p>
      <text:p text:style-name="P4">
Published Time: 2023-06-03T-25:50:00+03:00</text:p>
      <text:p text:style-name="P4">
Modified Time: 2023-06-03T22:50:00+03:00</text:p>
      <text:p text:style-name="P4">
Description: Наша оборона, наші активні дії та незалежність – це не щось абстрактне, а дії конкретних героїв, завдяки яким Україна є і буде. — Укрінформ.</text:p>
      <text:p text:style-name="P4">
Images: ['<text:a xlink:type="simple" xlink:href="https://static.ukrinform.com/photos/2023_05/thumb_files/630_360_1685119271-129.jpeg" text:style-name="Internet_20_link" text:visited-style-name="Visited_20_Internet_20_Link">
630_360_16851...</text:a>
']</text:p>
      <text:p text:style-name="P4">
Tags: None</text:p>
      <text:p text:style-name="P4">
Type: Article</text:p>
      <!--METADATA-->
      <text:p text:style-name="P4">
<draw:frame draw:style-name="fr1" draw:name="Image17" text:anchor-type="as-char" svg:width="6.9236in" svg:height="3.956343in" draw:z-index="0">
<draw:image xlink:href="../Images/yкринформ/2023-06-03T-25-50-00-03-00/630_360_1685119271-129.jpeg" xlink:type="simple" xlink:show="embed" xlink:actuate="onLoad" draw:mime-type="image/jpeg"/>
</draw:frame>
 Нашаоборона, наші активні дії та незалежність – це не щось абстрактне, а діїконкретних героїв, завдяки яким Україна є і буде.</text:p>
      <text:p text:style-name="P4">
Про це у своєму <text:a xlink:type="simple" xlink:href="https://www.youtube.com/watch" text:style-name="Internet_20_link" text:visited-style-name="Visited_20_Internet_20_Link">
 зверненні </text:a>
наприкінці 465-го дня війни сказав Президент Володимир Зеленський, передаєУкрінформ.</text:p>
      <text:p text:style-name="P4">
_Відео:<text:a xlink:type="simple" xlink:href="https://www.youtube.com/watch" text:style-name="Internet_20_link" text:visited-style-name="Visited_20_Internet_20_Link">
 ОП </text:a>
 _</text:p>
      <text:p text:style-name="P4">
<text:span text:style-name="T4">
<text:span text:style-name="T5">
Бажаю здоров’я, шановні українці!</text:span>
 </text:span>
</text:p>
      <text:p text:style-name="P4">
Майже щовечора у таких зверненнях я дякую нашим воїнам – конкретнимпідрозділам, конкретним бригадам, які відзначилися найбільше на передовій чи взахисті нашого неба за добу або за тиждень.</text:p>
      <text:p text:style-name="P4">
А сьогодні – більш персональна подяка, конкретним воїнам.</text:p>
      <text:p text:style-name="P4">
Маємо пам’ятати всі, що наша оборона, наші активні дії та незалежність України– це не щось абстрактне. Це дуже конкретні люди, конкретні дії конкретнихгероїв, завдяки яким Україна є й Україна буде. Тисячі й тисячі найбільшміцних, найбільш хоробрих, найбільш влучних наших людей...</text:p>
      <text:p text:style-name="P4">
Таких, як солдат Ярослав Кан, наш воїн-десантник. Воював у найгарячіших точкахфронту. Білогорівка, оборона Лисичанська, оборона Соледара. Бої за Сватове,Кремінну, Бахмут… Чотири поранення! Зараз проходить лікування, відновлюється.І готовий знову повертатися на фронт. Це надзвичайна сила людини! Дякую,Ярославе!</text:p>
      <text:p text:style-name="P4">
Старший сержант Євген Кепша, командир відділення взводу протитанкових ракетнихкомплексів. Бої за Бахмут. ПТРК «Стугна». Дуже влучно, дуже сміливо. Разом ізхлопцями, разом зі побратимами із свого розрахунку – дуже хороші результати узнищенні окупантів. Дякую за це, Євгене!</text:p>
      <text:p text:style-name="P4">
Старший сержант Максим Кузьменко та молодший сержант Антон Андрущенко – воїни110-ї окремої механізованої бригади. Бої на Авдіївському напрямку. Дужежорсткі бої. Постійні ворожі штурми. І такий потрібний Україні результат узахисті наших позицій. Дякую вам, хлопці!</text:p>
      <text:p text:style-name="P4">
Вже багато разів я дякував нашим воїнам із 55-ї артилерійської бригади«Запорізька Січ». Хлопці – усі молодці. Б’ються дуже потужно, дужерезультативно. А сьогодні особливо відзначу артилерійську батарею підкомандуванням капітана Миколи Носача. Авдіївський напрямок. Дуже вправновідсікають російські штурми. Саме те, що потрібно. Дякую, Миколо! Дуже приємнобачити звіти про вашу влучність.</text:p>
      <text:p text:style-name="P4">
Воїни нашої 128-ї окремої гірсько-штурмової Закарпатської бригади. Командирдивізіону підполковник Олександр Гладиш, командир батареї капітан РостиславКметь, командир взводу старший лейтенант Олександр Шитіков, командир гарматимолодший сержант Олександр Криштапюк, старший навідник старший солдат ЯрославНюл… Артилерійські розрахунки. Завжди результативні. Дякую вам, воїни!</text:p>
      <text:p text:style-name="P4">
Наша славетна 35-та окрема бригада морської піхоти імені контрадмірала МихайлаОстроградського... За підсумками майже кожного дня боїв хлопці заслуговують наподяку. А сьогодні хочу відзначити окремо увесь 1-й батальйон морпіхівбригади. Дякую кожному з вас, хлопці! Ваша міцність – це приклад для всіх.</text:p>
      <text:p text:style-name="P4">
І захисники нашого неба. Такі, як солдат Анатолій Павленко, нацгвардієць.Зенітно-ракетний дивізіон «Буревій». Хлопець, який уміє надзвичайно влучнозбивати російські ракети – і за допомогою просто ПЗРК «Ігла». Дякую за цювлучність!</text:p>
      <text:p text:style-name="P4">
Зазвичай ми дякуємо воїнам, які обороняють наші міста від російського тероруза допомогою потужних систем ППО: «Петріотів», «Насамсів», «Айрісів» та інших.І це абсолютно справедливо – вони врятували дуже багато життів наших людей,дуже багато об’єктів інфраструктури.</text:p>
      <text:p text:style-name="P4">
Однак важливі – і результативні! – воїни наших вогневих маневрених груп, якіприкривають різні цивільні та військові об’єкти. Як, до прикладу, старшийсержант Віктор Сіднев – старший однієї з таких маневрених груп, що працюютьдля захисту Києва. Відмінна злагодженість дій, відмінні бойові навички. І єрезультат – мінус ракети окупантів. Дякую!</text:p>
      <text:p text:style-name="P4">
Дякую всім, хто в бою заради України! Дякую всім, хто на бойових постах та набойових завданнях! Дякую всім, хто постійно тренує наших воїнів, і всім, хтолікує наших героїв після поранень!</text:p>
      <text:p text:style-name="P4">
І прошу вас усіх: будь ласка, не забувайте дякувати персонально нашим воїнам.Тим, кого ви знаєте особисто. Тим, на кого ви, може, просто підписані всоцмережах. Тим, про кого ви просто чули і можете розказати іншим українцям,нашим людям. Вдячність завжди важлива, і важливо чути, що тобі вдячні, коли титак воюєш заради свого народу.</text:p>
      <text:p text:style-name="P4">
_<text:span text:style-name="T4">
Слава всім нашим героям!</text:span>
 _</text:p>
      <text:p text:style-name="P4">
_<text:span text:style-name="T4">
Слава Україні!</text:span>
 _</text:p>
      <text:p text:style-name="P4">
Source: <text:a xlink:type="simple" xlink:href="https://www.ukrinform.ua/rubric-ato/3717950-prezident-nezaleznist-ukraini-ce-ne-sos-abstraktne-ne-zabuvajte-dakuvati-voinam.html" text:style-name="Internet_20_link" text:visited-style-name="Visited_20_Internet_20_Link">
https://www.ukrinform.ua/rubric-ato/3717950-prezident-nezaleznist-ukraini-ce-ne-sos-abstraktne-ne-zabuvajte-dakuvati-voinam.html</text:a>
</text:p>
      <!--NEWS-->
      <text:h text:style-name="P10" text:outline-level="1">
<text:span text:style-name="T4">
На Дніпропетровщині з-під завалів будинку дістали чоловіка</text:span>
</text:h>
      <text:p text:style-name="P4">
Authors: Ukrinform (Person)</text:p>
      <text:p text:style-name="P4">
Publisher: Укринформ (Organization)</text:p>
      <text:p text:style-name="P4">
Published Time: 2023-06-03T-27:44:00+03:00</text:p>
      <text:p text:style-name="P4">
Modified Time: 2023-06-03T22:44:00+03:00</text:p>
      <text:p text:style-name="P4">
Description: В Дніпропетровській області, Підгородненській громаді з-під завалів будинку, в який влучила ракета, дістали чоловіка. — Укрінформ.</text:p>
      <text:p text:style-name="P4">
Images: ['<text:a xlink:type="simple" xlink:href="https://static.ukrinform.com/photos/2023_06/thumb_files/630_360_1685821756-182.jpg" text:style-name="Internet_20_link" text:visited-style-name="Visited_20_Internet_20_Link">
630_360_16858...</text:a>
']</text:p>
      <text:p text:style-name="P4">
Tags: ['Дніпропетровщина', 'Обстріл', 'Агресія РФ', 'Війна з Росією']</text:p>
      <text:p text:style-name="P4">
Type: Article</text:p>
      <!--METADATA-->
      <text:p text:style-name="P4">
<draw:frame draw:style-name="fr1" draw:name="Image18" text:anchor-type="as-char" svg:width="6.9236in" svg:height="3.956343in" draw:z-index="0">
<draw:image xlink:href="../Images/yкринформ/2023-06-03T-27-44-00-03-00/630_360_1685821756-182.jpg" xlink:type="simple" xlink:show="embed" xlink:actuate="onLoad" draw:mime-type="image/jpeg"/>
</draw:frame>
 ВДніпропетровській області, Підгородненській громаді з-під завалів будинку, вякий влучила ракета, дістали чоловіка.</text:p>
      <text:p text:style-name="P4">
Про це в Телеграмі <text:a xlink:type="simple" xlink:href="https://t.me/dnipropetrovskaODA/5042" text:style-name="Internet_20_link" text:visited-style-name="Visited_20_Internet_20_Link">
 повідомляє </text:a>
 головаДніпропетровської ОВА Сергій Лисак, передає Укрінформ.</text:p>
      <text:p text:style-name="P4">
"З-під завалів будинку в Підгородненській громаді дістали чоловіка. Там щезнаходяться люди. Пошуково-рятувальна операція триває", - йдеться у дописі.</text:p>
      <text:p text:style-name="P4">
<text:span text:style-name="T4">
Читайте також:</text:span>
 <text:span text:style-name="T4">
<text:a xlink:type="simple" xlink:href="https://www.ukrinform.ua/rubric-ato/3717943-vorog-vluciv-u-budinok-na-dnipropetrovsini-sered-postrazdalih-ditina.html" text:style-name="Internet_20_link" text:visited-style-name="Visited_20_Internet_20_Link">
 Ворог влучив у будинок на Дніпропетровщині, середпостраждалих - дитина </text:a>
 </text:span>
</text:p>
      <text:p text:style-name="P4">
Загалом на зараз маємо 13 постраждалих. З-поміж них троє - діти. Це хлопці 6,11 та 15 років.</text:p>
      <text:p text:style-name="P4">
В ОВА додали, що майже всі поранені ушпиталені. Стан - середньої тяжкості.Одна людина лікуватиметься амбулаторно. У постраждалих черепно-мозкові травми,осколкові поранення, забої. Їм надається вся необхідна допомога.</text:p>
      <text:p text:style-name="P4">
<text:span text:style-name="T4">
Читайте також:</text:span>
 <text:span text:style-name="T4">
<text:a xlink:type="simple" xlink:href="https://www.ukrinform.ua/rubric-regions/3717946-zelenskij-pro-obstril-dnipra-pid-zavalami-perebuvaut-ludi.html" text:style-name="Internet_20_link" text:visited-style-name="Visited_20_Internet_20_Link">
 Зеленський - про обстріл Дніпра: Під заваламиперебувають люди </text:a>
 </text:span>
</text:p>
      <text:p text:style-name="P4">
Раніше повідомлялось, що ввечері росіяни обстріляли Дніпропетровщину, врезультаті чого був пошкоджений двоповерховий житловий будинок.</text:p>
      <text:p text:style-name="P4">
Source: <text:a xlink:type="simple" xlink:href="https://www.ukrinform.ua/rubric-ato/3717947-na-dnipropetrovsini-zpid-zavaliv-budinku-distali-colovika.html" text:style-name="Internet_20_link" text:visited-style-name="Visited_20_Internet_20_Link">
https://www.ukrinform.ua/rubric-ato/3717947-na-dnipropetrovsini-zpid-zavaliv-budinku-distali-colovika.html</text:a>
</text:p>
      <!--NEWS-->
      <text:h text:style-name="P10" text:outline-level="1">
<text:span text:style-name="T4">
Зеленський - про обстріл Дніпра: Під завалами перебувають люди</text:span>
</text:h>
      <text:p text:style-name="P4">
Authors: Ukrinform (Person)</text:p>
      <text:p text:style-name="P4">
Publisher: Укринформ (Organization)</text:p>
      <text:p text:style-name="P4">
Published Time: 2023-06-03T-29:39:00+03:00</text:p>
      <text:p text:style-name="P4">
Modified Time: 2023-06-03T22:39:00+03:00</text:p>
      <text:p text:style-name="P4">
Description: Окупанти влучили між двома двоповерховими житловими будинками у Дніпрі, під завалами знаходяться люди. — Укрінформ.</text:p>
      <text:p text:style-name="P4">
Images: ['<text:a xlink:type="simple" xlink:href="https://static.ukrinform.com/photos/2022_07/thumb_files/630_360_1657855821-201.png" text:style-name="Internet_20_link" text:visited-style-name="Visited_20_Internet_20_Link">
630_360_16578...</text:a>
']</text:p>
      <text:p text:style-name="P4">
Tags: ['Будинок', 'Обстріл', 'Зеленський', 'Війна з Росією']</text:p>
      <text:p text:style-name="P4">
Type: Article</text:p>
      <!--METADATA-->
      <text:p text:style-name="P4">
<draw:frame draw:style-name="fr1" draw:name="Image19" text:anchor-type="as-char" svg:width="6.9236in" svg:height="3.956343in" draw:z-index="0">
<draw:image xlink:href="../Images/yкринформ/2023-06-03T-29-39-00-03-00/630_360_1657855821-201.png" xlink:type="simple" xlink:show="embed" xlink:actuate="onLoad" draw:mime-type="image/png"/>
</draw:frame>
 Окупантивлучили між двома двоповерховими житловими будинками у Дніпрі, під заваламизнаходяться люди.</text:p>
      <text:p text:style-name="P4">
Як передає Укрінформ, про це повідомив Президент Володимир Зеленський у <text:a xlink:type="simple" xlink:href="https://t.me/V_Zelenskiy_official/6461" text:style-name="Internet_20_link" text:visited-style-name="Visited_20_Internet_20_Link">
Телеграмі </text:a>
 .</text:p>
      <text:p text:style-name="P4">
« <text:a xlink:type="simple" xlink:href="https://www.ukrinform.ua/tag-dnipro" text:style-name="Internet_20_link" text:visited-style-name="Visited_20_Internet_20_Link">
 Дніпро </text:a>
 . Росіяни атакували місто.Влучили між двома двоповерховими житловими будинками. На жаль, під заваламиперебувають люди. Усі служби працюють», – сказав Зеленський.</text:p>
      <text:p text:style-name="P4">
_Відео:<text:a xlink:type="simple" xlink:href="https://t.me/V_Zelenskiy_official/6461" text:style-name="Internet_20_link" text:visited-style-name="Visited_20_Internet_20_Link">
 Офіційний канал Президента України Володимира Зеленського</text:a>
 _</text:p>
      <text:p text:style-name="P4">
Він наголосив, що укотре Росія доводить, що є країною – спонсором тероризму.</text:p>
      <text:p text:style-name="P4">
«За все скоєне проти нашої держави та людей росіяни понесутьвідповідальність», – додав Президент.</text:p>
      <text:p text:style-name="P4">
<text:span text:style-name="T4">
Читайте також:</text:span>
 <text:a xlink:type="simple" xlink:href="https://www.ukrinform.ua/rubric-regions/3717941-u-mikolaevi-vnaslidok-rosijskih-obstriliv-poskodzeni-37-ditsadkiv.html" text:style-name="Internet_20_link" text:visited-style-name="Visited_20_Internet_20_Link">
 У Миколаєві загарбники <text:span text:style-name="T4">
обстріл</text:span>
 ами пошкодили вжемайже 40 дитсадків </text:a>
</text:p>
      <text:p text:style-name="P4">
Як <text:a xlink:type="simple" xlink:href="https://www.ukrinform.ua/rubric-ato/3717943-vorog-vluciv-u-budinok-na-dnipropetrovsini-sered-postrazdalih-ditina.html" text:style-name="Internet_20_link" text:visited-style-name="Visited_20_Internet_20_Link">
 повідомлялося </text:a>
 , ворог атакувавДніпропетровщину. Ракета влучила у двоповерховий будинок. Відомо прощонайменше шістьох постраждалих.</text:p>
      <text:p text:style-name="P4">
Source: <text:a xlink:type="simple" xlink:href="https://www.ukrinform.ua/rubric-regions/3717946-zelenskij-pro-obstril-dnipra-pid-zavalami-perebuvaut-ludi.html" text:style-name="Internet_20_link" text:visited-style-name="Visited_20_Internet_20_Link">
https://www.ukrinform.ua/rubric-regions/3717946-zelenskij-pro-obstril-dnipra-pid-zavalami-perebuvaut-ludi.html</text:a>
</text:p>
      <!--NEWS-->
      <text:h text:style-name="P10" text:outline-level="1">
<text:span text:style-name="T4">
Чоловіча збірна України перемогла Бельгію у матчі Золотої Євроліги з волейболу</text:span>
</text:h>
      <text:p text:style-name="P4">
Authors: Ukrinform (Person)</text:p>
      <text:p text:style-name="P4">
Publisher: Укринформ (Organization)</text:p>
      <text:p text:style-name="P4">
Published Time: 2023-06-03T-31:36:28+03:00</text:p>
      <text:p text:style-name="P4">
Modified Time: 2023-06-03T22:36:28+03:00</text:p>
      <text:p text:style-name="P4">
Description: Третя поспіль перемога наших волейболістів. — Укрінформ.</text:p>
      <text:p text:style-name="P4">
Images: ['<text:a xlink:type="simple" xlink:href="https://static.ukrinform.com/photos/2023_06/thumb_files/630_360_1685820931-242.jpg" text:style-name="Internet_20_link" text:visited-style-name="Visited_20_Internet_20_Link">
630_360_16858...</text:a>
']</text:p>
      <text:p text:style-name="P4">
Tags: ['Волейбол']</text:p>
      <text:p text:style-name="P4">
Type: Article</text:p>
      <!--METADATA-->
      <text:p text:style-name="P4">
<draw:frame draw:style-name="fr1" draw:name="Image20" text:anchor-type="as-char" svg:width="6.9236in" svg:height="3.956343in" draw:z-index="0">
<draw:image xlink:href="../Images/yкринформ/2023-06-03T-31-36-28-03-00/630_360_1685820931-242.jpg" xlink:type="simple" xlink:show="embed" xlink:actuate="onLoad" draw:mime-type="image/jpeg"/>
</draw:frame>
 Третяпоспіль перемога наших волейболістів.</text:p>
      <text:p text:style-name="P4">
Україна здобула свою третю перемогу в новому сезоні Золотої Євроліги зволейболу серед чоловіків, передає Укрінформ.</text:p>
      <text:p text:style-name="P4">
У трьох сетах «синьо-жовті» перемогли Бельгію – 25:21, 25:21, 25:23.</text:p>
      <text:p text:style-name="P4">
Найрезультативнішим волеболістом на майданчику став капітан українцівПлотницький. У доробку догравальника — 15 очок, зокрема 3 ейси.</text:p>
      <text:p text:style-name="P4">
У перших двох матчах Україна у трьох сетах перемогла Північну Македонію таХорватію.</text:p>
      <text:p text:style-name="P4">
Збірна України очолює турнірну таблицю групи В.</text:p>
      <text:p text:style-name="P4">
<text:span text:style-name="T4">
Читайте також:</text:span>
 <text:a xlink:type="simple" xlink:href="https://www.ukrinform.ua/rubric-sports/3715345-zinoca-zbirna-ukraini-z-volejbolu-peremogla-ugorsinu-v-drugomu-matci-zolotoi-evroligi.html" text:style-name="Internet_20_link" text:visited-style-name="Visited_20_Internet_20_Link">
 Жіноча збірна України з <text:span text:style-name="T4">
волейбол</text:span>
 у перемогла Угорщинув другому матчі Золотої Євроліги </text:a>
</text:p>
      <text:p text:style-name="P4">
Як повідомляв Укрінформ, наступний матч національна команда проведе 11 червняпроти Хорватії.</text:p>
      <text:p text:style-name="P4">
Фото: CEV</text:p>
      <text:p text:style-name="P4">
Source: <text:a xlink:type="simple" xlink:href="https://www.ukrinform.ua/rubric-sports/3717945-colovica-zbirna-ukraini-peremogla-belgiu-u-matci-zolotoi-evroligi-z-volejbolu.html" text:style-name="Internet_20_link" text:visited-style-name="Visited_20_Internet_20_Link">
https://www.ukrinform.ua/rubric-sports/3717945-colovica-zbirna-ukraini-peremogla-belgiu-u-matci-zolotoi-evroligi-z-volejbolu.html</text:a>
</text:p>
      <!--NEWS-->
      <text:h text:style-name="P10" text:outline-level="1">
<text:span text:style-name="T4">
Байден підписав закон про підвищення ліміту державного боргу США</text:span>
</text:h>
      <text:p text:style-name="P4">
Authors: Ukrinform (Person)</text:p>
      <text:p text:style-name="P4">
Publisher: Укринформ (Organization)</text:p>
      <text:p text:style-name="P4">
Published Time: 2023-06-03T-33:25:00+03:00</text:p>
      <text:p text:style-name="P4">
Modified Time: 2023-06-03T22:25:00+03:00</text:p>
      <text:p text:style-name="P4">
Description: Глава Білого дому затвердив закон, ухвалений цього тижня американським Конгресом, який підвищує ліміти державного боргу та дозволяє країні уникнути дефолту. — Укрінформ.</text:p>
      <text:p text:style-name="P4">
Images: ['<text:a xlink:type="simple" xlink:href="https://static.ukrinform.com/photos/2021_02/thumb_files/630_360_1613549614-876.jpg" text:style-name="Internet_20_link" text:visited-style-name="Visited_20_Internet_20_Link">
630_360_16135...</text:a>
']</text:p>
      <text:p text:style-name="P4">
Tags: ['Байден', 'США', 'Закон', 'Держборг']</text:p>
      <text:p text:style-name="P4">
Type: Article</text:p>
      <!--METADATA-->
      <text:p text:style-name="P4">
<draw:frame draw:style-name="fr1" draw:name="Image21" text:anchor-type="as-char" svg:width="6.9236in" svg:height="3.956343in" draw:z-index="0">
<draw:image xlink:href="../Images/yкринформ/2023-06-03T-33-25-00-03-00/630_360_1613549614-876.jpg" xlink:type="simple" xlink:show="embed" xlink:actuate="onLoad" draw:mime-type="image/jpeg"/>
</draw:frame>
 ГлаваБілого дому затвердив закон, ухвалений цього тижня американським Конгресом,який підвищує ліміти державного боргу та дозволяє країні уникнути дефолту.</text:p>
      <text:p text:style-name="P4">
Відповідне <text:a xlink:type="simple" xlink:href="https://www.whitehouse.gov/briefing-room/legislation/2023/06/03/press-release-bills-signed-h-r-346-h-r-3746/" text:style-name="Internet_20_link" text:visited-style-name="Visited_20_Internet_20_Link">
 повідомлення </text:a>
оприлюднено на офіційному сайті Білого дому, передає Укрінформ.</text:p>
      <text:p text:style-name="P4">
«У суботу, 3 червня 2023 року, президент підписав закон H.R.3746, «Профіскальну відповідальність - 2023», - зазначається в документі.</text:p>
      <text:p text:style-name="P4">
<text:span text:style-name="T4">
Читайте також:</text:span>
 <text:span text:style-name="T4">
<text:a xlink:type="simple" xlink:href="https://www.ukrinform.ua/rubric-world/3717268-obidvi-palati-kongresu-ssa-shvalili-pidvisenna-limitu-derzborgu.html" text:style-name="Internet_20_link" text:visited-style-name="Visited_20_Internet_20_Link">
 Обидві палати Конгресу США схвалили підвищення лімітудержборгу </text:a>
 </text:span>
</text:p>
      <text:p text:style-name="P4">
При цьому уточнюється, що дія ліміту державного боргу відкладається до 1 січня2025 року.</text:p>
      <text:p text:style-name="P4">
У Білому домі подякували керівництву обох партій в Конгресі США за взаємодію,яка дозволила досягти компромісного рішення та прийняти відповідний закон.</text:p>
      <text:p text:style-name="P4">
<text:span text:style-name="T4">
Читайте також:</text:span>
 <text:span text:style-name="T4">
<text:a xlink:type="simple" xlink:href="https://www.ukrinform.ua/rubric-polytics/3716311-dvopartijna-ugoda-sodo-skorocenna-vitrat-u-ssa-ne-vpline-na-pidtrimku-ukraini-bilij-dim.html" text:style-name="Internet_20_link" text:visited-style-name="Visited_20_Internet_20_Link">
 Двопартійна угода щодо скорочення витрат у США невплине на підтримку України – Білий дім </text:a>
 </text:span>
</text:p>
      <text:p text:style-name="P4">
Як повідомляв Укрінформ, у середу Палата представників, а в четвер Сенатамериканського Конгресу ухвалили законопроєкт про підвищення ліміту держборгупісля чотирьох місяців дебатів. Новий крок дасть змогу уникнути дефолтуекономіки <text:span text:style-name="T4">
<text:a xlink:type="simple" xlink:href="https://www.ukrinform.ua/tag-ssa" text:style-name="Internet_20_link" text:visited-style-name="Visited_20_Internet_20_Link">
 США </text:a>
 </text:span>
 .</text:p>
      <text:p text:style-name="P4">
<text:span text:style-name="T5">
Фото: White House</text:span>
</text:p>
      <text:p text:style-name="P4">
Source: <text:a xlink:type="simple" xlink:href="https://www.ukrinform.ua/rubric-world/3717944-bajden-pidpisav-zakon-pro-pidvisenna-limitu-derzavnogo-borgu-ssa.html" text:style-name="Internet_20_link" text:visited-style-name="Visited_20_Internet_20_Link">
https://www.ukrinform.ua/rubric-world/3717944-bajden-pidpisav-zakon-pro-pidvisenna-limitu-derzavnogo-borgu-ssa.html</text:a>
</text:p>
      <!--NEWS-->
      <text:h text:style-name="P10" text:outline-level="1">
<text:span text:style-name="T4">
У Миколаєві загарбники обстрілами пошкодили вже майже 40 дитсадків</text:span>
</text:h>
      <text:p text:style-name="P4">
Authors: Ukrinform (Person)</text:p>
      <text:p text:style-name="P4">
Publisher: Укринформ (Organization)</text:p>
      <text:p text:style-name="P4">
Published Time: 2023-06-03T-35:17:00+03:00</text:p>
      <text:p text:style-name="P4">
Modified Time: 2023-06-03T22:17:00+03:00</text:p>
      <text:p text:style-name="P4">
Description: У Миколаєві внаслідок обстрілів російськими військами пошкоджень зазнали 37 дитячих садків. — Укрінформ.</text:p>
      <text:p text:style-name="P4">
Images: ['<text:a xlink:type="simple" xlink:href="https://static.ukrinform.com/photos/2022_11/thumb_files/630_360_1667567522-844.jpg" text:style-name="Internet_20_link" text:visited-style-name="Visited_20_Internet_20_Link">
630_360_16675...</text:a>
']</text:p>
      <text:p text:style-name="P4">
Tags: ['Миколаїв', 'Обстріл', 'Агресія РФ', 'Війна з Росією']</text:p>
      <text:p text:style-name="P4">
Type: Article</text:p>
      <!--METADATA-->
      <text:p text:style-name="P4">
<draw:frame draw:style-name="fr1" draw:name="Image22" text:anchor-type="as-char" svg:width="6.9236in" svg:height="3.956343in" draw:z-index="0">
<draw:image xlink:href="../Images/yкринформ/2023-06-03T-35-17-00-03-00/630_360_1667567522-844.jpg" xlink:type="simple" xlink:show="embed" xlink:actuate="onLoad" draw:mime-type="image/jpeg"/>
</draw:frame>
 УМиколаєві внаслідок обстрілів російськими військами пошкоджень зазнали 37дитячих садків.</text:p>
      <text:p text:style-name="P4">
Про це повідомляє Миколаївська міська рада у <text:a xlink:type="simple" xlink:href="https://t.me/mykolaivrada/8670" text:style-name="Internet_20_link" text:visited-style-name="Visited_20_Internet_20_Link">
 Телеграмі</text:a>
, передає Укрінформ.</text:p>
      <text:p text:style-name="P4">
"У садочках вибиті вікна та двері, зруйновані дахи, паркани, ігровімайданчики. Попри те, що військові дії тривають, в місті розпочаливідновлювати пошкоджені будівлі", - йдеться у повідомленні.</text:p>
      <text:p text:style-name="P4">
<text:span text:style-name="T4">
Читайте також:</text:span>
 <text:span text:style-name="T4">
<text:a xlink:type="simple" xlink:href="https://www.ukrinform.ua/rubric-ato/3717722-rosiani-poranili-v-ukraini-vze-998-ditej.html" text:style-name="Internet_20_link" text:visited-style-name="Visited_20_Internet_20_Link">
 Росіяни поранили в Україні вже 998 дітей</text:a>
 </text:span>
</text:p>
      <text:p text:style-name="P4">
Зокрема, наприкінці травня стартували роботи в одному з дитсадків Корабельногорайону. Будівельники замінять розбиті віконні блоки на сучасні енергоощаднівікна з дитячими замками безпеки. Також встановлять нові двері.</text:p>
      <text:p text:style-name="P4">
Загалом унаслідок обстрілів у Миколаєві різного ступеню пошкоджень зазналиблизько 100 закладів освіти.</text:p>
      <text:p text:style-name="P4">
<text:span text:style-name="T4">
Читайте також:</text:span>
 <text:span text:style-name="T4">
<text:a xlink:type="simple" xlink:href="https://www.ukrinform.ua/rubric-ato/3716752-sili-ppo-zbili-na-mikolaivsini-pat-rosijskih-bezpilotnikiv.html" text:style-name="Internet_20_link" text:visited-style-name="Visited_20_Internet_20_Link">
 Сили ППО збили на Миколаївщині п'ять російськихбезпілотників </text:a>
 </text:span>
</text:p>
      <text:p text:style-name="P4">
Як повідомлялося, в Україні внаслідок російської агресії близько 400 закладівосвіти повністю знищені, майже 3 тис. пошкоджені.</text:p>
      <text:p text:style-name="P4">
Source: <text:a xlink:type="simple" xlink:href="https://www.ukrinform.ua/rubric-regions/3717941-u-mikolaevi-vnaslidok-rosijskih-obstriliv-poskodzeni-37-ditsadkiv.html" text:style-name="Internet_20_link" text:visited-style-name="Visited_20_Internet_20_Link">
https://www.ukrinform.ua/rubric-regions/3717941-u-mikolaevi-vnaslidok-rosijskih-obstriliv-poskodzeni-37-ditsadkiv.html</text:a>
</text:p>
      <!--NEWS-->
      <text:h text:style-name="P10" text:outline-level="1">
<text:span text:style-name="T4">
Ворог влучив у будинок на Дніпропетровщині, серед постраждалих - дитина</text:span>
</text:h>
      <text:p text:style-name="P4">
Authors: Ukrinform (Person)</text:p>
      <text:p text:style-name="P4">
Publisher: Укринформ (Organization)</text:p>
      <text:p text:style-name="P4">
Published Time: 2023-06-03T-37:05:00+03:00</text:p>
      <text:p text:style-name="P4">
Modified Time: 2023-06-03T22:05:00+03:00</text:p>
      <text:p text:style-name="P4">
Description: Ворог атакував Дніпропетровщину. Ракета влучила у двоповерховий будинок. Відомо про щонайменше шістьох постраждалих. — Укрінформ.</text:p>
      <text:p text:style-name="P4">
Images: ['<text:a xlink:type="simple" xlink:href="https://static.ukrinform.com/photos/2023_06/thumb_files/630_360_1685818901-500.jpg" text:style-name="Internet_20_link" text:visited-style-name="Visited_20_Internet_20_Link">
630_360_16858...</text:a>
']</text:p>
      <text:p text:style-name="P4">
Tags: ['Дніпропетровщина', 'Обстріл', 'Поранені', 'Війна з Росією']</text:p>
      <text:p text:style-name="P4">
Type: Article</text:p>
      <!--METADATA-->
      <text:p text:style-name="P4">
<draw:frame draw:style-name="fr1" draw:name="Image23" text:anchor-type="as-char" svg:width="6.9236in" svg:height="3.956343in" draw:z-index="0">
<draw:image xlink:href="../Images/yкринформ/2023-06-03T-37-05-00-03-00/630_360_1685818901-500.jpg" xlink:type="simple" xlink:show="embed" xlink:actuate="onLoad" draw:mime-type="image/jpeg"/>
</draw:frame>
 Ворогатакував Дніпропетровщину. Ракета влучила у двоповерховий будинок. Відомо прощонайменше шістьох постраждалих.</text:p>
      <text:p text:style-name="P4">
Про це в <text:a xlink:type="simple" xlink:href="https://t.me/dnipropetrovskaODA/5039" text:style-name="Internet_20_link" text:visited-style-name="Visited_20_Internet_20_Link">
 Телеграмі </text:a>
 повідомляє головаДніпропетровської ОВА Сергій Лисак, передає Укрінформ.</text:p>
      <text:p text:style-name="P4">
" <text:a xlink:type="simple" xlink:href="https://www.ukrinform.ua/tag-vibuh" text:style-name="Internet_20_link" text:visited-style-name="Visited_20_Internet_20_Link">
 Вибух </text:a>
 пролунав у Підгородненськійгромаді Дніпровського району. Пошкоджений двоповерховий житловий будинок. Підзавалами люди", - написав він.</text:p>
      <text:p text:style-name="P4">
_Відео:<text:a xlink:type="simple" xlink:href="https://t.me/V_Zelenskiy_official/6461" text:style-name="Internet_20_link" text:visited-style-name="Visited_20_Internet_20_Link">
 Офіційний канал Президента України Володимира Зеленського</text:a>
 _</text:p>
      <text:p text:style-name="P4">
</text:p>
      <text:p text:style-name="P4">
Попередньо, є шестеро постраждалих, серед них - шестирічний хлопчик. Всігоспіталізовані в стані середньої тяжкості.</text:p>
      <text:p text:style-name="P4">
</text:p>
      <text:p text:style-name="P4">
Зазначається, що спалахнуло дві пожежі. Наразі вогнеборці приборкують полум'я.</text:p>
      <text:p text:style-name="P4">
<text:span text:style-name="T4">
Читайте також:</text:span>
 <text:a xlink:type="simple" xlink:href="https://www.ukrinform.ua/rubric-regions/3717941-u-mikolaevi-vnaslidok-rosijskih-obstriliv-poskodzeni-37-ditsadkiv.html" text:style-name="Internet_20_link" text:visited-style-name="Visited_20_Internet_20_Link">
 У Миколаєві загарбники <text:span text:style-name="T4">
обстріл</text:span>
 ами пошкодили вжемайже 40 дитсадків </text:a>
</text:p>
      <text:p text:style-name="P4">
Понівечений також рятувальний підрозділ.</text:p>
      <text:p text:style-name="P4">
На місці працюють усі служби. Інформація уточнюється.</text:p>
      <text:p text:style-name="P4">
<text:span text:style-name="T5">
Фото: Сергій Лисак / Телеграм</text:span>
</text:p>
      <text:p text:style-name="P4">
Source: <text:a xlink:type="simple" xlink:href="https://www.ukrinform.ua/rubric-ato/3717943-vorog-vluciv-u-budinok-na-dnipropetrovsini-sered-postrazdalih-ditina.html" text:style-name="Internet_20_link" text:visited-style-name="Visited_20_Internet_20_Link">
https://www.ukrinform.ua/rubric-ato/3717943-vorog-vluciv-u-budinok-na-dnipropetrovsini-sered-postrazdalih-ditina.html</text:a>
</text:p>
      <!--NEWS-->
      <text:h text:style-name="P10" text:outline-level="1">
<text:span text:style-name="T4">
Людмила Кіченок зазнала поразки у другому колі змішаного розряду «Ролан Гаррос»</text:span>
</text:h>
      <text:p text:style-name="P4">
Authors: Ukrinform (Person)</text:p>
      <text:p text:style-name="P4">
Publisher: Укринформ (Organization)</text:p>
      <text:p text:style-name="P4">
Published Time: 2023-06-03T-39:01:24+03:00</text:p>
      <text:p text:style-name="P4">
Modified Time: 2023-06-03T22:01:24+03:00</text:p>
      <text:p text:style-name="P4">
Description: Українка грала в дуеті з австралійцем Меттью Ебденом. — Укрінформ.</text:p>
      <text:p text:style-name="P4">
Images: ['<text:a xlink:type="simple" xlink:href="https://static.ukrinform.com/photos/2023_06/thumb_files/630_360_1685818837-206.jpeg" text:style-name="Internet_20_link" text:visited-style-name="Visited_20_Internet_20_Link">
630_360_16858...</text:a>
']</text:p>
      <text:p text:style-name="P4">
Tags: ['Теніс']</text:p>
      <text:p text:style-name="P4">
Type: Article</text:p>
      <!--METADATA-->
      <text:p text:style-name="P4">
<draw:frame draw:style-name="fr1" draw:name="Image26" text:anchor-type="as-char" svg:width="6.9236in" svg:height="3.956343in" draw:z-index="0">
<draw:image xlink:href="../Images/yкринформ/2023-06-03T-39-01-24-03-00/630_360_1685818837-206.jpeg" xlink:type="simple" xlink:show="embed" xlink:actuate="onLoad" draw:mime-type="image/jpeg"/>
</draw:frame>
 Українкаграла в дуеті з австралійцем Меттью Ебденом.</text:p>
      <text:p text:style-name="P4">
Українська тенісистка Людмила Кіченок у парі з австралійцем Меттью Ебденомзазнали поразки у другому колі міксту «Ролан Гаррос», передає Укрінформ.</text:p>
      <text:p text:style-name="P4">
Кіченок та Ебден програли американці Ейжі Мухаммад і британцю Ллойду Гласспулу- 5:7, 3:6.</text:p>
      <text:p text:style-name="P4">
Матч тривав 1 годину 17 хвилин. Українка і австралієць 3 рази подавали навиліті зробили 3 подвійні помилки.</text:p>
      <text:p text:style-name="P4">
Кіченок та Ебден уперше грають разом. Для українки – це третій виступ у мікстіна Ролан Гаррос: у 2019 році вона здобула одну перемогу з Сантьяго Гонсалесом(Мексика), а минулого сезону - з Рафаелем Матосом (Бразилія).</text:p>
      <text:p text:style-name="P4">
<text:span text:style-name="T4">
Читайте також:</text:span>
 <text:a xlink:type="simple" xlink:href="https://www.ukrinform.ua/rubric-sports/3717868-ukrainka-ludmila-kicenok-ta-ostapenko-postupilis-u-drugomu-koli-parnogo-rolan-garros.html" text:style-name="Internet_20_link" text:visited-style-name="Visited_20_Internet_20_Link">
 Українка Людмила <text:span text:style-name="T4">
Кіченок</text:span>
 та Остапенко поступились удругому колі парного «Ролан Гаррос» </text:a>
</text:p>
      <text:p text:style-name="P4">
Як повідомляв Укрінформ, сьогодні, 3 червня Людмила Кіченок також вилетіла зпарного розряду.</text:p>
      <text:p text:style-name="P4">
Фото: Getty Images</text:p>
      <text:p text:style-name="P4">
Source: <text:a xlink:type="simple" xlink:href="https://www.ukrinform.ua/rubric-sports/3717940-ludmila-kicenok-zaznala-porazki-u-drugomu-koli-zmisanogo-rozradu-rolan-garros.html" text:style-name="Internet_20_link" text:visited-style-name="Visited_20_Internet_20_Link">
https://www.ukrinform.ua/rubric-sports/3717940-ludmila-kicenok-zaznala-porazki-u-drugomu-koli-zmisanogo-rozradu-rolan-garros.html</text:a>
</text:p>
      <!--NEWS-->
      <text:h text:style-name="P10" text:outline-level="1">
<text:span text:style-name="T4">
Аналіз стану акумулятора: в Android 14 з'явилася одна з функцій iPhone</text:span>
</text:h>
      <text:p text:style-name="P4">
Authors: Ukrinform (Person)</text:p>
      <text:p text:style-name="P4">
Publisher: Укринформ (Organization)</text:p>
      <text:p text:style-name="P4">
Published Time: 2023-06-03T-3:13:00+03:00</text:p>
      <text:p text:style-name="P4">
Modified Time: 2023-06-03T21:13:00+03:00</text:p>
      <text:p text:style-name="P4">
Description: В Android 14 з'явилася одна з функцій iPhone - аналіз стану акумулятора. Поки що вона доступна в бета-версії нової операційної системи, втім після релізу стабільної версії восени стане доступна для всіх користувачів. — Укрінформ.</text:p>
      <text:p text:style-name="P4">
Images: ['<text:a xlink:type="simple" xlink:href="https://static.ukrinform.com/photos/2023_06/thumb_files/630_360_1685816057-526.jpg" text:style-name="Internet_20_link" text:visited-style-name="Visited_20_Internet_20_Link">
630_360_16858...</text:a>
']</text:p>
      <text:p text:style-name="P4">
Tags: ['Смартфон', 'Android', 'iPhone', 'Акумулятор']</text:p>
      <text:p text:style-name="P4">
Type: Article</text:p>
      <!--METADATA-->
      <text:p text:style-name="P4">
<draw:frame draw:style-name="fr1" draw:name="Image27" text:anchor-type="as-char" svg:width="6.9236in" svg:height="3.956343in" draw:z-index="0">
<draw:image xlink:href="../Images/yкринформ/2023-06-03T-3-13-00-03-00/630_360_1685816057-526.jpg" xlink:type="simple" xlink:show="embed" xlink:actuate="onLoad" draw:mime-type="image/jpeg"/>
</draw:frame>
 В Android14 з'явилася одна з функцій iPhone - аналіз стану акумулятора. Поки що вонадоступна в бета-версії нової операційної системи, втім після релізу стабільноїверсії восени стане доступна для всіх користувачів.</text:p>
      <text:p text:style-name="P4">
Як передає Укрінформ, про це повідомляє <text:a xlink:type="simple" xlink:href="https://www.fonearena.com/blog/395005/android-14-battery-health.html" text:style-name="Internet_20_link" text:visited-style-name="Visited_20_Internet_20_Link">
 Fonearena</text:a>
 .</text:p>
      <text:p text:style-name="P4">
Google створила нову функцію для смартфонів на базі Android 14, яка дозволяєаналізувати стан батареї. Завдяки ній користувачі зможуть дізнатися ємність ташвидкість зношення батареї на своєму пристрої, а також отримувати рекомендаціїщодо користування та її заміни.</text:p>
      <text:p text:style-name="P4">
</text:p>
      <text:p text:style-name="P4">
Нова функція BatteryManager вже доступна у налаштуваннях <text:a xlink:type="simple" xlink:href="https://www.ukrinform.ua/tag-smartfon" text:style-name="Internet_20_link" text:visited-style-name="Visited_20_Internet_20_Link">
 смартфонів</text:a>
 Google Pixel, які працюють на Android14 Beta 2. Також Google планує надати цю функцію розробникам, щоб вони моглистворювати програми для аналізу батареї на інших смартфонах.</text:p>
      <text:p text:style-name="P4">
За допомогою BatteryManager можна буде перевірити різні параметри батареї,такі як цикли заряджання, дата виробництва батареї, дата першого заряджання велектромережі, стан заряджання та інші дані.</text:p>
      <text:p text:style-name="P4">
<text:span text:style-name="T4">
Читайте також:</text:span>
 <text:a xlink:type="simple" xlink:href="https://www.ukrinform.ua/rubric-technology/3717424-nokia-predstavila-dva-budzetni-smartfoni.html" text:style-name="Internet_20_link" text:visited-style-name="Visited_20_Internet_20_Link">
 Nokia представила два бюджетні смартфони</text:a>
</text:p>
      <text:p text:style-name="P4">
Аналогічна функція, яка показує зношування батареї, вже доступна на iPhoneбільше п'яти років. Наразі невідомо, коли BatteryManager стане доступним длявсіх користувачів Android.</text:p>
      <text:p text:style-name="P4">
Реліз стабільної версії Android 14 очікується восени 2023 року.</text:p>
      <text:p text:style-name="P4">
Як повідомляв <text:a xlink:type="simple" xlink:href="https://www.ukrinform.ua/rubric-technology/3709572-google-zapuskae-funkcii-dla-posuku-fejkovih-ta-stucno-zgenerovanih-zobrazen.html" text:style-name="Internet_20_link" text:visited-style-name="Visited_20_Internet_20_Link">
 Укрінформ </text:a>
 , Google додає дві нові функції до пошуку фейковихта штучно згенерованих зображень для зменшення дезінформації на тлі розвиткусервісів штучного інтелекту.</text:p>
      <text:p text:style-name="P4">
Source: <text:a xlink:type="simple" xlink:href="https://www.ukrinform.ua/rubric-technology/3717926-analiz-stanu-akumulatora-v-android-14-zavilasa-odna-z-funkcij-iphone.html" text:style-name="Internet_20_link" text:visited-style-name="Visited_20_Internet_20_Link">
https://www.ukrinform.ua/rubric-technology/3717926-analiz-stanu-akumulatora-v-android-14-zavilasa-odna-z-funkcij-iphone.html</text:a>
</text:p>
      <!--NEWS-->
      <text:h text:style-name="P10" text:outline-level="1">
<text:span text:style-name="T4">
At Lyman direction Russian army shelled Nevske, Bilohorivka of Luhansk region and Verkhnokamy...</text:span>
</text:h>
      <text:p text:style-name="P4">
Authors: liveuamap (Language: en)</text:p>
      <text:p text:style-name="P4">
Time: 2023-06-03T-3:17:00</text:p>
      <text:p text:style-name="P4">
Location: Kramatorsk (Latitude:49.10838 Longtitude:37.94695)</text:p>
      <text:p text:style-name="P4">
Videos: []</text:p>
      <text:p text:style-name="P4">
Images: []</text:p>
      <text:p text:style-name="P4">
Tags: ["Russia"]</text:p>
      <text:p text:style-name="P4">
ID: 22567352</text:p>
      <!--METADATA-->
      <text:p text:style-name="P4">
At Lyman direction Russian army shelled Nevske, Bilohorivka of Luhansk regionand Verkhnokamyanske, Torske, Spirne, Rozdolivka of Donetsk region. Russianaviation conducted airstrikes at Bilohorivka of Luhansk region and Ivanivkaand Spirne of Donetsk region, - General Staff of Armed Forces of Ukraine saysin the morning report</text:p>
      <text:p text:style-name="P4">
News Collection Link: <text:a xlink:type="simple" xlink:href="https://liveuamap.com/en/2023/3-june-at-lyman-direction-russian-army-shelled-nevske-bilohorivka" text:style-name="Internet_20_link" text:visited-style-name="Visited_20_Internet_20_Link">
https://liveuamap.com/en/2023/3-june-at-lyman-direction-russian-army-shelled-nevske-bilohorivka</text:a>
</text:p>
      <text:p text:style-name="P4">
Source: <text:a xlink:type="simple" xlink:href="https://t.me/lumsrc/4976" text:style-name="Internet_20_link" text:visited-style-name="Visited_20_Internet_20_Link">
https://t.me/lumsrc/4976</text:a>
</text:p>
      <!--NEWS-->
      <text:h text:style-name="P10" text:outline-level="1">
<text:span text:style-name="T4">
Усик підписав контракт з саудівським промоутером</text:span>
</text:h>
      <text:p text:style-name="P4">
Authors: Ukrinform (Person)</text:p>
      <text:p text:style-name="P4">
Publisher: Укринформ (Organization)</text:p>
      <text:p text:style-name="P4">
Published Time: 2023-06-03T-42:55:31+03:00</text:p>
      <text:p text:style-name="P4">
Modified Time: 2023-06-03T21:55:31+03:00</text:p>
      <text:p text:style-name="P4">
Description: Компанія K2 залишається основним промоутером Усика. — Укрінформ.</text:p>
      <text:p text:style-name="P4">
Images: ['<text:a xlink:type="simple" xlink:href="https://static.ukrinform.com/photos/2023_06/thumb_files/630_360_1685818482-201.jpg" text:style-name="Internet_20_link" text:visited-style-name="Visited_20_Internet_20_Link">
630_360_16858...</text:a>
']</text:p>
      <text:p text:style-name="P4">
Tags: ['Бокс', 'Усик']</text:p>
      <text:p text:style-name="P4">
Type: Article</text:p>
      <!--METADATA-->
      <text:p text:style-name="P4">
<draw:frame draw:style-name="fr1" draw:name="Image29" text:anchor-type="as-char" svg:width="6.9236in" svg:height="3.956343in" draw:z-index="0">
<draw:image xlink:href="../Images/yкринформ/2023-06-03T-42-55-31-03-00/630_360_1685818482-201.jpg" xlink:type="simple" xlink:show="embed" xlink:actuate="onLoad" draw:mime-type="image/jpeg"/>
</draw:frame>
 КомпаніяK2 залишається основним промоутером Усика.</text:p>
      <text:p text:style-name="P4">
Промоутерська компанія Skill Challenge Promotions <text:a xlink:type="simple" xlink:href="https://www.instagram.com/reel/CtCZGXIphAw/" text:style-name="Internet_20_link" text:visited-style-name="Visited_20_Internet_20_Link">
 оголосила</text:a>
про підписання контракту з українським супертяжем Олександром Усиком, передаєУкрінформ.</text:p>
      <text:p text:style-name="P4">
Раніше повідомлялося, що ця компанія з Саудівської Аравії планує організуватибій Усика проти Тайсона Ф'юрі.</text:p>
      <text:p text:style-name="P4">
При цьому Усик зараз готується до бою в серпні проти обов'язкового претендентаДаніеля Дюбуа.</text:p>
      <text:p text:style-name="P4">
<text:span text:style-name="T4">
Читайте також:</text:span>
 <text:a xlink:type="simple" xlink:href="https://www.ukrinform.ua/rubric-sports/3717383-promouter-usika-nazvav-novu-datu-cempionskogo-poedinku-proti-dubua.html" text:style-name="Internet_20_link" text:visited-style-name="Visited_20_Internet_20_Link">
 Промоутер <text:span text:style-name="T4">
Усик</text:span>
 а назвав нову дату чемпіонськогопоєдинку проти Дюбуа </text:a>
</text:p>
      <text:p text:style-name="P4">
Skill Challenge Promotions планувала провести два супербої в один день угрудні: Усик - Ф'юрі та Джошуа - Вайлдер.</text:p>
      <text:p text:style-name="P4">
Фото: instagram.com/usykaa</text:p>
      <text:p text:style-name="P4">
Source: <text:a xlink:type="simple" xlink:href="https://www.ukrinform.ua/rubric-sports/3717938-usik-pidpisav-kontrakt-z-saudivskim-promouterom.html" text:style-name="Internet_20_link" text:visited-style-name="Visited_20_Internet_20_Link">
https://www.ukrinform.ua/rubric-sports/3717938-usik-pidpisav-kontrakt-z-saudivskim-promouterom.html</text:a>
</text:p>
      <!--NEWS-->
      <text:h text:style-name="P10" text:outline-level="1">
<text:span text:style-name="T4">
Росіяни за день 10 разів обстріляли прикордоння Сумщини</text:span>
</text:h>
      <text:p text:style-name="P4">
Authors: Ukrinform (Person)</text:p>
      <text:p text:style-name="P4">
Publisher: Укринформ (Organization)</text:p>
      <text:p text:style-name="P4">
Published Time: 2023-06-03T-44:46:00+03:00</text:p>
      <text:p text:style-name="P4">
Modified Time: 2023-06-03T21:46:00+03:00</text:p>
      <text:p text:style-name="P4">
Description: Російська армія за день 10 разів атакувала з артилерії і мінометів прикордонні території Сумської області, унаслідок чого пролунали 87 вибухів, є поранений та руйнування інфраструктури. — Укрінформ.</text:p>
      <text:p text:style-name="P4">
Images: ['<text:a xlink:type="simple" xlink:href="https://static.ukrinform.com/photos/2021_12/thumb_files/630_360_1640330796-210.jpeg" text:style-name="Internet_20_link" text:visited-style-name="Visited_20_Internet_20_Link">
630_360_16403...</text:a>
']</text:p>
      <text:p text:style-name="P4">
Tags: ['Обстріл', 'Сумщина', 'Війна з Росією']</text:p>
      <text:p text:style-name="P4">
Type: Article</text:p>
      <!--METADATA-->
      <text:p text:style-name="P4">
<draw:frame draw:style-name="fr1" draw:name="Image30" text:anchor-type="as-char" svg:width="6.9236in" svg:height="3.956343in" draw:z-index="0">
<draw:image xlink:href="../Images/yкринформ/2023-06-03T-44-46-00-03-00/630_360_1640330796-210.jpeg" xlink:type="simple" xlink:show="embed" xlink:actuate="onLoad" draw:mime-type="image/jpeg"/>
</draw:frame>
Російська армія за день 10 разів атакувала з артилерії і мінометів прикордоннітериторії Сумської області, унаслідок чого пролунали 87 вибухів, є пораненийта руйнування інфраструктури.</text:p>
      <text:p text:style-name="P4">
Як передає Укрінформ, про це Сумська обласна військова адміністраціяповідомила в <text:a xlink:type="simple" xlink:href="https://t.me/Sumy_news_ODA/16668" text:style-name="Internet_20_link" text:visited-style-name="Visited_20_Internet_20_Link">
 Телеграмі </text:a>
 .</text:p>
      <text:p text:style-name="P4">
"Протягом дня росіяни здійснили 10 обстрілів. Зафіксовано 87 вибухів. <text:a xlink:type="simple" xlink:href="https://www.ukrinform.ua/tag-obstril" text:style-name="Internet_20_link" text:visited-style-name="Visited_20_Internet_20_Link">
Обстрілів </text:a>
 зазнали Білопільська,Великописарівська, Краснопільська, Юнаківська громади. На жаль, є поранений таруйнування інфраструктури", - ідеться у повідомленні.</text:p>
      <text:p text:style-name="P4">
В Юнаківській громаді ворог здійснив мінометний обстріл – п'ять вибухів.Унаслідок одного з обстрілів цивільна особа отримала поранення,госпіталізована в лікарню.</text:p>
      <text:p text:style-name="P4">
У Великописарівській громаді загарбники здійснили артилерійський обстріл (САУ)– 12 вибухів. Унаслідок одного з обстрілів пошкоджено господарчу споруду тапричеп до легкового автомобіля. Також росіяни били з мінометів – 10 вибухів.</text:p>
      <text:p text:style-name="P4">
<text:span text:style-name="T4">
Читайте також:</text:span>
 <text:a xlink:type="simple" xlink:href="https://www.ukrinform.ua/rubric-ato/3717860-rosiani-trici-obstrilali-prikordonna-cernigivsini.html" text:style-name="Internet_20_link" text:visited-style-name="Visited_20_Internet_20_Link">
 Росіяни тричі <text:span text:style-name="T4">
обстріл</text:span>
 яли прикордоння Чернігівщини</text:a>
</text:p>
      <text:p text:style-name="P4">
У Краснопільській громаді був мінометний обстріл - вісім вибухів.</text:p>
      <text:p text:style-name="P4">
У Білопільській громаді росіяни били з мінометів – два вибухи, та АГС – 50вибухів.</text:p>
      <text:p text:style-name="P4">
Як повідомляв <text:a xlink:type="simple" xlink:href="https://www.ukrinform.ua/rubric-ato/3717674-vorog-za-dobu-obstrilav-visim-gromad-sumsini-zaginula-ludina-e-rujnuvanna.html" text:style-name="Internet_20_link" text:visited-style-name="Visited_20_Internet_20_Link">
 Укрінформ </text:a>
 ,минулої доби, 2 червня, внаслідок обстрілів прикордонних населених пунктівСумської області одна людина загинула і двоє зазнали поранень.</text:p>
      <text:p text:style-name="P4">
Source: <text:a xlink:type="simple" xlink:href="https://www.ukrinform.ua/rubric-ato/3717935-rosiani-za-den-10-raziv-obstrilali-prikordonna-sumsini.html" text:style-name="Internet_20_link" text:visited-style-name="Visited_20_Internet_20_Link">
https://www.ukrinform.ua/rubric-ato/3717935-rosiani-za-den-10-raziv-obstrilali-prikordonna-sumsini.html</text:a>
</text:p>
      <!--NEWS-->
      <text:h text:style-name="P10" text:outline-level="1">
<text:span text:style-name="T4">
Дівчинка, яка втратила ногу через ракетний удар, взяла участь у змаганнях з гімнастики</text:span>
</text:h>
      <text:p text:style-name="P4">
Authors: Ukrinform (Person)</text:p>
      <text:p text:style-name="P4">
Publisher: Укринформ (Organization)</text:p>
      <text:p text:style-name="P4">
Published Time: 2023-06-03T-46:34:00+03:00</text:p>
      <text:p text:style-name="P4">
Modified Time: 2023-06-03T21:34:00+03:00</text:p>
      <text:p text:style-name="P4">
Description: Семирічна Олександра Паскаль, яка торік втратила ногу під час російського ракетного обстрілу Одещини, сьогодні взяла участь у своїх перших змаганнях. — Укрінформ.</text:p>
      <text:p text:style-name="P4">
Images: ['<text:a xlink:type="simple" xlink:href="https://static.ukrinform.com/photos/2023_06/thumb_files/630_360_1685817175-331.jpg" text:style-name="Internet_20_link" text:visited-style-name="Visited_20_Internet_20_Link">
630_360_16858...</text:a>
']</text:p>
      <text:p text:style-name="P4">
Tags: ['Діти', 'Гімнастика', 'Спорт', 'Змагання', 'Війна з Росією']</text:p>
      <text:p text:style-name="P4">
Type: Article</text:p>
      <!--METADATA-->
      <text:p text:style-name="P4">
<draw:frame draw:style-name="fr1" draw:name="Image31" text:anchor-type="as-char" svg:width="6.9236in" svg:height="3.956343in" draw:z-index="0">
<draw:image xlink:href="../Images/yкринформ/2023-06-03T-46-34-00-03-00/630_360_1685817175-331.jpg" xlink:type="simple" xlink:show="embed" xlink:actuate="onLoad" draw:mime-type="image/jpeg"/>
</draw:frame>
 СемирічнаОлександра Паскаль, яка торік втратила ногу під час російського ракетногообстрілу Одещини, сьогодні взяла участь у своїх перших змаганнях.</text:p>
      <text:p text:style-name="P4">
Як передає Укрінформ, про це повідомила радниця – уповноважена ПрезидентаУкраїни з прав дитини та дитячої реабілітації Дар’я Герасимчук у <text:a xlink:type="simple" xlink:href="https://www.facebook.com/100006712215740/posts/pfbid0359Xne33C3Xq68z7VF4dU1jEJuXMH5eafNHDwMnvjMMYx9tVb2UDqG4JUs3vxL9LVl/" text:style-name="Internet_20_link" text:visited-style-name="Visited_20_Internet_20_Link">
 Фейсбуці</text:a>
.</text:p>
      <text:p text:style-name="P4">
«Щойно отримала повідомлення від Маши, мами Сашеньки Паскаль: «Сьогодні булинаші перші змагання!». Я дивилась і не могла повірити, як швидко вонареабілітувалась! А найголовніше, яка ж мотивація потужна повинна бути у7-річної дівчинки, щоб так реактивно повернутись в художню гімнастику зпротезом ноги», - сказала Герасимчук.</text:p>
      <text:p text:style-name="P4">
</text:p>
      <text:p text:style-name="P4">
Вона наголосила, що «ніякі рашисти зі своїми ракетами, поранення та ампутаціїне зламають українців».</text:p>
      <text:p text:style-name="P4">
</text:p>
      <text:p text:style-name="P4">
Як повідомлялося, Олександра Паскаль втратила ногу внаслідок російськогоракетного удару 16 травня 2022 року, який стався в смт Затока. РанішеОлександра займалась танцями та гімнастикою, виступала й отримувала нагороди.</text:p>
      <text:p text:style-name="P4">
У травні після влучання російської <text:span text:style-name="T4">
<text:a xlink:type="simple" xlink:href="https://www.ukrinform.ua/tag-raketnij-udar" text:style-name="Internet_20_link" text:visited-style-name="Visited_20_Internet_20_Link">
 ракети </text:a>
 </text:span>
 дитина опинилася під завалами. Понад два тижні дівчинкапровела в реанімації. У неї був відкритий перелом руки, зламані чотири ребра,травма голови та численні осколкові поранення. Лікарі змушені були ампутуватиїй ногу.</text:p>
      <text:p text:style-name="P4">
Source: <text:a xlink:type="simple" xlink:href="https://www.ukrinform.ua/rubric-sports/3717933-divcinka-aka-vtratila-nogu-cerez-raketnij-udar-vzala-ucast-u-zmagannah-z-gimnastiki.html" text:style-name="Internet_20_link" text:visited-style-name="Visited_20_Internet_20_Link">
https://www.ukrinform.ua/rubric-sports/3717933-divcinka-aka-vtratila-nogu-cerez-raketnij-udar-vzala-ucast-u-zmagannah-z-gimnastiki.html</text:a>
</text:p>
      <!--NEWS-->
      <text:h text:style-name="P10" text:outline-level="1">
<text:span text:style-name="T4">
Азар наприкінці сезону залишить «Реал»</text:span>
</text:h>
      <text:p text:style-name="P4">
Authors: Ukrinform (Person)</text:p>
      <text:p text:style-name="P4">
Publisher: Укринформ (Organization)</text:p>
      <text:p text:style-name="P4">
Published Time: 2023-06-03T-48:29:57+03:00</text:p>
      <text:p text:style-name="P4">
Modified Time: 2023-06-03T21:29:57+03:00</text:p>
      <text:p text:style-name="P4">
Description: Бельгієць провів 4 сезони у мадридській команді. — Укрінформ.</text:p>
      <text:p text:style-name="P4">
Images: ['<text:a xlink:type="simple" xlink:href="https://static.ukrinform.com/photos/2023_06/thumb_files/630_360_1685816903-223.jpg" text:style-name="Internet_20_link" text:visited-style-name="Visited_20_Internet_20_Link">
630_360_16858...</text:a>
']</text:p>
      <text:p text:style-name="P4">
Tags: ['Футбол', 'Реал Мадрид']</text:p>
      <text:p text:style-name="P4">
Type: Article</text:p>
      <!--METADATA-->
      <text:p text:style-name="P4">
<draw:frame draw:style-name="fr1" draw:name="Image34" text:anchor-type="as-char" svg:width="6.9236in" svg:height="3.956343in" draw:z-index="0">
<draw:image xlink:href="../Images/yкринформ/2023-06-03T-48-29-57-03-00/630_360_1685816903-223.jpg" xlink:type="simple" xlink:show="embed" xlink:actuate="onLoad" draw:mime-type="image/jpeg"/>
</draw:frame>
 Бельгієцьпровів 4 сезони у мадридській команді.</text:p>
      <text:p text:style-name="P4">
«Реал Мадрид» офіційно <text:a xlink:type="simple" xlink:href="https://theathletic.com/4577672/2023/06/03/eden-hazard-real-madrid-future/" text:style-name="Internet_20_link" text:visited-style-name="Visited_20_Internet_20_Link">
 повідомив</text:a>
про дострокове припинення співпраці з півзахисником Еденом Азаром, передаєУкрінформ.</text:p>
      <text:p text:style-name="P4">
32-річний бельгієць залишить команду наприкінці сезону, хоча контракт з нимбув розрахований до завершення наступного.</text:p>
      <text:p text:style-name="P4">
Азар перебрався до «Реалу» з «Челсі» у 2019 році орієнтовно за 100 мільйонівєвро, проте травми завадили хавбеку показати себе.</text:p>
      <text:p text:style-name="P4">
За 4 сезони в команді футболіст забив 7 голів та зробив 12 асистів у 76матчах.</text:p>
      <text:p text:style-name="P4">
<text:span text:style-name="T4">
Читайте також:</text:span>
 <text:a xlink:type="simple" xlink:href="https://www.ukrinform.ua/rubric-sports/3710685-man-siti-rozgromiv-real-i-vijsov-do-finalu-ligi-cempioniv.html" text:style-name="Internet_20_link" text:visited-style-name="Visited_20_Internet_20_Link">
 «Ман Сіті» розгромив «Реал» і вийшов до фіналу Лігичемпіонів </text:a>
</text:p>
      <text:p text:style-name="P4">
Як повідомляв Укрінформ, раніше Еден завершив кар'єру у збірній Бельгії.</text:p>
      <text:p text:style-name="P4">
Фото: Getty Images</text:p>
      <text:p text:style-name="P4">
Source: <text:a xlink:type="simple" xlink:href="https://www.ukrinform.ua/rubric-sports/3717931-azar-naprikinci-sezonu-zalisit-real.html" text:style-name="Internet_20_link" text:visited-style-name="Visited_20_Internet_20_Link">
https://www.ukrinform.ua/rubric-sports/3717931-azar-naprikinci-sezonu-zalisit-real.html</text:a>
</text:p>
      <!--NEWS-->
      <text:h text:style-name="P10" text:outline-level="1">
<text:span text:style-name="T4">
Надаль: Моє відновлення триватиме 5 місяців, якщо все піде добре</text:span>
</text:h>
      <text:p text:style-name="P4">
Authors: Ukrinform (Person)</text:p>
      <text:p text:style-name="P4">
Publisher: Укринформ (Organization)</text:p>
      <text:p text:style-name="P4">
Published Time: 2023-06-03T-50:23:43+03:00</text:p>
      <text:p text:style-name="P4">
Modified Time: 2023-06-03T21:23:43+03:00</text:p>
      <text:p text:style-name="P4">
Description: 22-разовий чемпіон турнірів серії Гренд Слем Рафаель Надаль переніс операцію на лівому стегні. — Укрінформ.</text:p>
      <text:p text:style-name="P4">
Images: ['<text:a xlink:type="simple" xlink:href="https://static.ukrinform.com/photos/2023_06/thumb_files/630_360_1685816508-988.jpg" text:style-name="Internet_20_link" text:visited-style-name="Visited_20_Internet_20_Link">
630_360_16858...</text:a>
']</text:p>
      <text:p text:style-name="P4">
Tags: ['Теніс', 'Надаль']</text:p>
      <text:p text:style-name="P4">
Type: Article</text:p>
      <!--METADATA-->
      <text:p text:style-name="P4">
<draw:frame draw:style-name="fr1" draw:name="Image35" text:anchor-type="as-char" svg:width="6.9236in" svg:height="3.956343in" draw:z-index="0">
<draw:image xlink:href="../Images/yкринформ/2023-06-03T-50-23-43-03-00/630_360_1685816508-988.jpg" xlink:type="simple" xlink:show="embed" xlink:actuate="onLoad" draw:mime-type="image/jpeg"/>
</draw:frame>
22-разовий чемпіон турнірів серії Гренд Слем Рафаель Надаль переніс операціюна лівому стегні.</text:p>
      <text:p text:style-name="P4">
Про це він <text:a xlink:type="simple" xlink:href="https://twitter.com/rafaelnadal/status/1664980509301125121" text:style-name="Internet_20_link" text:visited-style-name="Visited_20_Internet_20_Link">
 повідомив</text:a>
 у себе вТвіттері, передає Укрінформ.</text:p>
      <text:p text:style-name="P4">
«Привіт всім. Як ви знаєте, вчора ввечері мені зробили операцію. Все пройшлодобре, артроскопія була на лівому поперековому сухожиллі, через що я не грав зсічня. Стару травму губи мого лівого стегна також урегулювали, що, безумовно,допоможе кращому відновленню сухожилля. Хочу подякувати лікарям за їхнюроботу.</text:p>
      <text:p text:style-name="P4">
Негайно почну прогресивну функціональну реабілітацію. Нормальний процесвідновлення, як мені кажуть, становить 5 місяців, якщо все піде добре. Ще раздякую за всю підтримку, яку ви мені виявляли і яку ви мені надаєте щодня.Сьогодні також у мене день народження. Не в бажаному чи омріяному місці, хочавсе одно вдячний», - написав Надаль.</text:p>
      <text:p text:style-name="P4">
</text:p>
      <text:p text:style-name="P4">
Надаль травмувався на Australian Open, з того моменту він не виходить на корт.</text:p>
      <text:p text:style-name="P4">
<text:span text:style-name="T4">
Читайте також:</text:span>
 <text:a xlink:type="simple" xlink:href="https://www.ukrinform.ua/rubric-sports/3713626-nadal-ne-zigrae-na-vimbldoni2023.html" text:style-name="Internet_20_link" text:visited-style-name="Visited_20_Internet_20_Link">
 <text:span text:style-name="T4">
Надаль</text:span>
 не зіграє на «Вімблдоні-2023»</text:a>
</text:p>
      <text:p text:style-name="P4">
Як повідомляв Укрінформ, Надаль вперше з 2004 року пропустив «Ролан Гаррос», атакож знявся з «Вімблдону».</text:p>
      <text:p text:style-name="P4">
Фото: twitter.com/rafaelnadal , Getty Images</text:p>
      <text:p text:style-name="P4">
Source: <text:a xlink:type="simple" xlink:href="https://www.ukrinform.ua/rubric-sports/3717929-nadal-moe-vidnovlenna-trivatime-5-misaciv-akso-vse-pide-dobre.html" text:style-name="Internet_20_link" text:visited-style-name="Visited_20_Internet_20_Link">
https://www.ukrinform.ua/rubric-sports/3717929-nadal-moe-vidnovlenna-trivatime-5-misaciv-akso-vse-pide-dobre.html</text:a>
</text:p>
      <!--NEWS-->
      <text:h text:style-name="P10" text:outline-level="1">
<text:span text:style-name="T4">
У Києві поліцейські після ворожої атаки винесли боєприпас із палаючої будівлі</text:span>
</text:h>
      <text:p text:style-name="P4">
Authors: Ukrinform (Person)</text:p>
      <text:p text:style-name="P4">
Publisher: Укринформ (Organization)</text:p>
      <text:p text:style-name="P4">
Published Time: 2023-06-03T-52:13:00+03:00</text:p>
      <text:p text:style-name="P4">
Modified Time: 2023-06-03T21:13:00+03:00</text:p>
      <text:p text:style-name="P4">
Description: У Києві двоє поліцейських-вибухотехніків - Тарас Дмитрук та Роман Хоменко після одної із нещодавніх атак дронами винесли боєприпас із палаючої будівлі. — Укрінформ.</text:p>
      <text:p text:style-name="P4">
Images: ['<text:a xlink:type="simple" xlink:href="https://static.ukrinform.com/photos/2023_06/thumb_files/630_360_1685817368-394.jpg" text:style-name="Internet_20_link" text:visited-style-name="Visited_20_Internet_20_Link">
630_360_16858...</text:a>
']</text:p>
      <text:p text:style-name="P4">
Tags: ['Обстріл', 'Поліція', 'Пожежа', 'Вибух', 'Київ']</text:p>
      <text:p text:style-name="P4">
Type: Article</text:p>
      <!--METADATA-->
      <text:p text:style-name="P4">
<draw:frame draw:style-name="fr1" draw:name="Image37" text:anchor-type="as-char" svg:width="6.9236in" svg:height="3.956343in" draw:z-index="0">
<draw:image xlink:href="../Images/yкринформ/2023-06-03T-52-13-00-03-00/630_360_1685817368-394.jpg" xlink:type="simple" xlink:show="embed" xlink:actuate="onLoad" draw:mime-type="image/jpeg"/>
</draw:frame>
 У Києвідвоє поліцейських-вибухотехніків - Тарас Дмитрук та Роман Хоменко після одноїіз нещодавніх атак дронами винесли боєприпас із палаючої будівлі.</text:p>
      <text:p text:style-name="P4">
Як передає Укрінформ, про це Міністерство внутрішніх справ повідомляє у <text:a xlink:type="simple" xlink:href="https://t.me/mvs_ukraine/25911" text:style-name="Internet_20_link" text:visited-style-name="Visited_20_Internet_20_Link">
Телеграмі </text:a>
 .</text:p>
      <text:p text:style-name="P4">
"Поліцейські-вибухотехніки, Тарас Дмитрук та Роман Хоменко, зробили героїчнийвчинок, винісши боєприпас з палаючої будівлі у Києві. Вони попередилимасштабний вибух", - ідеться у повідомленні.</text:p>
      <text:p text:style-name="P4">
<text:span text:style-name="T4">
Читайте також:</text:span>
 <text:span text:style-name="T4">
<text:a xlink:type="simple" xlink:href="https://www.ukrinform.ua/rubric-regions/3717762-u-zaporizzi-na-plazi-diti-znajsli-minu.html" text:style-name="Internet_20_link" text:visited-style-name="Visited_20_Internet_20_Link">
 У Запоріжжі на пляжі діти знайшли міну</text:a>
 </text:span>
</text:p>
      <text:p text:style-name="P4">
Зазначається, що подія сталася у Голосіївському районі Києва. Під часчергового обстрілу столиці у будівлю однієї з фабрик впав уламок дрона,внаслідок чого сталося займання. У вогні залишилася нездетонована бойовачастина безпілотника. При високій температурі боєприпас міг здетонувати убудь-який момент та призвести до потужного вибуху із тяжкими наслідками.</text:p>
      <text:p text:style-name="P4">
<text:span text:style-name="T4">
Читайте також:</text:span>
 <text:span text:style-name="T4">
<text:a xlink:type="simple" xlink:href="https://www.ukrinform.ua/rubric-ato/3716910-u-hersoni-vnaslidok-obstrilu-poraneni-dvoe-ludej.html" text:style-name="Internet_20_link" text:visited-style-name="Visited_20_Internet_20_Link">
 У Херсоні внаслідок обстрілу поранені двоє людей</text:a>
 </text:span>
</text:p>
      <text:p text:style-name="P4">
На місце події негайно прибули всі екстрені служби, у тому числі поліцейські-вибухотехніки.</text:p>
      <text:p text:style-name="P4">
"Вони ризикували власним життям, щоб уникнути масштабного вибуху і врятуватибезліч людей. Ми дякуємо їм за їхню важливу роботу та мужність", - наголосилив МВС.</text:p>
      <text:p text:style-name="P4">
<text:span text:style-name="T4">
Читайте також:</text:span>
 <text:span text:style-name="T4">
<text:a xlink:type="simple" xlink:href="https://www.ukrinform.ua/rubric-regions/3717768-armia-rf-za-dobu-obstrilala-devat-regioniv-ukraini-zvedenna-ova.html" text:style-name="Internet_20_link" text:visited-style-name="Visited_20_Internet_20_Link">
 Армія РФ за добу обстріляла дев'ять регіонів України -зведення ОВА </text:a>
 </text:span>
</text:p>
      <text:p text:style-name="P4">
Як повідомляв Укрінформ, Сили та засоби протиповітряної оборони вночі 2 червнязнищили усі 15 російських крилатих ракет та 21 ударний дрон.</text:p>
      <text:p text:style-name="P4">
Source: <text:a xlink:type="simple" xlink:href="https://www.ukrinform.ua/rubric-kyiv/3717924-u-kievi-policejski-pisla-vorozoi-ataki-vinesli-boepripas-iz-palaucoi-budivli.html" text:style-name="Internet_20_link" text:visited-style-name="Visited_20_Internet_20_Link">
https://www.ukrinform.ua/rubric-kyiv/3717924-u-kievi-policejski-pisla-vorozoi-ataki-vinesli-boepripas-iz-palaucoi-budivli.html</text:a>
</text:p>
      <!--NEWS-->
      <text:h text:style-name="P10" text:outline-level="1">
<text:span text:style-name="T4">
Аналіз стану акумулятора: в Android 14 з'явилася одна з функцій iPhone</text:span>
</text:h>
      <text:p text:style-name="P4">
Authors: Ukrinform (Person)</text:p>
      <text:p text:style-name="P4">
Publisher: Укринформ (Organization)</text:p>
      <text:p text:style-name="P4">
Published Time: 2023-06-03T-54:13:00+03:00</text:p>
      <text:p text:style-name="P4">
Modified Time: 2023-06-03T21:13:00+03:00</text:p>
      <text:p text:style-name="P4">
Description: В Android 14 з'явилася одна з функцій iPhone - аналіз стану акумулятора. Поки що вона доступна в бета-версії нової операційної системи, втім після релізу стабільної версії восени стане доступна для всіх користувачів. — Укрінформ.</text:p>
      <text:p text:style-name="P4">
Images: ['<text:a xlink:type="simple" xlink:href="https://static.ukrinform.com/photos/2023_06/thumb_files/630_360_1685816057-526.jpg" text:style-name="Internet_20_link" text:visited-style-name="Visited_20_Internet_20_Link">
630_360_16858...</text:a>
']</text:p>
      <text:p text:style-name="P4">
Tags: ['Смартфон', 'Android', 'iPhone', 'Акумулятор']</text:p>
      <text:p text:style-name="P4">
Type: Article</text:p>
      <!--METADATA-->
      <text:p text:style-name="P4">
<draw:frame draw:style-name="fr1" draw:name="Image38" text:anchor-type="as-char" svg:width="6.9236in" svg:height="3.956343in" draw:z-index="0">
<draw:image xlink:href="../Images/yкринформ/2023-06-03T-54-13-00-03-00/630_360_1685816057-526.jpg" xlink:type="simple" xlink:show="embed" xlink:actuate="onLoad" draw:mime-type="image/jpeg"/>
</draw:frame>
 В Android14 з'явилася одна з функцій iPhone - аналіз стану акумулятора. Поки що вонадоступна в бета-версії нової операційної системи, втім після релізу стабільноїверсії восени стане доступна для всіх користувачів.</text:p>
      <text:p text:style-name="P4">
Як передає Укрінформ, про це повідомляє <text:a xlink:type="simple" xlink:href="https://www.fonearena.com/blog/395005/android-14-battery-health.html" text:style-name="Internet_20_link" text:visited-style-name="Visited_20_Internet_20_Link">
 Fonearena</text:a>
 .</text:p>
      <text:p text:style-name="P4">
Google створила нову функцію для смартфонів на базі Android 14, яка дозволяєаналізувати стан батареї. Завдяки ній користувачі зможуть дізнатися ємність ташвидкість зношення батареї на своєму пристрої, а також отримувати рекомендаціїщодо користування та її заміни.</text:p>
      <text:p text:style-name="P4">
</text:p>
      <text:p text:style-name="P4">
Нова функція BatteryManager вже доступна у налаштуваннях <text:a xlink:type="simple" xlink:href="https://www.ukrinform.ua/tag-smartfon" text:style-name="Internet_20_link" text:visited-style-name="Visited_20_Internet_20_Link">
 смартфонів</text:a>
 Google Pixel, які працюють на Android14 Beta 2. Також Google планує надати цю функцію розробникам, щоб вони моглистворювати програми для аналізу батареї на інших смартфонах.</text:p>
      <text:p text:style-name="P4">
За допомогою BatteryManager можна буде перевірити різні параметри батареї,такі як цикли заряджання, дата виробництва батареї, дата першого заряджання велектромережі, стан заряджання та інші дані.</text:p>
      <text:p text:style-name="P4">
<text:span text:style-name="T4">
Читайте також:</text:span>
 <text:a xlink:type="simple" xlink:href="https://www.ukrinform.ua/rubric-technology/3717424-nokia-predstavila-dva-budzetni-smartfoni.html" text:style-name="Internet_20_link" text:visited-style-name="Visited_20_Internet_20_Link">
 Nokia представила два бюджетні смартфони</text:a>
</text:p>
      <text:p text:style-name="P4">
Аналогічна функція, яка показує зношування батареї, вже доступна на iPhoneбільше п'яти років. Наразі невідомо, коли BatteryManager стане доступним длявсіх користувачів Android.</text:p>
      <text:p text:style-name="P4">
Реліз стабільної версії Android 14 очікується восени 2023 року.</text:p>
      <text:p text:style-name="P4">
Як повідомляв <text:a xlink:type="simple" xlink:href="https://www.ukrinform.ua/rubric-technology/3709572-google-zapuskae-funkcii-dla-posuku-fejkovih-ta-stucno-zgenerovanih-zobrazen.html" text:style-name="Internet_20_link" text:visited-style-name="Visited_20_Internet_20_Link">
 Укрінформ </text:a>
 , Google додає дві нові функції до пошуку фейковихта штучно згенерованих зображень для зменшення дезінформації на тлі розвиткусервісів штучного інтелекту.</text:p>
      <text:p text:style-name="P4">
Source: <text:a xlink:type="simple" xlink:href="https://www.ukrinform.ua/rubric-technology/3717926-analiz-stanu-akumulatora-v-android-14-zavilasa-odna-z-funkcij-iphone.html" text:style-name="Internet_20_link" text:visited-style-name="Visited_20_Internet_20_Link">
https://www.ukrinform.ua/rubric-technology/3717926-analiz-stanu-akumulatora-v-android-14-zavilasa-odna-z-funkcij-iphone.html</text:a>
</text:p>
      <!--NEWS-->
      <text:h text:style-name="P10" text:outline-level="1">
<text:span text:style-name="T4">
В Естонії почалися навчання Baltops за участю 50 кораблів НАТО</text:span>
</text:h>
      <text:p text:style-name="P4">
Authors: Ukrinform (Person)</text:p>
      <text:p text:style-name="P4">
Publisher: Укринформ (Organization)</text:p>
      <text:p text:style-name="P4">
Published Time: 2023-06-03T-57:55:00+03:00</text:p>
      <text:p text:style-name="P4">
Modified Time: 2023-06-03T20:55:00+03:00</text:p>
      <text:p text:style-name="P4">
Description: У суботу в Таллінні розпочалися найбільші в цьому році навчання в Балтійському морі Baltops 23, у яких беруть участь 50 бойових кораблів НАТО. На них відпрацьовують взаємодію сухопутні, повітряні та військово-морські сили 20 країн. — Укрінформ.</text:p>
      <text:p text:style-name="P4">
Images: ['<text:a xlink:type="simple" xlink:href="https://static.ukrinform.com/photos/2023_06/thumb_files/630_360_1685814762-240.jpg" text:style-name="Internet_20_link" text:visited-style-name="Visited_20_Internet_20_Link">
630_360_16858...</text:a>
']</text:p>
      <text:p text:style-name="P4">
Tags: ['Естонія', 'НАТО', 'Військові навчання', 'Флот']</text:p>
      <text:p text:style-name="P4">
Type: Article</text:p>
      <!--METADATA-->
      <text:p text:style-name="P4">
<draw:frame draw:style-name="fr1" draw:name="Image40" text:anchor-type="as-char" svg:width="6.9236in" svg:height="3.956343in" draw:z-index="0">
<draw:image xlink:href="../Images/yкринформ/2023-06-03T-57-55-00-03-00/630_360_1685814762-240.jpg" xlink:type="simple" xlink:show="embed" xlink:actuate="onLoad" draw:mime-type="image/jpeg"/>
</draw:frame>
 У суботув Таллінні розпочалися найбільші в цьому році навчання в Балтійському моріBaltops 23, у яких беруть участь 50 бойових кораблів НАТО. На нихвідпрацьовують взаємодію сухопутні, повітряні та військово-морські сили 20країн.</text:p>
      <text:p text:style-name="P4">
Про це повідомляє Укрінформ із посиланням на естонського <text:a xlink:type="simple" xlink:href="https://rus.err.ee/1608997558/v-uchenijah-baltops-v-tallinne-uchastvujut-50-korablej-nato" text:style-name="Internet_20_link" text:visited-style-name="Visited_20_Internet_20_Link">
 мовника ERR</text:a>
 .</text:p>
      <text:p text:style-name="P4">
Загалом у навчаннях Baltops, які проводяться 52-й раз, беруть участь близько6000 військовослужбовців військово-морських, сухопутних та повітряних сил.Союзники протягом двох тижнів відпрацюють протичовнову та протиповітрянуоборону, знешкодження боєприпасів та медико-рятувальні операції.</text:p>
      <text:p text:style-name="P4">
<text:a xlink:type="simple" xlink:href="https://www.ukrinform.ua/tag-estonia" text:style-name="Internet_20_link" text:visited-style-name="Visited_20_Internet_20_Link">
 Естонія </text:a>
 готувалася до навчаньприблизно три роки. Командувач ВМС Естонії командор Юрі Саска зазначив, щотакої кількості кораблів у Таллінні ніколи раніше не було. «У 2016 роціучасників було дещо менше, тобто тільки морська піхота та їхні кораблі. Але щеніколи не було такого, щоб усі кораблі розпочинали навчання з Таллінна», -сказав Саска.</text:p>
      <text:p text:style-name="P4">
Найбільшим кораблем, що прибув до Таллінна, є Mount Whitney, який належить6-му флоту США. З нього здійснюється керування всією операцією. «Ми проводимоці навчання, щоб зміцнити довіру між силами НАТО, щоб забезпечити хорошуспівпрацю та оперативні можливості, щоб, коли ми опинимося у бойовій ситуації,могли об'єднати наші сили та діяти як єдине ціле», - пояснив віцеадмірал ТомасІші, командувач 6-м флотом США.</text:p>
      <text:p text:style-name="P4">
Шведи також прибули на підводному човні, який працює на електриці та можезалишатися під водою, не спливаючи, більше місяця. Для багатьох членів екіпажунавчання Baltops стали першим міжнародним досвідом. «Ми маємо навчитися діятиспільно з великими силами. Можемо практикуватися тут з усім: великимикораблями, потужнішими гідролокаторами, вертольотами та патрульними літаками.Все це разом - рідкісна можливість для нас потренуватися», - сказав шведськийофіцер, капітан-лейтенант Моберг.</text:p>
      <text:p text:style-name="P4">
За словами заступника командувача Об'єднаного командування НАТО в Брюнсюмі(Нідерланди) генерал-лейтенанта Луїса Ланчареса, вступ Швеції до НАТО - лишепитання часу. Вперше як член НАТО в навчаннях беруть участь і фіни. «Моєповідомлення всім, хто сумнівається в НАТО, полягає в тому, що НАТО є великимвійськовим союзом, і ми більш ніж готові захищати всіх наших членів», -зазначив Ланчарес.</text:p>
      <text:p text:style-name="P4">
<text:span text:style-name="T4">
Читайте також:</text:span>
 <text:a xlink:type="simple" xlink:href="https://www.ukrinform.ua/rubric-world/3716313-finlandia-prijmae-navcanna-vijskovih-nato-v-arktici.html" text:style-name="Internet_20_link" text:visited-style-name="Visited_20_Internet_20_Link">
 Фінляндія приймає <text:span text:style-name="T4">
навчання</text:span>
 військових НАТО в Арктиці</text:a>
</text:p>
      <text:p text:style-name="P4">
У навчаннях також беруть участь два кораблі ВМС Естонії, а ВПС Естоніїкоординують навчання зі своїми союзниками.</text:p>
      <text:p text:style-name="P4">
Навчання завершаться 16 червня у Німеччині.</text:p>
      <text:p text:style-name="P4">
Як повідомляв <text:a xlink:type="simple" xlink:href="https://www.ukrinform.ua/rubric-world/3709145-v-estonii-rozpocinautsa-navcanna-nato-za-ucasti-14-tisac-vijskovih.html" text:style-name="Internet_20_link" text:visited-style-name="Visited_20_Internet_20_Link">
 Укрінформ </text:a>
 , у другій половина травня в Естонії пройшли двотижневіщорічні військові навчання НАТО Spring Storm ("Весняний шторм") за участюпонад 14 тисяч військовослужбовців.</text:p>
      <text:p text:style-name="P4">
<text:span text:style-name="T5">
Фото: Aleksander Espenberg/Kaitsevägi</text:span>
</text:p>
      <text:p text:style-name="P4">
Source: <text:a xlink:type="simple" xlink:href="https://www.ukrinform.ua/rubric-world/3717923-v-estonii-pocalisa-navcanna-baltops-za-ucastu-50-korabliv-nato.html" text:style-name="Internet_20_link" text:visited-style-name="Visited_20_Internet_20_Link">
https://www.ukrinform.ua/rubric-world/3717923-v-estonii-pocalisa-navcanna-baltops-za-ucastu-50-korabliv-nato.html</text:a>
</text:p>
      <!--NEWS-->
      <text:h text:style-name="P10" text:outline-level="1">
<text:span text:style-name="T4">
Чілдрен Кінофест оголосив міжнародну програму і Посла фестивалю</text:span>
</text:h>
      <text:p text:style-name="P4">
Authors: Ukrinform (Person)</text:p>
      <text:p text:style-name="P4">
Publisher: Укринформ (Organization)</text:p>
      <text:p text:style-name="P4">
Published Time: 2023-06-03T-59:54:00+03:00</text:p>
      <text:p text:style-name="P4">
Modified Time: 2023-06-03T20:54:00+03:00</text:p>
      <text:p text:style-name="P4">
Description: Ювілейний 10-й Міжнародний фестиваль «Чілдрен Кінофест», який проходить за підтримки Українського культурного фонду, оголосив міжнародну програму і Посла фестивалю. — Укрінформ.</text:p>
      <text:p text:style-name="P4">
Images: ['<text:a xlink:type="simple" xlink:href="https://static.ukrinform.com/photos/2023_06/thumb_files/630_360_1685814145-143.jpg" text:style-name="Internet_20_link" text:visited-style-name="Visited_20_Internet_20_Link">
630_360_16858...</text:a>
', '<text:a xlink:type="simple" xlink:href="https://static.ukrinform.com/photos/2023_06/1685815023-676.jpg" text:style-name="Internet_20_link" text:visited-style-name="Visited_20_Internet_20_Link">
1685815023-67...</text:a>
']</text:p>
      <text:p text:style-name="P4">
Tags: ['Чілдрен Кінофест']</text:p>
      <text:p text:style-name="P4">
Type: Article</text:p>
      <!--METADATA-->
      <text:p text:style-name="P4">
<draw:frame draw:style-name="fr1" draw:name="Image41" text:anchor-type="as-char" svg:width="6.9236in" svg:height="3.956343in" draw:z-index="0">
<draw:image xlink:href="../Images/yкринформ/2023-06-03T-59-54-00-03-00/630_360_1685814145-143.jpg" xlink:type="simple" xlink:show="embed" xlink:actuate="onLoad" draw:mime-type="image/jpeg"/>
</draw:frame>
 Ювілейний10-й Міжнародний фестиваль «Чілдрен Кінофест», який проходить за підтримкиУкраїнського культурного фонду, оголосив міжнародну програму і Послафестивалю.</text:p>
      <text:p text:style-name="P4">
Про це Укрінформу розповіли організатори заходу - кінокомпанія «АртхаусТрафік».</text:p>
      <text:p text:style-name="P4">
«У Міжнародну конкурсну програму найбільшого дитячого кінофестивалю Україниувійшли українське фентезі та шість фільмів з інших країн Європи, а музикантЄвген Філатов (The Maneken) став почесним амбасадором події, який представляєкіноогляд у публічному середовищі, допомагаючи поширювати ключові ідеїініціативи», - сказали в кінокомпанії.</text:p>
      <text:p text:style-name="P4">
«Останніми роками розвиток кіно в Україні набув стрімкого зросту і, як намене, саме зараз ми проживаємо особливий час для формування автентичногоукраїнського кіно. Нам є про що розказати, що показати світові, і закарбуватинаше сьогодення в кінострічках на роки. А діти - це наше майбутнє, які вжесьогодні мають шанс проявити себе в цьому дуже складному, але неймовірнофантастичному виді мистецтва», - розповів музикант, композитор, аранжувальник,продюсер, член Європейської кіноакадемії, композитор та ведучий YouTube-проєкту «Як звучить Україна», фронтмен гурту The Maneken, композитор ісаундпродюсер ONUKA Євген Філатов.</text:p>
      <text:p text:style-name="P4">
<draw:frame draw:style-name="fr1" draw:name="Image42" text:anchor-type="as-char" svg:width="6.9236in" svg:height="8.660911in" draw:z-index="0">
<draw:image xlink:href="../Images/yкринформ/2023-06-03T-59-54-00-03-00/1685815023-676.jpg" xlink:type="simple" xlink:show="embed" xlink:actuate="onLoad" draw:mime-type="image/jpeg"/>
</draw:frame>
</text:p>
      <text:p text:style-name="P4">
Також Чілдрен Кінофест представив <text:a xlink:type="simple" xlink:href="https://www.ukrinform.ua/tag-kino" text:style-name="Internet_20_link" text:visited-style-name="Visited_20_Internet_20_Link">
 фільми </text:a>
 , що ввійшли в Міжнародний конкурс, переможця якого визначатьвідвідувачі фестивалю шляхом глядацького голосування. У програмі — сімрізножанрових європейських стрічок для різних вікових категорій. Подивитисякартини можна буде в кінотеатрах 10 українських міст (Київ, Львів, Вінниця,Житомир, Чернівці, Дніпро, Луцьк, Одеса, Полтава, Хмельницький, Чернігів).</text:p>
      <text:p text:style-name="P4">
Україну в міжнародному конкурсі Чілдрен Кінофесту представляє пригодницькефентезі «Джура-королевич». Картина розповідає про боротьбу добра проти зла,котру має очолити юнак, який випадково дізнається, що є нащадком славетногокороля. У стрічці зіграли українські зірки Максим Самчик, Таїсія-Оксана Щурук,Аліна Коваленко, В'ячеслав Довженко, Олексій Вертинський та інші.</text:p>
      <text:p text:style-name="P4">
У програму ввійшли дві анімаційні роботи. Учасник дитячого конкурсу Берліналета номінант Європейського кінопризу «Паця» (Нідерланди, Бельгія) — мультфільмпро порося, яке стає домашнім улюбленцем дев’ятирічної дівчинки. Норвезькастрічка «Неймовірна подорож на Північний полюс» — заснована на реальних подіяхісторія чотирилапої учасниці полярної експедиції на дирижаблі.</text:p>
      <text:p text:style-name="P4">
Покажуть на фестивалі й пригодницький фільм «Пригоди на Гелловін» (Данія) прохлопчика, який намагається розшукати свою раптово зниклу сестру унайстрашніший вечір у році. На батьківщині стрічки робота стала номінанткоюнаціональної кінопремії.</text:p>
      <text:p text:style-name="P4">
Також у програмі представлені дві сімейні комедії. Призерка Сараєвськогокінофестивалю «Планета Ґаї» розповідає про 14-річну дівчину, яка має дати радуз заздрісними однокласниками, зламом її профілю в соцмережах та ще й допомогтимісцевому власнику закладу дати відсіч шантажистам. «Душа команди» (Іспанія) —фільм про черницю, яка засновує у школі-інтернаті футбольну команду, щобупоратися з бешкетниками-вихованцями.</text:p>
      <text:p text:style-name="P4">
Найменших глядачів на Чілдрен Кінофесті чекатиме призер Міжнародного дитячогокінофестивалю в Чикаґо — казкова німецька стрічка «Зіронька Лаури». Цеекранізація серії книг відомого дитячого письменника Клауса Баумґарта. Головнагероїня — дівчинка, яка стає найкращою подругою зірки, що впала з неба.</text:p>
      <text:p text:style-name="P4">
Також у межах фестивалю відбудуться позаконкурсні покази в кінотеатрах. Юніглядачі ознайомляться зі світовою класикою — фільмом Аґнєшки Голланд «Таємнийсад», що цього року відзначає 30-річчя з дати виходу. Крім цього традиційно навеликих екранах продемонструють і торішнього переможця — пригодницьке фентезі«Пекельна Хоругва, або Різдво Козацьке» українського виробництва.</text:p>
      <text:p text:style-name="P4">
Для онлайн-перегляду організатори підготували спеціальну ювілейну програму —добірку фільмів-переможців Чілдрен Кінофесту попередніх років.</text:p>
      <text:p text:style-name="P4">
У кінотеатрах і в онлайн-форматі будуть показані фільми-фіналісти Дитячогокіноконкурсу, який всьоме проходить у межах фестивалю. Фіналісти будутьоголошені вже незабаром, а призерів визначить професійне журі, до якоговвійшли режисерка анімаційного фільму «Мавка. Лісова Пісня» та авторкамультсеріалу «Пес Патрон» Олександра Рубан, режисер і сценарист стрічки«Памфір» Дмитро Сухолиткий-Собчук та акторка Римма Зюбіна («Гніздо горлиці»,«Люся Інтерн»).</text:p>
      <text:p text:style-name="P4">
<text:span text:style-name="T4">
Читайте також:</text:span>
 <text:a xlink:type="simple" xlink:href="https://www.ukrinform.ua/rubric-culture/3717638-u-kievi-startuvav-20j-miznarodnij-kinofestival-docudays-ua.html" text:style-name="Internet_20_link" text:visited-style-name="Visited_20_Internet_20_Link">
 У Києві стартував 20-й Міжнародний <text:span text:style-name="T4">
кінофестиваль</text:span>
Docudays UA </text:a>
</text:p>
      <text:p text:style-name="P4">
Чілдрен Кінофест — найбільший в Україні кінофестиваль для дітей і підлітків,створений з метою виховання нового покоління кіноглядачів в Україні, розвиткупрактик сімейного культурного дозвілля та просування мистецтва кіно. За весьчас від заснування у 2014 році подію відвідали понад 250 тисяч глядачів іглядачок. Від започаткування Дитячого кіноконкурсу на нього було подано вжепонад тисячу робіт, 25 із яких стали призерами.</text:p>
      <text:p text:style-name="P4">
10-й Чілдрен Кінофест відбудеться з 30 червня до 9 липня. Покази міжнародноїпрограми та фільму-ретроспективи пройдуть у кінотеатрах українських міст.Покази спеціальної ювілейної програми (добірки фільмів-переможців минулихроків) відбудуться онлайн. Фільми-фіналісти Дитячого кіноконкурсу будутьпоказані в кінотеатрах і онлайн. Усі події безкоштовні за реєстрацією.Реєстрація на кінотеатральні покази організованих груп чисельністю понад 5осіб уже триває - для цього необхідно сконтактувати <text:a xlink:type="simple" xlink:href="http://childrenkinofest.com/ua/schedule/" text:style-name="Internet_20_link" text:visited-style-name="Visited_20_Internet_20_Link">
 <text:span text:style-name="T5">
з локальнимикоординаторами</text:span>
 </text:a>
 . Індивідуальнареєстрація відвідувачів на кінотеатральні покази розпочнеться за тиждень допочатку фестивалю.</text:p>
      <text:p text:style-name="P4">
<text:span text:style-name="T5">
Фото: Чілдрен Кінофест</text:span>
</text:p>
      <text:p text:style-name="P4">
Source: <text:a xlink:type="simple" xlink:href="https://www.ukrinform.ua/rubric-culture/3717922-cildren-kinofest-ogolosiv-miznarodnu-programu-i-posla-festivalu.html" text:style-name="Internet_20_link" text:visited-style-name="Visited_20_Internet_20_Link">
https://www.ukrinform.ua/rubric-culture/3717922-cildren-kinofest-ogolosiv-miznarodnu-programu-i-posla-festivalu.html</text:a>
</text:p>
      <!--NEWS-->
      <text:h text:style-name="P10" text:outline-level="1">
<text:span text:style-name="T4">
Мессі покине «ПСЖ» наприкінці сезону</text:span>
</text:h>
      <text:p text:style-name="P4">
Authors: Ukrinform (Person)</text:p>
      <text:p text:style-name="P4">
Publisher: Укринформ (Organization)</text:p>
      <text:p text:style-name="P4">
Published Time: 2023-06-03T-61:45:00+03:00</text:p>
      <text:p text:style-name="P4">
Modified Time: 2023-06-03T20:45:00+03:00</text:p>
      <text:p text:style-name="P4">
Description: Аргентинець виступав за паризький клуб з літа 2021 року. — Укрінформ.</text:p>
      <text:p text:style-name="P4">
Images: ['<text:a xlink:type="simple" xlink:href="https://static.ukrinform.com/photos/2023_06/thumb_files/630_360_1685814428-303.jpg" text:style-name="Internet_20_link" text:visited-style-name="Visited_20_Internet_20_Link">
630_360_16858...</text:a>
']</text:p>
      <text:p text:style-name="P4">
Tags: ['Футбол', 'Мессі', 'Парі Сен-Жермен']</text:p>
      <text:p text:style-name="P4">
Type: Article</text:p>
      <!--METADATA-->
      <text:p text:style-name="P4">
<draw:frame draw:style-name="fr1" draw:name="Image43" text:anchor-type="as-char" svg:width="6.9236in" svg:height="3.956343in" draw:z-index="0">
<draw:image xlink:href="../Images/yкринформ/2023-06-03T-61-45-00-03-00/630_360_1685814428-303.jpg" xlink:type="simple" xlink:show="embed" xlink:actuate="onLoad" draw:mime-type="image/jpeg"/>
</draw:frame>
Аргентинець виступав за паризький клуб з літа 2021 року.</text:p>
      <text:p text:style-name="P4">
«ПСЖ» офіційно <text:a xlink:type="simple" xlink:href="https://www.psg.fr/equipes/equipe-premiere/content/leo-messi-merci-paris-saint-germain-2022-2023" text:style-name="Internet_20_link" text:visited-style-name="Visited_20_Internet_20_Link">
 повідомив </text:a>
 , що ЛіонельМессі залишає команду наприкінці сезону 2022/23, передає Укрінформ.</text:p>
      <text:p text:style-name="P4">
«Дякую клубу, Парижу та його жителям за ці два роки. Я бажаю їм всьогонайкращого в майбутньому», - сказав Мессі.</text:p>
      <text:p text:style-name="P4">
</text:p>
      <text:p text:style-name="P4">
35-річний аргентинець виступав за паризький клуб з літа 2021 року. На йогорахунку 32 голи та 35 асистів у 74 матчах.</text:p>
      <text:p text:style-name="P4">
Разом з командою футболіст виграв два чемпіонати Франції та Суперкубок країни.</text:p>
      <text:p text:style-name="P4">
Також після завершення сезону «ПСЖ» залишить 37-річний захисник Серхіо Рамос.Як і Мессі, іспанець провів у складі французького гранда два сезони.</text:p>
      <text:p text:style-name="P4">
<text:span text:style-name="T4">
Читайте також:</text:span>
 <text:a xlink:type="simple" xlink:href="https://www.ukrinform.ua/rubric-sports/3716673-zmi-nejmar-vidhiliv-propoziciu-iz-saudivskoi-aravii.html" text:style-name="Internet_20_link" text:visited-style-name="Visited_20_Internet_20_Link">
 ЗМІ: Неймар відхилив пропозицію із Саудівської Аравії</text:a>
</text:p>
      <text:p text:style-name="P4">
Як повідомляв Укрінформ, «ПСЖ» достроково став чемпіоном Франції-2022/23,команда Крістофа Галтьє завершить сезон 3 червня матчем із «Клермоном».</text:p>
      <text:p text:style-name="P4">
Фото: psg.fr</text:p>
      <text:p text:style-name="P4">
Source: <text:a xlink:type="simple" xlink:href="https://www.ukrinform.ua/rubric-sports/3717921-messi-pokine-psz-naprikinci-sezonu.html" text:style-name="Internet_20_link" text:visited-style-name="Visited_20_Internet_20_Link">
https://www.ukrinform.ua/rubric-sports/3717921-messi-pokine-psz-naprikinci-sezonu.html</text:a>
</text:p>
      <!--NEWS-->
      <text:h text:style-name="P10" text:outline-level="1">
<text:span text:style-name="T4">
Цуренко здобула перемогу в третьому раунді «Ролан Гаррос»</text:span>
</text:h>
      <text:p text:style-name="P4">
Authors: Ukrinform (Person)</text:p>
      <text:p text:style-name="P4">
Publisher: Укринформ (Organization)</text:p>
      <text:p text:style-name="P4">
Published Time: 2023-06-03T-63:30:00+03:00</text:p>
      <text:p text:style-name="P4">
Modified Time: 2023-06-03T20:30:00+03:00</text:p>
      <text:p text:style-name="P4">
Description: Українка перемогла Б’янку Андреєску з Канади. — Укрінформ.</text:p>
      <text:p text:style-name="P4">
Images: ['<text:a xlink:type="simple" xlink:href="https://static.ukrinform.com/photos/2023_06/thumb_files/630_360_1685813365-472.jpg" text:style-name="Internet_20_link" text:visited-style-name="Visited_20_Internet_20_Link">
630_360_16858...</text:a>
']</text:p>
      <text:p text:style-name="P4">
Tags: ['Цуренко', 'Теніс']</text:p>
      <text:p text:style-name="P4">
Type: Article</text:p>
      <!--METADATA-->
      <text:p text:style-name="P4">
<draw:frame draw:style-name="fr1" draw:name="Image45" text:anchor-type="as-char" svg:width="6.9236in" svg:height="3.956343in" draw:z-index="0">
<draw:image xlink:href="../Images/yкринформ/2023-06-03T-63-30-00-03-00/630_360_1685813365-472.jpg" xlink:type="simple" xlink:show="embed" xlink:actuate="onLoad" draw:mime-type="image/jpeg"/>
</draw:frame>
 Українкаперемогла Б’янку Андреєску з Канади.</text:p>
      <text:p text:style-name="P4">
Українська тенісистка Леся Цуренко пробилась до 1/8 фіналу Відкритогочемпіонату Франції, передає Укрінформ.</text:p>
      <text:p text:style-name="P4">
У третьому колі українка розгромила канадку Андреєску – 6:1, 6:1. Цуренковіддала канадці лише два гейми. Матч тривав 1 годину 3 хвилини.</text:p>
      <text:p text:style-name="P4">
У наступному раунді «Ролан Гаррос» Цуренко зіграє з першою ракеткою світу -чинною чемпіонкою турніру Ігою Швьонтек з Польщі.</text:p>
      <text:p text:style-name="P4">
Українка вчетверте у кар'єрі зіграє на цій стадії турніру Гренд Слем, зокремавдруге у Парижі: п'ять років тому вона не дограла матч проти ГарбіньєМугуруси.</text:p>
      <text:p text:style-name="P4">
<text:span text:style-name="T4">
Читайте також:</text:span>
 <text:a xlink:type="simple" xlink:href="https://www.ukrinform.ua/rubric-sports/3717591-svitolina-obigrala-rosianku-blinkovu-u-tretomu-koli-rolan-garros.html" text:style-name="Internet_20_link" text:visited-style-name="Visited_20_Internet_20_Link">
 <text:span text:style-name="T4">
Світоліна</text:span>
 обіграла росіянку Блінкову у третьому колі«Ролан Гаррос» </text:a>
</text:p>
      <text:p text:style-name="P4">
Як повідомляв Укрінформ, Еліна Світоліна пробилась до 1/8 фіналу Відкритогочемпіонату Франції.</text:p>
      <text:p text:style-name="P4">
Фото: Getty Images</text:p>
      <text:p text:style-name="P4">
Source: <text:a xlink:type="simple" xlink:href="https://www.ukrinform.ua/rubric-sports/3717920-curenko-zdobula-peremogu-v-tretomu-raundi-rolan-garros.html" text:style-name="Internet_20_link" text:visited-style-name="Visited_20_Internet_20_Link">
https://www.ukrinform.ua/rubric-sports/3717920-curenko-zdobula-peremogu-v-tretomu-raundi-rolan-garros.html</text:a>
</text:p>
      <!--NEWS-->
      <text:h text:style-name="P10" text:outline-level="1">
<text:span text:style-name="T4">
«Тиждень швейцарського кіно» пройде у Києві</text:span>
</text:h>
      <text:p text:style-name="P4">
Authors: Ukrinform (Person)</text:p>
      <text:p text:style-name="P4">
Publisher: Укринформ (Organization)</text:p>
      <text:p text:style-name="P4">
Published Time: 2023-06-03T-65:14:12+03:00</text:p>
      <text:p text:style-name="P4">
Modified Time: 2023-06-03T20:14:12+03:00</text:p>
      <text:p text:style-name="P4">
Description: Фестиваль «Тиждень швейцарського кіно» вшосте відбудеться у класичному форматі з 9 по 14 червня в київському кінотеатрі «Жовтень». — Укрінформ.</text:p>
      <text:p text:style-name="P4">
Images: ['<text:a xlink:type="simple" xlink:href="https://static.ukrinform.com/photos/2018_09/thumb_files/630_360_1538176474-3876.jpg" text:style-name="Internet_20_link" text:visited-style-name="Visited_20_Internet_20_Link">
630_360_15381...</text:a>
']</text:p>
      <text:p text:style-name="P4">
Tags: ['Кіно', 'Швейцарія', 'Київ']</text:p>
      <text:p text:style-name="P4">
Type: Article</text:p>
      <!--METADATA-->
      <text:p text:style-name="P4">
<draw:frame draw:style-name="fr1" draw:name="Image46" text:anchor-type="as-char" svg:width="6.9236in" svg:height="3.956343in" draw:z-index="0">
<draw:image xlink:href="../Images/yкринформ/2023-06-03T-65-14-12-03-00/630_360_1538176474-3876.jpg" xlink:type="simple" xlink:show="embed" xlink:actuate="onLoad" draw:mime-type="image/jpeg"/>
</draw:frame>
Фестиваль «Тиждень швейцарського кіно» вшосте відбудеться у класичному форматіз 9 по 14 червня в київському кінотеатрі «Жовтень».</text:p>
      <text:p text:style-name="P4">
Про це Укрінформу повідомили в кінокомпанії «Артхаус Трафік», яка проводитьподію спільно з посольством Швейцарії в Україні.</text:p>
      <text:p text:style-name="P4">
«У програму кіноогляду ввійшли знакові стрічки виробництва Швейцарії 2021-2023років. Серед них учасники Каннського й Берлінського кінофестивалів: історичнідрами про австрійську імператрицю Сісі та знану європейську письменницьку паруІнґеборґ Бахман і Макса Фріша, драма від найвідомішої швейцарської режисеркиУрсули Маєр, а також стрічка про Євромайдан, яка висувалася Швейцарією на«Оскар», - розповіли в кінокомпанії.</text:p>
      <text:p text:style-name="P4">
Фестиваль відкриється історичною біографічною драмою «Закохана в пустелі»режисерки Марґарете фон Тротта з офіційного конкурсу цьогорічного Берлінале.Знята за реальними подіями стрічка розповідає про кризу в стосунках ІнґеборґБахман і Макса Фріша – одних із найвизначніших письменників 20 століття.Головні ролі виконують зірка картин «Три мушкетери: Д’Артаньян» і «Корсет»Вікі Кріпс (найкраща європейська акторка 2022 року за версією Європейськоїкіноакадемії), а також Рональд Церфельд, відомий за серіалом «Вавилон-Берлін».</text:p>
      <text:p text:style-name="P4">
Ще один історичний байопік у програмі – стрічка «Сісі і я» режисерки ФраукеФінстервальдер. Це також цьогорічна прем’єра Берлінського фестивалю – фільмпоказали в секції «Панорама», до якої відбирають стрічки з яскраво вираженимполітичним, гендерним або соціальним контекстом. У центрі сюжету – графиня,яка стає супутницею найпопулярнішої жінки своєї доби – австрійськоїімператриці Сісі. Роль монархині виконує Сандра Гюллер («Неідеальний чоловік»,«Тоні Ердманн»).</text:p>
      <text:p text:style-name="P4">
Третя картина фестивалю, знята жінкою — «Лінія» з офіційного конкурсуторішнього Берлінале. Режисерка Урсула Маєр («Щоденник мого розуму», «МостиСараєва», «Дім») – найвідоміша жінка, яка представляє кінематограф Швейцарії.Драматичні події фільму розгортаються в сім’ї головної героїні, яка отримуєсудову заборону наближатися до родинного будинку після того, як ударила своюматір.</text:p>
      <text:p text:style-name="P4">
<text:span text:style-name="T4">
Читайте також:</text:span>
 <text:a xlink:type="simple" xlink:href="https://www.ukrinform.ua/rubric-culture/3717391-kinocerven-korolivski-ostanki-litauci-tarilki-i-novi-pohodenki-indiani-dzonsa.html" text:style-name="Internet_20_link" text:visited-style-name="Visited_20_Internet_20_Link">
 Кіночервень: Королівські останки, літаючі тарілки і новіпоходеньки Індіани Джонса </text:a>
</text:p>
      <text:p text:style-name="P4">
На фестивалі також покажуть зняту за участі українських кінематографістівкартину «Ольга». Дебютна повнометражна робота режисера Елі Ґраппа впершепобачила світ у Каннах 2021 року, а українську прем’єру мала того ж року наОдеському міжнародному кінофестивалі. <text:a xlink:type="simple" xlink:href="https://www.ukrinform.ua/tag-svejcaria" text:style-name="Internet_20_link" text:visited-style-name="Visited_20_Internet_20_Link">
 Швейцарія</text:a>
 ж висувала фільм на здобуття Премії«Оскар» у категорії «Найкраща міжнародна стрічка». У картині йдеться проукраїнську гімнастку, що має зробити складний життєвий вибір, доки в її країнівідбувається Євромайдан.</text:p>
      <text:p text:style-name="P4">
Source: <text:a xlink:type="simple" xlink:href="https://www.ukrinform.ua/rubric-culture/3717915-tizden-svejcarskogo-kino-projde-u-kievi.html" text:style-name="Internet_20_link" text:visited-style-name="Visited_20_Internet_20_Link">
https://www.ukrinform.ua/rubric-culture/3717915-tizden-svejcarskogo-kino-projde-u-kievi.html</text:a>
</text:p>
      <!--NEWS-->
      <text:h text:style-name="P10" text:outline-level="1">
<text:span text:style-name="T4">
At Avdiyivka direction Russian army shelled Avdiyivka, Pervomayske and Karlivka of Donetsk re...</text:span>
</text:h>
      <text:p text:style-name="P4">
Authors: liveuamap (Language: en)</text:p>
      <text:p text:style-name="P4">
Time: 2023-06-03T-6:18:00</text:p>
      <text:p text:style-name="P4">
Location: Donetsk (Latitude:48.09666 Longtitude:37.5844)</text:p>
      <text:p text:style-name="P4">
Videos: []</text:p>
      <text:p text:style-name="P4">
Images: []</text:p>
      <text:p text:style-name="P4">
Tags: ["Russia"]</text:p>
      <text:p text:style-name="P4">
ID: 22567346</text:p>
      <!--METADATA-->
      <text:p text:style-name="P4">
At Avdiyivka direction Russian army shelled Avdiyivka, Pervomayske andKarlivka of Donetsk region. Russian aviation conducted airstrike at Avdiyivka,- General Staff of Armed Forces of Ukraine says in the morning report</text:p>
      <text:p text:style-name="P4">
News Collection Link: <text:a xlink:type="simple" xlink:href="https://liveuamap.com/en/2023/3-june-at-avdiyivka-direction-russian-army-shelled-avdiyivka" text:style-name="Internet_20_link" text:visited-style-name="Visited_20_Internet_20_Link">
https://liveuamap.com/en/2023/3-june-at-avdiyivka-direction-russian-army-shelled-avdiyivka</text:a>
</text:p>
      <text:p text:style-name="P4">
Source: <text:a xlink:type="simple" xlink:href="https://t.me/lumsrc/4978" text:style-name="Internet_20_link" text:visited-style-name="Visited_20_Internet_20_Link">
https://t.me/lumsrc/4978</text:a>
</text:p>
      <!--NEWS-->
      <text:h text:style-name="P10" text:outline-level="1">
<text:span text:style-name="T4">
At Maryinka direction Russian army shelled Krasnohorivka, Heorhiyivka, Pobyeda and Novomykhay...</text:span>
</text:h>
      <text:p text:style-name="P4">
Authors: liveuamap (Language: en)</text:p>
      <text:p text:style-name="P4">
Time: 2023-06-03T-8:18:00</text:p>
      <text:p text:style-name="P4">
Location: Donetsk (Latitude:47.87307 Longtitude:37.34631)</text:p>
      <text:p text:style-name="P4">
Videos: []</text:p>
      <text:p text:style-name="P4">
Images: []</text:p>
      <text:p text:style-name="P4">
Tags: ["Russia"]</text:p>
      <text:p text:style-name="P4">
ID: 22567345</text:p>
      <!--METADATA-->
      <text:p text:style-name="P4">
At Maryinka direction Russian army shelled Krasnohorivka, Heorhiyivka, Pobyedaand Novomykhaylivka of Donetsk region. Russian aviation conducted airstrikesat Maryinka and Katerynivka, - General Staff of Armed Forces of Ukraine saysin the morning report</text:p>
      <text:p text:style-name="P4">
News Collection Link: <text:a xlink:type="simple" xlink:href="https://liveuamap.com/en/2023/3-june-at-maryinka-direction-russian-army-shelled-krasnohorivka" text:style-name="Internet_20_link" text:visited-style-name="Visited_20_Internet_20_Link">
https://liveuamap.com/en/2023/3-june-at-maryinka-direction-russian-army-shelled-krasnohorivka</text:a>
</text:p>
      <text:p text:style-name="P4">
Source: <text:a xlink:type="simple" xlink:href="https://t.me/lumsrc/4979" text:style-name="Internet_20_link" text:visited-style-name="Visited_20_Internet_20_Link">
https://t.me/lumsrc/4979</text:a>
</text:p>
      <!--NEWS-->
      <text:h text:style-name="P10" text:outline-level="1">
<text:span text:style-name="T4">
At Sivershchyna and Slobozhanschyna directions Russian army shelled Yanzhulivka, Leonivka and...</text:span>
</text:h>
      <text:p text:style-name="P4">
Authors: liveuamap (Language: en)</text:p>
      <text:p text:style-name="P4">
Time: 2023-06-03T04:17:00</text:p>
      <text:p text:style-name="P4">
Location: Kharkiv (Latitude:50.38037 Longtitude:37.23494)</text:p>
      <text:p text:style-name="P4">
Videos: []</text:p>
      <text:p text:style-name="P4">
Images: []</text:p>
      <text:p text:style-name="P4">
Tags: ["Russia"]</text:p>
      <text:p text:style-name="P4">
ID: 22567354</text:p>
      <!--METADATA-->
      <text:p text:style-name="P4">
At Sivershchyna and Slobozhanschyna directions Russian army shelledYanzhulivka, Leonivka and Hremyach of Chernihiv region; Novovasylivka,Seredyna Buda, Romashkove, Atynske, Bezsalivka, Bilovody, Basivka, Yunakivka,Pokrovka, Novodmytrivka, Velyka Pysarivka of Sumy region, also Udy, KozachaLopan, Veterynarne, Kozacha Lopan, Hoptivka, Pylna, Zelene, VerkhnyaPysarivka, Starytsya, Ohirtseve, Hatysche, Pletenivka, Vovchansk, Zybyne,Rybalkyne, Budarky, Zemlyanky, Chuhunivka, Odradne of Kharkiv region. Russianaviation conducted airstrike at Ohirtseve of Kharkiv region, - General Staffof Armed Forces of Ukraine says in the morning report</text:p>
      <text:p text:style-name="P4">
News Collection Link: <text:a xlink:type="simple" xlink:href="https://liveuamap.com/en/2023/3-june-at-sivershchyna-and-slobozhanschyna-directions-russian" text:style-name="Internet_20_link" text:visited-style-name="Visited_20_Internet_20_Link">
https://liveuamap.com/en/2023/3-june-at-sivershchyna-and-slobozhanschyna-directions-russian</text:a>
</text:p>
      <text:p text:style-name="P4">
Source: <text:a xlink:type="simple" xlink:href="https://t.me/lumsrc/4974" text:style-name="Internet_20_link" text:visited-style-name="Visited_20_Internet_20_Link">
https://t.me/lumsrc/4974</text:a>
</text:p>
      <!--NEWS-->
      <text:h text:style-name="P10" text:outline-level="1">
<text:span text:style-name="T4">
At Bakhmut direction Russian army shelled Vasukivka, Orikhovo-Vasylivka, Novomarkove, Chasiv ...</text:span>
</text:h>
      <text:p text:style-name="P4">
Authors: liveuamap (Language: en)</text:p>
      <text:p text:style-name="P4">
Time: 2023-06-03T04:18:00</text:p>
      <text:p text:style-name="P4">
Location: Druzhkivka (Latitude:48.61566 Longtitude:37.53136)</text:p>
      <text:p text:style-name="P4">
Videos: []</text:p>
      <text:p text:style-name="P4">
Images: []</text:p>
      <text:p text:style-name="P4">
Tags: ["Russia"]</text:p>
      <text:p text:style-name="P4">
ID: 22567349</text:p>
      <!--METADATA-->
      <text:p text:style-name="P4">
At Bakhmut direction Russian army shelled Vasukivka, Orikhovo-Vasylivka,Novomarkove, Chasiv Yar, Ivanivske, Predtechyne, Bila Hora and New York ofDonetsk region. Russian aviation conducted airstrikes at Bila Hora and ChasivYar of Donetsk region and missile strike at Druzhkivka, - General Staff ofArmed Forces of Ukraine says in the morning report</text:p>
      <text:p text:style-name="P4">
News Collection Link: <text:a xlink:type="simple" xlink:href="https://liveuamap.com/en/2023/3-june-at-bakhmut-direction-russian-army-shelled-vasukivka" text:style-name="Internet_20_link" text:visited-style-name="Visited_20_Internet_20_Link">
https://liveuamap.com/en/2023/3-june-at-bakhmut-direction-russian-army-shelled-vasukivka</text:a>
</text:p>
      <text:p text:style-name="P4">
Source: <text:a xlink:type="simple" xlink:href="https://t.me/lumsrc/4977" text:style-name="Internet_20_link" text:visited-style-name="Visited_20_Internet_20_Link">
https://t.me/lumsrc/4977</text:a>
</text:p>
      <!--NEWS-->
      <text:h text:style-name="P10" text:outline-level="1">
<text:span text:style-name="T4">
Russian forces conducting offensive actions in Donetsk and Luhansk regions. Ukrainian militar...</text:span>
</text:h>
      <text:p text:style-name="P4">
Authors: liveuamap (Language: en)</text:p>
      <text:p text:style-name="P4">
Time: 2023-06-03T04:38:00</text:p>
      <text:p text:style-name="P4">
Location: Kharkiv (Latitude:47.93958 Longtitude:37.50526)</text:p>
      <text:p text:style-name="P4">
Videos: []</text:p>
      <text:p text:style-name="P4">
Images: []</text:p>
      <text:p text:style-name="P4">
Tags: ["Russia"]</text:p>
      <text:p text:style-name="P4">
ID: 22567341</text:p>
      <!--METADATA-->
      <text:p text:style-name="P4">
Russian forces conducting offensive actions in Donetsk and Luhansk regions.Ukrainian military had 29 combat engagements with Russian forces nearNovoselivske of Luhansk region, Makiyivka of Luhansk region and Spirne ofDonetsk region, Ivanivske, Maryinka, - General Staff of Armed Forces ofUkraine says in the morning report</text:p>
      <text:p text:style-name="P4">
News Collection Link: <text:a xlink:type="simple" xlink:href="https://liveuamap.com/en/2023/3-june-russian-forces-conducting-offensive-actions-in-donetsk" text:style-name="Internet_20_link" text:visited-style-name="Visited_20_Internet_20_Link">
https://liveuamap.com/en/2023/3-june-russian-forces-conducting-offensive-actions-in-donetsk</text:a>
</text:p>
      <text:p text:style-name="P4">
Source: <text:a xlink:type="simple" xlink:href="https://t.me/lumsrc/4982" text:style-name="Internet_20_link" text:visited-style-name="Visited_20_Internet_20_Link">
https://t.me/lumsrc/4982</text:a>
</text:p>
      <!--NEWS-->
      <text:h text:style-name="P10" text:outline-level="1">
<text:span text:style-name="T4">
Head of the Office of the President of Ukraine Andriy Yermak had phone call with United State...</text:span>
</text:h>
      <text:p text:style-name="P4">
Authors: liveuamap (Language: en)</text:p>
      <text:p text:style-name="P4">
Time: 2023-06-03T04:49:54</text:p>
      <text:p text:style-name="P4">
Location: Kyiv, Kyiv city (Latitude:50.44426 Longtitude:30.52914)</text:p>
      <text:p text:style-name="P4">
Videos: []</text:p>
      <text:p text:style-name="P4">
Images: []</text:p>
      <text:p text:style-name="P4">
Tags: ["Europe"]</text:p>
      <text:p text:style-name="P4">
ID: 22567361</text:p>
      <!--METADATA-->
      <text:p text:style-name="P4">
Head of the Office of the President of Ukraine Andriy Yermak had phone callwith United States national security advisor Jake Sullivan</text:p>
      <text:p text:style-name="P4">
News Collection Link: <text:a xlink:type="simple" xlink:href="https://liveuamap.com/en/2023/3-june-head-of-the-office-of-the-president-of-ukraine-andriy" text:style-name="Internet_20_link" text:visited-style-name="Visited_20_Internet_20_Link">
https://liveuamap.com/en/2023/3-june-head-of-the-office-of-the-president-of-ukraine-andriy</text:a>
</text:p>
      <text:p text:style-name="P4">
Source: <text:a xlink:type="simple" xlink:href="https://t.me/ermaka2022/2852" text:style-name="Internet_20_link" text:visited-style-name="Visited_20_Internet_20_Link">
https://t.me/ermaka2022/2852</text:a>
</text:p>
      <!--NEWS-->
      <text:h text:style-name="P10" text:outline-level="1">
<text:span text:style-name="T4">
Матчі заключного туру футбольної Прем'єр-ліги України відбудуться 4 червня</text:span>
</text:h>
      <text:p text:style-name="P4">
Authors: Ukrinform (Person)</text:p>
      <text:p text:style-name="P4">
Publisher: Укринформ (Organization)</text:p>
      <text:p text:style-name="P4">
Published Time: 2023-06-03T09:40:00+03:00</text:p>
      <text:p text:style-name="P4">
Modified Time: 2023-06-03T09:40:00+03:00</text:p>
      <text:p text:style-name="P4">
Description: Поєдинками 30-го туру у неділю, 4 червня, завершиться чемпіонат України з футболу серед команд Прем'єр-ліги (УПЛ). — Укрінформ.</text:p>
      <text:p text:style-name="P4">
Images: ['<text:a xlink:type="simple" xlink:href="https://static.ukrinform.com/photos/2017_12/thumb_files/630_360_1513842861-1324.jpg" text:style-name="Internet_20_link" text:visited-style-name="Visited_20_Internet_20_Link">
630_360_15138...</text:a>
']</text:p>
      <text:p text:style-name="P4">
Tags: ['Футбол', "Прем'єр-ліга"]</text:p>
      <text:p text:style-name="P4">
Type: Article</text:p>
      <!--METADATA-->
      <text:p text:style-name="P4">
<draw:frame draw:style-name="fr1" draw:name="Image47" text:anchor-type="as-char" svg:width="6.9236in" svg:height="3.956343in" draw:z-index="0">
<draw:image xlink:href="../Images/yкринформ/2023-06-03T09-40-00-03-00/630_360_1513842861-1324.jpg" xlink:type="simple" xlink:show="embed" xlink:actuate="onLoad" draw:mime-type="image/jpeg"/>
</draw:frame>
Поєдинками 30-го туру у неділю, 4 червня, завершиться чемпіонат України зфутболу серед команд Прем'єр-ліги (УПЛ).</text:p>
      <text:p text:style-name="P4">
Усі матчі розпочнуться о 15.00, передає Укрінформ.</text:p>
      <text:p text:style-name="P4">
В останній ігровий день сезону-2022/23 зіграють:</text:p>
      <text:p text:style-name="P4">
«Ворскла» (Полтава) - «Шахтар» (Донецьк)</text:p>
      <text:p text:style-name="P4">
«Маталіст 1925» (Харків) - «Динамо» (Київ)</text:p>
      <text:p text:style-name="P4">
«Минай» - «Зоря» (Луганськ)</text:p>
      <text:p text:style-name="P4">
«Дніпро-1» - «Кривбас» (Кривий Ріг)</text:p>
      <text:p text:style-name="P4">
«Металіст» (Харків) - «Чорноморець» (Одеса)</text:p>
      <text:p text:style-name="P4">
«Рух» (Львів) - «Олександрія»</text:p>
      <text:p text:style-name="P4">
«Верес» (Рівне) - «Інгулець» (Петрове)</text:p>
      <text:p text:style-name="P4">
«Колос» (Ковалівка) - «Львів».</text:p>
      <text:p text:style-name="P4">
<text:span text:style-name="T4">
Читайте також:</text:span>
 <text:a xlink:type="simple" xlink:href="https://www.ukrinform.ua/rubric-sports/3715677-ruh-vigrav-unackij-cempionat-ukraini-z-futbolu.html" text:style-name="Internet_20_link" text:visited-style-name="Visited_20_Internet_20_Link">
 «Рух» виграв юнацький чемпіонат України з <text:span text:style-name="T4">
футбол</text:span>
 у</text:a>
</text:p>
      <text:p text:style-name="P4">
Турнірне становище: «Шахтар» - 72 очки, «Дніпро-1» - 64, «Зоря» - 64, «Динамо»- 59, «Олександрія» - 43, «Ворскла» - 42, «Кривбас» - 41, «Минай» - 33,«Колос» - 33, «Чорноморець» - 32, «Металіст 1925» - 31, «Рух» - 31, «Інгулець»- 31, «Верес» - 28, «Металіст» - 22, «Львів» - 13.</text:p>
      <text:p text:style-name="P4">
<text:span text:style-name="T4">
Читайте також:</text:span>
 <text:a xlink:type="simple" xlink:href="https://www.ukrinform.ua/rubric-sports/3715267-sahtar-rozgromiv-dnipro1-i-dostrokovo-stav-cempionom-upl.html" text:style-name="Internet_20_link" text:visited-style-name="Visited_20_Internet_20_Link">
 «Шахтар» розгромив «Дніпро-1» і достроково став чемпіономУПЛ </text:a>
</text:p>
      <text:p text:style-name="P4">
Як повідомлялося, чемпіоном України достроково став «Шахтар».</text:p>
      <text:p text:style-name="P4">
Місця «Металіста» та «Львова» в УПЛ наступного сезону займуть переможці Першоїліги житомирське «Полісся» та київська «Оболонь».</text:p>
      <text:p text:style-name="P4">
Source: <text:a xlink:type="simple" xlink:href="https://www.ukrinform.ua/rubric-sports/3715751-matci-zaklucnogo-turu-futbolnoi-premerligi-ukraini-vidbudutsa-4-cervna.html" text:style-name="Internet_20_link" text:visited-style-name="Visited_20_Internet_20_Link">
https://www.ukrinform.ua/rubric-sports/3715751-matci-zaklucnogo-turu-futbolnoi-premerligi-ukraini-vidbudutsa-4-cervna.html</text:a>
</text:p>
      <!--NEWS-->
      <text:h text:style-name="P10" text:outline-level="1">
<text:span text:style-name="T4">
На Харківщині чоловік підірвався на міні та загинув</text:span>
</text:h>
      <text:p text:style-name="P4">
Authors: Ukrinform (Person)</text:p>
      <text:p text:style-name="P4">
Publisher: Укринформ (Organization)</text:p>
      <text:p text:style-name="P4">
Published Time: 2023-06-03T09:46:40+03:00</text:p>
      <text:p text:style-name="P4">
Modified Time: 2023-06-03T09:46:40+03:00</text:p>
      <text:p text:style-name="P4">
Description: Поліція встановлює обставили загибелі мешканця Харківщини, який підірвався на міні між селами Сулигівка та Довгеньке Ізюмського району. — Укрінформ.</text:p>
      <text:p text:style-name="P4">
Images: ['<text:a xlink:type="simple" xlink:href="https://static.ukrinform.com/photos/2023_06/thumb_files/630_360_1685774672-466.jpg" text:style-name="Internet_20_link" text:visited-style-name="Visited_20_Internet_20_Link">
630_360_16857...</text:a>
']</text:p>
      <text:p text:style-name="P4">
Tags: ['Міна', 'Загибель', 'Харківщина', 'Війна з Росією']</text:p>
      <text:p text:style-name="P4">
Type: Article</text:p>
      <!--METADATA-->
      <text:p text:style-name="P4">
<draw:frame draw:style-name="fr1" draw:name="Image48" text:anchor-type="as-char" svg:width="6.9236in" svg:height="3.956343in" draw:z-index="0">
<draw:image xlink:href="../Images/yкринформ/2023-06-03T09-46-40-03-00/630_360_1685774672-466.jpg" xlink:type="simple" xlink:show="embed" xlink:actuate="onLoad" draw:mime-type="image/jpeg"/>
</draw:frame>
 Поліціявстановлює обставили загибелі мешканця Харківщини, який підірвався на міні міжселами Сулигівка та Довгеньке Ізюмського району.</text:p>
      <text:p text:style-name="P4">
Про це у <text:a xlink:type="simple" xlink:href="http://t.me/police_kh_region/18013" text:style-name="Internet_20_link" text:visited-style-name="Visited_20_Internet_20_Link">
 Телеграмі </text:a>
 повідомляє обласнаполіція, передає Укрінформ.</text:p>
      <text:p text:style-name="P4">
</text:p>
      <text:p text:style-name="P4">
«Попередньо встановлено, що постраждалий зі своїм знайомим їхали наавтомобілі. Між селами Сулигівка та Довгеньке Ізюмського району у нихзламалася <text:a xlink:type="simple" xlink:href="https://www.ukrinform.ua/tag-avtomobil" text:style-name="Internet_20_link" text:visited-style-name="Visited_20_Internet_20_Link">
 автівка </text:a>
 та 40-річнийчоловік пішов у лісопосадку пошукати палицю. Там він наступив на невідомийвибуховий пристрій. В результаті підриву чоловік загинув», - йдеться уповідомленні.</text:p>
      <text:p text:style-name="P4">
За цим фактом відкрито кримінальне провадження за ч. 2 ст. 438 (порушеннязаконів та звичаїв війни) Кримінального кодексу України.</text:p>
      <text:p text:style-name="P4">
<text:span text:style-name="T4">
Читайте також:</text:span>
 <text:a xlink:type="simple" xlink:href="https://www.ukrinform.ua/rubric-regions/3716075-na-hersonsini-ribalka-vtrativ-nogu-nastupivsi-na-rosijsku-minu.html" text:style-name="Internet_20_link" text:visited-style-name="Visited_20_Internet_20_Link">
 На Херсонщині рибалка втратив ногу, наступивши наросійську міну </text:a>
</text:p>
      <text:p text:style-name="P4">
Як повідомлялося, 2 червня поблизу сіл Морозова Долина та ЛеміщинеБогодухівського району Харківської області на невідомому вибуховому пристроїпідірвався автомобіль, у якому їхала сім'я з трьома дітьми. Загинула 37-річнажінка. Поранень зазнали 36-річний водій, дві дівчинки 12 та 15 років та12-річний хлопчик. Стан хлопчика тяжкий.</text:p>
      <text:p text:style-name="P4">
Source: <text:a xlink:type="simple" xlink:href="https://www.ukrinform.ua/rubric-regions/3717721-na-harkivsini-colovik-pidirvavsa-na-mini-ta-zaginuv.html" text:style-name="Internet_20_link" text:visited-style-name="Visited_20_Internet_20_Link">
https://www.ukrinform.ua/rubric-regions/3717721-na-harkivsini-colovik-pidirvavsa-na-mini-ta-zaginuv.html</text:a>
</text:p>
      <!--NEWS-->
      <text:h text:style-name="P10" text:outline-level="1">
<text:span text:style-name="T4">
Росіяни поранили в Україні вже 998 дітей</text:span>
</text:h>
      <text:p text:style-name="P4">
Authors: Ukrinform (Person)</text:p>
      <text:p text:style-name="P4">
Publisher: Укринформ (Organization)</text:p>
      <text:p text:style-name="P4">
Published Time: 2023-06-03T09:52:45+03:00</text:p>
      <text:p text:style-name="P4">
Modified Time: 2023-06-03T09:52:45+03:00</text:p>
      <text:p text:style-name="P4">
Description: Російська армія завдала поранень в Україні вже 998 дітям. — Укрінформ.</text:p>
      <text:p text:style-name="P4">
Images: ['<text:a xlink:type="simple" xlink:href="https://static.ukrinform.com/photos/2022_03/thumb_files/630_360_1647158912-483.jpg" text:style-name="Internet_20_link" text:visited-style-name="Visited_20_Internet_20_Link">
630_360_16471...</text:a>
']</text:p>
      <text:p text:style-name="P4">
Tags: ['Діти', 'Поранені', 'Війна з Росією']</text:p>
      <text:p text:style-name="P4">
Type: Article</text:p>
      <!--METADATA-->
      <text:p text:style-name="P4">
<draw:frame draw:style-name="fr1" draw:name="Image50" text:anchor-type="as-char" svg:width="6.9236in" svg:height="3.956343in" draw:z-index="0">
<draw:image xlink:href="../Images/yкринформ/2023-06-03T09-52-45-03-00/630_360_1647158912-483.jpg" xlink:type="simple" xlink:show="embed" xlink:actuate="onLoad" draw:mime-type="image/jpeg"/>
</draw:frame>
 Російськаармія завдала поранень в Україні вже 998 дітям.</text:p>
      <text:p text:style-name="P4">
Як передає Укрінформ, про це повідомляє в <text:a xlink:type="simple" xlink:href="http://t.me/pgo_gov_ua/12843" text:style-name="Internet_20_link" text:visited-style-name="Visited_20_Internet_20_Link">
 Телеграмі</text:a>
Офіс генерального прокурора.</text:p>
      <text:p text:style-name="P4">
“Станом на ранок 3 червня 2023 року більше ніж 1482 дитини постраждали вУкраїні внаслідок повномасштабної збройної агресії рф. За офіційноюінформацією ювенальних прокурорів, 484 дитини загинули та понад 998 отрималипоранення різного ступеня тяжкості”, - ідеться в повідомленні.</text:p>
      <text:p text:style-name="P4">
Дані не є остаточними. Триває робота з їх встановлення в місцях веденнябойових дій, на тимчасово захоплених та звільнених територіях.</text:p>
      <text:p text:style-name="P4">
Найбільше постраждало <text:a xlink:type="simple" xlink:href="https://www.ukrinform.ua/tag-diti" text:style-name="Internet_20_link" text:visited-style-name="Visited_20_Internet_20_Link">
 дітей </text:a>
 у Донецькійобласті - 462, Харківській - 283, Київській - 128, Херсонській - 105,Запорізькій - 91, Миколаївській - 89, Дніпропетровській - 74, Чернігівській -71, Луганській - 67.</text:p>
      <text:p text:style-name="P4">
2 червня внаслідок обстрілу армією РФ смт Ківшарівка Харківської області бувпоранений 3-річний хлопчик.</text:p>
      <text:p text:style-name="P4">
Також 2 червня між селами Лютівка і Леміщене Харківської області автомобіль зродиною наїхав на вибуховий пристрій та підірвався. Дві дівчинки 12 і 15років, а також 12-річний хлопчик, які перебували в авто, отримали поранення.</text:p>
      <text:p text:style-name="P4">
2 червня у селі Загорянівка Херсонської області на дитячому майданчикуздетонував вибуховий предмет, залишений російськими загарбниками. Травмиотримали двоє хлопчиків 3 та 10 років.</text:p>
      <text:p text:style-name="P4">
<text:span text:style-name="T4">
Читайте також:</text:span>
 <text:a xlink:type="simple" xlink:href="https://www.ukrinform.ua/rubric-society/3717205-ukraini-vdalosa-povernuti-371-deportovanu-rosieu-ditinu-veresuk.html" text:style-name="Internet_20_link" text:visited-style-name="Visited_20_Internet_20_Link">
 Росія використовує для депортації українських дітейтериторію Білорусі - Верещук </text:a>
</text:p>
      <text:p text:style-name="P4">
Як повідомляв Укрінформ, російські військові 2 червня <text:a xlink:type="simple" xlink:href="https://www.ukrinform.ua/rubric-ato/3717624-rosiani-obstrilali-harkivsinu-e-zagibli-ta-poraneni.html" text:style-name="Internet_20_link" text:visited-style-name="Visited_20_Internet_20_Link">
 обстріляли смтКівшарівка </text:a>
 Куп‘янського району Харківськоїобласті. Загинули чоловік і жінка, поранені три жінки та 3-річний хлопчик.</text:p>
      <text:p text:style-name="P4">
<text:span text:style-name="T5">
Фото: AA</text:span>
</text:p>
      <text:p text:style-name="P4">
Source: <text:a xlink:type="simple" xlink:href="https://www.ukrinform.ua/rubric-ato/3717722-rosiani-poranili-v-ukraini-vze-998-ditej.html" text:style-name="Internet_20_link" text:visited-style-name="Visited_20_Internet_20_Link">
https://www.ukrinform.ua/rubric-ato/3717722-rosiani-poranili-v-ukraini-vze-998-ditej.html</text:a>
</text:p>
      <!--NEWS-->
      <text:h text:style-name="P10" text:outline-level="1">
<text:span text:style-name="T4">
ФК «Полісся» оплатив нову систему VAR для чемпіонату України</text:span>
</text:h>
      <text:p text:style-name="P4">
Authors: Ukrinform (Person)</text:p>
      <text:p text:style-name="P4">
Publisher: Укринформ (Organization)</text:p>
      <text:p text:style-name="P4">
Published Time: 2023-06-03T09:53:00+03:00</text:p>
      <text:p text:style-name="P4">
Modified Time: 2023-06-03T09:53:00+03:00</text:p>
      <text:p text:style-name="P4">
Description: Житомирський футбольний клуб «Полісся» профінансував нову систему VAR (відеоасистент рефері) для української Прем'єр-ліги. — Укрінформ.</text:p>
      <text:p text:style-name="P4">
Images: ['<text:a xlink:type="simple" xlink:href="https://static.ukrinform.com/photos/2023_06/thumb_files/630_360_1685774580-248.jpg" text:style-name="Internet_20_link" text:visited-style-name="Visited_20_Internet_20_Link">
630_360_16857...</text:a>
']</text:p>
      <text:p text:style-name="P4">
Tags: ['Футбол', "Прем'єр-ліга", 'Україна', 'Житомир', 'УАФ', 'Полісся']</text:p>
      <text:p text:style-name="P4">
Type: Article</text:p>
      <!--METADATA-->
      <text:p text:style-name="P4">
<draw:frame draw:style-name="fr1" draw:name="Image51" text:anchor-type="as-char" svg:width="6.9236in" svg:height="3.956343in" draw:z-index="0">
<draw:image xlink:href="../Images/yкринформ/2023-06-03T09-53-00-03-00/630_360_1685774580-248.jpg" xlink:type="simple" xlink:show="embed" xlink:actuate="onLoad" draw:mime-type="image/jpeg"/>
</draw:frame>
Житомирський футбольний клуб «Полісся» профінансував нову систему VAR(відеоасистент рефері) для української Прем'єр-ліги.</text:p>
      <text:p text:style-name="P4">
У столичному Будинку футболу керівники «Полісся» та УАФ <text:a xlink:type="simple" xlink:href="https://polissyafc.com/news/fk-polissa-oplativ-novu-sistemu-var" text:style-name="Internet_20_link" text:visited-style-name="Visited_20_Internet_20_Link">
 зустрілися</text:a>
 з нагодипідписання договору і сплати в повному обсязі клубом суми для закупівлі VAR,передає Укрінформ.</text:p>
      <text:p text:style-name="P4">
Президент ФК «Полісся» Геннадій Буткевич у квітні оголосив про готовністьінвестувати у підвищення рівня справедливості українського футболу.</text:p>
      <text:p text:style-name="P4">
<text:span text:style-name="T4">
Читайте також:</text:span>
 <text:a xlink:type="simple" xlink:href="https://www.ukrinform.ua/rubric-sports/3714965-futbolisti-polissa-vigrali-persu-ligu.html" text:style-name="Internet_20_link" text:visited-style-name="Visited_20_Internet_20_Link">
 Футболісти « <text:span text:style-name="T4">
Полісся</text:span>
 » виграли Першу лігу</text:a>
</text:p>
      <text:p text:style-name="P4">
Як повідомлялося, житомирська комнада виграла чемпіонат України у Першій лізіі наступного сезоні гратиме в УПЛ.</text:p>
      <text:p text:style-name="P4">
Фото: polissyafc.com.</text:p>
      <text:p text:style-name="P4">
Source: <text:a xlink:type="simple" xlink:href="https://www.ukrinform.ua/rubric-sports/3717724-fk-polissa-oplativ-novu-sistemu-var-dla-cempionatu-ukraini.html" text:style-name="Internet_20_link" text:visited-style-name="Visited_20_Internet_20_Link">
https://www.ukrinform.ua/rubric-sports/3717724-fk-polissa-oplativ-novu-sistemu-var-dla-cempionatu-ukraini.html</text:a>
</text:p>
      <!--NEWS-->
      <text:h text:style-name="P10" text:outline-level="1">
<text:span text:style-name="T4">
У Мелітополі лікар «швидкої» відмовив у госпіталізації дитині без громадянства РФ - ЗМІ</text:span>
</text:h>
      <text:p text:style-name="P4">
Authors: Ukrinform (Person)</text:p>
      <text:p text:style-name="P4">
Publisher: Укринформ (Organization)</text:p>
      <text:p text:style-name="P4">
Published Time: 2023-06-03T09:54:08+03:00</text:p>
      <text:p text:style-name="P4">
Modified Time: 2023-06-03T09:54:08+03:00</text:p>
      <text:p text:style-name="P4">
Description: У тимчасово захопленому Мелітополі стався кричущий випадок - лікар швидкої допомоги відмовив у госпіталізації дитині, бо в неї не було громадянства Росії. — Укрінформ.</text:p>
      <text:p text:style-name="P4">
Images: ['<text:a xlink:type="simple" xlink:href="https://static.ukrinform.com/photos/2022_03/thumb_files/630_360_1646303371-245.jpg" text:style-name="Internet_20_link" text:visited-style-name="Visited_20_Internet_20_Link">
630_360_16463...</text:a>
']</text:p>
      <text:p text:style-name="P4">
Tags: ['Діти', 'Медицина', 'Мелітополь', 'Громадянство', 'Війна з Росією']</text:p>
      <text:p text:style-name="P4">
Type: Article</text:p>
      <!--METADATA-->
      <text:p text:style-name="P4">
<draw:frame draw:style-name="fr1" draw:name="Image52" text:anchor-type="as-char" svg:width="6.9236in" svg:height="3.956343in" draw:z-index="0">
<draw:image xlink:href="../Images/yкринформ/2023-06-03T09-54-08-03-00/630_360_1646303371-245.jpg" xlink:type="simple" xlink:show="embed" xlink:actuate="onLoad" draw:mime-type="image/jpeg"/>
</draw:frame>
 Утимчасово захопленому Мелітополі стався кричущий випадок - лікар швидкоїдопомоги відмовив у госпіталізації дитині, бо в неї не було громадянстваРосії.</text:p>
      <text:p text:style-name="P4">
Як передає Укрінформ, про це повідомляє <text:a xlink:type="simple" xlink:href="http://t.me/riamelitopol/92418" text:style-name="Internet_20_link" text:visited-style-name="Visited_20_Internet_20_Link">
 РІА-Мелітополь.</text:a>
</text:p>
      <text:p text:style-name="P4">
"Кричущий випадок стався днями під час виклику швидкої допомоги до дитини.</text:p>
      <text:p text:style-name="P4">
Була підозра на перелом гомілки, струс мозку. Викликали швидку. Першезапитання лікаря: "дитина громадянин якої країни?".</text:p>
      <text:p text:style-name="P4">
<text:span text:style-name="T4">
Читайте також:</text:span>
 <text:a xlink:type="simple" xlink:href="https://www.ukrinform.ua/rubric-regions/3714389-u-melitopoli-zagarbniki-santazem-i-pogrozami-zmusuut-otrimuvati-pasporti-rf.html" text:style-name="Internet_20_link" text:visited-style-name="Visited_20_Internet_20_Link">
 У <text:span text:style-name="T4">
Мелітополі</text:span>
 загарбники шантажем і погрозами змушуютьотримувати паспорти РФ </text:a>
</text:p>
      <text:p text:style-name="P4">
Ба більше, лікар перед тим, як почати огляд, став допитувати <text:a xlink:type="simple" xlink:href="https://www.ukrinform.ua/tag-diti" text:style-name="Internet_20_link" text:visited-style-name="Visited_20_Internet_20_Link">
 дитину</text:a>
 . Спочатку запитав, де її батькипрацюють, що в сім'ї говорять щодо наступу ЗСУ... У лікарню дитину не взяли -обурюються батьки", - йдеться у повідомленні.</text:p>
      <text:p text:style-name="P4">
Також зазначається, що відмова у госпіталізації через відсутність російськогогромадянства в Мелітополі вже перестає бути винятком, а переходить у систему.</text:p>
      <text:p text:style-name="P4">
<text:span text:style-name="T4">
Читайте також:</text:span>
 <text:a xlink:type="simple" xlink:href="https://www.ukrinform.ua/rubric-crimea/3695669-u-vladikavkazi-4-misaci-utrimuut-krimsku-tatarku-za-vidmovu-vid-gromadanstva-rosii-lubinec.html" text:style-name="Internet_20_link" text:visited-style-name="Visited_20_Internet_20_Link">
 У Владикавказі 4 місяці утримують кримську татарку завідмову від <text:span text:style-name="T4">
громадянства</text:span>
 <text:span text:style-name="T4">
росії</text:span>
 - Лубінець</text:a>
</text:p>
      <text:p text:style-name="P4">
Як <text:a xlink:type="simple" xlink:href="https://www.ukrinform.ua/rubric-regions/3716041-u-melitopoli-ukrainci-ne-zmozut-zvernutisa-do-likara-bez-pasporta-rf-fedorov.html" text:style-name="Internet_20_link" text:visited-style-name="Visited_20_Internet_20_Link">
 повідомляв </text:a>
 Укрінформ, у тимчасово окупованому Мелітополізагарбники розпочали чергову хвилю паспортизації та заявили, що з 1 червнябезкоштовні ліки отримають лише ті, хто має роспаспорт.</text:p>
      <text:p text:style-name="P4">
Source: <text:a xlink:type="simple" xlink:href="https://www.ukrinform.ua/rubric-regions/3717725-u-melitopoli-likar-svidkoi-vidmoviv-u-gospitalizacii-ditini-bez-gromadanstva-rf-zmi.html" text:style-name="Internet_20_link" text:visited-style-name="Visited_20_Internet_20_Link">
https://www.ukrinform.ua/rubric-regions/3717725-u-melitopoli-likar-svidkoi-vidmoviv-u-gospitalizacii-ditini-bez-gromadanstva-rf-zmi.html</text:a>
</text:p>
      <!--NEWS-->
      <text:h text:style-name="P10" text:outline-level="1">
<text:span text:style-name="T4">
На Харківщині ворог масовано обстрілював прифронтові населені пункти та прикордоння</text:span>
</text:h>
      <text:p text:style-name="P4">
Authors: Ukrinform (Person)</text:p>
      <text:p text:style-name="P4">
Publisher: Укринформ (Organization)</text:p>
      <text:p text:style-name="P4">
Published Time: 2023-06-03T10:02:38+03:00</text:p>
      <text:p text:style-name="P4">
Modified Time: 2023-06-03T10:02:38+03:00</text:p>
      <text:p text:style-name="P4">
Description: На Харківщині упродовж минулої доби ворог масовано обстрілював прикордонні та прифронтові населені пункти Харківського, Куп'янського, Чугуївського та Богодухівського районів області, є загиблі й поранені. — Укрінформ.</text:p>
      <text:p text:style-name="P4">
Images: ['<text:a xlink:type="simple" xlink:href="https://static.ukrinform.com/photos/2023_06/thumb_files/630_360_1685775644-745.jpg" text:style-name="Internet_20_link" text:visited-style-name="Visited_20_Internet_20_Link">
630_360_16857...</text:a>
']</text:p>
      <text:p text:style-name="P4">
Tags: ['Обстріл', 'Харківщина', 'Війна з Росією']</text:p>
      <text:p text:style-name="P4">
Type: Article</text:p>
      <!--METADATA-->
      <text:p text:style-name="P4">
<draw:frame draw:style-name="fr1" draw:name="Image53" text:anchor-type="as-char" svg:width="6.9236in" svg:height="3.956343in" draw:z-index="0">
<draw:image xlink:href="../Images/yкринформ/2023-06-03T10-02-38-03-00/630_360_1685775644-745.jpg" xlink:type="simple" xlink:show="embed" xlink:actuate="onLoad" draw:mime-type="image/jpeg"/>
</draw:frame>
 НаХарківщині упродовж минулої доби ворог масовано обстрілював прикордонні таприфронтові населені пункти Харківського, Куп'янського, Чугуївського таБогодухівського районів області, є загиблі й поранені.</text:p>
      <text:p text:style-name="P4">
Про це у <text:a xlink:type="simple" xlink:href="http://t.me/synegubov/6326" text:style-name="Internet_20_link" text:visited-style-name="Visited_20_Internet_20_Link">
 Телеграмі </text:a>
 повідомив начальникХарківської ОВА Олег Синєгубов, передає Укрінформ.</text:p>
      <text:p text:style-name="P4">
«Ворог масовано обстрілював прикордонні та прифронтові населені пунктиХарківського, Куп'янського, Чугуївського та Богодухівського районів області.Сьогодні о 4:30 ранку ворог з мінометів обстріляв с. Івашки Богодухівськогорайону. Загинув чоловік 67 років. У селі пошкоджено двоповерховийбагатоквартирний та приватний будинки. Також пошкоджено об'єкт цивільноїпромисловості», - повідомив Синєгубов.</text:p>
      <text:p text:style-name="P4">
За його словами, унаслідок ворожих <text:a xlink:type="simple" xlink:href="https://www.ukrinform.ua/tag-obstril" text:style-name="Internet_20_link" text:visited-style-name="Visited_20_Internet_20_Link">
 обстрілів </text:a>
 протягом минулої доби у с. Лиман Чугуївського району пошкоджено дваприватні будинки, сталася пожежа. У с. Олександрівка Богодухівського районузруйновано один будинок.</text:p>
      <text:p text:style-name="P4">
А внаслідок чергового удару керованими авіабомбами по смт КівшарівкаКуп’янського району пошкоджено житловий будинок. Двоє людей загинули, –61-річний чоловік та жінка 45 років. Крім того, отримали поранення три літніжінки та трирічний хлопчик.</text:p>
      <text:p text:style-name="P4">
Унаслідок танкового обстрілу смт Дворічна Куп'янського району пораненнязазнали чоловік і жінка 70 та 73 років.</text:p>
      <text:p text:style-name="P4">
Поблизу сіл Морозова Долина та Леміщине Богодухівського району на невідомомувибуховому пристрої підірвався автомобіль, в якому їхала сім'я з трьомадітьми. За уточненою інформацією, загинула 37-річна жінка. Водій автомобіля,чоловік 36 років, отримав поранення. Дві дівчинки 12 та 15 років та хлопчик 12років зазнали поранень. Стан хлопчика важкий.</text:p>
      <text:p text:style-name="P4">
Близько 18:10 біля с. Сулигівка Ізюмського району в лісі, на невідомомувибуховому пристрої підірвався чоловік 40 років. Від отриманих травм вінзагинув на місці.</text:p>
      <text:p text:style-name="P4">
<text:span text:style-name="T4">
Читайте також:</text:span>
 <text:a xlink:type="simple" xlink:href="https://www.ukrinform.ua/rubric-ato/3717674-vorog-za-dobu-obstrilav-visim-gromad-sumsini-zaginula-ludina-e-rujnuvanna.html" text:style-name="Internet_20_link" text:visited-style-name="Visited_20_Internet_20_Link">
 Ворог за добу <text:span text:style-name="T4">
обстріл</text:span>
 яв вісім громад Сумщини:загинула людина, є руйнування </text:a>
</text:p>
      <text:p text:style-name="P4">
Як повідомлялось, 1 червня ворог завдав ракетного удару по місту Харкову тапродовжував обстрілювати прикордонні та прифронтові населені пунктиХарківського, Куп'янського та Чугуївського районів області.</text:p>
      <text:p text:style-name="P4">
Source: <text:a xlink:type="simple" xlink:href="https://www.ukrinform.ua/rubric-regions/3717729-na-harkivsini-vorog-masovano-obstriluvav-prifrontovi-naseleni-punkti-ta-prikordonna.html" text:style-name="Internet_20_link" text:visited-style-name="Visited_20_Internet_20_Link">
https://www.ukrinform.ua/rubric-regions/3717729-na-harkivsini-vorog-masovano-obstriluvav-prifrontovi-naseleni-punkti-ta-prikordonna.html</text:a>
</text:p>
      <!--NEWS-->
      <text:h text:style-name="P10" text:outline-level="1">
<text:span text:style-name="T4">
Укриття у Києві перевірять протягом десяти днів</text:span>
</text:h>
      <text:p text:style-name="P4">
Authors: Ukrinform (Person)</text:p>
      <text:p text:style-name="P4">
Publisher: Укринформ (Organization)</text:p>
      <text:p text:style-name="P4">
Published Time: 2023-06-03T10:04:00+03:00</text:p>
      <text:p text:style-name="P4">
Modified Time: 2023-06-03T10:04:00+03:00</text:p>
      <text:p text:style-name="P4">
Description: Укриття в Києві перевірять протягом 10 днів, перші перевірки пройдуть вже у суботу, 3 червня. — Укрінформ.</text:p>
      <text:p text:style-name="P4">
Images: ['<text:a xlink:type="simple" xlink:href="https://static.ukrinform.com/photos/2023_05/thumb_files/630_360_1684524477-301.jpeg" text:style-name="Internet_20_link" text:visited-style-name="Visited_20_Internet_20_Link">
630_360_16845...</text:a>
']</text:p>
      <text:p text:style-name="P4">
Tags: ['Київ', 'перевірки', 'Укриття', 'Єдині новини']</text:p>
      <text:p text:style-name="P4">
Type: Article</text:p>
      <!--METADATA-->
      <text:p text:style-name="P4">
<draw:frame draw:style-name="fr1" draw:name="Image54" text:anchor-type="as-char" svg:width="6.9236in" svg:height="3.956343in" draw:z-index="0">
<draw:image xlink:href="../Images/yкринформ/2023-06-03T10-04-00-03-00/630_360_1684524477-301.jpeg" xlink:type="simple" xlink:show="embed" xlink:actuate="onLoad" draw:mime-type="image/jpeg"/>
</draw:frame>
 Укриття вКиєві перевірять протягом 10 днів, перші перевірки пройдуть вже у суботу, 3червня.</text:p>
      <text:p text:style-name="P4">
Про це в ефірі загальнонаціонального телемарафону “Єдині новини” сказавміністр з питань стратегічних галузей промисловості Олександр Камишін, передаєУкрінформ.</text:p>
      <text:p text:style-name="P4">
“Ми домовилися з мером Києва Кличком, що щодня будемо отримувати звіти комісіїщоранку, а щовечора ми вдвох будемо перевіряти: один день — один район містаКиєва. У нас якраз 10 районів, 10 днів ми разом з ним пройдемо, подивимосявибірково укриття, щоб краще розуміти стан по різних районах міста. ЗадачаПрезидента звучить саме так — через 10 днів надати звіт. Ми його надамо... Мивже сьогодні починаємо з того, що по визначених критеріях починає роботукомісія, і перші укриття будуть перевірені вже сьогодні”, - сказав Камишін.</text:p>
      <text:p text:style-name="P4">
<text:span text:style-name="T4">
Читайте також:</text:span>
 <text:a xlink:type="simple" xlink:href="https://www.ukrinform.ua/rubric-kyiv/3717495-v-onovlenij-versii-zastosunku-kiiv-cifrovij-mozna-povidomiti-pro-nedostupne-ukritta.html" text:style-name="Internet_20_link" text:visited-style-name="Visited_20_Internet_20_Link">
 В оновленій версії застосунку «Київ Цифровий» можнаповідомити про недоступне <text:span text:style-name="T4">
укриття</text:span>
 </text:a>
</text:p>
      <text:p text:style-name="P4">
За його словами, вже зранку в суботу, 3 червня, була проведена спільна нарадаз мером Києва, головою КМВА Сергієм Попком, Нацполіцією, ДСНС, представникамиРади Нацбезпеки та оборони щодо організації роботи комісії з ревізії захиснихукриттів столиці.</text:p>
      <text:p text:style-name="P4">
За словами Камишіна, у Києві сховищ понад 4 тис., наразі визначається їх точнакількість.</text:p>
      <text:p text:style-name="P4">
Міністр додав, що комісію з ревізії укриттів очолить заступник голови КМВАгенерал-майор Володимир Кідонь. <text:a xlink:type="simple" xlink:href="https://www.ukrinform.ua/tag-dsns" text:style-name="Internet_20_link" text:visited-style-name="Visited_20_Internet_20_Link">
 ДСНС </text:a>
допоможе визначити критерії, за якими будуть оцінювати ці укриття, зокрема,доступність. Також разом із ДСНС буде розроблено чат-бот для можливостіонлайн-оцінки укриттів.</text:p>
      <text:p text:style-name="P4">
“Задача ревізії — показати реальний стан справ і надати рекомендації, що зцими рекомендаціями робити міському голові. Я думаю, він справиться, щобправильно зробити висновки і скласти план дій по роботі з ними”, - сказавКамишін.</text:p>
      <text:p text:style-name="P4">
Він додав, що звіт по Києву буде надано Ставці Верховного Головнокомандуючого.</text:p>
      <text:p text:style-name="P4">
<text:span text:style-name="T4">
Читайте також:</text:span>
 <text:a xlink:type="simple" xlink:href="https://www.ukrinform.ua/rubric-kyiv/3717633-sprava-pro-zacinene-ukritta-trom-posadovcam-ta-ohoroncu-likarni-ogolosili-pidozru.html" text:style-name="Internet_20_link" text:visited-style-name="Visited_20_Internet_20_Link">
 Справа про зачинене <text:span text:style-name="T4">
укриття</text:span>
 : трьом посадовцям таохоронцю лікарні оголосили підозру </text:a>
</text:p>
      <text:p text:style-name="P4">
Як повідомлялося, Президент України Володимир Зеленський доручив провестиревізію всіх захисних споруд України. Це сталося після трагедії в Києві 1червня, коли під час чергового російського обстрілу люди не змогли потрапити вукриття, від уламків збитої російської ракети загинули дві жінки та дитина.</text:p>
      <text:p text:style-name="P4">
Source: <text:a xlink:type="simple" xlink:href="https://www.ukrinform.ua/rubric-kyiv/3717731-ukritta-v-kievi-perevirat-protagom-desati-dniv.html" text:style-name="Internet_20_link" text:visited-style-name="Visited_20_Internet_20_Link">
https://www.ukrinform.ua/rubric-kyiv/3717731-ukritta-v-kievi-perevirat-protagom-desati-dniv.html</text:a>
</text:p>
      <!--NEWS-->
      <text:h text:style-name="P10" text:outline-level="1">
<text:span text:style-name="T4">
В Індонезії запропонували свій «мирний план» для України: демілітаризована зона і референдум</text:span>
</text:h>
      <text:p text:style-name="P4">
Authors: Ukrinform (Person)</text:p>
      <text:p text:style-name="P4">
Publisher: Укринформ (Organization)</text:p>
      <text:p text:style-name="P4">
Published Time: 2023-06-03T10:11:00+03:00</text:p>
      <text:p text:style-name="P4">
Modified Time: 2023-06-03T10:11:00+03:00</text:p>
      <text:p text:style-name="P4">
Description: Міністр оборони Індонезії Прабово Субіанто запропонував власний «мирний план» для України, який передбачає негайне припинення вогню і створення демілітаризованої зони вздовж нинішньої лінії бойового зіткнення. — Укрінформ.</text:p>
      <text:p text:style-name="P4">
Images: ['<text:a xlink:type="simple" xlink:href="https://static.ukrinform.com/photos/2023_06/thumb_files/630_360_1685776093-473.jpg" text:style-name="Internet_20_link" text:visited-style-name="Visited_20_Internet_20_Link">
630_360_16857...</text:a>
']</text:p>
      <text:p text:style-name="P4">
Tags: ['Індонезія', 'Референдум', 'Україна', 'Розведення військ', 'Війна з Росією']</text:p>
      <text:p text:style-name="P4">
Type: Article</text:p>
      <!--METADATA-->
      <text:p text:style-name="P4">
<draw:frame draw:style-name="fr1" draw:name="Image55" text:anchor-type="as-char" svg:width="6.9236in" svg:height="3.956343in" draw:z-index="0">
<draw:image xlink:href="../Images/yкринформ/2023-06-03T10-11-00-03-00/630_360_1685776093-473.jpg" xlink:type="simple" xlink:show="embed" xlink:actuate="onLoad" draw:mime-type="image/jpeg"/>
</draw:frame>
 Міністроборони Індонезії Прабово Субіанто запропонував власний «мирний план» дляУкраїни, який передбачає негайне припинення вогню і створеннядемілітаризованої зони вздовж нинішньої лінії бойового зіткнення.</text:p>
      <text:p text:style-name="P4">
Про це він сказав під час виступу на безпековому форумі «Діалог Шангрі-Ла» вСінгапурі, передає кореспондент Укрінформу.</text:p>
      <text:p text:style-name="P4">
У своїй промові міністр, зокрема, відзначив, що в цьогорічному форумі для Азіїбере участь численна делегація високопоставлених керівників оборонних відомствєвропейських держав, і це, на його переконання, є доказом важливості миру йбезпеки в Азійсько-Тихоокеанському регіоні для стабільності Європи.</text:p>
      <text:p text:style-name="P4">
Далі він перейшов до української тематики, зауваживши, що «події в Україні»впливають на велику кількість людей по всьому світу, бо різко зросли ціни непродукти харчування й енергоносії, і сформулював власний «мирний план»:«Перше, негайно припинити вогонь і бойові дії. Друге, розвести війська зкожної сторони на 15 кілометрів від нинішньої лінії фронту та створитидемілітаризовану зону, і третє, створити під егідою <text:a xlink:type="simple" xlink:href="https://www.ukrinform.ua/tag-oon" text:style-name="Internet_20_link" text:visited-style-name="Visited_20_Internet_20_Link">
 ООН</text:a>
 миротворчу місію, яка стежитиме задотриманням режиму припинення вогню».</text:p>
      <text:p text:style-name="P4">
Після цього Субіанто пропонує за участі ООН організувати і провести на«спірних територіях» референдуми, аби «об’єктивно встановити волю більшостіжителів спірних територій» стосовно бачення ними свого майбутнього.</text:p>
      <text:p text:style-name="P4">
Він запевнив, що Індонезія готова направити своїх представників до такоїмиротворчої місії ООН.</text:p>
      <text:p text:style-name="P4">
«Не знаю, чи моя пропозиція прийнятна, але це конкретні рекомендації дорішення форуму для якнайшвидшої деескалації і припинення кровопролиття в цьомузбройному конфлікті», - зазначив Субіанто.</text:p>
      <text:p text:style-name="P4">
<text:span text:style-name="T4">
Читайте також:</text:span>
 <text:a xlink:type="simple" xlink:href="https://www.ukrinform.ua/rubric-polytics/3716126-kitaj-vede-svou-gru-sodo-rosijskoi-agresii-v-ukraini-kasparov.html" text:style-name="Internet_20_link" text:visited-style-name="Visited_20_Internet_20_Link">
 Китай веде свою гру щодо російської агресії в Україні –Каспаров </text:a>
</text:p>
      <text:p text:style-name="P4">
Як повідомляв Укрінформ, Президент Володимир Зеленський під час робочоговізиту до Японії для участі в саміті «Групи семи» <text:a xlink:type="simple" xlink:href="https://www.ukrinform.ua/rubric-polytics/3712048-prezidenti-ukraini-j-indonezii-obgovorili-zernovu-iniciativu-ta-formulu-miru.html" text:style-name="Internet_20_link" text:visited-style-name="Visited_20_Internet_20_Link">
 провів переговори</text:a>
 з президентомРеспубліки Індонезія Джоко Відодо та поінформував його про перебіг бойових дійв Україні, обстріли російськими військовими цивільної інфраструктури йзакликав президента Індонезії сприяти зусиллям України у поверненні незаконнодепортованих дітей.</text:p>
      <text:p text:style-name="P4">
<text:span text:style-name="T5">
Фото: IISS Shangri-La Dialogue</text:span>
</text:p>
      <text:p text:style-name="P4">
Source: <text:a xlink:type="simple" xlink:href="https://www.ukrinform.ua/rubric-world/3717733-v-indonezii-zaproponuvali-svij-mirnij-plan-dla-ukraini-demilitarizovana-zona-i-referendum.html" text:style-name="Internet_20_link" text:visited-style-name="Visited_20_Internet_20_Link">
https://www.ukrinform.ua/rubric-world/3717733-v-indonezii-zaproponuvali-svij-mirnij-plan-dla-ukraini-demilitarizovana-zona-i-referendum.html</text:a>
</text:p>
      <!--NEWS-->
      <text:h text:style-name="P10" text:outline-level="1">
<text:span text:style-name="T4">
Зеленський висловив співчуття у зв'язку із загибеллю людей у залізничній катастрофі в Індії</text:span>
</text:h>
      <text:p text:style-name="P4">
Authors: Ukrinform (Person)</text:p>
      <text:p text:style-name="P4">
Publisher: Укринформ (Organization)</text:p>
      <text:p text:style-name="P4">
Published Time: 2023-06-03T10:16:12+03:00</text:p>
      <text:p text:style-name="P4">
Modified Time: 2023-06-03T10:16:12+03:00</text:p>
      <text:p text:style-name="P4">
Description: Президент України Володимир Зеленський висловив співчуття у зв'язку із залізничною катастрофою в Індії, що призвела до численних жертв. — Укрінформ.</text:p>
      <text:p text:style-name="P4">
Images: ['<text:a xlink:type="simple" xlink:href="https://static.ukrinform.com/photos/2023_06/thumb_files/630_360_1685771582-329.jpeg" text:style-name="Internet_20_link" text:visited-style-name="Visited_20_Internet_20_Link">
630_360_16857...</text:a>
']</text:p>
      <text:p text:style-name="P4">
Tags: ['Аварія', 'Індія', 'Залізниця', 'Зеленський']</text:p>
      <text:p text:style-name="P4">
Type: Article</text:p>
      <!--METADATA-->
      <text:p text:style-name="P4">
<draw:frame draw:style-name="fr1" draw:name="Image56" text:anchor-type="as-char" svg:width="6.9236in" svg:height="3.956343in" draw:z-index="0">
<draw:image xlink:href="../Images/yкринформ/2023-06-03T10-16-12-03-00/630_360_1685771582-329.jpeg" xlink:type="simple" xlink:show="embed" xlink:actuate="onLoad" draw:mime-type="image/jpeg"/>
</draw:frame>
 ПрезидентУкраїни Володимир Зеленський висловив співчуття у зв'язку із залізничноюкатастрофою в Індії, що призвела до численних жертв.</text:p>
      <text:p text:style-name="P4">
Допис глава держави розмістив у <text:a xlink:type="simple" xlink:href="http://twitter.com/ZelenskyyUa/status/1664887719342776320" text:style-name="Internet_20_link" text:visited-style-name="Visited_20_Internet_20_Link">
 Твіттері</text:a>
, передає Укрінформ.</text:p>
      <text:p text:style-name="P4">
"Від себе особисто й від народу України висловлюю глибокі співчуття <text:a xlink:type="simple" xlink:href="https://www.ukrinform.ua/tag-premer" text:style-name="Internet_20_link" text:visited-style-name="Visited_20_Internet_20_Link">
 Прем’єр</text:a>
 -міністрові Нарендрі Моді та всімрідним і близьким загиблих у залізничній катастрофі в штаті Одіша. Поділяємобіль вашої втрати. Бажаємо швидкого одужання постраждалим", - написавЗеленський.</text:p>
      <text:p text:style-name="P4">
<text:span text:style-name="T4">
Читайте також:</text:span>
 <text:a xlink:type="simple" xlink:href="https://www.ukrinform.ua/rubric-world/3710242-v-indii-stavsa-vibuh-na-fabrici-petard-e-zagibli.html" text:style-name="Internet_20_link" text:visited-style-name="Visited_20_Internet_20_Link">
 В <text:span text:style-name="T4">
Індії</text:span>
 стався вибух на фабриці петард, є загиблі</text:a>
</text:p>
      <text:p text:style-name="P4">
Як повідомлялося, у східному індійському штаті Одіша сталося зіткнення двохпасажирських і товарного потягів. Унаслідок катастрофи загинуло щонайменше 288людей і близько 850 травмовані.</text:p>
      <text:p text:style-name="P4">
Source: <text:a xlink:type="simple" xlink:href="https://www.ukrinform.ua/rubric-world/3717734-zelenskij-visloviv-spivcutta-u-zvazku-iz-zagibellu-ludej-u-zaliznicnij-katastrofi-v-indii.html" text:style-name="Internet_20_link" text:visited-style-name="Visited_20_Internet_20_Link">
https://www.ukrinform.ua/rubric-world/3717734-zelenskij-visloviv-spivcutta-u-zvazku-iz-zagibellu-ludej-u-zaliznicnij-katastrofi-v-indii.html</text:a>
</text:p>
      <!--NEWS-->
      <text:h text:style-name="P10" text:outline-level="1">
<text:span text:style-name="T4">
Загарбники обстріляли три прикордонні громади на Сумщині</text:span>
</text:h>
      <text:p text:style-name="P4">
Authors: Ukrinform (Person)</text:p>
      <text:p text:style-name="P4">
Publisher: Укринформ (Organization)</text:p>
      <text:p text:style-name="P4">
Published Time: 2023-06-03T10:17:20+03:00</text:p>
      <text:p text:style-name="P4">
Modified Time: 2023-06-03T10:17:20+03:00</text:p>
      <text:p text:style-name="P4">
Description: Російська армія вночі на зранку у суботу обстріляла три прикордонні громади у Сумській області. — Укрінформ.</text:p>
      <text:p text:style-name="P4">
Images: ['<text:a xlink:type="simple" xlink:href="https://static.ukrinform.com/photos/2023_06/thumb_files/630_360_1685776504-551.jpg" text:style-name="Internet_20_link" text:visited-style-name="Visited_20_Internet_20_Link">
630_360_16857...</text:a>
']</text:p>
      <text:p text:style-name="P4">
Tags: ['Обстріл', 'Сумщина', 'Війна з Росією']</text:p>
      <text:p text:style-name="P4">
Type: Article</text:p>
      <!--METADATA-->
      <text:p text:style-name="P4">
<draw:frame draw:style-name="fr1" draw:name="Image57" text:anchor-type="as-char" svg:width="6.9236in" svg:height="3.956343in" draw:z-index="0">
<draw:image xlink:href="../Images/yкринформ/2023-06-03T10-17-20-03-00/630_360_1685776504-551.jpg" xlink:type="simple" xlink:show="embed" xlink:actuate="onLoad" draw:mime-type="image/jpeg"/>
</draw:frame>
 Російськаармія вночі на зранку у суботу обстріляла три прикордонні громади у Сумськійобласті.</text:p>
      <text:p text:style-name="P4">
Про це повідомляє Сумська ОВА у <text:a xlink:type="simple" xlink:href="http://www.facebook.com/sumska.oda/posts/pfbid02LQgRjt4hujbYuNp9nao3M9FqdeyCwrQ8CLYa7swjRjmbY5gayrwVfAtcMKHCPHvXl" text:style-name="Internet_20_link" text:visited-style-name="Visited_20_Internet_20_Link">
 Фейсбуці</text:a>
 , передаєУкрінформ.</text:p>
      <text:p text:style-name="P4">
"Вночі та зранку росіяни здійснили обстріли Середино-Будської, Білопільськоїта Юнаківської громад", - йдеться у повідомленні.</text:p>
      <text:p text:style-name="P4">
За інформацією ОВА, у Середино-Будській громаді внаслідок мінометного обстрілу(2 вибухи) пошкоджено приватний будинок.</text:p>
      <text:p text:style-name="P4">
Також мінометних <text:a xlink:type="simple" xlink:href="https://www.ukrinform.ua/tag-obstril" text:style-name="Internet_20_link" text:visited-style-name="Visited_20_Internet_20_Link">
 обстрілів </text:a>
 зазналиБілопільська (6 вибухів) і Юнаківська (1 вибух) громади.</text:p>
      <text:p text:style-name="P4">
<text:span text:style-name="T4">
Читайте також:</text:span>
 <text:a xlink:type="simple" xlink:href="https://www.ukrinform.ua/rubric-regions/3717729-na-harkivsini-vorog-masovano-obstriluvav-prifrontovi-naseleni-punkti-ta-prikordonna.html" text:style-name="Internet_20_link" text:visited-style-name="Visited_20_Internet_20_Link">
 На Харківщині ворог масовано <text:span text:style-name="T4">
обстріл</text:span>
 ював прифронтовінаселені пункти та прикордоння </text:a>
</text:p>
      <text:p text:style-name="P4">
Як <text:a xlink:type="simple" xlink:href="https://www.ukrinform.ua/rubric-ato/3717674-vorog-za-dobu-obstrilav-visim-gromad-sumsini-zaginula-ludina-e-rujnuvanna.html" text:style-name="Internet_20_link" text:visited-style-name="Visited_20_Internet_20_Link">
 повідомлялося </text:a>
 ,протягом минулої доби російські війська обстріляли вісім громад Сумськоїобласті, загалом зафіксовано 181 вибух.</text:p>
      <text:p text:style-name="P4">
Source: <text:a xlink:type="simple" xlink:href="https://www.ukrinform.ua/rubric-regions/3717735-zagarbniki-obstrilali-tri-prikordonni-gromadi-na-sumsini.html" text:style-name="Internet_20_link" text:visited-style-name="Visited_20_Internet_20_Link">
https://www.ukrinform.ua/rubric-regions/3717735-zagarbniki-obstrilali-tri-prikordonni-gromadi-na-sumsini.html</text:a>
</text:p>
      <!--NEWS-->
      <text:h text:style-name="P10" text:outline-level="1">
<text:span text:style-name="T4">
Під керівництвом Наєва пройшли навчання екіпажів Мі-24 та Мі-8 із бойовою стрільбою</text:span>
</text:h>
      <text:p text:style-name="P4">
Authors: Ukrinform (Person)</text:p>
      <text:p text:style-name="P4">
Publisher: Укринформ (Organization)</text:p>
      <text:p text:style-name="P4">
Published Time: 2023-06-03T10:24:45+03:00</text:p>
      <text:p text:style-name="P4">
Modified Time: 2023-06-03T10:24:45+03:00</text:p>
      <text:p text:style-name="P4">
Description: Під керівництвом командувача Об’єднаних сил Збройних сил України генерал-лейтенанта Сергія Наєва пройшли навчання екіпажів бойових вертольотів Мі-24 та військово-транспортних вертольотів Мі-8 із бойовою стрільбою. — Укрінформ.</text:p>
      <text:p text:style-name="P4">
Images: ['<text:a xlink:type="simple" xlink:href="https://static.ukrinform.com/photos/2023_06/thumb_files/630_360_1685776883-5692.jpeg" text:style-name="Internet_20_link" text:visited-style-name="Visited_20_Internet_20_Link">
630_360_16857...</text:a>
']</text:p>
      <text:p text:style-name="P4">
Tags: ['ЗСУ', 'Вертоліт', 'Сергій Наєв', 'Тренування']</text:p>
      <text:p text:style-name="P4">
Type: Article</text:p>
      <!--METADATA-->
      <text:p text:style-name="P4">
<draw:frame draw:style-name="fr1" draw:name="Image58" text:anchor-type="as-char" svg:width="6.9236in" svg:height="3.956343in" draw:z-index="0">
<draw:image xlink:href="../Images/yкринформ/2023-06-03T10-24-45-03-00/630_360_1685776883-5692.jpeg" xlink:type="simple" xlink:show="embed" xlink:actuate="onLoad" draw:mime-type="image/jpeg"/>
</draw:frame>
 Підкерівництвом командувача Об’єднаних сил Збройних сил України генерал-лейтенанта Сергія Наєва пройшли навчання екіпажів бойових вертольотів Мі-24 тавійськово-транспортних вертольотів Мі-8 із бойовою стрільбою.</text:p>
      <text:p text:style-name="P4">
Як передає Укрінформ, про це командування ОС повідомляє у <text:a xlink:type="simple" xlink:href="http://www.facebook.com/JointForcesCommandAFU/posts/pfbid032JBq5CNQVanyUfGtTWaz53RJjXsCKxxtVpjXmhFwpXqkWgxuLVuPJGU1g6aVMHaPl" text:style-name="Internet_20_link" text:visited-style-name="Visited_20_Internet_20_Link">
 Фейсбуці</text:a>
.</text:p>
      <text:p text:style-name="P4">
</text:p>
      <text:p text:style-name="P4">
<text:a xlink:type="simple" xlink:href="https://static.ukrinform.com/photos/2023_06/1685776882-4823.jpeg" text:style-name="Internet_20_link" text:visited-style-name="Visited_20_Internet_20_Link">
 </text:a>
 <text:a xlink:type="simple" xlink:href="https://static.ukrinform.com/photos/2023_06/1685776882-4296.jpeg" text:style-name="Internet_20_link" text:visited-style-name="Visited_20_Internet_20_Link">
</text:a>
 <text:a xlink:type="simple" xlink:href="https://static.ukrinform.com/photos/2023_06/1685776883-1933.jpeg" text:style-name="Internet_20_link" text:visited-style-name="Visited_20_Internet_20_Link">
</text:a>
 <text:a xlink:type="simple" xlink:href="https://static.ukrinform.com/photos/2023_06/1685776883-5549.jpeg" text:style-name="Internet_20_link" text:visited-style-name="Visited_20_Internet_20_Link">
</text:a>
 <text:a xlink:type="simple" xlink:href="https://static.ukrinform.com/photos/2023_06/1685776883-8091.jpeg" text:style-name="Internet_20_link" text:visited-style-name="Visited_20_Internet_20_Link">
</text:a>
 <text:a xlink:type="simple" xlink:href="https://static.ukrinform.com/photos/2023_06/1685776883-5692.jpeg" text:style-name="Internet_20_link" text:visited-style-name="Visited_20_Internet_20_Link">
<draw:frame draw:style-name="fr1" draw:name="Image65" text:anchor-type="as-char" svg:width="6.9236in" svg:height="3.956343in" draw:z-index="0">
<draw:image xlink:href="../Images/yкринформ/2023-06-03T10-24-45-03-00/630_360_1685776883-5692.jpeg" xlink:type="simple" xlink:show="embed" xlink:actuate="onLoad" draw:mime-type="image/jpeg"/>
</draw:frame>
</text:a>
 <text:a xlink:type="simple" xlink:href="https://static.ukrinform.com/photos/2023_06/1685776883-8909.jpeg" text:style-name="Internet_20_link" text:visited-style-name="Visited_20_Internet_20_Link">
</text:a>
 <text:a xlink:type="simple" xlink:href="https://static.ukrinform.com/photos/2023_06/1685776883-5479.jpeg" text:style-name="Internet_20_link" text:visited-style-name="Visited_20_Internet_20_Link">
</text:a>
 <text:a xlink:type="simple" xlink:href="https://static.ukrinform.com/photos/2023_06/1685776884-6106.jpeg" text:style-name="Internet_20_link" text:visited-style-name="Visited_20_Internet_20_Link">
</text:a>
 <text:a xlink:type="simple" xlink:href="https://static.ukrinform.com/photos/2023_06/1685776884-2510.jpeg" text:style-name="Internet_20_link" text:visited-style-name="Visited_20_Internet_20_Link">
</text:a>
</text:p>
      <text:p text:style-name="P4">
Для підтримання бойового вишколу наймобільнішої та найефективнішої складовоїЗбройних сил України у Північній операційній зоні під керівництвом Наєвавідбулась низка навчань екіпажів бойових вертольотів Мі-24 та військово-транспортних <text:a xlink:type="simple" xlink:href="https://www.ukrinform.ua/tag-vertolit" text:style-name="Internet_20_link" text:visited-style-name="Visited_20_Internet_20_Link">
 вертольотів </text:a>
 Мі-8 ізбойовою стрільбою.</text:p>
      <text:p text:style-name="P4">
За словами командувача, пілоти відпрацьовують ті завдання, які їм необхідні вреальній бойовій ситуації, готуються за відповідними льотними вправами йодночасно набувають певного досвіду.</text:p>
      <text:p text:style-name="P4">
"Левова частка вертолітників, що зараз беруть участь у тренуваннях, нещодавноповернулися з виконання бойових завдань на сході нашої держави. Свійбагаторічний та безоцінний бойовий досвід, який отримали там, сьогодні вонипередають молодим льотчикам", – зазначив генерал-лейтенант.</text:p>
      <text:p text:style-name="P4">
Як повідомив Наєв, протягом кількох днів разом тренувалися і група бойовогоуправління, і льотчики, і інженерно-технічний склад, тому що єдина роботаєдиної команди – це запорука успішного виконання бойових завдань.</text:p>
      <text:p text:style-name="P4">
"Зокрема фахівці інженерно-авіаційної служби проводять чимало різних видівпідготовок згідно з регламентом технічної експлуатації авіаційної техніки.Зважаючи на кількість польотів та складність виконання завдань, великенавантаження та відповідальність покладається саме на техніків", – наголосивкомандувач.</text:p>
      <text:p text:style-name="P4">
<text:span text:style-name="T4">
Читайте також:</text:span>
 <text:a xlink:type="simple" xlink:href="https://www.ukrinform.ua/rubric-ato/3700493-zahidna-zbroa-dla-ukraini-naev-rozpoviv-pro-integraciu-ppo-v-zagalnu-sistemu-nato.html" text:style-name="Internet_20_link" text:visited-style-name="Visited_20_Internet_20_Link">
 Західна зброя для України: Наєв розповів про інтеграціюППО в загальну систему НАТО </text:a>
</text:p>
      <text:p text:style-name="P4">
За його словами, особовий склад вертолітного підрозділу дуже мотивований,готовий до виконання завдань і продовжує свою підготовку задля того, щоб битиворога з повітря.</text:p>
      <text:p text:style-name="P4">
"Я поспілкувався із командиром, із льотним складом, з інженерно-технічнимифахівцями. Усі вони є майстрами військової справи. Я на власні очі побачив, яквони продовжують підвищувати свою майстерність і я впевнений – колизнадобиться, ці льотчики виконають своє завдання на відмінно", – підкресливНаєв.</text:p>
      <text:p text:style-name="P4">
<text:span text:style-name="T4">
Читайте також:</text:span>
 <text:a xlink:type="simple" xlink:href="https://www.ukrinform.ua/rubric-ato/3702029-reznikov-i-naev-obgovorili-plani-narosuvanna-oboroni-na-kordoni.html" text:style-name="Internet_20_link" text:visited-style-name="Visited_20_Internet_20_Link">
 Резніков і Наєв обговорили плани нарощування оборони накордоні </text:a>
</text:p>
      <text:p text:style-name="P4">
Як повідомляв Укрінформ, <text:a xlink:type="simple" xlink:href="https://www.ukrinform.ua/rubric-ato/3714526-situacia-u-pivnicnij-operacijnij-zoni-povnistu-kontrolovana-naev.html" text:style-name="Internet_20_link" text:visited-style-name="Visited_20_Internet_20_Link">
 ситуація у Північній операційній зоні</text:a>
 повністю контролюєтьсявійськовими частинами ЗСУ, підрозділами Державної прикордонної служби, іншихвійськових формувань і правоохоронних органів, заявив 26 травня командувачОб’єднаних сил Наєв.</text:p>
      <text:p text:style-name="P4">
Source: <text:a xlink:type="simple" xlink:href="https://www.ukrinform.ua/rubric-ato/3717738-pid-kerivnictvom-naeva-projsli-navcanna-ekipaziv-mi24-ta-mi8-iz-bojovou-strilbou.html" text:style-name="Internet_20_link" text:visited-style-name="Visited_20_Internet_20_Link">
https://www.ukrinform.ua/rubric-ato/3717738-pid-kerivnictvom-naeva-projsli-navcanna-ekipaziv-mi24-ta-mi8-iz-bojovou-strilbou.html</text:a>
</text:p>
      <!--NEWS-->
      <text:h text:style-name="P10" text:outline-level="1">
<text:span text:style-name="T4">
Українські боксери здобули 11 медалей на турнірі в Нідерландах</text:span>
</text:h>
      <text:p text:style-name="P4">
Authors: Ukrinform (Person)</text:p>
      <text:p text:style-name="P4">
Publisher: Укринформ (Organization)</text:p>
      <text:p text:style-name="P4">
Published Time: 2023-06-03T10:36:37+03:00</text:p>
      <text:p text:style-name="P4">
Modified Time: 2023-06-03T10:36:37+03:00</text:p>
      <text:p text:style-name="P4">
Description: 11 нагород завоювади на міжнародному турнірі «Кубок Ейндховена» в Нідерландах представники українського боксу. — Укрінформ.</text:p>
      <text:p text:style-name="P4">
Images: ['<text:a xlink:type="simple" xlink:href="https://static.ukrinform.com/photos/2023_06/thumb_files/630_360_1685775502-290.jpg" text:style-name="Internet_20_link" text:visited-style-name="Visited_20_Internet_20_Link">
630_360_16857...</text:a>
']</text:p>
      <text:p text:style-name="P4">
Tags: ['Бокс', 'Нідерланди', 'Збірна України']</text:p>
      <text:p text:style-name="P4">
Type: Article</text:p>
      <!--METADATA-->
      <text:p text:style-name="P4">
<draw:frame draw:style-name="fr1" draw:name="Image70" text:anchor-type="as-char" svg:width="6.9236in" svg:height="3.956343in" draw:z-index="0">
<draw:image xlink:href="../Images/yкринформ/2023-06-03T10-36-37-03-00/630_360_1685775502-290.jpg" xlink:type="simple" xlink:show="embed" xlink:actuate="onLoad" draw:mime-type="image/jpeg"/>
</draw:frame>
 11 нагородзавоювади на міжнародному турнірі «Кубок Ейндховена» в Нідерландахпредставники українського боксу.</text:p>
      <text:p text:style-name="P4">
В активі <text:a xlink:type="simple" xlink:href="http://https://www.facebook.com/minmolodsport/" text:style-name="Internet_20_link" text:visited-style-name="Visited_20_Internet_20_Link">
 нашої збірної </text:a>
 5золотих, 4 срібні та 2 бронзові медалі і друге загальнокомандне місце, передаєУкрінформ.</text:p>
      <text:p text:style-name="P4">
«Золото» здобули Ярослав Михалушко, Богдан Толмачов, Павло Іллюша, ДмитроКолісніченко та Ратмір Турчанінов.</text:p>
      <text:p text:style-name="P4">
«Срібло» у Данила Лозана, Руслана Цикала, Геннадія Масленнікова і АшотаКочаряна, «бронза» - у Андрія Халецького та Василя Ткачука.</text:p>
      <text:p text:style-name="P4">
Нагороду «Найкращому боксеру» отримав Павло Ілюша.</text:p>
      <text:p text:style-name="P4">
<text:span text:style-name="T4">
Читайте також:</text:span>
 <text:a xlink:type="simple" xlink:href="https://www.ukrinform.ua/rubric-sports/3717084-oleksandr-gvozdik-povernuvsa-u-rejting-wba.html" text:style-name="Internet_20_link" text:visited-style-name="Visited_20_Internet_20_Link">
 Олександр Гвоздик повернувся у рейтинг WBA</text:a>
</text:p>
      <text:p text:style-name="P4">
У змаганнях за «Кубок Ейндховена» взяли участь боксери з 25-ти країн.</text:p>
      <text:p text:style-name="P4">
Фото: facebook.com/minmolodsport.</text:p>
      <text:p text:style-name="P4">
Source: <text:a xlink:type="simple" xlink:href="https://www.ukrinform.ua/rubric-sports/3717741-ukrainski-bokseri-zdobuli-11-medalej-na-turniri-v-niderlandah.html" text:style-name="Internet_20_link" text:visited-style-name="Visited_20_Internet_20_Link">
https://www.ukrinform.ua/rubric-sports/3717741-ukrainski-bokseri-zdobuli-11-medalej-na-turniri-v-niderlandah.html</text:a>
</text:p>
      <!--NEWS-->
      <text:h text:style-name="P10" text:outline-level="1">
<text:span text:style-name="T4">
СБУ затримала посадовця Херсонської ОВА, який працював на росіян</text:span>
</text:h>
      <text:p text:style-name="P4">
Authors: Ukrinform (Person)</text:p>
      <text:p text:style-name="P4">
Publisher: Укринформ (Organization)</text:p>
      <text:p text:style-name="P4">
Published Time: 2023-06-03T10:41:37+03:00</text:p>
      <text:p text:style-name="P4">
Modified Time: 2023-06-03T10:41:37+03:00</text:p>
      <text:p text:style-name="P4">
Description: Служба безпеки України затримала чинного посадовця Херсонської обласної військової адміністрації, який добровільно працював на російських загарбників під час тимчасового захоплення ними територій регіону. — Укрінформ.</text:p>
      <text:p text:style-name="P4">
Images: ['<text:a xlink:type="simple" xlink:href="https://static.ukrinform.com/photos/2020_10/thumb_files/630_360_1602851531-1154.jpeg" text:style-name="Internet_20_link" text:visited-style-name="Visited_20_Internet_20_Link">
630_360_16028...</text:a>
']</text:p>
      <text:p text:style-name="P4">
Tags: ['Херсон', 'СБУ', 'Колаборант', 'Війна з Росією']</text:p>
      <text:p text:style-name="P4">
Type: Article</text:p>
      <!--METADATA-->
      <text:p text:style-name="P4">
<draw:frame draw:style-name="fr1" draw:name="Image71" text:anchor-type="as-char" svg:width="6.9236in" svg:height="3.956343in" draw:z-index="0">
<draw:image xlink:href="../Images/yкринформ/2023-06-03T10-41-37-03-00/630_360_1602851531-1154.jpeg" xlink:type="simple" xlink:show="embed" xlink:actuate="onLoad" draw:mime-type="image/jpeg"/>
</draw:frame>
 Службабезпеки України затримала чинного посадовця Херсонської обласної військовоїадміністрації, який добровільно працював на російських загарбників під частимчасового захоплення ними територій регіону.</text:p>
      <text:p text:style-name="P4">
Як передає Укрінформ, про це повідомила <text:a xlink:type="simple" xlink:href="http://ssu.gov.ua/novyny/sbu-zatrymala-chynnoho-posadovtsia-khersonskoi-ova-yakyi-u-period-okupatsii-mista-pratsiuvav-na-rashystiv" text:style-name="Internet_20_link" text:visited-style-name="Visited_20_Internet_20_Link">
 СБУ </text:a>
 .</text:p>
      <text:p text:style-name="P4">
Правоохоронці затримали фігуранта в ході стабілізаційних заходів у визволеномуХерсоні.</text:p>
      <text:p text:style-name="P4">
</text:p>
      <text:p text:style-name="P4">
</text:p>
      <text:p text:style-name="P4">
Слідством встановлено, що під час тимчасового захоплення міста зловмисникдобровільно погодився увійти до створеного росіянами «головного управлінняміністерства внутрішніх справ Херсонської області», де отримав псевдопосаду«старшого експерта відділення бухгалтерських і фінансово-аналітичних експертизекспертно-криміналістичного центру».</text:p>
      <text:p text:style-name="P4">
До «обов’язків» колаборанта входила підготовка так званих експертиз фінансовоїдіяльності підприємств. Згадані псевдоекспертизи потрібні були дляфабрикування справ проти патріотично налаштованих власників українськихкомпаній на захоплених територіях Херсонської області.</text:p>
      <text:p text:style-name="P4">
За даними СБУ, перебуваючи у лавах загарбницького органу, ворожий поплічникїздив до Москви на «курси підвищення кваліфікації».</text:p>
      <text:p text:style-name="P4">
</text:p>
      <text:p text:style-name="P4">
Після визволення Херсона фігурант спочатку «заліг на дно», проте згодом зновувлаштувався до місцевої обладміністрації. Надалі був викритий та затриманийправоохоронцями.</text:p>
      <text:p text:style-name="P4">
У ході обшуків за адресою проживання зловмисника виявлені документи, щопідтверджують його «стажування» в Москві, роздруковані закони, накази йінструкції МВС РФ з питань організації підготовки судових експертиз векспертно-криміналістичних підрозділах російських органів внутрішніх справ.</text:p>
      <text:p text:style-name="P4">
</text:p>
      <text:p text:style-name="P4">
Затриманому оголошена підозра за ч. 7 ст. 111-1 (колабораційна діяльність,добровільне зайняття громадянином України посади в незаконних правоохороннихорганах, створених на тимчасово окупованій території) Кримінального кодексуУкраїни.</text:p>
      <text:p text:style-name="P4">
<text:span text:style-name="T4">
Читайте також:</text:span>
 <text:a xlink:type="simple" xlink:href="https://www.ukrinform.ua/rubric-regions/3716406-sbu-zatrimala-rosijsku-agentku-aka-zdavala-pozicii-zsu-u-krivomu-rozi.html" text:style-name="Internet_20_link" text:visited-style-name="Visited_20_Internet_20_Link">
 <text:span text:style-name="T4">
СБУ</text:span>
 затримала російську агентку, яка здавала позиціїЗСУ у Кривому Розі </text:a>
</text:p>
      <text:p text:style-name="P4">
Суд обрав фігуранту запобіжний захід у вигляді тримання під вартою.</text:p>
      <text:p text:style-name="P4">
Розслідування триває. Зловмиснику загрожує до 15 років позбавлення волі.</text:p>
      <text:p text:style-name="P4">
<text:span text:style-name="T4">
Читайте також:</text:span>
 <text:a xlink:type="simple" xlink:href="https://www.ukrinform.ua/rubric-regions/3717249-sbu-zaversila-rozsliduvanna-u-spravi-priznacenogo-rosianami-mera-severodonecka.html" text:style-name="Internet_20_link" text:visited-style-name="Visited_20_Internet_20_Link">
 <text:span text:style-name="T4">
СБУ</text:span>
 завершила розслідування у справі призначеногоросіянами «мера» Сєвєродонецька </text:a>
</text:p>
      <text:p text:style-name="P4">
Як повідомляв Укрінформ, на визволених територіях Херсонської областіправоохоронні органи розслідують близько <text:a xlink:type="simple" xlink:href="https://www.ukrinform.ua/rubric-regions/3714769-na-hersonsini-rozsliduut-blizko-dvoh-tisac-sprav-proti-kolaborantiv.html" text:style-name="Internet_20_link" text:visited-style-name="Visited_20_Internet_20_Link">
 двох тисяч кримінальних проваджень</text:a>
 за фактами колабораційноїдіяльності.</text:p>
      <text:p text:style-name="P4">
Source: <text:a xlink:type="simple" xlink:href="https://www.ukrinform.ua/rubric-regions/3717742-sbu-zatrimala-posadovca-hersonskoi-ova-akij-pracuvav-na-rosian.html" text:style-name="Internet_20_link" text:visited-style-name="Visited_20_Internet_20_Link">
https://www.ukrinform.ua/rubric-regions/3717742-sbu-zatrimala-posadovca-hersonskoi-ova-akij-pracuvav-na-rosian.html</text:a>
</text:p>
      <!--NEWS-->
      <text:h text:style-name="P10" text:outline-level="1">
<text:span text:style-name="T4">
Конкурист Костянтин Золін став третім на змаганнях у Греції</text:span>
</text:h>
      <text:p text:style-name="P4">
Authors: Ukrinform (Person)</text:p>
      <text:p text:style-name="P4">
Publisher: Укринформ (Organization)</text:p>
      <text:p text:style-name="P4">
Published Time: 2023-06-03T10:42:37+03:00</text:p>
      <text:p text:style-name="P4">
Modified Time: 2023-06-03T10:42:37+03:00</text:p>
      <text:p text:style-name="P4">
Description: Український вершник Костянтин Золін здобув «бронзу» у конкурі на «Фестивалі кінного спорту в Афінах-2023» — Укрінформ.</text:p>
      <text:p text:style-name="P4">
Images: ['<text:a xlink:type="simple" xlink:href="https://static.ukrinform.com/photos/2023_06/thumb_files/630_360_1685775889-435.jpg" text:style-name="Internet_20_link" text:visited-style-name="Visited_20_Internet_20_Link">
630_360_16857...</text:a>
']</text:p>
      <text:p text:style-name="P4">
Tags: ['Греція', 'Спорт', 'Україна']</text:p>
      <text:p text:style-name="P4">
Type: Article</text:p>
      <!--METADATA-->
      <text:p text:style-name="P4">
<draw:frame draw:style-name="fr1" draw:name="Image76" text:anchor-type="as-char" svg:width="6.9236in" svg:height="3.956343in" draw:z-index="0">
<draw:image xlink:href="../Images/yкринформ/2023-06-03T10-42-37-03-00/630_360_1685775889-435.jpg" xlink:type="simple" xlink:show="embed" xlink:actuate="onLoad" draw:mime-type="image/jpeg"/>
</draw:frame>
Український вершник Костянтин Золін здобув «бронзу» у конкурі на «Фестивалікінного спорту в Афінах-2023»</text:p>
      <text:p text:style-name="P4">
Ці змагання є етапом серії Longines EEF і проходять <text:a xlink:type="simple" xlink:href="https://www.facebook.com/minmolodsport/" text:style-name="Internet_20_link" text:visited-style-name="Visited_20_Internet_20_Link">
 з 1 по 4 червня</text:a>
 в Олімпійському центрі кінногоспорту в міста Маркопуло, передає Укрінформ.</text:p>
      <text:p text:style-name="P4">
Костянтин у парі з Hending van de Bresser з третім результатом подолалимаршрут з висотою перешкод 155 см.</text:p>
      <text:p text:style-name="P4">
Переможцем став італієць Філіппо Кодекаса.</text:p>
      <text:p text:style-name="P4">
<text:span text:style-name="T4">
Читайте також:</text:span>
 <text:a xlink:type="simple" xlink:href="https://www.ukrinform.ua/rubric-sports/3712490-oleksandr-prodan-zdobuv-dla-ukraini-bronzu-granpri-z-konkuru.html" text:style-name="Internet_20_link" text:visited-style-name="Visited_20_Internet_20_Link">
 Олександр Продан здобув для України «бронзу» Гран-прі зконкуру </text:a>
</text:p>
      <text:p text:style-name="P4">
У фестивалі беруть участь понад 150 спортсменів з країн Європи.</text:p>
      <text:p text:style-name="P4">
Фото: facebook.com/eau.pel.</text:p>
      <text:p text:style-name="P4">
Source: <text:a xlink:type="simple" xlink:href="https://www.ukrinform.ua/rubric-sports/3717744-konkurist-kostantin-zolin-stav-tretim-na-zmagannah-u-grecii.html" text:style-name="Internet_20_link" text:visited-style-name="Visited_20_Internet_20_Link">
https://www.ukrinform.ua/rubric-sports/3717744-konkurist-kostantin-zolin-stav-tretim-na-zmagannah-u-grecii.html</text:a>
</text:p>
      <!--NEWS-->
      <text:h text:style-name="P10" text:outline-level="1">
<text:span text:style-name="T4">
Понад 60 тисяч жінок захищають Україну - Міноборони</text:span>
</text:h>
      <text:p text:style-name="P4">
Authors: Ukrinform (Person)</text:p>
      <text:p text:style-name="P4">
Publisher: Укринформ (Organization)</text:p>
      <text:p text:style-name="P4">
Published Time: 2023-06-03T10:50:50+03:00</text:p>
      <text:p text:style-name="P4">
Modified Time: 2023-06-03T10:50:50+03:00</text:p>
      <text:p text:style-name="P4">
Description: Понад 60 тисяч жінок сьогодні стоять на захисті України, понад 42 тисяч із них є військовослужбовцями Збройних сил України. — Укрінформ.</text:p>
      <text:p text:style-name="P4">
Images: ['<text:a xlink:type="simple" xlink:href="https://static.ukrinform.com/photos/2023_06/thumb_files/630_360_1685778458-732.jpg" text:style-name="Internet_20_link" text:visited-style-name="Visited_20_Internet_20_Link">
630_360_16857...</text:a>
']</text:p>
      <text:p text:style-name="P4">
Tags: ['Міноборони', 'ЗСУ', 'Військові', 'Жінки']</text:p>
      <text:p text:style-name="P4">
Type: Article</text:p>
      <!--METADATA-->
      <text:p text:style-name="P4">
<draw:frame draw:style-name="fr1" draw:name="Image77" text:anchor-type="as-char" svg:width="6.9236in" svg:height="3.956343in" draw:z-index="0">
<draw:image xlink:href="../Images/yкринформ/2023-06-03T10-50-50-03-00/630_360_1685778458-732.jpg" xlink:type="simple" xlink:show="embed" xlink:actuate="onLoad" draw:mime-type="image/jpeg"/>
</draw:frame>
 Понад 60тисяч жінок сьогодні стоять на захисті України, понад 42 тисяч із них євійськовослужбовцями Збройних сил України.</text:p>
      <text:p text:style-name="P4">
Як передає Укрінформ, про це в <text:a xlink:type="simple" xlink:href="https://t.me/ministry_of_defense_ua/7648" text:style-name="Internet_20_link" text:visited-style-name="Visited_20_Internet_20_Link">
 Телеграмі</text:a>
повідомляє Міністерство оборони.</text:p>
      <text:p text:style-name="P4">
“Понад 60 тисяч жінок стоять на захисті України. Понад 42 тисяч з них – жінки-військовослужбовці”, - йдеться в повідомленні.</text:p>
      <text:p text:style-name="P4">
Ця цифра постійно збільшується, адже у відповідь на російське вторгненнязначна кількість українських жінок долучилася до лав Збройних сил України.</text:p>
      <text:p text:style-name="P4">
Як зазначили в міністерстві, сприяють цьому також суттєві зрушення вукраїнському законодавстві, які дозволяють жінкам повною мірою реалізуватисебе у війську.</text:p>
      <text:p text:style-name="P4">
“Вони тримають оборону нарівні з чоловіками, воюють, ризикують і, на жаль,віддають свої життя. Вони – взірець відваги та відданості для всього світу”, -наголосили в МОУ.</text:p>
      <text:p text:style-name="P4">
<text:span text:style-name="T4">
Читайте також:</text:span>
 <text:a xlink:type="simple" xlink:href="https://www.ukrinform.ua/rubric-kyiv/3708829-u-kievi-vidbulasa-tvorca-zustric-iz-zahisniceu-mariupola-valerieu-subotinou.html" text:style-name="Internet_20_link" text:visited-style-name="Visited_20_Internet_20_Link">
 У Києві відбулася творча зустріч із захисницею МаріуполяВалерією Суботіною </text:a>
</text:p>
      <text:p text:style-name="P4">
Як нагадали в <text:a xlink:type="simple" xlink:href="https://www.ukrinform.ua/tag-minoboroni" text:style-name="Internet_20_link" text:visited-style-name="Visited_20_Internet_20_Link">
 Міноборони </text:a>
 , в 2021році, до початку широкомасштабного вторгнення Росії в Україну, кількість жіноку лавах ЗСУ становила близько 30 тисяч.</text:p>
      <text:p text:style-name="P4">
Як повідомляв Укрінформ, у Київському військовому ліцеї імені Івана Богуна <text:a xlink:type="simple" xlink:href="https://www.ukrinform.ua/rubric-kyiv/3715073-kiivskij-vijskovij-licej-imeni-boguna-vipustiv-majze-300-kadetiv.html" text:style-name="Internet_20_link" text:visited-style-name="Visited_20_Internet_20_Link">
відбувся випуск 299 кадетів </text:a>
 , серед яких – 25 дівчат.</text:p>
      <text:p text:style-name="P4">
Source: <text:a xlink:type="simple" xlink:href="https://www.ukrinform.ua/rubric-society/3717748-ponad-60-tisac-zinok-zahisaut-ukrainu-minoboroni.html" text:style-name="Internet_20_link" text:visited-style-name="Visited_20_Internet_20_Link">
https://www.ukrinform.ua/rubric-society/3717748-ponad-60-tisac-zinok-zahisaut-ukrainu-minoboroni.html</text:a>
</text:p>
      <!--NEWS-->
      <text:h text:style-name="P10" text:outline-level="1">
<text:span text:style-name="T4">
На Донеччині за добу внаслідок обстрілів загинули двоє цивільних, четверо - поранені</text:span>
</text:h>
      <text:p text:style-name="P4">
Authors: Ukrinform (Person)</text:p>
      <text:p text:style-name="P4">
Publisher: Укринформ (Organization)</text:p>
      <text:p text:style-name="P4">
Published Time: 2023-06-03T10:52:31+03:00</text:p>
      <text:p text:style-name="P4">
Modified Time: 2023-06-03T10:52:31+03:00</text:p>
      <text:p text:style-name="P4">
Description: На Донеччині за минулу добу унаслідок ворожих обстрілів пошкоджені житлові будинки, медзаклад та адмінбудівлі. Двоє людей загинуло, четверо поранені. — Укрінформ.</text:p>
      <text:p text:style-name="P4">
Images: ['<text:a xlink:type="simple" xlink:href="https://static.ukrinform.com/photos/2023_06/thumb_files/630_360_1685778551-601.jpg" text:style-name="Internet_20_link" text:visited-style-name="Visited_20_Internet_20_Link">
630_360_16857...</text:a>
']</text:p>
      <text:p text:style-name="P4">
Tags: ['Донеччина', 'Обстріл', 'Війна з Росією']</text:p>
      <text:p text:style-name="P4">
Type: Article</text:p>
      <!--METADATA-->
      <text:p text:style-name="P4">
<draw:frame draw:style-name="fr1" draw:name="Image78" text:anchor-type="as-char" svg:width="6.9236in" svg:height="3.956343in" draw:z-index="0">
<draw:image xlink:href="../Images/yкринформ/2023-06-03T10-52-31-03-00/630_360_1685778551-601.jpg" xlink:type="simple" xlink:show="embed" xlink:actuate="onLoad" draw:mime-type="image/jpeg"/>
</draw:frame>
 НаДонеччині за минулу добу унаслідок ворожих обстрілів пошкоджені житловібудинки, медзаклад та адмінбудівлі. Двоє людей загинуло, четверо поранені.</text:p>
      <text:p text:style-name="P4">
Про це у <text:a xlink:type="simple" xlink:href="http://t.me/pavlokyrylenko_donoda/8271" text:style-name="Internet_20_link" text:visited-style-name="Visited_20_Internet_20_Link">
 Телеграмі </text:a>
 повідомивначальник Донецької ОВА Павло Кириленко, передає Укрінформ.</text:p>
      <text:p text:style-name="P4">
«Зранку росіяни завдали удару по Слов'янську — поцілили у Будинок побуту та натериторію Шовковичного парку. На щастя, без постраждалих. На Волноваськомунапрямку пошкоджено заклад культури в Великій Новосілці, перебито лініїелектропередач у Шевченку Комарської ТГ», - написав Кириленко.</text:p>
      <text:p text:style-name="P4">
За його словами, на Донецькому напрямку у Курахівській громаді одна людинапоранена у Гострому, дев'ять будинків пошкоджено в Острівському.</text:p>
      <text:p text:style-name="P4">
На Горлівському напрямку у Часовоярській громаді зруйновано дві нежитловібудівлі, пошкоджено три багатоповерхівки та три приватні будинки.</text:p>
      <text:p text:style-name="P4">
Авіаудару зазнав Торецьк. У місті постраждав приватний сектор.</text:p>
      <text:p text:style-name="P4">
Тим часом на Лисичанському напрямку у Сіверську пошкоджено п'ять будинків. УЛиманській громаді пошкоджено три будинки у Торському, три будинки таадмінбудівлю - у Ямполі. У Званівці пошкоджено 11 будинків та медзаклад, такожу громаді пошкоджено три будинки у Переїзному.</text:p>
      <text:p text:style-name="P4">
За добу кількість жертв росіян на Донеччині зросла на 2 загиблих і 4поранених.</text:p>
      <text:p text:style-name="P4">
<text:span text:style-name="T4">
Читайте також:</text:span>
 <text:a xlink:type="simple" xlink:href="https://www.ukrinform.ua/rubric-regions/3717735-zagarbniki-obstrilali-tri-prikordonni-gromadi-na-sumsini.html" text:style-name="Internet_20_link" text:visited-style-name="Visited_20_Internet_20_Link">
 Загарбники <text:span text:style-name="T4">
обстріл</text:span>
 яли три прикордонні громади наСумщині </text:a>
</text:p>
      <text:p text:style-name="P4">
Як повідомлялось, за 1 червня росіяни вбили двох жителів Донеччини — вАвдіївці та Часовому Яру.</text:p>
      <text:p text:style-name="P4">
Source: <text:a xlink:type="simple" xlink:href="https://www.ukrinform.ua/rubric-regions/3717749-na-doneccini-za-dobu-vnaslidok-obstriliv-zaginuli-dvoe-civilnih-cetvero-poraneni.html" text:style-name="Internet_20_link" text:visited-style-name="Visited_20_Internet_20_Link">
https://www.ukrinform.ua/rubric-regions/3717749-na-doneccini-za-dobu-vnaslidok-obstriliv-zaginuli-dvoe-civilnih-cetvero-poraneni.html</text:a>
</text:p>
      <!--NEWS-->
      <text:h text:style-name="P10" text:outline-level="1">
<text:span text:style-name="T4">
Українки піднялися на «срібну» сходинку у технічній програмі КС з артистичного плавання</text:span>
</text:h>
      <text:p text:style-name="P4">
Authors: Ukrinform (Person)</text:p>
      <text:p text:style-name="P4">
Publisher: Укринформ (Organization)</text:p>
      <text:p text:style-name="P4">
Published Time: 2023-06-03T11:00:36+03:00</text:p>
      <text:p text:style-name="P4">
Modified Time: 2023-06-03T11:00:36+03:00</text:p>
      <text:p text:style-name="P4">
Description: На одну сходинку піднялася українська команда з артистичного плавання у підсумковому протоколі технічної групи у Суперфіналі Кубка світу в іспанському місті Ов'єдо. — Укрінформ.</text:p>
      <text:p text:style-name="P4">
Images: ['<text:a xlink:type="simple" xlink:href="https://static.ukrinform.com/photos/2023_06/thumb_files/630_360_1685778616-525.jpg" text:style-name="Internet_20_link" text:visited-style-name="Visited_20_Internet_20_Link">
630_360_16857...</text:a>
']</text:p>
      <text:p text:style-name="P4">
Tags: ['Іспанія', 'Кубок світу', 'Спорт', 'Збірна України', 'синхронне плавання']</text:p>
      <text:p text:style-name="P4">
Type: Article</text:p>
      <!--METADATA-->
      <text:p text:style-name="P4">
<draw:frame draw:style-name="fr1" draw:name="Image79" text:anchor-type="as-char" svg:width="6.9236in" svg:height="3.956343in" draw:z-index="0">
<draw:image xlink:href="../Images/yкринформ/2023-06-03T11-00-36-03-00/630_360_1685778616-525.jpg" xlink:type="simple" xlink:show="embed" xlink:actuate="onLoad" draw:mime-type="image/jpeg"/>
</draw:frame>
 На однусходинку піднялася українська команда з артистичного плавання у підсумковомупротоколі технічної групи у Суперфіналі Кубка світу в іспанському містіОв'єдо.</text:p>
      <text:p text:style-name="P4">
Китай, який спочатку значився на першому місці, після перегляду результатів <text:a xlink:type="simple" xlink:href="http://https://www.facebook.com/olympicua" text:style-name="Internet_20_link" text:visited-style-name="Visited_20_Internet_20_Link">
був виключений з протоколу </text:a>
 ,оскільки виступав поза конкурсом, адже за правилами Кубка світу, задля того,щоб оцінка йшла у офіційний залік Суперфіналу, потрібно було брати участьбільше ніж в одному етапі, передає Укрінформ.</text:p>
      <text:p text:style-name="P4">
Отже, «золото» дісталося іспанкам, а наші русалоньки обміняли «бронзу» на«срібло».</text:p>
      <text:p text:style-name="P4">
Збірну України представляли Влада і Марина Алексіїви, Марта Фєдіна, ВеронікаГришко, Дар’я Мошинська, Ангеліна Овчиннікова, Анастасія Шмоніна та ВалеріяТищенко.</text:p>
      <text:p text:style-name="P4">
<text:span text:style-name="T4">
Читайте також:</text:span>
 <text:a xlink:type="simple" xlink:href="https://www.ukrinform.ua/rubric-sports/3717619-zbirna-ukraini-zdobula-bronzu-u-superfinali-ks-z-artisticnogo-plavanna.html" text:style-name="Internet_20_link" text:visited-style-name="Visited_20_Internet_20_Link">
 Збірна України здобула «бронзу» у Суперфіналі КС з<text:span text:style-name="T4">
артистичного</text:span>
 <text:span text:style-name="T4">
плавання</text:span>
 </text:a>
</text:p>
      <text:p text:style-name="P4">
Суперфінал Кубка світу з артистичного плавання в Ов’єдо завершиться 4 червня.</text:p>
      <text:p text:style-name="P4">
Фото: facebook.com/olympicua.</text:p>
      <text:p text:style-name="P4">
Source: <text:a xlink:type="simple" xlink:href="https://www.ukrinform.ua/rubric-sports/3717754-ukrainki-pidnalisa-na-sribnu-shodinku-u-tehnicnij-programi-ks-z-artisticnogo-plavanna.html" text:style-name="Internet_20_link" text:visited-style-name="Visited_20_Internet_20_Link">
https://www.ukrinform.ua/rubric-sports/3717754-ukrainki-pidnalisa-na-sribnu-shodinku-u-tehnicnij-programi-ks-z-artisticnogo-plavanna.html</text:a>
</text:p>
      <!--NEWS-->
      <text:h text:style-name="P10" text:outline-level="1">
<text:span text:style-name="T4">
Єрмак обговорив із Салліваном реалізацію української формули миру</text:span>
</text:h>
      <text:p text:style-name="P4">
Authors: Ukrinform (Person)</text:p>
      <text:p text:style-name="P4">
Publisher: Укринформ (Organization)</text:p>
      <text:p text:style-name="P4">
Published Time: 2023-06-03T11:05:00+03:00</text:p>
      <text:p text:style-name="P4">
Modified Time: 2023-06-03T11:05:00+03:00</text:p>
      <text:p text:style-name="P4">
Description: У межах постійного діалогу із союзниками керівник Офісу Президента Андрій Єрмак обговорив із радником Президента США Джейком Салліваном прагнення України реалізувати свою формулу миру як основу для досягнення сталого миру у Європі. — Укрінформ.</text:p>
      <text:p text:style-name="P4">
Images: ['<text:a xlink:type="simple" xlink:href="https://static.ukrinform.com/photos/2023_06/thumb_files/630_360_1685779429-882.jpeg" text:style-name="Internet_20_link" text:visited-style-name="Visited_20_Internet_20_Link">
630_360_16857...</text:a>
']</text:p>
      <text:p text:style-name="P4">
Tags: ['США', 'Єрмак', 'Війна з Росією', 'Формула миру']</text:p>
      <text:p text:style-name="P4">
Type: Article</text:p>
      <!--METADATA-->
      <text:p text:style-name="P4">
<draw:frame draw:style-name="fr1" draw:name="Image80" text:anchor-type="as-char" svg:width="6.9236in" svg:height="3.956343in" draw:z-index="0">
<draw:image xlink:href="../Images/yкринформ/2023-06-03T11-05-00-03-00/630_360_1685779429-882.jpeg" xlink:type="simple" xlink:show="embed" xlink:actuate="onLoad" draw:mime-type="image/jpeg"/>
</draw:frame>
 У межахпостійного діалогу із союзниками керівник Офісу Президента Андрій Єрмакобговорив із радником Президента США Джейком Салліваном прагнення Україниреалізувати свою формулу миру як основу для досягнення сталого миру у Європі.</text:p>
      <text:p text:style-name="P4">
Як передає Укрінформ, про це повідомила пресслужба <text:a xlink:type="simple" xlink:href="http://president.gov.ua/news/u-mezhah-postijnogo-dialogu-kerivnik-ofisu-prezidenta-ukrayi-83385" text:style-name="Internet_20_link" text:visited-style-name="Visited_20_Internet_20_Link">
 ОП</text:a>
.</text:p>
      <text:p text:style-name="P4">
У ході розмови Єрмак наголосив на важливості залучення до підтримкиукраїнської формули миру якнайбільшої кількості країн світу.</text:p>
      <text:p text:style-name="P4">
Очільник ОП подякував Сполученим Штатам за лідерську роль у забезпеченніУкраїни озброєнням та засобами, необхідними для боротьби з російськоюагресією, а також за допомогу в задоволенні довгострокових потреб українськихПовітряних сил, включно з навчанням на F-16 пілотів і можливим постачаннямвинищувачів F-16 через коаліцію союзників і партнерів.</text:p>
      <text:p text:style-name="P4">
<text:span text:style-name="T4">
Читайте також:</text:span>
 <text:a xlink:type="simple" xlink:href="https://www.ukrinform.ua/rubric-ato/3717528-koalicia-vinisuvaciv-nalicue-uze-visim-krain-ermak.html" text:style-name="Internet_20_link" text:visited-style-name="Visited_20_Internet_20_Link">
 Коаліція винищувачів налічує уже вісім країн – <text:span text:style-name="T4">
Єрмак</text:span>
</text:a>
</text:p>
      <text:p text:style-name="P4">
Єрмак поінформував Саллівана про актуальну ситуацію на полі бою та про заходи,яких вживають Сили оборони для визволення українських територій.</text:p>
      <text:p text:style-name="P4">
Керівник ОП подякував Президенту <text:a xlink:type="simple" xlink:href="https://www.ukrinform.ua/tag-ssa" text:style-name="Internet_20_link" text:visited-style-name="Visited_20_Internet_20_Link">
 США </text:a>
Джозефу Байдену, усій його команді й обом палатам Конгресу за незмінну потужнудопомогу Україні. Також висловив подяку всьому американському народу за те, що"стоїть пліч-о-пліч з українцями в боротьбі проти тиранії й авторитаризму уЄвропі та світі".</text:p>
      <text:p text:style-name="P4">
<text:span text:style-name="T4">
Читайте також:</text:span>
 <text:a xlink:type="simple" xlink:href="https://www.ukrinform.ua/rubric-ato/3717667-za-vijnu-proti-ukraini-vidpovidalni-100-naselenna-rosii-ermak.html" text:style-name="Internet_20_link" text:visited-style-name="Visited_20_Internet_20_Link">
 За війну проти України відповідальні 100% населення Росії- <text:span text:style-name="T4">
Єрмак</text:span>
 </text:a>
</text:p>
      <text:p text:style-name="P4">
Як повідомляв Укрінформ, раніше Білий дім заявив про готовність <text:a xlink:type="simple" xlink:href="https://www.ukrinform.ua/rubric-polytics/3717648-ssa-gotovi-pidtrimati-diplomaticni-zusilla-ukraini-dla-zaversenna-vijni-bilij-dim.html" text:style-name="Internet_20_link" text:visited-style-name="Visited_20_Internet_20_Link">
 підтриматидипломатичні зусилля </text:a>
 України для остаточного завершення війни, розв’язаної кремлівськимрежимом.</text:p>
      <text:p text:style-name="P4">
Source: <text:a xlink:type="simple" xlink:href="https://www.ukrinform.ua/rubric-polytics/3717755-ermak-obgovoriv-iz-sallivanom-realizaciu-ukrainskoi-formuli-miru.html" text:style-name="Internet_20_link" text:visited-style-name="Visited_20_Internet_20_Link">
https://www.ukrinform.ua/rubric-polytics/3717755-ermak-obgovoriv-iz-sallivanom-realizaciu-ukrainskoi-formuli-miru.html</text:a>
</text:p>
      <!--NEWS-->
      <text:h text:style-name="P10" text:outline-level="1">
<text:span text:style-name="T4">
Фінальний тур Кубка України з баскетболу 3х3 пройде у Києві</text:span>
</text:h>
      <text:p text:style-name="P4">
Authors: Ukrinform (Person)</text:p>
      <text:p text:style-name="P4">
Publisher: Укринформ (Organization)</text:p>
      <text:p text:style-name="P4">
Published Time: 2023-06-03T11:09:37+03:00</text:p>
      <text:p text:style-name="P4">
Modified Time: 2023-06-03T11:09:37+03:00</text:p>
      <text:p text:style-name="P4">
Description: Фінальний тур Кубка України та фінали чемпіонатів України U18 та U23 з баскетболу 3х3 прийматиме Київ.  — Укрінформ.</text:p>
      <text:p text:style-name="P4">
Images: ['<text:a xlink:type="simple" xlink:href="https://static.ukrinform.com/photos/2023_06/thumb_files/630_360_1685779408-896.jpg" text:style-name="Internet_20_link" text:visited-style-name="Visited_20_Internet_20_Link">
630_360_16857...</text:a>
']</text:p>
      <text:p text:style-name="P4">
Tags: ['Баскетбол', 'Україна', 'Кубок України', 'Київ']</text:p>
      <text:p text:style-name="P4">
Type: Article</text:p>
      <!--METADATA-->
      <text:p text:style-name="P4">
<draw:frame draw:style-name="fr1" draw:name="Image81" text:anchor-type="as-char" svg:width="6.9236in" svg:height="3.956343in" draw:z-index="0">
<draw:image xlink:href="../Images/yкринформ/2023-06-03T11-09-37-03-00/630_360_1685779408-896.jpg" xlink:type="simple" xlink:show="embed" xlink:actuate="onLoad" draw:mime-type="image/jpeg"/>
</draw:frame>
 Фінальнийтур Кубка України та фінали чемпіонатів України U18 та U23 з баскетболу 3х3прийматиме Київ.</text:p>
      <text:p text:style-name="P4">
Змагання <text:a xlink:type="simple" xlink:href="https://fbu.ua/news/fnalniy-tur-kubku-ukrani-z-basketbolu-3h3-proyde-u-kiv" text:style-name="Internet_20_link" text:visited-style-name="Visited_20_Internet_20_Link">
 пройдуть </text:a>
 10-11 червня, передає Укрінформ.</text:p>
      <text:p text:style-name="P4">
Змагання Кубку України з баскетболу 3х3 нинішнього сезону присвячені пам'ятізагиблих захисників України. Протягом кожного туру вшановується пам'ятьукраїнських героїв, які поклали своє життя задля свободи України, а призовийфонд кожного туру передається родинам загиблих Героїв.</text:p>
      <text:p text:style-name="P4">
<text:span text:style-name="T4">
Читайте також:</text:span>
 <text:a xlink:type="simple" xlink:href="https://www.ukrinform.ua/rubric-sports/3716877-262-sportsmeni-predstavlatimut-ukrainu-na-iii-evropejskih-igrah.html" text:style-name="Internet_20_link" text:visited-style-name="Visited_20_Internet_20_Link">
 262 спортсмени представлятимуть Україну на IIIЄвропейських іграх </text:a>
</text:p>
      <text:p text:style-name="P4">
У ці дні проходить черкаський тур пам'яті Олега Прудкого. Сьогодні, 3 червня,відбувається етап чемпіонату України в категорії U23, а у неділю пройде етапКубку України з баскетболу 3х3 серед дорослих команд.</text:p>
      <text:p text:style-name="P4">
Source: <text:a xlink:type="simple" xlink:href="https://www.ukrinform.ua/rubric-sports/3717760-finalnij-tur-kubka-ukraini-z-basketbolu-3h3-projde-u-kievi.html" text:style-name="Internet_20_link" text:visited-style-name="Visited_20_Internet_20_Link">
https://www.ukrinform.ua/rubric-sports/3717760-finalnij-tur-kubka-ukraini-z-basketbolu-3h3-projde-u-kievi.html</text:a>
</text:p>
      <!--NEWS-->
      <text:h text:style-name="P10" text:outline-level="1">
<text:span text:style-name="T4">
Легіон «Свобода Росії» запропонував жителям Бєлгородської області евакуюватися в Україну</text:span>
</text:h>
      <text:p text:style-name="P4">
Authors: Ukrinform (Person)</text:p>
      <text:p text:style-name="P4">
Publisher: Укринформ (Organization)</text:p>
      <text:p text:style-name="P4">
Published Time: 2023-06-03T11:14:00+03:00</text:p>
      <text:p text:style-name="P4">
Modified Time: 2023-06-03T11:14:00+03:00</text:p>
      <text:p text:style-name="P4">
Description: Легіон «Свобода Росії» запропонував жителям Бєлгородської області РФ, які потерпають від обстрілів армією РФ, евакуюватися в Україну. — Укрінформ.</text:p>
      <text:p text:style-name="P4">
Images: ['<text:a xlink:type="simple" xlink:href="https://static.ukrinform.com/photos/2023_05/thumb_files/630_360_1684939077-6829.jpeg" text:style-name="Internet_20_link" text:visited-style-name="Visited_20_Internet_20_Link">
630_360_16849...</text:a>
']</text:p>
      <text:p text:style-name="P4">
Tags: ['Евакуація', 'Обстріл', 'Війна з Росією', 'Легіон «Свобода Росії» ', 'Бєлгородська область']</text:p>
      <text:p text:style-name="P4">
Type: Article</text:p>
      <!--METADATA-->
      <text:p text:style-name="P4">
<draw:frame draw:style-name="fr1" draw:name="Image82" text:anchor-type="as-char" svg:width="6.9236in" svg:height="3.956343in" draw:z-index="0">
<draw:image xlink:href="../Images/yкринформ/2023-06-03T11-14-00-03-00/630_360_1684939077-6829.jpeg" xlink:type="simple" xlink:show="embed" xlink:actuate="onLoad" draw:mime-type="image/jpeg"/>
</draw:frame>
 Легіон«Свобода Росії» запропонував жителям Бєлгородської області РФ, які потерпаютьвід обстрілів армією РФ, евакуюватися в Україну.</text:p>
      <text:p text:style-name="P4">
Про це повідомляється на <text:a xlink:type="simple" xlink:href="http://t.me/legionoffreedom/843" text:style-name="Internet_20_link" text:visited-style-name="Visited_20_Internet_20_Link">
 Телеграм-каналі </text:a>
угруповання, передає Укрінформ.</text:p>
      <text:p text:style-name="P4">
«Путінські військові продовжують хаотичний <text:a xlink:type="simple" xlink:href="https://www.ukrinform.ua/tag-obstril" text:style-name="Internet_20_link" text:visited-style-name="Visited_20_Internet_20_Link">
 обстріл</text:a>
 Бєлгородщини. Намагаючись хоч якосьзавдати удару по наших силах, ворог вогнем заливає населені пункти, незважаючи на цивільні втрати... Враховуючи загрозу для цивільного населення, мипогодили з українським командуванням відкрити гуманітарні коридори длябєлгородців, які потерпають від обстрілів армії режиму», – йдеться уповідомленні.</text:p>
      <text:p text:style-name="P4">
У Легіоні зазначили, що всі, хто потребує допомоги, за добровільною згодою«можуть бути евакуйовані вглиб України для надання притулку та (забезпечення)усіх необхідних базових потреб».</text:p>
      <text:p text:style-name="P4">
Легіон також поширив відео села Муром Бєлгородської області, яке обстрілюютьвійськові РФ. За його інформацією, російська артилерія 3 червня завдала ударівтакож по населених пунктах Шебекіно, Нова Таволжанка та інших.</text:p>
      <text:p text:style-name="P4">
<text:span text:style-name="T4">
Читайте також:</text:span>
 <text:a xlink:type="simple" xlink:href="https://www.ukrinform.ua/rubric-world/3717480-rosiani-perekinuli-specnaz-u-belgorodsku-oblast-dla-borotbi-z-partizanami-cns.html" text:style-name="Internet_20_link" text:visited-style-name="Visited_20_Internet_20_Link">
 Росіяни перекинули спецназ у Бєлгородську область дляборотьби з партизанами </text:a>
</text:p>
      <text:p text:style-name="P4">
Крім того, зазначає Легіон, у район бойових дій Росія для проведенняінформаційних операцій перекинула «спеціальний тікток-підрозділ «Ахмат».</text:p>
      <text:p text:style-name="P4">
«Це спеціальні сили, які використовуються путінськими генералами виключно длястворення постановочних відео. Маскуючись під воїнів Ічкерії, ці акторимайстерно вміють імітувати ведення бойових дій і захоплення населених пунктів,залишаючись при цьому глибоко в тилу», – заявили у Легіоні.</text:p>
      <text:p text:style-name="P4">
<text:span text:style-name="T4">
Читайте також:</text:span>
 <text:a xlink:type="simple" xlink:href="https://www.ukrinform.ua/rubric-ato/3717327-u-rosii-zrostae-trivoznist-cerez-podii-u-belgorodskij-oblasti-isw.html" text:style-name="Internet_20_link" text:visited-style-name="Visited_20_Internet_20_Link">
 У Росії зростає тривожність через події у Бєлгородськійобласті – ISW </text:a>
</text:p>
      <text:p text:style-name="P4">
Як <text:a xlink:type="simple" xlink:href="https://www.ukrinform.ua/rubric-ato/3716857-svoboda-rosii-ta-rdk-pocali-novij-rejd-u-belgorodsku-oblast-rf.html" text:style-name="Internet_20_link" text:visited-style-name="Visited_20_Internet_20_Link">
 повідомляв </text:a>
 Укрінформ, 1 червняЛегіон «Свобода Росії» та «Російський добровольчий корпус» заявили про початокнового рейду у Бєлгородську область РФ.</text:p>
      <text:p text:style-name="P4">
Російська влада для боротьби з партизанами перекинула у прикордонні населеніпункти Бєлгородської області елітний загін спецпризначення.</text:p>
      <text:p text:style-name="P4">
Source: <text:a xlink:type="simple" xlink:href="https://www.ukrinform.ua/rubric-ato/3717763-legion-svoboda-rosii-zaproponuvav-zitelam-belgorodsini-evakuuvatisa-v-ukrainu.html" text:style-name="Internet_20_link" text:visited-style-name="Visited_20_Internet_20_Link">
https://www.ukrinform.ua/rubric-ato/3717763-legion-svoboda-rosii-zaproponuvav-zitelam-belgorodsini-evakuuvatisa-v-ukrainu.html</text:a>
</text:p>
      <!--NEWS-->
      <text:h text:style-name="P10" text:outline-level="1">
<text:span text:style-name="T4">
У Запоріжжі на пляжі діти знайшли міну</text:span>
</text:h>
      <text:p text:style-name="P4">
Authors: Ukrinform (Person)</text:p>
      <text:p text:style-name="P4">
Publisher: Укринформ (Organization)</text:p>
      <text:p text:style-name="P4">
Published Time: 2023-06-03T11:20:37+03:00</text:p>
      <text:p text:style-name="P4">
Modified Time: 2023-06-03T11:20:37+03:00</text:p>
      <text:p text:style-name="P4">
Description: У Запоріжжі піротехніки ДСНС знищили міну, яку знайшли поблизу пляжної зони. — Укрінформ.</text:p>
      <text:p text:style-name="P4">
Images: ['<text:a xlink:type="simple" xlink:href="https://static.ukrinform.com/photos/2023_06/thumb_files/630_360_1685779715-578.jpg" text:style-name="Internet_20_link" text:visited-style-name="Visited_20_Internet_20_Link">
630_360_16857...</text:a>
']</text:p>
      <text:p text:style-name="P4">
Tags: ['Міна', 'Пляж', 'Запоріжжя']</text:p>
      <text:p text:style-name="P4">
Type: Article</text:p>
      <!--METADATA-->
      <text:p text:style-name="P4">
<draw:frame draw:style-name="fr1" draw:name="Image83" text:anchor-type="as-char" svg:width="6.9236in" svg:height="3.956343in" draw:z-index="0">
<draw:image xlink:href="../Images/yкринформ/2023-06-03T11-20-37-03-00/630_360_1685779715-578.jpg" xlink:type="simple" xlink:show="embed" xlink:actuate="onLoad" draw:mime-type="image/jpeg"/>
</draw:frame>
 УЗапоріжжі піротехніки ДСНС знищили міну, яку знайшли поблизу пляжної зони.</text:p>
      <text:p text:style-name="P4">
Про це в <text:a xlink:type="simple" xlink:href="https://m.facebook.com/story.php" text:style-name="Internet_20_link" text:visited-style-name="Visited_20_Internet_20_Link">
 Фейсбуці</text:a>
повідомляє ГУ ДСНС у Запорізькій області, передає Укрінформ.</text:p>
      <text:p text:style-name="P4">
"Впродовж доби сапери ДСНС вилучили 1 мінометну міну калібру 82 мм на одномуіз пляжів м. Запоріжжя. У ході проведення обстеження виявили безпечні залишкимінометної міни", - йдеться у дописі.</text:p>
      <text:p text:style-name="P4">
Зазначений вибухонебезпечний предмет знищено відповідно підготовленимифахівцями-піротехніками з дотриманням правил безпеки.</text:p>
      <text:p text:style-name="P4">
Як <text:a xlink:type="simple" xlink:href="https://t.me/patrolpolicezp/8105" text:style-name="Internet_20_link" text:visited-style-name="Visited_20_Internet_20_Link">
 зазначили </text:a>
 у пресслужбі патрульноїполіції Запорізької області, міну поблизу пляжної зони відкопали діти.</text:p>
      <text:p text:style-name="P4">
</text:p>
      <text:p text:style-name="P4">
<text:span text:style-name="T4">
Читайте також:</text:span>
 <text:a xlink:type="simple" xlink:href="https://www.ukrinform.ua/rubric-regions/3713332-obstezuvati-na-naavnist-vibuhivki-treba-tretinu-teritorii-ukraini-minoboroni.html" text:style-name="Internet_20_link" text:visited-style-name="Visited_20_Internet_20_Link">
 Обстежувати на наявність вибухівки треба третинутериторії України - Міноборони </text:a>
</text:p>
      <text:p text:style-name="P4">
Як повідомляв Укрінформ, Державною службою з надзвичайних ситуацій <text:a xlink:type="simple" xlink:href="https://www.ukrinform.ua/rubric-society/3716097-ratuvalniki-znajsli-15-tisaci-vibuhonebezpecnih-predmetiv-v-akvatoriah-ukraini.html" text:style-name="Internet_20_link" text:visited-style-name="Visited_20_Internet_20_Link">
 вилучено1,5 тисячі вибухонебезпечних предметів </text:a>
 в акваторіях озер, річок і водойм України.</text:p>
      <text:p text:style-name="P4">
Source: <text:a xlink:type="simple" xlink:href="https://www.ukrinform.ua/rubric-regions/3717762-u-zaporizzi-na-plazi-diti-znajsli-minu.html" text:style-name="Internet_20_link" text:visited-style-name="Visited_20_Internet_20_Link">
https://www.ukrinform.ua/rubric-regions/3717762-u-zaporizzi-na-plazi-diti-znajsli-minu.html</text:a>
</text:p>
      <!--NEWS-->
      <text:h text:style-name="P10" text:outline-level="1">
<text:span text:style-name="T4">
Українські юнаки стали чемпіонами Європи у Литві</text:span>
</text:h>
      <text:p text:style-name="P4">
Authors: Ukrinform (Person)</text:p>
      <text:p text:style-name="P4">
Publisher: Укринформ (Organization)</text:p>
      <text:p text:style-name="P4">
Published Time: 2023-06-03T11:33:20+03:00</text:p>
      <text:p text:style-name="P4">
Modified Time: 2023-06-03T11:33:20+03:00</text:p>
      <text:p text:style-name="P4">
Description: Вдалим виявився для української юнацької збірної U17 старт змагань чемпіонату Європи з сучасного п'ятиборства триває у литовському місті Друскінінкай. — Укрінформ.</text:p>
      <text:p text:style-name="P4">
Images: ['<text:a xlink:type="simple" xlink:href="https://static.ukrinform.com/photos/2023_06/thumb_files/630_360_1685780596-698.jpg" text:style-name="Internet_20_link" text:visited-style-name="Visited_20_Internet_20_Link">
630_360_16857...</text:a>
']</text:p>
      <text:p text:style-name="P4">
Tags: ['Литва', 'Спорт', "сучасне п'ятиборство", 'Збірна України', 'Молодь']</text:p>
      <text:p text:style-name="P4">
Type: Article</text:p>
      <!--METADATA-->
      <text:p text:style-name="P4">
<draw:frame draw:style-name="fr1" draw:name="Image85" text:anchor-type="as-char" svg:width="6.9236in" svg:height="3.956343in" draw:z-index="0">
<draw:image xlink:href="../Images/yкринформ/2023-06-03T11-33-20-03-00/630_360_1685780596-698.jpg" xlink:type="simple" xlink:show="embed" xlink:actuate="onLoad" draw:mime-type="image/jpeg"/>
</draw:frame>
 Вдалимвиявився для української юнацької збірної U17 старт змагань чемпіонату Європиз сучасного п'ятиборства триває у литовському місті Друскінінкай.</text:p>
      <text:p text:style-name="P4">
Олександр Клименко і Олександр Мельник <text:a xlink:type="simple" xlink:href="https://www.facebook.com/pentathlonukraine" text:style-name="Internet_20_link" text:visited-style-name="Visited_20_Internet_20_Link">
 здобули «золото»</text:a>
 в чоловічий естафеті-міксті,передає Укрінформ.</text:p>
      <text:p text:style-name="P4">
Юні українські спортсмени, які є вихованцями ДЮСК «Бригантина», випередилизбірні Польщі та Литви, які посіли друге і третє місця відповідно.</text:p>
      <text:p text:style-name="P4">
За словами тренерки чемпіонів Європи Ольги Шевцової, Клименко і Мельник вдаловиступили фактично в усіх видах програми і виявилися справжніми лідерамипрестижних змагань.</text:p>
      <text:p text:style-name="P4">
<text:span text:style-name="T4">
Читайте також:</text:span>
 <text:a xlink:type="simple" xlink:href="https://www.ukrinform.ua/rubric-sports/3716877-262-sportsmeni-predstavlatimut-ukrainu-na-iii-evropejskih-igrah.html" text:style-name="Internet_20_link" text:visited-style-name="Visited_20_Internet_20_Link">
 262 спортсмени представлятимуть Україну на IIIЄвропейських іграх </text:a>
</text:p>
      <text:p text:style-name="P4">
Зазначимо, що інший український дует Олександра Чернишова та МаксимаКовальчука завершив змагання на шостому місці.</text:p>
      <text:p text:style-name="P4">
Фото: facebook.com/pentathlonukraine.</text:p>
      <text:p text:style-name="P4">
Source: <text:a xlink:type="simple" xlink:href="https://www.ukrinform.ua/rubric-sports/3717767-ukrainski-unaki-stali-cempionami-evropi-u-litvi.html" text:style-name="Internet_20_link" text:visited-style-name="Visited_20_Internet_20_Link">
https://www.ukrinform.ua/rubric-sports/3717767-ukrainski-unaki-stali-cempionami-evropi-u-litvi.html</text:a>
</text:p>
      <!--NEWS-->
      <text:h text:style-name="P10" text:outline-level="1">
<text:span text:style-name="T4">
Армія РФ за добу обстріляла дев'ять регіонів України - зведення ОВА</text:span>
</text:h>
      <text:p text:style-name="P4">
Authors: Ukrinform (Person)</text:p>
      <text:p text:style-name="P4">
Publisher: Укринформ (Organization)</text:p>
      <text:p text:style-name="P4">
Published Time: 2023-06-03T11:34:00+03:00</text:p>
      <text:p text:style-name="P4">
Modified Time: 2023-06-03T11:34:00+03:00</text:p>
      <text:p text:style-name="P4">
Description: Російська армія за добу здійснила обстріли дев'яти областей України. — Укрінформ.</text:p>
      <text:p text:style-name="P4">
Images: ['<text:a xlink:type="simple" xlink:href="https://static.ukrinform.com/photos/2023_06/thumb_files/630_360_1685630517-338.png" text:style-name="Internet_20_link" text:visited-style-name="Visited_20_Internet_20_Link">
630_360_16856...</text:a>
']</text:p>
      <text:p text:style-name="P4">
Tags: ['Обстріл', 'Війна з Росією', 'Регіони']</text:p>
      <text:p text:style-name="P4">
Type: Article</text:p>
      <!--METADATA-->
      <text:p text:style-name="P4">
<draw:frame draw:style-name="fr1" draw:name="Image86" text:anchor-type="as-char" svg:width="6.9236in" svg:height="3.956343in" draw:z-index="0">
<draw:image xlink:href="../Images/yкринформ/2023-06-03T11-34-00-03-00/630_360_1685630517-338.png" xlink:type="simple" xlink:show="embed" xlink:actuate="onLoad" draw:mime-type="image/png"/>
</draw:frame>
 Російськаармія за добу здійснила обстріли дев'яти областей України.</text:p>
      <text:p text:style-name="P4">
Як передає Укрінформ, про це ідеться у зведеній інформації обласних військовихадміністрацій про ситуацію в регіонах України станом на 9:00 суботи, 3 червня.</text:p>
      <text:p text:style-name="P4">
У Чернігівській області за добу ворог шість разів бив з мінометів та артилеріїпо Новгород-Сіверському району. Через обстріл спалахнула пожежа в лісі уСеменівській громаді.</text:p>
      <text:p text:style-name="P4">
У Сумській області вночі та зранку сталися ворожі обстріли.</text:p>
      <text:p text:style-name="P4">
По Середино-Будській громаді росіяни били з мінометів, пролунали два вибухи,пошкоджено приватний будинок.</text:p>
      <text:p text:style-name="P4">
Вчора протягом дня росіяни здійснили 30 обстрілів прикордоння Сумщини.Зафіксовано 181 вибух. Обстрілів зазнали Юнаківська, Хотінська, Білопільська,Краснопільська, Миропільська, Великописарівська, Зноб-Новгородська, Середино-Будська громади.</text:p>
      <text:p text:style-name="P4">
У Хотінській громаді одна людина загинула, пошкоджені приватне домоволодіннята лінія електропередач.</text:p>
      <text:p text:style-name="P4">
У Великописарівській громаді зафіксовані три удари з мінометів, 16 - із САУ.Пошкоджені три автомобілі, аптека, адміністративна будівля, два приватнідомоволодіння, багатоповерховий житловий будинок. Одна людина дісталапоранення. Також росіяни били з РСЗВ, пролунали 14 вибухів.</text:p>
      <text:p text:style-name="P4">
За добу армія <text:a xlink:type="simple" xlink:href="https://www.ukrinform.ua/tag-rosia" text:style-name="Internet_20_link" text:visited-style-name="Visited_20_Internet_20_Link">
 РФ </text:a>
 завдала 111 ударів по24 населених пунктах Запорізької області: авіаудари по Новоданилівці таОльгівському, тричі застосувались БПЛА в Гуляйполі та Чарівному, 14 разівворог бив із РСЗВ по Оріхову, Залізничному, Новоіванівці, Темирівці, Єгорівці,92 артобстріли росіяни здійснили по Оріхову, Преображенці, Гуляйполю,Малинівці, Степногірську, Кам'янському та навколишніх селах.</text:p>
      <text:p text:style-name="P4">
За добу двоє людей загинули і п'ятеро постраждали.</text:p>
      <text:p text:style-name="P4">
Внаслідок обстрілу багатоповерхового будинку в Комишувасі мінно-вибуховітравми дістали четверо людей, загинули дві людини.</text:p>
      <text:p text:style-name="P4">
Під час вечірньої атаки в Оріхові був поранений 62-річний чоловік.</text:p>
      <text:p text:style-name="P4">
Зафіксовано ще 58 руйнувань житлових будинків та майна людей.</text:p>
      <text:p text:style-name="P4">
<text:span text:style-name="T4">
Читайте також:</text:span>
 <text:a xlink:type="simple" xlink:href="https://www.ukrinform.ua/rubric-regions/3717553-zagarbniki-cerez-mariupol-transportuut-zubi-drakona-u-pologivskomu-napramku.html" text:style-name="Internet_20_link" text:visited-style-name="Visited_20_Internet_20_Link">
 Загарбники через Маріуполь везуть «зуби дракона» на<text:span text:style-name="T4">
Запоріжжя</text:span>
 </text:a>
</text:p>
      <text:p text:style-name="P4">
Вчора агресори з артилерії обстріляли Нікополь Дніпропетровської області.Поранених та загиблих немає.</text:p>
      <text:p text:style-name="P4">
У Харківській області ворог масовано обстріляв щонайменше 30 населенихпунктів.</text:p>
      <text:p text:style-name="P4">
В суботу зранку війська РФ з мінометів били по селу Івашки Богодухівськогорайону. Загинув чоловік віком 67 років. Пошкоджені двоповерховийбагатоквартирний будинок та приватний будинок і сарай, ферма та господарчіспоруди підприємства "Альфа".</text:p>
      <text:p text:style-name="P4">
Вчора внаслідок обстрілу села Лиман Чугуївського району пошкоджені дваприватні будинки, сталася пожежа.</text:p>
      <text:p text:style-name="P4">
Вчора ж росіяни завдали удару керованими авіабомбами по смт КівшарівкаКуп’янського району. Пошкоджено житловий будинок. Загинули 61-річний чоловікта 45-річна жінка. Поранені троє жінок і 3-річний хлопчик.</text:p>
      <text:p text:style-name="P4">
У Вовчанську внаслідок обстрілу пошкоджено підприємство.</text:p>
      <text:p text:style-name="P4">
Внаслідок танкового обстрілу смт Дворічна Куп'янського району пошкодженобудинок, поранені чоловік і жінка віком 70 та 73 років.</text:p>
      <text:p text:style-name="P4">
Біля села Сулигівка Ізюмського району в лісі на невідомому вибуховому пристроїпідірвався та загинув чоловік віком 40 років.</text:p>
      <text:p text:style-name="P4">
Поблизу сіл Морозова Долина і Леміщине Богодухівського району на невідомомувибуховому пристрої підірвався автомобіль ВАЗ 2121, у якому їхала сім'я зтрьома дітьми.</text:p>
      <text:p text:style-name="P4">
Загинула 37-річна жінка. Водій, чоловік віком 36 років, дістав поранення. Двідівчинки віком 12 і 15 років та 12-річний хлопчик зазнали поранень. Станхлопчика важкий.</text:p>
      <text:p text:style-name="P4">
У Луганській області під артилерійськими і мінометними обстрілами минулої добиперебували Новоселівське, Невське та Білогорівка. По Білогорівці росіянизавдали також авіаудар.</text:p>
      <text:p text:style-name="P4">
За добу ворог здійснив 96 обстрілів, випустив 413 снарядів.</text:p>
      <text:p text:style-name="P4">
У Донецькій області за добу зафіксовані 23 обстріли 18 населених пунктів:Курахове, Часів Яр, Авдіївка, Вугледар, Дружківка, Торецьк, смт ВеликаНовосілка, смт Очеретине, смт Гостре, села Ласточкине, Тоненьке, Катеринівка,Маркове, Карлівка, Новоукраїнка, Рай-Олександрівка, Костянтинівка.</text:p>
      <text:p text:style-name="P4">
Пошкоджені 21 житловий будинок (з них 5 багатоквартирних), два автомобілі,ЛЕП, дві будівлі Дружківського фарфорового заводу.</text:p>
      <text:p text:style-name="P4">
На Донеччині за добу двоє людей загинули і четверо були поранені.</text:p>
      <text:p text:style-name="P4">
<text:span text:style-name="T4">
Читайте також:</text:span>
 <text:a xlink:type="simple" xlink:href="https://www.ukrinform.ua/rubric-ato/3717719-rosia-perekidae-u-bahmut-desantnikiv-zamist-pvk-vagner-britanska-rozvidka.html" text:style-name="Internet_20_link" text:visited-style-name="Visited_20_Internet_20_Link">
 Росія завела у <text:span text:style-name="T4">
Бахмут</text:span>
 залишки «елітного» десанту –британська розвідка </text:a>
</text:p>
      <text:p text:style-name="P4">
У Миколаївській області вчора ворог здійснив артилерійський обстріл акваторіїОчаківської громади. Постраждалих та руйнувань немає.</text:p>
      <text:p text:style-name="P4">
Також вчора ввечері армія РФ завдавала артилерійських ударів по Очакову.Пошкоджені житлові будинки та лінія електропередач.</text:p>
      <text:p text:style-name="P4">
По Херсонській області загарбники здійснили 65 обстрілів (випустили 265снарядів), з них по Херсону — 5 обстрілів (29 снарядів). Російські військовіпоцілили у райони 28 населених пунктів.</text:p>
      <text:p text:style-name="P4">
Через російську агресію 5 людей (з них двоє дітей) дістали поранення.</text:p>
      <text:p text:style-name="P4">
Вночі російська армія обстріляла село Черешеньки Білозерської громади.Пошкоджені господарчі споруди та сільськогосподарська техніка.</text:p>
      <text:p text:style-name="P4">
<text:span text:style-name="T4">
Читайте також:</text:span>
 <text:a xlink:type="simple" xlink:href="https://www.ukrinform.ua/rubric-regions/3717699-na-timcasovo-okupovanih-teritoriah-doneccini-brakue-vodi-centr-nacsprotivu.html" text:style-name="Internet_20_link" text:visited-style-name="Visited_20_Internet_20_Link">
 На тимчасово окупованих територіях Донеччини бракує води- Центр нацспротиву </text:a>
</text:p>
      <text:p text:style-name="P4">
Ворожа авіація знову атакувала Одрадокамʼянку Тягинської громади. Черезвлучання авіабомби пошкоджені пошта, клуб, амбулаторія, адміністративнабудівля, памʼятник.</text:p>
      <text:p text:style-name="P4">
У Загорянівці Музиківської громади через вибух невідомого предмета постраждалидвоє хлопчиків. У 13-річної дитини осколкові ураження кінцівок. 10-річнадитина дістала поранення живота.</text:p>
      <text:p text:style-name="P4">
Source: <text:a xlink:type="simple" xlink:href="https://www.ukrinform.ua/rubric-regions/3717768-armia-rf-za-dobu-obstrilala-devat-regioniv-ukraini-zvedenna-ova.html" text:style-name="Internet_20_link" text:visited-style-name="Visited_20_Internet_20_Link">
https://www.ukrinform.ua/rubric-regions/3717768-armia-rf-za-dobu-obstrilala-devat-regioniv-ukraini-zvedenna-ova.html</text:a>
</text:p>
      <!--NEWS-->
      <text:h text:style-name="P10" text:outline-level="1">
<text:span text:style-name="T4">
В Україні перевірили вже понад 4800 укриттів – глава МВС</text:span>
</text:h>
      <text:p text:style-name="P4">
Authors: Ukrinform (Person)</text:p>
      <text:p text:style-name="P4">
Publisher: Укринформ (Organization)</text:p>
      <text:p text:style-name="P4">
Published Time: 2023-06-03T11:36:00+03:00</text:p>
      <text:p text:style-name="P4">
Modified Time: 2023-06-03T11:36:00+03:00</text:p>
      <text:p text:style-name="P4">
Description: Станом на ранок 3 червня рятувальники, поліцейські та представники місцевих органів виконавчої влади перевірили в Україні понад 4800 укриттів. Серед них зачиненими виявилися 252, а ще 893 - непридатними до використання. — Укрінформ.</text:p>
      <text:p text:style-name="P4">
Images: ['<text:a xlink:type="simple" xlink:href="https://static.ukrinform.com/photos/2023_06/thumb_files/630_360_1685781343-741.jpg" text:style-name="Internet_20_link" text:visited-style-name="Visited_20_Internet_20_Link">
630_360_16857...</text:a>
']</text:p>
      <text:p text:style-name="P4">
Tags: ['Клименко', 'МВС', 'перевірки', 'Укриття']</text:p>
      <text:p text:style-name="P4">
Type: Article</text:p>
      <!--METADATA-->
      <text:p text:style-name="P4">
<draw:frame draw:style-name="fr1" draw:name="Image87" text:anchor-type="as-char" svg:width="6.9236in" svg:height="3.956343in" draw:z-index="0">
<draw:image xlink:href="../Images/yкринформ/2023-06-03T11-36-00-03-00/630_360_1685781343-741.jpg" xlink:type="simple" xlink:show="embed" xlink:actuate="onLoad" draw:mime-type="image/jpeg"/>
</draw:frame>
 Станом наранок 3 червня рятувальники, поліцейські та представники місцевих органіввиконавчої влади перевірили в Україні понад 4800 укриттів. Серед нихзачиненими виявилися 252, а ще 893 - непридатними до використання.</text:p>
      <text:p text:style-name="P4">
Як передає Укрінформ, про це повідомляє в <text:a xlink:type="simple" xlink:href="http://t.me/mvs_ukraine/25881" text:style-name="Internet_20_link" text:visited-style-name="Visited_20_Internet_20_Link">
 Телеграмі</text:a>
Міністерство внутрішніх справ із посиланням на главу МВС Ігора Клименка.</text:p>
      <text:p text:style-name="P4">
“Зачиненими виявилися 252 об’єкти цивільного захисту, непридатними довикористання - 893. Усі порушення зафіксовані. Складені акти переданівідповідальним органам для усунення недоліків“, - зазначив міністр.</text:p>
      <text:p text:style-name="P4">
Також очільник <text:a xlink:type="simple" xlink:href="https://www.ukrinform.ua/tag-mvs" text:style-name="Internet_20_link" text:visited-style-name="Visited_20_Internet_20_Link">
 МВС </text:a>
 повідомив, що більшяк 5300 рятувальників, поліцейських та представників місцевих органіввиконавчої влади проводять ревізії бомбосховищ на території України.</text:p>
      <text:p text:style-name="P4">
За його словами, такі перевірки триватимуть й надалі.</text:p>
      <text:p text:style-name="P4">
<text:span text:style-name="T4">
Читайте також:</text:span>
 <text:a xlink:type="simple" xlink:href="https://www.ukrinform.ua/rubric-kyiv/3717495-v-onovlenij-versii-zastosunku-kiiv-cifrovij-mozna-povidomiti-pro-nedostupne-ukritta.html" text:style-name="Internet_20_link" text:visited-style-name="Visited_20_Internet_20_Link">
 В оновленій версії застосунку «Київ Цифровий» можнаповідомити про недоступне <text:span text:style-name="T4">
укриття</text:span>
 </text:a>
</text:p>
      <text:p text:style-name="P4">
Як повідомляв Укрінформ, Президент України Володимир Зеленський <text:a xlink:type="simple" xlink:href="https://www.ukrinform.ua/rubric-ato/3717468-zelenskij-doruciv-provesti-povnu-reviziu-usih-zahisnih-sporud-ukraini.html" text:style-name="Internet_20_link" text:visited-style-name="Visited_20_Internet_20_Link">
 доручив</text:a>
 міністру з питаньстратегічних галузей промисловості Олександру Камишіну провести повну ревізіювсіх захисних споруд Києва, а міністру внутрішніх справ Ігорю Клименку - усіхспоруд України.</text:p>
      <text:p text:style-name="P4">
Source: <text:a xlink:type="simple" xlink:href="https://www.ukrinform.ua/rubric-society/3717770-v-ukraini-perevirili-vze-ponad-4800-ukrittiv-glava-mvs.html" text:style-name="Internet_20_link" text:visited-style-name="Visited_20_Internet_20_Link">
https://www.ukrinform.ua/rubric-society/3717770-v-ukraini-perevirili-vze-ponad-4800-ukrittiv-glava-mvs.html</text:a>
</text:p>
      <!--NEWS-->
      <text:h text:style-name="P10" text:outline-level="1">
<text:span text:style-name="T4">
Через російські обстріли частково знеструмлені шість областей – Міненерго</text:span>
</text:h>
      <text:p text:style-name="P4">
Authors: Ukrinform (Person)</text:p>
      <text:p text:style-name="P4">
Publisher: Укринформ (Organization)</text:p>
      <text:p text:style-name="P4">
Published Time: 2023-06-03T11:38:36+03:00</text:p>
      <text:p text:style-name="P4">
Modified Time: 2023-06-03T11:38:36+03:00</text:p>
      <text:p text:style-name="P4">
Description: У Донецькій області через бойові дії знеструмлені 34 населені пункти, унаслідок попередніх ворожих обстрілів без світла залишається частина споживачів ще в п'яти регіонах. — Укрінформ.</text:p>
      <text:p text:style-name="P4">
Images: ['<text:a xlink:type="simple" xlink:href="https://static.ukrinform.com/photos/2023_04/thumb_files/630_360_1682749637-690.jpg" text:style-name="Internet_20_link" text:visited-style-name="Visited_20_Internet_20_Link">
630_360_16827...</text:a>
']</text:p>
      <text:p text:style-name="P4">
Tags: ['Електроенергія', 'Міненерго', 'Обстріл', 'Війна з Росією']</text:p>
      <text:p text:style-name="P4">
Type: Article</text:p>
      <!--METADATA-->
      <text:p text:style-name="P4">
<draw:frame draw:style-name="fr1" draw:name="Image88" text:anchor-type="as-char" svg:width="6.9236in" svg:height="3.956343in" draw:z-index="0">
<draw:image xlink:href="../Images/yкринформ/2023-06-03T11-38-36-03-00/630_360_1682749637-690.jpg" xlink:type="simple" xlink:show="embed" xlink:actuate="onLoad" draw:mime-type="image/jpeg"/>
</draw:frame>
 УДонецькій області через бойові дії знеструмлені 34 населені пункти, унаслідокпопередніх ворожих обстрілів без світла залишається частина споживачів ще вп'яти регіонах.</text:p>
      <text:p text:style-name="P4">
Як передає Укрінформ, про це Міністерство енергетики повідомило у <text:a xlink:type="simple" xlink:href="http://www.facebook.com/minenergoUkraine/posts/pfbid0mReV9kNZfQK9V5G7m62PKAjvbRC7tJf5iXoSCXbNLF65sGWxYSe8FJPL9x7RHkSKl" text:style-name="Internet_20_link" text:visited-style-name="Visited_20_Internet_20_Link">
 Фейсбуці</text:a>
.</text:p>
      <text:p text:style-name="P4">
Так, частково знеструмленими через минулі обстріли є Запорізька, Сумська,Харківська, Херсонська та Чернігівська області.</text:p>
      <text:p text:style-name="P4">
На територіях, де дозволяє безпекова ситуація, працюють ремонтні бригади.</text:p>
      <text:p text:style-name="P4">
Через негоду у Київській області повністю знеструмленими залишилися 11населених пунктів, ще 35 – частково. У Чернігівській області безелектропостачання опинилися 45 населених пунктів. Відновлювальні роботитривають.</text:p>
      <text:p text:style-name="P4">
У Києві через технологічні порушення, зокрема викликані попереднім обстрілом,без світла залишилися 36 тисяч споживачів. Станом на цей час усі заживлені.</text:p>
      <text:p text:style-name="P4">
За добу електропостачання відновлене понад 64 тисячам споживачів. Більшість ізних – абоненти у Києві, Донецькій та Харківській областях.</text:p>
      <text:p text:style-name="P4">
<text:span text:style-name="T4">
Читайте також:</text:span>
 <text:a xlink:type="simple" xlink:href="https://www.ukrinform.ua/rubric-economy/3716737-nackomisia-skasovue-z-30-cervna-cinovi-obmezenna-na-rinku-elektroenergii.html" text:style-name="Internet_20_link" text:visited-style-name="Visited_20_Internet_20_Link">
 Нацкомісія скасовує з 30 червня цінові обмеження на ринку<text:span text:style-name="T4">
електроенергії</text:span>
 </text:a>
</text:p>
      <text:p text:style-name="P4">
"Ситуація з генерацією та споживанням електроенергії стабільна таконтрольована. Виробленої електроенергії достатньо для покриття потребспоживачів. Дефіциту в системі немає", – зазначили в Міненерго.</text:p>
      <text:p text:style-name="P4">
Згідно з даними відомства, обсяг природного газу у сховищах за добу зріс майжена 27 млн кубометрів. Запаси блакитного палива сягнули 9,6 млрд метрівкубічних.</text:p>
      <text:p text:style-name="P4">
<text:span text:style-name="T4">
Читайте також:</text:span>
 <text:a xlink:type="simple" xlink:href="https://www.ukrinform.ua/rubric-economy/3717526-v-ukrenergo-sprostuvali-informaciu-pro-obsuki.html" text:style-name="Internet_20_link" text:visited-style-name="Visited_20_Internet_20_Link">
 В Укренерго спростували інформацію про обшуки</text:a>
</text:p>
      <text:p text:style-name="P4">
Як повідомляв Укрінформ, в Україні <text:a xlink:type="simple" xlink:href="https://www.ukrinform.ua/rubric-vidbudova/3715695-v-ukraini-vdalosa-vidnoviti-robotu-blizko-70-poskodzenih-energoobektiv-kudrickij.html" text:style-name="Internet_20_link" text:visited-style-name="Visited_20_Internet_20_Link">
 відновили роботу</text:a>
 близько70% енергооб'єктів, пошкоджених через російську агресію.</text:p>
      <text:p text:style-name="P4">
Source: <text:a xlink:type="simple" xlink:href="https://www.ukrinform.ua/rubric-economy/3717772-cerez-rosijski-obstrili-castkovo-znestrumleni-sist-oblastej-minenergo.html" text:style-name="Internet_20_link" text:visited-style-name="Visited_20_Internet_20_Link">
https://www.ukrinform.ua/rubric-economy/3717772-cerez-rosijski-obstrili-castkovo-znestrumleni-sist-oblastej-minenergo.html</text:a>
</text:p>
      <!--NEWS-->
      <text:h text:style-name="P10" text:outline-level="1">
<text:span text:style-name="T4">
«Музичні історії»: Як  музична євроінтеграція розбиває стереотипи про стилі та виконавців</text:span>
</text:h>
      <text:p text:style-name="P4">
Authors: Ukrinform (Person)</text:p>
      <text:p text:style-name="P4">
Publisher: Укринформ (Organization)</text:p>
      <text:p text:style-name="P4">
Published Time: 2023-06-03T11:40:00+03:00</text:p>
      <text:p text:style-name="P4">
Modified Time: 2023-06-03T11:40:00+03:00</text:p>
      <text:p text:style-name="P4">
Description: Олександр Харченко та Володимир Радченко в черговій «Музичній історії» дивують новими знахідками та парадоксами — Укрінформ.</text:p>
      <text:p text:style-name="P4">
Images: ['<text:a xlink:type="simple" xlink:href="https://static.ukrinform.com/photos/2023_06/thumb_files/630_360_1685780948-366.jpg" text:style-name="Internet_20_link" text:visited-style-name="Visited_20_Internet_20_Link">
630_360_16857...</text:a>
', '<text:a xlink:type="simple" xlink:href="https://static.ukrinform.com/photos/2023_06/1685780942-207.png" text:style-name="Internet_20_link" text:visited-style-name="Visited_20_Internet_20_Link">
1685780942-20...</text:a>
', '<text:a xlink:type="simple" xlink:href="https://static.ukrinform.com/photos/2023_06/1685780946-594.png" text:style-name="Internet_20_link" text:visited-style-name="Visited_20_Internet_20_Link">
1685780946-59...</text:a>
', '<text:a xlink:type="simple" xlink:href="https://static.ukrinform.com/photos/2023_06/1685780944-569.png" text:style-name="Internet_20_link" text:visited-style-name="Visited_20_Internet_20_Link">
1685780944-56...</text:a>
']</text:p>
      <text:p text:style-name="P4">
Tags: None</text:p>
      <text:p text:style-name="P4">
Type: Article</text:p>
      <!--METADATA-->
      <text:p text:style-name="P4">
<draw:frame draw:style-name="fr1" draw:name="Image89" text:anchor-type="as-char" svg:width="6.9236in" svg:height="3.956343in" draw:z-index="0">
<draw:image xlink:href="../Images/yкринформ/2023-06-03T11-40-00-03-00/630_360_1685780948-366.jpg" xlink:type="simple" xlink:show="embed" xlink:actuate="onLoad" draw:mime-type="image/jpeg"/>
</draw:frame>
 ОлександрХарченко та Володимир Радченко в черговій «Музичній історії» дивують новимизнахідками та парадоксами</text:p>
      <text:p text:style-name="P4">
Європа, як ми знаємо, єдина, і водночас - різноманітна. А от наскількирізноманітна, іноді навіть самі забуваємо. Чи просто не уявляємо.</text:p>
      <text:p text:style-name="P4">
Тож ось вам, можете вибрати для прослуховування нашу історію на Spotify чи наінших подкаст- платформах:</text:p>
      <text:p text:style-name="P4">
Або ж у відеоформаті на YouTube-каналі Укрінформу.</text:p>
      <text:p text:style-name="P4">
Будемо слухати музикантів з різних європейських країн. Відомих і не дуже. Алеоб’єднує їх одне – повне непопадання в стереотипне уявлення про музичну сценупевної країни. Приміром, що Франція – то шансон, Британія – рок-н-рол,Німеччина –Рамштайн, а Італія – суцільне Сан-ремо… Обіцяємо сюрпризи до цьоготрадиційного меню.</text:p>
      <text:p text:style-name="P4">
<draw:frame draw:style-name="fr1" draw:name="Image90" text:anchor-type="as-char" svg:width="6.9236in" svg:height="4.750359in" draw:z-index="0">
<draw:image xlink:href="../Images/yкринформ/2023-06-03T11-40-00-03-00/1685780942-207.png" xlink:type="simple" xlink:show="embed" xlink:actuate="onLoad" draw:mime-type="image/png"/>
</draw:frame>
</text:p>
      <text:p text:style-name="P4">
Як вам, наприклад, таке: британська група, у складі якої немає жодногобританця, співає пісню американського крунера про бразильську каву у країні,де існує заледве не культ чаю…</text:p>
      <text:p text:style-name="P4">
Або ж слухаєте джазовий стандарт Sweet Georgia Brown, а чуєте симпатичну сумішсвінгу, рокабілі, джазу та панківської відв’язності? І ніякого шансону, хочазвучить все це, так, з Парижу...</text:p>
      <text:p text:style-name="P4">
<draw:frame draw:style-name="fr1" draw:name="Image91" text:anchor-type="as-char" svg:width="6.9236in" svg:height="4.340071in" draw:z-index="0">
<draw:image xlink:href="../Images/yкринформ/2023-06-03T11-40-00-03-00/1685780946-594.png" xlink:type="simple" xlink:show="embed" xlink:actuate="onLoad" draw:mime-type="image/png"/>
</draw:frame>
</text:p>
      <text:p text:style-name="P4">
Чи такий колаж: австрійський вокаліст, чилійські акомпаніатори та видатнийголандський флейтист. І все це записано на німецькій студії з її фірмовими«цікавинками».</text:p>
      <text:p text:style-name="P4">
Тож налаштуйтесь на парадокси. Про Челентано по-німецьки, про Бені Андерсена злегендарного шведського гурту ABBA, якого на батьківщині знали за іншимстилем, про солістку Roxette Марі Фредріксон, якою ви її не знаєте, пронеймовірні пригоди хіта угорської Omega, того самого, переспіваного Scorpionsі не лише ними…</text:p>
      <text:p text:style-name="P4">
<draw:frame draw:style-name="fr1" draw:name="Image92" text:anchor-type="as-char" svg:width="6.9236in" svg:height="4.602912in" draw:z-index="0">
<draw:image xlink:href="../Images/yкринформ/2023-06-03T11-40-00-03-00/1685780944-569.png" xlink:type="simple" xlink:show="embed" xlink:actuate="onLoad" draw:mime-type="image/png"/>
</draw:frame>
</text:p>
      <text:p text:style-name="P4">
Одне слово, традиційно: слухайте нас – не переслухаєте…</text:p>
      <text:p text:style-name="P4">
Хіба що повернетесь до вже записаних нами подкастів, пригадаєте, що тамвидалось вам найцікавішим. А ми тим часом запишемо нові «Музичні історії»,стежте…</text:p>
      <text:p text:style-name="P4">
<text:span text:style-name="T4">
Попередні «Музичні історії» слухайте тут:</text:span>
</text:p>
      <text:p text:style-name="P4">
<text:a xlink:type="simple" xlink:href="https://www.ukrinform.ua/rubric-culture/3687573-muzicni-istorii-gilmor-akogo-lublat-vsi-krim-votersa.html" text:style-name="Internet_20_link" text:visited-style-name="Visited_20_Internet_20_Link">
 Гілмор, якого люблять всі. Крім Вотерса </text:a>
</text:p>
      <text:p text:style-name="P4">
<text:a xlink:type="simple" xlink:href="https://www.ukrinform.ua/rubric-culture/3669058-50-rokiv-z-flojdami-abo-deaki-podrobici-zitta-na-temnomu-boci-misaca.html" text:style-name="Internet_20_link" text:visited-style-name="Visited_20_Internet_20_Link">
 50 років з Флойдами, або деякі подробиці життя на темному боці місяця</text:a>
</text:p>
      <text:p text:style-name="P4">
<text:a xlink:type="simple" xlink:href="https://www.ukrinform.ua/rubric-culture/3640188-rizdvani-melodii-voennogo-casu.html" text:style-name="Internet_20_link" text:visited-style-name="Visited_20_Internet_20_Link">
 Різдвяні мелодії воєнного часу </text:a>
</text:p>
      <text:p text:style-name="P4">
<text:a xlink:type="simple" xlink:href="https://www.ukrinform.ua/rubric-culture/3569041-muzicni-istorii-stati-zirkou-i-nasvistiti-na-titikaku-abo-povernenna-na-blosinij-rinok.html" text:style-name="Internet_20_link" text:visited-style-name="Visited_20_Internet_20_Link">
 Стати зіркою і винайти к-поп, або повернення на блошиний ринок</text:a>
</text:p>
      <text:p text:style-name="P4">
<text:a xlink:type="simple" xlink:href="https://www.ukrinform.ua/rubric-culture/3549518-muzicni-istorii-me-kago-on-amor-abo-pisni-nadii-ta-lubovi.html" text:style-name="Internet_20_link" text:visited-style-name="Visited_20_Internet_20_Link">
 «Музичні історії»: Ме каго он амор, або пісні надії та любові</text:a>
</text:p>
      <text:p text:style-name="P4">
<text:a xlink:type="simple" xlink:href="https://anchor.fm/ukrinform-musical-stories/episodes/ep-e1lc9du" text:style-name="Internet_20_link" text:visited-style-name="Visited_20_Internet_20_Link">
 «Музичні історії»: Шерше ля Франс, або Як французи впливали на сучаснумузику </text:a>
</text:p>
      <text:p text:style-name="P4">
<text:a xlink:type="simple" xlink:href="https://anchor.fm/ukrinform-musical-stories/episodes/ep-e1k55p8" text:style-name="Internet_20_link" text:visited-style-name="Visited_20_Internet_20_Link">
 Мелодії воєнного часу – від Боба Ділана до Адріано Челентано</text:a>
</text:p>
      <text:p text:style-name="P4">
<text:a xlink:type="simple" xlink:href="https://anchor.fm/ukrinform-musical-stories/episodes/ep-e1k55p8" text:style-name="Internet_20_link" text:visited-style-name="Visited_20_Internet_20_Link">
 Про що мріють солдати… </text:a>
</text:p>
      <text:p text:style-name="P4">
<text:a xlink:type="simple" xlink:href="https://anchor.fm/ukrinform-musical-stories/episodes/--e1i771k/a-a7srbr4" text:style-name="Internet_20_link" text:visited-style-name="Visited_20_Internet_20_Link">
 Мелодії воєнного часу – в екслюзивному плей-листі від Укрінформу</text:a>
</text:p>
      <text:p text:style-name="P4">
<text:a xlink:type="simple" xlink:href="https://anchor.fm/ukrinform-musical-stories/episodes/ep-e1dvb35/a-a7bqf4n" text:style-name="Internet_20_link" text:visited-style-name="Visited_20_Internet_20_Link">
 Кримінальні танці — як, коли та з ким </text:a>
</text:p>
      <text:p text:style-name="P4">
<text:a xlink:type="simple" xlink:href="https://anchor.fm/ukrinform-musical-stories/episodes/Gasta-Claus--Perper--Slade-e1c3c8n/a-a752717" text:style-name="Internet_20_link" text:visited-style-name="Visited_20_Internet_20_Link">
 «Музичні історії»: Gasta Claus, Perper, Slade та інші</text:a>
</text:p>
      <text:p text:style-name="P4">
<text:a xlink:type="simple" xlink:href="https://anchor.fm/ukrinform-musical-stories/episodes/Led-Zeppelin-e1bhqde/a-a72prf5" text:style-name="Internet_20_link" text:visited-style-name="Visited_20_Internet_20_Link">
 Led Zeppelin навпаки, або чому зірка не завжди стає кометою</text:a>
</text:p>
      <text:p text:style-name="P4">
<text:a xlink:type="simple" xlink:href="https://anchor.fm/ukrinform-musical-stories/episodes/ep-e18ns1s/a-a6motsi" text:style-name="Internet_20_link" text:visited-style-name="Visited_20_Internet_20_Link">
 Все буде хумпа, або нові пригоди екзотичних музичних стилів</text:a>
</text:p>
      <text:p text:style-name="P4">
<text:a xlink:type="simple" xlink:href="https://anchor.fm/ukrinform-musical-stories/episodes/ep-e16sb6r/a-a6fbsj3" text:style-name="Internet_20_link" text:visited-style-name="Visited_20_Internet_20_Link">
 Пригоди каджунського акордеона, або звідки беруться екзотичні музичні стилі</text:a>
</text:p>
      <text:p text:style-name="P4">
<text:a xlink:type="simple" xlink:href="https://anchor.fm/ukrinform-musical-stories/episodes/ep-e11trp3/a-a5o3jjj" text:style-name="Internet_20_link" text:visited-style-name="Visited_20_Internet_20_Link">
 Як Карлос Сантана став Світильником ока господнього</text:a>
</text:p>
      <text:p text:style-name="P4">
<text:a xlink:type="simple" xlink:href="https://anchor.fm/ukrinform-musical-stories/episodes/ep-e101ft4/a-a5e5fbg" text:style-name="Internet_20_link" text:visited-style-name="Visited_20_Internet_20_Link">
 Як правильно рибалити на квадратного групера, або знахідки з блошиних ринків</text:a>
</text:p>
      <text:p text:style-name="P4">
<text:a xlink:type="simple" xlink:href="https://anchor.fm/ukrinform-musical-stories/episodes/ep-eu0jkg/a-a549a94" text:style-name="Internet_20_link" text:visited-style-name="Visited_20_Internet_20_Link">
 Одеса на музичній мапі світу </text:a>
</text:p>
      <text:p text:style-name="P4">
<text:a xlink:type="simple" xlink:href="https://anchor.fm/ukrinform-musical-stories/episodes/ep-eoipgh/a-a49a1sr" text:style-name="Internet_20_link" text:visited-style-name="Visited_20_Internet_20_Link">
 У пошуках цукрової людини, або різдвяні історії з життя антиподів</text:a>
</text:p>
      <text:p text:style-name="P4">
<text:a xlink:type="simple" xlink:href="https://anchor.fm/ukrinform-musical-stories/episodes/ep-eoiplc/a-a49a2hh" text:style-name="Internet_20_link" text:visited-style-name="Visited_20_Internet_20_Link">
 Джон Леннон, Елтон Джон та інші самотні серця </text:a>
</text:p>
      <text:p text:style-name="P4">
<text:a xlink:type="simple" xlink:href="https://anchor.fm/ukrinform-musical-stories/episodes/ep-eopoa9/a-a4ak4qo" text:style-name="Internet_20_link" text:visited-style-name="Visited_20_Internet_20_Link">
 Як фінські панки перемогли російських мілітаристів</text:a>
</text:p>
      <text:p text:style-name="P4">
<text:a xlink:type="simple" xlink:href="https://anchor.fm/ukrinform-musical-stories/episodes/ep-eoqudr/a-a4ar8h2" text:style-name="Internet_20_link" text:visited-style-name="Visited_20_Internet_20_Link">
 Про тих, хто не захотів стати зіркою. А міг би…</text:a>
</text:p>
      <text:p text:style-name="P4">
<text:a xlink:type="simple" xlink:href="https://anchor.fm/ukrinform-musical-stories/episodes/ep-eoqum9/a-a4ara7i" text:style-name="Internet_20_link" text:visited-style-name="Visited_20_Internet_20_Link">
 Кавери, які стали популярнішими за оригінали </text:a>
</text:p>
      <text:p text:style-name="P4">
<text:a xlink:type="simple" xlink:href="https://anchor.fm/ukrinform-musical-stories/episodes/ep-e19f2k7/a-a6pp1dh" text:style-name="Internet_20_link" text:visited-style-name="Visited_20_Internet_20_Link">
 Як правильно танцювати «Смарткач» </text:a>
</text:p>
      <text:p text:style-name="P4">
<text:a xlink:type="simple" xlink:href="https://anchor.fm/ukrinform-musical-stories/episodes/ep-e19f21s/a-a6pov9a" text:style-name="Internet_20_link" text:visited-style-name="Visited_20_Internet_20_Link">
 «Реве та стогне...» у ритмі вальсу, або чому Україна впродовж десятилітьзалишалась </text:a>
</text:p>
      <text:p text:style-name="P4">
Source: <text:a xlink:type="simple" xlink:href="https://www.ukrinform.ua/rubric-culture/3717775-muzicni-istorii-ak-muzicna-evrointegracia-rozbivae-stereotipi-pro-stili-ta-vikonavciv.html" text:style-name="Internet_20_link" text:visited-style-name="Visited_20_Internet_20_Link">
https://www.ukrinform.ua/rubric-culture/3717775-muzicni-istorii-ak-muzicna-evrointegracia-rozbivae-stereotipi-pro-stili-ta-vikonavciv.html</text:a>
</text:p>
      <!--NEWS-->
      <text:h text:style-name="P10" text:outline-level="1">
<text:span text:style-name="T4">
На Київщині 46 населених пунктів залишилися без світла через негоду</text:span>
</text:h>
      <text:p text:style-name="P4">
Authors: Ukrinform (Person)</text:p>
      <text:p text:style-name="P4">
Publisher: Укринформ (Organization)</text:p>
      <text:p text:style-name="P4">
Published Time: 2023-06-03T11:50:47+03:00</text:p>
      <text:p text:style-name="P4">
Modified Time: 2023-06-03T11:50:47+03:00</text:p>
      <text:p text:style-name="P4">
Description: На Київщині без електропостачання залишаються 46 населених пунктів, знеструмлених унаслідок негоди. — Укрінформ.</text:p>
      <text:p text:style-name="P4">
Images: ['<text:a xlink:type="simple" xlink:href="https://static.ukrinform.com/photos/2023_06/thumb_files/630_360_1685782186-175.png" text:style-name="Internet_20_link" text:visited-style-name="Visited_20_Internet_20_Link">
630_360_16857...</text:a>
']</text:p>
      <text:p text:style-name="P4">
Tags: ['ДТЕК', 'Електропостачання', 'Київщина', 'Негода']</text:p>
      <text:p text:style-name="P4">
Type: Article</text:p>
      <!--METADATA-->
      <text:p text:style-name="P4">
<draw:frame draw:style-name="fr1" draw:name="Image93" text:anchor-type="as-char" svg:width="6.9236in" svg:height="3.956343in" draw:z-index="0">
<draw:image xlink:href="../Images/yкринформ/2023-06-03T11-50-47-03-00/630_360_1685782186-175.png" xlink:type="simple" xlink:show="embed" xlink:actuate="onLoad" draw:mime-type="image/png"/>
</draw:frame>
 НаКиївщині без електропостачання залишаються 46 населених пунктів, знеструмленихунаслідок негоди.</text:p>
      <text:p text:style-name="P4">
Про це повідомляє <text:a xlink:type="simple" xlink:href="http://www.dtek-krem.com.ua/ua/news/fahivci-dtek-povernuli-svitlo-u-ponad-90-tisyach-domivok-i-prodovzhuyut-likvidaciyu-naslidkiv-stihiji-na-kijivshchini" text:style-name="Internet_20_link" text:visited-style-name="Visited_20_Internet_20_Link">
 ДТЕК </text:a>
 , передає Укрінформ.</text:p>
      <text:p text:style-name="P4">
"Через вчорашнє погіршення погодних умов у Київській області відбулисяаварійні відключення світла... Станом на 9:30 без електропостачаннязалишаються близько 16 тисяч клієнтів у 11 населених пунктах, що знеструмленіповністю, та 35 — частково", - йдеться у повідомленні.</text:p>
      <text:p text:style-name="P4">
За інформацією ДТЕК, фахівці компанії вже повернули світло для понад 90 тисячдомівок.</text:p>
      <text:p text:style-name="P4">
</text:p>
      <text:p text:style-name="P4">
На цей час пошкодженими залишаються 22 лінії електропередачі 6-10 кВ та 673трансформаторні підстанції. Найбільше відключень зафіксовано у Броварському,Бориспільському та Бучанському районах.</text:p>
      <text:p text:style-name="P4">
Для ліквідації наслідків негоди задіяно 78 бригад, поінформували у ДТЕК.</text:p>
      <text:p text:style-name="P4">
<text:span text:style-name="T4">
Читайте також:</text:span>
 <text:a xlink:type="simple" xlink:href="https://www.ukrinform.ua/rubric-kyiv/3717563-u-kievi-cerez-negodu-castkovi-vidklucenna-svitla.html" text:style-name="Internet_20_link" text:visited-style-name="Visited_20_Internet_20_Link">
 У Києві через <text:span text:style-name="T4">
негоду</text:span>
 — часткові відключення світла</text:a>
</text:p>
      <text:p text:style-name="P4">
Як повідомляв Укрінформ, у кількох районах Києва відбувалися <text:a xlink:type="simple" xlink:href="https://www.ukrinform.ua/rubric-kyiv/3717563-u-kievi-cerez-negodu-castkovi-vidklucenna-svitla.html" text:style-name="Internet_20_link" text:visited-style-name="Visited_20_Internet_20_Link">
 частковівідключення світла </text:a>
 через негоду.</text:p>
      <text:p text:style-name="P4">
<text:span text:style-name="T5">
Фото: dtek-krem.com.ua</text:span>
</text:p>
      <text:p text:style-name="P4">
Source: <text:a xlink:type="simple" xlink:href="https://www.ukrinform.ua/rubric-regions/3717777-na-kiivsini-46-naselenih-punktiv-zalisilisa-bez-svitla-cerez-negodu.html" text:style-name="Internet_20_link" text:visited-style-name="Visited_20_Internet_20_Link">
https://www.ukrinform.ua/rubric-regions/3717777-na-kiivsini-46-naselenih-punktiv-zalisilisa-bez-svitla-cerez-negodu.html</text:a>
</text:p>
      <!--NEWS-->
      <text:h text:style-name="P10" text:outline-level="1">
<text:span text:style-name="T4">
У Грузії пройшов антиурядовий мітинг, є затримані</text:span>
</text:h>
      <text:p text:style-name="P4">
Authors: Ukrinform (Person)</text:p>
      <text:p text:style-name="P4">
Publisher: Укринформ (Organization)</text:p>
      <text:p text:style-name="P4">
Published Time: 2023-06-03T12:03:05+03:00</text:p>
      <text:p text:style-name="P4">
Modified Time: 2023-06-03T12:03:05+03:00</text:p>
      <text:p text:style-name="P4">
Description: У Тбілісі увечері у п’ятницю учасники руху «Джиуті» провели антиурядову акцію біля парламенту Грузії. — Укрінформ.</text:p>
      <text:p text:style-name="P4">
Images: ['<text:a xlink:type="simple" xlink:href="https://static.ukrinform.com/photos/2023_06/thumb_files/630_360_1685782925-780.png" text:style-name="Internet_20_link" text:visited-style-name="Visited_20_Internet_20_Link">
630_360_16857...</text:a>
']</text:p>
      <text:p text:style-name="P4">
Tags: ['Грузія', 'Мітинг', 'Уряд']</text:p>
      <text:p text:style-name="P4">
Type: Article</text:p>
      <!--METADATA-->
      <text:p text:style-name="P4">
<draw:frame draw:style-name="fr1" draw:name="Image95" text:anchor-type="as-char" svg:width="6.9236in" svg:height="3.956343in" draw:z-index="0">
<draw:image xlink:href="../Images/yкринформ/2023-06-03T12-03-05-03-00/630_360_1685782925-780.png" xlink:type="simple" xlink:show="embed" xlink:actuate="onLoad" draw:mime-type="image/png"/>
</draw:frame>
 У Тбілісіувечері у п’ятницю учасники руху «Джиуті» провели антиурядову акцію біляпарламенту Грузії.</text:p>
      <text:p text:style-name="P4">
Як передає Укрінформ, про це повідомляє <text:a xlink:type="simple" xlink:href="http://www.newsgeorgia.ge/policiejskie-v-tbilisi-ne-dali-stojat-na-akcii-u-parlamenta-dazhe-s-pustymi-plakatami/" text:style-name="Internet_20_link" text:visited-style-name="Visited_20_Internet_20_Link">
 Новости-Грузия</text:a>
 .</text:p>
      <text:p text:style-name="P4">
<text:span text:style-name="T4">
Читайте також:</text:span>
 <text:a xlink:type="simple" xlink:href="https://www.ukrinform.ua/rubric-world/3715831-es-peredav-gruzii-oficijnij-demars-cerez-vidnovlenna-aviaspolucenna-z-rosieu.html" text:style-name="Internet_20_link" text:visited-style-name="Visited_20_Internet_20_Link">
 ЄС передав <text:span text:style-name="T4">
Грузії</text:span>
 офіційний демарш через відновленняавіасполучення з Росією </text:a>
</text:p>
      <text:p text:style-name="P4">
Близько кількох десятків протестувальників звинувачували чинну владу впроросійському курсі.</text:p>
      <text:p text:style-name="P4">
Протистояння між поліцією та протестувальниками тривало декілька годин.</text:p>
      <text:p text:style-name="P4">
«Мітингувальники не вдавалися до активних дій, і поліцейські переважноборолися з плакатами, які вважали образливими. Періодично вони підходили досходів парламенту і забирали людей», – йдеться у повідомленні.</text:p>
      <text:p text:style-name="P4">
Учасників акції затримували, як тільки з’являлися нові плакати, зокрема і ті,на яких нічого не було написано.</text:p>
      <text:p text:style-name="P4">
Частина написів на плакатах демонстрантів були написані з використаннямстаровинного грузинського алфавіту «асомтаврулі», щоб правоохоронні органи незрозуміли їх зміст.</text:p>
      <text:p text:style-name="P4">
МВС Грузії ввечері підтвердило затримання трьох людей.</text:p>
      <text:p text:style-name="P4">
На 3 червня, суботу, заплановано наступну акцію протесту під гаслом «Захистимосвободу вираження».</text:p>
      <text:p text:style-name="P4">
<text:span text:style-name="T4">
Читайте також:</text:span>
 <text:a xlink:type="simple" xlink:href="https://www.ukrinform.ua/rubric-polytics/3716116-premer-gruzii-zaaviv-so-odnieu-z-pricin-vijni-bulo-bazanna-ukraini-stati-clenom-nato.html" text:style-name="Internet_20_link" text:visited-style-name="Visited_20_Internet_20_Link">
 Прем'єр <text:span text:style-name="T4">
Грузії</text:span>
 заявив, що однією з причин війни булобажання України стати членом НАТО </text:a>
</text:p>
      <text:p text:style-name="P4">
Як повідомляв Укрінформ, Президентка Грузії Саломе Зурабішвілі під часурочистої церемонії в День незалежності країни, 26 травня, після традиційнихпривітань перейшла на різку критику уряду.</text:p>
      <text:p text:style-name="P4">
Source: <text:a xlink:type="simple" xlink:href="https://www.ukrinform.ua/rubric-world/3717778-u-gruzii-projsov-antiuradovij-miting-e-zatrimani.html" text:style-name="Internet_20_link" text:visited-style-name="Visited_20_Internet_20_Link">
https://www.ukrinform.ua/rubric-world/3717778-u-gruzii-projsov-antiuradovij-miting-e-zatrimani.html</text:a>
</text:p>
      <!--NEWS-->
      <text:h text:style-name="P10" text:outline-level="1">
<text:span text:style-name="T4">
У МЗС України заявили, що запропонований Індонезією «мирний план» не спрацює</text:span>
</text:h>
      <text:p text:style-name="P4">
Authors: Ukrinform (Person)</text:p>
      <text:p text:style-name="P4">
Publisher: Укринформ (Organization)</text:p>
      <text:p text:style-name="P4">
Published Time: 2023-06-03T12:20:00+03:00</text:p>
      <text:p text:style-name="P4">
Modified Time: 2023-06-03T12:20:00+03:00</text:p>
      <text:p text:style-name="P4">
Description: У Міністерстві закордонних справ України пояснили, чому запропонований Індонезією «мирний план» не спрацює, та закликали країну долучитися до втілення української формули миру. — Укрінформ.</text:p>
      <text:p text:style-name="P4">
Images: ['<text:a xlink:type="simple" xlink:href="https://static.ukrinform.com/photos/2023_04/thumb_files/630_360_1682852513-851.jpg" text:style-name="Internet_20_link" text:visited-style-name="Visited_20_Internet_20_Link">
630_360_16828...</text:a>
']</text:p>
      <text:p text:style-name="P4">
Tags: ['Індонезія', 'МЗС', 'Україна', 'Формула миру']</text:p>
      <text:p text:style-name="P4">
Type: Article</text:p>
      <!--METADATA-->
      <text:p text:style-name="P4">
<draw:frame draw:style-name="fr1" draw:name="Image96" text:anchor-type="as-char" svg:width="6.9236in" svg:height="3.956343in" draw:z-index="0">
<draw:image xlink:href="../Images/yкринформ/2023-06-03T12-20-00-03-00/630_360_1682852513-851.jpg" xlink:type="simple" xlink:show="embed" xlink:actuate="onLoad" draw:mime-type="image/jpeg"/>
</draw:frame>
 УМіністерстві закордонних справ України пояснили, чому запропонованийІндонезією «мирний план» не спрацює, та закликали країну долучитися довтілення української формули миру.</text:p>
      <text:p text:style-name="P4">
Про це речник Міністерства закордонних справ Олег Ніколенко написав у <text:a xlink:type="simple" xlink:href="https://www.facebook.com/oleg.nikolenko.50/posts/pfbid034AdgCSpcN6QiD9GKNViDKtsFAtZjHfQpFmVSaykqYwbt3GnG47ReYUuWMiCCTWzyl" text:style-name="Internet_20_link" text:visited-style-name="Visited_20_Internet_20_Link">
Фейсбуці</text:a>
, передає Укрінформ.</text:p>
      <text:p text:style-name="P4">
Як зазначив представник МЗС, <text:a xlink:type="simple" xlink:href="https://www.ukrinform.ua/tag-indonezia" text:style-name="Internet_20_link" text:visited-style-name="Visited_20_Internet_20_Link">
 Індонезія </text:a>
 є важливою країною в регіоні Південно-Східної Азії, яка ниніголовує в АСЕАН. Минулоріч її Президент Джоко Відодо першим з азійськихлідерів відвідав Київ, щоб на власні очі побачити наслідки російської агресії.</text:p>
      <text:p text:style-name="P4">
«Ми цінуємо увагу, яку, вочевидь зробивши висновки із власної історії,Індонезія приділяє питанню відновлення миру в Україні», — підкресливНіколенко.</text:p>
      <text:p text:style-name="P4">
Водночас він нагадав, що між Україною та Російською Федерацією немає спірнихтериторій, щоб проводити там референдуми. Здійснивши акт агресії, Росіязагарбала Крим, частини Донецької, Луганської, Запорізької та Херсонськоїобластей, що зафіксовано в офіційних документах ООН.</text:p>
      <text:p text:style-name="P4">
На загарбаних територіях російська армія здійснює воєнні злочини, злочинипроти людяності та геноцид.</text:p>
      <text:p text:style-name="P4">
«Росія має забратися з українських територій, а Україна — відновити своютериторіальну цілісність в міжнародно визнаних кордонах. Альтернативнихсценаріїв бути не може», — наголосив речник МЗС.</text:p>
      <text:p text:style-name="P4">
Ніколенко підкреслив, що припинення вогню, розведення сил на 15-кілометровувідстань та створення демілітаризованої зони не спрацюють.</text:p>
      <text:p text:style-name="P4">
<text:span text:style-name="T4">
Читайте також:</text:span>
 <text:a xlink:type="simple" xlink:href="https://www.ukrinform.ua/rubric-polytics/3717398-prezident-italii-zaklikav-do-posuku-spravedlivogo-miru-dla-ukraini.html" text:style-name="Internet_20_link" text:visited-style-name="Visited_20_Internet_20_Link">
 Президент Італії закликав до пошуку справедливого мирудля України </text:a>
</text:p>
      <text:p text:style-name="P4">
Так, нині Росія намагається всіляко зірвати український контрнаступ.Припинення вогню без виводу російських військ з території України дозволить їйвиграти час, перегрупуватися, закріпитися на загарбаних територіях інакопичити сили для нової хвилі агресії.</text:p>
      <text:p text:style-name="P4">
«Довготривалий мир в Україні означає звільнення українських територій відросійської окупації. На це і спрямована формула миру Президента УкраїниВолодимира Зеленського. Запрошуємо Індонезію долучитися до її активноговтілення», — додав Ніколенко.</text:p>
      <text:p text:style-name="P4">
Як повідомляв <text:a xlink:type="simple" xlink:href="https://www.ukrinform.ua/rubric-world/3717733-v-indonezii-zaproponuvali-svij-mirnij-plan-dla-ukraini-demilitarizovana-zona-i-referendum.html" text:style-name="Internet_20_link" text:visited-style-name="Visited_20_Internet_20_Link">
 Укрінформ </text:a>
 , міністр оборони Індонезії ПрабовоСубіанто запропонував власний «мирний план» для України, який передбачаєнегайне припинення вогню і створення демілітаризованої зони вздовж нинішньоїлінії бойового зіткнення.</text:p>
      <text:p text:style-name="P4">
Source: <text:a xlink:type="simple" xlink:href="https://www.ukrinform.ua/rubric-polytics/3717784-u-mzs-ukraini-zaavili-so-zaproponovanij-indonezieu-mirnij-plan-ne-spracue.html" text:style-name="Internet_20_link" text:visited-style-name="Visited_20_Internet_20_Link">
https://www.ukrinform.ua/rubric-polytics/3717784-u-mzs-ukraini-zaavili-so-zaproponovanij-indonezieu-mirnij-plan-ne-spracue.html</text:a>
</text:p>
      <!--NEWS-->
      <text:h text:style-name="P10" text:outline-level="1">
<text:span text:style-name="T4">
Explosions reported in Berdyansk</text:span>
</text:h>
      <text:p text:style-name="P4">
Authors: liveuamap (Language: en)</text:p>
      <text:p text:style-name="P4">
Time: 2023-06-03T12:30:06</text:p>
      <text:p text:style-name="P4">
Location: Berdians'k,Zaporiz'ka oblast (Latitude:46.73983 Longtitude:36.80489)</text:p>
      <text:p text:style-name="P4">
Videos: []</text:p>
      <text:p text:style-name="P4">
Images: ["<text:a xlink:type="simple" xlink:href="https://liveuamap.com/pics/2023/06/03/22567375_0.jpg" text:style-name="Internet_20_link" text:visited-style-name="Visited_20_Internet_20_Link">
22567375_0.jpg</text:a>
"]</text:p>
      <text:p text:style-name="P4">
Tags: []</text:p>
      <text:p text:style-name="P4">
ID: 22567375</text:p>
      <!--METADATA-->
      <text:p text:style-name="P4">
Explosions reported in Berdyansk</text:p>
      <text:p text:style-name="P4">
<draw:frame draw:style-name="fr1" draw:name="Image97" text:anchor-type="as-char" svg:width="6.9236in" svg:height="4.621503in" draw:z-index="0">
<draw:image xlink:href="../Images/liveuamap/2023-06-03T12-30-06/22567375_0.jpg" xlink:type="simple" xlink:show="embed" xlink:actuate="onLoad" draw:mime-type="image/jpeg"/>
</draw:frame>
</text:p>
      <text:p text:style-name="P4">
News Collection Link: <text:a xlink:type="simple" xlink:href="https://liveuamap.com/en/2023/3-june-explosions-reported-in-berdyansk-" text:style-name="Internet_20_link" text:visited-style-name="Visited_20_Internet_20_Link">
https://liveuamap.com/en/2023/3-june-explosions-reported-in-berdyansk-</text:a>
</text:p>
      <text:p text:style-name="P4">
Source: <text:a xlink:type="simple" xlink:href="https://t.me/dniprorudne_ukraine/2405" text:style-name="Internet_20_link" text:visited-style-name="Visited_20_Internet_20_Link">
https://t.me/dniprorudne_ukraine/2405</text:a>
</text:p>
      <!--NEWS-->
      <text:h text:style-name="P10" text:outline-level="1">
<text:span text:style-name="T4">
СБУ викрила ще сімох російських інтернет-агентів</text:span>
</text:h>
      <text:p text:style-name="P4">
Authors: Ukrinform (Person)</text:p>
      <text:p text:style-name="P4">
Publisher: Укринформ (Organization)</text:p>
      <text:p text:style-name="P4">
Published Time: 2023-06-03T12:36:00+03:00</text:p>
      <text:p text:style-name="P4">
Modified Time: 2023-06-03T12:36:00+03:00</text:p>
      <text:p text:style-name="P4">
Description: Служба безпеки України нейтралізувала інформаційно-підривну діяльність ще сімох ворожих агітаторів, які поширювали прокремлівський контент у соціальних мережах. — Укрінформ.</text:p>
      <text:p text:style-name="P4">
Images: ['<text:a xlink:type="simple" xlink:href="https://static.ukrinform.com/photos/2023_06/thumb_files/630_360_1685784845-739.jpg" text:style-name="Internet_20_link" text:visited-style-name="Visited_20_Internet_20_Link">
630_360_16857...</text:a>
']</text:p>
      <text:p text:style-name="P4">
Tags: ['СБУ', 'Соцмережі', 'Війна з Росією', 'агентура рф']</text:p>
      <text:p text:style-name="P4">
Type: Article</text:p>
      <!--METADATA-->
      <text:p text:style-name="P4">
<draw:frame draw:style-name="fr1" draw:name="Image98" text:anchor-type="as-char" svg:width="6.9236in" svg:height="3.956343in" draw:z-index="0">
<draw:image xlink:href="../Images/yкринформ/2023-06-03T12-36-00-03-00/630_360_1685784845-739.jpg" xlink:type="simple" xlink:show="embed" xlink:actuate="onLoad" draw:mime-type="image/jpeg"/>
</draw:frame>
 Службабезпеки України нейтралізувала інформаційно-підривну діяльність ще сімохворожих агітаторів, які поширювали прокремлівський контент у соціальнихмережах.</text:p>
      <text:p text:style-name="P4">
Як передає Укрінформ, про це СБУ повідомляє у <text:a xlink:type="simple" xlink:href="https://t.me/SBUkr/8544" text:style-name="Internet_20_link" text:visited-style-name="Visited_20_Internet_20_Link">
 Телеграмі</text:a>
 .</text:p>
      <text:p text:style-name="P4">
«Основну частину деструктивних матеріалів вони брали з російських інтернет-ресурсів і використовували їх для розхитування суспільно-політичної обстановкив різних регіонах України», - ідеться в повідомленні.</text:p>
      <text:p text:style-name="P4">
Так, жителька Києва на власній сторінці в забороненій соцмережі«Одноклассники» регулярно виправдовувала збройну <text:a xlink:type="simple" xlink:href="https://www.ukrinform.ua/tag-russian-aggression" text:style-name="Internet_20_link" text:visited-style-name="Visited_20_Internet_20_Link">
 агресію РФ</text:a>
 проти України.</text:p>
      <text:p text:style-name="P4">
Також вона публікувала заклики до захоплення органів влади держави та зміникордону.</text:p>
      <text:p text:style-name="P4">
Їй повідомили про підозру одразу за трьома статтями Кримінального кодексуУкраїни.</text:p>
      <text:p text:style-name="P4">
СБУ заблокувала пропагандистську діяльність жителя Сум. У Фейсбуці вінрозміщував наративи Кремля про нібито «громадянську війну» в Україні тагероїзував терориста Олександра Захарченка.</text:p>
      <text:p text:style-name="P4">
У Дніпропетровській області затримали трьох ворожих поплічників, якіпідтримували агресивну війну проти України та закликали до співпраці зросійськими загарбниками.</text:p>
      <text:p text:style-name="P4">
«Крім того, один із зловмисників публікував дописи, в яких поширював фейки провище військово-політичне керівництво нашої держави і вихваляв очільниківКремля», - ідеться в повідомленні.</text:p>
      <text:p text:style-name="P4">
У Тернополі викрили інтернет-агітатора, який дискредитував українськихзахисників, які захищали Маріуполь. При цьому фігурант був учасником низкигромадських об’єднань та ініціатив, пов’язаних з колаборантом КириломСтремоусовим та лідером фейкового «народовладдя» Балахніним.</text:p>
      <text:p text:style-name="P4">
<text:span text:style-name="T4">
Читайте також:</text:span>
 <text:a xlink:type="simple" xlink:href="https://www.ukrinform.ua/rubric-regions/3716406-sbu-zatrimala-rosijsku-agentku-aka-zdavala-pozicii-zsu-u-krivomu-rozi.html" text:style-name="Internet_20_link" text:visited-style-name="Visited_20_Internet_20_Link">
 <text:span text:style-name="T4">
СБУ</text:span>
 <text:span text:style-name="T4">
затримала</text:span>
 російську агентку, яка здавалапозиції ЗСУ у Кривому Розі </text:a>
</text:p>
      <text:p text:style-name="P4">
У Миколаївській області викрили директора місцевого підприємства, який в«Одноклассниках» активно закликав до захоплення території України.</text:p>
      <text:p text:style-name="P4">
За даними слідства, фігурант є уродженцем Макіївки Донецької області. Післятимчасового захоплення міста він підтримував зв’язок з місцевимиколаборантами.</text:p>
      <text:p text:style-name="P4">
За всіма викритими фактами тривають слідчі дії для встановлення всіх обставинзлочинів і притягнення винних до відповідальності.</text:p>
      <text:p text:style-name="P4">
Як повідомляв <text:a xlink:type="simple" xlink:href="https://www.ukrinform.ua/rubric-society/3713699-turemni-stroki-otrimali-se-tri-internetagenti-rf.html" text:style-name="Internet_20_link" text:visited-style-name="Visited_20_Internet_20_Link">
 Укрінформ </text:a>
 , утравні за матеріалами СБУ до п'яти з половиною і п'яти років позбавлення волізасудили трьох прокремлівських інтернет-агентів, які проводили інформаційно-підривну діяльність проти України.</text:p>
      <text:p text:style-name="P4">
<text:span text:style-name="T5">
Фото: СБУ</text:span>
</text:p>
      <text:p text:style-name="P4">
Source: <text:a xlink:type="simple" xlink:href="https://www.ukrinform.ua/rubric-society/3717788-sbu-vikrila-se-simoh-rosijskih-internetagentiv.html" text:style-name="Internet_20_link" text:visited-style-name="Visited_20_Internet_20_Link">
https://www.ukrinform.ua/rubric-society/3717788-sbu-vikrila-se-simoh-rosijskih-internetagentiv.html</text:a>
</text:p>
      <!--NEWS-->
      <text:h text:style-name="P10" text:outline-level="1">
<text:span text:style-name="T4">
На Полтавщині 35 медзакладів отримають обладнання від ЮНІСЕФ</text:span>
</text:h>
      <text:p text:style-name="P4">
Authors: Ukrinform (Person)</text:p>
      <text:p text:style-name="P4">
Publisher: Укринформ (Organization)</text:p>
      <text:p text:style-name="P4">
Published Time: 2023-06-03T12:41:13+03:00</text:p>
      <text:p text:style-name="P4">
Modified Time: 2023-06-03T12:41:13+03:00</text:p>
      <text:p text:style-name="P4">
Description: Дитячий фонд ООН (ЮНІСЕФ) передав на Полтавщину обладнання й лікарські засоби для надання невідкладної допомоги породіллям і новонародженим, їх отримають 35 медзакладів області. — Укрінформ.</text:p>
      <text:p text:style-name="P4">
Images: ['<text:a xlink:type="simple" xlink:href="https://static.ukrinform.com/photos/2023_06/thumb_files/630_360_1685785124-620.jpg" text:style-name="Internet_20_link" text:visited-style-name="Visited_20_Internet_20_Link">
630_360_16857...</text:a>
']</text:p>
      <text:p text:style-name="P4">
Tags: ['Полтавщина', 'ЮНІСЕФ', 'Пологовий будинок']</text:p>
      <text:p text:style-name="P4">
Type: Article</text:p>
      <!--METADATA-->
      <text:p text:style-name="P4">
<draw:frame draw:style-name="fr1" draw:name="Image99" text:anchor-type="as-char" svg:width="6.9236in" svg:height="3.956343in" draw:z-index="0">
<draw:image xlink:href="../Images/yкринформ/2023-06-03T12-41-13-03-00/630_360_1685785124-620.jpg" xlink:type="simple" xlink:show="embed" xlink:actuate="onLoad" draw:mime-type="image/jpeg"/>
</draw:frame>
 Дитячийфонд ООН (ЮНІСЕФ) передав на Полтавщину обладнання й лікарські засоби длянадання невідкладної допомоги породіллям і новонародженим, їх отримають 35медзакладів області.</text:p>
      <text:p text:style-name="P4">
Про це повідомив начальник Полтавської ОВА Дмитро Лунін у <text:a xlink:type="simple" xlink:href="http://www.facebook.com/Dmytro.Lunin/posts/pfbid02MZxG7VLmwty4qL2LwKxaecNpYZHTtxpyAnydJBTnQWa5TUJoVFs2kANeFR58UrxTl" text:style-name="Internet_20_link" text:visited-style-name="Visited_20_Internet_20_Link">
 Фейсбуці</text:a>
, передає Укрінформ.</text:p>
      <text:p text:style-name="P4">
«Вартісна й необхідна апаратура надійшла від ЮНІСЕФ. 40 моніторів пацієнта, 10неонатальних інкубаторів, 15 реанімаційних столів, лампи підігріву, акушерськінабори, стерилізатори, шприцеві насоси, інше обладнання й лікарські засоби», -зазначив Лунін.</text:p>
      <text:p text:style-name="P4">
</text:p>
      <text:p text:style-name="P4">
Він подякував міжнародним партнерам за допомогу для новонароджених та їхніхмам.</text:p>
      <text:p text:style-name="P4">
<text:span text:style-name="T4">
Читайте також:</text:span>
 <text:a xlink:type="simple" xlink:href="https://www.ukrinform.ua/rubric-regions/3684499-hersonski-likarni-otrimali-nove-obladnanna.html" text:style-name="Internet_20_link" text:visited-style-name="Visited_20_Internet_20_Link">
 <text:span text:style-name="T4">
Херсонські</text:span>
 <text:span text:style-name="T4">
лікарні</text:span>
 <text:span text:style-name="T4">
отримали</text:span>
 <text:span text:style-name="T4">
нове</text:span>
<text:span text:style-name="T4">
обладнання</text:span>
 </text:a>
</text:p>
      <text:p text:style-name="P4">
Раніше Полтавська ОВА отримала від <text:a xlink:type="simple" xlink:href="https://www.ukrinform.ua/tag-unisef" text:style-name="Internet_20_link" text:visited-style-name="Visited_20_Internet_20_Link">
 ЮНІСЕФ </text:a>
 330 планшетів і 330 хромбуків для школярів.</text:p>
      <text:p text:style-name="P4">
Source: <text:a xlink:type="simple" xlink:href="https://www.ukrinform.ua/rubric-regions/3717791-na-poltavsini-35-medzakladiv-otrimaut-obladnanna-vid-unisef.html" text:style-name="Internet_20_link" text:visited-style-name="Visited_20_Internet_20_Link">
https://www.ukrinform.ua/rubric-regions/3717791-na-poltavsini-35-medzakladiv-otrimaut-obladnanna-vid-unisef.html</text:a>
</text:p>
      <!--NEWS-->
      <text:h text:style-name="P10" text:outline-level="1">
<text:span text:style-name="T4">
Зачинене укриття: керівника столичної поліклініки відправили під домашній арешт</text:span>
</text:h>
      <text:p text:style-name="P4">
Authors: Ukrinform (Person)</text:p>
      <text:p text:style-name="P4">
Publisher: Укринформ (Organization)</text:p>
      <text:p text:style-name="P4">
Published Time: 2023-06-03T12:46:00+03:00</text:p>
      <text:p text:style-name="P4">
Modified Time: 2023-06-03T12:46:00+03:00</text:p>
      <text:p text:style-name="P4">
Description: У Києві суд відправив під цілодобовий домашній арешт керівника поліклініки у Деснянському районі, біля якої через падіння уламків ракети загинули троє людей, що намагалися потрапити в зачинене укриття. — Укрінформ.</text:p>
      <text:p text:style-name="P4">
Images: ['<text:a xlink:type="simple" xlink:href="https://static.ukrinform.com/photos/2023_06/thumb_files/630_360_1685785426-621.jpg" text:style-name="Internet_20_link" text:visited-style-name="Visited_20_Internet_20_Link">
630_360_16857...</text:a>
']</text:p>
      <text:p text:style-name="P4">
Tags: ['Домашній арешт', 'Київ', 'Укриття']</text:p>
      <text:p text:style-name="P4">
Type: Article</text:p>
      <!--METADATA-->
      <text:p text:style-name="P4">
<draw:frame draw:style-name="fr1" draw:name="Image101" text:anchor-type="as-char" svg:width="6.9236in" svg:height="3.956343in" draw:z-index="0">
<draw:image xlink:href="../Images/yкринформ/2023-06-03T12-46-00-03-00/630_360_1685785426-621.jpg" xlink:type="simple" xlink:show="embed" xlink:actuate="onLoad" draw:mime-type="image/jpeg"/>
</draw:frame>
 У Києвісуд відправив під цілодобовий домашній арешт керівника поліклініки уДеснянському районі, біля якої через падіння уламків ракети загинули троєлюдей, що намагалися потрапити в зачинене укриття.</text:p>
      <text:p text:style-name="P4">
Як передає Укрінформ, про це повідомляє <text:a xlink:type="simple" xlink:href="http://suspilne.media/495748-465-den-povnomasstabnogo-vtorgnenna-rosii-v-ukrainu-tekstovij-onlajn/" text:style-name="Internet_20_link" text:visited-style-name="Visited_20_Internet_20_Link">
 Суспільне</text:a>
 .</text:p>
      <text:p text:style-name="P4">
Напередодні йому оголосили про підозру у службовій недбалості та залишенні внебезпеці.</text:p>
      <text:p text:style-name="P4">
Також в суботу мають обрати запобіжні заходи трьом іншим підозрюваним.</text:p>
      <text:p text:style-name="P4">
<text:span text:style-name="T4">
Читайте також:</text:span>
 <text:a xlink:type="simple" xlink:href="https://www.ukrinform.ua/rubric-kyiv/3717731-ukritta-v-kievi-perevirat-protagom-desati-dniv.html" text:style-name="Internet_20_link" text:visited-style-name="Visited_20_Internet_20_Link">
 <text:span text:style-name="T4">
Укриття</text:span>
 у Києві перевірять протягом десяти днів</text:a>
</text:p>
      <text:p text:style-name="P4">
Як повідомляв Укрінформ, вночі 1 червня російські війська вкотре атакувалиКиїв ракетами. Ворог випустив у напрямку столиці 10 "Іскандерів. Усі знищилапротиповітряна оборона.</text:p>
      <text:p text:style-name="P4">
Унаслідок ракетного удару <text:a xlink:type="simple" xlink:href="https://www.ukrinform.ua/rubric-kyiv/3716899-klicko-unaslidok-nicnoi-ataki-na-kiiv-16-ludej-poraneni-z-nih-semero-u-likarni.html" text:style-name="Internet_20_link" text:visited-style-name="Visited_20_Internet_20_Link">
 постраждали </text:a>
 19 людей, троє з них загинули, зокрема 9-річнадівчинка.</text:p>
      <text:p text:style-name="P4">
Житель Деснянського району, чия дружина загинула під час атаки росіян,розповів Суспільному, що люди прибігли вночі до укриття в поліклініці, але їмне ніхто не відчинив.</text:p>
      <text:p text:style-name="P4">
1 червня у Києві були затримані троє посадовців райдержадміністрації таохоронець медзакладу. <text:a xlink:type="simple" xlink:href="https://www.ukrinform.ua/rubric-kyiv/3717633-sprava-pro-zacinene-ukritta-trom-posadovcam-ta-ohoroncu-likarni-ogolosili-pidozru.html" text:style-name="Internet_20_link" text:visited-style-name="Visited_20_Internet_20_Link">
 Їм оголосили підозру</text:a>
 .</text:p>
      <text:p text:style-name="P4">
Першому заступнику Деснянської районної державної адміністрації, директорумедичного закладу та його заступнику інкриміновано ч. 2 ст. 367 Кримінальногокодексу України (службова недбалість, що спричинила тяжкі наслідки), охоронцю- за ч. 3 ст. 135 ККУ (залишення в небезпеці, яке призвело до смерті).</text:p>
      <text:p text:style-name="P4">
Source: <text:a xlink:type="simple" xlink:href="https://www.ukrinform.ua/rubric-kyiv/3717793-zacinene-ukritta-kerivnika-stolicnoi-polikliniki-vidpravili-pid-domasnij-arest.html" text:style-name="Internet_20_link" text:visited-style-name="Visited_20_Internet_20_Link">
https://www.ukrinform.ua/rubric-kyiv/3717793-zacinene-ukritta-kerivnika-stolicnoi-polikliniki-vidpravili-pid-domasnij-arest.html</text:a>
</text:p>
      <!--NEWS-->
      <text:h text:style-name="P10" text:outline-level="1">
<text:span text:style-name="T4">
До Києва з візитом прибув глава МЗС Естонії</text:span>
</text:h>
      <text:p text:style-name="P4">
Authors: Ukrinform (Person)</text:p>
      <text:p text:style-name="P4">
Publisher: Укринформ (Organization)</text:p>
      <text:p text:style-name="P4">
Published Time: 2023-06-03T12:52:00+03:00</text:p>
      <text:p text:style-name="P4">
Modified Time: 2023-06-03T12:52:00+03:00</text:p>
      <text:p text:style-name="P4">
Description: До української столиці прибув міністр закордонних справ Естонії Маргус Цахкна. — Укрінформ.</text:p>
      <text:p text:style-name="P4">
Images: ['<text:a xlink:type="simple" xlink:href="https://static.ukrinform.com/photos/2023_06/thumb_files/630_360_1685785890-420.jpeg" text:style-name="Internet_20_link" text:visited-style-name="Visited_20_Internet_20_Link">
630_360_16857...</text:a>
']</text:p>
      <text:p text:style-name="P4">
Tags: ['Естонія', 'МЗС', 'Україна', 'Візит']</text:p>
      <text:p text:style-name="P4">
Type: Article</text:p>
      <!--METADATA-->
      <text:p text:style-name="P4">
<draw:frame draw:style-name="fr1" draw:name="Image102" text:anchor-type="as-char" svg:width="6.9236in" svg:height="3.956343in" draw:z-index="0">
<draw:image xlink:href="../Images/yкринформ/2023-06-03T12-52-00-03-00/630_360_1685785890-420.jpeg" xlink:type="simple" xlink:show="embed" xlink:actuate="onLoad" draw:mime-type="image/jpeg"/>
</draw:frame>
 Доукраїнської столиці прибув міністр закордонних справ Естонії Маргус Цахкна.</text:p>
      <text:p text:style-name="P4">
Про це у <text:a xlink:type="simple" xlink:href="https://twitter.com/DmytroKuleba/status/1664911788624707585" text:style-name="Internet_20_link" text:visited-style-name="Visited_20_Internet_20_Link">
 Твіттері</text:a>
 повідомивміністр закордонних справ України Дмитро Кулеба.</text:p>
      <text:p text:style-name="P4">
«Добре бачити Маргуса Цахкна у Києві. <text:a xlink:type="simple" xlink:href="https://www.ukrinform.ua/tag-estonia" text:style-name="Internet_20_link" text:visited-style-name="Visited_20_Internet_20_Link">
 Естонія</text:a>
 – наш великий друг», – написавукраїнський міністр.</text:p>
      <text:p text:style-name="Quotations">

<text:p text:style-name="P4">
Good to see <text:a xlink:type="simple" xlink:href="https://twitter.com/Tsahkna" text:style-name="Internet_20_link" text:visited-style-name="Visited_20_Internet_20_Link">
 @Tsahkna </text:a>
 in&gt;
 Kyiv. Estonia is a great friend of ours.  &gt;
  &gt;
  Ukraine’s NATO accession and sanctions on Russia’s missile and drone&gt;
 industry were two main topics.  &gt;
  &gt;
  NATO: working on a step forward in Vilnius.  &gt;
  &gt;
  Sanctions: Russian industry of missile terror must be stopped. <text:a xlink:type="simple" xlink:href="https://t.co/6R6aZEQjX8" text:style-name="Internet_20_link" text:visited-style-name="Visited_20_Internet_20_Link">
&gt;
 pic.twitter.com/6R6aZEQjX8 </text:a>
&gt;
&gt;
 — Dmytro Kuleba (@DmytroKuleba) <text:a xlink:type="simple" xlink:href="https://twitter.com/DmytroKuleba/status/1664911788624707585" text:style-name="Internet_20_link" text:visited-style-name="Visited_20_Internet_20_Link">
 June 3, 2023&gt;
 </text:a>
</text:p>

</text:p>
      <text:p text:style-name="P4">
Кулеба повідомив, що головними темами під час зустрічі з естонським колегоюбули вступ України до НАТО та санкції проти російської ракетної промисловостіта безпілотників.</text:p>
      <text:p text:style-name="P4">
<text:span text:style-name="T4">
Читайте також:</text:span>
 <text:a xlink:type="simple" xlink:href="https://www.ukrinform.ua/rubric-vidbudova/3717529-estonia-persou-rozpocala-prakticni-proekti-vidnovlenna-v-ukraini-smigal.html" text:style-name="Internet_20_link" text:visited-style-name="Visited_20_Internet_20_Link">
 <text:span text:style-name="T4">
Естонія</text:span>
 першою розпочала практичні проєктивідновлення в Україні - Шмигаль </text:a>
</text:p>
      <text:p text:style-name="P4">
Як повідомляв <text:a xlink:type="simple" xlink:href="https://www.ukrinform.ua/rubric-polytics/3706473-ukraina-mae-otrimati-konkretnij-plan-vstupu-do-nato-glava-mzs-estonii.html" text:style-name="Internet_20_link" text:visited-style-name="Visited_20_Internet_20_Link">
 Укрінформ </text:a>
 , у травні Цахкна заявив, що країни-члени НАТО повиннівизначити конкретні кроки для того, щоб Україна приєдналася до Альянсу.</text:p>
      <text:p text:style-name="P4">
«Вже недостатньо просто повторювати позицію про те, що Україну вітають у НАТО.Ми повинні рухатися вперед, щоб дати сильний сигнал про подальші крокиУкраїни, коли лідери зберуться у Вільнюсі влітку цього року (на саміт НАТО –ред.)», – сказав Цахкна.</text:p>
      <text:p text:style-name="P4">
<text:span text:style-name="T5">
Фото: Дмитро Кулеба / Твіттер</text:span>
</text:p>
      <text:p text:style-name="P4">
Source: <text:a xlink:type="simple" xlink:href="https://www.ukrinform.ua/rubric-regions/3717796-do-kieva-z-vizitom-pribuv-glava-mzs-estonii.html" text:style-name="Internet_20_link" text:visited-style-name="Visited_20_Internet_20_Link">
https://www.ukrinform.ua/rubric-regions/3717796-do-kieva-z-vizitom-pribuv-glava-mzs-estonii.html</text:a>
</text:p>
      <!--NEWS-->
      <text:h text:style-name="P10" text:outline-level="1">
<text:span text:style-name="T4">
Зеленський хоче зустрітися з президентом Бразилії: Вважаю, нам треба поговорити</text:span>
</text:h>
      <text:p text:style-name="P4">
Authors: Ukrinform (Person)</text:p>
      <text:p text:style-name="P4">
Publisher: Укринформ (Organization)</text:p>
      <text:p text:style-name="P4">
Published Time: 2023-06-03T12:56:00+03:00</text:p>
      <text:p text:style-name="P4">
Modified Time: 2023-06-03T12:56:00+03:00</text:p>
      <text:p text:style-name="P4">
Description: Президент України Володимир Зеленський наголосив, що зацікавлений у зустрічі з президентом Бразилії Луїсом Інасіу Лулою да Сілва. — Укрінформ.</text:p>
      <text:p text:style-name="P4">
Images: ['<text:a xlink:type="simple" xlink:href="https://static.ukrinform.com/photos/2022_11/thumb_files/630_360_1668631319-314.jpg" text:style-name="Internet_20_link" text:visited-style-name="Visited_20_Internet_20_Link">
630_360_16686...</text:a>
']</text:p>
      <text:p text:style-name="P4">
Tags: ['Бразилія', 'Президент', 'Зеленський']</text:p>
      <text:p text:style-name="P4">
Type: Article</text:p>
      <!--METADATA-->
      <text:p text:style-name="P4">
<draw:frame draw:style-name="fr1" draw:name="Image103" text:anchor-type="as-char" svg:width="6.9236in" svg:height="3.956343in" draw:z-index="0">
<draw:image xlink:href="../Images/yкринформ/2023-06-03T12-56-00-03-00/630_360_1668631319-314.jpg" xlink:type="simple" xlink:show="embed" xlink:actuate="onLoad" draw:mime-type="image/jpeg"/>
</draw:frame>
 ПрезидентУкраїни Володимир Зеленський наголосив, що зацікавлений у зустрічі зпрезидентом Бразилії Луїсом Інасіу Лулою да Сілва.</text:p>
      <text:p text:style-name="P4">
Про це він сказав у <text:a xlink:type="simple" xlink:href="http://www.youtube.com/watch" text:style-name="Internet_20_link" text:visited-style-name="Visited_20_Internet_20_Link">
 інтерв’ю </text:a>
для латиноамериканських ЗМІ, повідомляє кореспондент Укрінформу.</text:p>
      <text:p text:style-name="P4">
“Я не перший раз публічно і не публічно, через когось, через медіа і напрямупрезидентові Лулі, і можу вкотре ще раз підтвердити - я зацікавлений узустрічі із президентом Лулою. Я зацікавлений, щоб у мене була зустріч. Япропонував у будь-якому форматі. Я запрошував президента неодноразово,запрошував з візитом в Україну. Ми з’єднувалися з командою президента Лули,коли він зустрічався в Іспанії, Португалії, він був у Європі, я думавскористатися цим часом, тому що відстань вже менша і я хочу, щоб він знайшовчас. Потім у мене були на G7 зустрічі різні, і навіть хтось казав, що ми незнайшли… це маячня. Про це навіть нецікаво слухати, коли хтось про це говорить- несерйозні й непредметні люди. Я зацікавлений у зустрічі з президентомЛулою. І я вважаю, що нам треба поговорити”, - сказав Зеленський.</text:p>
      <text:p text:style-name="P4">
Як зазначив глава Української держави, йому потрібно, “щоб якомога більшекраїн підтримали Україну або не підтримували Росію в даній ситуації, якщо вонине готові підтримувати Україну, на жаль”.</text:p>
      <text:p text:style-name="P4">
“Для мене дуже важливо, щоб люди розуміли всі деталі того, що відбувається.Для мене дуже важливо, щоб люди були залучені, великі держави. Це великадержава - по суті, по потужності , представниця Латинської Америки - Бразилія.І щоб Бразилія була також на рівні інших держав у Формулі миру, на самітіФормули миру представлена. Можуть бути свої погляди на той чи інший блокбезпеки, на той чи інший напрямок Формули миру. Ми в діалозі, ми цивілізованілюди, і треба про це говорити, а для того, щоб говорити, потрібно бажання. Ябагато разів запропонував зустріч із президентом. Я думаю, що він знайдеможливість. Щось там на G7 не склалося… Але це точно не склалося не з нашоїсторони”, - зауважив <text:a xlink:type="simple" xlink:href="https://www.ukrinform.ua/tag-zelenskij" text:style-name="Internet_20_link" text:visited-style-name="Visited_20_Internet_20_Link">
 Зеленський </text:a>
 .</text:p>
      <text:p text:style-name="P4">
<text:span text:style-name="T4">
Читайте також:</text:span>
 <text:a xlink:type="simple" xlink:href="https://www.ukrinform.ua/rubric-technology/3717621-ukraina-pracue-nad-eksportom-cifrovih-risen-do-krain-latinskoi-ameriki-ta-afriki-zelenskij.html" text:style-name="Internet_20_link" text:visited-style-name="Visited_20_Internet_20_Link">
 Україна працює над експортом цифрових рішень до країнЛатинської Америки та Африки - <text:span text:style-name="T4">
Зеленський</text:span>
</text:a>
</text:p>
      <text:p text:style-name="P4">
Як повідомлялося, раніше президент Бразилії Луїс Інасіу Лула да Сілварозкритикував вторгнення Росії в Україну, але сказав, що намагаєтьсязалишатися «нейтральним», щоб мати можливість виступити посередником употенційних мирних переговорах.</text:p>
      <text:p text:style-name="P4">
<text:span text:style-name="T5">
Фото: ОП</text:span>
</text:p>
      <text:p text:style-name="P4">
Source: <text:a xlink:type="simple" xlink:href="https://www.ukrinform.ua/rubric-polytics/3717797-zelenskij-hoce-zustritisa-z-prezidentom-brazilii-vvazau-nam-treba-pogovoriti.html" text:style-name="Internet_20_link" text:visited-style-name="Visited_20_Internet_20_Link">
https://www.ukrinform.ua/rubric-polytics/3717797-zelenskij-hoce-zustritisa-z-prezidentom-brazilii-vvazau-nam-treba-pogovoriti.html</text:a>
</text:p>
      <!--NEWS-->
      <text:h text:style-name="P10" text:outline-level="1">
<text:span text:style-name="T4">
Кличко перевірив низку укриттів, на які скаржилися кияни</text:span>
</text:h>
      <text:p text:style-name="P4">
Authors: Ukrinform (Person)</text:p>
      <text:p text:style-name="P4">
Publisher: Укринформ (Organization)</text:p>
      <text:p text:style-name="P4">
Published Time: 2023-06-03T13:08:22+03:00</text:p>
      <text:p text:style-name="P4">
Modified Time: 2023-06-03T13:08:22+03:00</text:p>
      <text:p text:style-name="P4">
Description: Мер Києва Віталій Кличко без попередження перевірив деякі з укриттів, на які скаржилися жителі столиці. — Укрінформ.</text:p>
      <text:p text:style-name="P4">
Images: ['<text:a xlink:type="simple" xlink:href="https://static.ukrinform.com/photos/2023_06/thumb_files/630_360_1685786796-265.jpeg" text:style-name="Internet_20_link" text:visited-style-name="Visited_20_Internet_20_Link">
630_360_16857...</text:a>
']</text:p>
      <text:p text:style-name="P4">
Tags: ['Віталій Кличко', 'Київ', 'Укриття', 'Війна з Росією']</text:p>
      <text:p text:style-name="P4">
Type: Article</text:p>
      <!--METADATA-->
      <text:p text:style-name="P4">
<draw:frame draw:style-name="fr1" draw:name="Image104" text:anchor-type="as-char" svg:width="6.9236in" svg:height="3.956343in" draw:z-index="0">
<draw:image xlink:href="../Images/yкринформ/2023-06-03T13-08-22-03-00/630_360_1685786796-265.jpeg" xlink:type="simple" xlink:show="embed" xlink:actuate="onLoad" draw:mime-type="image/jpeg"/>
</draw:frame>
 Мер КиєваВіталій Кличко без попередження перевірив деякі з укриттів, на які скаржилисяжителі столиці.</text:p>
      <text:p text:style-name="P4">
Як передає Укрінформ, про це Кличко повідомив у <text:a xlink:type="simple" xlink:href="http://t.me/vitaliy_klitschko/2067" text:style-name="Internet_20_link" text:visited-style-name="Visited_20_Internet_20_Link">
 Телеграмі</text:a>
 .</text:p>
      <text:p text:style-name="P4">
"Заїхав сьогодні без попередження оглянути деякі укриття, на які отрималискарги від киян. Картину зафіксував, будемо працювати", — зазначив він.</text:p>
      <text:p text:style-name="P4">
Мер закликав громадян долучатися до перевірок, нагадавши, що в застосунку"Київ Цифровий" є механізм зворотнього звʼязку.</text:p>
      <text:p text:style-name="P4">
"Ідіть перевіряйте, фотографуйте стан укриттів і чи доступні вони в вашомумікрорайоні, будинку чи у швидкій доступності від нього. І надсилайтеінформацію", — закликав міський голова.</text:p>
      <text:p text:style-name="P4">
<text:span text:style-name="T4">
Читайте також:</text:span>
 <text:a xlink:type="simple" xlink:href="https://www.ukrinform.ua/rubric-kyiv/3717731-ukritta-v-kievi-perevirat-protagom-desati-dniv.html" text:style-name="Internet_20_link" text:visited-style-name="Visited_20_Internet_20_Link">
 Укриття у Києві перевірять протягом десяти днів</text:a>
</text:p>
      <text:p text:style-name="P4">
Він запевнив, що групи контролю оперативно реагуватимуть, після чого будутьвжиті заходи для виправлення ситуації.</text:p>
      <text:p text:style-name="P4">
"Якщо голови районів, які за це відповідальні, не можуть організувати належнуроботу, на що отримали кошти, буде їздити мер і будуть відволікатися іншіміські служби, у яких і так немало роботи в воєнний час, в умовах обстрілів іліквідації їх наслідків", — додав Кличко.</text:p>
      <text:p text:style-name="P4">
<text:span text:style-name="T4">
Читайте також:</text:span>
 <text:a xlink:type="simple" xlink:href="https://www.ukrinform.ua/rubric-kyiv/3717419-na-oblastuvanna-ukrittiv-kiiv-vidiliv-12-milarda-klicko.html" text:style-name="Internet_20_link" text:visited-style-name="Visited_20_Internet_20_Link">
 На облаштування укриттів Київ виділив ₴1,2 мільярда -<text:span text:style-name="T4">
Кличко</text:span>
 </text:a>
</text:p>
      <text:p text:style-name="P4">
Як повідомляв Укрінформ, в оновленій версії міського застосунку "КиївЦифровий" <text:a xlink:type="simple" xlink:href="https://www.ukrinform.ua/rubric-kyiv/3717495-v-onovlenij-versii-zastosunku-kiiv-cifrovij-mozna-povidomiti-pro-nedostupne-ukritta.html" text:style-name="Internet_20_link" text:visited-style-name="Visited_20_Internet_20_Link">
 можна повідомити </text:a>
 про зачинене або недоступне укриття.</text:p>
      <text:p text:style-name="P4">
Станом на ранок 3 червня в Україні <text:a xlink:type="simple" xlink:href="https://www.ukrinform.ua/rubric-society/3717770-v-ukraini-perevirili-vze-ponad-4800-ukrittiv-glava-mvs.html" text:style-name="Internet_20_link" text:visited-style-name="Visited_20_Internet_20_Link">
 перевірили</text:a>
 вже понад 4800 укриттів, з них зачиненимивиявилися 252, ще 893 — непридатними до використання.</text:p>
      <text:p text:style-name="P4">
Source: <text:a xlink:type="simple" xlink:href="https://www.ukrinform.ua/rubric-kyiv/3717802-klicko-pereviriv-nizku-ukrittiv-na-aki-skarzilisa-kiani.html" text:style-name="Internet_20_link" text:visited-style-name="Visited_20_Internet_20_Link">
https://www.ukrinform.ua/rubric-kyiv/3717802-klicko-pereviriv-nizku-ukrittiv-na-aki-skarzilisa-kiani.html</text:a>
</text:p>
      <!--NEWS-->
      <text:h text:style-name="P10" text:outline-level="1">
<text:span text:style-name="T4">
Україна виграла другу медаль на Гран-прі зі стрільби з лука у Хорватії</text:span>
</text:h>
      <text:p text:style-name="P4">
Authors: Ukrinform (Person)</text:p>
      <text:p text:style-name="P4">
Publisher: Укринформ (Organization)</text:p>
      <text:p text:style-name="P4">
Published Time: 2023-06-03T13:08:38+03:00</text:p>
      <text:p text:style-name="P4">
Modified Time: 2023-06-03T13:08:38+03:00</text:p>
      <text:p text:style-name="P4">
Description: Збірна України здобула свою другу нагороду на етапі  Гран-прі Європи зі стрільби з лука, що триває у місті Умаг (Хорватія). — Укрінформ.</text:p>
      <text:p text:style-name="P4">
Images: ['<text:a xlink:type="simple" xlink:href="https://static.ukrinform.com/photos/2023_06/thumb_files/630_360_1685786558-383.jpg" text:style-name="Internet_20_link" text:visited-style-name="Visited_20_Internet_20_Link">
630_360_16857...</text:a>
']</text:p>
      <text:p text:style-name="P4">
Tags: ['Хорватія', 'Спорт', 'Збірна України', 'Жінки', 'стрільба з лука']</text:p>
      <text:p text:style-name="P4">
Type: Article</text:p>
      <!--METADATA-->
      <text:p text:style-name="P4">
<draw:frame draw:style-name="fr1" draw:name="Image105" text:anchor-type="as-char" svg:width="6.9236in" svg:height="3.956343in" draw:z-index="0">
<draw:image xlink:href="../Images/yкринформ/2023-06-03T13-08-38-03-00/630_360_1685786558-383.jpg" xlink:type="simple" xlink:show="embed" xlink:actuate="onLoad" draw:mime-type="image/jpeg"/>
</draw:frame>
 ЗбірнаУкраїни здобула свою другу нагороду на етапі Гран-прі Європи зі стрільби злука, що триває у місті Умаг (Хорватія).</text:p>
      <text:p text:style-name="P4">
Бронзовою призеркою в особистій першості стала 25-річна <text:a xlink:type="simple" xlink:href="http://https://www.facebook.com/olympicua" text:style-name="Internet_20_link" text:visited-style-name="Visited_20_Internet_20_Link">
 львів’янка</text:a>
 Соломія Гнип, передає Укрінформ.</text:p>
      <text:p text:style-name="P4">
Відзначимо, що у зустрічі за третє місце вона перемогла співвітчизницюАнастасію Павлову, разом з якою до цього у складі команди зійшли на другусходинку п’єдесталу в Хорватії.</text:p>
      <text:p text:style-name="P4">
<text:span text:style-name="T4">
Читайте також:</text:span>
 <text:a xlink:type="simple" xlink:href="https://www.ukrinform.ua/rubric-sports/3717639-zinoca-zbirna-ukraini-druga-na-etapi-granpri-evropi-zi-strilbi-z-luka.html" text:style-name="Internet_20_link" text:visited-style-name="Visited_20_Internet_20_Link">
 Жіноча збірна України – друга на етапі Гран-прі Європи зі<text:span text:style-name="T4">
стрільби</text:span>
 з <text:span text:style-name="T4">
лука</text:span>
 </text:a>
</text:p>
      <text:p text:style-name="P4">
Сьогодні українське дербі завершилося з рахунком 7:1 (28:26, 24:22, 25:25,27:25) на користь Гнип.</text:p>
      <text:p text:style-name="P4">
Фото: facebook.com/olympicua.</text:p>
      <text:p text:style-name="P4">
Source: <text:a xlink:type="simple" xlink:href="https://www.ukrinform.ua/rubric-sports/3717803-ukraina-vigrala-drugu-medal-na-granpri-zi-strilbi-z-luka-u-horvatii.html" text:style-name="Internet_20_link" text:visited-style-name="Visited_20_Internet_20_Link">
https://www.ukrinform.ua/rubric-sports/3717803-ukraina-vigrala-drugu-medal-na-granpri-zi-strilbi-z-luka-u-horvatii.html</text:a>
</text:p>
      <!--NEWS-->
      <text:h text:style-name="P10" text:outline-level="1">
<text:span text:style-name="T4">
В Україні стартував новий сезон проєкту «Кіно заради Перемоги!»</text:span>
</text:h>
      <text:p text:style-name="P4">
Authors: Ukrinform (Person)</text:p>
      <text:p text:style-name="P4">
Publisher: Укринформ (Organization)</text:p>
      <text:p text:style-name="P4">
Published Time: 2023-06-03T13:25:27+03:00</text:p>
      <text:p text:style-name="P4">
Modified Time: 2023-06-03T13:25:27+03:00</text:p>
      <text:p text:style-name="P4">
Description: У суботу, 3 червня, в Україні розпочався новий сезон масштабного проєкту «Кіно заради Перемоги!», під час якого українські фільми покажуть у містах, селах, а також військових частинах. — Укрінформ.</text:p>
      <text:p text:style-name="P4">
Images: ['<text:a xlink:type="simple" xlink:href="https://static.ukrinform.com/photos/2023_06/thumb_files/630_360_1685787587-894.jpg" text:style-name="Internet_20_link" text:visited-style-name="Visited_20_Internet_20_Link">
630_360_16857...</text:a>
']</text:p>
      <text:p text:style-name="P4">
Tags: ['Кіно', 'Держкіно', 'фільм']</text:p>
      <text:p text:style-name="P4">
Type: Article</text:p>
      <!--METADATA-->
      <text:p text:style-name="P4">
<draw:frame draw:style-name="fr1" draw:name="Image106" text:anchor-type="as-char" svg:width="6.9236in" svg:height="3.956343in" draw:z-index="0">
<draw:image xlink:href="../Images/yкринформ/2023-06-03T13-25-27-03-00/630_360_1685787587-894.jpg" xlink:type="simple" xlink:show="embed" xlink:actuate="onLoad" draw:mime-type="image/jpeg"/>
</draw:frame>
 У суботу,3 червня, в Україні розпочався новий сезон масштабного проєкту «Кіно зарадиПеремоги!», під час якого українські фільми покажуть у містах, селах, а такожвійськових частинах.</text:p>
      <text:p text:style-name="P4">
Як передає Укрінформ, про це повідомляє у <text:a xlink:type="simple" xlink:href="http://www.facebook.com/ukrainefilmagency/posts/pfbid029SK88wDxJZuhesUtUWZRxnMsYFvjjwhtaHtk72kifZXxkHXWqJFhPYed9oiWR1mgl" text:style-name="Internet_20_link" text:visited-style-name="Visited_20_Internet_20_Link">
 Фейсбуці</text:a>
Державне агентство України з питань кіно.</text:p>
      <text:p text:style-name="P4">
«Вже у цю суботу, 3 червня, розпочнеться новий сезон «Кіно заради Перемоги!» ітриватиме по жовтень. Покази проходитимуть завдяки кіномобілю в кожномукуточку України: від Дніпровщини до Волині», - йдеться в повідомленні.</text:p>
      <text:p text:style-name="P4">
Як зазначили в Держкіно, українські фільми покажуть у містах і селах, увійськових частинах з метою підтримки військовослужбовців, які в такий важкийдля країни час своєю самовідданістю наближають перемогу.</text:p>
      <text:p text:style-name="P4">
<text:span text:style-name="T4">
Читайте також:</text:span>
 <text:a xlink:type="simple" xlink:href="https://www.ukrinform.ua/rubric-culture/3717188-luksemburg-luksemburg-pokazut-u-aponii-v-mezah-tizna-evropejskogo-kino.html" text:style-name="Internet_20_link" text:visited-style-name="Visited_20_Internet_20_Link">
 «Люксембург, Люксембург» покажуть у Японії в межах Тижняєвропейського кіно </text:a>
</text:p>
      <text:p text:style-name="P4">
Амбасадорами проєкту є Ада Роговцева, Ірма Вітовська, Богдан Бенюк, АхтемСеітаблаєв і Олексій Тритенко, а також представники українських національнихфільмів.</text:p>
      <text:p text:style-name="P4">
Під час кінотуру на глядачів чекатимуть цікаві презентації та спілкування.</text:p>
      <text:p text:style-name="P4">
Наразі проєкт провів понад тисячу показів, об'їздив 22 області України,отримав відзнаки на національному і міжнародному рівні та тисячі усміхненихоблич, додали в <text:a xlink:type="simple" xlink:href="https://www.ukrinform.ua/tag-derzkino" text:style-name="Internet_20_link" text:visited-style-name="Visited_20_Internet_20_Link">
 Держкіно </text:a>
 .</text:p>
      <text:p text:style-name="P4">
Кінопокази національного туру «Кіно заради Перемоги!» організовано асоціацією«Дивись українське!» та командуванням Сил логістики.</text:p>
      <text:p text:style-name="P4">
<text:span text:style-name="T4">
Читайте також:</text:span>
 <text:a xlink:type="simple" xlink:href="https://www.ukrinform.ua/rubric-culture/3715975-multfilm-mavka-lisova-pisna-zibrav-u-prokati-vze-ponad-148-miljoniv.html" text:style-name="Internet_20_link" text:visited-style-name="Visited_20_Internet_20_Link">
 Мультфільм «Мавка. Лісова пісня» зібрав у прокаті вжепонад 148 мільйонів </text:a>
</text:p>
      <text:p text:style-name="P4">
Як повідомляв Укрінформ, у межах квітневого національного туру «Кіно зарадиПеремоги!» <text:a xlink:type="simple" xlink:href="https://www.ukrinform.ua/rubric-culture/3704821-kino-zaradi-peremogi-u-kvitni-vidbulisa-ponad-50-pokaziv.html" text:style-name="Internet_20_link" text:visited-style-name="Visited_20_Internet_20_Link">
 відбулося 52 кінопокази </text:a>
.</text:p>
      <text:p text:style-name="P4">
Source: <text:a xlink:type="simple" xlink:href="https://www.ukrinform.ua/rubric-culture/3717806-v-ukraini-startuvav-novij-sezon-proektu-kino-zaradi-peremogi.html" text:style-name="Internet_20_link" text:visited-style-name="Visited_20_Internet_20_Link">
https://www.ukrinform.ua/rubric-culture/3717806-v-ukraini-startuvav-novij-sezon-proektu-kino-zaradi-peremogi.html</text:a>
</text:p>
      <!--NEWS-->
      <text:h text:style-name="P10" text:outline-level="1">
<text:span text:style-name="T4">
Рівненські поліцейські отримали від німецьких колег велосипеди</text:span>
</text:h>
      <text:p text:style-name="P4">
Authors: Ukrinform (Person)</text:p>
      <text:p text:style-name="P4">
Publisher: Укринформ (Organization)</text:p>
      <text:p text:style-name="P4">
Published Time: 2023-06-03T13:31:00+03:00</text:p>
      <text:p text:style-name="P4">
Modified Time: 2023-06-03T13:31:00+03:00</text:p>
      <text:p text:style-name="P4">
Description: Німецькі партнери передали рівненським поліцейським 18 велосипедів, що дасть змогу правоохоронцям безперешкодно діставатися у будь-які куточки міста. — Укрінформ.</text:p>
      <text:p text:style-name="P4">
Images: ['<text:a xlink:type="simple" xlink:href="https://static.ukrinform.com/photos/2023_06/thumb_files/630_360_1685787814-703.jpg" text:style-name="Internet_20_link" text:visited-style-name="Visited_20_Internet_20_Link">
630_360_16857...</text:a>
']</text:p>
      <text:p text:style-name="P4">
Tags: ['Німеччина', 'Поліція', 'Рівне', 'Велосипед']</text:p>
      <text:p text:style-name="P4">
Type: Article</text:p>
      <!--METADATA-->
      <text:p text:style-name="P4">
<draw:frame draw:style-name="fr1" draw:name="Image107" text:anchor-type="as-char" svg:width="6.9236in" svg:height="3.956343in" draw:z-index="0">
<draw:image xlink:href="../Images/yкринформ/2023-06-03T13-31-00-03-00/630_360_1685787814-703.jpg" xlink:type="simple" xlink:show="embed" xlink:actuate="onLoad" draw:mime-type="image/jpeg"/>
</draw:frame>
 Німецькіпартнери передали рівненським поліцейським 18 велосипедів, що дасть змогуправоохоронцям безперешкодно діставатися у будь-які куточки міста.</text:p>
      <text:p text:style-name="P4">
Про це у <text:a xlink:type="simple" xlink:href="https://t.me/tretyakoleksandr/5334" text:style-name="Internet_20_link" text:visited-style-name="Visited_20_Internet_20_Link">
 Телеграмі </text:a>
 повідомив міськийголова Рівного Олександр Третяк, передає Укрінформ.</text:p>
      <text:p text:style-name="P4">
"18 зручних та маневрених велосипедів ми сьогодні передали <text:a xlink:type="simple" xlink:href="https://www.ukrinform.ua/tag-policia" text:style-name="Internet_20_link" text:visited-style-name="Visited_20_Internet_20_Link">
 поліцейським</text:a>
 від поліцейського відділку містаЕссен!" - написав Третяк.</text:p>
      <text:p text:style-name="P4">
За його словами, інспектори велопатруля забезпечуватимуть порядок у місцяхнайбільшого скупчення людей, зонах відпочинку, зокрема у парках, скверах, уцентральній частині Рівного, а також у тих місцях, куди на автомобілі недістатися швидко.</text:p>
      <text:p text:style-name="P4">
<text:span text:style-name="T4">
Читайте також:</text:span>
 <text:a xlink:type="simple" xlink:href="https://www.ukrinform.ua/rubric-kyiv/3715217-na-vulici-kieva-povertaetsa-motopatrul.html" text:style-name="Internet_20_link" text:visited-style-name="Visited_20_Internet_20_Link">
 На вулиці Києва повертається <text:span text:style-name="T4">
мотопатрул</text:span>
 ь</text:a>
</text:p>
      <text:p text:style-name="P4">
Велопатрульні проводитимуть превентивну роботу з громадянами, виявлятимутьпорушення правил дорожнього руху та громадської безпеки, додав міський голова.</text:p>
      <text:p text:style-name="P4">
Він подякував міжнародним партнерам за допомогу.</text:p>
      <text:p text:style-name="P4">
Source: <text:a xlink:type="simple" xlink:href="https://www.ukrinform.ua/rubric-regions/3717810-rivnenski-policejski-otrimali-vid-nimeckih-koleg-velosipedi.html" text:style-name="Internet_20_link" text:visited-style-name="Visited_20_Internet_20_Link">
https://www.ukrinform.ua/rubric-regions/3717810-rivnenski-policejski-otrimali-vid-nimeckih-koleg-velosipedi.html</text:a>
</text:p>
      <!--NEWS-->
      <text:h text:style-name="P10" text:outline-level="1">
<text:span text:style-name="T4">
Виступи в парламентах дають можливість сказати правду про події в Україні – Зеленський</text:span>
</text:h>
      <text:p text:style-name="P4">
Authors: Ukrinform (Person)</text:p>
      <text:p text:style-name="P4">
Publisher: Укринформ (Organization)</text:p>
      <text:p text:style-name="P4">
Published Time: 2023-06-03T13:31:37+03:00</text:p>
      <text:p text:style-name="P4">
Modified Time: 2023-06-03T13:31:37+03:00</text:p>
      <text:p text:style-name="P4">
Description: Україна звернулася до більшості країн Латинської Америки щодо можливості виступу глави Української держави перед парламентами цих держав, щоб розповісти правду про те, що відбувається в Україні. — Укрінформ.</text:p>
      <text:p text:style-name="P4">
Images: ['<text:a xlink:type="simple" xlink:href="https://static.ukrinform.com/photos/2022_10/thumb_files/630_360_1665639091-410.jpeg" text:style-name="Internet_20_link" text:visited-style-name="Visited_20_Internet_20_Link">
630_360_16656...</text:a>
']</text:p>
      <text:p text:style-name="P4">
Tags: ['Парламент', 'Латинська Америка', 'Зеленський']</text:p>
      <text:p text:style-name="P4">
Type: Article</text:p>
      <!--METADATA-->
      <text:p text:style-name="P4">
<draw:frame draw:style-name="fr1" draw:name="Image108" text:anchor-type="as-char" svg:width="6.9236in" svg:height="3.956343in" draw:z-index="0">
<draw:image xlink:href="../Images/yкринформ/2023-06-03T13-31-37-03-00/630_360_1665639091-410.jpeg" xlink:type="simple" xlink:show="embed" xlink:actuate="onLoad" draw:mime-type="image/jpeg"/>
</draw:frame>
 Україназвернулася до більшості країн Латинської Америки щодо можливості виступу главиУкраїнської держави перед парламентами цих держав, щоб розповісти правду проте, що відбувається в Україні.</text:p>
      <text:p text:style-name="P4">
Про це Президент Володимир Зеленський сказав у <text:a xlink:type="simple" xlink:href="http://www.youtube.com/watch" text:style-name="Internet_20_link" text:visited-style-name="Visited_20_Internet_20_Link">
 інтерв’ю</text:a>
 для латиноамериканських ЗМІ,повідомляє кореспондент Укрінформу.</text:p>
      <text:p text:style-name="P4">
“По-перше, я хочу вам сказати, що ми знайомі з вашим лідером. І в нас, меніздається, дуже непогані побудувалися стосунки. І дійсно він молода людина і внього прогресивні погляди, він підтримує Україну. І в мене була можливістьвиступити тільки в двох парламентах країн Латинської Америки. Запити ми робиливсім, безумовно. Якщо не всім, то більшості. І запити на дзвінки, на розмови,на діалог - тому що все це дає можливість знати правду. Ось і все, для чогомені потрібні ці контакти - саме для цього. Тому що про бізнес ми будемо точноговорити між державами, але після війни. А в час війни - знати правду іпідтримати нас політично, і щодо підтримки, щодо справедливості. Так ось зЧилі у нас все гаразд. Я дуже вдячний”, - сказав <text:a xlink:type="simple" xlink:href="https://www.ukrinform.ua/tag-zelenskij" text:style-name="Internet_20_link" text:visited-style-name="Visited_20_Internet_20_Link">
 Зеленський</text:a>
 , спілкуючись із журналісткою зЧилі.</text:p>
      <text:p text:style-name="P4">
Він додав, що також мав можливість виступити перед парламентом Мексики, “і вцьому нас підтримувала завжди Гватемала”.</text:p>
      <text:p text:style-name="P4">
“Скажу вам відверто, ні в якому разі не хочу когось із ваших країн в чомусьзвинуватити. Ми так відносимося в Україні обережно до свободи, яку мизахищаємо, тому я абсолютно так обережно відношуся щодо вибору людей”, -сказав глава Української держави.</text:p>
      <text:p text:style-name="P4">
<text:span text:style-name="T4">
Читайте також:</text:span>
 <text:a xlink:type="simple" xlink:href="https://www.ukrinform.ua/rubric-polytics/3717797-zelenskij-hoce-zustritisa-z-prezidentom-brazilii-vvazau-nam-treba-pogovoriti.html" text:style-name="Internet_20_link" text:visited-style-name="Visited_20_Internet_20_Link">
 <text:span text:style-name="T4">
Зеленський</text:span>
 хоче зустрітися з президентом Бразилії:Вважаю, нам треба поговорити </text:a>
</text:p>
      <text:p text:style-name="P4">
Як повідомлялося, у квітні 2023 року Президент Володимир Зеленський виступивпо відеозв’язку на спільному засіданні Сенату й Палати депутатів Національногоконгресу Чилі.</text:p>
      <text:p text:style-name="P4">
<text:span text:style-name="T5">
Фото: ОП</text:span>
</text:p>
      <text:p text:style-name="P4">
Source: <text:a xlink:type="simple" xlink:href="https://www.ukrinform.ua/rubric-polytics/3717808-vistupi-v-parlamentah-daut-mozlivist-skazati-pravdu-pro-podii-v-ukraini-zelenskij.html" text:style-name="Internet_20_link" text:visited-style-name="Visited_20_Internet_20_Link">
https://www.ukrinform.ua/rubric-polytics/3717808-vistupi-v-parlamentah-daut-mozlivist-skazati-pravdu-pro-podii-v-ukraini-zelenskij.html</text:a>
</text:p>
      <!--NEWS-->
      <text:h text:style-name="P10" text:outline-level="1">
<text:span text:style-name="T4">
Загибель людей біля укриття у Києві: суд обрав запобіжні заходи чотирьом підозрюваним</text:span>
</text:h>
      <text:p text:style-name="P4">
Authors: Ukrinform (Person)</text:p>
      <text:p text:style-name="P4">
Publisher: Укринформ (Organization)</text:p>
      <text:p text:style-name="P4">
Published Time: 2023-06-03T13:34:00+03:00</text:p>
      <text:p text:style-name="P4">
Modified Time: 2023-06-03T13:34:00+03:00</text:p>
      <text:p text:style-name="P4">
Description: Суд у суботу, 3 червня, обрав запобіжні заходи чотирьом особам, затриманим у зв’язку із загибеллю людей біля укриття в Деснянському районі Києва. — Укрінформ.</text:p>
      <text:p text:style-name="P4">
Images: ['<text:a xlink:type="simple" xlink:href="https://static.ukrinform.com/photos/2023_06/thumb_files/630_360_1685601274-120.png" text:style-name="Internet_20_link" text:visited-style-name="Visited_20_Internet_20_Link">
630_360_16856...</text:a>
']</text:p>
      <text:p text:style-name="P4">
Tags: ['Арешт', 'Домашній арешт', 'Суд', 'Київ', 'Укриття']</text:p>
      <text:p text:style-name="P4">
Type: Article</text:p>
      <!--METADATA-->
      <text:p text:style-name="P4">
<draw:frame draw:style-name="fr1" draw:name="Image109" text:anchor-type="as-char" svg:width="6.9236in" svg:height="3.956343in" draw:z-index="0">
<draw:image xlink:href="../Images/yкринформ/2023-06-03T13-34-00-03-00/630_360_1685601274-120.png" xlink:type="simple" xlink:show="embed" xlink:actuate="onLoad" draw:mime-type="image/png"/>
</draw:frame>
 Суд усуботу, 3 червня, обрав запобіжні заходи чотирьом особам, затриманим у зв’язкуіз загибеллю людей біля укриття в Деснянському районі Києва.</text:p>
      <text:p text:style-name="P4">
Як передає Укрінформ, про це Київська міська прокуратура повідомляє у <text:a xlink:type="simple" xlink:href="https://t.me/kyiv_pro_office/2017" text:style-name="Internet_20_link" text:visited-style-name="Visited_20_Internet_20_Link">
Телеграмі</text:a>
 .</text:p>
      <text:p text:style-name="P4">
</text:p>
      <text:p text:style-name="P4">
"Трьом службовим особам - першому заступнику Деснянської РДА, директорумедзакладу та його заступнику обрано запобіжні заходи у вигляді цілодобовогодомашнього арешту. Їм інкримінують ч. 2 ст. 367 Кримінального кодексу України- службова недбалість", - ідеться в повідомленні.</text:p>
      <text:p text:style-name="P4">
<text:span text:style-name="T4">
Читайте також:</text:span>
 <text:a xlink:type="simple" xlink:href="https://www.ukrinform.ua/rubric-kyiv/3717006-za-tragediu-iz-zagiblimi-cerez-zacinene-ukritta-vidpovidalna-vlada-na-vsih-rivnah-nacalnik-kmva.html" text:style-name="Internet_20_link" text:visited-style-name="Visited_20_Internet_20_Link">
 За трагедію із загиблими через зачинене укриттявідповідальна влада на всіх рівнях - начальник КМВА</text:a>
</text:p>
      <text:p text:style-name="P4">
Охоронцю медичного закладу обрали <text:span text:style-name="T4">
запобіжний захід у вигляді тримання підвартою без визначення альтернативи</text:span>
 . Його дії кваліфіковані за ч. 3 ст. 135Кримінального кодексу України.</text:p>
      <text:p text:style-name="P4">
За службову недбалість загрожує покарання від 2 до 5 років позбавлення волі,за залишення у небезпеці, що призвело до смерті - від 3 до 8 років ув’язнення.</text:p>
      <text:p text:style-name="P4">
Слідчі дії тривають. За їх результатами буде надано правова оцінка й діямслужбових осіб Київської міської державної адміністрації.</text:p>
      <text:p text:style-name="P4">
<text:span text:style-name="T4">
Читайте також:</text:span>
 <text:a xlink:type="simple" xlink:href="https://www.ukrinform.ua/rubric-kyiv/3717403-komisia-kiivradi-uhvalila-risenna-pro-cilodobovij-dostup-do-ukrittiv.html" text:style-name="Internet_20_link" text:visited-style-name="Visited_20_Internet_20_Link">
 Комісія Київради ухвалила рішення про цілодобовий доступдо укриттів </text:a>
</text:p>
      <text:p text:style-name="P4">
Як повідомляв Укрінформ, вночі 1 червня російські війська вкотре атакували <text:a xlink:type="simple" xlink:href="https://www.ukrinform.ua/tag-kiiv" text:style-name="Internet_20_link" text:visited-style-name="Visited_20_Internet_20_Link">
Київ </text:a>
 ракетами. Ворог випустив у напрямкустолиці 10 "Іскандерів. Усі знищила протиповітряна оборона.</text:p>
      <text:p text:style-name="P4">
Унаслідок ракетного удару <text:a xlink:type="simple" xlink:href="https://www.ukrinform.ua/rubric-kyiv/3716899-klicko-unaslidok-nicnoi-ataki-na-kiiv-16-ludej-poraneni-z-nih-semero-u-likarni.html" text:style-name="Internet_20_link" text:visited-style-name="Visited_20_Internet_20_Link">
 постраждали </text:a>
 19 людей, троє з них загинули, зокрема 9-річнадівчинка.</text:p>
      <text:p text:style-name="P4">
Житель Деснянського району, чия дружина загинула під час атаки росіян,розповів Суспільному, що люди прибігли вночі до укриття в поліклініці, але їмне ніхто не відчинив.</text:p>
      <text:p text:style-name="P4">
1 червня у Києві були затримані троє посадовців райдержадміністрації таохоронець медзакладу. Їм оголосили підозру.</text:p>
      <text:p text:style-name="P4">
Source: <text:a xlink:type="simple" xlink:href="https://www.ukrinform.ua/rubric-kyiv/3717814-zagibel-ludej-bila-ukritta-ohoronca-polikliniki-u-kievi-vidpravili-pid-vartu.html" text:style-name="Internet_20_link" text:visited-style-name="Visited_20_Internet_20_Link">
https://www.ukrinform.ua/rubric-kyiv/3717814-zagibel-ludej-bila-ukritta-ohoronca-polikliniki-u-kievi-vidpravili-pid-vartu.html</text:a>
</text:p>
      <!--NEWS-->
      <text:h text:style-name="P10" text:outline-level="1">
<text:span text:style-name="T4">
Молодіжна збірна Румунії з футболу оголосила склад на Євро-2023</text:span>
</text:h>
      <text:p text:style-name="P4">
Authors: Ukrinform (Person)</text:p>
      <text:p text:style-name="P4">
Publisher: Укринформ (Organization)</text:p>
      <text:p text:style-name="P4">
Published Time: 2023-06-03T13:35:18+03:00</text:p>
      <text:p text:style-name="P4">
Modified Time: 2023-06-03T13:35:18+03:00</text:p>
      <text:p text:style-name="P4">
Description: Суперниця футболістів молодіжної збірної України U21 - команда Румунії оголосила склад на фінальний турнір чемпіонату Європи 2023 року. — Укрінформ.</text:p>
      <text:p text:style-name="P4">
Images: ['<text:a xlink:type="simple" xlink:href="https://static.ukrinform.com/photos/2023_06/thumb_files/630_360_1685788290-402.jpg" text:style-name="Internet_20_link" text:visited-style-name="Visited_20_Internet_20_Link">
630_360_16857...</text:a>
']</text:p>
      <text:p text:style-name="P4">
Tags: ['Європа', 'Футбол', 'Румунія', 'Збірна України', 'Молодь']</text:p>
      <text:p text:style-name="P4">
Type: Article</text:p>
      <!--METADATA-->
      <text:p text:style-name="P4">
<draw:frame draw:style-name="fr1" draw:name="Image111" text:anchor-type="as-char" svg:width="6.9236in" svg:height="3.956343in" draw:z-index="0">
<draw:image xlink:href="../Images/yкринформ/2023-06-03T13-35-18-03-00/630_360_1685788290-402.jpg" xlink:type="simple" xlink:show="embed" xlink:actuate="onLoad" draw:mime-type="image/jpeg"/>
</draw:frame>
 Суперницяфутболістів молодіжної збірної України U21 - команда Румунії оголосила складна фінальний турнір чемпіонату Європи 2023 року.</text:p>
      <text:p text:style-name="P4">
Наставник румунів <text:a xlink:type="simple" xlink:href="https://uaf.ua/article/48379" text:style-name="Internet_20_link" text:visited-style-name="Visited_20_Internet_20_Link">
 Еміл Сендой </text:a>
 викликав 27-хвиконавців, передає Укрінформ.</text:p>
      <text:p text:style-name="P4">
Склад молодіжної збірної Румунії на Євро-2023 (U21):</text:p>
      <text:p text:style-name="P4">
воротарі - Отто Гіндріх («Кішварда», Угорщина), Міхай Попа («Волунтарі»),Штефан Тирновану (ФКСБ);</text:p>
      <text:p text:style-name="P4">
захисники - Марко Ейманн («Паралімну», Кіпр), Богдан Раковіцан («Ракув»,Польща), Раду Дрегушін («Дженоа», Італія), Александру Пантя, Міхай Ліксандру(обидва - ФКСБ), Віктор Дікан («Ботошань»), Андрей Борза («Фарул»), ВалентинЦіку («Петролул»), Андрес Думітреску («Сепсі»);</text:p>
      <text:p text:style-name="P4">
півзахисники - Алексі Піту («Бордо», Франція), Валентин Михейле («Парма»,Італія), Владімір Скречу, Александру Кімпану, Александру Ішфан (усі -«Університатя»), Драгош Албу, Влад Поп (обидва - «Університатя 1948»), ДавидМикулеску, Октавіан Попеску (обидва - ФКСБ), Константін Грамені, Адріан Мазілу(обидва - «Фарул»), Клаудіу Петріла («ЧФР»);</text:p>
      <text:p text:style-name="P4">
нападники - Йован Маркович («Університатя»), Даніель Берліджа («ЧФР»), ЛуїсМунтяну («Фарул»).</text:p>
      <text:p text:style-name="P4">
Молодіжна збірна України за підсумками жеребкування потрапили до групи В, де,окрім матчу з Румунією, зустрінуться з Іспанією та Хорватією.</text:p>
      <text:p text:style-name="P4">
<text:span text:style-name="T4">
Читайте також:</text:span>
 <text:a xlink:type="simple" xlink:href="https://www.ukrinform.ua/rubric-sports/3714476-ukrainska-futbolna-molodizka-zigrae-kontrolnij-matc-z-irlandieu.html" text:style-name="Internet_20_link" text:visited-style-name="Visited_20_Internet_20_Link">
 Українська футбольна « <text:span text:style-name="T4">
молодіжка</text:span>
 » зіграє контрольнийматч з Ірландією </text:a>
</text:p>
      <text:p text:style-name="P4">
Чемпіонат проходитиме в період із 21 червня до 8 липня в Грузії та Румунії.</text:p>
      <text:p text:style-name="P4">
Гра між збірними Румунії та України відбудеться 24 червня у Бухаресті (початок- о 19.00 за київським часом).</text:p>
      <text:p text:style-name="P4">
Фото: uaf.ua.</text:p>
      <text:p text:style-name="P4">
Source: <text:a xlink:type="simple" xlink:href="https://www.ukrinform.ua/rubric-sports/3717812-molodizna-zbirna-rumunii-z-futbolu-ogolosila-sklad-na-evro2023.html" text:style-name="Internet_20_link" text:visited-style-name="Visited_20_Internet_20_Link">
https://www.ukrinform.ua/rubric-sports/3717812-molodizna-zbirna-rumunii-z-futbolu-ogolosila-sklad-na-evro2023.html</text:a>
</text:p>
      <!--NEWS-->
      <text:h text:style-name="P10" text:outline-level="1">
<text:span text:style-name="T4">
У Латинській Америці підтримають санкції проти РФ, коли знатимуть усю правду про війну - Зеленський</text:span>
</text:h>
      <text:p text:style-name="P4">
Authors: Ukrinform (Person)</text:p>
      <text:p text:style-name="P4">
Publisher: Укринформ (Organization)</text:p>
      <text:p text:style-name="P4">
Published Time: 2023-06-03T13:51:00+03:00</text:p>
      <text:p text:style-name="P4">
Modified Time: 2023-06-03T13:51:00+03:00</text:p>
      <text:p text:style-name="P4">
Description: Санкції проти Росії є частиною тиску, який світ має чинити на державу-агресора, і люди у Латинській Америці підтримають їх, коли будуть розуміти, що насправді відбувається в Україні. — Укрінформ.</text:p>
      <text:p text:style-name="P4">
Images: ['<text:a xlink:type="simple" xlink:href="https://static.ukrinform.com/photos/2022_08/thumb_files/630_360_1661783861-434.jpeg" text:style-name="Internet_20_link" text:visited-style-name="Visited_20_Internet_20_Link">
630_360_16617...</text:a>
']</text:p>
      <text:p text:style-name="P4">
Tags: ['Антиросійські санкції', 'Латинська Америка', 'Зеленський', 'Війна з Росією']</text:p>
      <text:p text:style-name="P4">
Type: Article</text:p>
      <!--METADATA-->
      <text:p text:style-name="P4">
<draw:frame draw:style-name="fr1" draw:name="Image112" text:anchor-type="as-char" svg:width="6.9236in" svg:height="3.956343in" draw:z-index="0">
<draw:image xlink:href="../Images/yкринформ/2023-06-03T13-51-00-03-00/630_360_1661783861-434.jpeg" xlink:type="simple" xlink:show="embed" xlink:actuate="onLoad" draw:mime-type="image/jpeg"/>
</draw:frame>
 Санкціїпроти Росії є частиною тиску, який світ має чинити на державу-агресора, і людиу Латинській Америці підтримають їх, коли будуть розуміти, що насправдівідбувається в Україні.</text:p>
      <text:p text:style-name="P4">
Таке переконання висловив Президент Володимир Зеленський в <text:a xlink:type="simple" xlink:href="https://www.youtube.com/watch" text:style-name="Internet_20_link" text:visited-style-name="Visited_20_Internet_20_Link">
 інтерв’ю</text:a>
 представникамлатиноамериканських ЗМІ передає кореспондент Укрінформу.</text:p>
      <text:p text:style-name="P4">
“Перш за все (потрібно) реально оцінити, що відбувається в Україні, оцінити,яка це війна, оцінити, чи це справедливо, що Росія напала на нас і щоденноруйнує все живе. ... <text:a xlink:type="simple" xlink:href="https://www.ukrinform.ua/tag-antirosijski-sankcii" text:style-name="Internet_20_link" text:visited-style-name="Visited_20_Internet_20_Link">
 Санкції </text:a>
 ... важливі, щоб ізолювати авторитарне правління Кремля і йогобажання захопити Україну і повернути все до Радянського Союзу. Санкції — цеодин з інструментів. Тому я кажу, що спочатку треба зрозуміти, що тутвідбувається, а потім, коли люди дізнаються всю правду, люди самі будутьпропонувати: давайте якось вплинемо, давайте зупинимо Кремль, зупинимо цювійну, страждання людей”, - заявив Президент.</text:p>
      <text:p text:style-name="P4">
Він зауважив, що в країнах Латинської Америки, які мали тісний зв’язок зколишнім Радянським Союзом, немає розуміння, що країни, які входили в цеутворення, свого часу обрали незалежність.</text:p>
      <text:p text:style-name="P4">
Водночас Зеленський відзначив "певний прогрес", адже люди за кордоном сталирозуміти, що війна в Україні не громадянська - це війна Росії проти України,яка змушена вести оборонні дії.</text:p>
      <text:p text:style-name="P4">
<text:span text:style-name="T4">
Читайте також:</text:span>
 <text:a xlink:type="simple" xlink:href="https://www.ukrinform.ua/rubric-polytics/3717797-zelenskij-hoce-zustritisa-z-prezidentom-brazilii-vvazau-nam-treba-pogovoriti.html" text:style-name="Internet_20_link" text:visited-style-name="Visited_20_Internet_20_Link">
 Зеленський хоче зустрітися з президентом <text:span text:style-name="T4">
Бразилії</text:span>
 :Вважаю, нам треба поговорити </text:a>
</text:p>
      <text:p text:style-name="P4">
Президент наголосив, що українці захищають не просто свою територію, а певніцінності, і, за його словами, це починають розуміти і в країнах ЛатинськоїАмерики. У цьому зв'язку Зеленський нагадав, що більшість цих країн підтрималирезолюцію Генеральної Асамблеї ООН із закликом до припинення бойових дій івимогою до Росії негайно вивести війська з території України.</text:p>
      <text:p text:style-name="P4">
Як повідомляв <text:a xlink:type="simple" xlink:href="https://www.ukrinform.ua/rubric-polytics/3691653-prezident-maemo-pozbaviti-rasizm-navit-nadii-na-pidtrimku-u-latinskij-americi.html" text:style-name="Internet_20_link" text:visited-style-name="Visited_20_Internet_20_Link">
 Укрінформ </text:a>
 , Зеленський раніше заявляв, що необхідно позбавитирашизм навіть надії на підтримку у країнах Латинської Америки.</text:p>
      <text:p text:style-name="P4">
<text:span text:style-name="T5">
Фото: ОП</text:span>
</text:p>
      <text:p text:style-name="P4">
Source: <text:a xlink:type="simple" xlink:href="https://www.ukrinform.ua/rubric-polytics/3717819-u-latinskij-americi-pidtrimaut-sankcii-proti-rf-koli-znatimut-usu-pravdu-pro-vijnu-zelenskij.html" text:style-name="Internet_20_link" text:visited-style-name="Visited_20_Internet_20_Link">
https://www.ukrinform.ua/rubric-polytics/3717819-u-latinskij-americi-pidtrimaut-sankcii-proti-rf-koli-znatimut-usu-pravdu-pro-vijnu-zelenskij.html</text:a>
</text:p>
      <!--NEWS-->
      <text:h text:style-name="P10" text:outline-level="1">
<text:span text:style-name="T4">
На Закарпатті чотири громади отримали автобуси від угорських партнерів</text:span>
</text:h>
      <text:p text:style-name="P4">
Authors: Ukrinform (Person)</text:p>
      <text:p text:style-name="P4">
Publisher: Укринформ (Organization)</text:p>
      <text:p text:style-name="P4">
Published Time: 2023-06-03T13:53:00+03:00</text:p>
      <text:p text:style-name="P4">
Modified Time: 2023-06-03T13:53:00+03:00</text:p>
      <text:p text:style-name="P4">
Description: Закарпаття отримало фінальну партію пасажирських автобусів від громади угорського Веспрема. — Укрінформ.</text:p>
      <text:p text:style-name="P4">
Images: ['<text:a xlink:type="simple" xlink:href="https://static.ukrinform.com/photos/2023_06/thumb_files/630_360_1685789308-982.jpg" text:style-name="Internet_20_link" text:visited-style-name="Visited_20_Internet_20_Link">
630_360_16857...</text:a>
']</text:p>
      <text:p text:style-name="P4">
Tags: ['Угорщина', 'Закарпаття', 'Автобус']</text:p>
      <text:p text:style-name="P4">
Type: Article</text:p>
      <!--METADATA-->
      <text:p text:style-name="P4">
<draw:frame draw:style-name="fr1" draw:name="Image113" text:anchor-type="as-char" svg:width="6.9236in" svg:height="3.956343in" draw:z-index="0">
<draw:image xlink:href="../Images/yкринформ/2023-06-03T13-53-00-03-00/630_360_1685789308-982.jpg" xlink:type="simple" xlink:show="embed" xlink:actuate="onLoad" draw:mime-type="image/jpeg"/>
</draw:frame>
 Закарпаттяотримало фінальну партію пасажирських автобусів від громади угорськогоВеспрема.</text:p>
      <text:p text:style-name="P4">
Про це у <text:a xlink:type="simple" xlink:href="http://www.facebook.com/odazakarpattya/posts/pfbid02pv1eaqMgfCxjwMYvs376wrG9rnyP8WxkPG4LmmAur6kpKhB4A8Fe4GeiitxD1sTrl" text:style-name="Internet_20_link" text:visited-style-name="Visited_20_Internet_20_Link">
 Фейсбуці</text:a>
повідомляє Закарпатська ОВА, передає Укрінформ.</text:p>
      <text:p text:style-name="P4">
«Сьогодні це чотири одиниці транспорту для Ясінянської, Вишківської,Ужгородської та Берегівської ТГ», - йдеться у повідомленні.</text:p>
      <text:p text:style-name="P4">
Зазначається, що на початку травня автобуси від угорських партнерів надійшли урозпорядження Іршавської, Свалявської, Великолучківської та Верхньокоропецькоїтериторіальних громад Закарпаття.</text:p>
      <text:p text:style-name="P4">
Ще шість автобусів від громади Веспрема вже майже місяць обслуговуютьдеокуповані громади Чернігівщини, Харківщини та Сумщини.</text:p>
      <text:p text:style-name="P4">
<text:span text:style-name="T4">
Читайте також:</text:span>
 <text:a xlink:type="simple" xlink:href="https://www.ukrinform.ua/rubric-regions/3716948-zitomirsina-otrimala-vid-finlandii-tri-avtobusi-dla-perevezenna-ditej.html" text:style-name="Internet_20_link" text:visited-style-name="Visited_20_Internet_20_Link">
 Житомирщина отримала від Фінляндії три <text:span text:style-name="T4">
автобуси</text:span>
 дляперевезення дітей </text:a>
</text:p>
      <text:p text:style-name="P4">
Як повідомлялось, домовленості про надання українським громадам <text:a xlink:type="simple" xlink:href="https://www.ukrinform.ua/tag-avtobus" text:style-name="Internet_20_link" text:visited-style-name="Visited_20_Internet_20_Link">
 автобусів</text:a>
 досягнуті під час квітневого візиту наЗакарпаття заступника міністра МЗЕС Угорщини Модьора Левенте та держсекретаряУгорщини Пачаї-Томаша Оршоя.</text:p>
      <text:p text:style-name="P4">
Source: <text:a xlink:type="simple" xlink:href="https://www.ukrinform.ua/rubric-regions/3717820-na-zakarpatti-cotiri-gromadi-otrimali-avtobusi-vid-ugorskih-partneriv.html" text:style-name="Internet_20_link" text:visited-style-name="Visited_20_Internet_20_Link">
https://www.ukrinform.ua/rubric-regions/3717820-na-zakarpatti-cotiri-gromadi-otrimali-avtobusi-vid-ugorskih-partneriv.html</text:a>
</text:p>
      <!--NEWS-->
      <text:h text:style-name="P10" text:outline-level="1">
<text:span text:style-name="T4">
У Чорному морі Росія тримає два ракетоносії із 16 «Калібрами»</text:span>
</text:h>
      <text:p text:style-name="P4">
Authors: Ukrinform (Person)</text:p>
      <text:p text:style-name="P4">
Publisher: Укринформ (Organization)</text:p>
      <text:p text:style-name="P4">
Published Time: 2023-06-03T13:53:19+03:00</text:p>
      <text:p text:style-name="P4">
Modified Time: 2023-06-03T13:53:19+03:00</text:p>
      <text:p text:style-name="P4">
Description: На бойовому чергуванні в Чорному морі Російська Федерація тримає два ракетоносії, оснащених 16 крилатими ракетами типу "Калібр". — Укрінформ.</text:p>
      <text:p text:style-name="P4">
Images: ['<text:a xlink:type="simple" xlink:href="https://static.ukrinform.com/photos/2022_11/thumb_files/630_360_1668767285-756.jpg" text:style-name="Internet_20_link" text:visited-style-name="Visited_20_Internet_20_Link">
630_360_16687...</text:a>
']</text:p>
      <text:p text:style-name="P4">
Tags: [' Чорне море', 'Корабель', 'Війна з Росією']</text:p>
      <text:p text:style-name="P4">
Type: Article</text:p>
      <!--METADATA-->
      <text:p text:style-name="P4">
<draw:frame draw:style-name="fr1" draw:name="Image114" text:anchor-type="as-char" svg:width="6.9236in" svg:height="3.956343in" draw:z-index="0">
<draw:image xlink:href="../Images/yкринформ/2023-06-03T13-53-19-03-00/630_360_1668767285-756.jpg" xlink:type="simple" xlink:show="embed" xlink:actuate="onLoad" draw:mime-type="image/jpeg"/>
</draw:frame>
 Набойовому чергуванні в Чорному морі Російська Федерація тримає два ракетоносії,оснащених 16 крилатими ракетами типу "Калібр".</text:p>
      <text:p text:style-name="P4">
Як передає Укрінформ, про це Військово-морські сили Збройних сил Україниповідомили у <text:a xlink:type="simple" xlink:href="http://www.facebook.com/navy.mil.gov.ua/posts/pfbid0XgXG4UZZVaa36QjqpsmDhgnmZ7ua5eukqRpizJmgFXBWb7BPwPkh3EqzEqeoDok6l" text:style-name="Internet_20_link" text:visited-style-name="Visited_20_Internet_20_Link">
 Фейсбуці</text:a>
.</text:p>
      <text:p text:style-name="P4">
Загалом у Чорному морі <text:a xlink:type="simple" xlink:href="https://www.ukrinform.ua/tag-rosia" text:style-name="Internet_20_link" text:visited-style-name="Visited_20_Internet_20_Link">
 Росія </text:a>
 тримаєдев'ять своїх кораблів, натомість в Азовському морі зафіксована присутністьодного ворожого судна.</text:p>
      <text:p text:style-name="P4">
У Середземному морі на бойовому чергуванні перебувають до семи російськихкораблів, зокрема один ракетоносій, загальний залп якого становить до чотирьох"Калібрів".</text:p>
      <text:p text:style-name="P4">
<text:span text:style-name="T4">
Читайте також:</text:span>
 <text:a xlink:type="simple" xlink:href="https://www.ukrinform.ua/rubric-kyiv/3716847-vijska-rf-namagalis-uraziti-kiiv-znenacka-z-maloi-vidstani-nadsvidkimi-iskanderami-ignat.html" text:style-name="Internet_20_link" text:visited-style-name="Visited_20_Internet_20_Link">
 Війська РФ намагались уразити Київ зненацька з малоївідстані надшвидкими «Іскандерами» - <text:span text:style-name="T4">
Ігнат</text:span>
</text:a>
</text:p>
      <text:p text:style-name="P4">
Як повідомляв Укрінформ, в оперативному командуванні "Південь" висловилиприпущення, що після тривалої паузи в застосуванні ракет морського базуванняРосія знову <text:a xlink:type="simple" xlink:href="https://www.ukrinform.ua/rubric-ato/3716255-gumenuk-ne-viklucae-so-rosia-znovu-vestime-obstrili-z-mora.html" text:style-name="Internet_20_link" text:visited-style-name="Visited_20_Internet_20_Link">
 може повернутися </text:a>
до їхнього використання для ударів по Україні</text:p>
      <text:p text:style-name="P4">
Source: <text:a xlink:type="simple" xlink:href="https://www.ukrinform.ua/rubric-ato/3717821-u-cornomu-mori-rosia-trimae-dva-raketonosii-iz-16-kalibrami.html" text:style-name="Internet_20_link" text:visited-style-name="Visited_20_Internet_20_Link">
https://www.ukrinform.ua/rubric-ato/3717821-u-cornomu-mori-rosia-trimae-dva-raketonosii-iz-16-kalibrami.html</text:a>
</text:p>
      <!--NEWS-->
      <text:h text:style-name="P10" text:outline-level="1">
<text:span text:style-name="T4">
Ми показали на своєму прикладі, що не буває великих держав, є великі люди — Зеленський</text:span>
</text:h>
      <text:p text:style-name="P4">
Authors: Ukrinform (Person)</text:p>
      <text:p text:style-name="P4">
Publisher: Укринформ (Organization)</text:p>
      <text:p text:style-name="P4">
Published Time: 2023-06-03T14:12:00+03:00</text:p>
      <text:p text:style-name="P4">
Modified Time: 2023-06-03T14:12:00+03:00</text:p>
      <text:p text:style-name="P4">
Description: Українці втомилися фізично, але морально піднесені, ще більше втомлені росіяни - вони залишаться назавжди демотивованою державою і демотивованим суспільством. — Укрінформ.</text:p>
      <text:p text:style-name="P4">
Images: ['<text:a xlink:type="simple" xlink:href="https://static.ukrinform.com/photos/2022_09/thumb_files/630_360_1662320715-951.png" text:style-name="Internet_20_link" text:visited-style-name="Visited_20_Internet_20_Link">
630_360_16623...</text:a>
']</text:p>
      <text:p text:style-name="P4">
Tags: ['Україна', 'Зеленський', 'Війна з Росією']</text:p>
      <text:p text:style-name="P4">
Type: Article</text:p>
      <!--METADATA-->
      <text:p text:style-name="P4">
<draw:frame draw:style-name="fr1" draw:name="Image115" text:anchor-type="as-char" svg:width="6.9236in" svg:height="3.956343in" draw:z-index="0">
<draw:image xlink:href="../Images/yкринформ/2023-06-03T14-12-00-03-00/630_360_1662320715-951.png" xlink:type="simple" xlink:show="embed" xlink:actuate="onLoad" draw:mime-type="image/png"/>
</draw:frame>
 Українцівтомилися фізично, але морально піднесені, ще більше втомлені росіяни - вонизалишаться назавжди демотивованою державою і демотивованим суспільством.</text:p>
      <text:p text:style-name="P4">
Про це в <text:a xlink:type="simple" xlink:href="http://www.youtube.com/watch" text:style-name="Internet_20_link" text:visited-style-name="Visited_20_Internet_20_Link">
 інтерв’ю </text:a>
представникам латиноамериканських ЗМІ сказав Президент України ВолодимирЗеленський, передає Укрінформ.</text:p>
      <text:p text:style-name="P4">
“Людям дуже непросто, до втомленості також можна звикнути, думаю, багатьомлюдям дуже непросто, але у порівнянні з чим? Я думаю відпочивати підросійським прапором люди би не змогли, і тому люди готові боротися і простозаради того, щоб зберегти Україну. Чи можна втомитися морально? Напевно, так.Я вважаю, що морально люди на підйомі, фізично точно втомлені”, - сказавЗеленський.</text:p>
      <text:p text:style-name="P4">
Це, за його словами, і втома від того, що українці змушені весь час переживатиросійські атаки, і від невизначеності навчального процесу у дітей, коли вінпроходить то в онлайн-форматі, то в офлайн-форматі, втомленість від того, щодіти через це втрачають у соціалізації тощо.</text:p>
      <text:p text:style-name="P4">
“І до цього звикли, якщо чесно. Але мені здається, так, як втомилися руські,ніхто не втомився. Мені здається, що вони втомлені морально. Мені здається, щовони втомилися морально страшно, вони в шоці, що вони не здатні все-такизахопити Україну, вони не змогли захопити розум людей. Я не про території,вони не змогли зламати людей", - сказав Зеленський.</text:p>
      <text:p text:style-name="P4">
Він зазначив, що ця втомленість історична для Росії, оскільки ця країна живенаративами про свою уявну велич, заради якої готова терпіти бідність.</text:p>
      <text:p text:style-name="P4">
"Морально ми їх розбили. Ми показали на своєму прикладі, що не буває великихдержав, є великі люди", - сказав <text:a xlink:type="simple" xlink:href="https://www.ukrinform.ua/tag-zelenskij" text:style-name="Internet_20_link" text:visited-style-name="Visited_20_Internet_20_Link">
 Зеленський </text:a>
 .</text:p>
      <text:p text:style-name="P4">
<text:span text:style-name="T4">
Читайте також:</text:span>
 <text:a xlink:type="simple" xlink:href="https://www.ukrinform.ua/rubric-polytics/3717808-vistupi-v-parlamentah-daut-mozlivist-skazati-pravdu-pro-podii-v-ukraini-zelenskij.html" text:style-name="Internet_20_link" text:visited-style-name="Visited_20_Internet_20_Link">
 Виступи в парламентах дають можливість сказати правду проподії в Україні – <text:span text:style-name="T4">
Зеленський</text:span>
 </text:a>
</text:p>
      <text:p text:style-name="P4">
Як повідомлялося, Володимир Зеленський в інтерв'ю латиноамериканським ЗМІзазначив, що санкції проти Росії є лише частиною тиску, який світ має чинитина державу-агресора. Люди у світі підтримають санкції, якщо будуть розуміти,що насправді відбувається в Україні.</text:p>
      <text:p text:style-name="P4">
<text:span text:style-name="T5">
Фото: ОП</text:span>
</text:p>
      <text:p text:style-name="P4">
Source: <text:a xlink:type="simple" xlink:href="https://www.ukrinform.ua/rubric-polytics/3717824-mi-pokazali-na-svoemu-prikladi-so-ne-buvae-velikih-derzav-e-veliki-ludi-zelenskij.html" text:style-name="Internet_20_link" text:visited-style-name="Visited_20_Internet_20_Link">
https://www.ukrinform.ua/rubric-polytics/3717824-mi-pokazali-na-svoemu-prikladi-so-ne-buvae-velikih-derzav-e-veliki-ludi-zelenskij.html</text:a>
</text:p>
      <!--NEWS-->
      <text:h text:style-name="P10" text:outline-level="1">
<text:span text:style-name="T4">
Марта Костюк вийшла до 1/8 фіналу парної сітки «Ролан Гаррос»</text:span>
</text:h>
      <text:p text:style-name="P4">
Authors: Ukrinform (Person)</text:p>
      <text:p text:style-name="P4">
Publisher: Укринформ (Organization)</text:p>
      <text:p text:style-name="P4">
Published Time: 2023-06-03T14:16:00+03:00</text:p>
      <text:p text:style-name="P4">
Modified Time: 2023-06-03T14:16:00+03:00</text:p>
      <text:p text:style-name="P4">
Description: Українська тенісистка Марта Костюк досягла третього кола (1/8 фіналу) парних змагань Відкритого чемпіонату Франції, що триває в Парижі. — Укрінформ.</text:p>
      <text:p text:style-name="P4">
Images: ['<text:a xlink:type="simple" xlink:href="https://static.ukrinform.com/photos/2023_06/thumb_files/630_360_1685785724-450.jpg" text:style-name="Internet_20_link" text:visited-style-name="Visited_20_Internet_20_Link">
630_360_16857...</text:a>
']</text:p>
      <text:p text:style-name="P4">
Tags: ['Франція', 'Теніс', 'Збірна України', 'Жінки', 'Марта Костюк']</text:p>
      <text:p text:style-name="P4">
Type: Article</text:p>
      <!--METADATA-->
      <text:p text:style-name="P4">
<draw:frame draw:style-name="fr1" draw:name="Image116" text:anchor-type="as-char" svg:width="6.9236in" svg:height="3.956343in" draw:z-index="0">
<draw:image xlink:href="../Images/yкринформ/2023-06-03T14-16-00-03-00/630_360_1685785724-450.jpg" xlink:type="simple" xlink:show="embed" xlink:actuate="onLoad" draw:mime-type="image/jpeg"/>
</draw:frame>
 Українськатенісистка Марта Костюк досягла третього кола (1/8 фіналу) парних змаганьВідкритого чемпіонату Франції, що триває в Парижі.</text:p>
      <text:p text:style-name="P4">
У матчі другого раунду Марта разом з Еленою-Габріелою Русе перемогла дуетКирстен Флипкенс (Бельгія)/Шелбі Роджерс (США) - 3:6, 6:4, 6:3, передаєУкрінформ.</text:p>
      <text:p text:style-name="P4">
Суперниці провели на корті 2 години 5 хвилин.</text:p>
      <text:p text:style-name="P4">
<text:span text:style-name="T4">
Читайте також:</text:span>
 <text:a xlink:type="simple" xlink:href="https://www.ukrinform.ua/rubric-sports/3717065-marta-kostuk-vijsla-do-drugogo-kola-rolan-garros-u-parnomu-rozradi.html" text:style-name="Internet_20_link" text:visited-style-name="Visited_20_Internet_20_Link">
 Марта <text:span text:style-name="T4">
Костюк</text:span>
 вийшла до другого кола «Ролан Гаррос» упарному розряді </text:a>
</text:p>
      <text:p text:style-name="P4">
У своєму третьому матчі на «Ролан Гаррос» українсько-румунська пара зіграєпроти переможниць поєдинку Вікторія Азаренко (нейтральний статус)/БеатрісХаддад Мая (Бразилія) - Корі Гофф/Джессіка Пегула (обидві - США).</text:p>
      <text:p text:style-name="P4">
Фото: Getty Images.</text:p>
      <text:p text:style-name="P4">
Source: <text:a xlink:type="simple" xlink:href="https://www.ukrinform.ua/rubric-sports/3717825-marta-kostuk-vijsla-do-18-finalu-parnoi-sitki-rolan-garros.html" text:style-name="Internet_20_link" text:visited-style-name="Visited_20_Internet_20_Link">
https://www.ukrinform.ua/rubric-sports/3717825-marta-kostuk-vijsla-do-18-finalu-parnoi-sitki-rolan-garros.html</text:a>
</text:p>
      <!--NEWS-->
      <text:h text:style-name="P10" text:outline-level="1">
<text:span text:style-name="T4">
У Мелітополі щодня в полон забирають до 10 людей - Федоров</text:span>
</text:h>
      <text:p text:style-name="P4">
Authors: Ukrinform (Person)</text:p>
      <text:p text:style-name="P4">
Publisher: Укринформ (Organization)</text:p>
      <text:p text:style-name="P4">
Published Time: 2023-06-03T14:20:00+03:00</text:p>
      <text:p text:style-name="P4">
Modified Time: 2023-06-03T14:20:00+03:00</text:p>
      <text:p text:style-name="P4">
Description: У тимчасово окупованому Мелітополі почастішали випадки викрадення людей. Щодня в полон забирають до 10 людей. — Укрінформ.</text:p>
      <text:p text:style-name="P4">
Images: ['<text:a xlink:type="simple" xlink:href="https://static.ukrinform.com/photos/2023_05/thumb_files/630_360_1685444472-679.jpg" text:style-name="Internet_20_link" text:visited-style-name="Visited_20_Internet_20_Link">
630_360_16854...</text:a>
']</text:p>
      <text:p text:style-name="P4">
Tags: ['Мелітополь', 'Полонені', 'Федоров', 'Війна з Росією']</text:p>
      <text:p text:style-name="P4">
Type: Article</text:p>
      <!--METADATA-->
      <text:p text:style-name="P4">
<draw:frame draw:style-name="fr1" draw:name="Image117" text:anchor-type="as-char" svg:width="6.9236in" svg:height="3.956343in" draw:z-index="0">
<draw:image xlink:href="../Images/yкринформ/2023-06-03T14-20-00-03-00/630_360_1685444472-679.jpg" xlink:type="simple" xlink:show="embed" xlink:actuate="onLoad" draw:mime-type="image/jpeg"/>
</draw:frame>
 Утимчасово окупованому Мелітополі почастішали випадки викрадення людей. Щодня вполон забирають до 10 людей.</text:p>
      <text:p text:style-name="P4">
Про це в ефірі національного телемарафону "Єдині новини" сказав міський головаМелітополя Іван Федоров, передає Укрінформ.</text:p>
      <text:p text:style-name="P4">
"Останні два тижні посилюються <text:a xlink:type="simple" xlink:href="https://www.ukrinform.ua/tag-vikradenna-ludej" text:style-name="Internet_20_link" text:visited-style-name="Visited_20_Internet_20_Link">
 викрадення людей</text:a>
 . Ми бачимо, що кожного днядо 10 людей забирається в полон. Причому різних категорій: від пенсіонерів,журналістів, продовжуючи студентами", - сказав він.</text:p>
      <text:p text:style-name="P4">
Також у людей перевіряють телефони і татуювання. Саме тому мер порадив чиститителефони та виїжджати.</text:p>
      <text:p text:style-name="P4">
"Я вдячний міжнародним партнерам, які організовують евакуацію мешканців.Зокрема, оплачують виїзд. Дорога займає 4-6 днів. Потім наші мешканціопиняються в безпеці. Щоб разом після звільнення повернутися до нашогоМелітополя", - сказав він.</text:p>
      <text:p text:style-name="P4">
<text:span text:style-name="T4">
Читайте також:</text:span>
 <text:a xlink:type="simple" xlink:href="https://www.ukrinform.ua/rubric-regions/3714389-u-melitopoli-zagarbniki-santazem-i-pogrozami-zmusuut-otrimuvati-pasporti-rf.html" text:style-name="Internet_20_link" text:visited-style-name="Visited_20_Internet_20_Link">
 У <text:span text:style-name="T4">
Мелітополі</text:span>
 загарбники шантажем і погрозами змушуютьотримувати паспорти РФ </text:a>
</text:p>
      <text:p text:style-name="P4">
Подати заявку можна через Відкритий простір допомоги "Саме тут".</text:p>
      <text:p text:style-name="P4">
Як повідомляв Укрінформ, у тимчасово захопленому Мелітополі стався кричущийвипадок - лікар швидкої допомоги відмовив у госпіталізації дитині, бо в неї небуло громадянства Росії.</text:p>
      <text:p text:style-name="P4">
Source: <text:a xlink:type="simple" xlink:href="https://www.ukrinform.ua/rubric-regions/3717828-u-melitopoli-sodna-v-polon-zabiraut-do-10-ludej-fedorov.html" text:style-name="Internet_20_link" text:visited-style-name="Visited_20_Internet_20_Link">
https://www.ukrinform.ua/rubric-regions/3717828-u-melitopoli-sodna-v-polon-zabiraut-do-10-ludej-fedorov.html</text:a>
</text:p>
      <!--NEWS-->
      <text:h text:style-name="P10" text:outline-level="1">
<text:span text:style-name="T4">
Ситуація на ЗАЕС залишається нестабільною та потенційно небезпечною – Гроссі</text:span>
</text:h>
      <text:p text:style-name="P4">
Authors: Ukrinform (Person)</text:p>
      <text:p text:style-name="P4">
Publisher: Укринформ (Organization)</text:p>
      <text:p text:style-name="P4">
Published Time: 2023-06-03T14:22:08+03:00</text:p>
      <text:p text:style-name="P4">
Modified Time: 2023-06-03T14:22:08+03:00</text:p>
      <text:p text:style-name="P4">
Description: Міжнародне агентство з атомної енергії (МАГАТЕ) оприлюднило у п’ятницю новий звіт щодо ситуації на Запорізькій АЕС, в якому очільник організації Рафаель Гроссі оцінив ситуацію на станції та наголосив на важливості дотримання п’яти принципів щодо запобігання ядерній аварії. — Укрінформ.</text:p>
      <text:p text:style-name="P4">
Images: ['<text:a xlink:type="simple" xlink:href="https://static.ukrinform.com/photos/2022_08/thumb_files/630_360_1661922577-597.jpeg" text:style-name="Internet_20_link" text:visited-style-name="Visited_20_Internet_20_Link">
630_360_16619...</text:a>
']</text:p>
      <text:p text:style-name="P4">
Tags: ['МАГАТЕ', 'Запорізька АЕС', 'Війна з Росією']</text:p>
      <text:p text:style-name="P4">
Type: Article</text:p>
      <!--METADATA-->
      <text:p text:style-name="P4">
<draw:frame draw:style-name="fr1" draw:name="Image118" text:anchor-type="as-char" svg:width="6.9236in" svg:height="3.956343in" draw:z-index="0">
<draw:image xlink:href="../Images/yкринформ/2023-06-03T14-22-08-03-00/630_360_1661922577-597.jpeg" xlink:type="simple" xlink:show="embed" xlink:actuate="onLoad" draw:mime-type="image/jpeg"/>
</draw:frame>
Міжнародне агентство з атомної енергії (МАГАТЕ) оприлюднило у п’ятницю новийзвіт щодо ситуації на Запорізькій АЕС, в якому очільник організації РафаельГроссі оцінив ситуацію на станції та наголосив на важливості дотримання п’ятипринципів щодо запобігання ядерній аварії.</text:p>
      <text:p text:style-name="P4">
Як передає Укрінформ, <text:a xlink:type="simple" xlink:href="http://www.iaea.org/newscenter/pressreleases/update-160-iaea-director-general-statement-on-situation-in-ukraine" text:style-name="Internet_20_link" text:visited-style-name="Visited_20_Internet_20_Link">
 звіт</text:a>
 був опублікований на сайті МАГАТЕ.</text:p>
      <text:p text:style-name="P4">
«Хоча принципи отримали широку підтримку в Раді Безпеки <text:a xlink:type="simple" xlink:href="http://Гроссі" text:style-name="Internet_20_link" text:visited-style-name="Visited_20_Internet_20_Link">
 ООН </text:a>
, що є дуже обнадійливим і важливим кроком вперед для гарантування ядерноїбезпеки на Запорізькій АЕС, загальна ситуація на об’єкті залишається вкрайнестабільною та потенційно небезпечною», – зазначив Гроссі.</text:p>
      <text:p text:style-name="P4">
ЗАЕС вже три місяці позбавлена зовнішнього резервного джерела живлення, щоробить її надзвичайно вразливою у разі, якщо єдина діюча магістральна лініяелектропередач знову вийде з ладу, йдеться у звіті.</text:p>
      <text:p text:style-name="P4">
Директор МАГАТЕ 30 травня представив Раді Безпеки ООН п’ять принципів,спрямованих на запобігання ядерній аварії.</text:p>
      <text:p text:style-name="P4">
Згідно з одним із принципів, зовнішнє електропостачання ЗАЕС не маєпіддаватися ризику, а усі зусилля повинні бути спрямовані на підтриманняджерела живлення за межами об’єкта доступним і безпечним у будь-який час.</text:p>
      <text:p text:style-name="P4">
<text:span text:style-name="T4">
Читайте також:</text:span>
 <text:a xlink:type="simple" xlink:href="https://www.ukrinform.ua/rubric-polytics/3716304-kislica-v-oon-bezpeka-zaes-mae-peredbacati-ii-povnu-demilitarizaciu-ta-deokupaciu.html" text:style-name="Internet_20_link" text:visited-style-name="Visited_20_Internet_20_Link">
 Кислиця в ООН: Безпека <text:span text:style-name="T4">
ЗАЕС</text:span>
 має передбачати її повнудемілітаризацію та деокупацію </text:a>
</text:p>
      <text:p text:style-name="P4">
В інших принципах йшлося про зобов’язання не здійснювати військових обстрілівз території станції або у її напрямку, не використовувати об’єкт як склад абобазу для важкого озброєння, а також захищати структури, системи та компоненти,необхідні для безпечної та надійної роботи станції, від атак та диверсій.</text:p>
      <text:p text:style-name="P4">
Гроссі додав, що наразі існує потреба в активізації зусиль для гарантії більшстабільного та передбачуваного зовнішнього електропостачання на ЗАЕС.</text:p>
      <text:p text:style-name="P4">
Очільник МАГАТЕ планує незабаром відвідати Запорізьку АЕС, що стане третімйого візитом на об’єкт.</text:p>
      <text:p text:style-name="P4">
<text:span text:style-name="T4">
Читайте також:</text:span>
 <text:a xlink:type="simple" xlink:href="https://www.ukrinform.ua/rubric-polytics/3711024-galusenko-poinformuvav-uradovu-delegaciu-kitau-pro-situaciu-na-zaes.html" text:style-name="Internet_20_link" text:visited-style-name="Visited_20_Internet_20_Link">
 Галущенко поінформував урядову делегацію Китаю проситуацію на <text:span text:style-name="T4">
ЗАЕС</text:span>
 </text:a>
</text:p>
      <text:p text:style-name="P4">
Як повідомляв Укрінформ, росіяни майже повністю знищили систему аварійноїготовності та реагування на ЗАЕС.</text:p>
      <text:p text:style-name="P4">
Source: <text:a xlink:type="simple" xlink:href="https://www.ukrinform.ua/rubric-ato/3717829-situacia-na-zaes-zalisaetsa-nestabilnou-ta-potencijno-nebezpecnou-grossi.html" text:style-name="Internet_20_link" text:visited-style-name="Visited_20_Internet_20_Link">
https://www.ukrinform.ua/rubric-ato/3717829-situacia-na-zaes-zalisaetsa-nestabilnou-ta-potencijno-nebezpecnou-grossi.html</text:a>
</text:p>
      <!--NEWS-->
      <text:h text:style-name="P10" text:outline-level="1">
<text:span text:style-name="T4">
Громада на Дніпропетровщині отримала від німецької організації намет із генераторами</text:span>
</text:h>
      <text:p text:style-name="P4">
Authors: Ukrinform (Person)</text:p>
      <text:p text:style-name="P4">
Publisher: Укринформ (Organization)</text:p>
      <text:p text:style-name="P4">
Published Time: 2023-06-03T14:39:00+03:00</text:p>
      <text:p text:style-name="P4">
Modified Time: 2023-06-03T14:39:00+03:00</text:p>
      <text:p text:style-name="P4">
Description: Магдалинівська громада, що у Дніпропетровській області, отримала з Кельна спеціальний намет, генератори та засоби обігріву. Він може бути використаний як Пункт Незламності. — Укрінформ.</text:p>
      <text:p text:style-name="P4">
Images: ['<text:a xlink:type="simple" xlink:href="https://static.ukrinform.com/photos/2023_06/thumb_files/630_360_1685791839-435.jpg" text:style-name="Internet_20_link" text:visited-style-name="Visited_20_Internet_20_Link">
630_360_16857...</text:a>
']</text:p>
      <text:p text:style-name="P4">
Tags: ['Дніпропетровщина', 'Німеччина', 'Намет', 'генератор']</text:p>
      <text:p text:style-name="P4">
Type: Article</text:p>
      <!--METADATA-->
      <text:p text:style-name="P4">
<draw:frame draw:style-name="fr1" draw:name="Image119" text:anchor-type="as-char" svg:width="6.9236in" svg:height="3.956343in" draw:z-index="0">
<draw:image xlink:href="../Images/yкринформ/2023-06-03T14-39-00-03-00/630_360_1685791839-435.jpg" xlink:type="simple" xlink:show="embed" xlink:actuate="onLoad" draw:mime-type="image/jpeg"/>
</draw:frame>
Магдалинівська громада, що у Дніпропетровській області, отримала з Кельнаспеціальний намет, генератори та засоби обігріву. Він може бути використанийяк Пункт Незламності.</text:p>
      <text:p text:style-name="P4">
Про це в <text:a xlink:type="simple" xlink:href="https://t.me/dnipropetrovskaODA/5037" text:style-name="Internet_20_link" text:visited-style-name="Visited_20_Internet_20_Link">
 Телеграмі </text:a>
 повідомляєголова Дніпропетровської ОВА Сергій Лисак, передає Укрінформ.</text:p>
      <text:p text:style-name="P4">
"Робоча субота. Розпочали її у Магдалинівській громаді. Сюди передали допомогувід партнерів. Це намет з <text:a xlink:type="simple" xlink:href="https://www.ukrinform.ua/tag-nimeccina" text:style-name="Internet_20_link" text:visited-style-name="Visited_20_Internet_20_Link">
 Кельна </text:a>
", - йдеться в дописі.</text:p>
      <text:p text:style-name="P4">
Розрахований він на 125 людей. З міцного матеріалу та з пластиковими вікнами.Його передало німецько-українського товариство «Синьо-Жовтий Хрест». Укомплекті до нього – 16 генераторів та 2 засоби для обігріву.</text:p>
      <text:p text:style-name="P4">
Намет може слугувати Пунктом незламності. За необхідності – тимчасово прийнятиевакуйованих з «гарячих» регіонів.</text:p>
      <text:p text:style-name="P4">
Намет нині розгорнули та планують, як облаштують зсередини.</text:p>
      <text:p text:style-name="P4">
<text:span text:style-name="T4">
Читайте також:</text:span>
 <text:a xlink:type="simple" xlink:href="https://www.ukrinform.ua/rubric-society/3713490-dania-peredala-ukraini-15-inkluzivnih-avtomobiliv.html" text:style-name="Internet_20_link" text:visited-style-name="Visited_20_Internet_20_Link">
 Данія <text:span text:style-name="T4">
передала</text:span>
 Україні 15 інклюзивних автомобілів</text:a>
</text:p>
      <text:p text:style-name="P4">
Крім того, Лисак нагадав про розпорядження щодо створення робочих груп намісцях, які мають перевірити укриття та доступ до них.</text:p>
      <text:p text:style-name="P4">
Як повідомляв Укрінформ, станом на ранок 3 червня рятувальники, поліцейські тапредставники місцевих органів виконавчої влади перевірили в Україні понад 4800укриттів. Серед них зачиненими виявилися 252, а ще 893 - непридатними довикористання.</text:p>
      <text:p text:style-name="P4">
<text:span text:style-name="T5">
Фото: Сергій Лисак / Телеграм</text:span>
</text:p>
      <text:p text:style-name="P4">
Source: <text:a xlink:type="simple" xlink:href="https://www.ukrinform.ua/rubric-regions/3717833-gromada-na-dnipropetrovsini-otrimala-vid-nimeckoi-organizacii-namet-iz-generatorami.html" text:style-name="Internet_20_link" text:visited-style-name="Visited_20_Internet_20_Link">
https://www.ukrinform.ua/rubric-regions/3717833-gromada-na-dnipropetrovsini-otrimala-vid-nimeckoi-organizacii-namet-iz-generatorami.html</text:a>
</text:p>
      <!--NEWS-->
      <text:h text:style-name="P10" text:outline-level="1">
<text:span text:style-name="T4">
ДПСУ посилює перевірку підстав для перетину кордону за системою «Шлях»</text:span>
</text:h>
      <text:p text:style-name="P4">
Authors: Ukrinform (Person)</text:p>
      <text:p text:style-name="P4">
Publisher: Укринформ (Organization)</text:p>
      <text:p text:style-name="P4">
Published Time: 2023-06-03T14:44:00+03:00</text:p>
      <text:p text:style-name="P4">
Modified Time: 2023-06-03T14:44:00+03:00</text:p>
      <text:p text:style-name="P4">
Description: Державна прикордонна служба України посилює заходи стосовно встановлення законних підстав для перетину державного кордону особами, внесеними до системи "Шлях". — Укрінформ.</text:p>
      <text:p text:style-name="P4">
Images: ['<text:a xlink:type="simple" xlink:href="https://static.ukrinform.com/photos/2021_12/thumb_files/630_360_1640278464-589.jpg" text:style-name="Internet_20_link" text:visited-style-name="Visited_20_Internet_20_Link">
630_360_16402...</text:a>
']</text:p>
      <text:p text:style-name="P4">
Tags: ['Прикордонники', 'Система «Шлях»']</text:p>
      <text:p text:style-name="P4">
Type: Article</text:p>
      <!--METADATA-->
      <text:p text:style-name="P4">
<draw:frame draw:style-name="fr1" draw:name="Image120" text:anchor-type="as-char" svg:width="6.9236in" svg:height="3.956343in" draw:z-index="0">
<draw:image xlink:href="../Images/yкринформ/2023-06-03T14-44-00-03-00/630_360_1640278464-589.jpg" xlink:type="simple" xlink:show="embed" xlink:actuate="onLoad" draw:mime-type="image/jpeg"/>
</draw:frame>
 Державнаприкордонна служба України посилює заходи стосовно встановлення законнихпідстав для перетину державного кордону особами, внесеними до системи "Шлях".</text:p>
      <text:p text:style-name="P4">
Як передає Укрінформ, про це ДПСУ повідомляє у <text:a xlink:type="simple" xlink:href="http://t.me/DPSUkr/11577" text:style-name="Internet_20_link" text:visited-style-name="Visited_20_Internet_20_Link">
 Телеграмі</text:a>
 .</text:p>
      <text:p text:style-name="P4">
"Зловживання системою "Шлях" є правопорушенням. ДПСУ посилює заходи стосовновстановлення законних підстав для перетинання державного кордону особами,внесеними до системи "Шлях", - ідеться в повідомленні.</text:p>
      <text:p text:style-name="P4">
Наразі 38 ліцензіатам тимчасово припинили доступ до системи, 126 особамповідомили підозру, чотирьох осіб засудили.</text:p>
      <text:p text:style-name="P4">
У Держприкордонслужбі зауважили, що відповідні рішення прийнялися внаслідоквипадків використання системи з метою подальшого неповернення на територіюУкраїни.</text:p>
      <text:p text:style-name="P4">
<text:span text:style-name="T4">
Читайте також:</text:span>
 <text:a xlink:type="simple" xlink:href="https://www.ukrinform.ua/rubric-economy/3698889-do-sistemi-slah-vnesli-vze-ponad-236-tisac-vodiiv.html" text:style-name="Internet_20_link" text:visited-style-name="Visited_20_Internet_20_Link">
 До <text:span text:style-name="T4">
системи</text:span>
 « <text:span text:style-name="T4">
Шлях</text:span>
 » <text:span text:style-name="T4">
внесли</text:span>
 <text:span text:style-name="T4">
вже</text:span>
 <text:span text:style-name="T4">
понад</text:span>
<text:span text:style-name="T4">
236</text:span>
 <text:span text:style-name="T4">
тисяч</text:span>
 <text:span text:style-name="T4">
водіїв</text:span>
 </text:a>
</text:p>
      <text:p text:style-name="P4">
Як повідомляв Укрінформ, ДПСУ <text:a xlink:type="simple" xlink:href="https://www.ukrinform.ua/rubric-society/3715637-prikordonniki-sprostuvali-fejk-pro-zaboronu-viizdu-z-ukraini-dla-17ricnih-unakiv.html" text:style-name="Internet_20_link" text:visited-style-name="Visited_20_Internet_20_Link">
 не обмежує виїзд за кордон юнаків молодше 18років. </text:a>
</text:p>
      <text:p text:style-name="P4">
Source: <text:a xlink:type="simple" xlink:href="https://www.ukrinform.ua/rubric-society/3717834-dpsu-posilue-perevirku-pidstav-dla-peretinu-kordonu-za-sistemou-slah.html" text:style-name="Internet_20_link" text:visited-style-name="Visited_20_Internet_20_Link">
https://www.ukrinform.ua/rubric-society/3717834-dpsu-posilue-perevirku-pidstav-dla-peretinu-kordonu-za-sistemou-slah.html</text:a>
</text:p>
      <!--NEWS-->
      <text:h text:style-name="P10" text:outline-level="1">
<text:span text:style-name="T4">
Зеленський - про «втому від війни» в інших країнах: Ми не втомилися захищати світ</text:span>
</text:h>
      <text:p text:style-name="P4">
Authors: Ukrinform (Person)</text:p>
      <text:p text:style-name="P4">
Publisher: Укринформ (Organization)</text:p>
      <text:p text:style-name="P4">
Published Time: 2023-06-03T14:44:20+03:00</text:p>
      <text:p text:style-name="P4">
Modified Time: 2023-06-03T14:44:20+03:00</text:p>
      <text:p text:style-name="P4">
Description: Президент Володимир Зеленський вважає нечесною позицію лідерів деяких держав про "втому від війни". — Укрінформ.</text:p>
      <text:p text:style-name="P4">
Images: ['<text:a xlink:type="simple" xlink:href="https://static.ukrinform.com/photos/2022_11/thumb_files/630_360_1668631319-314.jpg" text:style-name="Internet_20_link" text:visited-style-name="Visited_20_Internet_20_Link">
630_360_16686...</text:a>
']</text:p>
      <text:p text:style-name="P4">
Tags: ['Зеленський', "Інтерв'ю", 'Війна з Росією']</text:p>
      <text:p text:style-name="P4">
Type: Article</text:p>
      <!--METADATA-->
      <text:p text:style-name="P4">
<draw:frame draw:style-name="fr1" draw:name="Image121" text:anchor-type="as-char" svg:width="6.9236in" svg:height="3.956343in" draw:z-index="0">
<draw:image xlink:href="../Images/yкринформ/2023-06-03T14-44-20-03-00/630_360_1668631319-314.jpg" xlink:type="simple" xlink:show="embed" xlink:actuate="onLoad" draw:mime-type="image/jpeg"/>
</draw:frame>
 ПрезидентВолодимир Зеленський вважає нечесною позицію лідерів деяких держав про "втомувід війни".</text:p>
      <text:p text:style-name="P4">
Про це він сказав у <text:a xlink:type="simple" xlink:href="http://www.youtube.com/watch" text:style-name="Internet_20_link" text:visited-style-name="Visited_20_Internet_20_Link">
 інтерв’ю </text:a>
представникам латиноамериканських ЗМІ, передає кореспондент Укрінформу.</text:p>
      <text:p text:style-name="P4">
“Якщо (говорити) про світ, чи втомлений світ, я не думаю, що це чесна позиція.Не можна дивитися, як хтось сильно бореться, і втомлюватися від цього”, -сказав Зеленський.</text:p>
      <text:p text:style-name="P4">
Він нагадав, що багато журналістів приїжджають в Україну і місяцями тутпрацюють, їздять на передову. Вони втомлені, але піднесені морально, тому щоберуть участь в історичній події і багато роблять для інформування світу пронеї, зазначив Президент.</text:p>
      <text:p text:style-name="P4">
За словами Зеленського, він розуміє також утомленість волонтерів, громадянінших держав, які приїжджають із різних країн світу і привозять допомогу.</text:p>
      <text:p text:style-name="P4">
<text:span text:style-name="T4">
Читайте також:</text:span>
 <text:a xlink:type="simple" xlink:href="https://www.ukrinform.ua/rubric-polytics/3717797-zelenskij-hoce-zustritisa-z-prezidentom-brazilii-vvazau-nam-treba-pogovoriti.html" text:style-name="Internet_20_link" text:visited-style-name="Visited_20_Internet_20_Link">
 <text:span text:style-name="T4">
Зеленський</text:span>
 хоче зустрітися з президентом Бразилії:Вважаю, нам треба поговорити </text:a>
</text:p>
      <text:p text:style-name="P4">
"Ці люди справедливо можуть бути втомлені, але - фізично, не морально. Алеколи якийсь політичний діяч говорить, що його країна "втомилася від цієївійни" - незалежно від континенту, такі є і в Європі... Ми ж в Україні невтомилися захищати світ. Повинно бути все справедливо. Якщо хтось втомивсядопомагати Україні, то і ми можемо втомитися захищати від аналогічнихмайбутніх процесів”, - сказав Зеленський.</text:p>
      <text:p text:style-name="P4">
У цьому зв'язку він наголосив, що якби <text:a xlink:type="simple" xlink:href="https://www.ukrinform.ua/tag-rosia" text:style-name="Internet_20_link" text:visited-style-name="Visited_20_Internet_20_Link">
 Росії </text:a>
 вдалося Україну захопити, то це "буде приклад, і це буде найскладнішийвиклик і найближчий крок до світової війни", адже в такому разі ймовірнаподібна агресія і в інших частинах світу, на інших континентах.</text:p>
      <text:p text:style-name="P4">
<text:span text:style-name="T4">
Читайте також:</text:span>
 <text:a xlink:type="simple" xlink:href="https://www.ukrinform.ua/rubric-polytics/3717808-vistupi-v-parlamentah-daut-mozlivist-skazati-pravdu-pro-podii-v-ukraini-zelenskij.html" text:style-name="Internet_20_link" text:visited-style-name="Visited_20_Internet_20_Link">
 Виступи в парламентах дають можливість сказати правду проподії в Україні – <text:span text:style-name="T4">
Зеленський</text:span>
 </text:a>
</text:p>
      <text:p text:style-name="P4">
Як повідомлялося, глава МЗС Великої Британії Джеймс Клеверлі та держсекретарСША Ентоні Блінкен <text:a xlink:type="simple" xlink:href="https://www.ukrinform.ua/rubric-world/3654461-britania-i-ssa-svit-ne-vtomitsa-vid-vijni-v-ukraini-ta-ne-opustit-ruki.html" text:style-name="Internet_20_link" text:visited-style-name="Visited_20_Internet_20_Link">
 заявляли </text:a>
 , що розрахунок Путіна на те, що Захід може втомитися відвійни в Україні й утратити бажання протистояти агресії РФ, був колосальноюпомилкою. Вони запевнили, що країни Заходу продовжать послідовно підтримуватиУкраїну.</text:p>
      <text:p text:style-name="P4">
Source: <text:a xlink:type="simple" xlink:href="https://www.ukrinform.ua/rubric-polytics/3717835-zelenskij-pro-vtomu-vid-vijni-v-insih-krainah-mi-ne-vtomilisa-zahisati-svit.html" text:style-name="Internet_20_link" text:visited-style-name="Visited_20_Internet_20_Link">
https://www.ukrinform.ua/rubric-polytics/3717835-zelenskij-pro-vtomu-vid-vijni-v-insih-krainah-mi-ne-vtomilisa-zahisati-svit.html</text:a>
</text:p>
      <!--NEWS-->
      <text:h text:style-name="P10" text:outline-level="1">
<text:span text:style-name="T4">
У «Київ Цифровий» надійшла вже понад тисяча скарг на укриття</text:span>
</text:h>
      <text:p text:style-name="P4">
Authors: Ukrinform (Person)</text:p>
      <text:p text:style-name="P4">
Publisher: Укринформ (Organization)</text:p>
      <text:p text:style-name="P4">
Published Time: 2023-06-03T14:50:58+03:00</text:p>
      <text:p text:style-name="P4">
Modified Time: 2023-06-03T14:50:58+03:00</text:p>
      <text:p text:style-name="P4">
Description: Жителі столиці за допомогою нового сервісу в застосунку "Київ Цифровий" подали вже понад тисячу скарг на укриття. — Укрінформ.</text:p>
      <text:p text:style-name="P4">
Images: ['<text:a xlink:type="simple" xlink:href="https://static.ukrinform.com/photos/2023_06/thumb_files/630_360_1685707386-485.jpg" text:style-name="Internet_20_link" text:visited-style-name="Visited_20_Internet_20_Link">
630_360_16857...</text:a>
']</text:p>
      <text:p text:style-name="P4">
Tags: ['КМДА', 'Київ Цифровий', 'Укриття']</text:p>
      <text:p text:style-name="P4">
Type: Article</text:p>
      <!--METADATA-->
      <text:p text:style-name="P4">
<draw:frame draw:style-name="fr1" draw:name="Image122" text:anchor-type="as-char" svg:width="6.9236in" svg:height="3.956343in" draw:z-index="0">
<draw:image xlink:href="../Images/yкринформ/2023-06-03T14-50-58-03-00/630_360_1685707386-485.jpg" xlink:type="simple" xlink:show="embed" xlink:actuate="onLoad" draw:mime-type="image/jpeg"/>
</draw:frame>
 Жителістолиці за допомогою нового сервісу в застосунку "Київ Цифровий" подали вжепонад тисячу скарг на укриття.</text:p>
      <text:p text:style-name="P4">
Як передає Укрінформ, про це мер Києва Віталій Кличко повідомив у <text:a xlink:type="simple" xlink:href="https://t.me/vitaliy_klitschko/2068" text:style-name="Internet_20_link" text:visited-style-name="Visited_20_Internet_20_Link">
 Телеграмі</text:a>
 .</text:p>
      <text:p text:style-name="P4">
"За добу після запуску в Києві Цифровому сервісу зворотнього звʼязку щодостану укриттів, від киян отримано більше тисячі скарг", — зазначив він.</text:p>
      <text:p text:style-name="P4">
<text:span text:style-name="T4">
Читайте також:</text:span>
 <text:a xlink:type="simple" xlink:href="https://www.ukrinform.ua/rubric-kyiv/3717419-na-oblastuvanna-ukrittiv-kiiv-vidiliv-12-milarda-klicko.html" text:style-name="Internet_20_link" text:visited-style-name="Visited_20_Internet_20_Link">
 На облаштування укриттів Київ виділив ₴1,2 мільярда -<text:span text:style-name="T4">
Кличко</text:span>
 </text:a>
</text:p>
      <text:p text:style-name="P4">
За даними Кличка, майже половина отриманих скарг — на те, що укриття зачинені,чверть — на неналежний їх стан, ще чверть — на відсутність укриттів поблизу.</text:p>
      <text:p text:style-name="P4">
Мер запевнив, що "Київ Цифровий" оперативно систематизує інформацію і вже докінця поточного дня передасть її в Департамент муніципальної безпеки, районнимадміністраціям міста й іншим службам, які будуть залучені до перевірок іналежного реагування.</text:p>
      <text:p text:style-name="P4">
<text:span text:style-name="T4">
Читайте також:</text:span>
 <text:a xlink:type="simple" xlink:href="https://www.ukrinform.ua/rubric-kyiv/3717802-klicko-pereviriv-nizku-ukrittiv-na-aki-skarzilisa-kiani.html" text:style-name="Internet_20_link" text:visited-style-name="Visited_20_Internet_20_Link">
 <text:span text:style-name="T4">
Кличко</text:span>
 перевірив низку укриттів, на які скаржилисякияни </text:a>
</text:p>
      <text:p text:style-name="P4">
Як повідомляв Укрінформ, 2 червня в <text:a xlink:type="simple" xlink:href="https://www.ukrinform.ua/tag-kmda" text:style-name="Internet_20_link" text:visited-style-name="Visited_20_Internet_20_Link">
 КМДА </text:a>
 заявили про появу в оновленій версії застосунку "Київ Цифровий" <text:a xlink:type="simple" xlink:href="https://www.ukrinform.ua/rubric-kyiv/3717495-v-onovlenij-versii-zastosunku-kiiv-cifrovij-mozna-povidomiti-pro-nedostupne-ukritta.html" text:style-name="Internet_20_link" text:visited-style-name="Visited_20_Internet_20_Link">
можливості повідомити </text:a>
 про зачинене або недоступне укриття.</text:p>
      <text:p text:style-name="P4">
Source: <text:a xlink:type="simple" xlink:href="https://www.ukrinform.ua/rubric-kyiv/3717837-u-kiiv-cifrovij-nadijsla-vze-ponad-tisaca-skarg-na-ukritta.html" text:style-name="Internet_20_link" text:visited-style-name="Visited_20_Internet_20_Link">
https://www.ukrinform.ua/rubric-kyiv/3717837-u-kiiv-cifrovij-nadijsla-vze-ponad-tisaca-skarg-na-ukritta.html</text:a>
</text:p>
      <!--NEWS-->
      <text:h text:style-name="P10" text:outline-level="1">
<text:span text:style-name="T4">
YouTube більше не видалятиме відео з фейковими заявами про президентські вибори у США 2020 року</text:span>
</text:h>
      <text:p text:style-name="P4">
Authors: Ukrinform (Person)</text:p>
      <text:p text:style-name="P4">
Publisher: Укринформ (Organization)</text:p>
      <text:p text:style-name="P4">
Published Time: 2023-06-03T15:00:00+03:00</text:p>
      <text:p text:style-name="P4">
Modified Time: 2023-06-03T15:00:00+03:00</text:p>
      <text:p text:style-name="P4">
Description: YouTube припиняє видаляти відео з неправдивими заявами про фальсифікації на президентських виборах у США 2020 року. — Укрінформ.</text:p>
      <text:p text:style-name="P4">
Images: ['<text:a xlink:type="simple" xlink:href="https://static.ukrinform.com/photos/2019_06/thumb_files/630_360_1559542057-408.jpg" text:style-name="Internet_20_link" text:visited-style-name="Visited_20_Internet_20_Link">
630_360_15595...</text:a>
']</text:p>
      <text:p text:style-name="P4">
Tags: ['Фейк', 'США', 'YouTube', 'Вибори Президента']</text:p>
      <text:p text:style-name="P4">
Type: Article</text:p>
      <!--METADATA-->
      <text:p text:style-name="P4">
<draw:frame draw:style-name="fr1" draw:name="Image123" text:anchor-type="as-char" svg:width="6.9236in" svg:height="3.956343in" draw:z-index="0">
<draw:image xlink:href="../Images/yкринформ/2023-06-03T15-00-00-03-00/630_360_1559542057-408.jpg" xlink:type="simple" xlink:show="embed" xlink:actuate="onLoad" draw:mime-type="image/jpeg"/>
</draw:frame>
 YouTubeприпиняє видаляти відео з неправдивими заявами про фальсифікації напрезидентських виборах у США 2020 року.</text:p>
      <text:p text:style-name="P4">
Про це компанія оголосила у п’ятницю, передає Укрінформ із посиланням на <text:a xlink:type="simple" xlink:href="https://www.bbc.com/news/world-us-canada-65772505" text:style-name="Internet_20_link" text:visited-style-name="Visited_20_Internet_20_Link">
 BBC</text:a>
 .</text:p>
      <text:p text:style-name="P4">
У YouTube заявили про видалення десятків тисяч відео, які ставили під сумнівчесність минулих президентських <text:a xlink:type="simple" xlink:href="https://www.ukrinform.ua/tag-vibori" text:style-name="Internet_20_link" text:visited-style-name="Visited_20_Internet_20_Link">
 виборів </text:a>
 , але тепер настав час для «переоцінки».</text:p>
      <text:p text:style-name="P4">
«...Ми виявили, що хоча видалення цього контенту справді стримуєдезінформацію, це також може ненавмисно призвести до скорочення політичнихвиступів без суттєвого зниження ризику насильства чи іншої реальної шкоди», –йдеться у заяві компанії.</text:p>
      <text:p text:style-name="P4">
Нова політика платформи набула чинності 2 червня.</text:p>
      <text:p text:style-name="P4">
У YouTube заявили, що продовжать коригувати свою політику напередодні виборів2024 року. Водночас компанія продовжить застосовувати інші заходи протипоширення дезінформації про вибори, зокрема заборонятиме відео з оманливимиінструкціями щодо того, де і як голосувати.</text:p>
      <text:p text:style-name="P4">
YouTube у грудні 2020 року почав видаляти відео із необґрунтованими закидамищодо фальсифікацій під час президентських виборів.</text:p>
      <text:p text:style-name="P4">
<text:span text:style-name="T4">
Читайте також:</text:span>
 <text:a xlink:type="simple" xlink:href="https://www.ukrinform.ua/rubric-world/3717009-trampa-pidozruut-u-nezakonnomu-zberiganni-sekretnogo-dokumenta.html" text:style-name="Internet_20_link" text:visited-style-name="Visited_20_Internet_20_Link">
 <text:span text:style-name="T4">
Трамп</text:span>
 а підозрюють у незаконному зберіганнісекретного документа </text:a>
</text:p>
      <text:p text:style-name="P4">
Як повідомляв Укрінформ, на виборах президента США 2020 року Дональд Трамппрограв Джо Байдену, але відмовлявся визнати поразку і наполягав, що має«докази масової фальсифікації виборів».</text:p>
      <text:p text:style-name="P4">
Компетентні органи, які відповідають за організацію та безпеку виборів у США,спростували заяви Трампа та його прибічників про нібито масові фальсифікаціїпід час голосування.</text:p>
      <text:p text:style-name="P4">
Source: <text:a xlink:type="simple" xlink:href="https://www.ukrinform.ua/rubric-world/3717839-youtube-bilse-ne-vidalatime-video-z-fejkovimi-zaavami-pro-prezidentski-vibori-u-ssa-2020-roku.html" text:style-name="Internet_20_link" text:visited-style-name="Visited_20_Internet_20_Link">
https://www.ukrinform.ua/rubric-world/3717839-youtube-bilse-ne-vidalatime-video-z-fejkovimi-zaavami-pro-prezidentski-vibori-u-ssa-2020-roku.html</text:a>
</text:p>
      <!--NEWS-->
      <text:h text:style-name="P10" text:outline-level="1">
<text:span text:style-name="T4">
At least 6 wounded as result of Russian missile strike in Pidhirodnie of Dnipro district</text:span>
</text:h>
      <text:p text:style-name="P4">
Authors: liveuamap (Language: en)</text:p>
      <text:p text:style-name="P4">
Time: 2023-06-03T15:04:26</text:p>
      <text:p text:style-name="P4">
Location: Dnipro (Latitude:48.56125 Longtitude:35.09016)</text:p>
      <text:p text:style-name="P4">
Videos: []</text:p>
      <text:p text:style-name="P4">
Images: ["<text:a xlink:type="simple" xlink:href="https://liveuamap.com/pics/2023/06/03/22567377_0.jpg" text:style-name="Internet_20_link" text:visited-style-name="Visited_20_Internet_20_Link">
22567377_0.jpg</text:a>
", "<text:a xlink:type="simple" xlink:href="https://liveuamap.com/pics/2023/06/03/22567377_1.jpg" text:style-name="Internet_20_link" text:visited-style-name="Visited_20_Internet_20_Link">
22567377_1.jpg</text:a>
", "<text:a xlink:type="simple" xlink:href="https://liveuamap.com/pics/2023/06/03/22567377_2.jpg" text:style-name="Internet_20_link" text:visited-style-name="Visited_20_Internet_20_Link">
22567377_2.jpg</text:a>
"]</text:p>
      <text:p text:style-name="P4">
Tags: ["Europe", "Central and Eastern Europe"]</text:p>
      <text:p text:style-name="P4">
ID: 22567377</text:p>
      <!--METADATA-->
      <text:p text:style-name="P4">
At least 6 wounded as result of Russian missile strike in Pidhirodnie ofDnipro district</text:p>
      <text:p text:style-name="P4">
<draw:frame draw:style-name="fr1" draw:name="Image124" text:anchor-type="as-char" svg:width="6.9236in" svg:height="4.457068in" draw:z-index="0">
<draw:image xlink:href="../Images/liveuamap/2023-06-03T15-04-26/22567377_0.jpg" xlink:type="simple" xlink:show="embed" xlink:actuate="onLoad" draw:mime-type="image/jpeg"/>
</draw:frame>
<draw:frame draw:style-name="fr1" draw:name="Image125" text:anchor-type="as-char" svg:width="5.7625in" svg:height="10.0in" draw:z-index="0">
<draw:image xlink:href="../Images/liveuamap/2023-06-03T15-04-26/22567377_1.jpg" xlink:type="simple" xlink:show="embed" xlink:actuate="onLoad" draw:mime-type="image/jpeg"/>
</draw:frame>
<draw:frame draw:style-name="fr1" draw:name="Image126" text:anchor-type="as-char" svg:width="5.625in" svg:height="10.0in" draw:z-index="0">
<draw:image xlink:href="../Images/liveuamap/2023-06-03T15-04-26/22567377_2.jpg" xlink:type="simple" xlink:show="embed" xlink:actuate="onLoad" draw:mime-type="image/jpeg"/>
</draw:frame>
</text:p>
      <text:p text:style-name="P4">
News Collection Link: <text:a xlink:type="simple" xlink:href="https://liveuamap.com/en/2023/3-june-at-least-6-wounded-as-result-of-russian-missile-strike" text:style-name="Internet_20_link" text:visited-style-name="Visited_20_Internet_20_Link">
https://liveuamap.com/en/2023/3-june-at-least-6-wounded-as-result-of-russian-missile-strike</text:a>
</text:p>
      <text:p text:style-name="P4">
Source: <text:a xlink:type="simple" xlink:href="https://t.me/dneproperatyv/64524" text:style-name="Internet_20_link" text:visited-style-name="Visited_20_Internet_20_Link">
https://t.me/dneproperatyv/64524</text:a>
</text:p>
      <!--NEWS-->
      <text:h text:style-name="P10" text:outline-level="1">
<text:span text:style-name="T4">
Зеленський: Внутрішній вибух в Росії - це питання часу</text:span>
</text:h>
      <text:p text:style-name="P4">
Authors: Ukrinform (Person)</text:p>
      <text:p text:style-name="P4">
Publisher: Укринформ (Organization)</text:p>
      <text:p text:style-name="P4">
Published Time: 2023-06-03T15:07:13+03:00</text:p>
      <text:p text:style-name="P4">
Modified Time: 2023-06-03T15:07:13+03:00</text:p>
      <text:p text:style-name="P4">
Description: Російське суспільство вже розуміє, що питання внутрішнього вибуху всередині Росії - це питання часу. — Укрінформ.</text:p>
      <text:p text:style-name="P4">
Images: ['<text:a xlink:type="simple" xlink:href="https://static.ukrinform.com/photos/2022_05/thumb_files/630_360_1652263772-452.jpeg" text:style-name="Internet_20_link" text:visited-style-name="Visited_20_Internet_20_Link">
630_360_16522...</text:a>
']</text:p>
      <text:p text:style-name="P4">
Tags: ['Переговори', 'Зеленський', 'Війна з Росією']</text:p>
      <text:p text:style-name="P4">
Type: Article</text:p>
      <!--METADATA-->
      <text:p text:style-name="P4">
<draw:frame draw:style-name="fr1" draw:name="Image127" text:anchor-type="as-char" svg:width="6.9236in" svg:height="3.956343in" draw:z-index="0">
<draw:image xlink:href="../Images/yкринформ/2023-06-03T15-07-13-03-00/630_360_1652263772-452.jpeg" xlink:type="simple" xlink:show="embed" xlink:actuate="onLoad" draw:mime-type="image/jpeg"/>
</draw:frame>
 Російськесуспільство вже розуміє, що питання внутрішнього вибуху всередині Росії - цепитання часу.</text:p>
      <text:p text:style-name="P4">
Таку думку висловив Президент Володимир Зеленський в <text:a xlink:type="simple" xlink:href="http://www.youtube.com/watch" text:style-name="Internet_20_link" text:visited-style-name="Visited_20_Internet_20_Link">
 інтерв’ю</text:a>
 латиноамериканським ЗМІ,повідомляє кореспондент Укрінформу.</text:p>
      <text:p text:style-name="P4">
“Залежить від <text:a xlink:type="simple" xlink:href="https://www.ukrinform.ua/tag-rosia" text:style-name="Internet_20_link" text:visited-style-name="Visited_20_Internet_20_Link">
 Росії </text:a>
 - військовим(шляхом - ред.) ми деокупуємо територію або ні, і тільки від Росії. І сьогодніце бачать наші партнери, і вже ті країни, які були скептичні. Наприклад,Німеччина. Канцлер Шольц відкрито говорить: “Я вважаю, що Росія… немає про щоз нею говорити , поки вона не вийде з територій (України - ред.)”. Звернітьувагу - не поки Україна деокупує їх військово, а поки Росія не вийде. Тому щотут є логіка для мене. Якщо ти хочеш зі мною розмовляти, і розмовляти зцивілізованим світом, ти повинен не чекати, коли тебе виб’ють силою. Івиб’ють”, - сказав Зеленський.</text:p>
      <text:p text:style-name="P4">
Водночас він зауважив, що деокуповуючи загарбані РФ території Українивійськовим шляхом, ми втрачаємо своїх людей.</text:p>
      <text:p text:style-name="P4">
“Питання не в часі. Заради перемоги ми не втомлюємося. Питання не в часі,питання в людях. І якщо ми вибиваємо силою (росіян з України - ред.), то,повірте, коли ми їх витиснемо з нашої території, про що нам з ними говорити?Який сенс вже говорити? Я думаю, що тоді Росія буде шукати собі інших лідерів,які зможуть знайти підхід до всього цивілізованого світу, знайти можливість,щоб з ними люди якісь сідали хоч про щось говорити, тому що після того, щовони зробили, до діалогу з ними ніхто не готовий. Це якщо ми вибиваємо силою,тому така велика різниця”, - сказав <text:a xlink:type="simple" xlink:href="https://www.ukrinform.ua/tag-zelenskij" text:style-name="Internet_20_link" text:visited-style-name="Visited_20_Internet_20_Link">
 Зеленський</text:a>
 .</text:p>
      <text:p text:style-name="P4">
Як він зауважив, “якщо Росія хоче дипломатичного напрямку, то вони повиннівийти (з території України - ред.), не чекаючи, коли у нас загине багато людейі ми виштовхнемо їх”.</text:p>
      <text:p text:style-name="P4">
Зеленський висловив переконання, що Україна деокупує свої території танаголосив на важливості того, яким шляхом це буде зроблено.</text:p>
      <text:p text:style-name="P4">
“Дуже важливо - втрачати людей або ні, або зменшити втрати. Для мене дужеважливо. І від цього залежить потім, знову ж таки, чи готові ми до будь-якогодіалогу”, - додав глава Української держави.</text:p>
      <text:p text:style-name="P4">
На його думку, “будь-яке інше керівництво Російської Федерації буде шукативихід з цієї ситуації”.</text:p>
      <text:p text:style-name="P4">
“Я впевнений в цьому. І я думаю, що навіть російське суспільство, як би ми вУкраїні до них не ставилися через цю війну, але і їх російське суспільство вжерозуміє, що питання їх внутрішнього вибуху - це питання часу. І коли Росія зкерівництвом Росії, не тільки Путіним, а все коло, коли вони сьогодні говорятьі промивають мозок інформацією своєму російському суспільству, говорячи, ”якщоми програємо в цій війні, Росії не буде”, я думаю, що це підміна фактів іпонять. Я вважаю, що ні. Якщо ми будемо битися до кінця і витиснемо їх силою,їх точно не буде в тому виді, в якому вони зараз. Тому що в них буде вибухсуспільний, що вони втратили і державу, і повагу, і місце за дипломатичнимстолом, і втратили армію, все це втратили. В них буде всередині революція і неодна. Бо велика територія і різні люди, різні народи там живуть. Тому будебагато всього. Тому для них на сьогодні простого виходу вже немає, бо вонивбивці. Я про керівництво їх”, - розповів Зеленський.</text:p>
      <text:p text:style-name="P4">
Він наголосив, що війна відбувається на території України, а не Росії.</text:p>
      <text:p text:style-name="P4">
“Війна саме тут. Їм (росіянам - ред.) хочеться поговорити, що щосьвідбувається на території Росії. Нічого там не відбувається. Я скажу вам, унас є деяка зброя, яку ми не використовуємо на території Росії, тому що СШАдавали нам, наприклад, “Хаймарси”, які ми не маємо права використовувати натериторіях інших держав, Росії - авжеж. Ми говоримо сьогодні про Росію. Тобтоми використовуємо на територіях наших тимчасово окупованих, так, вражаючиякісь цілі і вражаючи якісь склади з боєприпасами тощо. Ви знаєте вже Росію.Якщо б ми потужно вражали цілі на території Російської Федерації, повірте,було б дуже багато жертв. Правда? Ми ж бачимо, що таке 50, 100 ракет, коливоно прилітає по нас. Ми ж бачимо, які жертви, це видно. І ми знаємо, що такеРосійська Федерація. Якщо б у них були якісь жертви, повірте, весьінформаційний простір був би в цьому. І це факт. Вони можуть із дрібницізробити цілу інформаційну бульбашку”, - сказав глава Української держави.</text:p>
      <text:p text:style-name="P4">
<text:span text:style-name="T4">
Читайте також:</text:span>
 <text:a xlink:type="simple" xlink:href="https://www.ukrinform.ua/rubric-polytics/3717835-zelenskij-pro-vtomu-vid-vijni-v-insih-krainah-mi-ne-vtomilisa-zahisati-svit.html" text:style-name="Internet_20_link" text:visited-style-name="Visited_20_Internet_20_Link">
 <text:span text:style-name="T4">
Зеленський</text:span>
 - про «втому від війни» в інших країнах:Ми не втомилися захищати світ </text:a>
</text:p>
      <text:p text:style-name="P4">
Як повідомлялося, раніше канцлер ФРН Олаф Шольц заявив журналістам зарезультатами зустрічей з колегами та Президентом України ВолодимиромЗеленським на полях саміту G7, що лідери країн Групи семи під час саміту вХіросімі повторили чіткий меседж до Росії щодо необхідності виведення військ зтериторії України.</text:p>
      <text:p text:style-name="P4">
<text:span text:style-name="T5">
Фото: ОП</text:span>
</text:p>
      <text:p text:style-name="P4">
Source: <text:a xlink:type="simple" xlink:href="https://www.ukrinform.ua/rubric-polytics/3717840-zelenskij-vnutrisnij-vibuh-v-rosii-ce-pitanna-casu.html" text:style-name="Internet_20_link" text:visited-style-name="Visited_20_Internet_20_Link">
https://www.ukrinform.ua/rubric-polytics/3717840-zelenskij-vnutrisnij-vibuh-v-rosii-ce-pitanna-casu.html</text:a>
</text:p>
      <!--NEWS-->
      <text:h text:style-name="P10" text:outline-level="1">
<text:span text:style-name="T4">
На Сумщині поліція розслідує знущання підлітків з 11-річного хлопчика</text:span>
</text:h>
      <text:p text:style-name="P4">
Authors: Ukrinform (Person)</text:p>
      <text:p text:style-name="P4">
Publisher: Укринформ (Organization)</text:p>
      <text:p text:style-name="P4">
Published Time: 2023-06-03T15:12:00+03:00</text:p>
      <text:p text:style-name="P4">
Modified Time: 2023-06-03T15:12:00+03:00</text:p>
      <text:p text:style-name="P4">
Description: На Сумщині поліцейські розслідують знущання з 11-річного хлопчика підлітків, які знімали «покарання за зухвалість» на телефон. — Укрінформ.</text:p>
      <text:p text:style-name="P4">
Images: ['<text:a xlink:type="simple" xlink:href="https://static.ukrinform.com/photos/2018_01/thumb_files/630_360_1514814140-4618.jpg" text:style-name="Internet_20_link" text:visited-style-name="Visited_20_Internet_20_Link">
630_360_15148...</text:a>
']</text:p>
      <text:p text:style-name="P4">
Tags: ['Діти', 'Поліція', 'Сумщина', 'Булінг']</text:p>
      <text:p text:style-name="P4">
Type: Article</text:p>
      <!--METADATA-->
      <text:p text:style-name="P4">
<draw:frame draw:style-name="fr1" draw:name="Image128" text:anchor-type="as-char" svg:width="6.9236in" svg:height="3.956343in" draw:z-index="0">
<draw:image xlink:href="../Images/yкринформ/2023-06-03T15-12-00-03-00/630_360_1514814140-4618.jpg" xlink:type="simple" xlink:show="embed" xlink:actuate="onLoad" draw:mime-type="image/jpeg"/>
</draw:frame>
 НаСумщині поліцейські розслідують знущання з 11-річного хлопчика підлітків, якізнімали «покарання за зухвалість» на телефон.</text:p>
      <text:p text:style-name="P4">
Про це повідомляє <text:a xlink:type="simple" xlink:href="https://su.npu.gov.ua/news/lebedynski-politseiski-rozpochaly-kryminalne-provadzhennia-za-faktom-znushchannia-nad-malolitnim" text:style-name="Internet_20_link" text:visited-style-name="Visited_20_Internet_20_Link">
 Поліція Сумської області</text:a>
 , передає Укрінформ.</text:p>
      <text:p text:style-name="P4">
«До поліції із заявою звернулася матір малолітнього хлопчика, яка повідомилапро те, що над її сином знущалася група неповнолітніх осіб. Попередньовстановлено, що 2 червня в період часу з 11.00 до 13.30 <text:a xlink:type="simple" xlink:href="https://www.ukrinform.ua/tag-diti" text:style-name="Internet_20_link" text:visited-style-name="Visited_20_Internet_20_Link">
 неповнолітні</text:a>
 віком від 13 до 14 років запросили свогознайомого на територію ферми в селі Куданівка Лебединської територіальноїгромади. Там вони намагалися провчити малолітнього за його зухвалу поведінкута нібито образи в їхню сторону», - йдеться у повідомленні.</text:p>
      <text:p text:style-name="P4">
Як зазначається, кривдники почали по черзі завдавати ляпаси та стусани11-річному хлопцю. Ображаючи його нецензурною лайкою та штовхаючи, вонивимагали від нього вибачення та все це фільмували на мобільний телефон.</text:p>
      <text:p text:style-name="P4">
На даний час особи всіх правопорушників встановлені. Правоохоронці доставилиїх до відділу поліції, де опитали в присутності батьків. На місце буливикликані інспектори ювенальної превенції та психологи.</text:p>
      <text:p text:style-name="P4">
За даним фактом у поліції вже відкрили кримінальне провадження за ознакамизлочину, передбаченого ч. 1 статті 126 Кримінального кодексу України (Побої імордування). Слідство триває.</text:p>
      <text:p text:style-name="P4">
<text:span text:style-name="T4">
Читайте також:</text:span>
 <text:a xlink:type="simple" xlink:href="https://www.ukrinform.ua/rubric-regions/3712708-na-kiivsini-pidozruvanim-u-znusanni-ta-nasilstvi-nad-11ricnou-divcinkou-obrali-zapobizni-zahodi.html" text:style-name="Internet_20_link" text:visited-style-name="Visited_20_Internet_20_Link">
 На Київщині підозрюваним у знущанні та насильстві над11-річною дівчинкою обрали запобіжні заходи </text:a>
</text:p>
      <text:p text:style-name="P4">
Паралельно з розслідуванням, як з дітьми та їх батьками, так і у навчальнихзакладах, де вони навчаються, працівники ювенальної превенції проводятьроз’яснювальну роботу щодо наслідків такої поведінки.</text:p>
      <text:p text:style-name="P4">
Як повідомляв <text:a xlink:type="simple" xlink:href="https://www.ukrinform.ua/rubric-regions/3693267-na-cernigivsini-pritagnuli-do-vidpovidalnosti-pidlitkiv-aki-znusalisa-z-divcini.html" text:style-name="Internet_20_link" text:visited-style-name="Visited_20_Internet_20_Link">
 Укрінформ </text:a>
 , на Чернігівщині поліція притягнула довідповідальності п’ятьох підлітків, які опублікували відео, як знущалися здівчини, а також їхніх батьків та директора школи, де вони навчаються.</text:p>
      <text:p text:style-name="P4">
Source: <text:a xlink:type="simple" xlink:href="https://www.ukrinform.ua/rubric-regions/3717841-na-sumsini-policia-rozslidue-znusanna-pidlitkiv-z-11ricnogo-hlopcika.html" text:style-name="Internet_20_link" text:visited-style-name="Visited_20_Internet_20_Link">
https://www.ukrinform.ua/rubric-regions/3717841-na-sumsini-policia-rozslidue-znusanna-pidlitkiv-z-11ricnogo-hlopcika.html</text:a>
</text:p>
      <!--NEWS-->
      <text:h text:style-name="P10" text:outline-level="1">
<text:span text:style-name="T4">
Зеленський: Ми готові до контрнаступу</text:span>
</text:h>
      <text:p text:style-name="P4">
Authors: Ukrinform (Person)</text:p>
      <text:p text:style-name="P4">
Publisher: Укринформ (Organization)</text:p>
      <text:p text:style-name="P4">
Published Time: 2023-06-03T15:13:00+03:00</text:p>
      <text:p text:style-name="P4">
Modified Time: 2023-06-03T15:13:00+03:00</text:p>
      <text:p text:style-name="P4">
Description: Президент України Володимир Зеленський заявив про готовність розпочати контрнаступ, наголосивши водночас, що цей процес потребуватиме певного часу та матиме високу ціну. — Укрінформ.</text:p>
      <text:p text:style-name="P4">
Images: ['<text:a xlink:type="simple" xlink:href="https://static.ukrinform.com/photos/2022_08/thumb_files/630_360_1661783861-434.jpeg" text:style-name="Internet_20_link" text:visited-style-name="Visited_20_Internet_20_Link">
630_360_16617...</text:a>
']</text:p>
      <text:p text:style-name="P4">
Tags: ['Зеленський', 'Війна з Росією', 'Контрнаступ']</text:p>
      <text:p text:style-name="P4">
Type: Article</text:p>
      <!--METADATA-->
      <text:p text:style-name="P4">
<draw:frame draw:style-name="fr1" draw:name="Image129" text:anchor-type="as-char" svg:width="6.9236in" svg:height="3.956343in" draw:z-index="0">
<draw:image xlink:href="../Images/yкринформ/2023-06-03T15-13-00-03-00/630_360_1661783861-434.jpeg" xlink:type="simple" xlink:show="embed" xlink:actuate="onLoad" draw:mime-type="image/jpeg"/>
</draw:frame>
 ПрезидентУкраїни Володимир Зеленський заявив про готовність розпочати контрнаступ,наголосивши водночас, що цей процес потребуватиме певного часу та матимевисоку ціну.</text:p>
      <text:p text:style-name="P4">
Про це він сказав у інтерв'ю WSJ, повідомляє Укрінформ із посиланням на <text:a xlink:type="simple" xlink:href="http://www.bbc.com/ukrainian/features-65787753" text:style-name="Internet_20_link" text:visited-style-name="Visited_20_Internet_20_Link">
 BBCУкраїна </text:a>
 .</text:p>
      <text:p text:style-name="P4">
«Ми твердо віримо, що нам це вдасться. Я не знаю, скільки часу це (контрнаступ– ред.) займе. Якщо чесно, це може піти різними шляхами, абсолютно різними.Але ми збираємося це зробити, ми готові», – сказав Зеленський.</text:p>
      <text:p text:style-name="P4">
Як зазначає WSJ, глава Української держави визнав, що Росія має перевагу внебі над лінією фронту, та наголосив, що за відсутності потужного озброєння«загине величезна кількість військових».</text:p>
      <text:p text:style-name="P4">
«Ми хотіли б мати певні речі, але ми не можемо чекати місяцями», – сказавПрезидент.</text:p>
      <text:p text:style-name="P4">
За його словами, Україна потребує додаткових ракетних батарей Patriot, щобзахистити свої міста та війська на передовій. За словами Зеленського, вінхотів би мати 50 таких батарей, оскільки це єдина система, яка можеперехоплювати деякі типи російських ракет.</text:p>
      <text:p text:style-name="P4">
<text:span text:style-name="T4">
Читайте також:</text:span>
 <text:a xlink:type="simple" xlink:href="https://www.ukrinform.ua/rubric-ato/3717437-eksdirektor-cru-perekonanij-v-uspisnosti-kontrnastupu-ukraini.html" text:style-name="Internet_20_link" text:visited-style-name="Visited_20_Internet_20_Link">
 Ексдиректор ЦРУ переконаний в успішності <text:span text:style-name="T4">
контрнаступу</text:span>
України </text:a>
</text:p>
      <text:p text:style-name="P4">
Глава держави також висловив занепокоєння з приводу ризиків, які може мати дляУкраїни зміна влади у Білому домі після президентських виборів наступногороку. Адже адміністрація Байдена на тлі повномасштабного вторгнення надалаУкраїні безпрецедентну підтримку.</text:p>
      <text:p text:style-name="P4">
«У такій ситуації, коли є підтримка, ти боїшся змін. І, чесно кажучи, коли визгадуєте про зміну адміністрації, я відчуваю те саме, що й будь-яка іншалюдина, – ви хочете змін на краще, але може бути і навпаки», – зазначивЗеленський.</text:p>
      <text:p text:style-name="P4">
Він також заявив, що Україна очікує конкретики щодо перспектив вступу до <text:a xlink:type="simple" xlink:href="https://www.ukrinform.ua/tag-nato" text:style-name="Internet_20_link" text:visited-style-name="Visited_20_Internet_20_Link">
НАТО </text:a>
 і покладає особливі надії налипневий саміт Альянсу у Вільнюсі.</text:p>
      <text:p text:style-name="P4">
«Якщо нам не дадуть сигнал у Вільнюсі (щодо отримання гарантій вступу Українидо альянсу – ред.), я вважаю, Україні немає що робити на цьому саміті», –сказав Зеленський, зауваживши, що не знає, чи отримає Україна такий сигнал.</text:p>
      <text:p text:style-name="P4">
<text:span text:style-name="T4">
Читайте також:</text:span>
 <text:a xlink:type="simple" xlink:href="https://www.ukrinform.ua/rubric-polytics/3717835-zelenskij-pro-vtomu-vid-vijni-v-insih-krainah-mi-ne-vtomilisa-zahisati-svit.html" text:style-name="Internet_20_link" text:visited-style-name="Visited_20_Internet_20_Link">
 <text:span text:style-name="T4">
Зеленський</text:span>
 - про «втому від війни» в інших країнах:Ми не втомилися захищати світ </text:a>
</text:p>
      <text:p text:style-name="P4">
Як повідомляв Укрінформ, під час спільної з Президентом Естонії Аланом Карісомпресконференції Зеленський заявив, що результатом контрнаступу має стативизволення від російських загарбників українських територій.</text:p>
      <text:p text:style-name="P4">
Генеральний секретар НАТО Єнс Столтенберг заявив, що країниПівнічноатлантичного альянсу надали Україні достатньо військової допомоги длязвільнення захоплених Росією територій, але готові робити ще більше.</text:p>
      <text:p text:style-name="P4">
Source: <text:a xlink:type="simple" xlink:href="https://www.ukrinform.ua/rubric-ato/3717842-zelenskij-mi-gotovi-do-kontrnastupu.html" text:style-name="Internet_20_link" text:visited-style-name="Visited_20_Internet_20_Link">
https://www.ukrinform.ua/rubric-ato/3717842-zelenskij-mi-gotovi-do-kontrnastupu.html</text:a>
</text:p>
      <!--NEWS-->
      <text:h text:style-name="P10" text:outline-level="1">
<text:span text:style-name="T4">
Розвідка вважає виникнення заколоту в Росії можливим</text:span>
</text:h>
      <text:p text:style-name="P4">
Authors: Ukrinform (Person)</text:p>
      <text:p text:style-name="P4">
Publisher: Укринформ (Organization)</text:p>
      <text:p text:style-name="P4">
Published Time: 2023-06-03T15:34:56+03:00</text:p>
      <text:p text:style-name="P4">
Modified Time: 2023-06-03T15:34:56+03:00</text:p>
      <text:p text:style-name="P4">
Description: Одним зі сценаріїв розвитку подій усередині Росії може стати заколот або військове протистояння. — Укрінформ.</text:p>
      <text:p text:style-name="P4">
Images: ['<text:a xlink:type="simple" xlink:href="https://static.ukrinform.com/photos/2023_01/thumb_files/630_360_1674657236-888.jpg" text:style-name="Internet_20_link" text:visited-style-name="Visited_20_Internet_20_Link">
630_360_16746...</text:a>
']</text:p>
      <text:p text:style-name="P4">
Tags: ['Розвідка', 'Росія']</text:p>
      <text:p text:style-name="P4">
Type: Article</text:p>
      <!--METADATA-->
      <text:p text:style-name="P4">
<draw:frame draw:style-name="fr1" draw:name="Image130" text:anchor-type="as-char" svg:width="6.9236in" svg:height="3.956343in" draw:z-index="0">
<draw:image xlink:href="../Images/yкринформ/2023-06-03T15-34-56-03-00/630_360_1674657236-888.jpg" xlink:type="simple" xlink:show="embed" xlink:actuate="onLoad" draw:mime-type="image/jpeg"/>
</draw:frame>
 Одним зісценаріїв розвитку подій усередині Росії може стати заколот або військовепротистояння.</text:p>
      <text:p text:style-name="P4">
Про це заявив представник Головного управління розвідки Міністерства оборониУкраїни Андрій Юсов, передає Укрінформ із посиланням на <text:a xlink:type="simple" xlink:href="https://gur.gov.ua/content/korol-holyi-u-moskovshchyni-mozhlyvyi-zakolot.html" text:style-name="Internet_20_link" text:visited-style-name="Visited_20_Internet_20_Link">
 ГУР</text:a>
 .</text:p>
      <text:p text:style-name="P4">
"Унаслідок успішних дій Сил безпеки і оборони України та деокупації нашихтериторій можливі внутрішні конфлікти всередині самої московщини", — зазначиввін.</text:p>
      <text:p text:style-name="P4">
Як припустив Юсов, відповідний сценарій можуть також зумовити успішні діїросійських повстанців.</text:p>
      <text:p text:style-name="P4">
За даними представника ГУР, операція "Російського добровольчого корпусу" йлегіону "Свобода Росії" досі триває. На території ж Російської Федерації нинізалишилися переважно "пузаті гаішники".</text:p>
      <text:p text:style-name="P4">
"Король виявився голим. Все боєздатне, що може рухатись, перекинуте наокупацію України", — зауважив Юсов.</text:p>
      <text:p text:style-name="P4">
Він додав, що боротьба з озброєними повстанцями не входить до компетенції“гібдд-шників”, скликаних Президентом <text:a xlink:type="simple" xlink:href="https://www.ukrinform.ua/tag-rosia" text:style-name="Internet_20_link" text:visited-style-name="Visited_20_Internet_20_Link">
 РФ </text:a>
 Володимиром Путіним до кордону в межах плану “Едельвейс”, адже тіздебільшого навчені бити кийками учасників мирних акцій протесту та братихабарі з пенсіонерів.</text:p>
      <text:p text:style-name="P4">
"Тому так невдало. Тому доводиться артилерією і "Градами" бомбити й нищитицивільні будинки самих московитів. Це все відбувається в прямому ефірі,наживо, на все це дивиться увесь світ", — підсумував представник розвідки.</text:p>
      <text:p text:style-name="P4">
<text:span text:style-name="T4">
Читайте також:</text:span>
 <text:a xlink:type="simple" xlink:href="https://www.ukrinform.ua/rubric-ato/3714942-zavdaki-operacii-v-belgorodskij-oblasti-ukrainska-rozvidka-otrimala-vazlivi-dani-usov.html" text:style-name="Internet_20_link" text:visited-style-name="Visited_20_Internet_20_Link">
 Завдяки операції в Бєлгородській області українськарозвідка отримала важливі дані — <text:span text:style-name="T4">
Юсов</text:span>
 </text:a>
</text:p>
      <text:p text:style-name="P4">
Як повідомляв Укрінформ, за даними Інституту вивчення війни, у Росії <text:a xlink:type="simple" xlink:href="https://www.ukrinform.ua/rubric-ato/3717327-u-rosii-zrostae-trivoznist-cerez-podii-u-belgorodskij-oblasti-isw.html" text:style-name="Internet_20_link" text:visited-style-name="Visited_20_Internet_20_Link">
 зростаєтривожність </text:a>
 через події уБєлгородській області.</text:p>
      <text:p text:style-name="P4">
Source: <text:a xlink:type="simple" xlink:href="https://www.ukrinform.ua/rubric-ato/3717847-rozvidka-vvazae-viniknenna-zakolotu-v-rosii-mozlivim.html" text:style-name="Internet_20_link" text:visited-style-name="Visited_20_Internet_20_Link">
https://www.ukrinform.ua/rubric-ato/3717847-rozvidka-vvazae-viniknenna-zakolotu-v-rosii-mozlivim.html</text:a>
</text:p>
      <!--NEWS-->
      <text:h text:style-name="P10" text:outline-level="1">
<text:span text:style-name="T4">
В Ізмаїлі відкрився міжнародний дитячий фестиваль-конкурс «Дунай - річка дружби»</text:span>
</text:h>
      <text:p text:style-name="P4">
Authors: Ukrinform (Person)</text:p>
      <text:p text:style-name="P4">
Publisher: Укринформ (Organization)</text:p>
      <text:p text:style-name="P4">
Published Time: 2023-06-03T15:42:00+03:00</text:p>
      <text:p text:style-name="P4">
Modified Time: 2023-06-03T15:42:00+03:00</text:p>
      <text:p text:style-name="P4">
Description: В Ізмаїлі на Одещині відкрився традиційний фестиваль-конкурс дитячої творчості «Дунай – річка дружби». — Укрінформ.</text:p>
      <text:p text:style-name="P4">
Images: ['<text:a xlink:type="simple" xlink:href="https://static.ukrinform.com/photos/2023_06/thumb_files/630_360_1685795891-770.jpg" text:style-name="Internet_20_link" text:visited-style-name="Visited_20_Internet_20_Link">
630_360_16857...</text:a>
']</text:p>
      <text:p text:style-name="P4">
Tags: ['Діти', 'Фестиваль', 'Конкурс', 'Одещина']</text:p>
      <text:p text:style-name="P4">
Type: Article</text:p>
      <!--METADATA-->
      <text:p text:style-name="P4">
<draw:frame draw:style-name="fr1" draw:name="Image131" text:anchor-type="as-char" svg:width="6.9236in" svg:height="3.956343in" draw:z-index="0">
<draw:image xlink:href="../Images/yкринформ/2023-06-03T15-42-00-03-00/630_360_1685795891-770.jpg" xlink:type="simple" xlink:show="embed" xlink:actuate="onLoad" draw:mime-type="image/jpeg"/>
</draw:frame>
 В Ізмаїліна Одещині відкрився традиційний фестиваль-конкурс дитячої творчості «Дунай –річка дружби».</text:p>
      <text:p text:style-name="P4">
Про це повідомив Ізмаїльський міський голова Андрій Абрамченко у <text:a xlink:type="simple" xlink:href="https://www.facebook.com/permalink.php" text:style-name="Internet_20_link" text:visited-style-name="Visited_20_Internet_20_Link">
 Фейсбуці</text:a>
, передає Укрінформ.</text:p>
      <text:p text:style-name="P4">
«Традиційним було і свято в Ізмаїльській картинній галереї Одеського обласногоцентру естетичного виховання, де було відкрито Міжнародний <text:a xlink:type="simple" xlink:href="https://www.ukrinform.ua/tag-konkurs" text:style-name="Internet_20_link" text:visited-style-name="Visited_20_Internet_20_Link">
 конкурс</text:a>
 дитячої творчості «Дунай – рікадружби» та відбулись концерт та низка творчих майстер-класів (як в залахгалереї, так й на прилеглій до неї території)», - написав Абрамченко.</text:p>
      <text:p text:style-name="P4">
В Ізмаїльській картинній галереї цей фестиваль проводиться з 2013 року.Цьогоріч на виставці представили 335 робіт понад 200 учасників з України,Болгарії, Німеччини, Англії та США.</text:p>
      <text:p text:style-name="P4">
Організатори фестивалю – Департамент культури, національностей, релігій таохорони об'єктів культурної спадщини Одеської облдержадміністрації та ОЦЕВімені Емілії Євдокимової.</text:p>
      <text:p text:style-name="P4">
Дитячі твори на виставці представлені у трьох техніках: живопис, графіка,декоративно-ужиткове мистецтво, дітьми від 5 до 16 років.</text:p>
      <text:p text:style-name="P4">
<text:span text:style-name="T4">
Читайте також:</text:span>
 <text:a xlink:type="simple" xlink:href="https://www.ukrinform.ua/rubric-culture/3716594-na-hmelniccini-projde-festival-ditacoi-knigi-soroka-biloboka.html" text:style-name="Internet_20_link" text:visited-style-name="Visited_20_Internet_20_Link">
 На Хмельниччині пройде фестиваль дитячої <text:span text:style-name="T4">
книги</text:span>
«Сорока Білобока» </text:a>
</text:p>
      <text:p text:style-name="P4">
Журі формується із провідних фахівців культури та мистецтва різних країн.Голова журі – Анатолій Горбенко, заступник голови НСХУ, народний художникУкраїни, професор, голова правління Одеської обласної організації Національноїспілки художників України.</text:p>
      <text:p text:style-name="P4">
Як повідомляв <text:a xlink:type="simple" xlink:href="https://www.ukrinform.ua/rubric-culture/3716328-startuvav-konkurs-hudoznih-proektiv-prisvacenij-osmislennu-vijni-v-ukraini-mkip.html" text:style-name="Internet_20_link" text:visited-style-name="Visited_20_Internet_20_Link">
 Укрінформ </text:a>
 , у межах всеукраїнської кампанії «Разом мизберігаємо. Разом ми творимо» проводиться конкурс художніх проєктів,присвячених осмисленню російської війни в Україні з 2014 року з фокусом навзаємодію України та Європейського Союзу.</text:p>
      <text:p text:style-name="P4">
<text:span text:style-name="T5">
Фото: Андрій Абрамченко / Фейсбук</text:span>
</text:p>
      <text:p text:style-name="P4">
Source: <text:a xlink:type="simple" xlink:href="https://www.ukrinform.ua/rubric-regions/3717851-na-odesini-v-izmaili-vidkrivsa-miznarodnij-ditacij-festivalkonkurs-dunaj-ricka-druzbi.html" text:style-name="Internet_20_link" text:visited-style-name="Visited_20_Internet_20_Link">
https://www.ukrinform.ua/rubric-regions/3717851-na-odesini-v-izmaili-vidkrivsa-miznarodnij-ditacij-festivalkonkurs-dunaj-ricka-druzbi.html</text:a>
</text:p>
      <!--NEWS-->
      <text:h text:style-name="P10" text:outline-level="1">
<text:span text:style-name="T4">
Іран планує створити військово-морський альянс із країнами Перської затоки</text:span>
</text:h>
      <text:p text:style-name="P4">
Authors: Ukrinform (Person)</text:p>
      <text:p text:style-name="P4">
Publisher: Укринформ (Organization)</text:p>
      <text:p text:style-name="P4">
Published Time: 2023-06-03T15:44:49+03:00</text:p>
      <text:p text:style-name="P4">
Modified Time: 2023-06-03T15:44:49+03:00</text:p>
      <text:p text:style-name="P4">
Description: Командувач ВМС Ірану Шахрам Ірані заявив, що ІРІ, Саудівська Аравія та ще три держави Перської затоки планують сформувати військово-морський альянс, до якого також увійдуть Індія і Пакистан. — Укрінформ.</text:p>
      <text:p text:style-name="P4">
Images: ['<text:a xlink:type="simple" xlink:href="https://static.ukrinform.com/photos/2023_05/thumb_files/630_360_1685368049-244.jpg" text:style-name="Internet_20_link" text:visited-style-name="Visited_20_Internet_20_Link">
630_360_16853...</text:a>
']</text:p>
      <text:p text:style-name="P4">
Tags: ['Іран', 'Перська затока', 'військово-морський альянс ']</text:p>
      <text:p text:style-name="P4">
Type: Article</text:p>
      <!--METADATA-->
      <text:p text:style-name="P4">
<draw:frame draw:style-name="fr1" draw:name="Image132" text:anchor-type="as-char" svg:width="6.9236in" svg:height="3.956343in" draw:z-index="0">
<draw:image xlink:href="../Images/yкринформ/2023-06-03T15-44-49-03-00/630_360_1685368049-244.jpg" xlink:type="simple" xlink:show="embed" xlink:actuate="onLoad" draw:mime-type="image/jpeg"/>
</draw:frame>
 КомандувачВМС Ірану Шахрам Ірані заявив, що ІРІ, Саудівська Аравія та ще три державиПерської затоки планують сформувати військово-морський альянс, до якого такожувійдуть Індія і Пакистан.</text:p>
      <text:p text:style-name="P4">
Про це повідомляє <text:a xlink:type="simple" xlink:href="http://www.reuters.com/world/middle-east/iran-says-form-naval-alliance-with-gulf-states-ensure-regional-stability-2023-06-03/" text:style-name="Internet_20_link" text:visited-style-name="Visited_20_Internet_20_Link">
 Reuters </text:a>
 , передає Укрінформ.</text:p>
      <text:p text:style-name="P4">
За словами Ірані, країни регіону "усвідомили, що тільки співпраця одне з однимпринесе безпеку в регіоні".</text:p>
      <text:p text:style-name="P4">
Очільник ВМС Ірану заявив, що долучитись до альянсу планують також <text:a xlink:type="simple" xlink:href="https://www.ukrinform.ua/tag-india" text:style-name="Internet_20_link" text:visited-style-name="Visited_20_Internet_20_Link">
 Індія</text:a>
 , Пакистан, Саудівська Аравія, Об'єднаніАрабські Емірати, Бахрейн, Катар та Ірак.</text:p>
      <text:p text:style-name="P4">
Водночас він не уточнив деталі щодо форми альянсу, що, за його словами, будесформований найближчим часом.</text:p>
      <text:p text:style-name="P4">
<text:span text:style-name="T4">
Читайте також:</text:span>
 <text:a xlink:type="simple" xlink:href="https://www.ukrinform.ua/rubric-world/3714205-francia-vvazae-zapusk-balisticnoi-raketi-iranom-trivoznim-signalom.html" text:style-name="Internet_20_link" text:visited-style-name="Visited_20_Internet_20_Link">
 Франція вважає запуск балістичної ракети <text:span text:style-name="T4">
Іран</text:span>
 омтривожним сигналом </text:a>
</text:p>
      <text:p text:style-name="P4">
Як <text:a xlink:type="simple" xlink:href="https://www.ukrinform.ua/rubric-polytics/3711454-zelenskij-zaprosiv-cleniv-ligi-arabskih-derzav-dolucitisa-do-ukrainskoi-formuli-miru.html" text:style-name="Internet_20_link" text:visited-style-name="Visited_20_Internet_20_Link">
 повідомляв </text:a>
 Укрінформ, у березні цього року Саудівська Аравія відновиладипломатичні відносини зі своїм давнім регіональним суперником Іраном.</text:p>
      <text:p text:style-name="P4">
Верховна Рада затвердила рішення Ради національної безпеки щодо застосуваннясекторальних спеціальних економічних та інших обмежувальних заходів (санкцій)проти Ісламської Республіки Іран.</text:p>
      <text:p text:style-name="P4">
<text:span text:style-name="T5">
Фото: Getty Images</text:span>
</text:p>
      <text:p text:style-name="P4">
Source: <text:a xlink:type="simple" xlink:href="https://www.ukrinform.ua/rubric-world/3717852-iran-planue-stvoriti-vijskovomorskij-alans-iz-krainami-perskoi-zatoki.html" text:style-name="Internet_20_link" text:visited-style-name="Visited_20_Internet_20_Link">
https://www.ukrinform.ua/rubric-world/3717852-iran-planue-stvoriti-vijskovomorskij-alans-iz-krainami-perskoi-zatoki.html</text:a>
</text:p>
      <!--NEWS-->
      <text:h text:style-name="P10" text:outline-level="1">
<text:span text:style-name="T4">
На Львівщину прибули чотири пожежні автомобілі від німецьких благодійників</text:span>
</text:h>
      <text:p text:style-name="P4">
Authors: Ukrinform (Person)</text:p>
      <text:p text:style-name="P4">
Publisher: Укринформ (Organization)</text:p>
      <text:p text:style-name="P4">
Published Time: 2023-06-03T15:49:08+03:00</text:p>
      <text:p text:style-name="P4">
Modified Time: 2023-06-03T15:49:08+03:00</text:p>
      <text:p text:style-name="P4">
Description: У Львівську область прибули чотири пожежні автомобілі від німецької організації Freunde helfen Konvoi, два з них передадуть на Херсонщину та Миколаївщину. — Укрінформ.</text:p>
      <text:p text:style-name="P4">
Images: ['<text:a xlink:type="simple" xlink:href="https://static.ukrinform.com/photos/2023_06/thumb_files/630_360_1685796496-293.jpg" text:style-name="Internet_20_link" text:visited-style-name="Visited_20_Internet_20_Link">
630_360_16857...</text:a>
']</text:p>
      <text:p text:style-name="P4">
Tags: ['Автомобіль', 'ДСНС', 'Львівщина', 'Німеччина']</text:p>
      <text:p text:style-name="P4">
Type: Article</text:p>
      <!--METADATA-->
      <text:p text:style-name="P4">
<draw:frame draw:style-name="fr1" draw:name="Image133" text:anchor-type="as-char" svg:width="6.9236in" svg:height="3.956343in" draw:z-index="0">
<draw:image xlink:href="../Images/yкринформ/2023-06-03T15-49-08-03-00/630_360_1685796496-293.jpg" xlink:type="simple" xlink:show="embed" xlink:actuate="onLoad" draw:mime-type="image/jpeg"/>
</draw:frame>
 УЛьвівську область прибули чотири пожежні автомобілі від німецької організаціїFreunde helfen Konvoi, два з них передадуть на Херсонщину та Миколаївщину.</text:p>
      <text:p text:style-name="P4">
Про це у <text:a xlink:type="simple" xlink:href="http://t.me/kozytskyy_maksym_official/8511" text:style-name="Internet_20_link" text:visited-style-name="Visited_20_Internet_20_Link">
 Телеграмі </text:a>
 повідомивначальник Львівської ОВА Максим Козицький, передає Укрінформ.</text:p>
      <text:p text:style-name="P4">
« <text:a xlink:type="simple" xlink:href="https://www.ukrinform.ua/tag-lvivsina" text:style-name="Internet_20_link" text:visited-style-name="Visited_20_Internet_20_Link">
 Львівщина </text:a>
 отримала від німецькихблагодійників 4 пожежні авто. Дві машини стануть на бойове чергування уХерсонській та Миколаївській областях, дві – служитимуть підрозділам ДСНС уЛьвівській області», - зазначив Козицький.</text:p>
      <text:p text:style-name="P4">
За його словами, спецтранспорт обладнаний усім необхідним для боротьби зпожежами та іншими надзвичайними ситуаціями. У комплектацію входять і кисневібалони, важливі під час гасіння займань у закритих приміщеннях.</text:p>
      <text:p text:style-name="P4">
Купівля машин і необхідного обладнання коштувала 2,5 мільйона гривень.</text:p>
      <text:p text:style-name="P4">
За словами Козицького, від початку повномасштабного російського вторгненняорганізація Freunde helfen Konvoi передала українським партнерам десятьпожежних машин подібного класу.</text:p>
      <text:p text:style-name="P4">
<text:span text:style-name="T4">
Читайте також:</text:span>
 <text:a xlink:type="simple" xlink:href="https://www.ukrinform.ua/rubric-kyiv/3695434-kiiv-otrimav-cotiri-sucasni-avtobusi-vid-nimeckih-partneriv.html" text:style-name="Internet_20_link" text:visited-style-name="Visited_20_Internet_20_Link">
 Столиця отримала чотири сучасні автобуси від німецькихпартнерів </text:a>
</text:p>
      <text:p text:style-name="P4">
Як повідомлялося, Київ 16 травня отримав від німецьких та польських партнерівсучасний пожежний автомобіль.</text:p>
      <text:p text:style-name="P4">
Source: <text:a xlink:type="simple" xlink:href="https://www.ukrinform.ua/rubric-regions/3717854-na-lvivsinu-pribuli-cotiri-pozezni-avtomobili-vid-nimeckih-blagodijnikiv.html" text:style-name="Internet_20_link" text:visited-style-name="Visited_20_Internet_20_Link">
https://www.ukrinform.ua/rubric-regions/3717854-na-lvivsinu-pribuli-cotiri-pozezni-avtomobili-vid-nimeckih-blagodijnikiv.html</text:a>
</text:p>
      <!--NEWS-->
      <text:h text:style-name="P10" text:outline-level="1">
<text:span text:style-name="T4">
На захопленій частині Запоріжжя стався вибух на залізниці - Федоров</text:span>
</text:h>
      <text:p text:style-name="P4">
Authors: Ukrinform (Person)</text:p>
      <text:p text:style-name="P4">
Publisher: Укринформ (Organization)</text:p>
      <text:p text:style-name="P4">
Published Time: 2023-06-03T15:52:00+03:00</text:p>
      <text:p text:style-name="P4">
Modified Time: 2023-06-03T15:52:00+03:00</text:p>
      <text:p text:style-name="P4">
Description: На тимчасово захопленій території Запорізької області стався вибух на залізниці, яку ворог використовує для перевезення особового складу і техніки.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Окупація', 'Вибух', 'Запоріжжя', 'Війна з Росією']</text:p>
      <text:p text:style-name="P4">
Type: Article</text:p>
      <!--METADATA-->
      <text:p text:style-name="P4">
<draw:frame draw:style-name="fr1" draw:name="Image134" text:anchor-type="as-char" svg:width="6.9236in" svg:height="3.956343in" draw:z-index="0">
<draw:image xlink:href="../Images/yкринформ/2023-06-03T15-52-00-03-00/630_360_1669987737-966.jpg" xlink:type="simple" xlink:show="embed" xlink:actuate="onLoad" draw:mime-type="image/jpeg"/>
</draw:frame>
 Натимчасово захопленій території Запорізької області стався вибух на залізниці,яку ворог використовує для перевезення особового складу і техніки.</text:p>
      <text:p text:style-name="P4">
Про це в <text:a xlink:type="simple" xlink:href="http://t.me/ivan_fedorov_melitopol/2156" text:style-name="Internet_20_link" text:visited-style-name="Visited_20_Internet_20_Link">
 Телеграмі </text:a>
 повідомивміський голова Мелітополя Іван Федоров, передає Укрінформ.</text:p>
      <text:p text:style-name="P4">
"Кілька годин тому залізничні рейки поблизу села Долинське Якимівського районугучно зупинили роботу", - написав Федоров.</text:p>
      <text:p text:style-name="P4">
Він нагадав, що окупанти використовують залізницю для перевезення особовогоскладу і військової техніки, але тепер у них "мінус один шлях".</text:p>
      <text:p text:style-name="P4">
<text:span text:style-name="T4">
Читайте також:</text:span>
 <text:a xlink:type="simple" xlink:href="https://www.ukrinform.ua/rubric-regions/3708546-pid-cas-bavovni-u-lugansku-buv-poranenij-deputat-rosijskoi-dumi-zmi.html" text:style-name="Internet_20_link" text:visited-style-name="Visited_20_Internet_20_Link">
 Під час «бавовни» у Луганську був поранений депутатросійської думи - ЗМІ </text:a>
</text:p>
      <text:p text:style-name="P4">
Як повідомлялося, напередодні в тимчасово окупованій Михайлівці <text:a xlink:type="simple" xlink:href="https://www.ukrinform.ua/rubric-ato/3717645-na-zaporizzi-vibuhnula-avtivka-iz-zagarbnikami.html" text:style-name="Internet_20_link" text:visited-style-name="Visited_20_Internet_20_Link">
 вибухнувавтомобіль із колаборантами </text:a>
 .</text:p>
      <text:p text:style-name="P4">
Source: <text:a xlink:type="simple" xlink:href="https://www.ukrinform.ua/rubric-ato/3717856-na-zahoplenij-castini-zaporizza-stavsa-vibuh-na-zaliznici-fedorov.html" text:style-name="Internet_20_link" text:visited-style-name="Visited_20_Internet_20_Link">
https://www.ukrinform.ua/rubric-ato/3717856-na-zahoplenij-castini-zaporizza-stavsa-vibuh-na-zaliznici-fedorov.html</text:a>
</text:p>
      <!--NEWS-->
      <text:h text:style-name="P10" text:outline-level="1">
<text:span text:style-name="T4">
Британія системно підтримує Україну у правовій сфері – Костін</text:span>
</text:h>
      <text:p text:style-name="P4">
Authors: Ukrinform (Person)</text:p>
      <text:p text:style-name="P4">
Publisher: Укринформ (Organization)</text:p>
      <text:p text:style-name="P4">
Published Time: 2023-06-03T15:53:00+03:00</text:p>
      <text:p text:style-name="P4">
Modified Time: 2023-06-03T15:53:00+03:00</text:p>
      <text:p text:style-name="P4">
Description: Генеральний прокурор Андрій Костін провів зустріч із Надзвичайним і Повноважним Послом Сполученого Королівства Великої Британії в Україні Меліндою Сіммонс. — Укрінформ.</text:p>
      <text:p text:style-name="P4">
Images: ['<text:a xlink:type="simple" xlink:href="https://static.ukrinform.com/photos/2023_06/thumb_files/630_360_1685796803-123.jpg" text:style-name="Internet_20_link" text:visited-style-name="Visited_20_Internet_20_Link">
630_360_16857...</text:a>
']</text:p>
      <text:p text:style-name="P4">
Tags: ['Британія', 'Офіс генпрокурора', 'Мелінда Сіммонс', 'Андрій Костін']</text:p>
      <text:p text:style-name="P4">
Type: Article</text:p>
      <!--METADATA-->
      <text:p text:style-name="P4">
<draw:frame draw:style-name="fr1" draw:name="Image135" text:anchor-type="as-char" svg:width="6.9236in" svg:height="3.956343in" draw:z-index="0">
<draw:image xlink:href="../Images/yкринформ/2023-06-03T15-53-00-03-00/630_360_1685796803-123.jpg" xlink:type="simple" xlink:show="embed" xlink:actuate="onLoad" draw:mime-type="image/jpeg"/>
</draw:frame>
Генеральний прокурор Андрій Костін провів зустріч із Надзвичайним іПовноважним Послом Сполученого Королівства Великої Британії в Україні МеліндоюСіммонс.</text:p>
      <text:p text:style-name="P4">
Як передає Укрінформ, про це Офіс генерального прокурора повідомляє у <text:a xlink:type="simple" xlink:href="https://t.me/pgo_gov_ua/12853" text:style-name="Internet_20_link" text:visited-style-name="Visited_20_Internet_20_Link">
Телеграмі </text:a>
 .</text:p>
      <text:p text:style-name="P4">
Костін подякував народу Сполученого Королівства, який щиро підтримує Україну зпершого дня боротьби.</text:p>
      <text:p text:style-name="P4">
« <text:a xlink:type="simple" xlink:href="https://www.ukrinform.ua/tag-britania" text:style-name="Internet_20_link" text:visited-style-name="Visited_20_Internet_20_Link">
 Велика Британія </text:a>
 системно тавсебічно підтримує Україну, зокрема й у правовій сфері», - зазначив він.</text:p>
      <text:p text:style-name="P4">
Костін зауважив, що країна є одним із засновників Консультативної групи зпитань найтяжчих міжнародних злочинів - Atrocity Crimes Advisory Group (ACA) -багатосторонньої ініціативи, яка надає Офісу генпрокурора стратегічніконсультації та технічну допомогу в розслідуванні та судовому переслідуваннівоєнних злочинів РФ.</text:p>
      <text:p text:style-name="P4">
«Ми високо цінуємо внесок Великої Британії у справу забезпечення справедливогопокарання для винуватців міжнародних злочинів», - додав генпрокурор.</text:p>
      <text:p text:style-name="P4">
<text:span text:style-name="T4">
Читайте також:</text:span>
 <text:a xlink:type="simple" xlink:href="https://www.ukrinform.ua/rubric-society/3714982-kostin-privitav-uhvalenna-konvencii-pro-spivrobitnictvo-u-rozsliduvanni-miznarodnih-zlociniv.html" text:style-name="Internet_20_link" text:visited-style-name="Visited_20_Internet_20_Link">
 <text:span text:style-name="T4">
Костін</text:span>
 привітав ухвалення Конвенції проспівробітництво у розслідуванні міжнародних злочинів</text:a>
</text:p>
      <text:p text:style-name="P4">
Як повідомляв Укрінформ, Сіммонс заявила, що Велика <text:a xlink:type="simple" xlink:href="https://www.ukrinform.ua/rubric-society/3716510-posol-britanii-dopomogti-ukraini-peremogti-ce-najkrasij-sposib-uberegti-ditej.html" text:style-name="Internet_20_link" text:visited-style-name="Visited_20_Internet_20_Link">
 Британія продовжитьпрацювати над притягненням Росії до відповідальності</text:a>
 за злочини протиукраїнських дітей і перш за все для цього треба допомогти Україні перемогти увійні.</text:p>
      <text:p text:style-name="P4">
<text:span text:style-name="T5">
Фото: Офіс Генерального прокурора</text:span>
</text:p>
      <text:p text:style-name="P4">
Source: <text:a xlink:type="simple" xlink:href="https://www.ukrinform.ua/rubric-polytics/3717857-britania-sistemno-pidtrimue-ukrainu-u-pravovij-sferi-kostin.html" text:style-name="Internet_20_link" text:visited-style-name="Visited_20_Internet_20_Link">
https://www.ukrinform.ua/rubric-polytics/3717857-britania-sistemno-pidtrimue-ukrainu-u-pravovij-sferi-kostin.html</text:a>
</text:p>
      <!--NEWS-->
      <text:h text:style-name="P10" text:outline-level="1">
<text:span text:style-name="T4">
Іспанський вінгер «Реала» Асенсіо залишить клуб</text:span>
</text:h>
      <text:p text:style-name="P4">
Authors: Ukrinform (Person)</text:p>
      <text:p text:style-name="P4">
Publisher: Укринформ (Organization)</text:p>
      <text:p text:style-name="P4">
Published Time: 2023-06-03T15:57:02+03:00</text:p>
      <text:p text:style-name="P4">
Modified Time: 2023-06-03T15:57:02+03:00</text:p>
      <text:p text:style-name="P4">
Description: Півзахисник «Реала» Марко Асенсіо залишить клуб. — Укрінформ.</text:p>
      <text:p text:style-name="P4">
Images: ['<text:a xlink:type="simple" xlink:href="https://static.ukrinform.com/photos/2023_06/thumb_files/630_360_1685796918-174.jpg" text:style-name="Internet_20_link" text:visited-style-name="Visited_20_Internet_20_Link">
630_360_16857...</text:a>
']</text:p>
      <text:p text:style-name="P4">
Tags: ['Футбол', 'Реал Мадрид']</text:p>
      <text:p text:style-name="P4">
Type: Article</text:p>
      <!--METADATA-->
      <text:p text:style-name="P4">
<draw:frame draw:style-name="fr1" draw:name="Image136" text:anchor-type="as-char" svg:width="6.9236in" svg:height="3.956343in" draw:z-index="0">
<draw:image xlink:href="../Images/yкринформ/2023-06-03T15-57-02-03-00/630_360_1685796918-174.jpg" xlink:type="simple" xlink:show="embed" xlink:actuate="onLoad" draw:mime-type="image/jpeg"/>
</draw:frame>
Півзахисник «Реала» Марко Асенсіо залишить клуб.</text:p>
      <text:p text:style-name="P4">
Про це повідомила <text:a xlink:type="simple" xlink:href="https://www.realmadrid.com/noticias/2023/06/03/comunicado-oficial-marco-asensio" text:style-name="Internet_20_link" text:visited-style-name="Visited_20_Internet_20_Link">
 пресслужба</text:a>
 "вершкових", передає Укрінформ.</text:p>
      <text:p text:style-name="P4">
Гравець піде з команди після закінчення сезону. Його контракт діє до 30червня, після чого він стане вільним агентом.</text:p>
      <text:p text:style-name="P4">
Гравець близький до переходу в «ПСЖ». За даними журналіста Ніколо Скіри, вінпідпише контракт до 2027 року. Зарплата футболіста складатиме 8 мільйонів єврона рік.</text:p>
      <text:p text:style-name="P4">
Як повідомлялося, 27-річний іспанець виступав за «Реал» з 2014 року, за цейчас він забив 61 гол та віддав 32 результативні передачі у 285 матчах.</text:p>
      <text:p text:style-name="P4">
<text:span text:style-name="T4">
Читайте також:</text:span>
 <text:a xlink:type="simple" xlink:href="https://www.ukrinform.ua/rubric-sports/3717408-golkiper-dinamo-bojko-moze-prodovziti-kareru-u-zotomirskomu-polissi.html" text:style-name="Internet_20_link" text:visited-style-name="Visited_20_Internet_20_Link">
 Голкіпер «Динамо» Бойко може продовжити кар'єру ужотомирському «Поліссі» </text:a>
</text:p>
      <text:p text:style-name="P4">
Разом з командою він завоював 17 трофеїв: 3 Ліги чемпіонів, 4 клубнихчемпіонати світу, 3 Суперкубуки УЄФА, 3 перемоги у чемпіонаті Іспанії, 1 КубокІспанії та 3 Суперкубки країни.</text:p>
      <text:p text:style-name="P4">
Фото: managingmadrid</text:p>
      <text:p text:style-name="P4">
Source: <text:a xlink:type="simple" xlink:href="https://www.ukrinform.ua/rubric-sports/3717858-ispanskij-vinger-reala-asensio-zalisit-klub.html" text:style-name="Internet_20_link" text:visited-style-name="Visited_20_Internet_20_Link">
https://www.ukrinform.ua/rubric-sports/3717858-ispanskij-vinger-reala-asensio-zalisit-klub.html</text:a>
</text:p>
      <!--NEWS-->
      <text:h text:style-name="P10" text:outline-level="1">
<text:span text:style-name="T4">
Росіяни тричі обстріляли прикордоння Чернігівщини</text:span>
</text:h>
      <text:p text:style-name="P4">
Authors: Ukrinform (Person)</text:p>
      <text:p text:style-name="P4">
Publisher: Укринформ (Organization)</text:p>
      <text:p text:style-name="P4">
Published Time: 2023-06-03T16:01:27+03:00</text:p>
      <text:p text:style-name="P4">
Modified Time: 2023-06-03T16:01:27+03:00</text:p>
      <text:p text:style-name="P4">
Description: Російські війська станом на 15:00 3 червня тричі обстріляли прикордонні території Чернігівської області. — Укрінформ.</text:p>
      <text:p text:style-name="P4">
Images: ['<text:a xlink:type="simple" xlink:href="https://static.ukrinform.com/photos/2019_11/thumb_files/630_360_1574102935-316.jpg" text:style-name="Internet_20_link" text:visited-style-name="Visited_20_Internet_20_Link">
630_360_15741...</text:a>
']</text:p>
      <text:p text:style-name="P4">
Tags: ['Обстріл', 'Чернігівщина', 'Війна з Росією']</text:p>
      <text:p text:style-name="P4">
Type: Article</text:p>
      <!--METADATA-->
      <text:p text:style-name="P4">
<draw:frame draw:style-name="fr1" draw:name="Image137" text:anchor-type="as-char" svg:width="6.9236in" svg:height="3.956343in" draw:z-index="0">
<draw:image xlink:href="../Images/yкринформ/2023-06-03T16-01-27-03-00/630_360_1574102935-316.jpg" xlink:type="simple" xlink:show="embed" xlink:actuate="onLoad" draw:mime-type="image/jpeg"/>
</draw:frame>
 Російськівійська станом на 15:00 3 червня тричі обстріляли прикордонні територіїЧернігівської області.</text:p>
      <text:p text:style-name="P4">
Як передає Укрінформ, про це оперативне командування "Північ" повідомляє у <text:a xlink:type="simple" xlink:href="http://t.me/ok_pivnich1/2992" text:style-name="Internet_20_link" text:visited-style-name="Visited_20_Internet_20_Link">
Телеграмі </text:a>
 .</text:p>
      <text:p text:style-name="P4">
Зокрема, з 11:20 до 11:40 зафіксовано 8 ударів, а з 13:10 до 14:10 - 10ударів, ймовірно, зі ствольної артилерії, в районі населеного пункту Грем'яч.</text:p>
      <text:p text:style-name="P4">
З 13:25 до 14:20 зафіксовано 5 ударів, ймовірно, з 120-міліметрового міномета,в районі населеного пункту Гай.</text:p>
      <text:p text:style-name="P4">
"Про втрати серед місцевого населення чи пошкодження цивільної інфраструктуриінформація не надходила", - ідеться в повідомленні.</text:p>
      <text:p text:style-name="P4">
<text:span text:style-name="T4">
Читайте також:</text:span>
 <text:a xlink:type="simple" xlink:href="https://www.ukrinform.ua/rubric-regions/3712587-na-hersonsini-vid-vorozogo-snaradu-zaginuv-civilnij-akij-remontuvav-svij-budinok.html" text:style-name="Internet_20_link" text:visited-style-name="Visited_20_Internet_20_Link">
 На Херсонщині від ворожого снаряду загинув цивільний,який ремонтував свій будинок </text:a>
</text:p>
      <text:p text:style-name="P4">
Як повідомляв Укрінформ, російська <text:a xlink:type="simple" xlink:href="https://www.ukrinform.ua/tag-armia" text:style-name="Internet_20_link" text:visited-style-name="Visited_20_Internet_20_Link">
 армія </text:a>
 за добу здійснила <text:a xlink:type="simple" xlink:href="https://www.ukrinform.ua/rubric-regions/3717768-armia-rf-za-dobu-obstrilala-devat-regioniv-ukraini-zvedenna-ova.html" text:style-name="Internet_20_link" text:visited-style-name="Visited_20_Internet_20_Link">
 обстріли дев'яти областей України.</text:a>
</text:p>
      <text:p text:style-name="P4">
Source: <text:a xlink:type="simple" xlink:href="https://www.ukrinform.ua/rubric-ato/3717860-rosiani-trici-obstrilali-prikordonna-cernigivsini.html" text:style-name="Internet_20_link" text:visited-style-name="Visited_20_Internet_20_Link">
https://www.ukrinform.ua/rubric-ato/3717860-rosiani-trici-obstrilali-prikordonna-cernigivsini.html</text:a>
</text:p>
      <!--NEWS-->
      <text:h text:style-name="P10" text:outline-level="1">
<text:span text:style-name="T4">
Ердоган склав присягу президента Туреччини</text:span>
</text:h>
      <text:p text:style-name="P4">
Authors: Ukrinform (Person)</text:p>
      <text:p text:style-name="P4">
Publisher: Укринформ (Organization)</text:p>
      <text:p text:style-name="P4">
Published Time: 2023-06-03T16:05:00+03:00</text:p>
      <text:p text:style-name="P4">
Modified Time: 2023-06-03T16:05:00+03:00</text:p>
      <text:p text:style-name="P4">
Description: Переобраний на новий термін президент Туреччини Реджеп Таїп Ердоган склав присягу на вірність турецькому народові та державі. — Укрінформ.</text:p>
      <text:p text:style-name="P4">
Images: ['<text:a xlink:type="simple" xlink:href="https://static.ukrinform.com/photos/2023_05/thumb_files/630_360_1685339211-646.jpg" text:style-name="Internet_20_link" text:visited-style-name="Visited_20_Internet_20_Link">
630_360_16853...</text:a>
']</text:p>
      <text:p text:style-name="P4">
Tags: ['Ердоган', 'Президент', 'Туреччина']</text:p>
      <text:p text:style-name="P4">
Type: Article</text:p>
      <!--METADATA-->
      <text:p text:style-name="P4">
<draw:frame draw:style-name="fr1" draw:name="Image138" text:anchor-type="as-char" svg:width="6.9236in" svg:height="3.956343in" draw:z-index="0">
<draw:image xlink:href="../Images/yкринформ/2023-06-03T16-05-00-03-00/630_360_1685339211-646.jpg" xlink:type="simple" xlink:show="embed" xlink:actuate="onLoad" draw:mime-type="image/jpeg"/>
</draw:frame>
Переобраний на новий термін президент Туреччини Реджеп Таїп Ердоган склавприсягу на вірність турецькому народові та державі.</text:p>
      <text:p text:style-name="P4">
Про це повідомляє власкор Укрінформу.</text:p>
      <text:p text:style-name="P4">
“Як президент я буду захищати існування і незалежність держави, неподільнуцілісність Батьківщини і нації, безумовний і беззастережний суверенітет нації,дотримуватимусь Конституції, верховенства права, демократії, принципів тареформ Ататюрка та принцип світської республіки. Я захищатиму мир і добробутнації, національну солідарність і справедливість. Я клянусь своєю честю тагідністю перед великою турецькою нацією та її історією, що не відступлюся відідеалу керування правами людини та основними свободами. Я докладатиму всіхмоїх сил, щоб захистити та прославити честь та славу Турецької Республіки танеупереджено виконувати свій обов’язок”, - проголосив Ердоган.</text:p>
      <text:p text:style-name="P4">
Мандат на наступний термін президентства Ердоган отримав від тимчасовогоспікера Великих національних зборів (парламенту) Туреччини Девлета Бахчелі.</text:p>
      <text:p text:style-name="P4">
Церемонія інавгурації президента Туреччини відбудеться у присутності високихпредставників майже 80 країн пізніше, в Президентському комплексі в Анкарі.</text:p>
      <text:p text:style-name="P4">
У церемонії інавгурації Ердогана сьогодні братимуть участь 21 глава держав, 13прем'єр-міністрів, спікери парламентів, міністри закордонних справ іпредставники міжнародних організацій, включаючи НАТО, Організацію тюркськихдержав та Організацію ісламського співробітництва.</text:p>
      <text:p text:style-name="P4">
Також у суботу Ердоган виступить із промовою та розповість про основні напрямироботи протягом нового терміну президентства та оголосить склад нового уряду.</text:p>
      <text:p text:style-name="P4">
<text:span text:style-name="T4">
Читайте також:</text:span>
 <text:a xlink:type="simple" xlink:href="https://www.ukrinform.ua/rubric-world/3715794-bajden-privitav-erdogana-z-peremogou-na-viborah.html" text:style-name="Internet_20_link" text:visited-style-name="Visited_20_Internet_20_Link">
 Байден привітав <text:span text:style-name="T4">
Ердоган</text:span>
 а з перемогою на виборах</text:a>
</text:p>
      <text:p text:style-name="P4">
Як повідомляв Укрінформ, у другому турі президентських виборів у <text:a xlink:type="simple" xlink:href="https://www.ukrinform.ua/tag-tureccina" text:style-name="Internet_20_link" text:visited-style-name="Visited_20_Internet_20_Link">
 Туреччині</text:a>
 переміг Реджеп Тайїп Ердоган,набравши 52,18% голосів виборців.</text:p>
      <text:p text:style-name="P4">
<text:span text:style-name="T5">
Фото: GETTY IMAGES</text:span>
</text:p>
      <text:p text:style-name="P4">
Source: <text:a xlink:type="simple" xlink:href="https://www.ukrinform.ua/rubric-world/3717861-erdogan-sklav-prisagu-prezidenta-tureccini.html" text:style-name="Internet_20_link" text:visited-style-name="Visited_20_Internet_20_Link">
https://www.ukrinform.ua/rubric-world/3717861-erdogan-sklav-prisagu-prezidenta-tureccini.html</text:a>
</text:p>
      <!--NEWS-->
      <text:h text:style-name="P10" text:outline-level="1">
<text:span text:style-name="T4">
МКІП закликає українців долучитись до акції «Книга на фронт»</text:span>
</text:h>
      <text:p text:style-name="P4">
Authors: Ukrinform (Person)</text:p>
      <text:p text:style-name="P4">
Publisher: Укринформ (Organization)</text:p>
      <text:p text:style-name="P4">
Published Time: 2023-06-03T16:12:00+03:00</text:p>
      <text:p text:style-name="P4">
Modified Time: 2023-06-03T16:12:00+03:00</text:p>
      <text:p text:style-name="P4">
Description: Міністерство культури та інформаційної політики закликає українців долучитись до акції «Книга на фронт». — Укрінформ.</text:p>
      <text:p text:style-name="P4">
Images: ['<text:a xlink:type="simple" xlink:href="https://static.ukrinform.com/photos/2023_02/thumb_files/630_360_1677252227-167.jpg" text:style-name="Internet_20_link" text:visited-style-name="Visited_20_Internet_20_Link">
630_360_16772...</text:a>
']</text:p>
      <text:p text:style-name="P4">
Tags: ['Книги', 'Військові', 'Акція', 'МКІП ']</text:p>
      <text:p text:style-name="P4">
Type: Article</text:p>
      <!--METADATA-->
      <text:p text:style-name="P4">
<draw:frame draw:style-name="fr1" draw:name="Image139" text:anchor-type="as-char" svg:width="6.9236in" svg:height="3.956343in" draw:z-index="0">
<draw:image xlink:href="../Images/yкринформ/2023-06-03T16-12-00-03-00/630_360_1677252227-167.jpg" xlink:type="simple" xlink:show="embed" xlink:actuate="onLoad" draw:mime-type="image/jpeg"/>
</draw:frame>
Міністерство культури та інформаційної політики закликає українців долучитисьдо акції «Книга на фронт».</text:p>
      <text:p text:style-name="P4">
Як передає Укрінформ, про це МКІП повідомляє у <text:a xlink:type="simple" xlink:href="https://t.me/mkipu/6341" text:style-name="Internet_20_link" text:visited-style-name="Visited_20_Internet_20_Link">
 Телеграмі</text:a>
 .</text:p>
      <text:p text:style-name="P4">
" <text:a xlink:type="simple" xlink:href="https://www.ukrinform.ua/tag-kniga" text:style-name="Internet_20_link" text:visited-style-name="Visited_20_Internet_20_Link">
 Книга </text:a>
 на Фронт" не збавляє темпів.Чудово дивитись, як наші хлопці із задоволенням розбирають книжки та радіютьтакій інтелектуальній “пошті” з дому", - зазначили в МКІП.</text:p>
      <text:p text:style-name="P4">
В міністерстві нагадали, що будь-хто, хто має бажання, може купити книжку насвій смак в книгарнях-партнерах: "Сяйво книги", "Моя Книжкова Полиця",Видавництво КСД, "КМ-БУКС", "Книжкові сили України".</text:p>
      <text:p text:style-name="P4">
"А ми разом із "Нова Пошта" відвеземо ці книжки військовим", - підкреслили уМКІП.</text:p>
      <text:p text:style-name="P4">
<text:span text:style-name="T4">
Читайте також:</text:span>
 <text:a xlink:type="simple" xlink:href="https://www.ukrinform.ua/rubric-culture/3714234-dla-rozvitku-knigovidanna-i-pidtrimki-citanna-ukraini-potribno-soroku-100-miljoniv-koval-.html" text:style-name="Internet_20_link" text:visited-style-name="Visited_20_Internet_20_Link">
 Для розвитку <text:span text:style-name="T4">
книго</text:span>
 видання і підтримки читанняУкраїні потрібно щороку €100 мільйонів - Коваль</text:a>
</text:p>
      <text:p text:style-name="P4">
Як повідомляв <text:a xlink:type="simple" xlink:href="https://www.ukrinform.ua/rubric-culture/3714033-tkacenko-zaklikav-miznarodnih-partneriv-kupuvati-prava-na-ukrainski-knizki.html" text:style-name="Internet_20_link" text:visited-style-name="Visited_20_Internet_20_Link">
 Укрінформ </text:a>
 , міністр культури та інформаційної політики ОлександрТкаченко закликав міжнародних партнерів купувати права на книжки українськихавторів.</text:p>
      <text:p text:style-name="P4">
<text:span text:style-name="T5">
Фото: Shutterstock</text:span>
</text:p>
      <text:p text:style-name="P4">
Source: <text:a xlink:type="simple" xlink:href="https://www.ukrinform.ua/rubric-culture/3717863-mkip-zaklikae-ukrainciv-dolucitis-do-akcii-kniga-na-front.html" text:style-name="Internet_20_link" text:visited-style-name="Visited_20_Internet_20_Link">
https://www.ukrinform.ua/rubric-culture/3717863-mkip-zaklikae-ukrainciv-dolucitis-do-akcii-kniga-na-front.html</text:a>
</text:p>
      <!--NEWS-->
      <text:h text:style-name="P10" text:outline-level="1">
<text:span text:style-name="T4">
Єгипетський поліцейський застрелив трьох ізраїльських військових на кордоні — ЗМІ</text:span>
</text:h>
      <text:p text:style-name="P4">
Authors: Ukrinform (Person)</text:p>
      <text:p text:style-name="P4">
Publisher: Укринформ (Organization)</text:p>
      <text:p text:style-name="P4">
Published Time: 2023-06-03T16:24:00+03:00</text:p>
      <text:p text:style-name="P4">
Modified Time: 2023-06-03T16:24:00+03:00</text:p>
      <text:p text:style-name="P4">
Description: Єгипетський поліцейський застрелив двох ізраїльських солдатів, які стояли на посту охорони біля кордону в суботу вранці. Через декілька годин на території Ізраїлю відбулась друга перестрілка, внаслідок якої було вбито ще одного солдата збройних сил Ізраїлю. — Укрінформ.</text:p>
      <text:p text:style-name="P4">
Images: ['<text:a xlink:type="simple" xlink:href="https://static.ukrinform.com/photos/2023_06/thumb_files/630_360_1685798592-438.jpg" text:style-name="Internet_20_link" text:visited-style-name="Visited_20_Internet_20_Link">
630_360_16857...</text:a>
']</text:p>
      <text:p text:style-name="P4">
Tags: ['Єгипет', 'Ізраїль', 'Стрілянина', 'Кордон', 'Військові']</text:p>
      <text:p text:style-name="P4">
Type: Article</text:p>
      <!--METADATA-->
      <text:p text:style-name="P4">
<draw:frame draw:style-name="fr1" draw:name="Image140" text:anchor-type="as-char" svg:width="6.9236in" svg:height="3.956343in" draw:z-index="0">
<draw:image xlink:href="../Images/yкринформ/2023-06-03T16-24-00-03-00/630_360_1685798592-438.jpg" xlink:type="simple" xlink:show="embed" xlink:actuate="onLoad" draw:mime-type="image/jpeg"/>
</draw:frame>
Єгипетський поліцейський застрелив двох ізраїльських солдатів, які стояли напосту охорони біля кордону в суботу вранці. Через декілька годин на територіїІзраїлю відбулась друга перестрілка, внаслідок якої було вбито ще одногосолдата збройних сил Ізраїлю.</text:p>
      <text:p text:style-name="P4">
Про це повідомляє <text:a xlink:type="simple" xlink:href="http://www.timesofisrael.com/two-israelis-hit-by-gunfire-in-incident-on-egyptian-border/" text:style-name="Internet_20_link" text:visited-style-name="Visited_20_Internet_20_Link">
 The Times of Israel </text:a>
 із посиланням навійськових, передає Укрінформ.</text:p>
      <text:p text:style-name="P4">
Ізраїльські військові заявили, що двоє солдатів були застрелені біля кордонурано-вранці в суботу. За їхніми словами, єгипетський поліцейський і третійізраїльський солдат були вбиті під час перестрілки на ізраїльській територіїкілька годин потому.</text:p>
      <text:p text:style-name="P4">
<text:span text:style-name="T4">
Читайте також:</text:span>
 <text:a xlink:type="simple" xlink:href="https://www.ukrinform.ua/rubric-world/3709125-netanagu-zaaviv-so-izrail-znisiv-u-gazi-vsu-verhivku-islamskogo-dzihadu.html" text:style-name="Internet_20_link" text:visited-style-name="Visited_20_Internet_20_Link">
 Нетаньягу заявив, що Ізраїль знищив у Газі всю верхівку«Ісламського джихаду» </text:a>
</text:p>
      <text:p text:style-name="P4">
Єгипетський поліцейський зумів проникнути до Ізраїлю з <text:a xlink:type="simple" xlink:href="https://www.ukrinform.ua/tag-egipet" text:style-name="Internet_20_link" text:visited-style-name="Visited_20_Internet_20_Link">
 Єгипту</text:a>
 . Мотивація таких дій чоловіказалишається наразі невідомою.</text:p>
      <text:p text:style-name="P4">
Видання зазначає, що зазначений інцидент є одним із найсерйозніших на кордоніз моменту підписання мирної угоди між двома країнами в 1979 році.</text:p>
      <text:p text:style-name="P4">
"Розслідування ведеться в тісній і повній співпраці з єгипетською армією", -заявили в ЦАХАЛ.</text:p>
      <text:p text:style-name="P4">
<text:span text:style-name="T4">
Читайте також:</text:span>
 <text:a xlink:type="simple" xlink:href="https://www.ukrinform.ua/rubric-world/3709407-v-izraili-pid-cas-zitknen-u-tabori-bizenciv-vbili-palestinca.html" text:style-name="Internet_20_link" text:visited-style-name="Visited_20_Internet_20_Link">
 В Ізраїлі під час зіткнень у таборі біженців вбилипалестинця </text:a>
</text:p>
      <text:p text:style-name="P4">
Як повідомляв Укрінформ, в результаті обстрілу машини поблизу поселення Хермешна півночі Західного берега річки Йордан було вбито ізраїльтянина.</text:p>
      <text:p text:style-name="P4">
<text:span text:style-name="T5">
Фото: Yaniv Nadav/Flash90</text:span>
</text:p>
      <text:p text:style-name="P4">
Source: <text:a xlink:type="simple" xlink:href="https://www.ukrinform.ua/rubric-world/3717867-egipetskij-policejskij-zastreliv-troh-izrailskih-vijskovih-na-kordoni-zmi.html" text:style-name="Internet_20_link" text:visited-style-name="Visited_20_Internet_20_Link">
https://www.ukrinform.ua/rubric-world/3717867-egipetskij-policejskij-zastreliv-troh-izrailskih-vijskovih-na-kordoni-zmi.html</text:a>
</text:p>
      <!--NEWS-->
      <text:h text:style-name="P10" text:outline-level="1">
<text:span text:style-name="T4">
Українка Людмила Кіченок та Остапенко поступились у другому колі парного «Ролан Гаррос»</text:span>
</text:h>
      <text:p text:style-name="P4">
Authors: Ukrinform (Person)</text:p>
      <text:p text:style-name="P4">
Publisher: Укринформ (Organization)</text:p>
      <text:p text:style-name="P4">
Published Time: 2023-06-03T16:34:44+03:00</text:p>
      <text:p text:style-name="P4">
Modified Time: 2023-06-03T16:34:44+03:00</text:p>
      <text:p text:style-name="P4">
Description: Українська тенісистка Людмила Кіченок у парі з латвійкою Оленою Остапенко поступились у другому колі парного «Ролан Гаррос». — Укрінформ.</text:p>
      <text:p text:style-name="P4">
Images: ['<text:a xlink:type="simple" xlink:href="https://static.ukrinform.com/photos/2023_06/thumb_files/630_360_1685799231-867.jpg" text:style-name="Internet_20_link" text:visited-style-name="Visited_20_Internet_20_Link">
630_360_16857...</text:a>
']</text:p>
      <text:p text:style-name="P4">
Tags: ['Теніс']</text:p>
      <text:p text:style-name="P4">
Type: Article</text:p>
      <!--METADATA-->
      <text:p text:style-name="P4">
<draw:frame draw:style-name="fr1" draw:name="Image141" text:anchor-type="as-char" svg:width="6.9236in" svg:height="3.956343in" draw:z-index="0">
<draw:image xlink:href="../Images/yкринформ/2023-06-03T16-34-44-03-00/630_360_1685799231-867.jpg" xlink:type="simple" xlink:show="embed" xlink:actuate="onLoad" draw:mime-type="image/jpeg"/>
</draw:frame>
 Українськатенісистка Людмила Кіченок у парі з латвійкою Оленою Остапенко поступились удругому колі парного «Ролан Гаррос».</text:p>
      <text:p text:style-name="P4">
Кіченок та Остапенко програли француженкам Алізе Корне та Діан Паррі - 5:7,1:6, передає Укрінформ.</text:p>
      <text:p text:style-name="P4">
Матч тривав 1 годину 20 хвилин. Людмила та Олена 1 раз подали навиліт, зробили6 подвійних помилок і використали 1/2 брейкпойнтів.</text:p>
      <text:p text:style-name="P4">
Кіченок та Остапенко втретє грають разом на «Ролан Гаррос». У минулому сезонівони дійшли до півфінальної стадії.</text:p>
      <text:p text:style-name="P4">
<text:span text:style-name="T4">
Читайте також:</text:span>
 <text:a xlink:type="simple" xlink:href="https://www.ukrinform.ua/rubric-sports/3717825-marta-kostuk-vijsla-do-18-finalu-parnoi-sitki-rolan-garros.html" text:style-name="Internet_20_link" text:visited-style-name="Visited_20_Internet_20_Link">
 Марта Костюк вийшла до 1/8 фіналу парної сітки «РоланГаррос» </text:a>
</text:p>
      <text:p text:style-name="P4">
Як повідомлялося, на старті турніру Людмила та Олена перемогли француженокЕльзу Жакмо і Леолію Жанжан.</text:p>
      <text:p text:style-name="P4">
Фото: btu.org.ua</text:p>
      <text:p text:style-name="P4">
Source: <text:a xlink:type="simple" xlink:href="https://www.ukrinform.ua/rubric-sports/3717868-ukrainka-ludmila-kicenok-ta-ostapenko-postupilis-u-drugomu-koli-parnogo-rolan-garros.html" text:style-name="Internet_20_link" text:visited-style-name="Visited_20_Internet_20_Link">
https://www.ukrinform.ua/rubric-sports/3717868-ukrainka-ludmila-kicenok-ta-ostapenko-postupilis-u-drugomu-koli-parnogo-rolan-garros.html</text:a>
</text:p>
      <!--NEWS-->
      <text:h text:style-name="P10" text:outline-level="1">
<text:span text:style-name="T4">
Угорщина має припинити провокації: у МЗС відреагували на відео з картою України без Криму</text:span>
</text:h>
      <text:p text:style-name="P4">
Authors: Ukrinform (Person)</text:p>
      <text:p text:style-name="P4">
Publisher: Укринформ (Organization)</text:p>
      <text:p text:style-name="P4">
Published Time: 2023-06-03T16:35:00+03:00</text:p>
      <text:p text:style-name="P4">
Modified Time: 2023-06-03T16:35:00+03:00</text:p>
      <text:p text:style-name="P4">
Description: Тимчасовий повірений України в Угорщині здійснив офіційний демарш перед угорською стороною через відео із картою України, на якій Крим не позначено як українську територію. — Укрінформ.</text:p>
      <text:p text:style-name="P4">
Images: ['<text:a xlink:type="simple" xlink:href="https://static.ukrinform.com/photos/2018_10/thumb_files/630_360_1538641801-667.jpg" text:style-name="Internet_20_link" text:visited-style-name="Visited_20_Internet_20_Link">
630_360_15386...</text:a>
']</text:p>
      <text:p text:style-name="P4">
Tags: ['Крим', 'МЗС', 'Угорщина', 'Україна']</text:p>
      <text:p text:style-name="P4">
Type: Article</text:p>
      <!--METADATA-->
      <text:p text:style-name="P4">
<draw:frame draw:style-name="fr1" draw:name="Image142" text:anchor-type="as-char" svg:width="6.9236in" svg:height="3.956343in" draw:z-index="0">
<draw:image xlink:href="../Images/yкринформ/2023-06-03T16-35-00-03-00/630_360_1538641801-667.jpg" xlink:type="simple" xlink:show="embed" xlink:actuate="onLoad" draw:mime-type="image/jpeg"/>
</draw:frame>
 Тимчасовийповірений України в Угорщині здійснив офіційний демарш перед угорськоюстороною через відео із картою України, на якій Крим не позначено якукраїнську територію.</text:p>
      <text:p text:style-name="P4">
Про це повідомляє <text:a xlink:type="simple" xlink:href="http://mfa.gov.ua/news/komentar-mzs-ukrayini-shchodo-nekorektnogo-poznachennya-karti-ukrayini-na-media-resursi-uryadu-ugorshchini" text:style-name="Internet_20_link" text:visited-style-name="Visited_20_Internet_20_Link">
 пресслужба МЗС України </text:a>
 , передає Укрінформ.</text:p>
      <text:p text:style-name="P4">
У зовнішньополітичному відомстві поінформували, що відео із некоректнимпозначенням карти України було опубліковане 30 травня на YouTube-каналі урядуУгорщини.</text:p>
      <text:p text:style-name="P4">
"На доручення МЗС України тимчасовий повірений України в Угорщині здійснивофіційний демарш перед угорською стороною", - йдеться у повідомленні.</text:p>
      <text:p text:style-name="P4">
У МЗС наголосили, що позначення Кримського півострова територією, яка невходить до складу України, "суперечить неодноразово заявленій позиціїофіційного Будапешта про підтримку суверенітету та територіальної цілісностіУкраїни в її міжнародно визнаних кордонах".</text:p>
      <text:p text:style-name="P4">
Українські дипломати наголошують, що <text:a xlink:type="simple" xlink:href="https://www.ukrinform.ua/tag-ugorsina" text:style-name="Internet_20_link" text:visited-style-name="Visited_20_Internet_20_Link">
 Угорщина</text:a>
 має "припинити чинити провокації тадотримуватися взятих на себе міжнародних зобов'язань в рамках членства в ООН,ЄС і НАТО".</text:p>
      <text:p text:style-name="P4">
"Підігрування агресивній політиці Росії не сприяє швидшому відновленню миру вЄвропі, за який угорський уряд виступає на публіці", - заявили у МЗС.</text:p>
      <text:p text:style-name="P4">
<text:span text:style-name="T4">
Читайте також:</text:span>
 <text:a xlink:type="simple" xlink:href="https://www.ukrinform.ua/rubric-polytics/3717484-v-op-nazvali-absurdnimi-zaavi-orbana-pro-peregovori-z-rosieu.html" text:style-name="Internet_20_link" text:visited-style-name="Visited_20_Internet_20_Link">
 В ОП назвали абсурдними заяви <text:span text:style-name="T4">
Орбан</text:span>
 а про переговориз Росією </text:a>
</text:p>
      <text:p text:style-name="P4">
Як повідомлялося, раніше прем’єр-міністр Угорщини Віктор Орбан в інтерв'ювиступив за припинення вогню і мирні переговори між Україною та Росією допочатку українського контрнаступу, мотивуючи це тим, що атакуюча стороназазнає втричі більших втрат, ніж той, хто обороняється.</text:p>
      <text:p text:style-name="P4">
Міністерство закордонних справ України у свою чергу <text:a xlink:type="simple" xlink:href="https://www.ukrinform.ua/rubric-polytics/3717439-orban-zamist-kontrnastupu-zaklikav-do-peregovoriv-ukraini-z-rosieu-u-mzs-vidreaguvali.html" text:style-name="Internet_20_link" text:visited-style-name="Visited_20_Internet_20_Link">
 закликало Орбана</text:a>
 вимагати відМоскви припинити війну та повернути свою армію на російську територію.</text:p>
      <text:p text:style-name="P4">
Наприкінці лютого Орбан на відкритті чергової сесії парламенту <text:a xlink:type="simple" xlink:href="https://www.ukrinform.ua/rubric-world/3676038-orban-vistupiv-u-parlamenti-z-supereclivimi-narativami-pro-vijnu-jogo-nazvali-agentom-rf.html" text:style-name="Internet_20_link" text:visited-style-name="Visited_20_Internet_20_Link">
 озвучив низкусуперечливих наративів про війну Росії проти України</text:a>
 . Зокрема,він заявив, війна «погана для українців, росіян, угорського народу, дляЄвропи, і дедалі більш очевидно, що вона погана для всього світу», але угорцівважають, що мають триматися якомога далі від неї.</text:p>
      <text:p text:style-name="P4">
27 січня МЗС України <text:a xlink:type="simple" xlink:href="https://www.ukrinform.ua/rubric-polytics/3660770-mzs-viklikae-posla-ugorsini-cerez-porivnanna-orbanom-ukraini-z-afganistanom.html" text:style-name="Internet_20_link" text:visited-style-name="Visited_20_Internet_20_Link">
 викликало посла Угорщини</text:a>
 череззневажливе висловлювання прем’єр-міністра Віктора Орбана, який під часзустрічі з журналістами порівняв Україну із «Афганістаном» і назвав її«нічийною землею».</text:p>
      <text:p text:style-name="P4">
Source: <text:a xlink:type="simple" xlink:href="https://www.ukrinform.ua/rubric-polytics/3717869-ugorsina-mae-pripiniti-provokacii-u-mzs-vidreaguvali-na-video-z-kartou-ukraini-bez-krimu.html" text:style-name="Internet_20_link" text:visited-style-name="Visited_20_Internet_20_Link">
https://www.ukrinform.ua/rubric-polytics/3717869-ugorsina-mae-pripiniti-provokacii-u-mzs-vidreaguvali-na-video-z-kartou-ukraini-bez-krimu.html</text:a>
</text:p>
      <!--NEWS-->
      <text:h text:style-name="P10" text:outline-level="1">
<text:span text:style-name="T4">
У Миколаєві тривають проблеми з водопостачанням через ремонтні роботи</text:span>
</text:h>
      <text:p text:style-name="P4">
Authors: Ukrinform (Person)</text:p>
      <text:p text:style-name="P4">
Publisher: Укринформ (Organization)</text:p>
      <text:p text:style-name="P4">
Published Time: 2023-06-03T16:38:00+03:00</text:p>
      <text:p text:style-name="P4">
Modified Time: 2023-06-03T16:38:00+03:00</text:p>
      <text:p text:style-name="P4">
Description: У Миколаєві третю добу тривають проблеми з водопостачанням у зв'язку з ремонтними роботами. — Укрінформ.</text:p>
      <text:p text:style-name="P4">
Images: ['<text:a xlink:type="simple" xlink:href="https://static.ukrinform.com/photos/2020_01/thumb_files/630_360_1580371786-838.jpg" text:style-name="Internet_20_link" text:visited-style-name="Visited_20_Internet_20_Link">
630_360_15803...</text:a>
']</text:p>
      <text:p text:style-name="P4">
Tags: ['Миколаїв', 'Вода', 'Ремонт']</text:p>
      <text:p text:style-name="P4">
Type: Article</text:p>
      <!--METADATA-->
      <text:p text:style-name="P4">
<draw:frame draw:style-name="fr1" draw:name="Image143" text:anchor-type="as-char" svg:width="6.9236in" svg:height="3.956343in" draw:z-index="0">
<draw:image xlink:href="../Images/yкринформ/2023-06-03T16-38-00-03-00/630_360_1580371786-838.jpg" xlink:type="simple" xlink:show="embed" xlink:actuate="onLoad" draw:mime-type="image/jpeg"/>
</draw:frame>
 УМиколаєві третю добу тривають проблеми з водопостачанням у зв'язку зремонтними роботами.</text:p>
      <text:p text:style-name="P4">
Про це з посиланням на Миколаївводоканал у <text:a xlink:type="simple" xlink:href="https://t.me/senkevichonline/4596" text:style-name="Internet_20_link" text:visited-style-name="Visited_20_Internet_20_Link">
 Телеграмі</text:a>
 повідомляє міський голова МиколаєваОлександр Сєнкевич, передає Укрінформ.</text:p>
      <text:p text:style-name="P4">
"Вже зараз у будинки мешканців Корабельного району подається <text:a xlink:type="simple" xlink:href="https://www.ukrinform.ua/tag-voda" text:style-name="Internet_20_link" text:visited-style-name="Visited_20_Internet_20_Link">
 вода</text:a>
 , але з 20 години припиняємо. З 18 годинирозпочинаємо подавати в Інгульський, Заводський та Центральний райони. Вночітеж буде припинено", - йдеться у повідомленні.</text:p>
      <text:p text:style-name="P4">
Сєнкевич наголошує, що наразі робиться все можливе, щоб відновити подачу водибезперебійно. Містян просять зробити запаси води та пам'ятати, що вонапридатна лише для побутових потреб.</text:p>
      <text:p text:style-name="P4">
<text:span text:style-name="T4">
Читайте також:</text:span>
 <text:a xlink:type="simple" xlink:href="https://www.ukrinform.ua/rubric-vidbudova/3715530-vodoprovidni-trubi-ta-avto-dla-komunalnikiv-mikolaiv-otrimav-dopomogu-vid-tajvanu.html" text:style-name="Internet_20_link" text:visited-style-name="Visited_20_Internet_20_Link">
 <text:span text:style-name="T4">
Водопровід</text:span>
 ні труби та авто для комунальників –Миколаїв отримав допомогу від Тайваню </text:a>
</text:p>
      <text:p text:style-name="P4">
Як повідомлялося, водопостачання у Миколаєві планують відновити впродовжкількох діб. Раніше, 1 червня, на насосних станціях водогону виникла технічнапроблема. Через це воду подавали з пониженим тиском, або вона була повністювідсутня, за якістю вона технічна.</text:p>
      <text:p text:style-name="P4">
Через пошкодження водоводу російською армією централізоване постачання прісноїводи у Миколаєві відсутнє з 12 квітня 2022 року.</text:p>
      <text:p text:style-name="P4">
Source: <text:a xlink:type="simple" xlink:href="https://www.ukrinform.ua/rubric-regions/3717870-u-mikolaevi-trivaut-problemi-z-vodopostacannam-cerez-remontni-roboti.html" text:style-name="Internet_20_link" text:visited-style-name="Visited_20_Internet_20_Link">
https://www.ukrinform.ua/rubric-regions/3717870-u-mikolaevi-trivaut-problemi-z-vodopostacannam-cerez-remontni-roboti.html</text:a>
</text:p>
      <!--NEWS-->
      <text:h text:style-name="P10" text:outline-level="1">
<text:span text:style-name="T4">
Увага! Розшукуються діти</text:span>
</text:h>
      <text:p text:style-name="P4">
Authors: Ukrinform (Person)</text:p>
      <text:p text:style-name="P4">
Publisher: Укринформ (Organization)</text:p>
      <text:p text:style-name="P4">
Published Time: 2023-06-03T16:41:00+03:00</text:p>
      <text:p text:style-name="P4">
Modified Time: 2023-06-03T16:41:00+03:00</text:p>
      <text:p text:style-name="P4">
Description: Якщо у вас є інформація про зниклих дітей - дзвоніть за номером 116 000 — Укрінформ.</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44" text:anchor-type="as-char" svg:width="6.9236in" svg:height="3.956343in" draw:z-index="0">
<draw:image xlink:href="../Images/yкринформ/2023-06-03T16-41-00-03-00/630_360_1659527493-225.jpg" xlink:type="simple" xlink:show="embed" xlink:actuate="onLoad" draw:mime-type="image/jpeg"/>
</draw:frame>
 Якщо у васє інформація про зниклих дітей - дзвоніть за номером 116 000</text:p>
      <text:p text:style-name="P4">
<text:span text:style-name="T4">
АНАСТАСІЯ ТОЛСТОКОРОВА, 4 роки</text:span>
</text:p>
      <text:p text:style-name="P4">
<draw:frame draw:style-name="fr1" draw:name="Image145" text:anchor-type="as-char" svg:width="6.9236in" svg:height="6.9236in" draw:z-index="0">
<draw:image xlink:href="../Images/yкринформ/2023-06-03T16-41-00-03-00/1659527406-459.jpg" xlink:type="simple" xlink:show="embed" xlink:actuate="onLoad" draw:mime-type="image/jpeg"/>
</draw:frame>
</text:p>
      <text:p text:style-name="P4">
12 березня 2022 року 4-річна Анастасія Толстокорова зникла після вибуху убудинку у м. Маріуполь. Де вона зараз - невідомо.</text:p>
      <text:p text:style-name="P4">
Прикмети дитини: виглядає на 4-5 років, худорлява, світле волосся, блакитніочі.</text:p>
      <text:p text:style-name="P4">
<text:span text:style-name="T4">
РОЗА КАМІНСЬКА, 2 роки</text:span>
</text:p>
      <text:p text:style-name="P4">
<draw:frame draw:style-name="fr1" draw:name="Image146" text:anchor-type="as-char" svg:width="6.9236in" svg:height="6.9236in" draw:z-index="0">
<draw:image xlink:href="../Images/yкринформ/2023-06-03T16-41-00-03-00/1659527405-642.jpg" xlink:type="simple" xlink:show="embed" xlink:actuate="onLoad" draw:mime-type="image/jpeg"/>
</draw:frame>
</text:p>
      <text:p text:style-name="P4">
Ще 1 березня 2022 року 2-річна Роза Камінська зникла разом зі своєю родиною уБучанському районі на Київщині.</text:p>
      <text:p text:style-name="P4">
Ймовірно, родина перебуває у Польщі.</text:p>
      <text:p text:style-name="P4">
<text:span text:style-name="T4">
ГЛІБ ЧЕРЕПАНОВ, 11 років</text:span>
</text:p>
      <text:p text:style-name="P4">
<draw:frame draw:style-name="fr1" draw:name="Image147" text:anchor-type="as-char" svg:width="6.9236in" svg:height="6.9236in" draw:z-index="0">
<draw:image xlink:href="../Images/yкринформ/2023-06-03T16-41-00-03-00/1668596593-534.jpg" xlink:type="simple" xlink:show="embed" xlink:actuate="onLoad" draw:mime-type="image/jpeg"/>
</draw:frame>
</text:p>
      <text:p text:style-name="P4">
11-річний Гліб Черепанов безвісти зник на Донеччині.</text:p>
      <text:p text:style-name="P4">
Ще 12 березня 2022 року хлопчик разом зі своєю бабусею перебував підобстрілами у м. Маріуполь. З тих часів про них немає жодних звісток. Де вони іщо з ними - невідомо!</text:p>
      <text:p text:style-name="P4">
<text:span text:style-name="T4">
СЕРГІЙ САМОЙЛОВ, 16 років</text:span>
</text:p>
      <text:p text:style-name="P4">
<draw:frame draw:style-name="fr1" draw:name="Image148" text:anchor-type="as-char" svg:width="6.9236in" svg:height="6.9236in" draw:z-index="0">
<draw:image xlink:href="../Images/yкринформ/2023-06-03T16-41-00-03-00/1668596592-112.jpg" xlink:type="simple" xlink:show="embed" xlink:actuate="onLoad" draw:mime-type="image/jpeg"/>
</draw:frame>
</text:p>
      <text:p text:style-name="P4">
**** На Донеччині безвісти зник 16-річний Сергій Самойлов.</text:p>
      <text:p text:style-name="P4">
Ще в березні 2022 року підліток зник на Донеччині після обсрілів містаМаріуполь. Досі про нього немає жодних звісток і де він зараз - невідомо!</text:p>
      <text:p text:style-name="P4">
Прикмети дитини: виглядає на 16-17 років, середня статура, русяве волосся.</text:p>
      <text:p text:style-name="P4">
<text:span text:style-name="T4">
Якщо Ви десь бачили цих дітей - телефонуйте з мобільного на гарячу лінію«Служби розшуку дітей» за номером 116 000 або напишіть нам в чат-бот -@missingchildren_bot!</text:span>
</text:p>
      <text:p text:style-name="P4">
<text:span text:style-name="T4">
Для абонентів усіх мобільних операторів дзвінки - безкоштовні.</text:span>
</text:p>
      <text:p text:style-name="P4">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Маляр: У Бахмуті ситуація умовно стабільна, південно-західні околиці — під контролем Сил оборони</text:span>
</text:h>
      <text:p text:style-name="P4">
Authors: Ukrinform (Person)</text:p>
      <text:p text:style-name="P4">
Publisher: Укринформ (Organization)</text:p>
      <text:p text:style-name="P4">
Published Time: 2023-06-03T16:45:56+03:00</text:p>
      <text:p text:style-name="P4">
Modified Time: 2023-06-03T16:45:56+03:00</text:p>
      <text:p text:style-name="P4">
Description: У Бахмуті Донецької області ситуація умовно стабільна, південно-західні околиці міста залишаються під контролем Сил оборони України. — Укрінформ.</text:p>
      <text:p text:style-name="P4">
Images: ['<text:a xlink:type="simple" xlink:href="https://static.ukrinform.com/photos/2023_04/thumb_files/630_360_1682412641-581.png" text:style-name="Internet_20_link" text:visited-style-name="Visited_20_Internet_20_Link">
630_360_16824...</text:a>
']</text:p>
      <text:p text:style-name="P4">
Tags: ['Бахмут', 'Війна з Росією', 'Ганна Маляр']</text:p>
      <text:p text:style-name="P4">
Type: Article</text:p>
      <!--METADATA-->
      <text:p text:style-name="P4">
<draw:frame draw:style-name="fr1" draw:name="Image149" text:anchor-type="as-char" svg:width="6.9236in" svg:height="3.956343in" draw:z-index="0">
<draw:image xlink:href="../Images/yкринформ/2023-06-03T16-45-56-03-00/630_360_1682412641-581.png" xlink:type="simple" xlink:show="embed" xlink:actuate="onLoad" draw:mime-type="image/png"/>
</draw:frame>
 У БахмутіДонецької області ситуація умовно стабільна, південно-західні околиці містазалишаються під контролем Сил оборони України.</text:p>
      <text:p text:style-name="P4">
Про це заступниця міністра оборони Ганна Маляр повідомила в <text:a xlink:type="simple" xlink:href="http://t.me/annamaliar/809" text:style-name="Internet_20_link" text:visited-style-name="Visited_20_Internet_20_Link">
 Телеграмі</text:a>
 , передає Укрінформ.</text:p>
      <text:p text:style-name="P4">
За даними Маляр, на Бахмутському напрямку російські загарбники намагалисяповернути втрачені позиції, однак успіху не зазнали.</text:p>
      <text:p text:style-name="P4">
Російські найманці з військової компанії "Вагнер" остаточно Бахмут ще незалишили. Станом на сьогодні вони проводять інструкторську роботу із загонамирегулярної <text:a xlink:type="simple" xlink:href="https://www.ukrinform.ua/tag-armia" text:style-name="Internet_20_link" text:visited-style-name="Visited_20_Internet_20_Link">
 армії </text:a>
 , що прибули.</text:p>
      <text:p text:style-name="P4">
<text:span text:style-name="T4">
Читайте також:</text:span>
 <text:a xlink:type="simple" xlink:href="https://www.ukrinform.ua/rubric-ato/3717712-sirskij-vidvidav-pozicii-zsu-na-bahmutskomu-napramku.html" text:style-name="Internet_20_link" text:visited-style-name="Visited_20_Internet_20_Link">
 <text:span text:style-name="T4">
Сирський</text:span>
 відвідав позиції ЗСУ на Бахмутськомунапрямку </text:a>
</text:p>
      <text:p text:style-name="P4">
Як повідомляв Укрінформ, наприкінці травня стало відомо, що <text:a xlink:type="simple" xlink:href="https://www.ukrinform.ua/rubric-ato/3715779-zamist-vagnerivciv-u-bahmut-zahodat-rosijski-desantniki-cerevatij.html" text:style-name="Internet_20_link" text:visited-style-name="Visited_20_Internet_20_Link">
 на заміну"вагнерівцям" </text:a>
 у Бахмутзаходять повітряно-десантні війська й мотострілецькі підрозділи Збройних силРосійської Федерації.</text:p>
      <text:p text:style-name="P4">
<text:span text:style-name="T5">
Фото: Констянтин Ліберов</text:span>
</text:p>
      <text:p text:style-name="P4">
Source: <text:a xlink:type="simple" xlink:href="https://www.ukrinform.ua/rubric-ato/3717872-malar-u-bahmuti-situacia-umovno-stabilna-pivdennozahidni-okolici-pid-kontrolem-sil-oboroni.html" text:style-name="Internet_20_link" text:visited-style-name="Visited_20_Internet_20_Link">
https://www.ukrinform.ua/rubric-ato/3717872-malar-u-bahmuti-situacia-umovno-stabilna-pivdennozahidni-okolici-pid-kontrolem-sil-oboroni.html</text:a>
</text:p>
      <!--NEWS-->
      <text:h text:style-name="P10" text:outline-level="1">
<text:span text:style-name="T4">
У Варшаві обговорили повернення викрадених Росією українських дітей додому</text:span>
</text:h>
      <text:p text:style-name="P4">
Authors: Ukrinform (Person)</text:p>
      <text:p text:style-name="P4">
Publisher: Укринформ (Organization)</text:p>
      <text:p text:style-name="P4">
Published Time: 2023-06-03T16:49:00+03:00</text:p>
      <text:p text:style-name="P4">
Modified Time: 2023-06-03T16:49:00+03:00</text:p>
      <text:p text:style-name="P4">
Description: Керівництво Росії та усі причетні до викрадення українських дітей мають понести за це покарання, а українські діти – повернутися в Україну. — Укрінформ.</text:p>
      <text:p text:style-name="P4">
Images: ['<text:a xlink:type="simple" xlink:href="https://static.ukrinform.com/photos/2023_06/thumb_files/630_360_1685798269-749.jpg" text:style-name="Internet_20_link" text:visited-style-name="Visited_20_Internet_20_Link">
630_360_16857...</text:a>
']</text:p>
      <text:p text:style-name="P4">
Tags: ['Діти', 'Україна', 'Варшава', 'Війна з Росією']</text:p>
      <text:p text:style-name="P4">
Type: Article</text:p>
      <!--METADATA-->
      <text:p text:style-name="P4">
<draw:frame draw:style-name="fr1" draw:name="Image150" text:anchor-type="as-char" svg:width="6.9236in" svg:height="3.956343in" draw:z-index="0">
<draw:image xlink:href="../Images/yкринформ/2023-06-03T16-49-00-03-00/630_360_1685798269-749.jpg" xlink:type="simple" xlink:show="embed" xlink:actuate="onLoad" draw:mime-type="image/jpeg"/>
</draw:frame>
Керівництво Росії та усі причетні до викрадення українських дітей маютьпонести за це покарання, а українські діти – повернутися в Україну.</text:p>
      <text:p text:style-name="P4">
На цьому під час конференції “Депортація українських дітей до Росії” у СенатіПольщі наголосили українські і польські експерти, політики, дипломати іжурналісти, передає власний кореспондент Укрінформу.</text:p>
      <text:p text:style-name="P4">
Під час звернення до учасників конференції президент Європарламенту РобертаМецола підкреслила, що “є щось глибоко нелюдське у викраденні Путінимукраїнських <text:a xlink:type="simple" xlink:href="https://www.ukrinform.ua/tag-diti" text:style-name="Internet_20_link" text:visited-style-name="Visited_20_Internet_20_Link">
 дітей </text:a>
 і їх русифікації”.Вона нагадала, що йдеться про понад 16 тис. дітей, яких було вивезено доРосії.</text:p>
      <text:p text:style-name="P4">
“Це неморальні дії, що порушують українське і міжнародне законодавство, цезлочин геноциду згідно з Конвенцією у справі запобігання і покарання злочинівгеноциду. Це злочин, який не повинен залишатися без відповіді”, - наголосилаМецола.</text:p>
      <text:p text:style-name="P4">
</text:p>
      <text:p text:style-name="P4">
За її словами, ЄС солідаризується з Україною і робить все можливе длябезпечного повернення кожної української дитини додому. Мецола підкреслила, щоЄС підтримує зусилля щодо збирання, документування і збереження доказів натему порушень прав людини і злочинів, скоєних під час російської війни протиУкраїни, зокрема що стосується викрадення і вивезення до Росії українськихдітей. Вона підкреслила, що рішення Міжнародного суду в Гаазі, який видавордер на арешт Путіна та російської уповноваженої з прав дітей Львової-Бєловоїє “найкращим доказом того, що ніхто, навіть російські політичні лідеринайвищого рангу, не є недоторканними у світлі дій міжнародного правосуддя”.</text:p>
      <text:p text:style-name="P4">
</text:p>
      <text:p text:style-name="P4">
Своєю чергою маршалок Сенату Польщі Томаш Гродзький наголосив, що викраденняРосією українських дітей є “гігантською трагедією” і нагадує найгірше зісторії людства. Завданням для усього цивілізованого світу він назвав якомогашвидше повернення українських дітей додому. Він висловив сподівання, що раночи пізно Путін та його оточення постане перед судом, оскільки спробирусифікації українських дітей не можуть відбуватися безкарно.</text:p>
      <text:p text:style-name="P4">
“Це змушує нас бути максимально активними у всіх сферах, щоб якнайшвидшеповернути цих дітей на батьківщину, до батьків та опікунів”,- підкресливГродзький.</text:p>
      <text:p text:style-name="P4">
</text:p>
      <text:p text:style-name="P4">
Посол України в Польщі Василь Зварич звернув увагу, що на українськомудержавному порталі розшуку дітей “Діти війни” (childrenofwar.gov.ua) є історіїдітей, які постраждали від російської війни, зокрема і тих, які повернулисядодому після викрадення Росією.</text:p>
      <text:p text:style-name="P4">
За його словами, розповіді цих дітей, зокрема як вони були свідками вбивствсвоїх батьків, знущань з них у так званих оздоровчих таборах, приниження занаціональною ознакою, наштовхують на першу думку, що такого просто не можебути в XXI столітті. Він звернув увагу, що тільки офіційно підтвердженовикрадення і вивезення окупантами 19 484 українських дітей до Росії чиБілорусі, з яких 4390 – це діти-сироти. Він зауважив, що лише 371 дитинувдалося повернути додому, відтак ще дуже багато роботи попереду.</text:p>
      <text:p text:style-name="P4">
<text:span text:style-name="T4">
Читайте також:</text:span>
 <text:a xlink:type="simple" xlink:href="https://www.ukrinform.ua/rubric-diaspora/3717241-bila-posolstva-rf-u-niderlandah-protestuvali-proti-deportacij-ta-vbivstv-ukrainskih-ditej.html" text:style-name="Internet_20_link" text:visited-style-name="Visited_20_Internet_20_Link">
 <text:span text:style-name="T4">
Біля</text:span>
 <text:span text:style-name="T4">
посольства</text:span>
 РФ у <text:span text:style-name="T4">
Нідерландах</text:span>
<text:span text:style-name="T4">
протестували</text:span>
 <text:span text:style-name="T4">
проти</text:span>
 <text:span text:style-name="T4">
депортацій</text:span>
 та <text:span text:style-name="T4">
вбивств</text:span>
 <text:span text:style-name="T4">
українських</text:span>
<text:span text:style-name="T4">
дітей</text:span>
 </text:a>
</text:p>
      <text:p text:style-name="P4">
Зварич підкреслив, що українських дітей цілеспрямовано роззосереджуютьневеликими групами у всіх суб’єктах РФ та в окупованому Криму – щоб ускладнитиїхній пошук та повернення в Україну. В Росії їм примусово надають російськегромадянство – за спрощеним порядком та віддають за прискореною процедурою наусиновлення в російські сім’ї. Їх силою намагаються “перевиховати”, насаджуютьїм російську ідентичність. Він підкреслив, що ці дії є злочином геноциду протиукраїнського народу.</text:p>
      <text:p text:style-name="P4">
Посол подякував Сенату Польщі за нещодавно прийняту резолюцію про засудженнядепортації українських дітей до РФ та заклик притягнути усіх винних за цізлочини до відповідальності. Він нагадав, що Україна робить усе можливе дляповернення українських дітей додому, зокрема створено Координаційну раду зпитань захисту та безпеки дітей, затверджено План дій Bring Kids Back UA, якийоб’єднує зусилля як України, так і міжнародних партнерів, щоб повернути набатьківщину всіх викрадених Росією українських дітей.</text:p>
      <text:p text:style-name="P4">
На його переконання, пріоритетними завданнями на сьогодні є максимальнерозголошення питання депортації, аби про це знав увесь світ, а також сприянняУкраїні та МКС у зборі доказової бази причетності Росії та Білорусі довикрадення українських дітей.</text:p>
      <text:p text:style-name="P4">
Польський політолог Анна Сєвєрська-Хмай звернула увагу на те, що росіяни саміхваляться тим, що вивезли до РФ навіть до 700 тис. дітей з України. За їїсловами, це свідома політика денаціоналізації України, знищення українськоїідентичності. Вона не сумнівається, що росіяни роблять це свідомо і цинічно.Експерт підкреслила, що росіянам байдуже до українських дітей, їх там ніхто нечекає. Відтак, створюються різні програми значних доплат російським сім’ям,які усиновлюють лише здорових українських дітей. Тож основним фактором єотримання грошей, а не піклування про дітей. Експертка звернула увагу науповноважену з прав дітей РФ Львову-Бєлову, яка також всиновила дитину,батьків якої, ймовірно, до цього вбили росіяни.</text:p>
      <text:p text:style-name="P4">
“Ми повинні голосно розповідати західній аудиторії про злочин викрадення ізнущання з дітей, оскільки на Заході починають втомлюватися темою війни, а мине можемо ставати байдужими до цього”,- підкреслила Сєвєрська-Хмай.</text:p>
      <text:p text:style-name="P4">
<text:span text:style-name="T4">
Читайте також:</text:span>
 <text:a xlink:type="simple" xlink:href="https://www.ukrinform.ua/rubric-society/3717245-urad-zatverdiv-poradok-povernenna-v-ukrainu-sirit-i-ditej-bez-batkivskogo-pikluvanna.html" text:style-name="Internet_20_link" text:visited-style-name="Visited_20_Internet_20_Link">
 Уряд затвердив порядок повернення в Україну сиріт і<text:span text:style-name="T4">
дітей</text:span>
 без батьківського піклування </text:a>
</text:p>
      <text:p text:style-name="P4">
Експерт Польського інституту міжнародних відносин Агнєшка Легуцька наголосила,що Росія здійснює злочин денаціоналізації України ще з 2014 року, а викраденняі вивезення углиб РФ українських дітей є очевидним злочином геноциду. Вонавиокремила три цілі, які намагається Росія досягнути завдяки депортаціїукраїнських дітей: позбавлення української ідентичності на цих теренах, що маєсистемний характер; обґрунтування агресивної війни (російська пропаганда подаєце як захист людей і дітей від українських нацистів і бандерівців);дестабілізація внутрішньої ситуації в Україні (посварити між собою українців,використати питання викрадених дітей як шантаж, а також як аргумент умайбутніх переговорах з Україною). Вона наголосила, що усі дії росіян свідчатьпро те, що вони зовсім не розуміють українців, а всі їхні дії в результатібудуть контрпродуктивними.</text:p>
      <text:p text:style-name="P4">
Українська активістка, волонтерка Оксана Литвиненко розповіла про численнівипадки знущань, зґвалтувань і принижень українців з боку росіян, якінамагалися врятувати дітей від вивезення з окупованих територій до Росії.</text:p>
      <text:p text:style-name="P4">
Колишній речник прав дитини Польщі Марек Міхаляк зауважив, що дії Путіна нічимне відрізняються від тих, які скоював в середині минулого століття Гітлер. Вінвисловив упевненість, що Росія відповість за свої злочини проти українськихдітей та українського народу.</text:p>
      <text:p text:style-name="P4">
Як повідомлялося, польський Сенат 30 березня прийняв резолюцію, якою <text:a xlink:type="simple" xlink:href="https://www.ukrinform.ua/rubric-world/3689402-cenat-polsi-zasudiv-zlocinnu-deportaciu-ukrainskih-ditej-do-rosii.html" text:style-name="Internet_20_link" text:visited-style-name="Visited_20_Internet_20_Link">
 засудивзлочинну депортацію українських дітей до Росії</text:a>
 .</text:p>
      <text:p text:style-name="P4">
Source: <text:a xlink:type="simple" xlink:href="https://www.ukrinform.ua/rubric-society/3717873-u-varsavi-obgovorili-povernenna-vikradenih-rosieu-ukrainskih-ditej-dodomu.html" text:style-name="Internet_20_link" text:visited-style-name="Visited_20_Internet_20_Link">
https://www.ukrinform.ua/rubric-society/3717873-u-varsavi-obgovorili-povernenna-vikradenih-rosieu-ukrainskih-ditej-dodomu.html</text:a>
</text:p>
      <!--NEWS-->
      <text:h text:style-name="P10" text:outline-level="1">
<text:span text:style-name="T4">
У морі неподалік одеського пляжу з'явилася нафтова пляма</text:span>
</text:h>
      <text:p text:style-name="P4">
Authors: Ukrinform (Person)</text:p>
      <text:p text:style-name="P4">
Publisher: Укринформ (Organization)</text:p>
      <text:p text:style-name="P4">
Published Time: 2023-06-03T17:11:00+03:00</text:p>
      <text:p text:style-name="P4">
Modified Time: 2023-06-03T17:11:00+03:00</text:p>
      <text:p text:style-name="P4">
Description: В акваторії Чорного моря в районі одеського пляжу «Відрада» на морській поверхні спостерігається пляма нафтопродуктів невстановленого розміру. — Укрінформ.</text:p>
      <text:p text:style-name="P4">
Images: ['<text:a xlink:type="simple" xlink:href="https://static.ukrinform.com/photos/2023_06/thumb_files/630_360_1685801463-332.jpg" text:style-name="Internet_20_link" text:visited-style-name="Visited_20_Internet_20_Link">
630_360_16858...</text:a>
']</text:p>
      <text:p text:style-name="P4">
Tags: ['нафта', 'Одеса', ' Чорне море', 'Пляж']</text:p>
      <text:p text:style-name="P4">
Type: Article</text:p>
      <!--METADATA-->
      <text:p text:style-name="P4">
<draw:frame draw:style-name="fr1" draw:name="Image154" text:anchor-type="as-char" svg:width="6.9236in" svg:height="3.956343in" draw:z-index="0">
<draw:image xlink:href="../Images/yкринформ/2023-06-03T17-11-00-03-00/630_360_1685801463-332.jpg" xlink:type="simple" xlink:show="embed" xlink:actuate="onLoad" draw:mime-type="image/jpeg"/>
</draw:frame>
 Вакваторії Чорного моря в районі одеського пляжу «Відрада» на морській поверхніспостерігається пляма нафтопродуктів невстановленого розміру.</text:p>
      <text:p text:style-name="P4">
Про це повідомляє Одеська міська рада у <text:a xlink:type="simple" xlink:href="https://t.me/odesacityofficial/17801" text:style-name="Internet_20_link" text:visited-style-name="Visited_20_Internet_20_Link">
 Телеграмі</text:a>
, передає Укрінформ.</text:p>
      <text:p text:style-name="P4">
«На морській поверхні візуально спостерігається характерна пляма <text:a xlink:type="simple" xlink:href="https://www.ukrinform.ua/tag-nafta" text:style-name="Internet_20_link" text:visited-style-name="Visited_20_Internet_20_Link">
нафтопродуктів </text:a>
 невстановленого розміру.Співробітниками Державної екологічної інспекції Південно-Західного округу(Миколаївська та Одеська області) вранці 03.06.2023 відібрані проби морськоїводи в місці забруднення з метою проведення відповідного лабораторногоаналізу», - йдеться у повідомленні.</text:p>
      <text:p text:style-name="P4">
Співробітники Держекоінспекції, Департаменту екології та природних ресурсівоблдержадміністрації та Департаменту екології та розвитку рекреаційних зонпроводять спільні дії зі встановлення об’ємів і джерел забруднення таінформування правоохоронних органів.</text:p>
      <text:p text:style-name="P4">
<text:span text:style-name="T4">
Читайте також:</text:span>
 <text:a xlink:type="simple" xlink:href="https://www.ukrinform.ua/rubric-regions/3708207-u-mariupoli-na-bereg-masovo-vikidautsa-delfini.html" text:style-name="Internet_20_link" text:visited-style-name="Visited_20_Internet_20_Link">
 У Маріуполі на берег масово викидаються дельфіни</text:a>
</text:p>
      <text:p text:style-name="P4">
Як повідомляв <text:a xlink:type="simple" xlink:href="https://www.ukrinform.ua/rubric-regions/3714467-na-odesini-u-liman-vitekli-naftoprodukti.html" text:style-name="Internet_20_link" text:visited-style-name="Visited_20_Internet_20_Link">
 Укрінформ </text:a>
 із посиланнямна Державну екологічну інспекцію Південно-Західного округу, наприкінці травняв Одеській області було зафіксовано забруднення Сухого лиману нафтопродуктами.</text:p>
      <text:p text:style-name="P4">
Source: <text:a xlink:type="simple" xlink:href="https://www.ukrinform.ua/rubric-regions/3717881-u-mori-nepodalik-odeskogo-plazu-zavilasa-naftova-plama.html" text:style-name="Internet_20_link" text:visited-style-name="Visited_20_Internet_20_Link">
https://www.ukrinform.ua/rubric-regions/3717881-u-mori-nepodalik-odeskogo-plazu-zavilasa-naftova-plama.html</text:a>
</text:p>
      <!--NEWS-->
      <text:h text:style-name="P10" text:outline-level="1">
<text:span text:style-name="T4">
У Судані воєнізовані сили швидкої підтримки захопили національний музей</text:span>
</text:h>
      <text:p text:style-name="P4">
Authors: Ukrinform (Person)</text:p>
      <text:p text:style-name="P4">
Publisher: Укринформ (Organization)</text:p>
      <text:p text:style-name="P4">
Published Time: 2023-06-03T17:16:00+03:00</text:p>
      <text:p text:style-name="P4">
Modified Time: 2023-06-03T17:16:00+03:00</text:p>
      <text:p text:style-name="P4">
Description: У Судані воєнізовані сили швидкої підтримки (RSF), які протистоять діючій армії країни, захопили національний музей у Хартумі, внаслідок чого можуть бути знищені важливі артефакти, зокрема стародавні мумії. — Укрінформ.</text:p>
      <text:p text:style-name="P4">
Images: ['<text:a xlink:type="simple" xlink:href="https://static.ukrinform.com/photos/2023_04/thumb_files/630_360_1682066334-430.jpg" text:style-name="Internet_20_link" text:visited-style-name="Visited_20_Internet_20_Link">
630_360_16820...</text:a>
']</text:p>
      <text:p text:style-name="P4">
Tags: ['Музей', 'Судан', 'Військові']</text:p>
      <text:p text:style-name="P4">
Type: Article</text:p>
      <!--METADATA-->
      <text:p text:style-name="P4">
<draw:frame draw:style-name="fr1" draw:name="Image155" text:anchor-type="as-char" svg:width="6.9236in" svg:height="3.956343in" draw:z-index="0">
<draw:image xlink:href="../Images/yкринформ/2023-06-03T17-16-00-03-00/630_360_1682066334-430.jpg" xlink:type="simple" xlink:show="embed" xlink:actuate="onLoad" draw:mime-type="image/jpeg"/>
</draw:frame>
 У Суданівоєнізовані сили швидкої підтримки (RSF), які протистоять діючій армії країни,захопили національний музей у Хартумі, внаслідок чого можуть бути знищеніважливі артефакти, зокрема стародавні мумії.</text:p>
      <text:p text:style-name="P4">
Про це повідомляє <text:a xlink:type="simple" xlink:href="https://www.reuters.com/world/africa/sudan-fighters-take-over-khartoum-museum-director-says-2023-06-03/" text:style-name="Internet_20_link" text:visited-style-name="Visited_20_Internet_20_Link">
 Reuters </text:a>
із посиланням на заступника директора музею Іхласа Абделлатіфа, передаєУкрінформ.</text:p>
      <text:p text:style-name="P4">
"Члени групи сил швидкої підтримки, яка вже сім тижнів бореться з армією законтроль над Суданом, увійшли в <text:a xlink:type="simple" xlink:href="https://www.ukrinform.ua/tag-muzej" text:style-name="Internet_20_link" text:visited-style-name="Visited_20_Internet_20_Link">
 музей </text:a>
у п'ятницю", - повідомив він, закликавши воєнізоване угруповання зберегтинаціональну спадщину.</text:p>
      <text:p text:style-name="P4">
Абделлатіф зазначив, що співробітники музею не знають, що відбуваєтьсявсередині будівлі, оскільки вони припинили роботу після початку конфлікту.</text:p>
      <text:p text:style-name="P4">
Музей розташований у великій будівлі на березі Нілу в центрі Хартума,неподалік від центрального банку, в районі, де відбувалися найзапекліші бої.</text:p>
      <text:p text:style-name="P4">
Серед тисяч безцінних реліквій - забальзамовані мумії, датовані 2 500 роком дон.е., що робить їх одними з найдавніших і найважливіших в археологічномузначенні в усьому світі.</text:p>
      <text:p text:style-name="P4">
За словами колишнього директора музею Хатіма Алнура, у музеї також є статуї,глиняний посуд і стародавні фрески з артефактами від кам'яного віку дохристиянської та ісламської епох.</text:p>
      <text:p text:style-name="P4">
<text:span text:style-name="T4">
Читайте також:</text:span>
 <text:a xlink:type="simple" xlink:href="https://www.ukrinform.ua/rubric-world/3714808-konflikt-v-sudani-v-armii-zaklikaut-kolisnih-soldativ-povernutisa-na-sluzbu.html" text:style-name="Internet_20_link" text:visited-style-name="Visited_20_Internet_20_Link">
 Конфлікт в <text:span text:style-name="T4">
Судані</text:span>
 : в армії закликають колишніхсолдатів повернутися на службу </text:a>
</text:p>
      <text:p text:style-name="P4">
Член французької археологічної команди Роксана Тріу, яка працювала в Судані,сказала, що вони відстежували супутникові знімки музею і вже бачили потенційніознаки пошкоджень зі слідами горіння.</text:p>
      <text:p text:style-name="P4">
"Ми не знаємо, наскільки серйозні пошкодження всередині", - сказала вона.</text:p>
      <text:p text:style-name="P4">
Як повідомляв <text:a xlink:type="simple" xlink:href="https://www.ukrinform.ua/rubric-world/3716977-u-sudani-pocalosa-zbrojne-protistoanna-popri-rezim-pripinenna-vognu.html" text:style-name="Internet_20_link" text:visited-style-name="Visited_20_Internet_20_Link">
 Укрінформ </text:a>
 , у столиці Судану відновились бойові дії попри домовленість прорежим припинення вогню. Країни-посередники стурбовані ситуацією, оскільки цеставить під загрозу можливість надання гуманітарної допомоги населенню.</text:p>
      <text:p text:style-name="P4">
Source: <text:a xlink:type="simple" xlink:href="https://www.ukrinform.ua/rubric-world/3717882-u-sudani-voenizovani-sili-svidkoi-pidtrimki-zahopili-nacionalnij-muzej.html" text:style-name="Internet_20_link" text:visited-style-name="Visited_20_Internet_20_Link">
https://www.ukrinform.ua/rubric-world/3717882-u-sudani-voenizovani-sili-svidkoi-pidtrimki-zahopili-nacionalnij-muzej.html</text:a>
</text:p>
      <!--NEWS-->
      <text:h text:style-name="P10" text:outline-level="1">
<text:span text:style-name="T4">
У Черкасах зібрані рідними загиблих воїнів ₴400 тисяч передали на купівлю дронів</text:span>
</text:h>
      <text:p text:style-name="P4">
Authors: Ukrinform (Person)</text:p>
      <text:p text:style-name="P4">
Publisher: Укринформ (Organization)</text:p>
      <text:p text:style-name="P4">
Published Time: 2023-06-03T17:20:00+03:00</text:p>
      <text:p text:style-name="P4">
Modified Time: 2023-06-03T17:20:00+03:00</text:p>
      <text:p text:style-name="P4">
Description: Майже 400 тисяч гривень зібрали у Черкасах під час благодійного аукціону, ініційованого рідними загиблих воїнів. Ці кошти передали на купівлю дронів. — Укрінформ.</text:p>
      <text:p text:style-name="P4">
Images: ['<text:a xlink:type="simple" xlink:href="https://static.ukrinform.com/photos/2023_06/thumb_files/630_360_1685801915-868.jpg" text:style-name="Internet_20_link" text:visited-style-name="Visited_20_Internet_20_Link">
630_360_16858...</text:a>
']</text:p>
      <text:p text:style-name="P4">
Tags: ['Аукціон', 'Благодійність', 'Черкаси', 'Дрон']</text:p>
      <text:p text:style-name="P4">
Type: Article</text:p>
      <!--METADATA-->
      <text:p text:style-name="P4">
<draw:frame draw:style-name="fr1" draw:name="Image156" text:anchor-type="as-char" svg:width="6.9236in" svg:height="3.956343in" draw:z-index="0">
<draw:image xlink:href="../Images/yкринформ/2023-06-03T17-20-00-03-00/630_360_1685801915-868.jpg" xlink:type="simple" xlink:show="embed" xlink:actuate="onLoad" draw:mime-type="image/jpeg"/>
</draw:frame>
 Майже 400тисяч гривень зібрали у Черкасах під час благодійного аукціону, ініційованогорідними загиблих воїнів. Ці кошти передали на купівлю дронів.</text:p>
      <text:p text:style-name="P4">
Як передає Укрінформ, про це повідомив мер міста Черкаси Анатолій Бондаренко у<text:a xlink:type="simple" xlink:href="https://t.me/bondmerche/474" text:style-name="Internet_20_link" text:visited-style-name="Visited_20_Internet_20_Link">
 Телеграмі </text:a>
 .</text:p>
      <text:p text:style-name="P4">
«До Дня героїв в Черкасах провели благодійний <text:a xlink:type="simple" xlink:href="https://www.ukrinform.ua/tag-aukcion" text:style-name="Internet_20_link" text:visited-style-name="Visited_20_Internet_20_Link">
 аукціон</text:a>
 , який ініціювали рідні загиблих навійні захисників. Тоді ми зібрали майже 400 тисяч гривень із продажу лотів,які власноруч виготовили батьки, дружини, діти наших воїнів. Ці кошти ріднізагиблих передали для закупівлі квадрокоптерів розвідникам одного збатальйонів бригади територіальної оборони», - повідомив Бондаренко.</text:p>
      <text:p text:style-name="P4">
Сьогодні, 3 червня, три куплені дрони DJI Mavic3 передали бійцям ТрО, якінещодавно повернулись із Бахмута. Ця техніка допомагатиме їм виконуватипоставлені завдання на фронті.</text:p>
      <text:p text:style-name="P4">
<text:span text:style-name="T4">
Читайте також:</text:span>
 <text:a xlink:type="simple" xlink:href="https://www.ukrinform.ua/rubric-ato/3716034-ukrainskim-vijskovim-peredali-500-fpvdroniv-pegas.html" text:style-name="Internet_20_link" text:visited-style-name="Visited_20_Internet_20_Link">
 Українським військовим передали 500 FPV- <text:span text:style-name="T4">
дронів</text:span>
«Пегас» </text:a>
</text:p>
      <text:p text:style-name="P4">
Як повідомляв <text:a xlink:type="simple" xlink:href="https://www.ukrinform.ua/rubric-regions/3712313-v-ukrainci-na-kiivsini-proveli-blagodijnij-aukcion-zi-zboru-kostiv-dla-zahisnikiv-azovstali.html" text:style-name="Internet_20_link" text:visited-style-name="Visited_20_Internet_20_Link">
 Укрінформ </text:a>
 , в Українці на Київщині провелиблагодійний аукціон, щоб зібрати кошти для захисників "Азовсталі" і їхніхродин.</text:p>
      <text:p text:style-name="P4">
<text:span text:style-name="T5">
Фото: Анатолій Бондаренко / Телеграм</text:span>
</text:p>
      <text:p text:style-name="P4">
Source: <text:a xlink:type="simple" xlink:href="https://www.ukrinform.ua/rubric-regions/3717883-u-cerkasah-zibrani-ridnimi-zagiblih-voiniv-400-tisac-peredali-na-kupivlu-droniv.html" text:style-name="Internet_20_link" text:visited-style-name="Visited_20_Internet_20_Link">
https://www.ukrinform.ua/rubric-regions/3717883-u-cerkasah-zibrani-ridnimi-zagiblih-voiniv-400-tisac-peredali-na-kupivlu-droniv.html</text:a>
</text:p>
      <!--NEWS-->
      <text:h text:style-name="P10" text:outline-level="1">
<text:span text:style-name="T4">
Під час святкування Трійці на Донеччині діятимуть додаткові обмеження – ОВА</text:span>
</text:h>
      <text:p text:style-name="P4">
Authors: Ukrinform (Person)</text:p>
      <text:p text:style-name="P4">
Publisher: Укринформ (Organization)</text:p>
      <text:p text:style-name="P4">
Published Time: 2023-06-03T17:30:24+03:00</text:p>
      <text:p text:style-name="P4">
Modified Time: 2023-06-03T17:30:24+03:00</text:p>
      <text:p text:style-name="P4">
Description: На Донеччині під час святкування Трійці діятимуть додаткові обмеження. — Укрінформ.</text:p>
      <text:p text:style-name="P4">
Images: ['<text:a xlink:type="simple" xlink:href="https://static.ukrinform.com/photos/2018_05/thumb_files/630_360_1527251231-1722.jpg" text:style-name="Internet_20_link" text:visited-style-name="Visited_20_Internet_20_Link">
630_360_15272...</text:a>
']</text:p>
      <text:p text:style-name="P4">
Tags: ['Свято Трійці', 'Воєнний стан', 'Війна з Росією']</text:p>
      <text:p text:style-name="P4">
Type: Article</text:p>
      <!--METADATA-->
      <text:p text:style-name="P4">
<draw:frame draw:style-name="fr1" draw:name="Image157" text:anchor-type="as-char" svg:width="6.9236in" svg:height="3.956343in" draw:z-index="0">
<draw:image xlink:href="../Images/yкринформ/2023-06-03T17-30-24-03-00/630_360_1527251231-1722.jpg" xlink:type="simple" xlink:show="embed" xlink:actuate="onLoad" draw:mime-type="image/jpeg"/>
</draw:frame>
 НаДонеччині під час святкування Трійці діятимуть додаткові обмеження.</text:p>
      <text:p text:style-name="P4">
Про це у <text:a xlink:type="simple" xlink:href="http://t.me/DonetskaODA/8400" text:style-name="Internet_20_link" text:visited-style-name="Visited_20_Internet_20_Link">
 Телеграмі </text:a>
 повідомляє Донецька ОВА,передає Укрінформ.</text:p>
      <text:p text:style-name="P4">
«На виконання <text:a xlink:type="simple" xlink:href="https://www.ukrinform.ua/tag-zakon" text:style-name="Internet_20_link" text:visited-style-name="Visited_20_Internet_20_Link">
 Закону </text:a>
 України «Проправовий режим воєнного стану», враховуючи вимоги Командувача оперативно-стратегічного угруповання військ «Хортиця» генерал-полковника ОлександраСирського та Командувача оперативно-стратегічного угруповання військ «Таврія»бригадного генерала Олександра Тарнавського про заборону проведення масовихзаходів під час святкування Дня святої Трійці з метою уникнення скупченнянаселення під час проведення богослужінь та релігійних обрядів у культовихбудівлях релігійних організацій та на прилеглій території, на територіїДонецької області будуть діяти додаткові тимчасові обмеження», - йдеться уповідомленні.</text:p>
      <text:p text:style-name="P4">
<text:span text:style-name="T4">
Читайте також:</text:span>
 <text:a xlink:type="simple" xlink:href="https://www.ukrinform.ua/rubric-regions/3717129-u-semi-naselenih-punktah-doneccini-ogolosili-primusovu-evakuaciu-ditej.html" text:style-name="Internet_20_link" text:visited-style-name="Visited_20_Internet_20_Link">
 У семи населених пунктах Донеччини оголосили<text:span text:style-name="T4">
примусову</text:span>
 евакуацію дітей </text:a>
</text:p>
      <text:p text:style-name="P4">
Згідно з повідомленням, метою запровадження додаткових обмежень є забезпеченнягромадської безпеки і порядку під час святкування Трійці (4 червня), а такожзбереження життя та здоров’я цивільного населення на території Донецькоїобласті.</text:p>
      <text:p text:style-name="P4">
Зазначається, що комендантом Донецької області, Донецькою обласною військовоюадміністрацією, районними військовими адміністраціями, військовимиадміністраціями населених пунктів, органами місцевого самоврядування будевжито додаткових заходів щодо недопущення перебування громадян у період діїкомендантської години в культових будівлях релігійних організацій і наприлеглій території під час святкування Дня Святої Трійці.</text:p>
      <text:p text:style-name="P4">
<text:span text:style-name="T4">
Читайте також:</text:span>
 <text:a xlink:type="simple" xlink:href="https://www.ukrinform.ua/rubric-society/3715559-elenskij-poasniv-neobhidnist-perehodu-na-novij-cerkovnij-kalendar.html" text:style-name="Internet_20_link" text:visited-style-name="Visited_20_Internet_20_Link">
 Єленський пояснив необхідність переходу на новийцерковний календар </text:a>
</text:p>
      <text:p text:style-name="P4">
Як повідомляв Укрінформ, Православна Церква України (ПЦУ) офіційно повідомилапро рішення перейти на новоюліанський календар з 1 вересня 2023 року.</text:p>
      <text:p text:style-name="P4">
Source: <text:a xlink:type="simple" xlink:href="https://www.ukrinform.ua/rubric-regions/3717884-pid-cas-svatkuvanna-trijci-na-doneccini-diatimut-dodatkovi-obmezenna-ova.html" text:style-name="Internet_20_link" text:visited-style-name="Visited_20_Internet_20_Link">
https://www.ukrinform.ua/rubric-regions/3717884-pid-cas-svatkuvanna-trijci-na-doneccini-diatimut-dodatkovi-obmezenna-ova.html</text:a>
</text:p>
      <!--NEWS-->
      <text:h text:style-name="P10" text:outline-level="1">
<text:span text:style-name="T4">
Херсон отримав від USAID шість машин з технічною сіллю для системи опалення</text:span>
</text:h>
      <text:p text:style-name="P4">
Authors: Ukrinform (Person)</text:p>
      <text:p text:style-name="P4">
Publisher: Укринформ (Organization)</text:p>
      <text:p text:style-name="P4">
Published Time: 2023-06-03T17:31:00+03:00</text:p>
      <text:p text:style-name="P4">
Modified Time: 2023-06-03T17:31:00+03:00</text:p>
      <text:p text:style-name="P4">
Description: Херсонське комунальне підприємство "Херсонтеплоенерго" отримало шість машин з технічною сіллю, яка необхідна для пом'якшення води у процесі вироблення теплоносія. — Укрінформ.</text:p>
      <text:p text:style-name="P4">
Images: ['<text:a xlink:type="simple" xlink:href="https://static.ukrinform.com/photos/2023_06/thumb_files/630_360_1685802558-849.jpg" text:style-name="Internet_20_link" text:visited-style-name="Visited_20_Internet_20_Link">
630_360_16858...</text:a>
']</text:p>
      <text:p text:style-name="P4">
Tags: None</text:p>
      <text:p text:style-name="P4">
Type: Article</text:p>
      <!--METADATA-->
      <text:p text:style-name="P4">
<draw:frame draw:style-name="fr1" draw:name="Image158" text:anchor-type="as-char" svg:width="6.9236in" svg:height="3.956343in" draw:z-index="0">
<draw:image xlink:href="../Images/yкринформ/2023-06-03T17-31-00-03-00/630_360_1685802558-849.jpg" xlink:type="simple" xlink:show="embed" xlink:actuate="onLoad" draw:mime-type="image/jpeg"/>
</draw:frame>
 Херсонськекомунальне підприємство "Херсонтеплоенерго" отримало шість машин з технічноюсіллю, яка необхідна для пом'якшення води у процесі вироблення теплоносія.</text:p>
      <text:p text:style-name="P4">
Про це повідомляє Херсонська міська рада у <text:a xlink:type="simple" xlink:href="http://t.me/kherson_miskrada/15059" text:style-name="Internet_20_link" text:visited-style-name="Visited_20_Internet_20_Link">
 Телеграмі,</text:a>
 передає Укрінформ.</text:p>
      <text:p text:style-name="P4">
«Цього разу отримали шість машин з технічної сіллю в бегах, яка потрібна дляпом'якшення води в процесі вироблення теплоносія для опалення багатоквартирнихбудинків. Технічну допомогу від агенції США з міжнародного розвитку переданоКП "Херсонтеплоенерго"», - йдеться у повідомленні.</text:p>
      <text:p text:style-name="P4">
Херсонська міська рада висловила подяку міжнародним партнерам за підтримку танадану допомогу.</text:p>
      <text:p text:style-name="P4">
<text:span text:style-name="T4">
Читайте також:</text:span>
 <text:a xlink:type="simple" xlink:href="https://www.ukrinform.ua/rubric-regions/3717854-na-lvivsinu-pribuli-cotiri-pozezni-avtomobili-vid-nimeckih-blagodijnikiv.html" text:style-name="Internet_20_link" text:visited-style-name="Visited_20_Internet_20_Link">
 На Львівщину прибули чотири пожежні автомобілі віднімецьких благодійників </text:a>
</text:p>
      <text:p text:style-name="P4">
Як повідомляв Укрінформ, у <text:a xlink:type="simple" xlink:href="https://www.ukrinform.ua/tag-herson" text:style-name="Internet_20_link" text:visited-style-name="Visited_20_Internet_20_Link">
 Херсоні </text:a>
облаштовувати сховища допомагають литовські волонтери з Благодійного фонду«Корона князів Острозьких».</text:p>
      <text:p text:style-name="P4">
Source: <text:a xlink:type="simple" xlink:href="https://www.ukrinform.ua/rubric-regions/3717885-herson-otrimav-vid-usaid-sist-masin-z-tehnicnou-sillu-dla-sistemi-opalenna.html" text:style-name="Internet_20_link" text:visited-style-name="Visited_20_Internet_20_Link">
https://www.ukrinform.ua/rubric-regions/3717885-herson-otrimav-vid-usaid-sist-masin-z-tehnicnou-sillu-dla-sistemi-opalenna.html</text:a>
</text:p>
      <!--NEWS-->
      <text:h text:style-name="P10" text:outline-level="1">
<text:span text:style-name="T4">
Нідерланди сприятимуть збільшенню кількості Patriot для України - Єрмак</text:span>
</text:h>
      <text:p text:style-name="P4">
Authors: Ukrinform (Person)</text:p>
      <text:p text:style-name="P4">
Publisher: Укринформ (Organization)</text:p>
      <text:p text:style-name="P4">
Published Time: 2023-06-03T17:56:36+03:00</text:p>
      <text:p text:style-name="P4">
Modified Time: 2023-06-03T17:56:36+03:00</text:p>
      <text:p text:style-name="P4">
Description: Уряд Нідерландів працюватиме над збільшенням кількості систем ППО Patriot для України. — Укрінформ.</text:p>
      <text:p text:style-name="P4">
Images: ['<text:a xlink:type="simple" xlink:href="https://static.ukrinform.com/photos/2023_03/thumb_files/630_360_1678262274-371.jpeg" text:style-name="Internet_20_link" text:visited-style-name="Visited_20_Internet_20_Link">
630_360_16782...</text:a>
']</text:p>
      <text:p text:style-name="P4">
Tags: ['Нідерланди', 'Єрмак', 'Війна з Росією', 'Patriot ']</text:p>
      <text:p text:style-name="P4">
Type: Article</text:p>
      <!--METADATA-->
      <text:p text:style-name="P4">
<draw:frame draw:style-name="fr1" draw:name="Image159" text:anchor-type="as-char" svg:width="6.9236in" svg:height="3.956343in" draw:z-index="0">
<draw:image xlink:href="../Images/yкринформ/2023-06-03T17-56-36-03-00/630_360_1678262274-371.jpeg" xlink:type="simple" xlink:show="embed" xlink:actuate="onLoad" draw:mime-type="image/jpeg"/>
</draw:frame>
 УрядНідерландів працюватиме над збільшенням кількості систем ППО Patriot дляУкраїни.</text:p>
      <text:p text:style-name="P4">
Як передає Укрінформ, про це повідомляє керівник Офісу Президента Андрій Єрмаку <text:a xlink:type="simple" xlink:href="http://t.me/ermaka2022/2853" text:style-name="Internet_20_link" text:visited-style-name="Visited_20_Internet_20_Link">
 Телеграмі </text:a>
 .</text:p>
      <text:p text:style-name="P4">
«Уряд Нідерландів працюватиме над збільшенням кількості Patriot для України.Працюємо над відповідною коаліцією», – сказав Єрмак.</text:p>
      <text:p text:style-name="P4">
<text:span text:style-name="T4">
Читайте також:</text:span>
 <text:a xlink:type="simple" xlink:href="https://www.ukrinform.ua/rubric-ato/3717520-u-koalicii-patriot-mozut-buti-ne-lise-kraini-aki-maut-ci-sistemi-zelenskij.html" text:style-name="Internet_20_link" text:visited-style-name="Visited_20_Internet_20_Link">
 У коаліції <text:span text:style-name="T4">
Patriot</text:span>
 можуть бути не лише країни, якімають ці системи – Зеленський </text:a>
</text:p>
      <text:p text:style-name="P4">
Як повідомлялося, прем’єр-міністр <text:a xlink:type="simple" xlink:href="https://www.ukrinform.ua/tag-niderlandi" text:style-name="Internet_20_link" text:visited-style-name="Visited_20_Internet_20_Link">
 Нідерландів</text:a>
 Марк Рютте наприкінці травнязаявив, що країна серйозно розглядає можливість надання Україні винищувачівF-16, але поки не ухвалила остаточне рішення.</text:p>
      <text:p text:style-name="P4">
Source: <text:a xlink:type="simple" xlink:href="https://www.ukrinform.ua/rubric-ato/3717888-niderlandi-spriatimut-zbilsennu-kilkosti-patriot-dla-ukraini-ermak.html" text:style-name="Internet_20_link" text:visited-style-name="Visited_20_Internet_20_Link">
https://www.ukrinform.ua/rubric-ato/3717888-niderlandi-spriatimut-zbilsennu-kilkosti-patriot-dla-ukraini-ermak.html</text:a>
</text:p>
      <!--NEWS-->
      <text:h text:style-name="P10" text:outline-level="1">
<text:span text:style-name="T4">
Верещук та голови Донеччини і Луганщини обговорили підготовку до деокупації областей</text:span>
</text:h>
      <text:p text:style-name="P4">
Authors: Ukrinform (Person)</text:p>
      <text:p text:style-name="P4">
Publisher: Укринформ (Organization)</text:p>
      <text:p text:style-name="P4">
Published Time: 2023-06-03T18:05:00+03:00</text:p>
      <text:p text:style-name="P4">
Modified Time: 2023-06-03T18:05:00+03:00</text:p>
      <text:p text:style-name="P4">
Description: Віцепрем'єр-міністр - міністр з питань реінтеграції тимчасово окупованих територій Ірина Верещук та голови Донецької та Луганської військових адміністрацій обговорили підготовку до деокупації областей. — Укрінформ.</text:p>
      <text:p text:style-name="P4">
Images: ['<text:a xlink:type="simple" xlink:href="https://static.ukrinform.com/photos/2023_06/thumb_files/630_360_1685806022-175.jpg" text:style-name="Internet_20_link" text:visited-style-name="Visited_20_Internet_20_Link">
630_360_16858...</text:a>
']</text:p>
      <text:p text:style-name="P4">
Tags: ['Деокупація', 'Донеччина', 'Луганщина', 'Верещук']</text:p>
      <text:p text:style-name="P4">
Type: Article</text:p>
      <!--METADATA-->
      <text:p text:style-name="P4">
<draw:frame draw:style-name="fr1" draw:name="Image160" text:anchor-type="as-char" svg:width="6.9236in" svg:height="3.956343in" draw:z-index="0">
<draw:image xlink:href="../Images/yкринформ/2023-06-03T18-05-00-03-00/630_360_1685806022-175.jpg" xlink:type="simple" xlink:show="embed" xlink:actuate="onLoad" draw:mime-type="image/jpeg"/>
</draw:frame>
Віцепрем'єр-міністр - міністр з питань реінтеграції тимчасово окупованихтериторій Ірина Верещук та голови Донецької та Луганської військовихадміністрацій обговорили підготовку до деокупації областей.</text:p>
      <text:p text:style-name="P4">
Як передає Укрінформ, про це Верещук написала у <text:a xlink:type="simple" xlink:href="http://t.me/vereshchuk_iryna/1927" text:style-name="Internet_20_link" text:visited-style-name="Visited_20_Internet_20_Link">
 Телеграмі</text:a>
 .</text:p>
      <text:p text:style-name="P4">
"Сьогодні разом із керівниками Донецької та Луганської областей ПавломКириленком та Артемом Лисогором попрацювали щодо підготовки до деокупаціїобластей: плани першочергових дій, кадри, матеріально-технічні резерви тощо.Готуємось. Заздалегідь", - зазначила <text:a xlink:type="simple" xlink:href="https://www.ukrinform.ua/tag-veresuk" text:style-name="Internet_20_link" text:visited-style-name="Visited_20_Internet_20_Link">
 Верещук </text:a>
 .</text:p>
      <text:p text:style-name="P4">
Як повідомляє у <text:a xlink:type="simple" xlink:href="http://t.me/minre_ua/3473" text:style-name="Internet_20_link" text:visited-style-name="Visited_20_Internet_20_Link">
 Телеграмі </text:a>
Мінреінтеграції, Кириленко й Лисогор прозвітували про стан підготовки дій.Йдеться про утворення координаційних органів та підготовку планівпершочергових дій зі стабілізації та реінтеграції деокупованих територій.</text:p>
      <text:p text:style-name="P4">
Детальні плани розробляються за такими напрямами, як безпека, відновленняроботи органів державної влади, гуманітарне реагування, медичне реагування,відновлення інфраструктури, економіка, соціальний захист тощо.</text:p>
      <text:p text:style-name="P4">
"Донеччина та Луганщина є регіонами, які найбільше постраждали від російськоїагресії. Тому одним із ключових завдань буде відновлення критичноїінфраструктури. Тут важливою буде підтримка наших міжнародних партнерів", –зазначила віцепремʼєрка.</text:p>
      <text:p text:style-name="P4">
<text:span text:style-name="T4">
Читайте також:</text:span>
 <text:a xlink:type="simple" xlink:href="https://www.ukrinform.ua/rubric-vidbudova/3715438-remont-gurtozitkiv-dla-pereselenciv-efektivnisij-niz-budivnictvo-modulnih-mistecok-veresuk.html" text:style-name="Internet_20_link" text:visited-style-name="Visited_20_Internet_20_Link">
 Дешевше ремонтувати гуртожитки для переселенців, ніжбудувати модульні містечка - <text:span text:style-name="T4">
Верещук</text:span>
 </text:a>
</text:p>
      <text:p text:style-name="P4">
Окрім того, зазначили в <text:a xlink:type="simple" xlink:href="https://t.me/minre_ua/3471" text:style-name="Internet_20_link" text:visited-style-name="Visited_20_Internet_20_Link">
 Мінреінтеграції </text:a>
 ,Верещук взяла участь у форумі «Єднання та відновлення Луганщини». Західприсвячений 85-річчю з дня утворення Луганської області.</text:p>
      <text:p text:style-name="P4">
</text:p>
      <text:p text:style-name="P4">
У форумі взяли участь начальники обласних військових адміністрацій, а самеЛуганської ОВА Артем Лисогор, Дніпропетровської ОВА Сергій Лисак і ДонецькоїОВА Павло Кириленко.</text:p>
      <text:p text:style-name="P4">
Захід також об’єднав представників урядових інституцій, міжнародних фондів,народних депутатів України та відомих уродженців Луганщини.</text:p>
      <text:p text:style-name="P4">
</text:p>
      <text:p text:style-name="P4">
Форум покликаний об’єднати зусилля учасників та визначити пріоритетні напрямиу підготовці до деокупації та реінтеграції Луганщини.</text:p>
      <text:p text:style-name="P4">
<text:span text:style-name="T4">
Читайте також:</text:span>
 <text:a xlink:type="simple" xlink:href="https://www.ukrinform.ua/rubric-society/3717205-ukraini-vdalosa-povernuti-371-deportovanu-rosieu-ditinu-veresuk.html" text:style-name="Internet_20_link" text:visited-style-name="Visited_20_Internet_20_Link">
 Росія використовує для депортації українських дітейтериторію Білорусі - <text:span text:style-name="T4">
Верещук</text:span>
 </text:a>
</text:p>
      <text:p text:style-name="P4">
Як повідомляв Укрінформ, раніше Верещук <text:a xlink:type="simple" xlink:href="https://www.ukrinform.ua/rubric-regions/3715827-veresuk-zaklikala-ziteliv-tot-ne-dati-vtagnuti-sebe-u-spivpracu-z-vorogom.html" text:style-name="Internet_20_link" text:visited-style-name="Visited_20_Internet_20_Link">
 закликала жителів тимчасовоокупованих територій </text:a>
 не дати втягнути себе у співпрацю з ворогом з оглядуна підготовку загарбниками "виборів".</text:p>
      <text:p text:style-name="P4">
<text:span text:style-name="T5">
Перше фото: Ірина Верещук/Телеграм</text:span>
</text:p>
      <text:p text:style-name="P4">
Source: <text:a xlink:type="simple" xlink:href="https://www.ukrinform.ua/rubric-regions/3717890-veresuk-ta-golovi-doneccini-i-lugansini-obgovorili-pidgotovku-do-deokupacii-oblastej.html" text:style-name="Internet_20_link" text:visited-style-name="Visited_20_Internet_20_Link">
https://www.ukrinform.ua/rubric-regions/3717890-veresuk-ta-golovi-doneccini-i-lugansini-obgovorili-pidgotovku-do-deokupacii-oblastej.html</text:a>
</text:p>
      <!--NEWS-->
      <text:h text:style-name="P10" text:outline-level="1">
<text:span text:style-name="T4">
У Херсоні за два дні встановили п'ять вуличних укриттів</text:span>
</text:h>
      <text:p text:style-name="P4">
Authors: Ukrinform (Person)</text:p>
      <text:p text:style-name="P4">
Publisher: Укринформ (Organization)</text:p>
      <text:p text:style-name="P4">
Published Time: 2023-06-03T18:23:57+03:00</text:p>
      <text:p text:style-name="P4">
Modified Time: 2023-06-03T18:23:57+03:00</text:p>
      <text:p text:style-name="P4">
Description: У Херсоні за два дні встановили ще п'ять вуличних укриттів. Їх розташували поруч із зупинками громадського транспорту. — Укрінформ.</text:p>
      <text:p text:style-name="P4">
Images: ['<text:a xlink:type="simple" xlink:href="https://static.ukrinform.com/photos/2023_06/thumb_files/630_360_1685805695-3164.jpeg" text:style-name="Internet_20_link" text:visited-style-name="Visited_20_Internet_20_Link">
630_360_16858...</text:a>
']</text:p>
      <text:p text:style-name="P4">
Tags: ['Херсон', 'Укриття', 'Війна з Росією']</text:p>
      <text:p text:style-name="P4">
Type: Article</text:p>
      <!--METADATA-->
      <text:p text:style-name="P4">
<draw:frame draw:style-name="fr1" draw:name="Image163" text:anchor-type="as-char" svg:width="6.9236in" svg:height="3.956343in" draw:z-index="0">
<draw:image xlink:href="../Images/yкринформ/2023-06-03T18-23-57-03-00/630_360_1685805695-3164.jpeg" xlink:type="simple" xlink:show="embed" xlink:actuate="onLoad" draw:mime-type="image/jpeg"/>
</draw:frame>
 УХерсоні за два дні встановили ще п'ять вуличних укриттів. Їх розташували поручіз зупинками громадського транспорту.</text:p>
      <text:p text:style-name="P4">
Як передає Укрінформ, про це повідомила Херсонська міська рада у <text:a xlink:type="simple" xlink:href="http://t.me/kherson_miskrada/15060" text:style-name="Internet_20_link" text:visited-style-name="Visited_20_Internet_20_Link">
 Телеграмі.</text:a>
</text:p>
      <text:p text:style-name="P4">
</text:p>
      <text:p text:style-name="P4">
<text:a xlink:type="simple" xlink:href="https://static.ukrinform.com/photos/2023_06/1685805695-9532.jpeg" text:style-name="Internet_20_link" text:visited-style-name="Visited_20_Internet_20_Link">
 </text:a>
 <text:a xlink:type="simple" xlink:href="https://static.ukrinform.com/photos/2023_06/1685805695-9746.jpeg" text:style-name="Internet_20_link" text:visited-style-name="Visited_20_Internet_20_Link">
</text:a>
 <text:a xlink:type="simple" xlink:href="https://static.ukrinform.com/photos/2023_06/1685805695-4570.jpeg" text:style-name="Internet_20_link" text:visited-style-name="Visited_20_Internet_20_Link">
</text:a>
 <text:a xlink:type="simple" xlink:href="https://static.ukrinform.com/photos/2023_06/1685805695-3164.jpeg" text:style-name="Internet_20_link" text:visited-style-name="Visited_20_Internet_20_Link">
<draw:frame draw:style-name="fr1" draw:name="Image168" text:anchor-type="as-char" svg:width="6.9236in" svg:height="3.956343in" draw:z-index="0">
<draw:image xlink:href="../Images/yкринформ/2023-06-03T18-23-57-03-00/630_360_1685805695-3164.jpeg" xlink:type="simple" xlink:show="embed" xlink:actuate="onLoad" draw:mime-type="image/jpeg"/>
</draw:frame>
</text:a>
 <text:a xlink:type="simple" xlink:href="https://static.ukrinform.com/photos/2023_06/1685805695-1928.jpeg" text:style-name="Internet_20_link" text:visited-style-name="Visited_20_Internet_20_Link">
</text:a>
</text:p>
      <text:p text:style-name="P4">
"У Херсоні протягом 2 днів встановлено ще 5 укриттів", - йдеться уповідомленні.</text:p>
      <text:p text:style-name="P4">
Як <text:a xlink:type="simple" xlink:href="https://www.ukrinform.ua/rubric-regions/3707700-u-hersoni-vstanovili-se-pat-vulicnih-ukrittiv.html" text:style-name="Internet_20_link" text:visited-style-name="Visited_20_Internet_20_Link">
 повідомляв Укрінформ </text:a>
 , уХерсоні 11 травня прозвітували про те, що встановили п'ять вуличнихпротиуламкових укриттів, два з них отримали від благодійного фонду.</text:p>
      <text:p text:style-name="P4">
<text:span text:style-name="T4">
Читайте також:</text:span>
 <text:a xlink:type="simple" xlink:href="https://www.ukrinform.ua/rubric-society/3717152-mvs-zaklikae-povidomlati-pro-ukritta-zacineni-pid-cas-povitranoi-trivogi.html" text:style-name="Internet_20_link" text:visited-style-name="Visited_20_Internet_20_Link">
 МВС закликає повідомляти про укриття, зачинені під часповітряної тривоги </text:a>
</text:p>
      <text:p text:style-name="P4">
Раніше обласна влада разом з районними та міськими адміністраціями визначилимінімальну потребу у вуличних укриттях, яка становить 158 одиниць.</text:p>
      <text:p text:style-name="P4">
<text:span text:style-name="T4">
Читайте також:</text:span>
 <text:a xlink:type="simple" xlink:href="https://www.ukrinform.ua/rubric-society/3717120-urad-iniciue-perevirku-roboti-vsih-ukrittiv-u-kraini-i-zokrema-v-kievi-smigal.html" text:style-name="Internet_20_link" text:visited-style-name="Visited_20_Internet_20_Link">
 Уряд ініціює перевірку роботи всіх <text:span text:style-name="T4">
укриттів</text:span>
 у країніі, зокрема, в Києві – Шмигаль </text:a>
</text:p>
      <text:p text:style-name="P4">
Минулої доби російська армія <text:a xlink:type="simple" xlink:href="https://www.ukrinform.ua/rubric-regions/3707700-u-hersoni-vstanovili-se-pat-vulicnih-ukrittiv.html" text:style-name="Internet_20_link" text:visited-style-name="Visited_20_Internet_20_Link">
 здійснила </text:a>
 65обстрілів Херсонської області.</text:p>
      <text:p text:style-name="P4">
Source: <text:a xlink:type="simple" xlink:href="https://www.ukrinform.ua/rubric-regions/3717892-u-hersoni-za-dva-dni-vstanovili-pat-vulicnih-ukrittiv.html" text:style-name="Internet_20_link" text:visited-style-name="Visited_20_Internet_20_Link">
https://www.ukrinform.ua/rubric-regions/3717892-u-hersoni-za-dva-dni-vstanovili-pat-vulicnih-ukrittiv.html</text:a>
</text:p>
      <!--NEWS-->
      <text:h text:style-name="P10" text:outline-level="1">
<text:span text:style-name="T4">
В Україні у неділю без опадів, вдень прогріє до +25°</text:span>
</text:h>
      <text:p text:style-name="P4">
Authors: Ukrinform (Person)</text:p>
      <text:p text:style-name="P4">
Publisher: Укринформ (Organization)</text:p>
      <text:p text:style-name="P4">
Published Time: 2023-06-03T18:25:00+03:00</text:p>
      <text:p text:style-name="P4">
Modified Time: 2023-06-03T18:25:00+03:00</text:p>
      <text:p text:style-name="P4">
Description: В Україні у неділю, 4 червня, опадів не очікується, температура вдень становитиме 17-22°, на півдні та Закарпатті до 25°. — Укрінформ.</text:p>
      <text:p text:style-name="P4">
Images: ['<text:a xlink:type="simple" xlink:href="https://static.ukrinform.com/photos/2023_06/thumb_files/630_360_1685794754-612.jpg" text:style-name="Internet_20_link" text:visited-style-name="Visited_20_Internet_20_Link">
630_360_16857...</text:a>
']</text:p>
      <text:p text:style-name="P4">
Tags: ['Погода', 'Тепло', 'Прогноз', 'Літо']</text:p>
      <text:p text:style-name="P4">
Type: Article</text:p>
      <!--METADATA-->
      <text:p text:style-name="P4">
<draw:frame draw:style-name="fr1" draw:name="Image170" text:anchor-type="as-char" svg:width="6.9236in" svg:height="3.956343in" draw:z-index="0">
<draw:image xlink:href="../Images/yкринформ/2023-06-03T18-25-00-03-00/630_360_1685794754-612.jpg" xlink:type="simple" xlink:show="embed" xlink:actuate="onLoad" draw:mime-type="image/jpeg"/>
</draw:frame>
 В Україніу неділю, 4 червня, опадів не очікується, температура вдень становитиме17-22°, на півдні та Закарпатті до 25°.</text:p>
      <text:p text:style-name="P4">
Про це Укрінформу повідомили в Українському гідрометцентрі.</text:p>
      <text:p text:style-name="P4">
"Мінлива хмарність. Без опадів. Вітер північно-східний, у західних областях зпереходом на південно-східний, 5-10 м/с, вночі на південному сході країнимісцями пориви 15-20 м/с. Температура вночі 4-9°, у південній, південно-східній частинах та на Закарпатті 9-14°; вдень 17-22°, на півдні та Закарпаттідо 25°", - зазначають синоптики.</text:p>
      <text:p text:style-name="P4">
За їхнім прогнозом, у Києві та Київській області також спостерігатиметьсямінлива хмарність, без опадів. Вітер північно-східний, 5-10 м/с. Температура устолиці вночі становитиме 7-9°, вдень 20-22°, по області буде вночі 4-9°,вдень 17-22°.</text:p>
      <text:p text:style-name="P4">
Мінлива хмарність збережеться в Україні і в наступні два дні. Опадів непрогнозують, лише вдень 5 червня на Закарпатті та в Карпатах, 6 червня вбільшості західних областей можливі короткочасні <text:a xlink:type="simple" xlink:href="https://www.ukrinform.ua/tag-dos" text:style-name="Internet_20_link" text:visited-style-name="Visited_20_Internet_20_Link">
 дощі</text:a>
 , місцями грози. Вітер змінних напрямків,3-8 м/с, 6 червня у західній частині південно-східний, 5-10 м/с.</text:p>
      <text:p text:style-name="P4">
Температура вночі 5 червня становитиме 5-10°, у південній частині, наЗакарпатті, 6 червня в Україні 8-13°, на узбережжі морів місцями 14-18°; вденьбуде 20-25°, на Закарпатті до 27°.</text:p>
      <text:p text:style-name="P4">
У столиці та Київській області 5-6 червня без опадів. Вітер змінних напрямків,3-8 м/с. Температура у Києві вночі 5 червня 8-10°, 6 червня 11-13°; вдень23-25°; по області вночі 5 червня буде 5-10°, 6 червня 8-13°; вдень 20-25°.</text:p>
      <text:p text:style-name="P4">
Синоптики попереджають, що 4-6 червня у Києві, західних (крім Закарпатської таІвано-Франківської), північних, Вінницькій, Черкаській, Одеській,Миколаївській, Херсонській, 6 червня і в Кіровоградській та Полтавськійобластях переважатиме надзвичайний рівень пожежної небезпеки.</text:p>
      <text:p text:style-name="P4">
<text:span text:style-name="T4">
Читайте також:</text:span>
 <text:a xlink:type="simple" xlink:href="https://www.ukrinform.ua/rubric-kyiv/3717054-u-kievi-traven-viavivsa-najsuhisim-za-ves-cas-sposterezen.html" text:style-name="Internet_20_link" text:visited-style-name="Visited_20_Internet_20_Link">
 У Києві травень виявився найсухішим за весь часспостережень </text:a>
</text:p>
      <text:p text:style-name="P4">
У наступні два дні, 7-8 червня, невеликі короткочасні дощі, місцями грозипрогнозують у західних, 8 червня і в північних, вдень місцями і в центральнихобластях, на решті території України без опадів. Температура вночі 10-16°,вдень 18-24°, у південній частині до 26°, в західних областях 13-19°.</text:p>
      <text:p text:style-name="P4">
У Києві та області 7 червня без опадів, 8 червня пройде невеликийкороткочасний дощ, місцями гроза. Температура у столиці вночі становитиме13-15°, вдень 20-22°, по області вночі буде 10-15°, вдень 18-23°.</text:p>
      <text:p text:style-name="P4">
Source: <text:a xlink:type="simple" xlink:href="https://www.ukrinform.ua/rubric-regions/3717844-v-ukraini-u-nedilu-bez-opadiv-vden-progrie-do-25.html" text:style-name="Internet_20_link" text:visited-style-name="Visited_20_Internet_20_Link">
https://www.ukrinform.ua/rubric-regions/3717844-v-ukraini-u-nedilu-bez-opadiv-vden-progrie-do-25.html</text:a>
</text:p>
      <!--NEWS-->
      <text:h text:style-name="P10" text:outline-level="1">
<text:span text:style-name="T4">
Українка Завацька вийшла у фінал турніру ITF в Італії</text:span>
</text:h>
      <text:p text:style-name="P4">
Authors: Ukrinform (Person)</text:p>
      <text:p text:style-name="P4">
Publisher: Укринформ (Organization)</text:p>
      <text:p text:style-name="P4">
Published Time: 2023-06-03T18:38:57+03:00</text:p>
      <text:p text:style-name="P4">
Modified Time: 2023-06-03T18:38:57+03:00</text:p>
      <text:p text:style-name="P4">
Description: Українська тенісистка Катаріна Завацька (№218 WTA) вийшла у фінал турніру ITF 60 в Італії. — Укрінформ.</text:p>
      <text:p text:style-name="P4">
Images: ['<text:a xlink:type="simple" xlink:href="https://static.ukrinform.com/photos/2023_06/thumb_files/630_360_1685806687-881.jpg" text:style-name="Internet_20_link" text:visited-style-name="Visited_20_Internet_20_Link">
630_360_16858...</text:a>
']</text:p>
      <text:p text:style-name="P4">
Tags: ['Теніс']</text:p>
      <text:p text:style-name="P4">
Type: Article</text:p>
      <!--METADATA-->
      <text:p text:style-name="P4">
<draw:frame draw:style-name="fr1" draw:name="Image171" text:anchor-type="as-char" svg:width="6.9236in" svg:height="3.956343in" draw:z-index="0">
<draw:image xlink:href="../Images/yкринформ/2023-06-03T18-38-57-03-00/630_360_1685806687-881.jpg" xlink:type="simple" xlink:show="embed" xlink:actuate="onLoad" draw:mime-type="image/jpeg"/>
</draw:frame>
 Українськатенісистка Катаріна Завацька (№218 WTA) вийшла у фінал турніру ITF 60 вІталії.</text:p>
      <text:p text:style-name="P4">
У півфіналі українка перемогла аргентинку Хулію Рієру (№150 WTA) – 6:4, 6:3,передає Укрінформ.</text:p>
      <text:p text:style-name="P4">
Матч тривав 1 годину 19 хвилин. Завацька вдруге цього року зіграє у фіналі: уквітні вона поступилася у вирішальному матчі на турнірі ITF W25 у Санта-Маргеріта-ді-Пула. Загалом це буде для українки 15-й фінал під час виступів уITF-турі.</text:p>
      <text:p text:style-name="P4">
<text:span text:style-name="T4">
Читайте також:</text:span>
 <text:a xlink:type="simple" xlink:href="https://www.ukrinform.ua/rubric-sports/3717825-marta-kostuk-vijsla-do-18-finalu-parnoi-sitki-rolan-garros.html" text:style-name="Internet_20_link" text:visited-style-name="Visited_20_Internet_20_Link">
 Марта Костюк вийшла до 1/8 фіналу парної сітки «РоланГаррос» </text:a>
</text:p>
      <text:p text:style-name="P4">
У фіналі Катаріна зіграє проти переможниці матчі Анхела Фіта Болуда - ЮліяГатовка.</text:p>
      <text:p text:style-name="P4">
Фото: btu.org.ua</text:p>
      <text:p text:style-name="P4">
Source: <text:a xlink:type="simple" xlink:href="https://www.ukrinform.ua/rubric-sports/3717894-ukrainka-zavacka-vijsla-u-final-turniru-itf-v-italii.html" text:style-name="Internet_20_link" text:visited-style-name="Visited_20_Internet_20_Link">
https://www.ukrinform.ua/rubric-sports/3717894-ukrainka-zavacka-vijsla-u-final-turniru-itf-v-italii.html</text:a>
</text:p>
      <!--NEWS-->
      <text:h text:style-name="P10" text:outline-level="1">
<text:span text:style-name="T4">
Грецька поліція знайшла у бананових контейнерах кокаїну на €3,2 мільйона</text:span>
</text:h>
      <text:p text:style-name="P4">
Authors: Ukrinform (Person)</text:p>
      <text:p text:style-name="P4">
Publisher: Укринформ (Organization)</text:p>
      <text:p text:style-name="P4">
Published Time: 2023-06-03T18:45:00+03:00</text:p>
      <text:p text:style-name="P4">
Modified Time: 2023-06-03T18:45:00+03:00</text:p>
      <text:p text:style-name="P4">
Description: Поліція на півночі Греції вилучила десятки пакунків з кокаїном, що прямували з Латинської Америки захованими у контейнерах з бананами. — Укрінформ.</text:p>
      <text:p text:style-name="P4">
Images: ['<text:a xlink:type="simple" xlink:href="https://static.ukrinform.com/photos/2020_02/thumb_files/630_360_1582874865-106.jpg" text:style-name="Internet_20_link" text:visited-style-name="Visited_20_Internet_20_Link">
630_360_15828...</text:a>
']</text:p>
      <text:p text:style-name="P4">
Tags: ['Греція', 'Наркотики', 'Банан', 'Кокаїн']</text:p>
      <text:p text:style-name="P4">
Type: Article</text:p>
      <!--METADATA-->
      <text:p text:style-name="P4">
<draw:frame draw:style-name="fr1" draw:name="Image172" text:anchor-type="as-char" svg:width="6.9236in" svg:height="3.956343in" draw:z-index="0">
<draw:image xlink:href="../Images/yкринформ/2023-06-03T18-45-00-03-00/630_360_1582874865-106.jpg" xlink:type="simple" xlink:show="embed" xlink:actuate="onLoad" draw:mime-type="image/jpeg"/>
</draw:frame>
 Поліція напівночі Греції вилучила десятки пакунків з кокаїном, що прямували з ЛатинськоїАмерики захованими у контейнерах з бананами.</text:p>
      <text:p text:style-name="P4">
Як передає Укрінформ, про це повідомляє <text:a xlink:type="simple" xlink:href="https://www.reuters.com/world/europe/greece-police-find-32-mln-euros-cocaine-banana-containers-2023-06-03/" text:style-name="Internet_20_link" text:visited-style-name="Visited_20_Internet_20_Link">
 Reuters</text:a>
 .</text:p>
      <text:p text:style-name="P4">
Поліція вилучила два підозрілі контейнери в порту Пірей і доправила їх допорту Салоніки. Після огляду правоохоронці виявили 100 пакунків прихованогококаїну загальною вагою 161 кілограм.</text:p>
      <text:p text:style-name="P4">
" <text:a xlink:type="simple" xlink:href="https://www.ukrinform.ua/tag-narkotiki" text:style-name="Internet_20_link" text:visited-style-name="Visited_20_Internet_20_Link">
 Наркотики </text:a>
 , які мали бутирозповсюджені по всій Греції та інших європейських країнах, оцінюються на сумублизько 3,2 мільйона євро", - повідомила поліція.</text:p>
      <text:p text:style-name="P4">
Ця партія була знайдена в рамках розслідування, яке Греція розпочала минулогомісяця спільно з владою Північної Македонії та антинаркотичним агентством США.Попереднього разу на складі в Салоніках правоохоронці вилучили близько 100кілограмів кокаїну, також захованого в бананових контейнерах.</text:p>
      <text:p text:style-name="P4">
<text:span text:style-name="T4">
Читайте також:</text:span>
 <text:a xlink:type="simple" xlink:href="https://www.ukrinform.ua/rubric-world/3696909-bila-uzberezza-sicilii-viavili-dvi-tonni-kokainu-na-ponad-400-miljoniv.html" text:style-name="Internet_20_link" text:visited-style-name="Visited_20_Internet_20_Link">
 Біля узбережжя Сицилії виявили дві тонни <text:span text:style-name="T4">
кокаїн</text:span>
 у напонад €400 мільйонів </text:a>
</text:p>
      <text:p text:style-name="P4">
Зазначається, що у цій справі було заарештовано близько 14 осіб.</text:p>
      <text:p text:style-name="P4">
Як повідомляв <text:a xlink:type="simple" xlink:href="https://www.ukrinform.ua/rubric-world/3714446-policia-v-peru-vilucila-majze-60-kilogramiv-kokainu-zi-svastikou-na-pakunkah.html" text:style-name="Internet_20_link" text:visited-style-name="Visited_20_Internet_20_Link">
 Укрінформ </text:a>
 , перуанська поліція по боротьбі з наркотикамивилучила 58 кілограмових пакунків кокаїну із зображенням нацистського прапорана зовнішній стороні та ім'ям Гітлера, надрукованим великим шрифтом.</text:p>
      <text:p text:style-name="P4">
Source: <text:a xlink:type="simple" xlink:href="https://www.ukrinform.ua/rubric-world/3717896-grecka-policia-znajsla-u-bananovih-kontejnerah-kokainu-na-32-miljona.html" text:style-name="Internet_20_link" text:visited-style-name="Visited_20_Internet_20_Link">
https://www.ukrinform.ua/rubric-world/3717896-grecka-policia-znajsla-u-bananovih-kontejnerah-kokainu-na-32-miljona.html</text:a>
</text:p>
      <!--NEWS-->
      <text:h text:style-name="P10" text:outline-level="1">
<text:span text:style-name="T4">
Авіація Сил оборони за добу завдала 11 ударів по російських загарбниках</text:span>
</text:h>
      <text:p text:style-name="P4">
Authors: Ukrinform (Person)</text:p>
      <text:p text:style-name="P4">
Publisher: Укринформ (Organization)</text:p>
      <text:p text:style-name="P4">
Published Time: 2023-06-03T19:05:00+03:00</text:p>
      <text:p text:style-name="P4">
Modified Time: 2023-06-03T19:05:00+03:00</text:p>
      <text:p text:style-name="P4">
Description: Авіація Сил оборони за добу завдала 11 ударів по районах зосередження особового складу ворога. — Укрінформ.</text:p>
      <text:p text:style-name="P4">
Images: ['<text:a xlink:type="simple" xlink:href="https://static.ukrinform.com/photos/2022_11/thumb_files/630_360_1667494999-690.jpg" text:style-name="Internet_20_link" text:visited-style-name="Visited_20_Internet_20_Link">
630_360_16674...</text:a>
']</text:p>
      <text:p text:style-name="P4">
Tags: ['Генштаб', 'ЗСУ', 'Війна з Росією']</text:p>
      <text:p text:style-name="P4">
Type: Article</text:p>
      <!--METADATA-->
      <text:p text:style-name="P4">
<draw:frame draw:style-name="fr1" draw:name="Image173" text:anchor-type="as-char" svg:width="6.9236in" svg:height="3.956343in" draw:z-index="0">
<draw:image xlink:href="../Images/yкринформ/2023-06-03T19-05-00-03-00/630_360_1667494999-690.jpg" xlink:type="simple" xlink:show="embed" xlink:actuate="onLoad" draw:mime-type="image/jpeg"/>
</draw:frame>
 АвіаціяСил оборони за добу завдала 11 ударів по районах зосередження особового складуворога.</text:p>
      <text:p text:style-name="P4">
Як передає Укрінформ, про це Генеральний штаб Збройних сил України повідомив у<text:a xlink:type="simple" xlink:href="http://www.facebook.com/GeneralStaff.ua/posts/pfbid02R2MYRrZRBdC4rSxUU35ANfLUHn9Wmdvxf2aE5U1AZnLdJi5vCHqQ94zbgQoL7FDml" text:style-name="Internet_20_link" text:visited-style-name="Visited_20_Internet_20_Link">
 Фейсбуці</text:a>
, оприлюднивши оперативну інформацію станом на 18:00 3 червня.</text:p>
      <text:p text:style-name="P4">
«Авіація Сил оборони за добу завдала 11 ударів по районах зосередженняособового складу. Нашими захисниками було знищено три ворожі розвідувальніБпЛА. Підрозділи ракетних військ і артилерії протягом доби уразили пунктуправління, 1 зенітно-ракетний комплекс та 3 склади боєприпасів», - ідеться вповідомленні.</text:p>
      <text:p text:style-name="P4">
<text:span text:style-name="T4">
Читайте також:</text:span>
 <text:a xlink:type="simple" xlink:href="https://www.ukrinform.ua/rubric-ato/3717888-niderlandi-spriatimut-zbilsennu-kilkosti-patriot-dla-ukraini-ermak.html" text:style-name="Internet_20_link" text:visited-style-name="Visited_20_Internet_20_Link">
 Нідерланди сприятимуть збільшенню кількості Patriot дляУкраїни - <text:span text:style-name="T4">
Єрмак</text:span>
 </text:a>
</text:p>
      <text:p text:style-name="P4">
У Генштабі зазначають, що Російська Федерація, незважаючи на значні втрати,продовжує вести загарбницьку війну та не відмовляється від планів щодозахоплення території України.</text:p>
      <text:p text:style-name="P4">
«Ворог продовжує нехтувати законами та звичаями війни, використовує тактикутерору, завдає ударів, здійснює обстріли як по військових, так і по цивільнихоб’єктах», - сказано в повідомленні.</text:p>
      <text:p text:style-name="P4">
Загалом протягом доби ворог завдав 19 авіаційних ударів та здійснив понад 10обстрілів з реактивних систем залпового вогню.</text:p>
      <text:p text:style-name="P4">
Ймовірність завдання ракетних та авіаційних ударів по всій території України інадалі залишається високою.</text:p>
      <text:p text:style-name="P4">
«Противник продовжує зосереджувати основні зусилля на спробах повної окупаціїЛуганської та Донецької областей. Протягом доби окупанти здійснили 16 атак,проте всі вони були відбиті підрозділами Сил оборони», - повідомили уГенштабі.</text:p>
      <text:p text:style-name="P4">
На <text:span text:style-name="T4">
Волинському</text:span>
 та <text:span text:style-name="T4">
Поліському</text:span>
 напрямках оперативна обстановка безсуттєвих змін, ознак формування наступальних угруповань не виявлено.</text:p>
      <text:p text:style-name="P4">
На <text:span text:style-name="T4">
Сіверському</text:span>
 та <text:span text:style-name="T4">
Слобожанському</text:span>
 напрямках ворог продовжує зберігативійськову присутність у прикордонних з Україною районах. Завдав авіаційногоудару в районі Гатища Харківської області.</text:p>
      <text:p text:style-name="P4">
Здійснив мінометні та артилерійські обстріли населених пунктів Грем’яч, ГайЧернігівської області; Атинське, Олександрівка, Юнаківка, Могриця, Степок,Велика Писарівка Сумської області, а також Івашки, Уди, Ветеринарне, КозачаЛопань, Гоптівка, Висока Яруга, Пильна, Зелене, Веселе, Стариця, Огірцеве,Гатище, Вовчанськ, Вільча, Бочкове, Бударки та Чугунівка на Харківщині.</text:p>
      <text:p text:style-name="P4">
На <text:span text:style-name="T4">
Куп’янському</text:span>
 напрямку протягом доби росіяни вели безуспішні наступальнідії поблизу Новоселівського Луганської області. Завдали авіаційного удару врайоні Сергіївки Донецької області. Артилерійських і мінометних ворожихобстрілів зазнали Масютівка, Лиман Перший, Кислівка, Табаївка, БерестовеХарківської області та Новоселівське Луганської області.</text:p>
      <text:p text:style-name="P4">
На <text:span text:style-name="T4">
Лиманському</text:span>
 напрямку протягом доби агресор вів безуспішні наступальнідії в районі Білогорівка Луганської області та Спірне Донецької області.Завдав авіаційних ударів в районах Білогорівка Луганської області та СіверськДонецької області. Артилерійських обстрілів зазнали райони населених пунктів,що межують з лінією зіткнення Макіївка, Невське, Білогорівка Луганськоїобласті та Верхньокам’янське, Торське, Спірне, Роздолівка Донецької області.</text:p>
      <text:p text:style-name="P4">
На <text:span text:style-name="T4">
Бахмутському</text:span>
 напрямку ворог вів наступальні дії в районі Іванівське,успіху не мав. Завдав авіаційних ударів в районах Курдюмівка та Біла ГораДонецької області. Від ворожих артилерійських обстрілів постраждали районинаселених пунктів Васюківка, Оріхово-Василівка, Часів Яр, Слов’янськ,Іванівське, Предтечине, Біла Гора, Нью-Йорк та Шевченко Донецької області.</text:p>
      <text:p text:style-name="P4">
На <text:span text:style-name="T4">
Авдіївському</text:span>
 напрямку російські війська наступальних дій не проводили.Завдали авіаційних ударів в районі Авдіївки Донецької області. Здійснилиартилерійські обстріли районів населених пунктів Авдіївка, Первомайське,Невельське, Карлівка Донецької області.</text:p>
      <text:p text:style-name="P4">
На <text:span text:style-name="T4">
Мар’їнському</text:span>
 напрямку цієї доби ворог вів наступальні дії в районіМар’їнки, проте українські захисники відбили усі 9 атак. Також були безуспішнінаступальні дії в районі Олександрівки Донецької області. Водночас, ворогпродовжує знищувати міста і села, завдав авіаційного удару по Мар’їнці,здійснив артилерійські обстріли населених пунктів Максимільянівка, Мар’їнка,Побєда, Новомихайлівка, Антонівка, Катеринівка та Янтарне Донецької області.</text:p>
      <text:p text:style-name="P4">
На <text:span text:style-name="T4">
Шахтарському</text:span>
 напрямку ворог завдав авіаційних ударів в районах Вугледарта Пречистівка Донецької області. Здійснив обстріли населених пунктів, щопоряд з лінією бойового зіткнення, в тому числі: Вугледар, Пречистівка таНовоукраїнка Донецької області.</text:p>
      <text:p text:style-name="P4">
На <text:span text:style-name="T4">
Запорізькому</text:span>
 та <text:span text:style-name="T4">
Херсонському</text:span>
 напрямках агресор продовжує вестиоборонні дії. Завдав авіаційних ударів в районах Полтавка та ГуляйполеЗапорізької області. Здійснив артилерійські обстріли населених пунктівВремівка, Зелене Поле Донецької області; Бурлацьке, Малинівка, Білогір’я, МалаТокмачка, Новоданилівка, Новоандріївка, Кам’янське, Лук’янівське та КомишувахаЗапорізької області, а також Золота Балка, Зміївка, Берислав, Бургунка,Іванівка, Дачі, Зимівник, Білозерка, Дніпровське, Кізомис Херсонської областіта місто Херсон.</text:p>
      <text:p text:style-name="P4">
У Генштабі повідомляють, що російські війська продовжують чинити тиск нагромадян України та порушувати права людини на тимчасово захопленихтериторіях. Зокрема, в Генічеську Херсонської області у підвалах будівліколишньої податкової інспекції примусово утримуються громадяни України зпроукраїнською позицією.</text:p>
      <text:p text:style-name="P4">
Водночас російські загарбники продовжують використовувати інфраструктурутимчасово захоплених населених пунктів для надання медичної допомоги своїмпораненим військовим. Нещодавно в населеному пункті Скадовськ Херсонськоїобласті на території дитячого садочка росіяни облаштували польовий шпиталь, дена лікуванні перебувають понад 50 загарбників із пораненнями різного ступеняважкості.</text:p>
      <text:p text:style-name="P4">
<text:span text:style-name="T4">
Читайте також:</text:span>
 <text:a xlink:type="simple" xlink:href="https://www.ukrinform.ua/rubric-ato/3717712-sirskij-vidvidav-pozicii-zsu-na-bahmutskomu-napramku.html" text:style-name="Internet_20_link" text:visited-style-name="Visited_20_Internet_20_Link">
 Сирський відвідав позиції ЗСУ на Бахмутському напрямку</text:a>
</text:p>
      <text:p text:style-name="P4">
Як повідомляв Укрінформ, Сили оборони України з 24 лютого 2022 року по 3червня 2023 року <text:a xlink:type="simple" xlink:href="https://www.ukrinform.ua/rubric-ato/3717693-sili-oboroni-znisili-vze-209-tisac-470-rosian.html" text:style-name="Internet_20_link" text:visited-style-name="Visited_20_Internet_20_Link">
 ліквідували близько 209 тисяч 470 російських загарбників</text:a>
 , при цьому за минулу добу - ще 560 осіб.</text:p>
      <text:p text:style-name="P4">
Source: <text:a xlink:type="simple" xlink:href="https://www.ukrinform.ua/rubric-ato/3717897-aviacia-sil-oboroni-za-dobu-zavdala-11-udariv-po-rosijskih-zagarbnikah.html" text:style-name="Internet_20_link" text:visited-style-name="Visited_20_Internet_20_Link">
https://www.ukrinform.ua/rubric-ato/3717897-aviacia-sil-oboroni-za-dobu-zavdala-11-udariv-po-rosijskih-zagarbnikah.html</text:a>
</text:p>
      <!--NEWS-->
      <text:h text:style-name="P10" text:outline-level="1">
<text:span text:style-name="T4">
У Мелітополі пролунали п’ять гучних вибухів – Федоров</text:span>
</text:h>
      <text:p text:style-name="P4">
Authors: Ukrinform (Person)</text:p>
      <text:p text:style-name="P4">
Publisher: Укринформ (Organization)</text:p>
      <text:p text:style-name="P4">
Published Time: 2023-06-03T19:26:00+03:00</text:p>
      <text:p text:style-name="P4">
Modified Time: 2023-06-03T19:26:00+03:00</text:p>
      <text:p text:style-name="P4">
Description: У тимчасово захопленому Мелітополі пролунало п’ять гучних вибухів. — Укрінформ.</text:p>
      <text:p text:style-name="P4">
Images: ['<text:a xlink:type="simple" xlink:href="https://static.ukrinform.com/photos/2022_09/thumb_files/630_360_1662644489-166.jpg" text:style-name="Internet_20_link" text:visited-style-name="Visited_20_Internet_20_Link">
630_360_16626...</text:a>
']</text:p>
      <text:p text:style-name="P4">
Tags: ['Мелітополь', 'Окупація', 'Вибух', 'Федоров']</text:p>
      <text:p text:style-name="P4">
Type: Article</text:p>
      <!--METADATA-->
      <text:p text:style-name="P4">
<draw:frame draw:style-name="fr1" draw:name="Image174" text:anchor-type="as-char" svg:width="6.9236in" svg:height="3.954626in" draw:z-index="0">
<draw:image xlink:href="../Images/yкринформ/2023-06-03T19-26-00-03-00/630_360_1662644489-166.jpg" xlink:type="simple" xlink:show="embed" xlink:actuate="onLoad" draw:mime-type="image/jpeg"/>
</draw:frame>
 Утимчасово захопленому Мелітополі пролунало п’ять гучних вибухів.</text:p>
      <text:p text:style-name="P4">
Як передає Укрінформ, про це міський голова Мелітополя Іван Федоров повідомляєу <text:a xlink:type="simple" xlink:href="https://t.me/ivan_fedorov_melitopol/2158" text:style-name="Internet_20_link" text:visited-style-name="Visited_20_Internet_20_Link">
 Телеграмі </text:a>
 .</text:p>
      <text:p text:style-name="P4">
"Жителі Мелітополя повідомляють про понад 5 гучних <text:a xlink:type="simple" xlink:href="https://www.ukrinform.ua/tag-vibuh" text:style-name="Internet_20_link" text:visited-style-name="Visited_20_Internet_20_Link">
 вибухів</text:a>
 , які добре чули у північній частиніміста", - ідеться у повідомленні.</text:p>
      <text:p text:style-name="P4">
За словами <text:a xlink:type="simple" xlink:href="https://t.me/ivan_fedorov_melitopol/2159" text:style-name="Internet_20_link" text:visited-style-name="Visited_20_Internet_20_Link">
 Федорова </text:a>
 , наслідкивибухів - густий дим на півночі від Мелітополя.</text:p>
      <text:p text:style-name="P4">
</text:p>
      <text:p text:style-name="P4">
"З’ясовуємо, що палять окупанти", - додав мер.</text:p>
      <text:p text:style-name="P4">
<text:span text:style-name="T4">
Читайте також:</text:span>
 <text:a xlink:type="simple" xlink:href="https://www.ukrinform.ua/rubric-regions/3713312-u-melitopoli-zagarbniki-znali-z-postamentu-tankpamatnik.html" text:style-name="Internet_20_link" text:visited-style-name="Visited_20_Internet_20_Link">
 У <text:span text:style-name="T4">
Мелітополі</text:span>
 загарбники зняли з постаменту танк-пам'ятник </text:a>
</text:p>
      <text:p text:style-name="P4">
Як повідомляв <text:a xlink:type="simple" xlink:href="https://www.ukrinform.ua/rubric-regions/3717828-u-melitopoli-sodna-v-polon-zabiraut-do-10-ludej-fedorov.html" text:style-name="Internet_20_link" text:visited-style-name="Visited_20_Internet_20_Link">
 Укрінформ </text:a>
, у тимчасово окупованому Мелітополі почастішали випадки викрадення людей.Щодня в полон забирають до 10 людей.</text:p>
      <text:p text:style-name="P4">
Source: <text:a xlink:type="simple" xlink:href="https://www.ukrinform.ua/rubric-regions/3717904-u-melitopoli-prolunali-pat-gucnih-vibuhiv-fedorov.html" text:style-name="Internet_20_link" text:visited-style-name="Visited_20_Internet_20_Link">
https://www.ukrinform.ua/rubric-regions/3717904-u-melitopoli-prolunali-pat-gucnih-vibuhiv-fedorov.html</text:a>
</text:p>
      <!--NEWS-->
      <text:h text:style-name="P10" text:outline-level="1">
<text:span text:style-name="T4">
«Барселона» виграла фінал жіночої Ліги чемпіонів 2022/23</text:span>
</text:h>
      <text:p text:style-name="P4">
Authors: Ukrinform (Person)</text:p>
      <text:p text:style-name="P4">
Publisher: Укринформ (Organization)</text:p>
      <text:p text:style-name="P4">
Published Time: 2023-06-03T19:30:55+03:00</text:p>
      <text:p text:style-name="P4">
Modified Time: 2023-06-03T19:30:55+03:00</text:p>
      <text:p text:style-name="P4">
Description: У фіналі іспанки обіграли німецький «Вольфсбург». — Укрінформ.</text:p>
      <text:p text:style-name="P4">
Images: ['<text:a xlink:type="simple" xlink:href="https://static.ukrinform.com/photos/2023_06/thumb_files/630_360_1685809751-119.jpg" text:style-name="Internet_20_link" text:visited-style-name="Visited_20_Internet_20_Link">
630_360_16858...</text:a>
']</text:p>
      <text:p text:style-name="P4">
Tags: ['Барселона', 'Футбол', 'Ліга чемпіонів']</text:p>
      <text:p text:style-name="P4">
Type: Article</text:p>
      <!--METADATA-->
      <text:p text:style-name="P4">
<draw:frame draw:style-name="fr1" draw:name="Image176" text:anchor-type="as-char" svg:width="6.9236in" svg:height="3.956343in" draw:z-index="0">
<draw:image xlink:href="../Images/yкринформ/2023-06-03T19-30-55-03-00/630_360_1685809751-119.jpg" xlink:type="simple" xlink:show="embed" xlink:actuate="onLoad" draw:mime-type="image/jpeg"/>
</draw:frame>
 У фіналііспанки обіграли німецький «Вольфсбург».</text:p>
      <text:p text:style-name="P4">
«Барселона» — переможниця жіночої Ліги чемпіонів 2022/23, у вирішальному матчііспанки обіграли німецький «Вольфсбург» - 3:2, передає Укрінформ.</text:p>
      <text:p text:style-name="P4">
У першому таймі претензії на титул окреслив «Вольфсбург», повівши у два м'ячі– відзначились полька Єва Пайор та Александра Попп.</text:p>
      <text:p text:style-name="P4">
У другому таймі зусиллями Патрісії Гіхарро вдалось зрівняти рахунок узустрічі. Вольову перемогу «Барселоні» принесла шведська нападниця ФрідолінаРольфо. Її гол на 70-й хвилині зафіксував фінальний рахунок 3:2 й другий титулкаталонок в історії.</text:p>
      <text:p text:style-name="P4">
<text:span text:style-name="T4">
Читайте також:</text:span>
 <text:a xlink:type="simple" xlink:href="https://www.ukrinform.ua/rubric-sports/3710685-man-siti-rozgromiv-real-i-vijsov-do-finalu-ligi-cempioniv.html" text:style-name="Internet_20_link" text:visited-style-name="Visited_20_Internet_20_Link">
 «Ман Сіті» розгромив «Реал» і вийшов до фіналу Лігичемпіонів </text:a>
</text:p>
      <text:p text:style-name="P4">
Як повідомляв Укрінформ, у фіналі чоловічої ЛЧ «Інтер» зіграє з «Ман Сіті»,поєдинок відбудеться 10-го червня.</text:p>
      <text:p text:style-name="P4">
Фото: Getty Images</text:p>
      <text:p text:style-name="P4">
Source: <text:a xlink:type="simple" xlink:href="https://www.ukrinform.ua/rubric-sports/3717906-barselona-vigrala-final-zinocoi-ligi-cempioniv-202223.html" text:style-name="Internet_20_link" text:visited-style-name="Visited_20_Internet_20_Link">
https://www.ukrinform.ua/rubric-sports/3717906-barselona-vigrala-final-zinocoi-ligi-cempioniv-202223.html</text:a>
</text:p>
      <!--NEWS-->
      <text:h text:style-name="P10" text:outline-level="1">
<text:span text:style-name="T4">
Сестри Алексіїви здобули «бронзу» у суперфіналі КС з артистичного плавання</text:span>
</text:h>
      <text:p text:style-name="P4">
Authors: Ukrinform (Person)</text:p>
      <text:p text:style-name="P4">
Publisher: Укринформ (Organization)</text:p>
      <text:p text:style-name="P4">
Published Time: 2023-06-03T19:56:00+03:00</text:p>
      <text:p text:style-name="P4">
Modified Time: 2023-06-03T19:56:00+03:00</text:p>
      <text:p text:style-name="P4">
Description: Українки – треті у технічному дуеті. — Укрінформ.</text:p>
      <text:p text:style-name="P4">
Images: ['<text:a xlink:type="simple" xlink:href="https://static.ukrinform.com/photos/2023_06/thumb_files/630_360_1685811305-676.jpg" text:style-name="Internet_20_link" text:visited-style-name="Visited_20_Internet_20_Link">
630_360_16858...</text:a>
']</text:p>
      <text:p text:style-name="P4">
Tags: ['синхронне плавання']</text:p>
      <text:p text:style-name="P4">
Type: Article</text:p>
      <!--METADATA-->
      <text:p text:style-name="P4">
<draw:frame draw:style-name="fr1" draw:name="Image177" text:anchor-type="as-char" svg:width="6.9236in" svg:height="3.956343in" draw:z-index="0">
<draw:image xlink:href="../Images/yкринформ/2023-06-03T19-56-00-03-00/630_360_1685811305-676.jpg" xlink:type="simple" xlink:show="embed" xlink:actuate="onLoad" draw:mime-type="image/jpeg"/>
</draw:frame>
 Українки –треті у технічному дуеті.</text:p>
      <text:p text:style-name="P4">
Українки Марина та Владислава Алексіїви стали бронзовими призеркамисуперфіналу Кубка світу в Ов’єдо, передає Укрінформ.</text:p>
      <text:p text:style-name="P4">
У технічному дуеті українські спортсменки набрали 242.0541 бали.</text:p>
      <text:p text:style-name="P4">
Перемогу здобули іспанки Айріс Тіо Касас і Аліса Ожогіна. «Срібло» - у ЕвПланекс та Анастасії Баяндіної з Франції.</text:p>
      <text:p text:style-name="P4">
<text:span text:style-name="T4">
Читайте також:</text:span>
 <text:a xlink:type="simple" xlink:href="https://www.ukrinform.ua/rubric-sports/3717754-ukrainki-pidnalisa-na-sribnu-shodinku-u-tehnicnij-programi-ks-z-artisticnogo-plavanna.html" text:style-name="Internet_20_link" text:visited-style-name="Visited_20_Internet_20_Link">
 Українки піднялися на «срібну» сходинку у технічнійпрограмі КС з <text:span text:style-name="T4">
артистично</text:span>
 го плавання </text:a>
</text:p>
      <text:p text:style-name="P4">
Як повідомляв Укрінформ, раніше Україна здобула «срібло» у командних змаганняху технічній програмі.</text:p>
      <text:p text:style-name="P4">
Фото: Getty Images</text:p>
      <text:p text:style-name="P4">
Source: <text:a xlink:type="simple" xlink:href="https://www.ukrinform.ua/rubric-sports/3717912-sestri-aleksiivi-bronzovi-prizerki-superfinalu-ks-z-artisticnogo-plavanna.html" text:style-name="Internet_20_link" text:visited-style-name="Visited_20_Internet_20_Link">
https://www.ukrinform.ua/rubric-sports/3717912-sestri-aleksiivi-bronzovi-prizerki-superfinalu-ks-z-artisticnogo-plavanna.html</text:a>
</text:p>
      <!--NEWS-->
      <text:h text:style-name="P10" text:outline-level="1">
<text:span text:style-name="T4">
«Тиждень швейцарського кіно» пройде у Києві</text:span>
</text:h>
      <text:p text:style-name="P4">
Authors: Ukrinform (Person)</text:p>
      <text:p text:style-name="P4">
Publisher: Укринформ (Organization)</text:p>
      <text:p text:style-name="P4">
Published Time: 2023-06-03T20:14:12+03:00</text:p>
      <text:p text:style-name="P4">
Modified Time: 2023-06-03T20:14:12+03:00</text:p>
      <text:p text:style-name="P4">
Description: Фестиваль «Тиждень швейцарського кіно» вшосте відбудеться у класичному форматі з 9 по 14 червня в київському кінотеатрі «Жовтень». — Укрінформ.</text:p>
      <text:p text:style-name="P4">
Images: ['<text:a xlink:type="simple" xlink:href="https://static.ukrinform.com/photos/2018_09/thumb_files/630_360_1538176474-3876.jpg" text:style-name="Internet_20_link" text:visited-style-name="Visited_20_Internet_20_Link">
630_360_15381...</text:a>
']</text:p>
      <text:p text:style-name="P4">
Tags: ['Кіно', 'Швейцарія', 'Київ']</text:p>
      <text:p text:style-name="P4">
Type: Article</text:p>
      <!--METADATA-->
      <text:p text:style-name="P4">
<draw:frame draw:style-name="fr1" draw:name="Image178" text:anchor-type="as-char" svg:width="6.9236in" svg:height="3.956343in" draw:z-index="0">
<draw:image xlink:href="../Images/yкринформ/2023-06-03T20-14-12-03-00/630_360_1538176474-3876.jpg" xlink:type="simple" xlink:show="embed" xlink:actuate="onLoad" draw:mime-type="image/jpeg"/>
</draw:frame>
 Фестиваль«Тиждень швейцарського кіно» вшосте відбудеться у класичному форматі з 9 по 14червня в київському кінотеатрі «Жовтень».</text:p>
      <text:p text:style-name="P4">
Про це Укрінформу повідомили в кінокомпанії «Артхаус Трафік», яка проводитьподію спільно з посольством Швейцарії в Україні.</text:p>
      <text:p text:style-name="P4">
«У програму кіноогляду ввійшли знакові стрічки виробництва Швейцарії 2021-2023років. Серед них учасники Каннського й Берлінського кінофестивалів: історичнідрами про австрійську імператрицю Сісі та знану європейську письменницьку паруІнґеборґ Бахман і Макса Фріша, драма від найвідомішої швейцарської режисеркиУрсули Маєр, а також стрічка про Євромайдан, яка висувалася Швейцарією на«Оскар», - розповіли в кінокомпанії.</text:p>
      <text:p text:style-name="P4">
Фестиваль відкриється історичною біографічною драмою «Закохана в пустелі»режисерки Марґарете фон Тротта з офіційного конкурсу цьогорічного Берлінале.Знята за реальними подіями стрічка розповідає про кризу в стосунках ІнґеборґБахман і Макса Фріша – одних із найвизначніших письменників 20 століття.Головні ролі виконують зірка картин «Три мушкетери: Д’Артаньян» і «Корсет»Вікі Кріпс (найкраща європейська акторка 2022 року за версією Європейськоїкіноакадемії), а також Рональд Церфельд, відомий за серіалом «Вавилон-Берлін».</text:p>
      <text:p text:style-name="P4">
Ще один історичний байопік у програмі – стрічка «Сісі і я» режисерки ФраукеФінстервальдер. Це також цьогорічна прем’єра Берлінського фестивалю – фільмпоказали в секції «Панорама», до якої відбирають стрічки з яскраво вираженимполітичним, гендерним або соціальним контекстом. У центрі сюжету – графиня,яка стає супутницею найпопулярнішої жінки своєї доби – австрійськоїімператриці Сісі. Роль монархині виконує Сандра Гюллер («Неідеальний чоловік»,«Тоні Ердманн»).</text:p>
      <text:p text:style-name="P4">
Третя картина фестивалю, знята жінкою — «Лінія» з офіційного конкурсуторішнього Берлінале. Режисерка Урсула Маєр («Щоденник мого розуму», «МостиСараєва», «Дім») – найвідоміша жінка, яка представляє кінематограф Швейцарії.Драматичні події фільму розгортаються в сім’ї головної героїні, яка отримуєсудову заборону наближатися до родинного будинку після того, як ударила своюматір.</text:p>
      <text:p text:style-name="P4">
<text:span text:style-name="T4">
Читайте також:</text:span>
 <text:a xlink:type="simple" xlink:href="https://www.ukrinform.ua/rubric-culture/3717391-kinocerven-korolivski-ostanki-litauci-tarilki-i-novi-pohodenki-indiani-dzonsa.html" text:style-name="Internet_20_link" text:visited-style-name="Visited_20_Internet_20_Link">
 Кіночервень: Королівські останки, літаючі тарілки і новіпоходеньки Індіани Джонса </text:a>
</text:p>
      <text:p text:style-name="P4">
На фестивалі також покажуть зняту за участі українських кінематографістівкартину «Ольга». Дебютна повнометражна робота режисера Елі Ґраппа впершепобачила світ у Каннах 2021 року, а українську прем’єру мала того ж року наОдеському міжнародному кінофестивалі. <text:a xlink:type="simple" xlink:href="https://www.ukrinform.ua/tag-svejcaria" text:style-name="Internet_20_link" text:visited-style-name="Visited_20_Internet_20_Link">
 Швейцарія</text:a>
 ж висувала фільм на здобуття Премії«Оскар» у категорії «Найкраща міжнародна стрічка». У картині йдеться проукраїнську гімнастку, що має зробити складний життєвий вибір, доки в її країнівідбувається Євромайдан.</text:p>
      <text:p text:style-name="P4">
Source: <text:a xlink:type="simple" xlink:href="https://www.ukrinform.ua/rubric-culture/3717915-tizden-svejcarskogo-kino-projde-u-kievi.html" text:style-name="Internet_20_link" text:visited-style-name="Visited_20_Internet_20_Link">
https://www.ukrinform.ua/rubric-culture/3717915-tizden-svejcarskogo-kino-projde-u-kievi.html</text:a>
</text:p>
      <!--NEWS-->
      <text:h text:style-name="P10" text:outline-level="1">
<text:span text:style-name="T4">
Цуренко здобула перемогу в третьому раунді «Ролан Гаррос»</text:span>
</text:h>
      <text:p text:style-name="P4">
Authors: Ukrinform (Person)</text:p>
      <text:p text:style-name="P4">
Publisher: Укринформ (Organization)</text:p>
      <text:p text:style-name="P4">
Published Time: 2023-06-03T20:30:00+03:00</text:p>
      <text:p text:style-name="P4">
Modified Time: 2023-06-03T20:30:00+03:00</text:p>
      <text:p text:style-name="P4">
Description: Українка перемогла Б’янку Андреєску з Канади. — Укрінформ.</text:p>
      <text:p text:style-name="P4">
Images: ['<text:a xlink:type="simple" xlink:href="https://static.ukrinform.com/photos/2023_06/thumb_files/630_360_1685813365-472.jpg" text:style-name="Internet_20_link" text:visited-style-name="Visited_20_Internet_20_Link">
630_360_16858...</text:a>
']</text:p>
      <text:p text:style-name="P4">
Tags: ['Цуренко', 'Теніс']</text:p>
      <text:p text:style-name="P4">
Type: Article</text:p>
      <!--METADATA-->
      <text:p text:style-name="P4">
<draw:frame draw:style-name="fr1" draw:name="Image179" text:anchor-type="as-char" svg:width="6.9236in" svg:height="3.956343in" draw:z-index="0">
<draw:image xlink:href="../Images/yкринформ/2023-06-03T20-30-00-03-00/630_360_1685813365-472.jpg" xlink:type="simple" xlink:show="embed" xlink:actuate="onLoad" draw:mime-type="image/jpeg"/>
</draw:frame>
 Українкаперемогла Б’янку Андреєску з Канади.</text:p>
      <text:p text:style-name="P4">
Українська тенісистка Леся Цуренко пробилась до 1/8 фіналу Відкритогочемпіонату Франції, передає Укрінформ.</text:p>
      <text:p text:style-name="P4">
У третьому колі українка розгромила канадку Андреєску – 6:1, 6:1. Цуренковіддала канадці лише два гейми. Матч тривав 1 годину 3 хвилини.</text:p>
      <text:p text:style-name="P4">
У наступному раунді «Ролан Гаррос» Цуренко зіграє з першою ракеткою світу -чинною чемпіонкою турніру Ігою Швьонтек з Польщі.</text:p>
      <text:p text:style-name="P4">
Українка вчетверте у кар'єрі зіграє на цій стадії турніру Гренд Слем, зокремавдруге у Парижі: п'ять років тому вона не дограла матч проти ГарбіньєМугуруси.</text:p>
      <text:p text:style-name="P4">
<text:span text:style-name="T4">
Читайте також:</text:span>
 <text:a xlink:type="simple" xlink:href="https://www.ukrinform.ua/rubric-sports/3717591-svitolina-obigrala-rosianku-blinkovu-u-tretomu-koli-rolan-garros.html" text:style-name="Internet_20_link" text:visited-style-name="Visited_20_Internet_20_Link">
 <text:span text:style-name="T4">
Світоліна</text:span>
 обіграла росіянку Блінкову у третьому колі«Ролан Гаррос» </text:a>
</text:p>
      <text:p text:style-name="P4">
Як повідомляв Укрінформ, Еліна Світоліна пробилась до 1/8 фіналу Відкритогочемпіонату Франції.</text:p>
      <text:p text:style-name="P4">
Фото: Getty Images</text:p>
      <text:p text:style-name="P4">
Source: <text:a xlink:type="simple" xlink:href="https://www.ukrinform.ua/rubric-sports/3717920-curenko-zdobula-peremogu-v-tretomu-raundi-rolan-garros.html" text:style-name="Internet_20_link" text:visited-style-name="Visited_20_Internet_20_Link">
https://www.ukrinform.ua/rubric-sports/3717920-curenko-zdobula-peremogu-v-tretomu-raundi-rolan-garros.html</text:a>
</text:p>
      <!--NEWS-->
      <text:h text:style-name="P10" text:outline-level="1">
<text:span text:style-name="T4">
Мессі покине «ПСЖ» наприкінці сезону</text:span>
</text:h>
      <text:p text:style-name="P4">
Authors: Ukrinform (Person)</text:p>
      <text:p text:style-name="P4">
Publisher: Укринформ (Organization)</text:p>
      <text:p text:style-name="P4">
Published Time: 2023-06-03T20:45:00+03:00</text:p>
      <text:p text:style-name="P4">
Modified Time: 2023-06-03T20:45:00+03:00</text:p>
      <text:p text:style-name="P4">
Description: Аргентинець виступав за паризький клуб з літа 2021 року. — Укрінформ.</text:p>
      <text:p text:style-name="P4">
Images: ['<text:a xlink:type="simple" xlink:href="https://static.ukrinform.com/photos/2023_06/thumb_files/630_360_1685814428-303.jpg" text:style-name="Internet_20_link" text:visited-style-name="Visited_20_Internet_20_Link">
630_360_16858...</text:a>
']</text:p>
      <text:p text:style-name="P4">
Tags: ['Футбол', 'Мессі', 'Парі Сен-Жермен']</text:p>
      <text:p text:style-name="P4">
Type: Article</text:p>
      <!--METADATA-->
      <text:p text:style-name="P4">
<draw:frame draw:style-name="fr1" draw:name="Image180" text:anchor-type="as-char" svg:width="6.9236in" svg:height="3.956343in" draw:z-index="0">
<draw:image xlink:href="../Images/yкринформ/2023-06-03T20-45-00-03-00/630_360_1685814428-303.jpg" xlink:type="simple" xlink:show="embed" xlink:actuate="onLoad" draw:mime-type="image/jpeg"/>
</draw:frame>
Аргентинець виступав за паризький клуб з літа 2021 року.</text:p>
      <text:p text:style-name="P4">
«ПСЖ» офіційно <text:a xlink:type="simple" xlink:href="https://www.psg.fr/equipes/equipe-premiere/content/leo-messi-merci-paris-saint-germain-2022-2023" text:style-name="Internet_20_link" text:visited-style-name="Visited_20_Internet_20_Link">
 повідомив </text:a>
 , що ЛіонельМессі залишає команду наприкінці сезону 2022/23, передає Укрінформ.</text:p>
      <text:p text:style-name="P4">
«Дякую клубу, Парижу та його жителям за ці два роки. Я бажаю їм всьогонайкращого в майбутньому», - сказав Мессі.</text:p>
      <text:p text:style-name="P4">
</text:p>
      <text:p text:style-name="P4">
35-річний аргентинець виступав за паризький клуб з літа 2021 року. На йогорахунку 32 голи та 35 асистів у 74 матчах.</text:p>
      <text:p text:style-name="P4">
Разом з командою футболіст виграв два чемпіонати Франції та Суперкубок країни.</text:p>
      <text:p text:style-name="P4">
Також після завершення сезону «ПСЖ» залишить 37-річний захисник Серхіо Рамос.Як і Мессі, іспанець провів у складі французького гранда два сезони.</text:p>
      <text:p text:style-name="P4">
<text:span text:style-name="T4">
Читайте також:</text:span>
 <text:a xlink:type="simple" xlink:href="https://www.ukrinform.ua/rubric-sports/3716673-zmi-nejmar-vidhiliv-propoziciu-iz-saudivskoi-aravii.html" text:style-name="Internet_20_link" text:visited-style-name="Visited_20_Internet_20_Link">
 ЗМІ: Неймар відхилив пропозицію із Саудівської Аравії</text:a>
</text:p>
      <text:p text:style-name="P4">
Як повідомляв Укрінформ, «ПСЖ» достроково став чемпіоном Франції-2022/23,команда Крістофа Галтьє завершить сезон 3 червня матчем із «Клермоном».</text:p>
      <text:p text:style-name="P4">
Фото: psg.fr</text:p>
      <text:p text:style-name="P4">
Source: <text:a xlink:type="simple" xlink:href="https://www.ukrinform.ua/rubric-sports/3717921-messi-pokine-psz-naprikinci-sezonu.html" text:style-name="Internet_20_link" text:visited-style-name="Visited_20_Internet_20_Link">
https://www.ukrinform.ua/rubric-sports/3717921-messi-pokine-psz-naprikinci-sezonu.html</text:a>
</text:p>
      <!--NEWS-->
      <text:h text:style-name="P10" text:outline-level="1">
<text:span text:style-name="T4">
Чілдрен Кінофест оголосив міжнародну програму і Посла фестивалю</text:span>
</text:h>
      <text:p text:style-name="P4">
Authors: Ukrinform (Person)</text:p>
      <text:p text:style-name="P4">
Publisher: Укринформ (Organization)</text:p>
      <text:p text:style-name="P4">
Published Time: 2023-06-03T20:54:00+03:00</text:p>
      <text:p text:style-name="P4">
Modified Time: 2023-06-03T20:54:00+03:00</text:p>
      <text:p text:style-name="P4">
Description: Ювілейний 10-й Міжнародний фестиваль «Чілдрен Кінофест», який проходить за підтримки Українського культурного фонду, оголосив міжнародну програму і Посла фестивалю. — Укрінформ.</text:p>
      <text:p text:style-name="P4">
Images: ['<text:a xlink:type="simple" xlink:href="https://static.ukrinform.com/photos/2023_06/thumb_files/630_360_1685814145-143.jpg" text:style-name="Internet_20_link" text:visited-style-name="Visited_20_Internet_20_Link">
630_360_16858...</text:a>
', '<text:a xlink:type="simple" xlink:href="https://static.ukrinform.com/photos/2023_06/1685815023-676.jpg" text:style-name="Internet_20_link" text:visited-style-name="Visited_20_Internet_20_Link">
1685815023-67...</text:a>
']</text:p>
      <text:p text:style-name="P4">
Tags: ['Чілдрен Кінофест']</text:p>
      <text:p text:style-name="P4">
Type: Article</text:p>
      <!--METADATA-->
      <text:p text:style-name="P4">
<draw:frame draw:style-name="fr1" draw:name="Image182" text:anchor-type="as-char" svg:width="6.9236in" svg:height="3.956343in" draw:z-index="0">
<draw:image xlink:href="../Images/yкринформ/2023-06-03T20-54-00-03-00/630_360_1685814145-143.jpg" xlink:type="simple" xlink:show="embed" xlink:actuate="onLoad" draw:mime-type="image/jpeg"/>
</draw:frame>
 Ювілейний10-й Міжнародний фестиваль «Чілдрен Кінофест», який проходить за підтримкиУкраїнського культурного фонду, оголосив міжнародну програму і Послафестивалю.</text:p>
      <text:p text:style-name="P4">
Про це Укрінформу розповіли організатори заходу - кінокомпанія «АртхаусТрафік».</text:p>
      <text:p text:style-name="P4">
«У Міжнародну конкурсну програму найбільшого дитячого кінофестивалю Україниувійшли українське фентезі та шість фільмів з інших країн Європи, а музикантЄвген Філатов (The Maneken) став почесним амбасадором події, який представляєкіноогляд у публічному середовищі, допомагаючи поширювати ключові ідеїініціативи», - сказали в кінокомпанії.</text:p>
      <text:p text:style-name="P4">
«Останніми роками розвиток кіно в Україні набув стрімкого зросту і, як намене, саме зараз ми проживаємо особливий час для формування автентичногоукраїнського кіно. Нам є про що розказати, що показати світові, і закарбуватинаше сьогодення в кінострічках на роки. А діти - це наше майбутнє, які вжесьогодні мають шанс проявити себе в цьому дуже складному, але неймовірнофантастичному виді мистецтва», - розповів музикант, композитор, аранжувальник,продюсер, член Європейської кіноакадемії, композитор та ведучий YouTube-проєкту «Як звучить Україна», фронтмен гурту The Maneken, композитор ісаундпродюсер ONUKA Євген Філатов.</text:p>
      <text:p text:style-name="P4">
<draw:frame draw:style-name="fr1" draw:name="Image183" text:anchor-type="as-char" svg:width="6.9236in" svg:height="8.660911in" draw:z-index="0">
<draw:image xlink:href="../Images/yкринформ/2023-06-03T20-54-00-03-00/1685815023-676.jpg" xlink:type="simple" xlink:show="embed" xlink:actuate="onLoad" draw:mime-type="image/jpeg"/>
</draw:frame>
</text:p>
      <text:p text:style-name="P4">
Також Чілдрен Кінофест представив <text:a xlink:type="simple" xlink:href="https://www.ukrinform.ua/tag-kino" text:style-name="Internet_20_link" text:visited-style-name="Visited_20_Internet_20_Link">
 фільми </text:a>
 , що ввійшли в Міжнародний конкурс, переможця якого визначатьвідвідувачі фестивалю шляхом глядацького голосування. У програмі — сімрізножанрових європейських стрічок для різних вікових категорій. Подивитисякартини можна буде в кінотеатрах 10 українських міст (Київ, Львів, Вінниця,Житомир, Чернівці, Дніпро, Луцьк, Одеса, Полтава, Хмельницький, Чернігів).</text:p>
      <text:p text:style-name="P4">
Україну в міжнародному конкурсі Чілдрен Кінофесту представляє пригодницькефентезі «Джура-королевич». Картина розповідає про боротьбу добра проти зла,котру має очолити юнак, який випадково дізнається, що є нащадком славетногокороля. У стрічці зіграли українські зірки Максим Самчик, Таїсія-Оксана Щурук,Аліна Коваленко, В'ячеслав Довженко, Олексій Вертинський та інші.</text:p>
      <text:p text:style-name="P4">
У програму ввійшли дві анімаційні роботи. Учасник дитячого конкурсу Берліналета номінант Європейського кінопризу «Паця» (Нідерланди, Бельгія) — мультфільмпро порося, яке стає домашнім улюбленцем дев’ятирічної дівчинки. Норвезькастрічка «Неймовірна подорож на Північний полюс» — заснована на реальних подіяхісторія чотирилапої учасниці полярної експедиції на дирижаблі.</text:p>
      <text:p text:style-name="P4">
Покажуть на фестивалі й пригодницький фільм «Пригоди на Гелловін» (Данія) прохлопчика, який намагається розшукати свою раптово зниклу сестру унайстрашніший вечір у році. На батьківщині стрічки робота стала номінанткоюнаціональної кінопремії.</text:p>
      <text:p text:style-name="P4">
Також у програмі представлені дві сімейні комедії. Призерка Сараєвськогокінофестивалю «Планета Ґаї» розповідає про 14-річну дівчину, яка має дати радуз заздрісними однокласниками, зламом її профілю в соцмережах та ще й допомогтимісцевому власнику закладу дати відсіч шантажистам. «Душа команди» (Іспанія) —фільм про черницю, яка засновує у школі-інтернаті футбольну команду, щобупоратися з бешкетниками-вихованцями.</text:p>
      <text:p text:style-name="P4">
Найменших глядачів на Чілдрен Кінофесті чекатиме призер Міжнародного дитячогокінофестивалю в Чикаґо — казкова німецька стрічка «Зіронька Лаури». Цеекранізація серії книг відомого дитячого письменника Клауса Баумґарта. Головнагероїня — дівчинка, яка стає найкращою подругою зірки, що впала з неба.</text:p>
      <text:p text:style-name="P4">
Також у межах фестивалю відбудуться позаконкурсні покази в кінотеатрах. Юніглядачі ознайомляться зі світовою класикою — фільмом Аґнєшки Голланд «Таємнийсад», що цього року відзначає 30-річчя з дати виходу. Крім цього традиційно навеликих екранах продемонструють і торішнього переможця — пригодницьке фентезі«Пекельна Хоругва, або Різдво Козацьке» українського виробництва.</text:p>
      <text:p text:style-name="P4">
Для онлайн-перегляду організатори підготували спеціальну ювілейну програму —добірку фільмів-переможців Чілдрен Кінофесту попередніх років.</text:p>
      <text:p text:style-name="P4">
У кінотеатрах і в онлайн-форматі будуть показані фільми-фіналісти Дитячогокіноконкурсу, який всьоме проходить у межах фестивалю. Фіналісти будутьоголошені вже незабаром, а призерів визначить професійне журі, до якоговвійшли режисерка анімаційного фільму «Мавка. Лісова Пісня» та авторкамультсеріалу «Пес Патрон» Олександра Рубан, режисер і сценарист стрічки«Памфір» Дмитро Сухолиткий-Собчук та акторка Римма Зюбіна («Гніздо горлиці»,«Люся Інтерн»).</text:p>
      <text:p text:style-name="P4">
<text:span text:style-name="T4">
Читайте також:</text:span>
 <text:a xlink:type="simple" xlink:href="https://www.ukrinform.ua/rubric-culture/3717638-u-kievi-startuvav-20j-miznarodnij-kinofestival-docudays-ua.html" text:style-name="Internet_20_link" text:visited-style-name="Visited_20_Internet_20_Link">
 У Києві стартував 20-й Міжнародний <text:span text:style-name="T4">
кінофестиваль</text:span>
Docudays UA </text:a>
</text:p>
      <text:p text:style-name="P4">
Чілдрен Кінофест — найбільший в Україні кінофестиваль для дітей і підлітків,створений з метою виховання нового покоління кіноглядачів в Україні, розвиткупрактик сімейного культурного дозвілля та просування мистецтва кіно. За весьчас від заснування у 2014 році подію відвідали понад 250 тисяч глядачів іглядачок. Від започаткування Дитячого кіноконкурсу на нього було подано вжепонад тисячу робіт, 25 із яких стали призерами.</text:p>
      <text:p text:style-name="P4">
10-й Чілдрен Кінофест відбудеться з 30 червня до 9 липня. Покази міжнародноїпрограми та фільму-ретроспективи пройдуть у кінотеатрах українських міст.Покази спеціальної ювілейної програми (добірки фільмів-переможців минулихроків) відбудуться онлайн. Фільми-фіналісти Дитячого кіноконкурсу будутьпоказані в кінотеатрах і онлайн. Усі події безкоштовні за реєстрацією.Реєстрація на кінотеатральні покази організованих груп чисельністю понад 5осіб уже триває - для цього необхідно сконтактувати <text:a xlink:type="simple" xlink:href="http://childrenkinofest.com/ua/schedule/" text:style-name="Internet_20_link" text:visited-style-name="Visited_20_Internet_20_Link">
 <text:span text:style-name="T5">
з локальнимикоординаторами</text:span>
 </text:a>
 . Індивідуальнареєстрація відвідувачів на кінотеатральні покази розпочнеться за тиждень допочатку фестивалю.</text:p>
      <text:p text:style-name="P4">
<text:span text:style-name="T5">
Фото: Чілдрен Кінофест</text:span>
</text:p>
      <text:p text:style-name="P4">
Source: <text:a xlink:type="simple" xlink:href="https://www.ukrinform.ua/rubric-culture/3717922-cildren-kinofest-ogolosiv-miznarodnu-programu-i-posla-festivalu.html" text:style-name="Internet_20_link" text:visited-style-name="Visited_20_Internet_20_Link">
https://www.ukrinform.ua/rubric-culture/3717922-cildren-kinofest-ogolosiv-miznarodnu-programu-i-posla-festivalu.html</text:a>
</text:p>
      <!--NEWS-->
      <text:h text:style-name="P10" text:outline-level="1">
<text:span text:style-name="T4">
В Естонії почалися навчання Baltops за участю 50 кораблів НАТО</text:span>
</text:h>
      <text:p text:style-name="P4">
Authors: Ukrinform (Person)</text:p>
      <text:p text:style-name="P4">
Publisher: Укринформ (Organization)</text:p>
      <text:p text:style-name="P4">
Published Time: 2023-06-03T20:55:00+03:00</text:p>
      <text:p text:style-name="P4">
Modified Time: 2023-06-03T20:55:00+03:00</text:p>
      <text:p text:style-name="P4">
Description: У суботу в Таллінні розпочалися найбільші в цьому році навчання в Балтійському морі Baltops 23, у яких беруть участь 50 бойових кораблів НАТО. На них відпрацьовують взаємодію сухопутні, повітряні та військово-морські сили 20 країн. — Укрінформ.</text:p>
      <text:p text:style-name="P4">
Images: ['<text:a xlink:type="simple" xlink:href="https://static.ukrinform.com/photos/2023_06/thumb_files/630_360_1685814762-240.jpg" text:style-name="Internet_20_link" text:visited-style-name="Visited_20_Internet_20_Link">
630_360_16858...</text:a>
']</text:p>
      <text:p text:style-name="P4">
Tags: ['Естонія', 'НАТО', 'Військові навчання', 'Флот']</text:p>
      <text:p text:style-name="P4">
Type: Article</text:p>
      <!--METADATA-->
      <text:p text:style-name="P4">
<draw:frame draw:style-name="fr1" draw:name="Image184" text:anchor-type="as-char" svg:width="6.9236in" svg:height="3.956343in" draw:z-index="0">
<draw:image xlink:href="../Images/yкринформ/2023-06-03T20-55-00-03-00/630_360_1685814762-240.jpg" xlink:type="simple" xlink:show="embed" xlink:actuate="onLoad" draw:mime-type="image/jpeg"/>
</draw:frame>
 У суботу вТаллінні розпочалися найбільші в цьому році навчання в Балтійському моріBaltops 23, у яких беруть участь 50 бойових кораблів НАТО. На нихвідпрацьовують взаємодію сухопутні, повітряні та військово-морські сили 20країн.</text:p>
      <text:p text:style-name="P4">
Про це повідомляє Укрінформ із посиланням на естонського <text:a xlink:type="simple" xlink:href="https://rus.err.ee/1608997558/v-uchenijah-baltops-v-tallinne-uchastvujut-50-korablej-nato" text:style-name="Internet_20_link" text:visited-style-name="Visited_20_Internet_20_Link">
 мовника ERR</text:a>
 .</text:p>
      <text:p text:style-name="P4">
Загалом у навчаннях Baltops, які проводяться 52-й раз, беруть участь близько6000 військовослужбовців військово-морських, сухопутних та повітряних сил.Союзники протягом двох тижнів відпрацюють протичовнову та протиповітрянуоборону, знешкодження боєприпасів та медико-рятувальні операції.</text:p>
      <text:p text:style-name="P4">
<text:a xlink:type="simple" xlink:href="https://www.ukrinform.ua/tag-estonia" text:style-name="Internet_20_link" text:visited-style-name="Visited_20_Internet_20_Link">
 Естонія </text:a>
 готувалася до навчаньприблизно три роки. Командувач ВМС Естонії командор Юрі Саска зазначив, щотакої кількості кораблів у Таллінні ніколи раніше не було. «У 2016 роціучасників було дещо менше, тобто тільки морська піхота та їхні кораблі. Але щеніколи не було такого, щоб усі кораблі розпочинали навчання з Таллінна», -сказав Саска.</text:p>
      <text:p text:style-name="P4">
Найбільшим кораблем, що прибув до Таллінна, є Mount Whitney, який належить6-му флоту США. З нього здійснюється керування всією операцією. «Ми проводимоці навчання, щоб зміцнити довіру між силами НАТО, щоб забезпечити хорошуспівпрацю та оперативні можливості, щоб, коли ми опинимося у бойовій ситуації,могли об'єднати наші сили та діяти як єдине ціле», - пояснив віцеадмірал ТомасІші, командувач 6-м флотом США.</text:p>
      <text:p text:style-name="P4">
Шведи також прибули на підводному човні, який працює на електриці та можезалишатися під водою, не спливаючи, більше місяця. Для багатьох членів екіпажунавчання Baltops стали першим міжнародним досвідом. «Ми маємо навчитися діятиспільно з великими силами. Можемо практикуватися тут з усім: великимикораблями, потужнішими гідролокаторами, вертольотами та патрульними літаками.Все це разом - рідкісна можливість для нас потренуватися», - сказав шведськийофіцер, капітан-лейтенант Моберг.</text:p>
      <text:p text:style-name="P4">
За словами заступника командувача Об'єднаного командування НАТО в Брюнсюмі(Нідерланди) генерал-лейтенанта Луїса Ланчареса, вступ Швеції до НАТО - лишепитання часу. Вперше як член НАТО в навчаннях беруть участь і фіни. «Моєповідомлення всім, хто сумнівається в НАТО, полягає в тому, що НАТО є великимвійськовим союзом, і ми більш ніж готові захищати всіх наших членів», -зазначив Ланчарес.</text:p>
      <text:p text:style-name="P4">
<text:span text:style-name="T4">
Читайте також:</text:span>
 <text:a xlink:type="simple" xlink:href="https://www.ukrinform.ua/rubric-world/3716313-finlandia-prijmae-navcanna-vijskovih-nato-v-arktici.html" text:style-name="Internet_20_link" text:visited-style-name="Visited_20_Internet_20_Link">
 Фінляндія приймає <text:span text:style-name="T4">
навчання</text:span>
 військових НАТО в Арктиці</text:a>
</text:p>
      <text:p text:style-name="P4">
У навчаннях також беруть участь два кораблі ВМС Естонії, а ВПС Естоніїкоординують навчання зі своїми союзниками.</text:p>
      <text:p text:style-name="P4">
Навчання завершаться 16 червня у Німеччині.</text:p>
      <text:p text:style-name="P4">
Як повідомляв <text:a xlink:type="simple" xlink:href="https://www.ukrinform.ua/rubric-world/3709145-v-estonii-rozpocinautsa-navcanna-nato-za-ucasti-14-tisac-vijskovih.html" text:style-name="Internet_20_link" text:visited-style-name="Visited_20_Internet_20_Link">
 Укрінформ </text:a>
 , у другій половина травня в Естонії пройшли двотижневіщорічні військові навчання НАТО Spring Storm ("Весняний шторм") за участюпонад 14 тисяч військовослужбовців.</text:p>
      <text:p text:style-name="P4">
<text:span text:style-name="T5">
Фото: Aleksander Espenberg/Kaitsevägi</text:span>
</text:p>
      <text:p text:style-name="P4">
Source: <text:a xlink:type="simple" xlink:href="https://www.ukrinform.ua/rubric-world/3717923-v-estonii-pocalisa-navcanna-baltops-za-ucastu-50-korabliv-nato.html" text:style-name="Internet_20_link" text:visited-style-name="Visited_20_Internet_20_Link">
https://www.ukrinform.ua/rubric-world/3717923-v-estonii-pocalisa-navcanna-baltops-za-ucastu-50-korabliv-nato.html</text:a>
</text:p>
      <!--NEWS-->
      <text:h text:style-name="P10" text:outline-level="1">
<text:span text:style-name="T4">
У Києві поліцейські після ворожої атаки винесли боєприпас із палаючої будівлі</text:span>
</text:h>
      <text:p text:style-name="P4">
Authors: Ukrinform (Person)</text:p>
      <text:p text:style-name="P4">
Publisher: Укринформ (Organization)</text:p>
      <text:p text:style-name="P4">
Published Time: 2023-06-03T21:13:00+03:00</text:p>
      <text:p text:style-name="P4">
Modified Time: 2023-06-03T21:13:00+03:00</text:p>
      <text:p text:style-name="P4">
Description: У Києві двоє поліцейських-вибухотехніків - Тарас Дмитрук та Роман Хоменко після одної із нещодавніх атак дронами винесли боєприпас із палаючої будівлі. — Укрінформ.</text:p>
      <text:p text:style-name="P4">
Images: ['<text:a xlink:type="simple" xlink:href="https://static.ukrinform.com/photos/2023_06/thumb_files/630_360_1685817368-394.jpg" text:style-name="Internet_20_link" text:visited-style-name="Visited_20_Internet_20_Link">
630_360_16858...</text:a>
']</text:p>
      <text:p text:style-name="P4">
Tags: ['Обстріл', 'Поліція', 'Пожежа', 'Вибух', 'Київ']</text:p>
      <text:p text:style-name="P4">
Type: Article</text:p>
      <!--METADATA-->
      <text:p text:style-name="P4">
<draw:frame draw:style-name="fr1" draw:name="Image185" text:anchor-type="as-char" svg:width="6.9236in" svg:height="3.956343in" draw:z-index="0">
<draw:image xlink:href="../Images/yкринформ/2023-06-03T21-13-00-03-00/630_360_1685817368-394.jpg" xlink:type="simple" xlink:show="embed" xlink:actuate="onLoad" draw:mime-type="image/jpeg"/>
</draw:frame>
 У Києвідвоє поліцейських-вибухотехніків - Тарас Дмитрук та Роман Хоменко після одноїіз нещодавніх атак дронами винесли боєприпас із палаючої будівлі.</text:p>
      <text:p text:style-name="P4">
Як передає Укрінформ, про це Міністерство внутрішніх справ повідомляє у <text:a xlink:type="simple" xlink:href="https://t.me/mvs_ukraine/25911" text:style-name="Internet_20_link" text:visited-style-name="Visited_20_Internet_20_Link">
Телеграмі </text:a>
 .</text:p>
      <text:p text:style-name="P4">
"Поліцейські-вибухотехніки, Тарас Дмитрук та Роман Хоменко, зробили героїчнийвчинок, винісши боєприпас з палаючої будівлі у Києві. Вони попередилимасштабний вибух", - ідеться у повідомленні.</text:p>
      <text:p text:style-name="P4">
<text:span text:style-name="T4">
Читайте також:</text:span>
 <text:span text:style-name="T4">
<text:a xlink:type="simple" xlink:href="https://www.ukrinform.ua/rubric-regions/3717762-u-zaporizzi-na-plazi-diti-znajsli-minu.html" text:style-name="Internet_20_link" text:visited-style-name="Visited_20_Internet_20_Link">
 У Запоріжжі на пляжі діти знайшли міну</text:a>
 </text:span>
</text:p>
      <text:p text:style-name="P4">
Зазначається, що подія сталася у Голосіївському районі Києва. Під часчергового обстрілу столиці у будівлю однієї з фабрик впав уламок дрона,внаслідок чого сталося займання. У вогні залишилася нездетонована бойовачастина безпілотника. При високій температурі боєприпас міг здетонувати убудь-який момент та призвести до потужного вибуху із тяжкими наслідками.</text:p>
      <text:p text:style-name="P4">
<text:span text:style-name="T4">
Читайте також:</text:span>
 <text:span text:style-name="T4">
<text:a xlink:type="simple" xlink:href="https://www.ukrinform.ua/rubric-ato/3716910-u-hersoni-vnaslidok-obstrilu-poraneni-dvoe-ludej.html" text:style-name="Internet_20_link" text:visited-style-name="Visited_20_Internet_20_Link">
 У Херсоні внаслідок обстрілу поранені двоє людей</text:a>
 </text:span>
</text:p>
      <text:p text:style-name="P4">
На місце події негайно прибули всі екстрені служби, у тому числі поліцейські-вибухотехніки.</text:p>
      <text:p text:style-name="P4">
"Вони ризикували власним життям, щоб уникнути масштабного вибуху і врятуватибезліч людей. Ми дякуємо їм за їхню важливу роботу та мужність", - наголосилив МВС.</text:p>
      <text:p text:style-name="P4">
<text:span text:style-name="T4">
Читайте також:</text:span>
 <text:span text:style-name="T4">
<text:a xlink:type="simple" xlink:href="https://www.ukrinform.ua/rubric-regions/3717768-armia-rf-za-dobu-obstrilala-devat-regioniv-ukraini-zvedenna-ova.html" text:style-name="Internet_20_link" text:visited-style-name="Visited_20_Internet_20_Link">
 Армія РФ за добу обстріляла дев'ять регіонів України -зведення ОВА </text:a>
 </text:span>
</text:p>
      <text:p text:style-name="P4">
Як повідомляв Укрінформ, Сили та засоби протиповітряної оборони вночі 2 червнязнищили усі 15 російських крилатих ракет та 21 ударний дрон.</text:p>
      <text:p text:style-name="P4">
Source: <text:a xlink:type="simple" xlink:href="https://www.ukrinform.ua/rubric-kyiv/3717924-u-kievi-policejski-pisla-vorozoi-ataki-vinesli-boepripas-iz-palaucoi-budivli.html" text:style-name="Internet_20_link" text:visited-style-name="Visited_20_Internet_20_Link">
https://www.ukrinform.ua/rubric-kyiv/3717924-u-kievi-policejski-pisla-vorozoi-ataki-vinesli-boepripas-iz-palaucoi-budivli.html</text:a>
</text:p>
      <!--NEWS-->
      <text:h text:style-name="P10" text:outline-level="1">
<text:span text:style-name="T4">
Надаль: Моє відновлення триватиме 5 місяців, якщо все піде добре</text:span>
</text:h>
      <text:p text:style-name="P4">
Authors: Ukrinform (Person)</text:p>
      <text:p text:style-name="P4">
Publisher: Укринформ (Organization)</text:p>
      <text:p text:style-name="P4">
Published Time: 2023-06-03T21:23:43+03:00</text:p>
      <text:p text:style-name="P4">
Modified Time: 2023-06-03T21:23:43+03:00</text:p>
      <text:p text:style-name="P4">
Description: 22-разовий чемпіон турнірів серії Гренд Слем Рафаель Надаль переніс операцію на лівому стегні. — Укрінформ.</text:p>
      <text:p text:style-name="P4">
Images: ['<text:a xlink:type="simple" xlink:href="https://static.ukrinform.com/photos/2023_06/thumb_files/630_360_1685816508-988.jpg" text:style-name="Internet_20_link" text:visited-style-name="Visited_20_Internet_20_Link">
630_360_16858...</text:a>
']</text:p>
      <text:p text:style-name="P4">
Tags: ['Теніс', 'Надаль']</text:p>
      <text:p text:style-name="P4">
Type: Article</text:p>
      <!--METADATA-->
      <text:p text:style-name="P4">
<draw:frame draw:style-name="fr1" draw:name="Image186" text:anchor-type="as-char" svg:width="6.9236in" svg:height="3.956343in" draw:z-index="0">
<draw:image xlink:href="../Images/yкринформ/2023-06-03T21-23-43-03-00/630_360_1685816508-988.jpg" xlink:type="simple" xlink:show="embed" xlink:actuate="onLoad" draw:mime-type="image/jpeg"/>
</draw:frame>
 22-разовийчемпіон турнірів серії Гренд Слем Рафаель Надаль переніс операцію на лівомустегні.</text:p>
      <text:p text:style-name="P4">
Про це він <text:a xlink:type="simple" xlink:href="https://twitter.com/rafaelnadal/status/1664980509301125121" text:style-name="Internet_20_link" text:visited-style-name="Visited_20_Internet_20_Link">
 повідомив</text:a>
 у себе вТвіттері, передає Укрінформ.</text:p>
      <text:p text:style-name="P4">
«Привіт всім. Як ви знаєте, вчора ввечері мені зробили операцію. Все пройшлодобре, артроскопія була на лівому поперековому сухожиллі, через що я не грав зсічня. Стару травму губи мого лівого стегна також урегулювали, що, безумовно,допоможе кращому відновленню сухожилля. Хочу подякувати лікарям за їхнюроботу.</text:p>
      <text:p text:style-name="P4">
Негайно почну прогресивну функціональну реабілітацію. Нормальний процесвідновлення, як мені кажуть, становить 5 місяців, якщо все піде добре. Ще раздякую за всю підтримку, яку ви мені виявляли і яку ви мені надаєте щодня.Сьогодні також у мене день народження. Не в бажаному чи омріяному місці, хочавсе одно вдячний», - написав Надаль.</text:p>
      <text:p text:style-name="P4">
</text:p>
      <text:p text:style-name="P4">
Надаль травмувався на Australian Open, з того моменту він не виходить на корт.</text:p>
      <text:p text:style-name="P4">
<text:span text:style-name="T4">
Читайте також:</text:span>
 <text:a xlink:type="simple" xlink:href="https://www.ukrinform.ua/rubric-sports/3713626-nadal-ne-zigrae-na-vimbldoni2023.html" text:style-name="Internet_20_link" text:visited-style-name="Visited_20_Internet_20_Link">
 <text:span text:style-name="T4">
Надаль</text:span>
 не зіграє на «Вімблдоні-2023»</text:a>
</text:p>
      <text:p text:style-name="P4">
Як повідомляв Укрінформ, Надаль вперше з 2004 року пропустив «Ролан Гаррос», атакож знявся з «Вімблдону».</text:p>
      <text:p text:style-name="P4">
Фото: twitter.com/rafaelnadal , Getty Images</text:p>
      <text:p text:style-name="P4">
Source: <text:a xlink:type="simple" xlink:href="https://www.ukrinform.ua/rubric-sports/3717929-nadal-moe-vidnovlenna-trivatime-5-misaciv-akso-vse-pide-dobre.html" text:style-name="Internet_20_link" text:visited-style-name="Visited_20_Internet_20_Link">
https://www.ukrinform.ua/rubric-sports/3717929-nadal-moe-vidnovlenna-trivatime-5-misaciv-akso-vse-pide-dobre.html</text:a>
</text:p>
      <!--NEWS-->
      <text:h text:style-name="P10" text:outline-level="1">
<text:span text:style-name="T4">
Азар наприкінці сезону залишить «Реал»</text:span>
</text:h>
      <text:p text:style-name="P4">
Authors: Ukrinform (Person)</text:p>
      <text:p text:style-name="P4">
Publisher: Укринформ (Organization)</text:p>
      <text:p text:style-name="P4">
Published Time: 2023-06-03T21:29:57+03:00</text:p>
      <text:p text:style-name="P4">
Modified Time: 2023-06-03T21:29:57+03:00</text:p>
      <text:p text:style-name="P4">
Description: Бельгієць провів 4 сезони у мадридській команді. — Укрінформ.</text:p>
      <text:p text:style-name="P4">
Images: ['<text:a xlink:type="simple" xlink:href="https://static.ukrinform.com/photos/2023_06/thumb_files/630_360_1685816903-223.jpg" text:style-name="Internet_20_link" text:visited-style-name="Visited_20_Internet_20_Link">
630_360_16858...</text:a>
']</text:p>
      <text:p text:style-name="P4">
Tags: ['Футбол', 'Реал Мадрид']</text:p>
      <text:p text:style-name="P4">
Type: Article</text:p>
      <!--METADATA-->
      <text:p text:style-name="P4">
<draw:frame draw:style-name="fr1" draw:name="Image188" text:anchor-type="as-char" svg:width="6.9236in" svg:height="3.956343in" draw:z-index="0">
<draw:image xlink:href="../Images/yкринформ/2023-06-03T21-29-57-03-00/630_360_1685816903-223.jpg" xlink:type="simple" xlink:show="embed" xlink:actuate="onLoad" draw:mime-type="image/jpeg"/>
</draw:frame>
 Бельгієцьпровів 4 сезони у мадридській команді.</text:p>
      <text:p text:style-name="P4">
«Реал Мадрид» офіційно <text:a xlink:type="simple" xlink:href="https://theathletic.com/4577672/2023/06/03/eden-hazard-real-madrid-future/" text:style-name="Internet_20_link" text:visited-style-name="Visited_20_Internet_20_Link">
 повідомив</text:a>
про дострокове припинення співпраці з півзахисником Еденом Азаром, передаєУкрінформ.</text:p>
      <text:p text:style-name="P4">
32-річний бельгієць залишить команду наприкінці сезону, хоча контракт з нимбув розрахований до завершення наступного.</text:p>
      <text:p text:style-name="P4">
Азар перебрався до «Реалу» з «Челсі» у 2019 році орієнтовно за 100 мільйонівєвро, проте травми завадили хавбеку показати себе.</text:p>
      <text:p text:style-name="P4">
За 4 сезони в команді футболіст забив 7 голів та зробив 12 асистів у 76матчах.</text:p>
      <text:p text:style-name="P4">
<text:span text:style-name="T4">
Читайте також:</text:span>
 <text:a xlink:type="simple" xlink:href="https://www.ukrinform.ua/rubric-sports/3710685-man-siti-rozgromiv-real-i-vijsov-do-finalu-ligi-cempioniv.html" text:style-name="Internet_20_link" text:visited-style-name="Visited_20_Internet_20_Link">
 «Ман Сіті» розгромив «Реал» і вийшов до фіналу Лігичемпіонів </text:a>
</text:p>
      <text:p text:style-name="P4">
Як повідомляв Укрінформ, раніше Еден завершив кар'єру у збірній Бельгії.</text:p>
      <text:p text:style-name="P4">
Фото: Getty Images</text:p>
      <text:p text:style-name="P4">
Source: <text:a xlink:type="simple" xlink:href="https://www.ukrinform.ua/rubric-sports/3717931-azar-naprikinci-sezonu-zalisit-real.html" text:style-name="Internet_20_link" text:visited-style-name="Visited_20_Internet_20_Link">
https://www.ukrinform.ua/rubric-sports/3717931-azar-naprikinci-sezonu-zalisit-real.html</text:a>
</text:p>
      <!--NEWS-->
      <text:h text:style-name="P10" text:outline-level="1">
<text:span text:style-name="T4">
Дівчинка, яка втратила ногу через ракетний удар, взяла участь у змаганнях з гімнастики</text:span>
</text:h>
      <text:p text:style-name="P4">
Authors: Ukrinform (Person)</text:p>
      <text:p text:style-name="P4">
Publisher: Укринформ (Organization)</text:p>
      <text:p text:style-name="P4">
Published Time: 2023-06-03T21:34:00+03:00</text:p>
      <text:p text:style-name="P4">
Modified Time: 2023-06-03T21:34:00+03:00</text:p>
      <text:p text:style-name="P4">
Description: Семирічна Олександра Паскаль, яка торік втратила ногу під час російського ракетного обстрілу Одещини, сьогодні взяла участь у своїх перших змаганнях. — Укрінформ.</text:p>
      <text:p text:style-name="P4">
Images: ['<text:a xlink:type="simple" xlink:href="https://static.ukrinform.com/photos/2023_06/thumb_files/630_360_1685817175-331.jpg" text:style-name="Internet_20_link" text:visited-style-name="Visited_20_Internet_20_Link">
630_360_16858...</text:a>
']</text:p>
      <text:p text:style-name="P4">
Tags: ['Діти', 'Гімнастика', 'Спорт', 'Змагання', 'Війна з Росією']</text:p>
      <text:p text:style-name="P4">
Type: Article</text:p>
      <!--METADATA-->
      <text:p text:style-name="P4">
<draw:frame draw:style-name="fr1" draw:name="Image189" text:anchor-type="as-char" svg:width="6.9236in" svg:height="3.956343in" draw:z-index="0">
<draw:image xlink:href="../Images/yкринформ/2023-06-03T21-34-00-03-00/630_360_1685817175-331.jpg" xlink:type="simple" xlink:show="embed" xlink:actuate="onLoad" draw:mime-type="image/jpeg"/>
</draw:frame>
 СемирічнаОлександра Паскаль, яка торік втратила ногу під час російського ракетногообстрілу Одещини, сьогодні взяла участь у своїх перших змаганнях.</text:p>
      <text:p text:style-name="P4">
Як передає Укрінформ, про це повідомила радниця – уповноважена ПрезидентаУкраїни з прав дитини та дитячої реабілітації Дар’я Герасимчук у <text:a xlink:type="simple" xlink:href="https://www.facebook.com/100006712215740/posts/pfbid0359Xne33C3Xq68z7VF4dU1jEJuXMH5eafNHDwMnvjMMYx9tVb2UDqG4JUs3vxL9LVl/" text:style-name="Internet_20_link" text:visited-style-name="Visited_20_Internet_20_Link">
 Фейсбуці</text:a>
.</text:p>
      <text:p text:style-name="P4">
«Щойно отримала повідомлення від Маши, мами Сашеньки Паскаль: «Сьогодні булинаші перші змагання!». Я дивилась і не могла повірити, як швидко вонареабілітувалась! А найголовніше, яка ж мотивація потужна повинна бути у7-річної дівчинки, щоб так реактивно повернутись в художню гімнастику зпротезом ноги», - сказала Герасимчук.</text:p>
      <text:p text:style-name="P4">
</text:p>
      <text:p text:style-name="P4">
Вона наголосила, що «ніякі рашисти зі своїми ракетами, поранення та ампутаціїне зламають українців».</text:p>
      <text:p text:style-name="P4">
</text:p>
      <text:p text:style-name="P4">
Як повідомлялося, Олександра Паскаль втратила ногу внаслідок російськогоракетного удару 16 травня 2022 року, який стався в смт Затока. РанішеОлександра займалась танцями та гімнастикою, виступала й отримувала нагороди.</text:p>
      <text:p text:style-name="P4">
У травні після влучання російської <text:span text:style-name="T4">
<text:a xlink:type="simple" xlink:href="https://www.ukrinform.ua/tag-raketnij-udar" text:style-name="Internet_20_link" text:visited-style-name="Visited_20_Internet_20_Link">
 ракети </text:a>
 </text:span>
 дитина опинилася під завалами. Понад два тижні дівчинкапровела в реанімації. У неї був відкритий перелом руки, зламані чотири ребра,травма голови та численні осколкові поранення. Лікарі змушені були ампутуватиїй ногу.</text:p>
      <text:p text:style-name="P4">
Source: <text:a xlink:type="simple" xlink:href="https://www.ukrinform.ua/rubric-sports/3717933-divcinka-aka-vtratila-nogu-cerez-raketnij-udar-vzala-ucast-u-zmagannah-z-gimnastiki.html" text:style-name="Internet_20_link" text:visited-style-name="Visited_20_Internet_20_Link">
https://www.ukrinform.ua/rubric-sports/3717933-divcinka-aka-vtratila-nogu-cerez-raketnij-udar-vzala-ucast-u-zmagannah-z-gimnastiki.html</text:a>
</text:p>
      <!--NEWS-->
      <text:h text:style-name="P10" text:outline-level="1">
<text:span text:style-name="T4">
Росіяни за день 10 разів обстріляли прикордоння Сумщини</text:span>
</text:h>
      <text:p text:style-name="P4">
Authors: Ukrinform (Person)</text:p>
      <text:p text:style-name="P4">
Publisher: Укринформ (Organization)</text:p>
      <text:p text:style-name="P4">
Published Time: 2023-06-03T21:46:00+03:00</text:p>
      <text:p text:style-name="P4">
Modified Time: 2023-06-03T21:46:00+03:00</text:p>
      <text:p text:style-name="P4">
Description: Російська армія за день 10 разів атакувала з артилерії і мінометів прикордонні території Сумської області, унаслідок чого пролунали 87 вибухів, є поранений та руйнування інфраструктури. — Укрінформ.</text:p>
      <text:p text:style-name="P4">
Images: ['<text:a xlink:type="simple" xlink:href="https://static.ukrinform.com/photos/2021_12/thumb_files/630_360_1640330796-210.jpeg" text:style-name="Internet_20_link" text:visited-style-name="Visited_20_Internet_20_Link">
630_360_16403...</text:a>
']</text:p>
      <text:p text:style-name="P4">
Tags: ['Обстріл', 'Сумщина', 'Війна з Росією']</text:p>
      <text:p text:style-name="P4">
Type: Article</text:p>
      <!--METADATA-->
      <text:p text:style-name="P4">
<draw:frame draw:style-name="fr1" draw:name="Image192" text:anchor-type="as-char" svg:width="6.9236in" svg:height="3.956343in" draw:z-index="0">
<draw:image xlink:href="../Images/yкринформ/2023-06-03T21-46-00-03-00/630_360_1640330796-210.jpeg" xlink:type="simple" xlink:show="embed" xlink:actuate="onLoad" draw:mime-type="image/jpeg"/>
</draw:frame>
 Російськаармія за день 10 разів атакувала з артилерії і мінометів прикордонні територіїСумської області, унаслідок чого пролунали 87 вибухів, є поранений таруйнування інфраструктури.</text:p>
      <text:p text:style-name="P4">
Як передає Укрінформ, про це Сумська обласна військова адміністраціяповідомила в <text:a xlink:type="simple" xlink:href="https://t.me/Sumy_news_ODA/16668" text:style-name="Internet_20_link" text:visited-style-name="Visited_20_Internet_20_Link">
 Телеграмі </text:a>
 .</text:p>
      <text:p text:style-name="P4">
"Протягом дня росіяни здійснили 10 обстрілів. Зафіксовано 87 вибухів. <text:a xlink:type="simple" xlink:href="https://www.ukrinform.ua/tag-obstril" text:style-name="Internet_20_link" text:visited-style-name="Visited_20_Internet_20_Link">
Обстрілів </text:a>
 зазнали Білопільська,Великописарівська, Краснопільська, Юнаківська громади. На жаль, є поранений таруйнування інфраструктури", - ідеться у повідомленні.</text:p>
      <text:p text:style-name="P4">
В Юнаківській громаді ворог здійснив мінометний обстріл – п'ять вибухів.Унаслідок одного з обстрілів цивільна особа отримала поранення,госпіталізована в лікарню.</text:p>
      <text:p text:style-name="P4">
У Великописарівській громаді загарбники здійснили артилерійський обстріл (САУ)– 12 вибухів. Унаслідок одного з обстрілів пошкоджено господарчу споруду тапричеп до легкового автомобіля. Також росіяни били з мінометів – 10 вибухів.</text:p>
      <text:p text:style-name="P4">
<text:span text:style-name="T4">
Читайте також:</text:span>
 <text:a xlink:type="simple" xlink:href="https://www.ukrinform.ua/rubric-ato/3717860-rosiani-trici-obstrilali-prikordonna-cernigivsini.html" text:style-name="Internet_20_link" text:visited-style-name="Visited_20_Internet_20_Link">
 Росіяни тричі <text:span text:style-name="T4">
обстріл</text:span>
 яли прикордоння Чернігівщини</text:a>
</text:p>
      <text:p text:style-name="P4">
У Краснопільській громаді був мінометний обстріл - вісім вибухів.</text:p>
      <text:p text:style-name="P4">
У Білопільській громаді росіяни били з мінометів – два вибухи, та АГС – 50вибухів.</text:p>
      <text:p text:style-name="P4">
Як повідомляв <text:a xlink:type="simple" xlink:href="https://www.ukrinform.ua/rubric-ato/3717674-vorog-za-dobu-obstrilav-visim-gromad-sumsini-zaginula-ludina-e-rujnuvanna.html" text:style-name="Internet_20_link" text:visited-style-name="Visited_20_Internet_20_Link">
 Укрінформ </text:a>
 ,минулої доби, 2 червня, внаслідок обстрілів прикордонних населених пунктівСумської області одна людина загинула і двоє зазнали поранень.</text:p>
      <text:p text:style-name="P4">
Source: <text:a xlink:type="simple" xlink:href="https://www.ukrinform.ua/rubric-ato/3717935-rosiani-za-den-10-raziv-obstrilali-prikordonna-sumsini.html" text:style-name="Internet_20_link" text:visited-style-name="Visited_20_Internet_20_Link">
https://www.ukrinform.ua/rubric-ato/3717935-rosiani-za-den-10-raziv-obstrilali-prikordonna-sumsini.html</text:a>
</text:p>
      <!--NEWS-->
      <text:h text:style-name="P10" text:outline-level="1">
<text:span text:style-name="T4">
Усик підписав контракт з саудівським промоутером</text:span>
</text:h>
      <text:p text:style-name="P4">
Authors: Ukrinform (Person)</text:p>
      <text:p text:style-name="P4">
Publisher: Укринформ (Organization)</text:p>
      <text:p text:style-name="P4">
Published Time: 2023-06-03T21:55:31+03:00</text:p>
      <text:p text:style-name="P4">
Modified Time: 2023-06-03T21:55:31+03:00</text:p>
      <text:p text:style-name="P4">
Description: Компанія K2 залишається основним промоутером Усика. — Укрінформ.</text:p>
      <text:p text:style-name="P4">
Images: ['<text:a xlink:type="simple" xlink:href="https://static.ukrinform.com/photos/2023_06/thumb_files/630_360_1685818482-201.jpg" text:style-name="Internet_20_link" text:visited-style-name="Visited_20_Internet_20_Link">
630_360_16858...</text:a>
']</text:p>
      <text:p text:style-name="P4">
Tags: ['Бокс', 'Усик']</text:p>
      <text:p text:style-name="P4">
Type: Article</text:p>
      <!--METADATA-->
      <text:p text:style-name="P4">
<draw:frame draw:style-name="fr1" draw:name="Image193" text:anchor-type="as-char" svg:width="6.9236in" svg:height="3.956343in" draw:z-index="0">
<draw:image xlink:href="../Images/yкринформ/2023-06-03T21-55-31-03-00/630_360_1685818482-201.jpg" xlink:type="simple" xlink:show="embed" xlink:actuate="onLoad" draw:mime-type="image/jpeg"/>
</draw:frame>
 КомпаніяK2 залишається основним промоутером Усика.</text:p>
      <text:p text:style-name="P4">
Промоутерська компанія Skill Challenge Promotions <text:a xlink:type="simple" xlink:href="https://www.instagram.com/reel/CtCZGXIphAw/" text:style-name="Internet_20_link" text:visited-style-name="Visited_20_Internet_20_Link">
 оголосила</text:a>
про підписання контракту з українським супертяжем Олександром Усиком, передаєУкрінформ.</text:p>
      <text:p text:style-name="P4">
Раніше повідомлялося, що ця компанія з Саудівської Аравії планує організуватибій Усика проти Тайсона Ф'юрі.</text:p>
      <text:p text:style-name="P4">
При цьому Усик зараз готується до бою в серпні проти обов'язкового претендентаДаніеля Дюбуа.</text:p>
      <text:p text:style-name="P4">
<text:span text:style-name="T4">
Читайте також:</text:span>
 <text:a xlink:type="simple" xlink:href="https://www.ukrinform.ua/rubric-sports/3717383-promouter-usika-nazvav-novu-datu-cempionskogo-poedinku-proti-dubua.html" text:style-name="Internet_20_link" text:visited-style-name="Visited_20_Internet_20_Link">
 Промоутер <text:span text:style-name="T4">
Усик</text:span>
 а назвав нову дату чемпіонськогопоєдинку проти Дюбуа </text:a>
</text:p>
      <text:p text:style-name="P4">
Skill Challenge Promotions планувала провести два супербої в один день угрудні: Усик - Ф'юрі та Джошуа - Вайлдер.</text:p>
      <text:p text:style-name="P4">
Фото: instagram.com/usykaa</text:p>
      <text:p text:style-name="P4">
Source: <text:a xlink:type="simple" xlink:href="https://www.ukrinform.ua/rubric-sports/3717938-usik-pidpisav-kontrakt-z-saudivskim-promouterom.html" text:style-name="Internet_20_link" text:visited-style-name="Visited_20_Internet_20_Link">
https://www.ukrinform.ua/rubric-sports/3717938-usik-pidpisav-kontrakt-z-saudivskim-promouterom.html</text:a>
</text:p>
      <!--NEWS-->
      <text:h text:style-name="P10" text:outline-level="1">
<text:span text:style-name="T4">
Людмила Кіченок зазнала поразки у другому колі змішаного розряду «Ролан Гаррос»</text:span>
</text:h>
      <text:p text:style-name="P4">
Authors: Ukrinform (Person)</text:p>
      <text:p text:style-name="P4">
Publisher: Укринформ (Organization)</text:p>
      <text:p text:style-name="P4">
Published Time: 2023-06-03T22:01:24+03:00</text:p>
      <text:p text:style-name="P4">
Modified Time: 2023-06-03T22:01:24+03:00</text:p>
      <text:p text:style-name="P4">
Description: Українка грала в дуеті з австралійцем Меттью Ебденом. — Укрінформ.</text:p>
      <text:p text:style-name="P4">
Images: ['<text:a xlink:type="simple" xlink:href="https://static.ukrinform.com/photos/2023_06/thumb_files/630_360_1685818837-206.jpeg" text:style-name="Internet_20_link" text:visited-style-name="Visited_20_Internet_20_Link">
630_360_16858...</text:a>
']</text:p>
      <text:p text:style-name="P4">
Tags: ['Теніс']</text:p>
      <text:p text:style-name="P4">
Type: Article</text:p>
      <!--METADATA-->
      <text:p text:style-name="P4">
<draw:frame draw:style-name="fr1" draw:name="Image194" text:anchor-type="as-char" svg:width="6.9236in" svg:height="3.956343in" draw:z-index="0">
<draw:image xlink:href="../Images/yкринформ/2023-06-03T22-01-24-03-00/630_360_1685818837-206.jpeg" xlink:type="simple" xlink:show="embed" xlink:actuate="onLoad" draw:mime-type="image/jpeg"/>
</draw:frame>
 Українкаграла в дуеті з австралійцем Меттью Ебденом.</text:p>
      <text:p text:style-name="P4">
Українська тенісистка Людмила Кіченок у парі з австралійцем Меттью Ебденомзазнали поразки у другому колі міксту «Ролан Гаррос», передає Укрінформ.</text:p>
      <text:p text:style-name="P4">
Кіченок та Ебден програли американці Ейжі Мухаммад і британцю Ллойду Гласспулу- 5:7, 3:6.</text:p>
      <text:p text:style-name="P4">
Матч тривав 1 годину 17 хвилин. Українка і австралієць 3 рази подавали навиліті зробили 3 подвійні помилки.</text:p>
      <text:p text:style-name="P4">
Кіченок та Ебден уперше грають разом. Для українки – це третій виступ у мікстіна Ролан Гаррос: у 2019 році вона здобула одну перемогу з Сантьяго Гонсалесом(Мексика), а минулого сезону - з Рафаелем Матосом (Бразилія).</text:p>
      <text:p text:style-name="P4">
<text:span text:style-name="T4">
Читайте також:</text:span>
 <text:a xlink:type="simple" xlink:href="https://www.ukrinform.ua/rubric-sports/3717868-ukrainka-ludmila-kicenok-ta-ostapenko-postupilis-u-drugomu-koli-parnogo-rolan-garros.html" text:style-name="Internet_20_link" text:visited-style-name="Visited_20_Internet_20_Link">
 Українка Людмила <text:span text:style-name="T4">
Кіченок</text:span>
 та Остапенко поступились удругому колі парного «Ролан Гаррос» </text:a>
</text:p>
      <text:p text:style-name="P4">
Як повідомляв Укрінформ, сьогодні, 3 червня Людмила Кіченок також вилетіла зпарного розряду.</text:p>
      <text:p text:style-name="P4">
Фото: Getty Images</text:p>
      <text:p text:style-name="P4">
Source: <text:a xlink:type="simple" xlink:href="https://www.ukrinform.ua/rubric-sports/3717940-ludmila-kicenok-zaznala-porazki-u-drugomu-koli-zmisanogo-rozradu-rolan-garros.html" text:style-name="Internet_20_link" text:visited-style-name="Visited_20_Internet_20_Link">
https://www.ukrinform.ua/rubric-sports/3717940-ludmila-kicenok-zaznala-porazki-u-drugomu-koli-zmisanogo-rozradu-rolan-garros.html</text:a>
</text:p>
      <!--NEWS-->
      <text:h text:style-name="P10" text:outline-level="1">
<text:span text:style-name="T4">
Ворог влучив у будинок на Дніпропетровщині, серед постраждалих - дитина</text:span>
</text:h>
      <text:p text:style-name="P4">
Authors: Ukrinform (Person)</text:p>
      <text:p text:style-name="P4">
Publisher: Укринформ (Organization)</text:p>
      <text:p text:style-name="P4">
Published Time: 2023-06-03T22:05:00+03:00</text:p>
      <text:p text:style-name="P4">
Modified Time: 2023-06-03T22:05:00+03:00</text:p>
      <text:p text:style-name="P4">
Description: Ворог атакував Дніпропетровщину. Ракета влучила у двоповерховий будинок. Відомо про щонайменше шістьох постраждалих. — Укрінформ.</text:p>
      <text:p text:style-name="P4">
Images: ['<text:a xlink:type="simple" xlink:href="https://static.ukrinform.com/photos/2023_06/thumb_files/630_360_1685818901-500.jpg" text:style-name="Internet_20_link" text:visited-style-name="Visited_20_Internet_20_Link">
630_360_16858...</text:a>
']</text:p>
      <text:p text:style-name="P4">
Tags: ['Дніпропетровщина', 'Обстріл', 'Поранені', 'Війна з Росією']</text:p>
      <text:p text:style-name="P4">
Type: Article</text:p>
      <!--METADATA-->
      <text:p text:style-name="P4">
<draw:frame draw:style-name="fr1" draw:name="Image195" text:anchor-type="as-char" svg:width="6.9236in" svg:height="3.956343in" draw:z-index="0">
<draw:image xlink:href="../Images/yкринформ/2023-06-03T22-05-00-03-00/630_360_1685818901-500.jpg" xlink:type="simple" xlink:show="embed" xlink:actuate="onLoad" draw:mime-type="image/jpeg"/>
</draw:frame>
 Ворогатакував Дніпропетровщину. Ракета влучила у двоповерховий будинок. Відомо прощонайменше шістьох постраждалих.</text:p>
      <text:p text:style-name="P4">
Про це в <text:a xlink:type="simple" xlink:href="https://t.me/dnipropetrovskaODA/5039" text:style-name="Internet_20_link" text:visited-style-name="Visited_20_Internet_20_Link">
 Телеграмі </text:a>
 повідомляє головаДніпропетровської ОВА Сергій Лисак, передає Укрінформ.</text:p>
      <text:p text:style-name="P4">
" <text:a xlink:type="simple" xlink:href="https://www.ukrinform.ua/tag-vibuh" text:style-name="Internet_20_link" text:visited-style-name="Visited_20_Internet_20_Link">
 Вибух </text:a>
 пролунав у Підгородненськійгромаді Дніпровського району. Пошкоджений двоповерховий житловий будинок. Підзавалами люди", - написав він.</text:p>
      <text:p text:style-name="P4">
_Відео:<text:a xlink:type="simple" xlink:href="https://t.me/V_Zelenskiy_official/6461" text:style-name="Internet_20_link" text:visited-style-name="Visited_20_Internet_20_Link">
 Офіційний канал Президента України Володимира Зеленського</text:a>
 _</text:p>
      <text:p text:style-name="P4">
</text:p>
      <text:p text:style-name="P4">
Попередньо, є шестеро постраждалих, серед них - шестирічний хлопчик. Всігоспіталізовані в стані середньої тяжкості.</text:p>
      <text:p text:style-name="P4">
</text:p>
      <text:p text:style-name="P4">
Зазначається, що спалахнуло дві пожежі. Наразі вогнеборці приборкують полум'я.</text:p>
      <text:p text:style-name="P4">
<text:span text:style-name="T4">
Читайте також:</text:span>
 <text:a xlink:type="simple" xlink:href="https://www.ukrinform.ua/rubric-regions/3717941-u-mikolaevi-vnaslidok-rosijskih-obstriliv-poskodzeni-37-ditsadkiv.html" text:style-name="Internet_20_link" text:visited-style-name="Visited_20_Internet_20_Link">
 У Миколаєві загарбники <text:span text:style-name="T4">
обстріл</text:span>
 ами пошкодили вжемайже 40 дитсадків </text:a>
</text:p>
      <text:p text:style-name="P4">
Понівечений також рятувальний підрозділ.</text:p>
      <text:p text:style-name="P4">
На місці працюють усі служби. Інформація уточнюється.</text:p>
      <text:p text:style-name="P4">
<text:span text:style-name="T5">
Фото: Сергій Лисак / Телеграм</text:span>
</text:p>
      <text:p text:style-name="P4">
Source: <text:a xlink:type="simple" xlink:href="https://www.ukrinform.ua/rubric-ato/3717943-vorog-vluciv-u-budinok-na-dnipropetrovsini-sered-postrazdalih-ditina.html" text:style-name="Internet_20_link" text:visited-style-name="Visited_20_Internet_20_Link">
https://www.ukrinform.ua/rubric-ato/3717943-vorog-vluciv-u-budinok-na-dnipropetrovsini-sered-postrazdalih-ditina.html</text:a>
</text:p>
      <!--NEWS-->
      <text:h text:style-name="P10" text:outline-level="1">
<text:span text:style-name="T4">
У Миколаєві загарбники обстрілами пошкодили вже майже 40 дитсадків</text:span>
</text:h>
      <text:p text:style-name="P4">
Authors: Ukrinform (Person)</text:p>
      <text:p text:style-name="P4">
Publisher: Укринформ (Organization)</text:p>
      <text:p text:style-name="P4">
Published Time: 2023-06-03T22:17:00+03:00</text:p>
      <text:p text:style-name="P4">
Modified Time: 2023-06-03T22:17:00+03:00</text:p>
      <text:p text:style-name="P4">
Description: У Миколаєві внаслідок обстрілів російськими військами пошкоджень зазнали 37 дитячих садків. — Укрінформ.</text:p>
      <text:p text:style-name="P4">
Images: ['<text:a xlink:type="simple" xlink:href="https://static.ukrinform.com/photos/2022_11/thumb_files/630_360_1667567522-844.jpg" text:style-name="Internet_20_link" text:visited-style-name="Visited_20_Internet_20_Link">
630_360_16675...</text:a>
']</text:p>
      <text:p text:style-name="P4">
Tags: ['Миколаїв', 'Обстріл', 'Агресія РФ', 'Війна з Росією']</text:p>
      <text:p text:style-name="P4">
Type: Article</text:p>
      <!--METADATA-->
      <text:p text:style-name="P4">
<draw:frame draw:style-name="fr1" draw:name="Image198" text:anchor-type="as-char" svg:width="6.9236in" svg:height="3.956343in" draw:z-index="0">
<draw:image xlink:href="../Images/yкринформ/2023-06-03T22-17-00-03-00/630_360_1667567522-844.jpg" xlink:type="simple" xlink:show="embed" xlink:actuate="onLoad" draw:mime-type="image/jpeg"/>
</draw:frame>
 УМиколаєві внаслідок обстрілів російськими військами пошкоджень зазнали 37дитячих садків.</text:p>
      <text:p text:style-name="P4">
Про це повідомляє Миколаївська міська рада у <text:a xlink:type="simple" xlink:href="https://t.me/mykolaivrada/8670" text:style-name="Internet_20_link" text:visited-style-name="Visited_20_Internet_20_Link">
 Телеграмі</text:a>
, передає Укрінформ.</text:p>
      <text:p text:style-name="P4">
"У садочках вибиті вікна та двері, зруйновані дахи, паркани, ігровімайданчики. Попри те, що військові дії тривають, в місті розпочаливідновлювати пошкоджені будівлі", - йдеться у повідомленні.</text:p>
      <text:p text:style-name="P4">
<text:span text:style-name="T4">
Читайте також:</text:span>
 <text:span text:style-name="T4">
<text:a xlink:type="simple" xlink:href="https://www.ukrinform.ua/rubric-ato/3717722-rosiani-poranili-v-ukraini-vze-998-ditej.html" text:style-name="Internet_20_link" text:visited-style-name="Visited_20_Internet_20_Link">
 Росіяни поранили в Україні вже 998 дітей</text:a>
 </text:span>
</text:p>
      <text:p text:style-name="P4">
Зокрема, наприкінці травня стартували роботи в одному з дитсадків Корабельногорайону. Будівельники замінять розбиті віконні блоки на сучасні енергоощаднівікна з дитячими замками безпеки. Також встановлять нові двері.</text:p>
      <text:p text:style-name="P4">
Загалом унаслідок обстрілів у Миколаєві різного ступеню пошкоджень зазналиблизько 100 закладів освіти.</text:p>
      <text:p text:style-name="P4">
<text:span text:style-name="T4">
Читайте також:</text:span>
 <text:span text:style-name="T4">
<text:a xlink:type="simple" xlink:href="https://www.ukrinform.ua/rubric-ato/3716752-sili-ppo-zbili-na-mikolaivsini-pat-rosijskih-bezpilotnikiv.html" text:style-name="Internet_20_link" text:visited-style-name="Visited_20_Internet_20_Link">
 Сили ППО збили на Миколаївщині п'ять російськихбезпілотників </text:a>
 </text:span>
</text:p>
      <text:p text:style-name="P4">
Як повідомлялося, в Україні внаслідок російської агресії близько 400 закладівосвіти повністю знищені, майже 3 тис. пошкоджені.</text:p>
      <text:p text:style-name="P4">
Source: <text:a xlink:type="simple" xlink:href="https://www.ukrinform.ua/rubric-regions/3717941-u-mikolaevi-vnaslidok-rosijskih-obstriliv-poskodzeni-37-ditsadkiv.html" text:style-name="Internet_20_link" text:visited-style-name="Visited_20_Internet_20_Link">
https://www.ukrinform.ua/rubric-regions/3717941-u-mikolaevi-vnaslidok-rosijskih-obstriliv-poskodzeni-37-ditsadkiv.html</text:a>
</text:p>
      <!--NEWS-->
      <text:h text:style-name="P10" text:outline-level="1">
<text:span text:style-name="T4">
Байден підписав закон про підвищення ліміту державного боргу США</text:span>
</text:h>
      <text:p text:style-name="P4">
Authors: Ukrinform (Person)</text:p>
      <text:p text:style-name="P4">
Publisher: Укринформ (Organization)</text:p>
      <text:p text:style-name="P4">
Published Time: 2023-06-03T22:25:00+03:00</text:p>
      <text:p text:style-name="P4">
Modified Time: 2023-06-03T22:25:00+03:00</text:p>
      <text:p text:style-name="P4">
Description: Глава Білого дому затвердив закон, ухвалений цього тижня американським Конгресом, який підвищує ліміти державного боргу та дозволяє країні уникнути дефолту. — Укрінформ.</text:p>
      <text:p text:style-name="P4">
Images: ['<text:a xlink:type="simple" xlink:href="https://static.ukrinform.com/photos/2021_02/thumb_files/630_360_1613549614-876.jpg" text:style-name="Internet_20_link" text:visited-style-name="Visited_20_Internet_20_Link">
630_360_16135...</text:a>
']</text:p>
      <text:p text:style-name="P4">
Tags: ['Байден', 'США', 'Закон', 'Держборг']</text:p>
      <text:p text:style-name="P4">
Type: Article</text:p>
      <!--METADATA-->
      <text:p text:style-name="P4">
<draw:frame draw:style-name="fr1" draw:name="Image199" text:anchor-type="as-char" svg:width="6.9236in" svg:height="3.956343in" draw:z-index="0">
<draw:image xlink:href="../Images/yкринформ/2023-06-03T22-25-00-03-00/630_360_1613549614-876.jpg" xlink:type="simple" xlink:show="embed" xlink:actuate="onLoad" draw:mime-type="image/jpeg"/>
</draw:frame>
 ГлаваБілого дому затвердив закон, ухвалений цього тижня американським Конгресом,який підвищує ліміти державного боргу та дозволяє країні уникнути дефолту.</text:p>
      <text:p text:style-name="P4">
Відповідне <text:a xlink:type="simple" xlink:href="https://www.whitehouse.gov/briefing-room/legislation/2023/06/03/press-release-bills-signed-h-r-346-h-r-3746/" text:style-name="Internet_20_link" text:visited-style-name="Visited_20_Internet_20_Link">
 повідомлення </text:a>
оприлюднено на офіційному сайті Білого дому, передає Укрінформ.</text:p>
      <text:p text:style-name="P4">
«У суботу, 3 червня 2023 року, президент підписав закон H.R.3746, «Профіскальну відповідальність - 2023», - зазначається в документі.</text:p>
      <text:p text:style-name="P4">
<text:span text:style-name="T4">
Читайте також:</text:span>
 <text:span text:style-name="T4">
<text:a xlink:type="simple" xlink:href="https://www.ukrinform.ua/rubric-world/3717268-obidvi-palati-kongresu-ssa-shvalili-pidvisenna-limitu-derzborgu.html" text:style-name="Internet_20_link" text:visited-style-name="Visited_20_Internet_20_Link">
 Обидві палати Конгресу США схвалили підвищення лімітудержборгу </text:a>
 </text:span>
</text:p>
      <text:p text:style-name="P4">
При цьому уточнюється, що дія ліміту державного боргу відкладається до 1 січня2025 року.</text:p>
      <text:p text:style-name="P4">
У Білому домі подякували керівництву обох партій в Конгресі США за взаємодію,яка дозволила досягти компромісного рішення та прийняти відповідний закон.</text:p>
      <text:p text:style-name="P4">
<text:span text:style-name="T4">
Читайте також:</text:span>
 <text:span text:style-name="T4">
<text:a xlink:type="simple" xlink:href="https://www.ukrinform.ua/rubric-polytics/3716311-dvopartijna-ugoda-sodo-skorocenna-vitrat-u-ssa-ne-vpline-na-pidtrimku-ukraini-bilij-dim.html" text:style-name="Internet_20_link" text:visited-style-name="Visited_20_Internet_20_Link">
 Двопартійна угода щодо скорочення витрат у США невплине на підтримку України – Білий дім </text:a>
 </text:span>
</text:p>
      <text:p text:style-name="P4">
Як повідомляв Укрінформ, у середу Палата представників, а в четвер Сенатамериканського Конгресу ухвалили законопроєкт про підвищення ліміту держборгупісля чотирьох місяців дебатів. Новий крок дасть змогу уникнути дефолтуекономіки <text:span text:style-name="T4">
<text:a xlink:type="simple" xlink:href="https://www.ukrinform.ua/tag-ssa" text:style-name="Internet_20_link" text:visited-style-name="Visited_20_Internet_20_Link">
 США </text:a>
 </text:span>
 .</text:p>
      <text:p text:style-name="P4">
<text:span text:style-name="T5">
Фото: White House</text:span>
</text:p>
      <text:p text:style-name="P4">
Source: <text:a xlink:type="simple" xlink:href="https://www.ukrinform.ua/rubric-world/3717944-bajden-pidpisav-zakon-pro-pidvisenna-limitu-derzavnogo-borgu-ssa.html" text:style-name="Internet_20_link" text:visited-style-name="Visited_20_Internet_20_Link">
https://www.ukrinform.ua/rubric-world/3717944-bajden-pidpisav-zakon-pro-pidvisenna-limitu-derzavnogo-borgu-ssa.html</text:a>
</text:p>
      <!--NEWS-->
      <text:h text:style-name="P10" text:outline-level="1">
<text:span text:style-name="T4">
Чоловіча збірна України перемогла Бельгію у матчі Золотої Євроліги з волейболу</text:span>
</text:h>
      <text:p text:style-name="P4">
Authors: Ukrinform (Person)</text:p>
      <text:p text:style-name="P4">
Publisher: Укринформ (Organization)</text:p>
      <text:p text:style-name="P4">
Published Time: 2023-06-03T22:36:28+03:00</text:p>
      <text:p text:style-name="P4">
Modified Time: 2023-06-03T22:36:28+03:00</text:p>
      <text:p text:style-name="P4">
Description: Третя поспіль перемога наших волейболістів. — Укрінформ.</text:p>
      <text:p text:style-name="P4">
Images: ['<text:a xlink:type="simple" xlink:href="https://static.ukrinform.com/photos/2023_06/thumb_files/630_360_1685820931-242.jpg" text:style-name="Internet_20_link" text:visited-style-name="Visited_20_Internet_20_Link">
630_360_16858...</text:a>
']</text:p>
      <text:p text:style-name="P4">
Tags: ['Волейбол']</text:p>
      <text:p text:style-name="P4">
Type: Article</text:p>
      <!--METADATA-->
      <text:p text:style-name="P4">
<draw:frame draw:style-name="fr1" draw:name="Image200" text:anchor-type="as-char" svg:width="6.9236in" svg:height="3.956343in" draw:z-index="0">
<draw:image xlink:href="../Images/yкринформ/2023-06-03T22-36-28-03-00/630_360_1685820931-242.jpg" xlink:type="simple" xlink:show="embed" xlink:actuate="onLoad" draw:mime-type="image/jpeg"/>
</draw:frame>
 Третяпоспіль перемога наших волейболістів.</text:p>
      <text:p text:style-name="P4">
Україна здобула свою третю перемогу в новому сезоні Золотої Євроліги зволейболу серед чоловіків, передає Укрінформ.</text:p>
      <text:p text:style-name="P4">
У трьох сетах «синьо-жовті» перемогли Бельгію – 25:21, 25:21, 25:23.</text:p>
      <text:p text:style-name="P4">
Найрезультативнішим волеболістом на майданчику став капітан українцівПлотницький. У доробку догравальника — 15 очок, зокрема 3 ейси.</text:p>
      <text:p text:style-name="P4">
У перших двох матчах Україна у трьох сетах перемогла Північну Македонію таХорватію.</text:p>
      <text:p text:style-name="P4">
Збірна України очолює турнірну таблицю групи В.</text:p>
      <text:p text:style-name="P4">
<text:span text:style-name="T4">
Читайте також:</text:span>
 <text:a xlink:type="simple" xlink:href="https://www.ukrinform.ua/rubric-sports/3715345-zinoca-zbirna-ukraini-z-volejbolu-peremogla-ugorsinu-v-drugomu-matci-zolotoi-evroligi.html" text:style-name="Internet_20_link" text:visited-style-name="Visited_20_Internet_20_Link">
 Жіноча збірна України з <text:span text:style-name="T4">
волейбол</text:span>
 у перемогла Угорщинув другому матчі Золотої Євроліги </text:a>
</text:p>
      <text:p text:style-name="P4">
Як повідомляв Укрінформ, наступний матч національна команда проведе 11 червняпроти Хорватії.</text:p>
      <text:p text:style-name="P4">
Фото: CEV</text:p>
      <text:p text:style-name="P4">
Source: <text:a xlink:type="simple" xlink:href="https://www.ukrinform.ua/rubric-sports/3717945-colovica-zbirna-ukraini-peremogla-belgiu-u-matci-zolotoi-evroligi-z-volejbolu.html" text:style-name="Internet_20_link" text:visited-style-name="Visited_20_Internet_20_Link">
https://www.ukrinform.ua/rubric-sports/3717945-colovica-zbirna-ukraini-peremogla-belgiu-u-matci-zolotoi-evroligi-z-volejbolu.html</text:a>
</text:p>
      <!--NEWS-->
      <text:h text:style-name="P10" text:outline-level="1">
<text:span text:style-name="T4">
Зеленський - про обстріл Дніпра: Під завалами перебувають люди</text:span>
</text:h>
      <text:p text:style-name="P4">
Authors: Ukrinform (Person)</text:p>
      <text:p text:style-name="P4">
Publisher: Укринформ (Organization)</text:p>
      <text:p text:style-name="P4">
Published Time: 2023-06-03T22:39:00+03:00</text:p>
      <text:p text:style-name="P4">
Modified Time: 2023-06-03T22:39:00+03:00</text:p>
      <text:p text:style-name="P4">
Description: Окупанти влучили між двома двоповерховими житловими будинками у Дніпрі, під завалами знаходяться люди. — Укрінформ.</text:p>
      <text:p text:style-name="P4">
Images: ['<text:a xlink:type="simple" xlink:href="https://static.ukrinform.com/photos/2022_07/thumb_files/630_360_1657855821-201.png" text:style-name="Internet_20_link" text:visited-style-name="Visited_20_Internet_20_Link">
630_360_16578...</text:a>
']</text:p>
      <text:p text:style-name="P4">
Tags: ['Будинок', 'Обстріл', 'Зеленський', 'Війна з Росією']</text:p>
      <text:p text:style-name="P4">
Type: Article</text:p>
      <!--METADATA-->
      <text:p text:style-name="P4">
<draw:frame draw:style-name="fr1" draw:name="Image201" text:anchor-type="as-char" svg:width="6.9236in" svg:height="3.956343in" draw:z-index="0">
<draw:image xlink:href="../Images/yкринформ/2023-06-03T22-39-00-03-00/630_360_1657855821-201.png" xlink:type="simple" xlink:show="embed" xlink:actuate="onLoad" draw:mime-type="image/png"/>
</draw:frame>
 Окупантивлучили між двома двоповерховими житловими будинками у Дніпрі, під заваламизнаходяться люди.</text:p>
      <text:p text:style-name="P4">
Як передає Укрінформ, про це повідомив Президент Володимир Зеленський у <text:a xlink:type="simple" xlink:href="https://t.me/V_Zelenskiy_official/6461" text:style-name="Internet_20_link" text:visited-style-name="Visited_20_Internet_20_Link">
Телеграмі </text:a>
 .</text:p>
      <text:p text:style-name="P4">
« <text:a xlink:type="simple" xlink:href="https://www.ukrinform.ua/tag-dnipro" text:style-name="Internet_20_link" text:visited-style-name="Visited_20_Internet_20_Link">
 Дніпро </text:a>
 . Росіяни атакували місто.Влучили між двома двоповерховими житловими будинками. На жаль, під заваламиперебувають люди. Усі служби працюють», – сказав Зеленський.</text:p>
      <text:p text:style-name="P4">
_Відео:<text:a xlink:type="simple" xlink:href="https://t.me/V_Zelenskiy_official/6461" text:style-name="Internet_20_link" text:visited-style-name="Visited_20_Internet_20_Link">
 Офіційний канал Президента України Володимира Зеленського</text:a>
 _</text:p>
      <text:p text:style-name="P4">
Він наголосив, що укотре Росія доводить, що є країною – спонсором тероризму.</text:p>
      <text:p text:style-name="P4">
«За все скоєне проти нашої держави та людей росіяни понесутьвідповідальність», – додав Президент.</text:p>
      <text:p text:style-name="P4">
<text:span text:style-name="T4">
Читайте також:</text:span>
 <text:a xlink:type="simple" xlink:href="https://www.ukrinform.ua/rubric-regions/3717941-u-mikolaevi-vnaslidok-rosijskih-obstriliv-poskodzeni-37-ditsadkiv.html" text:style-name="Internet_20_link" text:visited-style-name="Visited_20_Internet_20_Link">
 У Миколаєві загарбники <text:span text:style-name="T4">
обстріл</text:span>
 ами пошкодили вжемайже 40 дитсадків </text:a>
</text:p>
      <text:p text:style-name="P4">
Як <text:a xlink:type="simple" xlink:href="https://www.ukrinform.ua/rubric-ato/3717943-vorog-vluciv-u-budinok-na-dnipropetrovsini-sered-postrazdalih-ditina.html" text:style-name="Internet_20_link" text:visited-style-name="Visited_20_Internet_20_Link">
 повідомлялося </text:a>
 , ворог атакувавДніпропетровщину. Ракета влучила у двоповерховий будинок. Відомо прощонайменше шістьох постраждалих.</text:p>
      <text:p text:style-name="P4">
Source: <text:a xlink:type="simple" xlink:href="https://www.ukrinform.ua/rubric-regions/3717946-zelenskij-pro-obstril-dnipra-pid-zavalami-perebuvaut-ludi.html" text:style-name="Internet_20_link" text:visited-style-name="Visited_20_Internet_20_Link">
https://www.ukrinform.ua/rubric-regions/3717946-zelenskij-pro-obstril-dnipra-pid-zavalami-perebuvaut-ludi.html</text:a>
</text:p>
      <!--NEWS-->
      <text:h text:style-name="P10" text:outline-level="1">
<text:span text:style-name="T4">
На Дніпропетровщині з-під завалів будинку дістали чоловіка</text:span>
</text:h>
      <text:p text:style-name="P4">
Authors: Ukrinform (Person)</text:p>
      <text:p text:style-name="P4">
Publisher: Укринформ (Organization)</text:p>
      <text:p text:style-name="P4">
Published Time: 2023-06-03T22:44:00+03:00</text:p>
      <text:p text:style-name="P4">
Modified Time: 2023-06-03T22:44:00+03:00</text:p>
      <text:p text:style-name="P4">
Description: В Дніпропетровській області, Підгородненській громаді з-під завалів будинку, в який влучила ракета, дістали чоловіка. — Укрінформ.</text:p>
      <text:p text:style-name="P4">
Images: ['<text:a xlink:type="simple" xlink:href="https://static.ukrinform.com/photos/2023_06/thumb_files/630_360_1685821756-182.jpg" text:style-name="Internet_20_link" text:visited-style-name="Visited_20_Internet_20_Link">
630_360_16858...</text:a>
']</text:p>
      <text:p text:style-name="P4">
Tags: ['Дніпропетровщина', 'Обстріл', 'Агресія РФ', 'Війна з Росією']</text:p>
      <text:p text:style-name="P4">
Type: Article</text:p>
      <!--METADATA-->
      <text:p text:style-name="P4">
<draw:frame draw:style-name="fr1" draw:name="Image202" text:anchor-type="as-char" svg:width="6.9236in" svg:height="3.956343in" draw:z-index="0">
<draw:image xlink:href="../Images/yкринформ/2023-06-03T22-44-00-03-00/630_360_1685821756-182.jpg" xlink:type="simple" xlink:show="embed" xlink:actuate="onLoad" draw:mime-type="image/jpeg"/>
</draw:frame>
 ВДніпропетровській області, Підгородненській громаді з-під завалів будинку, вякий влучила ракета, дістали чоловіка.</text:p>
      <text:p text:style-name="P4">
Про це в Телеграмі <text:a xlink:type="simple" xlink:href="https://t.me/dnipropetrovskaODA/5042" text:style-name="Internet_20_link" text:visited-style-name="Visited_20_Internet_20_Link">
 повідомляє </text:a>
 головаДніпропетровської ОВА Сергій Лисак, передає Укрінформ.</text:p>
      <text:p text:style-name="P4">
"З-під завалів будинку в Підгородненській громаді дістали чоловіка. Там щезнаходяться люди. Пошуково-рятувальна операція триває", - йдеться у дописі.</text:p>
      <text:p text:style-name="P4">
<text:span text:style-name="T4">
Читайте також:</text:span>
 <text:span text:style-name="T4">
<text:a xlink:type="simple" xlink:href="https://www.ukrinform.ua/rubric-ato/3717943-vorog-vluciv-u-budinok-na-dnipropetrovsini-sered-postrazdalih-ditina.html" text:style-name="Internet_20_link" text:visited-style-name="Visited_20_Internet_20_Link">
 Ворог влучив у будинок на Дніпропетровщині, середпостраждалих - дитина </text:a>
 </text:span>
</text:p>
      <text:p text:style-name="P4">
Загалом на зараз маємо 13 постраждалих. З-поміж них троє - діти. Це хлопці 6,11 та 15 років.</text:p>
      <text:p text:style-name="P4">
В ОВА додали, що майже всі поранені ушпиталені. Стан - середньої тяжкості.Одна людина лікуватиметься амбулаторно. У постраждалих черепно-мозкові травми,осколкові поранення, забої. Їм надається вся необхідна допомога.</text:p>
      <text:p text:style-name="P4">
<text:span text:style-name="T4">
Читайте також:</text:span>
 <text:span text:style-name="T4">
<text:a xlink:type="simple" xlink:href="https://www.ukrinform.ua/rubric-regions/3717946-zelenskij-pro-obstril-dnipra-pid-zavalami-perebuvaut-ludi.html" text:style-name="Internet_20_link" text:visited-style-name="Visited_20_Internet_20_Link">
 Зеленський - про обстріл Дніпра: Під заваламиперебувають люди </text:a>
 </text:span>
</text:p>
      <text:p text:style-name="P4">
Раніше повідомлялось, що ввечері росіяни обстріляли Дніпропетровщину, врезультаті чого був пошкоджений двоповерховий житловий будинок.</text:p>
      <text:p text:style-name="P4">
Source: <text:a xlink:type="simple" xlink:href="https://www.ukrinform.ua/rubric-ato/3717947-na-dnipropetrovsini-zpid-zavaliv-budinku-distali-colovika.html" text:style-name="Internet_20_link" text:visited-style-name="Visited_20_Internet_20_Link">
https://www.ukrinform.ua/rubric-ato/3717947-na-dnipropetrovsini-zpid-zavaliv-budinku-distali-colovika.html</text:a>
</text:p>
      <!--NEWS-->
      <text:h text:style-name="P10" text:outline-level="1">
<text:span text:style-name="T4">
Президент: Незалежність України – це не щось абстрактне. Не забувайте дякувати воїнам</text:span>
</text:h>
      <text:p text:style-name="P4">
Authors: Ukrinform (Person)</text:p>
      <text:p text:style-name="P4">
Publisher: Укринформ (Organization)</text:p>
      <text:p text:style-name="P4">
Published Time: 2023-06-03T22:50:00+03:00</text:p>
      <text:p text:style-name="P4">
Modified Time: 2023-06-03T22:50:00+03:00</text:p>
      <text:p text:style-name="P4">
Description: Наша оборона, наші активні дії та незалежність – це не щось абстрактне, а дії конкретних героїв, завдяки яким Україна є і буде. — Укрінформ.</text:p>
      <text:p text:style-name="P4">
Images: ['<text:a xlink:type="simple" xlink:href="https://static.ukrinform.com/photos/2023_05/thumb_files/630_360_1685119271-129.jpeg" text:style-name="Internet_20_link" text:visited-style-name="Visited_20_Internet_20_Link">
630_360_16851...</text:a>
']</text:p>
      <text:p text:style-name="P4">
Tags: None</text:p>
      <text:p text:style-name="P4">
Type: Article</text:p>
      <!--METADATA-->
      <text:p text:style-name="P4">
<draw:frame draw:style-name="fr1" draw:name="Image203" text:anchor-type="as-char" svg:width="6.9236in" svg:height="3.956343in" draw:z-index="0">
<draw:image xlink:href="../Images/yкринформ/2023-06-03T22-50-00-03-00/630_360_1685119271-129.jpeg" xlink:type="simple" xlink:show="embed" xlink:actuate="onLoad" draw:mime-type="image/jpeg"/>
</draw:frame>
 Нашаоборона, наші активні дії та незалежність – це не щось абстрактне, а діїконкретних героїв, завдяки яким Україна є і буде.</text:p>
      <text:p text:style-name="P4">
Про це у своєму <text:a xlink:type="simple" xlink:href="https://www.youtube.com/watch" text:style-name="Internet_20_link" text:visited-style-name="Visited_20_Internet_20_Link">
 зверненні </text:a>
наприкінці 465-го дня війни сказав Президент Володимир Зеленський, передаєУкрінформ.</text:p>
      <text:p text:style-name="P4">
_Відео:<text:a xlink:type="simple" xlink:href="https://www.youtube.com/watch" text:style-name="Internet_20_link" text:visited-style-name="Visited_20_Internet_20_Link">
 ОП </text:a>
 _</text:p>
      <text:p text:style-name="P4">
<text:span text:style-name="T4">
<text:span text:style-name="T5">
Бажаю здоров’я, шановні українці!</text:span>
 </text:span>
</text:p>
      <text:p text:style-name="P4">
Майже щовечора у таких зверненнях я дякую нашим воїнам – конкретнимпідрозділам, конкретним бригадам, які відзначилися найбільше на передовій чи взахисті нашого неба за добу або за тиждень.</text:p>
      <text:p text:style-name="P4">
А сьогодні – більш персональна подяка, конкретним воїнам.</text:p>
      <text:p text:style-name="P4">
Маємо пам’ятати всі, що наша оборона, наші активні дії та незалежність України– це не щось абстрактне. Це дуже конкретні люди, конкретні дії конкретнихгероїв, завдяки яким Україна є й Україна буде. Тисячі й тисячі найбільшміцних, найбільш хоробрих, найбільш влучних наших людей...</text:p>
      <text:p text:style-name="P4">
Таких, як солдат Ярослав Кан, наш воїн-десантник. Воював у найгарячіших точкахфронту. Білогорівка, оборона Лисичанська, оборона Соледара. Бої за Сватове,Кремінну, Бахмут… Чотири поранення! Зараз проходить лікування, відновлюється.І готовий знову повертатися на фронт. Це надзвичайна сила людини! Дякую,Ярославе!</text:p>
      <text:p text:style-name="P4">
Старший сержант Євген Кепша, командир відділення взводу протитанкових ракетнихкомплексів. Бої за Бахмут. ПТРК «Стугна». Дуже влучно, дуже сміливо. Разом ізхлопцями, разом зі побратимами із свого розрахунку – дуже хороші результати узнищенні окупантів. Дякую за це, Євгене!</text:p>
      <text:p text:style-name="P4">
Старший сержант Максим Кузьменко та молодший сержант Антон Андрущенко – воїни110-ї окремої механізованої бригади. Бої на Авдіївському напрямку. Дужежорсткі бої. Постійні ворожі штурми. І такий потрібний Україні результат узахисті наших позицій. Дякую вам, хлопці!</text:p>
      <text:p text:style-name="P4">
Вже багато разів я дякував нашим воїнам із 55-ї артилерійської бригади«Запорізька Січ». Хлопці – усі молодці. Б’ються дуже потужно, дужерезультативно. А сьогодні особливо відзначу артилерійську батарею підкомандуванням капітана Миколи Носача. Авдіївський напрямок. Дуже вправновідсікають російські штурми. Саме те, що потрібно. Дякую, Миколо! Дуже приємнобачити звіти про вашу влучність.</text:p>
      <text:p text:style-name="P4">
Воїни нашої 128-ї окремої гірсько-штурмової Закарпатської бригади. Командирдивізіону підполковник Олександр Гладиш, командир батареї капітан РостиславКметь, командир взводу старший лейтенант Олександр Шитіков, командир гарматимолодший сержант Олександр Криштапюк, старший навідник старший солдат ЯрославНюл… Артилерійські розрахунки. Завжди результативні. Дякую вам, воїни!</text:p>
      <text:p text:style-name="P4">
Наша славетна 35-та окрема бригада морської піхоти імені контрадмірала МихайлаОстроградського... За підсумками майже кожного дня боїв хлопці заслуговують наподяку. А сьогодні хочу відзначити окремо увесь 1-й батальйон морпіхівбригади. Дякую кожному з вас, хлопці! Ваша міцність – це приклад для всіх.</text:p>
      <text:p text:style-name="P4">
І захисники нашого неба. Такі, як солдат Анатолій Павленко, нацгвардієць.Зенітно-ракетний дивізіон «Буревій». Хлопець, який уміє надзвичайно влучнозбивати російські ракети – і за допомогою просто ПЗРК «Ігла». Дякую за цювлучність!</text:p>
      <text:p text:style-name="P4">
Зазвичай ми дякуємо воїнам, які обороняють наші міста від російського тероруза допомогою потужних систем ППО: «Петріотів», «Насамсів», «Айрісів» та інших.І це абсолютно справедливо – вони врятували дуже багато життів наших людей,дуже багато об’єктів інфраструктури.</text:p>
      <text:p text:style-name="P4">
Однак важливі – і результативні! – воїни наших вогневих маневрених груп, якіприкривають різні цивільні та військові об’єкти. Як, до прикладу, старшийсержант Віктор Сіднев – старший однієї з таких маневрених груп, що працюютьдля захисту Києва. Відмінна злагодженість дій, відмінні бойові навички. І єрезультат – мінус ракети окупантів. Дякую!</text:p>
      <text:p text:style-name="P4">
Дякую всім, хто в бою заради України! Дякую всім, хто на бойових постах та набойових завданнях! Дякую всім, хто постійно тренує наших воїнів, і всім, хтолікує наших героїв після поранень!</text:p>
      <text:p text:style-name="P4">
І прошу вас усіх: будь ласка, не забувайте дякувати персонально нашим воїнам.Тим, кого ви знаєте особисто. Тим, на кого ви, може, просто підписані всоцмережах. Тим, про кого ви просто чули і можете розказати іншим українцям,нашим людям. Вдячність завжди важлива, і важливо чути, що тобі вдячні, коли титак воюєш заради свого народу.</text:p>
      <text:p text:style-name="P4">
_<text:span text:style-name="T4">
Слава всім нашим героям!</text:span>
 _</text:p>
      <text:p text:style-name="P4">
_<text:span text:style-name="T4">
Слава Україні!</text:span>
 _</text:p>
      <text:p text:style-name="P4">
Source: <text:a xlink:type="simple" xlink:href="https://www.ukrinform.ua/rubric-ato/3717950-prezident-nezaleznist-ukraini-ce-ne-sos-abstraktne-ne-zabuvajte-dakuvati-voinam.html" text:style-name="Internet_20_link" text:visited-style-name="Visited_20_Internet_20_Link">
https://www.ukrinform.ua/rubric-ato/3717950-prezident-nezaleznist-ukraini-ce-ne-sos-abstraktne-ne-zabuvajte-dakuvati-voinam.html</text:a>
</text:p>
      <!--NEWS-->
      <text:h text:style-name="P10" text:outline-level="1">
<text:span text:style-name="T4">
«Лейпциг» переміг «Айнтрахт» у фіналі Кубка Німеччини</text:span>
</text:h>
      <text:p text:style-name="P4">
Authors: Ukrinform (Person)</text:p>
      <text:p text:style-name="P4">
Publisher: Укринформ (Organization)</text:p>
      <text:p text:style-name="P4">
Published Time: 2023-06-03T23:14:48+03:00</text:p>
      <text:p text:style-name="P4">
Modified Time: 2023-06-03T23:14:48+03:00</text:p>
      <text:p text:style-name="P4">
Description: «Лейпциг» вдруге поспіль завоював Кубок Німеччини. — Укрінформ.</text:p>
      <text:p text:style-name="P4">
Images: ['<text:a xlink:type="simple" xlink:href="https://static.ukrinform.com/photos/2023_06/thumb_files/630_360_1685823230-134.jpg" text:style-name="Internet_20_link" text:visited-style-name="Visited_20_Internet_20_Link">
630_360_16858...</text:a>
']</text:p>
      <text:p text:style-name="P4">
Tags: ['Футбол']</text:p>
      <text:p text:style-name="P4">
Type: Article</text:p>
      <!--METADATA-->
      <text:p text:style-name="P4">
<draw:frame draw:style-name="fr1" draw:name="Image204" text:anchor-type="as-char" svg:width="6.9236in" svg:height="3.956343in" draw:z-index="0">
<draw:image xlink:href="../Images/yкринформ/2023-06-03T23-14-48-03-00/630_360_1685823230-134.jpg" xlink:type="simple" xlink:show="embed" xlink:actuate="onLoad" draw:mime-type="image/jpeg"/>
</draw:frame>
 «Лейпциг»вдруге поспіль завоював Кубок Німеччини.</text:p>
      <text:p text:style-name="P4">
«РБ Лейпциг» у фіналі Кубка Німеччини переміг «Айнтрахт» (2:0) та завоювавтрофей, передає Укрінформ.</text:p>
      <text:p text:style-name="P4">
У першій половині зустрічі команди голів не забивали. «Бики» вийшли вперед усередині другого тайму зусиллями Крістофера Нкунку. Наприкінці зустрічі Нкункуасистував Домініку Собослаї, який встановив остаточний рахунок поєдинку.</text:p>
      <text:p text:style-name="P4">
РБ Лейпциг виграв Кубок Німеччини вдруге поспіль. Минулого року «Бики» уфіналі обіграли «Фрайбург» (1:1, 4:2 пен.). В активі «Айнтрахта» п’ять перемогу Кубку Німеччини.</text:p>
      <text:p text:style-name="P4">
<text:span text:style-name="T4">
Читайте також:</text:span>
 <text:a xlink:type="simple" xlink:href="https://www.ukrinform.ua/rubric-sports/3715048-bavaria-32razovij-cempion-nimeccini.html" text:style-name="Internet_20_link" text:visited-style-name="Visited_20_Internet_20_Link">
 « <text:span text:style-name="T4">
Баварія</text:span>
 » — 32-разовий чемпіон Німеччини</text:a>
</text:p>
      <text:p text:style-name="P4">
Як повідомляв Укрінформ, сезон у Бундеслізі «Лейпциг» завершив на третьомумісці, «Айнтрахт» зайняв сьому позицію.</text:p>
      <text:p text:style-name="P4">
Фото: Getty Images</text:p>
      <text:p text:style-name="P4">
Source: <text:a xlink:type="simple" xlink:href="https://www.ukrinform.ua/rubric-sports/3717952-lejpcig-peremig-ajntraht-u-finali-kubka-nimeccini.html" text:style-name="Internet_20_link" text:visited-style-name="Visited_20_Internet_20_Link">
https://www.ukrinform.ua/rubric-sports/3717952-lejpcig-peremig-ajntraht-u-finali-kubka-nimeccini.html</text:a>
</text:p>
      <!--NEWS-->
      <text:h text:style-name="P10" text:outline-level="1">
<text:span text:style-name="T4">
Зеленський – військовим: Ваша міцність – це приклад для всіх</text:span>
</text:h>
      <text:p text:style-name="P4">
Authors: Ukrinform (Person)</text:p>
      <text:p text:style-name="P4">
Publisher: Укринформ (Organization)</text:p>
      <text:p text:style-name="P4">
Published Time: 2023-06-03T23:20:00+03:00</text:p>
      <text:p text:style-name="P4">
Modified Time: 2023-06-03T23:20:00+03:00</text:p>
      <text:p text:style-name="P4">
Description: Президент України Володимир Зеленський подякував військовим за оборону держави та результати, які вони показують на полі бою. — Укрінформ.</text:p>
      <text:p text:style-name="P4">
Images: ['<text:a xlink:type="simple" xlink:href="https://static.ukrinform.com/photos/2022_10/thumb_files/630_360_1664857484-560.png" text:style-name="Internet_20_link" text:visited-style-name="Visited_20_Internet_20_Link">
630_360_16648...</text:a>
']</text:p>
      <text:p text:style-name="P4">
Tags: ['ЗСУ', 'Військові', 'Зеленський', 'Війна з Росією']</text:p>
      <text:p text:style-name="P4">
Type: Article</text:p>
      <!--METADATA-->
      <text:p text:style-name="P4">
<draw:frame draw:style-name="fr1" draw:name="Image205" text:anchor-type="as-char" svg:width="6.9236in" svg:height="3.956343in" draw:z-index="0">
<draw:image xlink:href="../Images/yкринформ/2023-06-03T23-20-00-03-00/630_360_1664857484-560.png" xlink:type="simple" xlink:show="embed" xlink:actuate="onLoad" draw:mime-type="image/png"/>
</draw:frame>
 ПрезидентУкраїни Володимир Зеленський подякував військовим за оборону держави тарезультати, які вони показують на полі бою.</text:p>
      <text:p text:style-name="P4">
Як передає Укрінформ, про це сказав Зеленський у вечірньому <text:a xlink:type="simple" xlink:href="https://www.president.gov.ua/news/bud-laska-ne-zabuvajte-dyakuvati-nashim-voyinam-personalno-z-83389" text:style-name="Internet_20_link" text:visited-style-name="Visited_20_Internet_20_Link">
 зверненні</text:a>
 .</text:p>
      <text:p text:style-name="P4">
«Маємо пам’ятати всі, що наша оборона, наші активні дії та незалежність <text:a xlink:type="simple" xlink:href="https://www.ukrinform.ua/tag-ukraina" text:style-name="Internet_20_link" text:visited-style-name="Visited_20_Internet_20_Link">
України </text:a>
 – це не щось абстрактне. Цедуже конкретні люди, конкретні дії конкретних героїв, завдяки яким Україна є йУкраїна буде. Тисячі й тисячі найбільш міцних, найбільш хоробрих, найбільшвлучних наших людей», – сказав Зеленський.</text:p>
      <text:p text:style-name="P4">
_Відео:<text:a xlink:type="simple" xlink:href="https://www.youtube.com/watch" text:style-name="Internet_20_link" text:visited-style-name="Visited_20_Internet_20_Link">
 ОП </text:a>
 _</text:p>
      <text:p text:style-name="P4">
Він подякував солдату Ярославу Кану, воїну-десантнику, що воював унайгарячіших точках фронту: Білогорівка, оборона Лисичанська, оборонаСоледара, бої за Сватове, Кремінну, Бахмут. Десантник отримав чотири пораненняі зараз проходить лікування, відновлюється, а також готується до повернення нафронт.</text:p>
      <text:p text:style-name="P4">
Крім того, Президент відзначив старшого сержанта Євгена Кепша, командиравідділення взводу протитанкових ракетних комплексів.</text:p>
      <text:p text:style-name="P4">
«Бої за Бахмут. ПТРК «Стугна». Дуже влучно, дуже сміливо. Разом із хлопцями,разом зі побратимами зі свого розрахунку – дуже хороші результати у знищенніокупантів. Дякую за це, Євгене!» - підкреслив Зеленський.</text:p>
      <text:p text:style-name="P4">
Президент також подякував старшому сержанту Максиму Кузьменку та молодшомусержанту Антону Андрущенку – воїни 110-ї окремої механізованої бригади, якібрали участь у боях на Авдіївському напрямку. Водночас Зеленський відзначиввоїнів із 55-ї артилерійської бригади «Запорізька Січ».</text:p>
      <text:p text:style-name="P4">
«Хлопці – усі молодці. Б’ються дуже потужно, дуже результативно. А сьогодніособливо відзначу артилерійську батарею під командуванням капітана МиколиНосача. Авдіївський напрямок. Дуже вправно відсікають російські штурми. Самете, що потрібно», – наголосив Президент.</text:p>
      <text:p text:style-name="P4">
Подяку отримали також воїни 128-ї окремої гірсько-штурмової Закарпатськоїбригади. Командир дивізіону підполковник Олександр Гладиш, командир батареїкапітан Ростислав Кметь, командир взводу старший лейтенант Олександр Шитіков,командир гармати молодший сержант Олександр Криштапюк, старший навідникстарший солдат Ярослав Нюл.</text:p>
      <text:p text:style-name="P4">
«Наша славетна 35-та окрема бригада морської піхоти імені контрадміралаМихайла Остроградського. За підсумками майже кожного дня боїв хлопцізаслуговують на подяку. А сьогодні хочу відзначити окремо увесь 1-й батальйонморпіхів бригади. Дякую кожному з вас, хлопці! Ваша міцність – це приклад длявсіх», – зауважив Зеленський.</text:p>
      <text:p text:style-name="P4">
Згадав він також про захисників неба. Такі, як солдат Анатолій Павленко,нацгвардієць. Зенітно-ракетний дивізіон «Буревій». Хлопець, «який умієнадзвичайно влучно збивати російські ракети – і за допомогою просто ПЗРК«Ігла».</text:p>
      <text:p text:style-name="P4">
<text:span text:style-name="T4">
Читайте також:</text:span>
 <text:a xlink:type="simple" xlink:href="https://www.ukrinform.ua/rubric-ato/3714243-zelenskij-podakuvav-nacgvardijcam-aki-zbili-dva-rosijski-su25-pid-melitopolem.html" text:style-name="Internet_20_link" text:visited-style-name="Visited_20_Internet_20_Link">
 <text:span text:style-name="T4">
Зеленський</text:span>
 <text:span text:style-name="T4">
подякував</text:span>
 нацгвардійцям, які збили дваросійські Су-25 під Мелітополем </text:a>
</text:p>
      <text:p text:style-name="P4">
Президент наголосив, що варто подякувати воїнам вогневих маневрених груп, якіприкривають різні цивільні та військові об’єкти. Як, до прикладу, старшийсержант Віктор Сіднев – старший однієї з таких маневрених груп, що працюютьдля захисту Києва. Відмінна злагодженість дій, відмінні бойові навички. І єрезультат – мінус ракети окупантів.</text:p>
      <text:p text:style-name="P4">
«Дякую всім, хто в бою заради України! Дякую всім, хто на бойових постах та набойових завданнях! Дякую всім, хто постійно тренує наших воїнів, і всім, хтолікує наших героїв після поранень!» - додав Зеленський.</text:p>
      <text:p text:style-name="P4">
Як <text:a xlink:type="simple" xlink:href="https://www.ukrinform.ua/rubric-ato/3717842-zelenskij-mi-gotovi-do-kontrnastupu.html" text:style-name="Internet_20_link" text:visited-style-name="Visited_20_Internet_20_Link">
 повідомлялося </text:a>
 , Президент України Володимир Зеленський заявивпро готовність розпочати контрнаступ, наголосивши водночас, що цей процеспотребуватиме певного часу та матиме високу ціну.</text:p>
      <text:p text:style-name="P4">
Source: <text:a xlink:type="simple" xlink:href="https://www.ukrinform.ua/rubric-ato/3717953-zelenskij-vijskovim-vasa-micnist-ce-priklad-dla-vsih.html" text:style-name="Internet_20_link" text:visited-style-name="Visited_20_Internet_20_Link">
https://www.ukrinform.ua/rubric-ato/3717953-zelenskij-vijskovim-vasa-micnist-ce-priklad-dla-vsih.html</text:a>
</text:p>
      <!--NEWS-->
      <text:h text:style-name="P10" text:outline-level="1">
<text:span text:style-name="T4">
Ердоган оголосив склад нового уряду в Туреччині</text:span>
</text:h>
      <text:p text:style-name="P4">
Authors: Ukrinform (Person)</text:p>
      <text:p text:style-name="P4">
Publisher: Укринформ (Organization)</text:p>
      <text:p text:style-name="P4">
Published Time: 2023-06-03T23:34:00+03:00</text:p>
      <text:p text:style-name="P4">
Modified Time: 2023-06-03T23:34:00+03:00</text:p>
      <text:p text:style-name="P4">
Description: Президент Туреччини Реджеп Тайїп Ердоган, який сьогодні офіційно розпочав новий термін на посаді глави держави, оголосив склад нового уряду. — Укрінформ.</text:p>
      <text:p text:style-name="P4">
Images: ['<text:a xlink:type="simple" xlink:href="https://static.ukrinform.com/photos/2023_05/thumb_files/630_360_1685339211-646.jpg" text:style-name="Internet_20_link" text:visited-style-name="Visited_20_Internet_20_Link">
630_360_16853...</text:a>
']</text:p>
      <text:p text:style-name="P4">
Tags: ['Ердоган', 'Уряд', 'Туреччина']</text:p>
      <text:p text:style-name="P4">
Type: Article</text:p>
      <!--METADATA-->
      <text:p text:style-name="P4">
<draw:frame draw:style-name="fr1" draw:name="Image206" text:anchor-type="as-char" svg:width="6.9236in" svg:height="3.956343in" draw:z-index="0">
<draw:image xlink:href="../Images/yкринформ/2023-06-03T23-34-00-03-00/630_360_1685339211-646.jpg" xlink:type="simple" xlink:show="embed" xlink:actuate="onLoad" draw:mime-type="image/jpeg"/>
</draw:frame>
 ПрезидентТуреччини Реджеп Тайїп Ердоган, який сьогодні офіційно розпочав новий термінна посаді глави держави, оголосив склад нового уряду.</text:p>
      <text:p text:style-name="P4">
Про це повідомляє власкор Укрінформу.</text:p>
      <text:p text:style-name="P4">
"Я хотів би подякувати моїм 54 мільйонам громадян, які відобразили свійдемократичний вибір у виборчій урні на виборах 14 і 28 травня. Я хочувисловити подяку моїм 27 мільйонам 835 тисячам громадян, які вкотре визналимене гідним президентства", - цитує Ердогана видання <text:a xlink:type="simple" xlink:href="https://www.hurriyet.com.tr/gundem/son-dakika-turkiyenin-yeni-bakanlari-belli-oluyor-cumhurbaskani-erdogan-yeni-kabineyi-acikliyor-42278147" text:style-name="Internet_20_link" text:visited-style-name="Visited_20_Internet_20_Link">
 Hurriyet</text:a>
 .</text:p>
      <text:p text:style-name="P4">
<text:span text:style-name="T4">
Читайте також:</text:span>
 <text:span text:style-name="T4">
<text:a xlink:type="simple" xlink:href="https://www.ukrinform.ua/rubric-world/3717861-erdogan-sklav-prisagu-prezidenta-tureccini.html" text:style-name="Internet_20_link" text:visited-style-name="Visited_20_Internet_20_Link">
 Ердоган склав присягу президента Туреччини</text:a>
 </text:span>
</text:p>
      <text:p text:style-name="P4">
Ердоган також оголосив про створення нового кабінету міністрів. З 17 міністрівнового уряду два міністри - охорони здоров'я і культури та туризму перейшли вновий уряд з минулого складу.</text:p>
      <text:p text:style-name="P4">
Склад нового уряду Туреччини наступний:</text:p>
      <ul>
        <li>
Віцепрезидент Джевдет Йилмаз;   * міністр юстиції Йилмаз Тунч;   * міністерка з питань сім’ї та соціальних послуг Махінур Оздемір Гьокташ;   * міністр праці та соціального забезпечення Ведат Ішихан;   * міністр навколишнього середовища, урбанізації та зміни клімату Мехмет Озхасекі;   * міністр закордонних справ Хакан Фідан;   * міністр енергетики та природних ресурсів Альпарслан Байрактар;   * міністр молоді та спорту Осман Ашкін Бак;   * міністр казначейства та фінансів Мехмет Шимшек;   * міністр внутрішніх справ Алі Йерлікая;   * міністр культури і туризму Мехмет Нурі Ерсой;   * міністр національної освіти Юсуф Текін;   * міністр національної оборони Яшар Гюлер;   * міністр охорони здоров’я Фахреттін Коджа;   * міністр промисловості та технологій Мехмет Фатіх Каджир;   * міністр сільського та лісового господарства Ібрагім Юмакли;   * міністр торгівлі Омер Болат;   * міністр транспорту та інфраструктури Абдулькадір Уралоглу.</li>
      </ul>
      <text:p text:style-name="P4">
<text:span text:style-name="T4">
Читайте також:</text:span>
 <text:span text:style-name="T4">
<text:a xlink:type="simple" xlink:href="https://www.ukrinform.ua/rubric-world/3716926-stoltenberg-prodovzit-dialog-iz-tureccinou-dla-svidkogo-vstupu-svecii-u-nato.html" text:style-name="Internet_20_link" text:visited-style-name="Visited_20_Internet_20_Link">
 Столтенберг продовжить діалог із Туреччиною дляшвидкого вступу Швеції у НАТО </text:a>
 </text:span>
</text:p>
      <text:p text:style-name="P4">
Як повідомляв Укрінформ, у другому турі президентських виборів у <text:span text:style-name="T4">
<text:a xlink:type="simple" xlink:href="https://www.ukrinform.ua/tag-tureccina" text:style-name="Internet_20_link" text:visited-style-name="Visited_20_Internet_20_Link">
 Туреччині</text:a>
 </text:span>
 переміг Реджеп Тайїп Ердоган,набравши 52,18% голосів виборців.</text:p>
      <text:p text:style-name="P4">
Source: <text:a xlink:type="simple" xlink:href="https://www.ukrinform.ua/rubric-world/3717954-erdogan-ogolosiv-novij-urad-tureccini.html" text:style-name="Internet_20_link" text:visited-style-name="Visited_20_Internet_20_Link">
https://www.ukrinform.ua/rubric-world/3717954-erdogan-ogolosiv-novij-urad-tureccini.html</text:a>
</text:p>
      <!--NEWS-->
      <text:h text:style-name="P10" text:outline-level="1">
<text:span text:style-name="T4">
Шольц різко відповів проросійським мітингувальникам, які намагалися його освистати</text:span>
</text:h>
      <text:p text:style-name="P4">
Authors: Ukrinform (Person)</text:p>
      <text:p text:style-name="P4">
Publisher: Укринформ (Organization)</text:p>
      <text:p text:style-name="P4">
Published Time: 2023-06-03T23:47:00+03:00</text:p>
      <text:p text:style-name="P4">
Modified Time: 2023-06-03T23:47:00+03:00</text:p>
      <text:p text:style-name="P4">
Description: Канцлер Німеччини Олаф Шольц різко відповів проросійським мітингувальникам, які спробували звинуватити його у «розпалюванні війни» через військову допомогу Україні з боку Берліна. — Укрінформ.</text:p>
      <text:p text:style-name="P4">
Images: ['<text:a xlink:type="simple" xlink:href="https://static.ukrinform.com/photos/2018_03/thumb_files/630_360_1520865366-1846.jpg" text:style-name="Internet_20_link" text:visited-style-name="Visited_20_Internet_20_Link">
630_360_15208...</text:a>
']</text:p>
      <text:p text:style-name="P4">
Tags: ['Німеччина', 'Україна', 'Шольц', 'Війна з Росією']</text:p>
      <text:p text:style-name="P4">
Type: Article</text:p>
      <!--METADATA-->
      <text:p text:style-name="P4">
<draw:frame draw:style-name="fr1" draw:name="Image207" text:anchor-type="as-char" svg:width="6.9236in" svg:height="3.956343in" draw:z-index="0">
<draw:image xlink:href="../Images/yкринформ/2023-06-03T23-47-00-03-00/630_360_1520865366-1846.jpg" xlink:type="simple" xlink:show="embed" xlink:actuate="onLoad" draw:mime-type="image/jpeg"/>
</draw:frame>
 КанцлерНімеччини Олаф Шольц різко відповів проросійським мітингувальникам, якіспробували звинуватити його у «розпалюванні війни» через військову допомогуУкраїні з боку Берліна.</text:p>
      <text:p text:style-name="P4">
Про це повідомляє <text:a xlink:type="simple" xlink:href="https://www.bild.de/politik/inland/politik-inland/bundeskanzler-olaf-scholz-klare-kante-gegen-pro-putin-stoerer-bei-spd-fest-84164094.bild.html" text:style-name="Internet_20_link" text:visited-style-name="Visited_20_Internet_20_Link">
 Bild </text:a>
 , передає Укрінформ.</text:p>
      <text:p text:style-name="P4">
«Шольц у відповідь нагадав, що <text:a xlink:type="simple" xlink:href="https://www.ukrinform.ua/tag-vijna" text:style-name="Internet_20_link" text:visited-style-name="Visited_20_Internet_20_Link">
 війну </text:a>
розпалив російський диктатор Володимир Путін, відправивши сотні тисяч своїхвійськових намагатись окупувати Україну», - йдеться у повідомленні.</text:p>
      <text:p text:style-name="P4">
У німецькому місті Фалькенз проходив Європейський фестиваль Соціал-демократичної партії Німеччини, і коли Шольц виступав зі сцени, близько сотнілюдей намагалися його освистати, вигукуючи "розпалювач війни", "брехун" та"бандит". Вони заявляли, що хочуть "миру без зброї" і кричали канцлеру: "Йдигеть!".</text:p>
      <text:p text:style-name="P4">
У деяких із присутніх на одязі була "антивакцинаторська" і російськасимволіка.</text:p>
      <text:p text:style-name="P4">
Коли Шольц вийшов на сцену, він сказав: "Дорогі крикуни, ласкаво просимо нацей фестиваль демократії і цей фестиваль Європи &lt;...&gt;
 Розпалювач війни – цеПутін, він вторгся в Україну з 200 000 солдатів &lt;...&gt;
 Путін хоче знищити ізавоювати Україну".</text:p>
      <text:p text:style-name="P4">
<text:span text:style-name="T4">
Читайте також:</text:span>
 <text:a xlink:type="simple" xlink:href="https://www.ukrinform.ua/rubric-polytics/3714759-zahidna-zbroa-mae-vikoristovuvatisa-tilki-na-teritorii-ukraini-solc.html" text:style-name="Internet_20_link" text:visited-style-name="Visited_20_Internet_20_Link">
 Західна зброя має використовуватися тільки на територіїУкраїни - <text:span text:style-name="T4">
Шольц</text:span>
 </text:a>
</text:p>
      <text:p text:style-name="P4">
Канцлер вважає, що "крикуни" визнали б Путіна розпалювачем війни і озвучили бце, "якби був хоч якийсь розум у голові".</text:p>
      <text:p text:style-name="P4">
Шольц сказав, що не бачить альтернативи підтримці України зброєю: "Так, ценеобхідно, якщо на країну напали, то вона має бути здатною захистити себе, щоще? [Путін] убив безліч мирних, у тому числі дітей та старих людей. Цевбивство. Ця агресивна війна загрожує миру та свободі".</text:p>
      <text:p text:style-name="P4">
Прем'єр-міністр Бранденбурга Дітмар Войдке, який теж був на сцені, заявив, щоцей мітинг насправді мав би бути на Червоній площі у Кремлі.</text:p>
      <text:p text:style-name="P4">
Як повідомляв <text:a xlink:type="simple" xlink:href="https://www.ukrinform.ua/rubric-polytics/3717104-nimeccina-zrobit-vnesok-u-garantii-bezpeki-dla-ukraini-solc.html" text:style-name="Internet_20_link" text:visited-style-name="Visited_20_Internet_20_Link">
 Укрінформ </text:a>
 , федеральний канцлер Німеччини Олаф Шольц перед початком самітуЄвропейської політичної спільноти у Кишиневі заявив, що Німеччина, яка вженадає вагому підтримку Україні, зробить свій внесок і у забезпечення мирногопорядку після війни.</text:p>
      <text:p text:style-name="P4">
Source: <text:a xlink:type="simple" xlink:href="https://www.ukrinform.ua/rubric-world/3717958-solc-rizko-vidpoviv-prorosijskim-mitinguvalnikam-aki-namagalisa-jogo-osvistati.html" text:style-name="Internet_20_link" text:visited-style-name="Visited_20_Internet_20_Link">
https://www.ukrinform.ua/rubric-world/3717958-solc-rizko-vidpoviv-prorosijskim-mitinguvalnikam-aki-namagalisa-jogo-osvistati.html</text:a>
</text:p>
      <!--NEWS-->
      <text:h text:style-name="P10" text:outline-level="1">
<text:span text:style-name="T4">
Кількість постраждалих внаслідок удару по Підгородньому зросла до 13</text:span>
</text:h>
      <text:p text:style-name="P4">
Authors: Ukrinform (Person)</text:p>
      <text:p text:style-name="P4">
Publisher: Укринформ (Organization)</text:p>
      <text:p text:style-name="P4">
Published Time: 2023-06-03T23:54:00+03:00</text:p>
      <text:p text:style-name="P4">
Modified Time: 2023-06-03T23:54:00+03:00</text:p>
      <text:p text:style-name="P4">
Description: До щонайменше 13 зросло число постраждалих внаслідок удару по передмістю Дніпра, селищу Підгороднє. — Укрінформ.</text:p>
      <text:p text:style-name="P4">
Images: ['<text:a xlink:type="simple" xlink:href="https://static.ukrinform.com/photos/2023_06/thumb_files/630_360_1685818901-500.jpg" text:style-name="Internet_20_link" text:visited-style-name="Visited_20_Internet_20_Link">
630_360_16858...</text:a>
']</text:p>
      <text:p text:style-name="P4">
Tags: ['Дніпропетровщина', 'Обстріл', 'Війна з Росією']</text:p>
      <text:p text:style-name="P4">
Type: Article</text:p>
      <!--METADATA-->
      <text:p text:style-name="P4">
<draw:frame draw:style-name="fr1" draw:name="Image208" text:anchor-type="as-char" svg:width="6.9236in" svg:height="3.956343in" draw:z-index="0">
<draw:image xlink:href="../Images/yкринформ/2023-06-03T23-54-00-03-00/630_360_1685818901-500.jpg" xlink:type="simple" xlink:show="embed" xlink:actuate="onLoad" draw:mime-type="image/jpeg"/>
</draw:frame>
 Дощонайменше 13 зросло число постраждалих внаслідок удару по передмістю Дніпра,селищу Підгороднє.</text:p>
      <text:p text:style-name="P4">
Про це <text:a xlink:type="simple" xlink:href="https://t.me/dnipropetrovskaODA/5042" text:style-name="Internet_20_link" text:visited-style-name="Visited_20_Internet_20_Link">
 повідомив </text:a>
 головаДніпропетровської ОВА Сергій Лисак, передає Укрінформ.</text:p>
      <text:p text:style-name="P4">
«З-під завалів будинку в Підгородненській громаді дістали чоловіка. Там щезнаходяться люди. Пошуково-рятувальна операція триває. Загалом на зараз маємо13 постраждалих. З-поміж них троє – діти. Це хлопці 6, 11 та 15 років», –вказав чиновник.</text:p>
      <text:p text:style-name="P4">
<text:span text:style-name="T4">
Читайте також:</text:span>
 <text:span text:style-name="T4">
<text:a xlink:type="simple" xlink:href="https://www.ukrinform.ua/rubric-regions/3717946-zelenskij-pro-obstril-dnipra-pid-zavalami-perebuvaut-ludi.html" text:style-name="Internet_20_link" text:visited-style-name="Visited_20_Internet_20_Link">
 Зеленський - про обстріл Дніпра: Під заваламиперебувають люди </text:a>
 </text:span>
</text:p>
      <text:p text:style-name="P4">
Майже всі поранені мають стан середньої тяжкості.</text:p>
      <text:p text:style-name="P4">
«У постраждалих черепно-мозкові травми, осколкові поранення, забої. Їмнадається вся необхідна допомога», – додав Лисак.</text:p>
      <text:p text:style-name="P4">
<text:span text:style-name="T4">
Читайте також:</text:span>
 <text:span text:style-name="T4">
<text:a xlink:type="simple" xlink:href="https://www.ukrinform.ua/rubric-ato/3717947-na-dnipropetrovsini-zpid-zavaliv-budinku-distali-colovika.html" text:style-name="Internet_20_link" text:visited-style-name="Visited_20_Internet_20_Link">
 На Дніпропетровщині з-під завалів будинку дісталичоловіка </text:a>
 </text:span>
</text:p>
      <text:p text:style-name="P4">
Раніше повідомлялось, що ввечері росіяни обстріляли Дніпропетровщину, врезультаті чого був пошкоджений двоповерховий житловий будинок.</text:p>
      <text:p text:style-name="P4">
Source: <text:a xlink:type="simple" xlink:href="https://www.ukrinform.ua/rubric-ato/3717956-kilkist-postrazdalih-vnaslidok-udaru-po-pidgorodnomu-zrosla-do-13.html" text:style-name="Internet_20_link" text:visited-style-name="Visited_20_Internet_20_Link">
https://www.ukrinform.ua/rubric-ato/3717956-kilkist-postrazdalih-vnaslidok-udaru-po-pidgorodnomu-zrosla-do-13.html</text:a>
</text:p>
      <!--NEWS-->
      <text:h text:style-name="P10" text:outline-level="1">
<text:span text:style-name="T4">
Українські військові у Великій Британії відпрацьовують метання ручних гранат</text:span>
</text:h>
      <text:p text:style-name="P4">
Author: ['АРМІЯINFORM']</text:p>
      <text:p text:style-name="P4">
Time: 2023-06-03T43:00:00-04:00</text:p>
      <text:p text:style-name="P4">
Description: У Великій Британії українські військовослужбовці під керівництвом дансь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0_360_1685701626-702.jpg" text:style-name="Internet_20_link" text:visited-style-name="Visited_20_Internet_20_Link">
630_360_1685701626-702.jpg</text:a>
', '<text:a xlink:type="simple" xlink:href="https://armyinform.com.ua/wp-content/uploads/2023/06/1685701627-231-150x150.jpg" text:style-name="Internet_20_link" text:visited-style-name="Visited_20_Internet_20_Link">
1685701627-231-150x150.jpg</text:a>
', '<text:a xlink:type="simple" xlink:href="https://armyinform.com.ua/wp-content/uploads/2023/06/1685701626-308-150x150.jpg" text:style-name="Internet_20_link" text:visited-style-name="Visited_20_Internet_20_Link">
1685701626-308-150x150.jpg</text:a>
', '<text:a xlink:type="simple" xlink:href="https://armyinform.com.ua/wp-content/uploads/2023/06/1685701626-997-150x150.jpg" text:style-name="Internet_20_link" text:visited-style-name="Visited_20_Internet_20_Link">
1685701626-997-150x150.jpg</text:a>
']</text:p>
      <text:p text:style-name="P4">
Tags: ['ВІЙНА', 'ВІЙСЬКОВА ПІДГОТОВКА', 'ГЕНЕРАЛЬНИЙ ШТАБ ЗС УКРАЇНИ', 'КОРОЛІВСТВО ДАНІЯ']</text:p>
      <text:p text:style-name="P4">
Category: News</text:p>
      <!--METADATA-->
      <text:p text:style-name="P4">
<draw:frame draw:style-name="fr1" draw:name="Image209" text:anchor-type="as-char" svg:width="6.9236in" svg:height="3.956343in" draw:z-index="0">
<draw:image xlink:href="../Images/AРМІЯINFORM/2023-06-03T43-00-00-04-00/630_360_1685701626-702.jpg" xlink:type="simple" xlink:show="embed" xlink:actuate="onLoad" draw:mime-type="image/jpeg"/>
</draw:frame>
</text:p>
      <text:p text:style-name="P4">
У Великій Британії українські військовослужбовці під керівництвом данськихінструкторів опановують навички з метання ручних імітаційних гранат з різнихположень.</text:p>
      <text:p text:style-name="P4">
Про це Генеральний штаб Збройних Сил України<text:a xlink:type="simple" xlink:href="https://www.facebook.com/GeneralStaff.ua/posts/pfbid02zGa4nWvEJpyR8FmAbBpw7z2goyFayTAvM7VpYDhWCADS9xxUrzoEtFgUzwnQHQTl" text:style-name="Internet_20_link" text:visited-style-name="Visited_20_Internet_20_Link">
повідомляє</text:a>
у Фейсбуці.</text:p>
      <text:p text:style-name="P4">
<text:a xlink:type="simple" xlink:href="https://armyinform.com.ua/wp-content/uploads/2023/06/1685701627-231.jpg" text:style-name="Internet_20_link" text:visited-style-name="Visited_20_Internet_20_Link">
<draw:frame draw:style-name="fr1" draw:name="Image210" text:anchor-type="as-char" svg:width="6.9236in" svg:height="6.9236in" draw:z-index="0">
<draw:image xlink:href="../Images/AРМІЯINFORM/2023-06-03T43-00-00-04-00/1685701627-231-150x150.jpg" xlink:type="simple" xlink:show="embed" xlink:actuate="onLoad" draw:mime-type="image/jpeg"/>
</draw:frame>
</text:a>
</text:p>
      <text:p text:style-name="P4">
<text:a xlink:type="simple" xlink:href="https://armyinform.com.ua/wp-content/uploads/2023/06/1685701626-308.jpg" text:style-name="Internet_20_link" text:visited-style-name="Visited_20_Internet_20_Link">
<draw:frame draw:style-name="fr1" draw:name="Image211" text:anchor-type="as-char" svg:width="6.9236in" svg:height="6.9236in" draw:z-index="0">
<draw:image xlink:href="../Images/AРМІЯINFORM/2023-06-03T43-00-00-04-00/1685701626-308-150x150.jpg" xlink:type="simple" xlink:show="embed" xlink:actuate="onLoad" draw:mime-type="image/jpeg"/>
</draw:frame>
</text:a>
</text:p>
      <text:p text:style-name="P4">
<text:a xlink:type="simple" xlink:href="https://armyinform.com.ua/wp-content/uploads/2023/06/1685701626-997.jpg" text:style-name="Internet_20_link" text:visited-style-name="Visited_20_Internet_20_Link">
<draw:frame draw:style-name="fr1" draw:name="Image212" text:anchor-type="as-char" svg:width="6.9236in" svg:height="6.9236in" draw:z-index="0">
<draw:image xlink:href="../Images/AРМІЯINFORM/2023-06-03T43-00-00-04-00/1685701626-997-150x150.jpg" xlink:type="simple" xlink:show="embed" xlink:actuate="onLoad" draw:mime-type="image/jpeg"/>
</draw:frame>
</text:a>
</text:p>
      <text:p text:style-name="P4">
У Генштабі зазначили, що ця підготовка дає змогу українським військовимопанувати бойові навички, підвищити безпеку та сили дій ЗСУ для захистуУкраїни.</text:p>
      <text:p text:style-name="P4">
«Під експертним керівництвом інструкторів з Данії новобранці ЗСУ стають більшпідготовленими до бойових умов», — йдеться у повідомленні.</text:p>
      <text:p text:style-name="P4">
Source: <text:a xlink:type="simple" xlink:href="https://armyinform.com.ua/2023/06/03/ukrayinski-vijskovi-u-velykij-brytaniyi-vidpraczovuyut-metannya-ruchnyh-granat/" text:style-name="Internet_20_link" text:visited-style-name="Visited_20_Internet_20_Link">
https://armyinform.com.ua/2023/06/03/ukrayinski-vijskovi-u-velykij-brytaniyi-vidpraczovuyut-metannya-ruchnyh-granat/</text:a>
</text:p>
      <!--NEWS-->
      <text:h text:style-name="P10" text:outline-level="1">
<text:span text:style-name="T4">
У травні Мінреінтеграції перерахувало понад 20 мільйонів гривень звільненим з полону</text:span>
</text:h>
      <text:p text:style-name="P4">
Author: ['АРМІЯINFORM']</text:p>
      <text:p text:style-name="P4">
Time: 2023-06-03T44:00:00-04:00</text:p>
      <text:p text:style-name="P4">
Description: Мінреінтеграції продовжує виплачувати державну грошову допомогу особам, стосовно я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roshova-dopomoga.jpg" text:style-name="Internet_20_link" text:visited-style-name="Visited_20_Internet_20_Link">
groshova-dopomoga.jpg</text:a>
']</text:p>
      <text:p text:style-name="P4">
Tags: ['ВИПЛАТИ ПОЛОНЕНИМ', 'МІНРЕІНТЕГРАЦІЇ']</text:p>
      <text:p text:style-name="P4">
Category: News</text:p>
      <!--METADATA-->
      <text:p text:style-name="P4">
<draw:frame draw:style-name="fr1" draw:name="Image213" text:anchor-type="as-char" svg:width="6.9236in" svg:height="4.542853in" draw:z-index="0">
<draw:image xlink:href="../Images/AРМІЯINFORM/2023-06-03T44-00-00-04-00/groshova-dopomoga.jpg" xlink:type="simple" xlink:show="embed" xlink:actuate="onLoad" draw:mime-type="image/jpeg"/>
</draw:frame>
</text:p>
      <text:p text:style-name="P4">
Мінреінтеграції продовжує виплачувати державну грошову допомогу особам,стосовно яких встановлено факт позбавлення свободи внаслідок збройної агресіїпроти України.</text:p>
      <text:p text:style-name="P4">
Про це <text:a xlink:type="simple" xlink:href="https://minre.gov.ua/2023/06/02/u-travni-minreintegracziyi-pererahuvalo-ponad-20-miljoniv-gryven-zvilnenym-z-polonu/" text:style-name="Internet_20_link" text:visited-style-name="Visited_20_Internet_20_Link">
повідомляє</text:a>
пресслужба Мінреінтеграції.</text:p>
      <text:p text:style-name="P4">
Зокрема, у травні відомство спрямувало 20,1 млн гривень на банківські рахункизвільненим з російського полону.</text:p>
      <text:p text:style-name="P4">
Таким чином, протягом місяця грошову допомогу по 100 тис. гривень від державиотримала ще 201 людина, яка була визволена з полону.</text:p>
      <text:p text:style-name="P4">
Зазначимо, що з початку року Мінреінтеграції вже здійснило виплатудерждопомоги звільненим з полону й сім’ям полонених на загальну суму 82,3 млнгривень.</text:p>
      <text:p text:style-name="P4">
Як повідомлялося, звільнені з полону <text:a xlink:type="simple" xlink:href="https://armyinform.com.ua/2023/05/08/zvilnenni-z-polonu-mayut-pravo-na-vyplatu-100-tysyach-gryven-za-kozhen-rik-nesvobody/" text:style-name="Internet_20_link" text:visited-style-name="Visited_20_Internet_20_Link">
маютьправо</text:a>
 на виплату 100 тисячгривень за кожен рік несвободи.</text:p>
      <text:p text:style-name="P4">
Source: <text:a xlink:type="simple" xlink:href="https://armyinform.com.ua/2023/06/03/u-travni-minreintegracziyi-pererahuvalo-ponad-20-miljoniv-gryven-zvilnenym-z-polonu/" text:style-name="Internet_20_link" text:visited-style-name="Visited_20_Internet_20_Link">
https://armyinform.com.ua/2023/06/03/u-travni-minreintegracziyi-pererahuvalo-ponad-20-miljoniv-gryven-zvilnenym-z-polonu/</text:a>
</text:p>
      <!--NEWS-->
      <text:h text:style-name="P10" text:outline-level="1">
<text:span text:style-name="T4">
Рішення для відбудови: ЄС виділить Україні 50 млн євро на тимчасові мости</text:span>
</text:h>
      <text:p text:style-name="P4">
Author: ['АРМІЯINFORM']</text:p>
      <text:p text:style-name="P4">
Time: 2023-06-03T45:00:00-04:00</text:p>
      <text:p text:style-name="P4">
Description: Агентство відновлення та розвитку інфраструктури України отримає грант ЄС за підтрим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5124454-e1a762d-es690.jpg" text:style-name="Internet_20_link" text:visited-style-name="Visited_20_Internet_20_Link">
5124454-e1a762d-es690.jpg</text:a>
']</text:p>
      <text:p text:style-name="P4">
Tags: ['ВІДНОВЛЕННЯ', 'ЄВРОСОЮЗ']</text:p>
      <text:p text:style-name="P4">
Category: News</text:p>
      <!--METADATA-->
      <text:p text:style-name="P4">
<draw:frame draw:style-name="fr1" draw:name="Image214" text:anchor-type="as-char" svg:width="6.9236in" svg:height="3.883237in" draw:z-index="0">
<draw:image xlink:href="../Images/AРМІЯINFORM/2023-06-03T45-00-00-04-00/5124454-e1a762d-es690.jpg" xlink:type="simple" xlink:show="embed" xlink:actuate="onLoad" draw:mime-type="image/jpeg"/>
</draw:frame>
</text:p>
      <text:p text:style-name="P4">
Агентство відновлення та розвитку інфраструктури України отримає грант ЄС запідтримки Європейського інвестиційного банку (ЄІБ) у понад 50 млн євро натимчасові мости для відновлення мобільності.</text:p>
      <text:p text:style-name="P4">
Про це держагентство <text:a xlink:type="simple" xlink:href="https://www.facebook.com/agency.for.restoration/posts/pfbid0UTzRMrCJA4eJ3yNzYJqcsyhqDJCHZ65cMGUXurP4eQwteFjVw2AvpfFhBzDEjjLNl" text:style-name="Internet_20_link" text:visited-style-name="Visited_20_Internet_20_Link">
повідомляє</text:a>
насвоїй Facebook-сторінці.</text:p>
      <text:p text:style-name="P4">
ЄІБ, банк ЄС та Державне агентство відновлення та розвитку інфраструктуриУкраїни підписали грантову угоду про виділення понад 50 млн євро.</text:p>
      <text:p text:style-name="P4">
Агентство відновлення використає грантові кошти для закупівлі тимчасовихмостів, які підвищать мобільність населення України.</text:p>
      <text:p text:style-name="P4">
Ці мости допоможуть Україні подолати проблеми, які виникли внаслідокросійських атак, зокрема із поліпшенням доступу українців до базових послуг танеобхідної допомоги.</text:p>
      <text:p text:style-name="P4">
ЄІБ надасть Україні грантові кошти ЄС, доступні в межах Інвестиційноїплатформи сусідства Європейського Союзу, які до війни передбачалися дляпідтримки впровадження кредитної угоди ЄІБ щодо транспортного сполучення вУкраїні.</text:p>
      <text:p text:style-name="P4">
Цей грант доповнює пакети Екстрених заходів солідарності від ЄІБ,підготовлених у співпраці з Європейською комісією як терміновий захід дляпідтримки України.</text:p>
      <text:p text:style-name="P4">
Source: <text:a xlink:type="simple" xlink:href="https://armyinform.com.ua/2023/06/03/rishennya-dlya-vidbudovy-yes-vydilyt-ukrayini-50-mln-yevro-na-tymchasovi-mosty/" text:style-name="Internet_20_link" text:visited-style-name="Visited_20_Internet_20_Link">
https://armyinform.com.ua/2023/06/03/rishennya-dlya-vidbudovy-yes-vydilyt-ukrayini-50-mln-yevro-na-tymchasovi-mosty/</text:a>
</text:p>
      <!--NEWS-->
      <text:h text:style-name="P10" text:outline-level="1">
<text:span text:style-name="T4">
З 24 лютого від розміщення військових облігацій уряд залучив майже пів трильйона гривень</text:span>
</text:h>
      <text:p text:style-name="P4">
Author: ['АРМІЯINFORM']</text:p>
      <text:p text:style-name="P4">
Time: 2023-06-03T46:00:00-04:00</text:p>
      <text:p text:style-name="P4">
Description: З початку великої війни до кінця травня уряд розмістив ОВДП на аукціонах на 318,6 млр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ci65hv-c9x5x50px50p-c9x5x50px50p-e3f75ee6539e4e2d3e23ab04e8847997-1-1-1.png" text:style-name="Internet_20_link" text:visited-style-name="Visited_20_Internet_20_Link">
ci65hv-c9x5x50px50p-c9x5x50px50p-e3f75ee6539e4e2d3e23ab04e8847997-1-1-1.png</text:a>
']</text:p>
      <text:p text:style-name="P4">
Tags: ['ВІЙСЬКОВІ ОБЛІГАЦІЇ']</text:p>
      <text:p text:style-name="P4">
Category: News</text:p>
      <!--METADATA-->
      <text:p text:style-name="P4">
<draw:frame draw:style-name="fr1" draw:name="Image215" text:anchor-type="as-char" svg:width="6.9236in" svg:height="3.846444in" draw:z-index="0">
<draw:image xlink:href="../Images/AРМІЯINFORM/2023-06-03T46-00-00-04-00/ci65hv-c9x5x50px50p-c9x5x50px50p-e3f75ee6539e4e2d3e23ab04e8847997-1-1-1.png" xlink:type="simple" xlink:show="embed" xlink:actuate="onLoad" draw:mime-type="image/png"/>
</draw:frame>
</text:p>
      <text:p text:style-name="P4">
З початку великої війни до кінця травня уряд розмістив ОВДП на аукціонах на318,6 млрд грн, 3,57 млрд дол та 1,48 млрд євро — загалом в гривневомуеквіваленті 498 мільярдів гривень.</text:p>
      <text:p text:style-name="P4">
Про це <text:a xlink:type="simple" xlink:href="https://bank.gov.ua/ua/news/all/uryad-ukrayini-z-pochatku-povnomasshtabnoyi-viyni-zaluchiv-vid-prodaju-ovdp-na-auktsionah-ponad-498-mlrd-grn-v-ekvivalenti--depozitariy-nbu" text:style-name="Internet_20_link" text:visited-style-name="Visited_20_Internet_20_Link">
свідчать</text:a>
 дані депозитарію Нацбанку.</text:p>
      <text:p text:style-name="P4">
Водночас на погашення за внутрішніми борговими цінними паперами 318,1 млрд грнгрн, 4,13 млрд дол та 1,05 млрд євро.</text:p>
      <text:p text:style-name="P4">
У травні запозичення Міністерства фінансів на внутрішньому борговому ринку на16,4 млрд грн (в еквіваленті) перевищували виплати за облігаціями внутрішньоїдержавної позики. Максимальна дохідність військових облігацій, розміщених утравні, у гривні становила 18,50% річних, у доларах — 4,85% річних, в євро –3,25% річних.</text:p>
      <text:p text:style-name="P4">
Найбільший обсяг військових облігацій, як і раніше, сконцентровані банками –первинними дилерами. Другим за обсягом є портфель військових облігацій увласності громадян та бізнесу України. У травні він становив:</text:p>
      <ul>
        <li>
26,6 млрд грн грн або 37,5% від загального обсягу придбаних гривневих військових ОВДП;  * 809,8 млн дол або 42,2% від загального обсягу військових ОВДП, номінованих у доларах;  * 74,1 млн євро або 11,8% від загального обсягу ОВДП, номінованих у євро.</li>
      </ul>
      <text:p text:style-name="P4">
Обсяг військових облігацій у власності нерезидентів становить — 9,04 млрд грнта 22,6 млн дол.</text:p>
      <text:p text:style-name="P4">
Source: <text:a xlink:type="simple" xlink:href="https://armyinform.com.ua/2023/06/03/z-24-lyutogo-vid-rozmishhennya-vijskovyh-obligaczij-uryad-zaluchyv-majzhe-piv-tryljona-gryven/" text:style-name="Internet_20_link" text:visited-style-name="Visited_20_Internet_20_Link">
https://armyinform.com.ua/2023/06/03/z-24-lyutogo-vid-rozmishhennya-vijskovyh-obligaczij-uryad-zaluchyv-majzhe-piv-tryljona-gryven/</text:a>
</text:p>
      <!--NEWS-->
      <text:h text:style-name="P10" text:outline-level="1">
<text:span text:style-name="T4">
Перевозив особовий склад рф та боєприпаси: Затримано колаборанта, який співпрацював з окупантами</text:span>
</text:h>
      <text:p text:style-name="P4">
Author: ['АРМІЯINFORM']</text:p>
      <text:p text:style-name="P4">
Time: 2023-06-03T47:00:00-04:00</text:p>
      <text:p text:style-name="P4">
Description: На Київщині затримано ще одного ворожого поплічника, який майже пів року добровіль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e27889b4f155e578e2dafbd6465a39ea.jpeg" text:style-name="Internet_20_link" text:visited-style-name="Visited_20_Internet_20_Link">
e27889b4f155e578e2dafbd6465a39ea.jpeg</text:a>
']</text:p>
      <text:p text:style-name="P4">
Tags: ['АГЕНТ РФ', 'СБУ']</text:p>
      <text:p text:style-name="P4">
Category: News</text:p>
      <!--METADATA-->
      <text:p text:style-name="P4">
<draw:frame draw:style-name="fr1" draw:name="Image216" text:anchor-type="as-char" svg:width="6.9236in" svg:height="4.615733in" draw:z-index="0">
<draw:image xlink:href="../Images/AРМІЯINFORM/2023-06-03T47-00-00-04-00/e27889b4f155e578e2dafbd6465a39ea.jpeg" xlink:type="simple" xlink:show="embed" xlink:actuate="onLoad" draw:mime-type="image/jpeg"/>
</draw:frame>
</text:p>
      <text:p text:style-name="P4">
На Київщині затримано ще одного ворожого поплічника, який майже пів рокудобровільно співпрацював з окупантами на тимчасово захопленій територіїЛуганської області.</text:p>
      <text:p text:style-name="P4">
Про це <text:a xlink:type="simple" xlink:href="https://ssu.gov.ua/novyny/sbu-zatrymala-kolaboranta-yakyi-za-dopomohu-rashystam-otrymav-dozvil-hrabuvaty-budynky-na-okupovanii-luhanshchyni-video" text:style-name="Internet_20_link" text:visited-style-name="Visited_20_Internet_20_Link">
повідомляє</text:a>
 Служба безпеки України.</text:p>
      <text:p text:style-name="P4">
«Ним виявився проросійськи налаштований працівник агрокомпанії одного із селищСватівського району. Після окупації населеного пункту він одразу підтримавросійських загарбників і запропонував їм свою допомогу у війні проти України»,— йдеться у повідомленні.</text:p>
      <text:p text:style-name="P4">
Встановлено, що колаборант перевозив особовий склад та російські боєприпаси.</text:p>
      <text:p text:style-name="P4">
Також на власному подвір’ї зловмисник влаштував «СТО» для ремонту російськоївійськової техніки, у тому числі підбитих українськими захисниками БТРів.</text:p>
      <text:p text:style-name="P4">
За це окупанти дозволяли своєму поплічнику безперешкодно переміщатися порайону і грабувати будинки людей, які виїхали на підконтрольну Українітериторію.</text:p>
      <text:p text:style-name="P4">
Навесні 2023 року, коли внаслідок наступальних дій ЗСУ лінія фронтунаблизилась до околиць його селища, ворожий поплічник виїхав на Київщину.</text:p>
      <text:p text:style-name="P4">
Тут він намагався «легалізуватися» як переселенець зі сходу України і навітьпочав оформляти соціальну допомогу.</text:p>
      <text:p text:style-name="P4">
Співробітники СБУ встановили його місцезнаходження і затримали фігуранта уБорисполі.</text:p>
      <text:p text:style-name="P4">
Зараз він під вартою. Триває розслідування. Зловмиснику загрожує до 15 роківтюрми.</text:p>
      <text:p text:style-name="P4">
Source: <text:a xlink:type="simple" xlink:href="https://armyinform.com.ua/2023/06/03/perevozyv-osobovyj-sklad-rf-ta-boyeprypasy-zatrymano-kolaboranta-yakyj-spivpraczyuvav-z-okupantamy/" text:style-name="Internet_20_link" text:visited-style-name="Visited_20_Internet_20_Link">
https://armyinform.com.ua/2023/06/03/perevozyv-osobovyj-sklad-rf-ta-boyeprypasy-zatrymano-kolaboranta-yakyj-spivpraczyuvav-z-okupantamy/</text:a>
</text:p>
      <!--NEWS-->
      <text:h text:style-name="P10" text:outline-level="1">
<text:span text:style-name="T4">
Україна отримала цьогоріч $19,8 мільярда міжнародної допомоги</text:span>
</text:h>
      <text:p text:style-name="P4">
Author: ['АРМІЯINFORM']</text:p>
      <text:p text:style-name="P4">
Time: 2023-06-03T48:00:00-04:00</text:p>
      <text:p text:style-name="P4">
Description: Україна у поточному році отримала від міжнародних партнерів 19,79 млрд доларів СШ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4/6-41.jpg" text:style-name="Internet_20_link" text:visited-style-name="Visited_20_Internet_20_Link">
6-41.jpg</text:a>
']</text:p>
      <text:p text:style-name="P4">
Tags: ['ВІЙНА', 'МІЖНАРОДНА ДОПОМОГА']</text:p>
      <text:p text:style-name="P4">
Category: News</text:p>
      <!--METADATA-->
      <text:p text:style-name="P4">
<draw:frame draw:style-name="fr1" draw:name="Image217" text:anchor-type="as-char" svg:width="6.9236in" svg:height="3.692587in" draw:z-index="0">
<draw:image xlink:href="../Images/AРМІЯINFORM/2023-06-03T48-00-00-04-00/6-41.jpg" xlink:type="simple" xlink:show="embed" xlink:actuate="onLoad" draw:mime-type="image/jpeg"/>
</draw:frame>
</text:p>
      <text:p text:style-name="P4">
Україна у поточному році отримала від міжнародних партнерів 19,79 млрд доларівСША фінансової допомоги.</text:p>
      <text:p text:style-name="P4">
Про це повідомляє<text:a xlink:type="simple" xlink:href="http://www.mof.gov.ua/uk/news/ukraines_state_budget_financing_since_the_beginning_of_the_full-scale_war-3435" text:style-name="Internet_20_link" text:visited-style-name="Visited_20_Internet_20_Link">
пресслужба</text:a>
 Міністерства фінансів.</text:p>
      <text:p text:style-name="P4">
Зокрема, станом на 1 червня Україна отримала від США (6 млрд дол. США), ЄС(8,12 млрд дол.), МВФ (2,7 млрд дол.), Канади (1,76 млрд дол.), Світовогобанку (547 млн дол.).</text:p>
      <text:p text:style-name="P4">
Від початку широкомасштабної війни Україна отримала 32,14 млрд дол США відміжнародних партнерів.</text:p>
      <text:p text:style-name="P4">
Загальний обсяг фінансування з початку 2023 року сягає 26,5 млрд дол., або970,3 млрд грн в еквіваленті.</text:p>
      <text:p text:style-name="P4">
Source: <text:a xlink:type="simple" xlink:href="https://armyinform.com.ua/2023/06/03/ukrayina-otrymala-czogorich-198-milyarda-mizhnarodnoyi-dopomogy/" text:style-name="Internet_20_link" text:visited-style-name="Visited_20_Internet_20_Link">
https://armyinform.com.ua/2023/06/03/ukrayina-otrymala-czogorich-198-milyarda-mizhnarodnoyi-dopomogy/</text:a>
</text:p>
      <!--NEWS-->
      <text:h text:style-name="P10" text:outline-level="1">
<text:span text:style-name="T4">
«Гвардія наступу» сформована та готова до наказів — Ігор Клименко</text:span>
</text:h>
      <text:p text:style-name="P4">
Author: ['АРМІЯINFORM']</text:p>
      <text:p text:style-name="P4">
Time: 2023-06-03T49:00:00-04:00</text:p>
      <text:p text:style-name="P4">
Description: Усі бригади «Гвардії наступу» повністю сформовані й готові за вказівкою Верхов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28536955_f7da2f9c-f25b-4374-b787-3f4cdb7eb5d1.jpg" text:style-name="Internet_20_link" text:visited-style-name="Visited_20_Internet_20_Link">
128536955_f7da2f9c-f25b-4374-b787-3f4cdb7eb5d1.jpg</text:a>
']</text:p>
      <text:p text:style-name="P4">
Tags: ['ГВАРДІЯ НАСТУПУ']</text:p>
      <text:p text:style-name="P4">
Category: News</text:p>
      <!--METADATA-->
      <text:p text:style-name="P4">
<draw:frame draw:style-name="fr1" draw:name="Image218" text:anchor-type="as-char" svg:width="6.9236in" svg:height="4.348886in" draw:z-index="0">
<draw:image xlink:href="../Images/AРМІЯINFORM/2023-06-03T49-00-00-04-00/128536955_f7da2f9c-f25b-4374-b787-3f4cdb7eb5d1.jpg" xlink:type="simple" xlink:show="embed" xlink:actuate="onLoad" draw:mime-type="image/jpeg"/>
</draw:frame>
</text:p>
      <text:p text:style-name="P4">
Усі бригади «Гвардії наступу» повністю сформовані й готові за вказівкоюВерховного Головнокомандувача Володимира Зеленського і Головнокомандувача ЗСУВалерія Залужного разом із Силами оборони взяти участь у бойових діях.</text:p>
      <text:p text:style-name="P4">
Про це <text:a xlink:type="simple" xlink:href="https://www.kmu.gov.ua/news/ihor-klymenko-hvardiia-nastupu-sformovana-ta-hotova-do-nakaziv" text:style-name="Internet_20_link" text:visited-style-name="Visited_20_Internet_20_Link">
повідомив</text:a>
 міністр внутрішніх справ Ігор Клименко.</text:p>
      <text:p text:style-name="P4">
«Гвардія наступу» — це підрозділи національної гвардії, прикордонної служби йнацполіції, які сформовані на добровільних засадах і саме з тих людей, якізахотіли приєднатися до наших Сил безпеки і оборони саме в цей період, коли миплануємо штурмові, наступальні дії на ворога», — сказав Ігор Клименко.</text:p>
      <text:p text:style-name="P4">
За його словами, всі наші вісім бригад — плюс формується дев'ята добровольчабригада «Хартія» — під час наступальних дій будуть у підпорядкуванні Силоборони.</text:p>
      <text:p text:style-name="P4">
«Це для того, щоб зняти всі питання щодо участі або неучасті бригад в бойовихдіях з росією. На сьогодні всі наші бригади повністю сформовані і готові завказівкою верховного головнокомандувача (Володимира Зеленського, — ред.) іГоловнокомандувача ЗСУ (Валерія Залужного, — ред.) разом із Силами оборонивзяти участь в бойових діях», — зазначив Ігор Клименко.</text:p>
      <text:p text:style-name="P4">
Source: <text:a xlink:type="simple" xlink:href="https://armyinform.com.ua/2023/06/03/gvardiya-nastupu-sformovana-ta-gotova-do-nakaziv-igor-klymenko/" text:style-name="Internet_20_link" text:visited-style-name="Visited_20_Internet_20_Link">
https://armyinform.com.ua/2023/06/03/gvardiya-nastupu-sformovana-ta-gotova-do-nakaziv-igor-klymenko/</text:a>
</text:p>
      <!--NEWS-->
      <text:h text:style-name="P10" text:outline-level="1">
<text:span text:style-name="T4">
Минулої доби противник завдав 67 авіаційних ударів та здійснив 91 обстріл</text:span>
</text:h>
      <text:p text:style-name="P4">
Author: ['АРМІЯINFORM']</text:p>
      <text:p text:style-name="P4">
Time: 2023-06-03T50:00:00-04:00</text:p>
      <text:p text:style-name="P4">
Description: Минулої доби противник завдав 67 авіаційних та 17 ракетних ударів, здійснив 91 обстріл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0_360_1670260661-504.jpg" text:style-name="Internet_20_link" text:visited-style-name="Visited_20_Internet_20_Link">
630_360_1670260661-504.jpg</text:a>
']</text:p>
      <text:p text:style-name="P4">
Tags: ['ГЕНШТАБ ЗС УКРАЇНИ', 'ОПЕРАТИВНА ОБСТАНОВКА']</text:p>
      <text:p text:style-name="P4">
Category: News</text:p>
      <!--METADATA-->
      <text:p text:style-name="P4">
<draw:frame draw:style-name="fr1" draw:name="Image219" text:anchor-type="as-char" svg:width="6.9236in" svg:height="3.954441in" draw:z-index="0">
<draw:image xlink:href="../Images/AРМІЯINFORM/2023-06-03T50-00-00-04-00/630_360_1670260661-504.jpg" xlink:type="simple" xlink:show="embed" xlink:actuate="onLoad" draw:mime-type="image/jpeg"/>
</draw:frame>
</text:p>
      <text:p text:style-name="P4">
Минулої доби противник завдав 67 авіаційних та 17 ракетних ударів, здійснив 91обстрілів з реактивних систем залпового вогню.</text:p>
      <text:p text:style-name="P4">
Про це<text:a xlink:type="simple" xlink:href="https://www.facebook.com/GeneralStaff.ua/posts/pfbid02Xo5FZQwsmDe3DXRXUpcraqc5Vxxj2YVTL5xCZYSiDqCcsVZRtRq2yaPjVy5NFirdl" text:style-name="Internet_20_link" text:visited-style-name="Visited_20_Internet_20_Link">
йдеться</text:a>
в оперативній інформації Генерального штабу ЗСУ.</text:p>
      <text:p text:style-name="P4">
«російська федерація продовжує вести загарбницьку війну та застосовуватитактику терору щодо населення України», — йдеться у повідомленні.</text:p>
      <text:p text:style-name="P4">
У Генштабі ЗСУ попередили, що ймовірність завдавання ракетних та авіаційнихударів по всій території України і надалі залишається високою.</text:p>
      <text:p text:style-name="P4">
Source: <text:a xlink:type="simple" xlink:href="https://armyinform.com.ua/2023/06/03/mynuloyi-doby-protyvnyk-zavdav-67-aviaczijnyh-udary-ta-zdijsnyv-91-obstril/" text:style-name="Internet_20_link" text:visited-style-name="Visited_20_Internet_20_Link">
https://armyinform.com.ua/2023/06/03/mynuloyi-doby-protyvnyk-zavdav-67-aviaczijnyh-udary-ta-zdijsnyv-91-obstril/</text:a>
</text:p>
      <!--NEWS-->
      <text:h text:style-name="P10" text:outline-level="1">
<text:span text:style-name="T4">
Між Силами оборони України й окупантами за добу відбулося 29 бойових зіткнень — Генштаб ЗСУ</text:span>
</text:h>
      <text:p text:style-name="P4">
Author: ['АРМІЯINFORM']</text:p>
      <text:p text:style-name="P4">
Time: 2023-06-03T51:00:00-04:00</text:p>
      <text:p text:style-name="P4">
Description: Противник продовжує зосереджувати основні зусилля на спробах повної окупації Луган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39274231_166620776310712_7462345269416254200_n.jpg" text:style-name="Internet_20_link" text:visited-style-name="Visited_20_Internet_20_Link">
339274231_166620776310712_7462345269416254200_n.jpg</text:a>
']</text:p>
      <text:p text:style-name="P4">
Tags: ['ГЕНШТАБ ЗС УКРАЇНИ', 'ОПЕРАТИВНА ОБСТАНОВКА']</text:p>
      <text:p text:style-name="P4">
Category: News</text:p>
      <!--METADATA-->
      <text:p text:style-name="P4">
<draw:frame draw:style-name="fr1" draw:name="Image220" text:anchor-type="as-char" svg:width="6.9236in" svg:height="4.608521in" draw:z-index="0">
<draw:image xlink:href="../Images/AРМІЯINFORM/2023-06-03T51-00-00-04-00/339274231_166620776310712_7462345269416254200_n.jpg" xlink:type="simple" xlink:show="embed" xlink:actuate="onLoad" draw:mime-type="image/jpeg"/>
</draw:frame>
</text:p>
      <text:p text:style-name="P4">
Противник продовжує зосереджувати основні зусилля на спробах повної окупаціїЛуганської та Донецької областей. Протягом минулої доби відбулось 29 бойовихзіткнень.</text:p>
      <text:p text:style-name="P4">
Про це<text:a xlink:type="simple" xlink:href="https://www.facebook.com/GeneralStaff.ua/posts/pfbid02Xo5FZQwsmDe3DXRXUpcraqc5Vxxj2YVTL5xCZYSiDqCcsVZRtRq2yaPjVy5NFirdl" text:style-name="Internet_20_link" text:visited-style-name="Visited_20_Internet_20_Link">
йдеться</text:a>
в оперативній інформації Генерального штабу ЗСУ.</text:p>
      <text:p text:style-name="P4">
На Сіверському та Слобожанському напрямках противник продовжує зберігативійськову присутність у прикордонних з Україною районах. На Куп’янськомунапрямку противник вів безуспішні наступальні дії поблизу НовоселівськогоЛуганської області.</text:p>
      <text:p text:style-name="P4">
На Лиманському напрямку противник вів безуспішні наступальні дії в районіМакіївки Луганської області та Спірного на Донеччині. На Бахмутському напрямкупротивник вів наступальні дії у напрямку Іванівського, успіху не мав.</text:p>
      <text:p text:style-name="P4">
На Авдіївському напрямку противник завдав авіаційних ударів в районі Авдіївки.На Мар’їнському напрямку минулої доби противник вів наступальні дії в районіміста Мар’їнка, проте наші захисники відбили усі 14 ворожих атак. Противникзазнав значних втрат в живій силі та техніці.</text:p>
      <text:p text:style-name="P4">
На Запорізькому та Херсонському напрямках противник продовжує вести обороннідії.</text:p>
      <text:p text:style-name="P4">
Source: <text:a xlink:type="simple" xlink:href="https://armyinform.com.ua/2023/06/03/mizh-sylamy-oborony-ukrayiny-i-okupantamy-za-dobu-vidbulosya-29-bojovyh-zitknen-genshtab-zsu/" text:style-name="Internet_20_link" text:visited-style-name="Visited_20_Internet_20_Link">
https://armyinform.com.ua/2023/06/03/mizh-sylamy-oborony-ukrayiny-i-okupantamy-za-dobu-vidbulosya-29-bojovyh-zitknen-genshtab-zsu/</text:a>
</text:p>
      <!--NEWS-->
      <text:h text:style-name="P10" text:outline-level="1">
<text:span text:style-name="T4">
Авіація Сил оборони уразила два ЗРК та завдала 15 ударів по позиціях ворога</text:span>
</text:h>
      <text:p text:style-name="P4">
Author: ['АРМІЯINFORM']</text:p>
      <text:p text:style-name="P4">
Time: 2023-06-03T52:00:00-04:00</text:p>
      <text:p text:style-name="P4">
Description: Авіація сил оборони за минулу добу завдала 15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6/foto-aviacziya.jpg" text:style-name="Internet_20_link" text:visited-style-name="Visited_20_Internet_20_Link">
foto-aviacziya.jpg</text:a>
']</text:p>
      <text:p text:style-name="P4">
Tags: ['ВІЙНА', 'ГЕНШТАБ ЗС УКРАЇНИ', 'ОПЕРАТИВНА ОБСТАНОВКА', 'ХРОНІКА ОБОРОНИ']</text:p>
      <text:p text:style-name="P4">
Category: News</text:p>
      <!--METADATA-->
      <text:p text:style-name="P4">
<draw:frame draw:style-name="fr1" draw:name="Image221" text:anchor-type="as-char" svg:width="6.9236in" svg:height="5.385022in" draw:z-index="0">
<draw:image xlink:href="../Images/AРМІЯINFORM/2023-06-03T52-00-00-04-00/foto-aviacziya.jpg" xlink:type="simple" xlink:show="embed" xlink:actuate="onLoad" draw:mime-type="image/jpeg"/>
</draw:frame>
Ілюстративне фото</text:p>
      <text:p text:style-name="P4">
Авіація сил оборони за минулу добу завдала 15 ударів по районах зосередженняособового складу, а також 2 — по зенітно-ракетних комплексах противника.</text:p>
      <text:p text:style-name="P4">
Про це<text:a xlink:type="simple" xlink:href="https://www.facebook.com/GeneralStaff.ua/posts/pfbid02Xo5FZQwsmDe3DXRXUpcraqc5Vxxj2YVTL5xCZYSiDqCcsVZRtRq2yaPjVy5NFirdl" text:style-name="Internet_20_link" text:visited-style-name="Visited_20_Internet_20_Link">
йдеться</text:a>
в оперативній інформації Генерального штабу ЗСУ.</text:p>
      <text:p text:style-name="P4">
Протягом минулої доби наші захисники знищили 15 крилатих ракет та 17 ударнихБПЛА противника типу «шахед».</text:p>
      <text:p text:style-name="P4">
Підрозділи ракетних військ і артилерії уразили пункт управління, 2 складибоєприпасів, 2 станції радіоелектронної боротьби, радіолокаційну станцію тареактивну систему залпового вогню противника.</text:p>
      <text:p text:style-name="P4">
Source: <text:a xlink:type="simple" xlink:href="https://armyinform.com.ua/2023/06/03/aviacziya-syl-oborony-urazyla-dva-zrk-ta-zavdala-15-udariv-po-pozycziyah-voroga/" text:style-name="Internet_20_link" text:visited-style-name="Visited_20_Internet_20_Link">
https://armyinform.com.ua/2023/06/03/aviacziya-syl-oborony-urazyla-dva-zrk-ta-zavdala-15-udariv-po-pozycziyah-voroga/</text:a>
</text:p>
      <!--NEWS-->
      <text:h text:style-name="P10" text:outline-level="1">
<text:span text:style-name="T4">
Ворог продовжує агітувати власне населення вступати до армії рф</text:span>
</text:h>
      <text:p text:style-name="P4">
Author: ['АРМІЯINFORM']</text:p>
      <text:p text:style-name="P4">
Time: 2023-06-03T53:00:00-04:00</text:p>
      <text:p text:style-name="P4">
Description: Для поповнення втрат у живій силі противник продовжує агітувати власне населення 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59908-1_large.jpg" text:style-name="Internet_20_link" text:visited-style-name="Visited_20_Internet_20_Link">
159908-1_large.jpg</text:a>
']</text:p>
      <text:p text:style-name="P4">
Tags: ['ГЕНШТАБ ЗС УКРАЇНИ', 'ОПЕРАТИВНА ОБСТАНОВКА']</text:p>
      <text:p text:style-name="P4">
Category: News</text:p>
      <!--METADATA-->
      <text:p text:style-name="P4">
<draw:frame draw:style-name="fr1" draw:name="Image222" text:anchor-type="as-char" svg:width="6.9236in" svg:height="3.62578in" draw:z-index="0">
<draw:image xlink:href="../Images/AРМІЯINFORM/2023-06-03T53-00-00-04-00/159908-1_large.jpg" xlink:type="simple" xlink:show="embed" xlink:actuate="onLoad" draw:mime-type="image/jpeg"/>
</draw:frame>
</text:p>
      <text:p text:style-name="P4">
Для поповнення втрат у живій силі противник продовжує агітувати власненаселення до проходження військової служби у різний спосіб.</text:p>
      <text:p text:style-name="P4">
Про це<text:a xlink:type="simple" xlink:href="https://www.facebook.com/GeneralStaff.ua/posts/pfbid02Xo5FZQwsmDe3DXRXUpcraqc5Vxxj2YVTL5xCZYSiDqCcsVZRtRq2yaPjVy5NFirdl" text:style-name="Internet_20_link" text:visited-style-name="Visited_20_Internet_20_Link">
йдеться</text:a>
в оперативній інформації Генерального штабу ЗСУ.</text:p>
      <text:p text:style-name="P4">
Так, у місті Зоринськ Алтайського краю, представники кримінально-виконавчоїслужби проводять роз’яснювальну роботу серед осіб, які мають умовно-достроковезвільнення від відбування покарання.</text:p>
      <text:p text:style-name="P4">
Агітують щодо підписання ними контракту на 3-5 місяців військової служби.</text:p>
      <text:p text:style-name="P4">
Source: <text:a xlink:type="simple" xlink:href="https://armyinform.com.ua/2023/06/03/vorog-prodovzhuye-agituvaty-vlasne-naselennya-vstupaty-do-armiyi-rf/" text:style-name="Internet_20_link" text:visited-style-name="Visited_20_Internet_20_Link">
https://armyinform.com.ua/2023/06/03/vorog-prodovzhuye-agituvaty-vlasne-naselennya-vstupaty-do-armiyi-rf/</text:a>
</text:p>
      <!--NEWS-->
      <text:h text:style-name="P10" text:outline-level="1">
<text:span text:style-name="T4">
Президент відзначив українських захисників державними нагородами</text:span>
</text:h>
      <text:p text:style-name="P4">
Author: ['АРМІЯINFORM']</text:p>
      <text:p text:style-name="P4">
Time: 2023-06-03T54:00:00-04:00</text:p>
      <text:p text:style-name="P4">
Description: Президент України Володимир Зеленський відзначив державними нагородами українсь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nagorody.jpg" text:style-name="Internet_20_link" text:visited-style-name="Visited_20_Internet_20_Link">
nagorody.jpg</text:a>
']</text:p>
      <text:p text:style-name="P4">
Tags: ['ВІЙНА', 'НАГОРОДА', 'ПРЕЗИДЕНТ УКРАЇНИ']</text:p>
      <text:p text:style-name="P4">
Category: News</text:p>
      <!--METADATA-->
      <text:p text:style-name="P4">
<draw:frame draw:style-name="fr1" draw:name="Image223" text:anchor-type="as-char" svg:width="6.9236in" svg:height="3.63489in" draw:z-index="0">
<draw:image xlink:href="../Images/AРМІЯINFORM/2023-06-03T54-00-00-04-00/nagorody.jpg" xlink:type="simple" xlink:show="embed" xlink:actuate="onLoad" draw:mime-type="image/jpeg"/>
</draw:frame>
Ілюстративне фото</text:p>
      <text:p text:style-name="P4">
Президент України Володимир Зеленський відзначив державними нагородамиукраїнських військовослужбовців.</text:p>
      <text:p text:style-name="P4">
Відповідний указ <text:a xlink:type="simple" xlink:href="https://www.president.gov.ua/documents/3132023-46957" text:style-name="Internet_20_link" text:visited-style-name="Visited_20_Internet_20_Link">
№313/2023</text:a>
 опублікованийна сайті Офісу Президента України.</text:p>
      <text:p text:style-name="P4">
Зазначається, що нагороди присвоєно «за особисту мужність, виявлену у захистідержавного суверенітету та територіальної цілісності України, самовідданевиконання військового обов’язку».</text:p>
      <text:p text:style-name="P4">
<text:span text:style-name="T4">
Нагородити орденом Богдана Хмельницького ІІІ ступеня</text:span>
</text:p>
      <text:p text:style-name="P4">
ГРИБА Ігоря Анатолійовича — підполковника</text:p>
      <text:p text:style-name="P4">
ДАНИЛКА Сергія Миколайовича — майора</text:p>
      <text:p text:style-name="P4">
СУХАЦЬКОГО Сергія Борисовича — підполковника</text:p>
      <text:p text:style-name="P4">
ТАРАРУМЕНКА Віктора Вікторовича — підполковника</text:p>
      <text:p text:style-name="P4">
ФЕДОРЧУКОВА Олега Давидовича — полковника</text:p>
      <text:p text:style-name="P4">
<text:span text:style-name="T4">
Нагородити орденом «За мужність» ІІ ступеня</text:span>
</text:p>
      <text:p text:style-name="P4">
ГУРАВСЬКОГО Василя Васильовича (посмертно) — солдата</text:p>
      <text:p text:style-name="P4">
<text:span text:style-name="T4">
Нагородити орденом «За мужність» ІІІ ступеня</text:span>
</text:p>
      <text:p text:style-name="P4">
АКУЛІЧА Михайла Васильовича (посмертно) — молодшого сержанта</text:p>
      <text:p text:style-name="P4">
АНДРЕНКА Костянтина Вадимовича (посмертно) — старшого солдата</text:p>
      <text:p text:style-name="P4">
АНДРІЄВСЬКОГО Івана Анатолійовича — солдата</text:p>
      <text:p text:style-name="P4">
БАЙБУЗУ Сергія Володимировича (посмертно) — старшого солдата</text:p>
      <text:p text:style-name="P4">
БАЛАНА Ярослава Олександровича (посмертно) — старшого солдата</text:p>
      <text:p text:style-name="P4">
БІДНИЧЕНКА Віталія Вадимовича (посмертно) — старшого солдата</text:p>
      <text:p text:style-name="P4">
БОНЬКА Валерія Павловича (посмертно) — сержанта</text:p>
      <text:p text:style-name="P4">
БОСОГО Олександра Володимировича (посмертно) — солдата</text:p>
      <text:p text:style-name="P4">
ВАЩЕНКА Анатолія Дмитровича (посмертно) — старшого солдата</text:p>
      <text:p text:style-name="P4">
ВЄТРОВА Ігоря Миколайовича — солдата</text:p>
      <text:p text:style-name="P4">
ГЕРАСИМЕНКА Сергія Миколайовича (посмертно) — штаб-сержанта</text:p>
      <text:p text:style-name="P4">
ГОНТАРЯ Дмитра Володимировича (посмертно) — старшого солдата</text:p>
      <text:p text:style-name="P4">
ГОРЯЧКА Сергія Віталійовича (посмертно) — солдата</text:p>
      <text:p text:style-name="P4">
ГРИЗАНА Андрія Анатолійовича (посмертно) — солдата</text:p>
      <text:p text:style-name="P4">
ГРИШКОВА Сергія Анатолійовича (посмертно) — солдата</text:p>
      <text:p text:style-name="P4">
ГРОЗІНКА Едуарда Олексійовича (посмертно) — молодшого сержанта</text:p>
      <text:p text:style-name="P4">
ГУЛАЯ Романа Володимировича (посмертно) — солдата</text:p>
      <text:p text:style-name="P4">
ДАШКЕВИЧА Максима Геннадійовича (посмертно) — солдата</text:p>
      <text:p text:style-name="P4">
ДЕМЧЕНКА Віктора Вікторовича (посмертно) — старшого солдата</text:p>
      <text:p text:style-name="P4">
ДМИТРЕНКА Віктора Петровича (посмертно) — молодшого сержанта</text:p>
      <text:p text:style-name="P4">
ДОРОНІНА Олега Дмитровича — старшого лейтенанта</text:p>
      <text:p text:style-name="P4">
ДРОБОТЬКА Віталія Юрійовича (посмертно) — солдата</text:p>
      <text:p text:style-name="P4">
ДУБОВИКА Віталія Юрійовича (посмертно) — солдата</text:p>
      <text:p text:style-name="P4">
ЖИТНИКА Валентина Анатолійовича (посмертно) — солдата</text:p>
      <text:p text:style-name="P4">
ЖУРАВЛЯ Сергія Анатолійовича (посмертно) — солдата</text:p>
      <text:p text:style-name="P4">
ЖУШМАНА Євгена Олександровича (посмертно) — солдата</text:p>
      <text:p text:style-name="P4">
ЗАВГОРОДНЬОГО Руслана Станіславовича (посмертно) — сержанта</text:p>
      <text:p text:style-name="P4">
ЗАЙЦЕВА Руслана Миколайовича (посмертно) — старшого сержанта</text:p>
      <text:p text:style-name="P4">
ЗЕЛЕНСЬКОГО Кирила Віталійовича (посмертно) — старшого солдата</text:p>
      <text:p text:style-name="P4">
ЗУБЧЕНКА Василя Васильовича (посмертно) — молодшого сержанта</text:p>
      <text:p text:style-name="P4">
КАПІНУСА Сергія Ігоровича — солдата</text:p>
      <text:p text:style-name="P4">
КІБЦЯ Андрія Вікторовича (посмертно) — штаб-сержанта</text:p>
      <text:p text:style-name="P4">
КІСЕНКА Андрія Миколайовича (посмертно) — сержанта</text:p>
      <text:p text:style-name="P4">
КЛИМЕНКА Віктора Вікторовича (посмертно) — солдата</text:p>
      <text:p text:style-name="P4">
КОДУ Дмитра Олександровича — солдата</text:p>
      <text:p text:style-name="P4">
КОЗІЯ Андрія Вікторовича (посмертно) — солдата</text:p>
      <text:p text:style-name="P4">
КОЗОРОГА Олексія Володимировича (посмертно) — солдата</text:p>
      <text:p text:style-name="P4">
КОЛЕСНИКОВА Андрія Сергійовича (посмертно) — солдата</text:p>
      <text:p text:style-name="P4">
КОЛІСНИКА Дмитра Валентиновича — старшого солдата</text:p>
      <text:p text:style-name="P4">
КРАВЧЕНКА В’ячеслава Петровича (посмертно) — старшого солдата</text:p>
      <text:p text:style-name="P4">
КРАСОТУ Руслана Башаратовича — старшого солдата</text:p>
      <text:p text:style-name="P4">
КУЗЬМЕНКА Віталія Юрійовича (посмертно) — солдата</text:p>
      <text:p text:style-name="P4">
КУРИЛЕНКА Івана Петровича (посмертно) — старшого солдата</text:p>
      <text:p text:style-name="P4">
КУЧЕРЯВЕНКА Василя Ігоровича (посмертно) — солдата</text:p>
      <text:p text:style-name="P4">
ЛАГОДУ Едуарда Володимировича (посмертно) — старшого солдата</text:p>
      <text:p text:style-name="P4">
ЛИСЕНКА Владислава Миколайовича (посмертно) — солдата</text:p>
      <text:p text:style-name="P4">
ЛОМАКІНА Артема Анатолійовича (посмертно) — молодшого сержанта</text:p>
      <text:p text:style-name="P4">
ЛОМАКА Дмитра Володимировича (посмертно) — солдата</text:p>
      <text:p text:style-name="P4">
ЛУКАШУКА Олександра Миколайовича (посмертно) — солдата</text:p>
      <text:p text:style-name="P4">
ЛУПИРА Сергія Олександровича (посмертно) — старшого сержанта</text:p>
      <text:p text:style-name="P4">
ЛЯЛІКОВА Євгена Олексійовича (посмертно) — молодшого сержанта</text:p>
      <text:p text:style-name="P4">
МЄЛКОГО Андрія Вячеславовича (посмертно) — солдата</text:p>
      <text:p text:style-name="P4">
МИХАЙЛОВА Андрія Валентиновича (посмертно) — солдата</text:p>
      <text:p text:style-name="P4">
МІЗУНСЬКОГО Юрія Миколайовича (посмертно) — солдата</text:p>
      <text:p text:style-name="P4">
МОГИЛЕВЦЕВА Віктора Миколайовича (посмертно) — солдата</text:p>
      <text:p text:style-name="P4">
МОЛДАВАНА Андрія Володимировича (посмертно) — старшого сержанта</text:p>
      <text:p text:style-name="P4">
МОЦНОГО Сергія Олександровича (посмертно) — солдата</text:p>
      <text:p text:style-name="P4">
НАДОЄВА Артура Автонділовича (посмертно) — молодшого сержанта</text:p>
      <text:p text:style-name="P4">
НЕВМИВАКУ Сергія Жоржовича (посмертно) — штаб-сержанта</text:p>
      <text:p text:style-name="P4">
НОВІКОВА Ігоря Миколайовича (посмертно) — солдата</text:p>
      <text:p text:style-name="P4">
ОБЛОВАЦЬКОГО Давида Івановича (посмертно) — старшого солдата</text:p>
      <text:p text:style-name="P4">
ОСІНА Сергія Вікторовича (посмертно) — молодшого сержанта</text:p>
      <text:p text:style-name="P4">
ПАДАЛКУ Олександра Миколайовича (посмертно) — солдата</text:p>
      <text:p text:style-name="P4">
ПАРХОМЕНКА Павла Сергійовича (посмертно) — солдата</text:p>
      <text:p text:style-name="P4">
ПАРХОМЕНКА Сергія Вікторовича (посмертно) — солдата</text:p>
      <text:p text:style-name="P4">
ПАРШЕНКА Дмитра Олександровича (посмертно) — молодшого сержанта</text:p>
      <text:p text:style-name="P4">
ПАЦЬОРУ Івана Володимировича (посмертно) — молодшого сержанта</text:p>
      <text:p text:style-name="P4">
ПОДОРОЖНЬОГО Юрія Володимировича (посмертно) — старшого солдата</text:p>
      <text:p text:style-name="P4">
ПОЗДНЯКОВА Сергія Тарасовича (посмертно) — молодшого сержанта</text:p>
      <text:p text:style-name="P4">
ПОЛУНІНА Андрія Володимировича (посмертно) — старшого сержанта</text:p>
      <text:p text:style-name="P4">
РАСНЮКА Володимира Вікторовича — солдата</text:p>
      <text:p text:style-name="P4">
РАТУШНОГО Олександра Вікторовича (посмертно) — солдата</text:p>
      <text:p text:style-name="P4">
РЕВУ Андрія Григоровича (посмертно) — старшого солдата</text:p>
      <text:p text:style-name="P4">
РЕДЬКУ Володимира Сергійовича (посмертно) — солдата</text:p>
      <text:p text:style-name="P4">
РОЖКА Геннадія Сергійовича (посмертно) — старшого сержанта</text:p>
      <text:p text:style-name="P4">
САВІСЬКА Максима Володимировича (посмертно) — солдата</text:p>
      <text:p text:style-name="P4">
САКЛАКОВСЬКОГО Миколу Володимировича (посмертно) — старшого солдата</text:p>
      <text:p text:style-name="P4">
САМОКИША Сергія Миколайовича (посмертно) — солдата</text:p>
      <text:p text:style-name="P4">
СВІТЛИЧНОГО Олега Миколайовича (посмертно) — солдата</text:p>
      <text:p text:style-name="P4">
СЄДИХ Сергія Васильовича (посмертно) — солдата</text:p>
      <text:p text:style-name="P4">
СЕЛЮТІНА Олександра Сергійовича (посмертно) — солдата</text:p>
      <text:p text:style-name="P4">
СІМОНОВА Дмитра Олександровича (посмертно) — старшого солдата</text:p>
      <text:p text:style-name="P4">
СЛІПЦОВА Андрія Васильовича (посмертно) — сержанта</text:p>
      <text:p text:style-name="P4">
СТОЛБЦОВА Сергія Володимировича (посмертно) — солдата</text:p>
      <text:p text:style-name="P4">
СТРЄЛЯНОГО Дениса Юрійовича (посмертно) — молодшого сержанта</text:p>
      <text:p text:style-name="P4">
СУГАЯ Івана Васильовича (посмертно) — сержанта</text:p>
      <text:p text:style-name="P4">
СУХОЙВАНА Олександра Володимировича (посмертно) — солдата</text:p>
      <text:p text:style-name="P4">
СУЧКА Андрія Миколайовича — старшого сержанта</text:p>
      <text:p text:style-name="P4">
ТАРАСЕНКА Руслана Миколайовича (посмертно) — головного сержанта</text:p>
      <text:p text:style-name="P4">
ТЕРХАНОВА Миколу Герасимовича (посмертно) — молодшого сержанта</text:p>
      <text:p text:style-name="P4">
ТИМЧЕНКА Руслана Миколайовича (посмертно) — солдата</text:p>
      <text:p text:style-name="P4">
ТОМАХА Олександра Павловича (посмертно) — молодшого сержанта</text:p>
      <text:p text:style-name="P4">
ТРИХЛІБА Вадима Сергійовича (посмертно) — солдата</text:p>
      <text:p text:style-name="P4">
ТРОЯНА Олега Олеговича (посмертно) — старшого солдата</text:p>
      <text:p text:style-name="P4">
УСТИМЕНКА Миколу Миколайовича — сержанта</text:p>
      <text:p text:style-name="P4">
УЧУНЖАНА Віталія Михайловича — старшого лейтенанта</text:p>
      <text:p text:style-name="P4">
ФЕДОРОВА Сергія Олексійовича (посмертно) — солдата</text:p>
      <text:p text:style-name="P4">
ФИЛИМОНОВА Романа Олександровича (посмертно) — молодшого сержанта</text:p>
      <text:p text:style-name="P4">
ХАЛЕЦЬКОГО Олександра Руслановича (посмертно) — солдата</text:p>
      <text:p text:style-name="P4">
ХАМАЗУ Андрія Івановича (посмертно) — старшого сержанта</text:p>
      <text:p text:style-name="P4">
ХАЦЬОЛУ Юрія Анатолійовича — старшого солдата</text:p>
      <text:p text:style-name="P4">
ХВОСТІКОВА Олександра Сергійовича (посмертно) — солдата</text:p>
      <text:p text:style-name="P4">
ЧЕРНЕЯ Миколу Миколайовича — солдата</text:p>
      <text:p text:style-name="P4">
ЧЕРНЯВСЬКОГО Артема Вадимовича (посмертно) — старшого солдата</text:p>
      <text:p text:style-name="P4">
ЧИСТЯКОВА Ігоря Івановича (посмертно) — солдата</text:p>
      <text:p text:style-name="P4">
ШЕВЕЦЯ Ігоря Михайловича (посмертно) — солдата</text:p>
      <text:p text:style-name="P4">
ШЕВЧЕНКА Віталія Володимировича (посмертно) — молодшого сержанта</text:p>
      <text:p text:style-name="P4">
ЩАБЕЛЬСЬКОГО Володимира Миколайовича (посмертно) — старшого сержанта</text:p>
      <text:p text:style-name="P4">
ЩЕРБАКОВА Валерія Івановича — солдата</text:p>
      <text:p text:style-name="P4">
ЩЕТІНІНА Сергія Олександровича (посмертно) — солдата</text:p>
      <text:p text:style-name="P4">
ЯКОВЛЄВА Валерія Ігоровича (посмертно) — старшого солдата</text:p>
      <text:p text:style-name="P4">
ЯЦЕНКА Віталія Григоровича (посмертно) — солдата</text:p>
      <text:p text:style-name="P4">
<text:span text:style-name="T4">
Нагородити медаллю «За військову службу Україні»</text:span>
</text:p>
      <text:p text:style-name="P4">
БУЦЕНКА Володимира Віталійовича — старшого сержанта</text:p>
      <text:p text:style-name="P4">
КАЗИМИРОВА Олега Сергійовича — головного сержанта</text:p>
      <text:p text:style-name="P4">
КОВБІЙ Олену Василівну — молодшого лейтенанта</text:p>
      <text:p text:style-name="P4">
КУЙБАРА Олега Вадимовича — солдата</text:p>
      <text:p text:style-name="P4">
ПЛОХОТНІКОВА Олександра Валерійовича — солдата</text:p>
      <text:p text:style-name="P4">
САЙТАРЛИ Івана Івановича — молодшого сержанта</text:p>
      <text:p text:style-name="P4">
СИНЕНКА Сергія Євгеновича — капітана</text:p>
      <text:p text:style-name="P4">
СТРІЛЬЧЕНКА Євгена Вікторовича — лейтенанта.</text:p>
      <text:p text:style-name="P4">
Source: <text:a xlink:type="simple" xlink:href="https://armyinform.com.ua/2023/06/03/prezydent-vidznachyv-ukrayinskyh-zahysnykiv-derzhavnymy-nagorodamy-16/" text:style-name="Internet_20_link" text:visited-style-name="Visited_20_Internet_20_Link">
https://armyinform.com.ua/2023/06/03/prezydent-vidznachyv-ukrayinskyh-zahysnykiv-derzhavnymy-nagorodamy-16/</text:a>
</text:p>
      <!--NEWS-->
      <text:h text:style-name="P10" text:outline-level="1">
<text:span text:style-name="T4">
Сили оборони за добу ліквідували близько 600 окупантів, знищили 10 танків та 32 артсистеми</text:span>
</text:h>
      <text:p text:style-name="P4">
Author: ['АРМІЯINFORM']</text:p>
      <text:p text:style-name="P4">
Time: 2023-06-03T55:00:00-04:00</text:p>
      <text:p text:style-name="P4">
Description: Загальні бойові втрати противника з 24.02.22 по 03.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03_08-38-42.jpg" text:style-name="Internet_20_link" text:visited-style-name="Visited_20_Internet_20_Link">
photo_2023-06-03_08-38-42.jpg</text:a>
']</text:p>
      <text:p text:style-name="P4">
Tags: ['STOPRUSSIA', 'АГРЕСІЯ РФ', 'ВТОРГНЕННЯ РФ', 'ГШ ЗСУ']</text:p>
      <text:p text:style-name="P4">
Category: News</text:p>
      <!--METADATA-->
      <text:p text:style-name="P4">
<draw:frame draw:style-name="fr1" draw:name="Image224" text:anchor-type="as-char" svg:width="6.9236in" svg:height="6.981297in" draw:z-index="0">
<draw:image xlink:href="../Images/AРМІЯINFORM/2023-06-03T55-00-00-04-00/photo_2023-06-03_08-38-42.jpg" xlink:type="simple" xlink:show="embed" xlink:actuate="onLoad" draw:mime-type="image/jpeg"/>
</draw:frame>
</text:p>
      <text:p text:style-name="P4">
Загальні бойові втрати противника з 24.02.22 по 03.06.23 орієнтовностановлять:</text:p>
      <text:p text:style-name="P4">
особового складу ‒ 209470 (+560) осіб ліквідовано</text:p>
      <text:p text:style-name="P4">
танків ‒ 3829 (+10)</text:p>
      <text:p text:style-name="P4">
бойових броньованих машин ‒ 7502 (+12)</text:p>
      <text:p text:style-name="P4">
артилерійських систем ‒ 3533 (+32)</text:p>
      <text:p text:style-name="P4">
РСЗВ ‒ 582 (+7)</text:p>
      <text:p text:style-name="P4">
засоби ППО ‒ 342 (+7)</text:p>
      <text:p text:style-name="P4">
літаків ‒ 313 (0)</text:p>
      <text:p text:style-name="P4">
гелікоптерів ‒ 298 (0)</text:p>
      <text:p text:style-name="P4">
БПЛА оперативно-тактичного рівня ‒ 3165 (+28)</text:p>
      <text:p text:style-name="P4">
крилаті ракети ‒ 1132 (+15)</text:p>
      <text:p text:style-name="P4">
кораблі / катери ‒ 18 (0)</text:p>
      <text:p text:style-name="P4">
автомобільної техніки та автоцистерн ‒ 6289 (+22)</text:p>
      <text:p text:style-name="P4">
спеціальна техніка ‒ 475 (+10)</text:p>
      <text:p text:style-name="P4">
Дані уточнюються…</text:p>
      <text:p text:style-name="P4">
Бий окупанта! Разом переможемо! Наша сила – в правді!</text:p>
      <text:p text:style-name="P4">
Джерело: Генеральний штаб Збройних Сил України<text:a xlink:type="simple" xlink:href="https://www.facebook.com/GeneralStaff.ua/posts/pfbid0rkvuFhnJoabmphta5Ak6CUrNrbpsnoHT3TwvW9a4x2TjzBogYwPhNUYDH8B3qXd3l" text:style-name="Internet_20_link" text:visited-style-name="Visited_20_Internet_20_Link">
станом</text:a>
на 03.06.23.</text:p>
      <text:p text:style-name="P4">
Source: <text:a xlink:type="simple" xlink:href="https://armyinform.com.ua/2023/06/03/syly-oborony-za-dobu-likviduvaly-blyzko-600-okupantiv-znyshhyly-10-tankiv-ta-32-artsystemy/" text:style-name="Internet_20_link" text:visited-style-name="Visited_20_Internet_20_Link">
https://armyinform.com.ua/2023/06/03/syly-oborony-za-dobu-likviduvaly-blyzko-600-okupantiv-znyshhyly-10-tankiv-ta-32-artsystemy/</text:a>
</text:p>
      <!--NEWS-->
      <text:h text:style-name="P10" text:outline-level="1">
<text:span text:style-name="T4">
У Швеції обговорили питання захисту прав українських дітей</text:span>
</text:h>
      <text:p text:style-name="P4">
Author: ['АРМІЯINFORM']</text:p>
      <text:p text:style-name="P4">
Time: 2023-06-03T56:00:00-04:00</text:p>
      <text:p text:style-name="P4">
Description: В Швеції відбулася прес-конференція за участю Міністра соціальних служб Швеції Каміл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47_big.jpg" text:style-name="Internet_20_link" text:visited-style-name="Visited_20_Internet_20_Link">
47_big.jpg</text:a>
']</text:p>
      <text:p text:style-name="P4">
Tags: ['STOPRUSSIA', 'АГРЕСІЯ РФ', 'ВТОРГНЕННЯ РФ', 'ДІТИ ВІЙНИ', 'ДОПОМОГА ПАРТНЕРІВ', 'СВІТ ПІДТРИМУЄ УКРАЇНУ']</text:p>
      <text:p text:style-name="P4">
Category: News</text:p>
      <!--METADATA-->
      <text:p text:style-name="P4">
<draw:frame draw:style-name="fr1" draw:name="Image225" text:anchor-type="as-char" svg:width="6.9236in" svg:height="5.18693in" draw:z-index="0">
<draw:image xlink:href="../Images/AРМІЯINFORM/2023-06-03T56-00-00-04-00/47_big.jpg" xlink:type="simple" xlink:show="embed" xlink:actuate="onLoad" draw:mime-type="image/jpeg"/>
</draw:frame>
Ілюстративне фото</text:p>
      <text:p text:style-name="P4">
В Швеції відбулася прес-конференція за участю Міністра соціальних служб ШвеціїКамілли Вальтерссон Грьонвалль, Віце-президента Єврокомісії, єврокомісара здемократії і демографії Дубравки Шуіци та Міністра соціальної політики УкраїниОксани Жолнович.</text:p>
      <text:p text:style-name="P4">
Про це <text:a xlink:type="simple" xlink:href="https://www.kmu.gov.ua/news/u-shvetsii-obhovoryly-pytannia-zakhystu-prav-ukrainskykh-ditei" text:style-name="Internet_20_link" text:visited-style-name="Visited_20_Internet_20_Link">
повідомляє</text:a>
 Урядовий портал.</text:p>
      <text:p text:style-name="P4">
Сторони обговорили об’єднання зусиль у напрямі реконструкції українськоїсистеми соціального захисту, зокрема захисту дітей.</text:p>
      <text:p text:style-name="P4">
За словами Оксани Жолнович, на сьогодні понад 7 мільйонів українських дітейстали дітьми війни і нашій державі важливо ще більше посилити роботу в напрямісоціальної, освітньої, психологічної, медичної підтримки родин з дітьми, якісьогодні перебувають в Україні або в евакуації у Європі.</text:p>
      <text:p text:style-name="P4">
«Наша мета – підтримати родини з дітьми. Саме тому ми хочемо зробити всісоціальні сервіси максимально доступними і якісними як для дітей, так і дляїхніх сімей. Нам важливо забезпечити підтримку всіх сервісів для родин, якізараз перебувають у кризі. Така допомога включає створення прийомних родин длядітей, які втратили рідних батьків. Це найперше і найосновніше», – акцентувалавона.</text:p>
      <text:p text:style-name="P4">
Міністр соціальних служб Швеції Камілла Вальтерссон Грьонвалль підкреслила, щоодним із пріоритетів Уряду Швеції зокрема та ЄС у цілому є підтримка Українита докладання зусиль для захисту українських дітей. Вона зазначила, щопершочерговим завданням є оновлення системи надання соціальних послуг вУкраїні, включаючи захист прав дітей і Швеція виступає партнером України в цихпитаннях.</text:p>
      <text:p text:style-name="P4">
Віце-президент Єврокомісії, єврокомісар з демократії і демографії ДубравкаШуіца додала, що ЄС засуджує агресивну війну росії проти України, яка є явнимпорушенням прав людини. Вона підкреслила, що ЄС закликає росію негайноприпинити переміщення, утримання і депортацію українських дітей.</text:p>
      <text:p text:style-name="P4">
Оксана Жолнович подякувала європейській спільноті та всім організаціям, якідопомагають у поверненні українських дітей та надають підтримку в реалізаціїініціатив, спрямованих на захист прав українських дітей та розвиток сімейнихформ виховання.</text:p>
      <text:p text:style-name="P4">
Source: <text:a xlink:type="simple" xlink:href="https://armyinform.com.ua/2023/06/03/u-shvecziyi-obgovoryly-pytannya-zahystu-prav-ukrayinskyh-ditej/" text:style-name="Internet_20_link" text:visited-style-name="Visited_20_Internet_20_Link">
https://armyinform.com.ua/2023/06/03/u-shvecziyi-obgovoryly-pytannya-zahystu-prav-ukrayinskyh-ditej/</text:a>
</text:p>
      <!--NEWS-->
      <text:h text:style-name="P10" text:outline-level="1">
<text:span text:style-name="T4">
«Україна: журналісти на передовій»: до Дня журналіста НСЖУ відкрила фотовиставку в київському метро</text:span>
</text:h>
      <text:p text:style-name="P4">
Author: ['Олег Мащенко']</text:p>
      <text:p text:style-name="P4">
Time: 2023-06-03T57:00:00-04:00</text:p>
      <text:p text:style-name="P4">
Description: Після широкомасштабного вторгнення росії в Україну правдиві звіти українських медійни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oto4-f1.jpg" text:style-name="Internet_20_link" text:visited-style-name="Visited_20_Internet_20_Link">
foto4-f1.jpg</text:a>
', '<text:a xlink:type="simple" xlink:href="https://armyinform.com.ua/wp-content/uploads/2023/06/foto3-f2.jpg" text:style-name="Internet_20_link" text:visited-style-name="Visited_20_Internet_20_Link">
foto3-f2.jpg</text:a>
', '<text:a xlink:type="simple" xlink:href="https://armyinform.com.ua/wp-content/uploads/2023/06/foto1-f3.jpg" text:style-name="Internet_20_link" text:visited-style-name="Visited_20_Internet_20_Link">
foto1-f3.jpg</text:a>
', '<text:a xlink:type="simple" xlink:href="https://armyinform.com.ua/wp-content/uploads/2023/06/foto2-f7.jpg" text:style-name="Internet_20_link" text:visited-style-name="Visited_20_Internet_20_Link">
foto2-f7.jpg</text:a>
', '<text:a xlink:type="simple" xlink:href="https://armyinform.com.ua/wp-content/uploads/2023/06/foto5-f10.jpg" text:style-name="Internet_20_link" text:visited-style-name="Visited_20_Internet_20_Link">
foto5-f10.jpg</text:a>
']</text:p>
      <text:p text:style-name="P4">
Tags: ['STOPRUSSIA', 'АГРЕСІЯ РФ', 'ВТОРГНЕННЯ РФ', 'ДЕНЬ ЖУРНАЛІСТА']</text:p>
      <text:p text:style-name="P4">
Category: News</text:p>
      <!--METADATA-->
      <text:p text:style-name="P4">
<draw:frame draw:style-name="fr1" draw:name="Image226" text:anchor-type="as-char" svg:width="6.9236in" svg:height="4.125312in" draw:z-index="0">
<draw:image xlink:href="../Images/AРМІЯINFORM/2023-06-03T57-00-00-04-00/foto4-f1.jpg" xlink:type="simple" xlink:show="embed" xlink:actuate="onLoad" draw:mime-type="image/jpeg"/>
</draw:frame>
Фотовиставка «Україна: журналісти на передовій»</text:p>
      <text:p text:style-name="P4">
<text:span text:style-name="T4">
Після широкомасштабного вторгнення росії в Україну правдиві звітиукраїнських медійників з фронту, їхні відеоматеріали та світлини також сталинадзвичайно важливим знаряддям у боротьбі із загарбниками. Саме роботифотомайстрів з фронтів війни стали основою виставки, яка розпочала свою роботуу Києві напередодні Дня журналіста України.</text:span>
</text:p>
      <text:p text:style-name="P4">
Місцем проведення виставки символічно стала станція столичного метрополітену«Золоті ворота», яка вже майже півтора року служить містянам укриттям під часповітряних тривог. На виставці представлені 40 світлин відомих фотографів, якіпоказують роботу українських воєнних журналістів та журналісток. Серед авторівзнімків — Станіслав Юрченко, Єфрем Лукацький, Ян Доброносов, ЄвгенЗавгородній, Ігор Гур’єв, Роман Потапенко, Борис Корпусенко, Сергій Клименко,Марія Ковальова, Такаші Озакі. Також на виставці можна ознайомитися зінформацією про працівників і працівниць медіа, котрі загинули внаслідокросійської агресії, фото медійників і медійниць, яких переслідує російськавлада в Криму.</text:p>
      <text:p text:style-name="P4">
<draw:frame draw:style-name="fr1" draw:name="Image227" text:anchor-type="as-char" svg:width="6.9236in" svg:height="4.869599in" draw:z-index="0">
<draw:image xlink:href="../Images/AРМІЯINFORM/2023-06-03T57-00-00-04-00/foto3-f2.jpg" xlink:type="simple" xlink:show="embed" xlink:actuate="onLoad" draw:mime-type="image/jpeg"/>
</draw:frame>
Фотовиставка «Україна: журналісти напередовій»</text:p>
      <text:p text:style-name="P4">
Організаторами виставки виступили Національна спілка журналістів України,мережа Центрів журналістської солідарності та комунальне підприємство«Київінформ».</text:p>
      <text:p text:style-name="P4">
Заступник начальника Головного управління морально-психологічного забезпеченняЗбройних Сил України полковник Володимир Яцентюк, вітаючи журналістів зприйдешнім професійним святом, зазначив, що медійники, які завжди пліч-о-плічз військовими, роблять дуже цінний вклад в історію, адже вони пишуть літописвійни.</text:p>
      <text:p text:style-name="P4">
<draw:frame draw:style-name="fr1" draw:name="Image228" text:anchor-type="as-char" svg:width="6.9236in" svg:height="4.021458in" draw:z-index="0">
<draw:image xlink:href="../Images/AРМІЯINFORM/2023-06-03T57-00-00-04-00/foto1-f3.jpg" xlink:type="simple" xlink:show="embed" xlink:actuate="onLoad" draw:mime-type="image/jpeg"/>
</draw:frame>
Фотовиставка «Україна: журналісти напередовій»</text:p>
      <text:p text:style-name="P4">
Своєю чергою голова Нацспілки медійників нашої держави Сергій Томіленко підчас відкриття виставки звернув увагу на те, що російські окупанти практично нарівні з нашими військовими розглядають представників українських тазакордонних медійників як свої цілі й роблять усе, щоб вільне слово замовкло.Так, за даними НСЖУ, за час широкомасштабної війни в Україні загинули 63працівники вітчизняних та іноземних медіа. Серед них — і ті, хто захищавУкраїну в лавах ЗСУ, і ті, хто загинув на передовій, виконуючи свійпрофесійний обов’язок. Хтось став цивільною жертвою російської агресії.</text:p>
      <text:p text:style-name="P4">
<draw:frame draw:style-name="fr1" draw:name="Image229" text:anchor-type="as-char" svg:width="6.9236in" svg:height="4.644582in" draw:z-index="0">
<draw:image xlink:href="../Images/AРМІЯINFORM/2023-06-03T57-00-00-04-00/foto2-f7.jpg" xlink:type="simple" xlink:show="embed" xlink:actuate="onLoad" draw:mime-type="image/jpeg"/>
</draw:frame>
Фотовиставка «Україна: журналісти напередовій»</text:p>
      <text:p text:style-name="P4">
— Окупанти сіють багато горя, забирають життя, створюють сотні тисяч трагедій.Правоохоронці не встигають фіксувати всі ці воєнні злочини. Ключовою роллюжурналістів на війні є боротьба з несправедливістю! Тому ми, журналісти,стаємо голосом жертв війни, даємо шанс на справедливість кожному, хто втративсвоїх рідних, знайомих! — підкреслив Сергій Томіленко.</text:p>
      <text:p text:style-name="P4">
<draw:frame draw:style-name="fr1" draw:name="Image230" text:anchor-type="as-char" svg:width="6.9236in" svg:height="4.598424in" draw:z-index="0">
<draw:image xlink:href="../Images/AРМІЯINFORM/2023-06-03T57-00-00-04-00/foto5-f10.jpg" xlink:type="simple" xlink:show="embed" xlink:actuate="onLoad" draw:mime-type="image/jpeg"/>
</draw:frame>
Фотовиставка «Україна: журналісти напередовій»</text:p>
      <text:p text:style-name="P4">
Виставка «Україна: журналісти на передовій» працюватиме у середмісті Києва до16 червня, аби якомога більше киян та гостей столиці через ці світлини змоглипобачити важливу, і особливо важливу у воєнний час, роботу журналістів.</text:p>
      <text:p text:style-name="P4">
Source: <text:a xlink:type="simple" xlink:href="https://armyinform.com.ua/2023/06/03/ukrayina-zhurnalisty-na-peredovij-do-dnya-zhurnalista-nszhu-vidkryla-fotovystavku-v-kyyivskomu-metro/" text:style-name="Internet_20_link" text:visited-style-name="Visited_20_Internet_20_Link">
https://armyinform.com.ua/2023/06/03/ukrayina-zhurnalisty-na-peredovij-do-dnya-zhurnalista-nszhu-vidkryla-fotovystavku-v-kyyivskomu-metro/</text:a>
</text:p>
      <!--NEWS-->
      <text:h text:style-name="P10" text:outline-level="1">
<text:span text:style-name="T4">
Ювенальні прокурори: 484 дитини загинули в Україні внаслідок збройної агресії рф</text:span>
</text:h>
      <text:p text:style-name="P4">
Author: ['АРМІЯINFORM']</text:p>
      <text:p text:style-name="P4">
Time: 2023-06-03T58:00:00-04:00</text:p>
      <text:p text:style-name="P4">
Description: Станом на ранок 3 червня 2023 року більше ніж 1482 дитини постраждали в Україні внаслідо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dity.jpg" text:style-name="Internet_20_link" text:visited-style-name="Visited_20_Internet_20_Link">
6-dity.jpg</text:a>
']</text:p>
      <text:p text:style-name="P4">
Tags: ['STOPRUSSIA', 'АГРЕСІЯ РФ', 'ВТОРГНЕННЯ РФ']</text:p>
      <text:p text:style-name="P4">
Category: News</text:p>
      <!--METADATA-->
      <text:p text:style-name="P4">
<draw:frame draw:style-name="fr1" draw:name="Image231" text:anchor-type="as-char" svg:width="6.9236in" svg:height="3.900295in" draw:z-index="0">
<draw:image xlink:href="../Images/AРМІЯINFORM/2023-06-03T58-00-00-04-00/6-dity.jpg" xlink:type="simple" xlink:show="embed" xlink:actuate="onLoad" draw:mime-type="image/jpeg"/>
</draw:frame>
Ілюстративне фото</text:p>
      <text:p text:style-name="P4">
Станом на ранок 3 червня 2023 року більше ніж 1482 дитини постраждали вУкраїні внаслідок повномасштабної збройної агресії рф. За офіційноюінформацією ювенальних прокурорів 484 дитини загинули та понад 998 отрималипоранення різного ступеня тяжкості.</text:p>
      <text:p text:style-name="P4">
🔹Ці цифри не остаточні. Триває робота з їх встановлення в місцях веденнябойових дій, на тимчасово окупованих та звільнених територіях.</text:p>
      <text:p text:style-name="P4">
🔹Найбільше постраждало дітей у Донецькій області - 462, Харківській - 283,Київській - 128, Херсонській - 105, Запорізькій - 91, Миколаївській - 89,Дніпропетровській - 74, Чернігівській - 71, Луганській - 67.</text:p>
      <text:p text:style-name="P4">
🔹2 червня внаслідок обстрілу окупантами смт Ківшарівка Харківської областіпоранено 3-річного хлопчика.</text:p>
      <text:p text:style-name="P4">
🔹2 червня між с. Лютівка та с. Леміщене Харківської області автомобіль зродиною наїхав на вибуховий пристрій та підірвався. Дві дівчинки 12 і 15 роківта 12-річний хлопчик, які були в авто, отримали поранення.</text:p>
      <text:p text:style-name="P4">
🔹2 червня у с. Загорянівка Херсонської області на дитячому майданчикуздетонував вибуховий предмет, залишений окупантами. Травми отримали двоєхлопчиків 3 та 10 років.</text:p>
      <text:p text:style-name="P4">
<text:span text:style-name="T4">
Джерело:</text:span>
 <text:a xlink:type="simple" xlink:href="https://t.me/pgo_gov_ua/12843" text:style-name="Internet_20_link" text:visited-style-name="Visited_20_Internet_20_Link">
Офіс Генерального прокурораУкраїни</text:a>
</text:p>
      <text:p text:style-name="P4">
Source: <text:a xlink:type="simple" xlink:href="https://armyinform.com.ua/2023/06/03/yuvenalni-prokurory-484-dytyny-zagynuly-v-ukrayini-vnaslidok-zbrojnoyi-agresiyi-rf/" text:style-name="Internet_20_link" text:visited-style-name="Visited_20_Internet_20_Link">
https://armyinform.com.ua/2023/06/03/yuvenalni-prokurory-484-dytyny-zagynuly-v-ukrayini-vnaslidok-zbrojnoyi-agresiyi-rf/</text:a>
</text:p>
      <!--NEWS-->
      <text:h text:style-name="P10" text:outline-level="1">
<text:span text:style-name="T4">
Велика Британія і Франція призначили спеціальних уповноважених з питань відновлення України</text:span>
</text:h>
      <text:p text:style-name="P4">
Author: ['АРМІЯINFORM']</text:p>
      <text:p text:style-name="P4">
Time: 2023-06-03T59:00:00-04:00</text:p>
      <text:p text:style-name="P4">
Description: — Це економічний вектор, тож вони займатимуться комунікацією з нашою владою і з наш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balchos_result.jpg" text:style-name="Internet_20_link" text:visited-style-name="Visited_20_Internet_20_Link">
balchos_result.jpg</text:a>
']</text:p>
      <text:p text:style-name="P4">
Tags: ['STOPRUSSIA', 'АГРЕСІЯ РФ', 'ВТОРГНЕННЯ РФ', 'СВІТ ПІДТРИМУЄ УКРАЇНУ']</text:p>
      <text:p text:style-name="P4">
Category: News</text:p>
      <!--METADATA-->
      <text:p text:style-name="P4">
<draw:frame draw:style-name="fr1" draw:name="Image232" text:anchor-type="as-char" svg:width="6.9236in" svg:height="4.623439in" draw:z-index="0">
<draw:image xlink:href="../Images/AРМІЯINFORM/2023-06-03T59-00-00-04-00/balchos_result.jpg" xlink:type="simple" xlink:show="embed" xlink:actuate="onLoad" draw:mime-type="image/jpeg"/>
</draw:frame>
Ілюстративне фото</text:p>
      <text:p text:style-name="P4">
— Це економічний вектор, тож вони займатимуться комунікацією з нашою владою із нашим бізнесом щодо відновлення і відбудови України, — розповів ГоловаКомітету з питань економічного розвитку Дмитро Наталуха.</text:p>
      <text:p text:style-name="P4">
За задумом, ці уповноважені мають спростити розуміння їх бізнесами всіхпроцесів у нас в країні, відшукувати тут привабливі можливості і налагоджуватипартнерства.</text:p>
      <text:p text:style-name="P4">
— На мою думку — призначення таких спеціальних уповноважених з питань Українимає бути спільною політикою наших партнерів і відбутись у всіх урядах, які наспідтримують. Про це часто говорю з нашими візаві і запрошую всіх, хтозаймається міжнародкою підхопити цей меседж. А Франції і СполученомуКоролівству — окрема повага! — наголосив Дмитро Наталуха.</text:p>
      <text:p text:style-name="P4">
<text:span text:style-name="T4">
Джерело:</text:span>
 <text:a xlink:type="simple" xlink:href="https://www.rada.gov.ua/news/news_kom/237305.html" text:style-name="Internet_20_link" text:visited-style-name="Visited_20_Internet_20_Link">
Верховна РадаУкраїни</text:a>
</text:p>
      <text:p text:style-name="P4">
Source: <text:a xlink:type="simple" xlink:href="https://armyinform.com.ua/2023/06/03/velyka-brytaniya-i-francziya-pryznachyly-speczialnyh-upovnovazhenyh-z-pytan-vidnovlennya-ukrayiny/" text:style-name="Internet_20_link" text:visited-style-name="Visited_20_Internet_20_Link">
https://armyinform.com.ua/2023/06/03/velyka-brytaniya-i-francziya-pryznachyly-speczialnyh-upovnovazhenyh-z-pytan-vidnovlennya-ukrayiny/</text:a>
</text:p>
      <!--NEWS-->
      <text:h text:style-name="P10" text:outline-level="1">
<text:span text:style-name="T4">
Сили оборони продовжують боротьбу — генерал-полковник Олександр Сирський</text:span>
</text:h>
      <text:p text:style-name="P4">
Author: ['АРМІЯINFORM']</text:p>
      <text:p text:style-name="P4">
Time: 2023-06-03T60:00:00-04:00</text:p>
      <text:p text:style-name="P4">
Description: Командувач Сухопутних військ ЗСУ генерал-полковник Олександр Сирський побував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7f8149f5-e56a-4216-856b-f18a5a820698.jpg" text:style-name="Internet_20_link" text:visited-style-name="Visited_20_Internet_20_Link">
7f8149f5-e56a-4216-856b-f18a5a820698.jpg</text:a>
']</text:p>
      <text:p text:style-name="P4">
Tags: ['STOPRUSSIA', 'АГРЕСІЯ РФ', 'БАХМУТ', 'ВТОРГНЕННЯ РФ', 'ОЛЕКСАНДР СИРСЬКИЙ']</text:p>
      <text:p text:style-name="P4">
Category: News</text:p>
      <!--METADATA-->
      <text:p text:style-name="P4">
<draw:frame draw:style-name="fr1" draw:name="Image233" text:anchor-type="as-char" svg:width="6.9236in" svg:height="4.608521in" draw:z-index="0">
<draw:image xlink:href="../Images/AРМІЯINFORM/2023-06-03T60-00-00-04-00/7f8149f5-e56a-4216-856b-f18a5a820698.jpg" xlink:type="simple" xlink:show="embed" xlink:actuate="onLoad" draw:mime-type="image/jpeg"/>
</draw:frame>
</text:p>
      <text:p text:style-name="P4">
Командувач Сухопутних військ ЗСУ генерал-полковник Олександр Сирський побувавна передовій на Бахмутському напрямку, де спланував із командирами подальшідії і вручив воїнам подарунки і відзнаки.</text:p>
      <text:p text:style-name="P4">
Про це він <text:a xlink:type="simple" xlink:href="https://t.me/osirskiy/95" text:style-name="Internet_20_link" text:visited-style-name="Visited_20_Internet_20_Link">
повідомив</text:a>
 у Телеграм.</text:p>
      <text:p text:style-name="P4">
«Бахмутський напрямок. Продовжую роботу з нашими воїнами на передовій. Длямене важливо особисто бачити наших бійців на фронті. Чути їх проблеми іпропозиції з перших вуст», — зауважив Командувач Сухопутних військ ЗСУ.</text:p>
      <text:p text:style-name="P4">
Він також зазначив, що Сили оборони продовжують завдавати ворогу значних втратна Бахмутському напрямку тому спільно з командирами частин та підрозділівспланував подальші дії.</text:p>
      <text:p text:style-name="P4">
«Основний акцент, як завжди, на людях. Цінні подарунки та відзнаки сталинайменшою вдячністю за їхню титанічну працю», — наголосив генерал-полковникОлександр Сирський.</text:p>
      <text:p text:style-name="P4">
Source: <text:a xlink:type="simple" xlink:href="https://armyinform.com.ua/2023/06/03/syly-oborony-prodovzhuyut-borotbu-general-polkovnyk-oleksandr-syrskyj/" text:style-name="Internet_20_link" text:visited-style-name="Visited_20_Internet_20_Link">
https://armyinform.com.ua/2023/06/03/syly-oborony-prodovzhuyut-borotbu-general-polkovnyk-oleksandr-syrskyj/</text:a>
</text:p>
      <!--NEWS-->
      <text:h text:style-name="P10" text:outline-level="1">
<text:span text:style-name="T4">
У Харківській області на 100% виконали план із відбору воїнів-контрактників</text:span>
</text:h>
      <text:p text:style-name="P4">
Author: ['Дмитро Горбунов']</text:p>
      <text:p text:style-name="P4">
Time: 2023-06-03T61:00:00-04:00</text:p>
      <text:p text:style-name="P4">
Description: До навчального центру направлено чергову команду кандидатів для проходження служби з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harkiv-kontrakt-1.jpg" text:style-name="Internet_20_link" text:visited-style-name="Visited_20_Internet_20_Link">
harkiv-kontrakt-1.jpg</text:a>
', '<text:a xlink:type="simple" xlink:href="https://armyinform.com.ua/wp-content/uploads/2023/06/harkiv-kontrakt-2-150x150.jpg" text:style-name="Internet_20_link" text:visited-style-name="Visited_20_Internet_20_Link">
harkiv-kontrakt-2-150x150.jpg</text:a>
', '<text:a xlink:type="simple" xlink:href="https://armyinform.com.ua/wp-content/uploads/2023/06/harkiv-kontrakt-3-150x150.jpg" text:style-name="Internet_20_link" text:visited-style-name="Visited_20_Internet_20_Link">
harkiv-kontrakt-3-150x150.jpg</text:a>
']</text:p>
      <text:p text:style-name="P4">
Tags: ['STOPRUSSIA', 'АГРЕСІЯ РФ', 'ВТОРГНЕННЯ РФ']</text:p>
      <text:p text:style-name="P4">
Category: News</text:p>
      <!--METADATA-->
      <text:p text:style-name="P4">
<draw:frame draw:style-name="fr1" draw:name="Image234" text:anchor-type="as-char" svg:width="6.9236in" svg:height="4.604194in" draw:z-index="0">
<draw:image xlink:href="../Images/AРМІЯINFORM/2023-06-03T61-00-00-04-00/harkiv-kontrakt-1.jpg" xlink:type="simple" xlink:show="embed" xlink:actuate="onLoad" draw:mime-type="image/jpeg"/>
</draw:frame>
</text:p>
      <text:p text:style-name="P4">
До навчального центру направлено чергову команду кандидатів для проходженняслужби за контрактом у Збройних Силах України, відібраних на Харківщині.</text:p>
      <text:p text:style-name="P4">
Усі хлопці та дівчата протягом травня виявили бажання захищати свою країну тапройшли складні етапи відбору в своїх районних терцентрах комплектування тасоцпідтримки.</text:p>
      <text:p text:style-name="P4">
За словами командування Харківського обласного ТЦК та СП, минулого місця вонина 100% виконали план-завдання щодо відбору воїнів-контрактників. При цьому,найбільша кількість відібраних поповнять лави воїнів Десантно-штурмовихвійськ, Морської піхоти та Сухопутних військ.</text:p>
      <text:p text:style-name="P4">
<text:a xlink:type="simple" xlink:href="https://armyinform.com.ua/wp-content/uploads/2023/06/harkiv-kontrakt-2.jpg" text:style-name="Internet_20_link" text:visited-style-name="Visited_20_Internet_20_Link">
<draw:frame draw:style-name="fr1" draw:name="Image235" text:anchor-type="as-char" svg:width="6.9236in" svg:height="6.9236in" draw:z-index="0">
<draw:image xlink:href="../Images/AРМІЯINFORM/2023-06-03T61-00-00-04-00/harkiv-kontrakt-2-150x150.jpg" xlink:type="simple" xlink:show="embed" xlink:actuate="onLoad" draw:mime-type="image/jpeg"/>
</draw:frame>
</text:a>
</text:p>
      <text:p text:style-name="P4">
<text:a xlink:type="simple" xlink:href="https://armyinform.com.ua/wp-content/uploads/2023/06/harkiv-kontrakt-3.jpg" text:style-name="Internet_20_link" text:visited-style-name="Visited_20_Internet_20_Link">
<draw:frame draw:style-name="fr1" draw:name="Image236" text:anchor-type="as-char" svg:width="6.9236in" svg:height="6.9236in" draw:z-index="0">
<draw:image xlink:href="../Images/AРМІЯINFORM/2023-06-03T61-00-00-04-00/harkiv-kontrakt-3-150x150.jpg" xlink:type="simple" xlink:show="embed" xlink:actuate="onLoad" draw:mime-type="image/jpeg"/>
</draw:frame>
</text:a>
</text:p>
      <text:p text:style-name="P4">
До останньої команди призовників-контрактників потрапив й 26-річнийхарків’янин Сергій.</text:p>
      <text:p text:style-name="P4">
— Незабаром служитиму в одному зі спецпідрозділів нашої розвідки. Носитивійськовий однострій було для мене давньою мрією, а потрапити до таких елітнихвійськ — стало певною нагородою за мої десятирічні старання на боксерськихрингах. Не буду вихвалятися своїми спортивними досягненнями, просто пообіцяютакого ж самого досягти в Збройних Силах України. Тож у перший день службинастрій в мене бойовий, — розповів Сергій.</text:p>
      <text:p text:style-name="P4">
Як уточнив офіцер Харківського обласного ТЦК та СП підполковник АндрійКотенко, з усіх тих, із ким вони попрацювали в травні, кожен десятий має вищуосвіту. Останній факт дозволяє таким особам у майбутньому обіймати офіцерськіпосади.</text:p>
      <text:p text:style-name="P4">
— Середній вік усіх склав 25-27 років. До речі, минулого місяця бажанняслужити виявили чотири дівчини. Після опанування військової спеціальності,харків’янки служитимуть бойовими медиками чи стрільцями. Традиційно більшістьпатріотів хоче служити в окремій механізованій бригаді імені Івана Сірка тачастинах харківської тероборони. Від початку року ми вже направили служити вЗСУ на професійній основі сотні добровольців і ця робота продовжується, —підсумував підполковник Андрій Котенко.</text:p>
      <text:p text:style-name="P4">
<text:span text:style-name="T5">
Фото автора</text:span>
</text:p>
      <text:p text:style-name="P4">
Source: <text:a xlink:type="simple" xlink:href="https://armyinform.com.ua/2023/06/03/u-harkivskij-oblasti-na-100-vykonaly-plan-iz-vidboru-voyiniv-kontraktnykiv/" text:style-name="Internet_20_link" text:visited-style-name="Visited_20_Internet_20_Link">
https://armyinform.com.ua/2023/06/03/u-harkivskij-oblasti-na-100-vykonaly-plan-iz-vidboru-voyiniv-kontraktnykiv/</text:a>
</text:p>
      <!--NEWS-->
      <text:h text:style-name="P10" text:outline-level="1">
<text:span text:style-name="T4">
Затримано чинного посадовця Херсонської ОВА, який у період окупації міста працював на рашистів</text:span>
</text:h>
      <text:p text:style-name="P4">
Author: ['АРМІЯINFORM']</text:p>
      <text:p text:style-name="P4">
Time: 2023-06-03T62:00:00-04:00</text:p>
      <text:p text:style-name="P4">
Description: Служба безпеки затримала ще одного колаборанта під час стабілізаційних заходів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d9a18217fa3855260e0b6d445d5c4c4b.jpeg" text:style-name="Internet_20_link" text:visited-style-name="Visited_20_Internet_20_Link">
d9a18217fa3855260e0b6d445d5c4c4b.jpeg</text:a>
']</text:p>
      <text:p text:style-name="P4">
Tags: ['STOPRUSSIA', 'АГРЕСІЯ РФ', 'ВТОРГНЕННЯ РФ', 'КОЛАБОРАНТИ', 'СБУ']</text:p>
      <text:p text:style-name="P4">
Category: News</text:p>
      <!--METADATA-->
      <text:p text:style-name="P4">
<draw:frame draw:style-name="fr1" draw:name="Image237" text:anchor-type="as-char" svg:width="6.9236in" svg:height="4.615733in" draw:z-index="0">
<draw:image xlink:href="../Images/AРМІЯINFORM/2023-06-03T62-00-00-04-00/d9a18217fa3855260e0b6d445d5c4c4b.jpeg" xlink:type="simple" xlink:show="embed" xlink:actuate="onLoad" draw:mime-type="image/jpeg"/>
</draw:frame>
</text:p>
      <text:p text:style-name="P4">
Служба безпеки затримала ще одного колаборанта під час стабілізаційних заходіву звільненому Херсоні.</text:p>
      <text:p text:style-name="P4">
Фігурантом виявився посадовець Херсонської обласної військової адміністрації.</text:p>
      <text:p text:style-name="P4">
Під час тимчасової окупації міста він добровільно погодився увійти доствореного агресором «головного управління міністерства внутрішніх справХерсонської області».</text:p>
      <text:p text:style-name="P4">
Там його призначили «старшим експертом відділення бухгалтерських і фінансово-аналітичних експертиз експертно-криміналістичного центру».</text:p>
      <text:p text:style-name="P4">
До його «обов’язків» входила підготовка так званих «експертиз фінансовоїдіяльності підприємств».</text:p>
      <text:p text:style-name="P4">
«Експертизи» потрібні були для фабрикування справ проти патріотичноналаштованих власників українських компаній на захопленій частині регіону.</text:p>
      <text:p text:style-name="P4">
Встановлено, що, перебуваючи у лавах окупаційного органу, ворожий поплічникїздив до москви на «курси підвищення кваліфікації».</text:p>
      <text:p text:style-name="P4">
Після визволення обласного центру фігурант спочатку «заліг на дно», а згодомзнову влаштувався до місцевої ОВА.</text:p>
      <text:p text:style-name="P4">
Втім, співробітники СБУ викрили зловмисника, задокументували його злочинні діїта затримали.</text:p>
      <text:p text:style-name="P4">
При обшуках за адресою його проживання виявлено:</text:p>
      <ul>
        <li>
роздруковані закони, накази та інструкції мвс рф з питань організації підготовки судових експертиз в експертно-криміналістичних підрозділах органів внутрішніх справ росії;  * документи, які підтверджують його стажування в москві.</li>
      </ul>
      <text:p text:style-name="P4">
Наразі затриманому повідомлено про підозру за колабораційну діяльність,добровільне зайняття громадянином України посади в незаконних правоохороннихорганах, створених на тимчасово окупованій території.</text:p>
      <text:p text:style-name="P4">
Суд обрав йому запобіжний захід – тримання під вартою. Триває розслідуваннядля встановлення всіх обставин злочину. Зловмиснику загрожує до 15 роківтюрми.</text:p>
      <text:p text:style-name="P4">
Комплексні заходи проводили співробітники СБУ в Херсонській області спільно зНаціональною поліцією за процесуального керівництва обласної прокуратури.</text:p>
      <text:p text:style-name="P4">
<text:span text:style-name="T4">
Джерело:</text:span>
 <text:a xlink:type="simple" xlink:href="https://ssu.gov.ua/novyny/sbu-zatrymala-chynnoho-posadovtsia-khersonskoi-ova-yakyi-u-period-okupatsii-mista-pratsiuvav-na-rashystiv" text:style-name="Internet_20_link" text:visited-style-name="Visited_20_Internet_20_Link">
<text:span text:style-name="T5">
СБУ</text:span>
</text:a>
</text:p>
      <text:p text:style-name="P4">
Source: <text:a xlink:type="simple" xlink:href="https://armyinform.com.ua/2023/06/03/zatrymano-chynnogo-posadovczya-hersonskoyi-ova-yakyj-u-period-okupacziyi-mista-praczyuvav-na-rashystiv/" text:style-name="Internet_20_link" text:visited-style-name="Visited_20_Internet_20_Link">
https://armyinform.com.ua/2023/06/03/zatrymano-chynnogo-posadovczya-hersonskoyi-ova-yakyj-u-period-okupacziyi-mista-praczyuvav-na-rashystiv/</text:a>
</text:p>
      <!--NEWS-->
      <text:h text:style-name="P10" text:outline-level="1">
<text:span text:style-name="T4">
152 населених пункти були обстріляні армією рф за минулу добу</text:span>
</text:h>
      <text:p text:style-name="P4">
Author: ['АРМІЯINFORM']</text:p>
      <text:p text:style-name="P4">
Time: 2023-06-03T63:00:00-04:00</text:p>
      <text:p text:style-name="P4">
Description: Протягом минулої доби російські війська обстріляли територію 9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03_10-54-06.jpg" text:style-name="Internet_20_link" text:visited-style-name="Visited_20_Internet_20_Link">
photo_2023-06-03_10-54-06.jpg</text:a>
']</text:p>
      <text:p text:style-name="P4">
Tags: ['STOPRUSSIA', 'АГРЕСІЯ РФ', 'ВТОРГНЕННЯ РФ']</text:p>
      <text:p text:style-name="P4">
Category: News</text:p>
      <!--METADATA-->
      <text:p text:style-name="P4">
<draw:frame draw:style-name="fr1" draw:name="Image238" text:anchor-type="as-char" svg:width="6.9236in" svg:height="4.634123in" draw:z-index="0">
<draw:image xlink:href="../Images/AРМІЯINFORM/2023-06-03T63-00-00-04-00/photo_2023-06-03_10-54-06.jpg" xlink:type="simple" xlink:show="embed" xlink:actuate="onLoad" draw:mime-type="image/jpeg"/>
</draw:frame>
</text:p>
      <text:p text:style-name="P4">
Протягом минулої доби російські війська обстріляли територію 9 областейУкраїни.</text:p>
      <text:p text:style-name="P4">
Про це <text:a xlink:type="simple" xlink:href="https://t.me/militarymediacenter/2116" text:style-name="Internet_20_link" text:visited-style-name="Visited_20_Internet_20_Link">
повідомляє</text:a>
 Military MediaCenter.</text:p>
      <text:p text:style-name="P4">
З різних видів озброєння (міномети, танки, артилерія, РСЗВ, ОТРК, тактичнаавіація) були обстріляні 152 населених пункти та 219 об’єктів інфраструктури.</text:p>
      <text:p text:style-name="P4">
За попередньою інформацією, є загиблі та поранені серед цивільного населення,кількість жертв уточнюється.</text:p>
      <text:p text:style-name="P4">
Source: <text:a xlink:type="simple" xlink:href="https://armyinform.com.ua/2023/06/03/152-naselenyh-punkty-buly-obstrilyani-armiyeyu-rf-za-mynulu-dobu/" text:style-name="Internet_20_link" text:visited-style-name="Visited_20_Internet_20_Link">
https://armyinform.com.ua/2023/06/03/152-naselenyh-punkty-buly-obstrilyani-armiyeyu-rf-za-mynulu-dobu/</text:a>
</text:p>
      <!--NEWS-->
      <text:h text:style-name="P10" text:outline-level="1">
<text:span text:style-name="T4">
Це дуже важко, коли не можеш захистити дитину від загрози — Олена Зеленська</text:span>
</text:h>
      <text:p text:style-name="P4">
Author: ['АРМІЯINFORM']</text:p>
      <text:p text:style-name="P4">
Time: 2023-06-03T64:00:00-04:00</text:p>
      <text:p text:style-name="P4">
Description: Дитячій плач під звуки сирен… Кожна мати знає: це дуже важко, коли не можеш захисти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03_10-47-04.jpg" text:style-name="Internet_20_link" text:visited-style-name="Visited_20_Internet_20_Link">
photo_2023-06-03_10-47-04.jpg</text:a>
']</text:p>
      <text:p text:style-name="P4">
Tags: ['STOPRUSSIA', 'АГРЕСІЯ РФ', 'ВТОРГНЕННЯ РФ', 'ОЛЕНА ЗЕЛЕНСЬКА']</text:p>
      <text:p text:style-name="P4">
Category: News</text:p>
      <!--METADATA-->
      <text:p text:style-name="P4">
<draw:frame draw:style-name="fr1" draw:name="Image239" text:anchor-type="as-char" svg:width="6.9236in" svg:height="4.619339in" draw:z-index="0">
<draw:image xlink:href="../Images/AРМІЯINFORM/2023-06-03T64-00-00-04-00/photo_2023-06-03_10-47-04.jpg" xlink:type="simple" xlink:show="embed" xlink:actuate="onLoad" draw:mime-type="image/jpeg"/>
</draw:frame>
</text:p>
      <text:p text:style-name="P4">
Дитячій плач під звуки сирен… Кожна мати знає: це дуже важко, коли не можешзахистити дитину від загрози. Тому, коли ми говоримо сьогодні про захистдітей, насамперед ідеться про буквальний захист. Від загибелі, травм,страждань, від смерті.</text:p>
      <text:p text:style-name="P4">
Про це перша леді України Олена Зеленська<text:a xlink:type="simple" xlink:href="https://t.me/FirstLadyOfUkraine/3277" text:style-name="Internet_20_link" text:visited-style-name="Visited_20_Internet_20_Link">
написала</text:a>
 у Телеграм.</text:p>
      <text:p text:style-name="P4">
Захист дітей означає, що вони не повинні гинути під уламками ракет і заваламирідних будинків. Не повинні втрачати здоров’я, руки й ноги.</text:p>
      <text:p text:style-name="P4">
Не повинні ставати жертвами викрадення — а росія вивезла понад 19 тисяч нашихдітей.</text:p>
      <text:p text:style-name="P4">
Захист дітей означає захист від сирітства — тому саме зараз, у найтяжчі часи,Україна переходить до родинних форм виховання, щоб позбутися сиротинців.</text:p>
      <text:p text:style-name="P4">
Захист дітей означає, що вони не повинні ставати вимушеними переселенцями —ані в своїй, ані в іншій країні. Не повинні сумувати за домом та близькими.</text:p>
      <text:p text:style-name="P4">
Захист дітей передбачає захист їхнього права на навчання та розвиток — вони неповинні навчатись у бомбосховищах і розрізняти ракети та дрони за звуком. А цесаме те, що роблять українські діти.</text:p>
      <text:p text:style-name="P4">
Але це небезпеки не лише для наших дітей. Коли дитинство в одній країні підзагрозою — воно під загрозою повсюдно. Це виклик усім батькам і дорослим. Івідповісти на нього можна лише разом.</text:p>
      <text:p text:style-name="P4">
— Взяла участь в онлайн-режимі у конференції з питань захисту прав дітей (EUsupport for Reconstruction and Reform of Ukraine’s Child Protection System),що проходить в Швеції. Згідно з меморандумом між цими інстанціями, Швеціястане партнером України у захисті дітей ті їхніх прав. Вдячна за цю співпрацю.Ми зможемо допомогти не лише українським дітям, а й дитинству загалом. Щобжодна дитина у жодному місті світу не плакала вночі під звуки сирен, —наголосила Олена Зеленська.</text:p>
      <text:p text:style-name="P4">
Source: <text:a xlink:type="simple" xlink:href="https://armyinform.com.ua/2023/06/03/cze-duzhe-vazhko-koly-ne-mozhesh-zahystyty-dytynu-vid-zagrozy-olena-zelenska/" text:style-name="Internet_20_link" text:visited-style-name="Visited_20_Internet_20_Link">
https://armyinform.com.ua/2023/06/03/cze-duzhe-vazhko-koly-ne-mozhesh-zahystyty-dytynu-vid-zagrozy-olena-zelenska/</text:a>
</text:p>
      <!--NEWS-->
      <text:h text:style-name="P10" text:outline-level="1">
<text:span text:style-name="T4">
За час широкомасштабного вторгнення кількість жінок у лавах ЗСУ збільшилася вдвічі</text:span>
</text:h>
      <text:p text:style-name="P4">
Author: ['АРМІЯINFORM']</text:p>
      <text:p text:style-name="P4">
Time: 2023-06-03T65:00:00-04:00</text:p>
      <text:p text:style-name="P4">
Description: Понад 60 тисяч жінок стоять на захисті України. Більше ніж 42 тисячі з них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03_11-30-34.jpg" text:style-name="Internet_20_link" text:visited-style-name="Visited_20_Internet_20_Link">
photo_2023-06-03_11-30-34.jpg</text:a>
']</text:p>
      <text:p text:style-name="P4">
Tags: ['STOPRUSSIA', 'АГРЕСІЯ РФ', 'ВТОРГНЕННЯ РФ', 'МІНІСТЕРСТВО ОБОРОНИ УКРАЇНИ']</text:p>
      <text:p text:style-name="P4">
Category: News</text:p>
      <!--METADATA-->
      <text:p text:style-name="P4">
<draw:frame draw:style-name="fr1" draw:name="Image240" text:anchor-type="as-char" svg:width="6.9236in" svg:height="4.608521in" draw:z-index="0">
<draw:image xlink:href="../Images/AРМІЯINFORM/2023-06-03T65-00-00-04-00/photo_2023-06-03_11-30-34.jpg" xlink:type="simple" xlink:show="embed" xlink:actuate="onLoad" draw:mime-type="image/jpeg"/>
</draw:frame>
</text:p>
      <text:p text:style-name="P4">
Понад 60 тисяч жінок стоять на захисті України. Більше ніж 42 тисячі з них —жінки-військовослужбовці.</text:p>
      <text:p text:style-name="P4">
Про це <text:a xlink:type="simple" xlink:href="https://t.me/ministry_of_defense_ua/7648" text:style-name="Internet_20_link" text:visited-style-name="Visited_20_Internet_20_Link">
повідомляє</text:a>
 Міністерствооборони України у Телеграм.</text:p>
      <text:p text:style-name="P4">
Ця цифра постійно збільшується, адже у відповідь на російське вторгненнязначна кількість українських жінок долучилася до лав ЗСУ.</text:p>
      <text:p text:style-name="P4">
Сприяють цьому також суттєві зрушення в українському законодавстві, якідозволяють жінкам повною мірою реалізувати себе у війську.</text:p>
      <text:p text:style-name="P4">
«Жінки тримають оборону нарівні з чоловіками, воюють, ризикують і, на жаль,віддають свої життя. Вони — взірець відваги та відданості для всього світу!» —йдеться у повідомленні.</text:p>
      <text:p text:style-name="P4">
Для порівняння, у 2021 році, до початку широкомасштабного вторгнення росії вУкраїну, кількість жінок у лавах Збройних Сил України становила близько 30тисяч.</text:p>
      <text:p text:style-name="P4">
Source: <text:a xlink:type="simple" xlink:href="https://armyinform.com.ua/2023/06/03/za-chas-shyrokomasshtabnogo-vtorgnennya-kilkist-zhinok-u-lavah-zsu-zbilshylasya-vdvichi/" text:style-name="Internet_20_link" text:visited-style-name="Visited_20_Internet_20_Link">
https://armyinform.com.ua/2023/06/03/za-chas-shyrokomasshtabnogo-vtorgnennya-kilkist-zhinok-u-lavah-zsu-zbilshylasya-vdvichi/</text:a>
</text:p>
      <!--NEWS-->
      <text:h text:style-name="P10" text:outline-level="1">
<text:span text:style-name="T4">
Керівник Офісу Президента України обговорив з  радником Президента США прагнення України реалізувати українську формулу миру</text:span>
</text:h>
      <text:p text:style-name="P4">
Author: ['АРМІЯINFORM']</text:p>
      <text:p text:style-name="P4">
Time: 2023-06-03T66:00:00-04:00</text:p>
      <text:p text:style-name="P4">
Description: У межах постійного діалогу із союзниками керівник Офісу Президента України Андрій Єрма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49c9f3-ermak-sallyvan.jpeg" text:style-name="Internet_20_link" text:visited-style-name="Visited_20_Internet_20_Link">
f49c9f3-ermak-sallyvan.jpeg</text:a>
']</text:p>
      <text:p text:style-name="P4">
Tags: ['STOPRUSSIA', 'АГРЕСІЯ РФ', 'ВТОРГНЕННЯ РФ', 'США']</text:p>
      <text:p text:style-name="P4">
Category: News</text:p>
      <!--METADATA-->
      <text:p text:style-name="P4">
<draw:frame draw:style-name="fr1" draw:name="Image241" text:anchor-type="as-char" svg:width="6.9236in" svg:height="3.4618in" draw:z-index="0">
<draw:image xlink:href="../Images/AРМІЯINFORM/2023-06-03T66-00-00-04-00/f49c9f3-ermak-sallyvan.jpeg" xlink:type="simple" xlink:show="embed" xlink:actuate="onLoad" draw:mime-type="image/jpeg"/>
</draw:frame>
</text:p>
      <text:p text:style-name="P4">
У межах постійного діалогу із союзниками керівник Офісу Президента УкраїниАндрій Єрмак провів телефонну розмову з радником Президента Сполучених ШтатівАмерики з питань національної безпеки Джейком Салліваном.</text:p>
      <text:p text:style-name="P4">
Про це <text:a xlink:type="simple" xlink:href="https://www.president.gov.ua/news/u-mezhah-postijnogo-dialogu-kerivnik-ofisu-prezidenta-ukrayi-83385" text:style-name="Internet_20_link" text:visited-style-name="Visited_20_Internet_20_Link">
повідомляє</text:a>
 Офіс Президента України.</text:p>
      <text:p text:style-name="P4">
Андрій Єрмак висловив подяку США за лідерську роль у забезпеченні Україниозброєнням і засобами, необхідними для боротьби з російською агресією, а такожза допомогу у задоволенні довгострокових потреб українських Повітряних сил,включно з навчанням на F-16 пілотів і можливим постачанням винищувачів F-16через коаліцію союзників і партнерів.</text:p>
      <text:p text:style-name="P4">
Сторони також обговорили прагнення України реалізувати українську формулу мируяк основу для досягнення сталого миру у Європі. Керівник Офісу Президентанаголосив на важливості залучення до її підтримки якнайбільшої кількості країнсвіту.</text:p>
      <text:p text:style-name="P4">
Крім того, Андрій Єрмак поінформував Джейка Саллівана про актуальну ситуаціюна полі бою з російським агресором і заходи, яких вживають сили оборони зметою деокупації українських територій.</text:p>
      <text:p text:style-name="P4">
Керівник Офісу Глави держави подякував Президенту США Джозефу Байдену, усіййого команді, обом палатам Конгресу за незмінну потужну допомогу Україні, тавсьому американському народові за те, що стоїть пліч-о-пліч із українцями вборотьбі проти тиранії й авторитаризму у Європі та світі.</text:p>
      <text:p text:style-name="P4">
Source: <text:a xlink:type="simple" xlink:href="https://armyinform.com.ua/2023/06/03/kerivnyk-ofisu-prezydenta-ukrayiny-obgovoryv-z-radnykom-prezydenta-ssha-pragnennya-ukrayiny-realizuvaty-ukrayinsku-formulu-myru/" text:style-name="Internet_20_link" text:visited-style-name="Visited_20_Internet_20_Link">
https://armyinform.com.ua/2023/06/03/kerivnyk-ofisu-prezydenta-ukrayiny-obgovoryv-z-radnykom-prezydenta-ssha-pragnennya-ukrayiny-realizuvaty-ukrayinsku-formulu-myru/</text:a>
</text:p>
      <!--NEWS-->
      <text:h text:style-name="P10" text:outline-level="1">
<text:span text:style-name="T4">
Офіс Генпрокурора України: задокументовано понад 90 тисяч воєнних злочинів</text:span>
</text:h>
      <text:p text:style-name="P4">
Author: ['АРМІЯINFORM']</text:p>
      <text:p text:style-name="P4">
Time: 2023-06-03T67: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warcrime-03062023ua.jpg" text:style-name="Internet_20_link" text:visited-style-name="Visited_20_Internet_20_Link">
warcrime-03062023ua.jpg</text:a>
', '<text:a xlink:type="simple" xlink:href="https://armyinform.com.ua/wp-content/uploads/2023/06/warcrime-03062023en.jpg" text:style-name="Internet_20_link" text:visited-style-name="Visited_20_Internet_20_Link">
warcrime-03062023en.jpg</text:a>
']</text:p>
      <text:p text:style-name="P4">
Tags: ['STOPRUSSIA', 'АГРЕСІЯ РФ', 'ВТОРГНЕННЯ РФ']</text:p>
      <text:p text:style-name="P4">
Category: News</text:p>
      <!--METADATA-->
      <text:p text:style-name="P4">
<draw:frame draw:style-name="fr1" draw:name="Image242" text:anchor-type="as-char" svg:width="6.9236in" svg:height="4.448413in" draw:z-index="0">
<draw:image xlink:href="../Images/AРМІЯINFORM/2023-06-03T67-00-00-04-00/warcrime-0306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 3 червня</text:span>
 зареєстровано:</text:p>
      <ul>
        <li>
91 061 воєнний злочин,  * 17 316 злочинів проти національної безпеки України.</li>
      </ul>
      <text:p text:style-name="P4">
Крім того, за офіційними даними ювенальних прокурорів, <text:span text:style-name="T4">
1482 дитинипостраждали</text:span>
 внаслідок агресії рф, з них:</text:p>
      <ul>
        <li>
484 — дитини загинули;  * 998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243" text:anchor-type="as-char" svg:width="6.9236in" svg:height="4.448413in" draw:z-index="0">
<draw:image xlink:href="../Images/AРМІЯINFORM/2023-06-03T67-00-00-04-00/warcrime-03062023en.jpg" xlink:type="simple" xlink:show="embed" xlink:actuate="onLoad" draw:mime-type="image/jpeg"/>
</draw:frame>
</text:p>
      <text:p text:style-name="P4">
Source: <text:a xlink:type="simple" xlink:href="https://armyinform.com.ua/2023/06/03/ofis-genprokurora-ukrayiny-zadokumentovano-ponad-90-tysyach-voyennyh-zlochyniv-3/" text:style-name="Internet_20_link" text:visited-style-name="Visited_20_Internet_20_Link">
https://armyinform.com.ua/2023/06/03/ofis-genprokurora-ukrayiny-zadokumentovano-ponad-90-tysyach-voyennyh-zlochyniv-3/</text:a>
</text:p>
      <!--NEWS-->
      <text:h text:style-name="P10" text:outline-level="1">
<text:span text:style-name="T4">
За добу піротехніки ДСНС знешкодили понад 500 вибухонебезпечних предметів, зокрема 8 авіабомб</text:span>
</text:h>
      <text:p text:style-name="P4">
Author: ['АРМІЯINFORM']</text:p>
      <text:p text:style-name="P4">
Time: 2023-06-03T68:00:00-04:00</text:p>
      <text:p text:style-name="P4">
Description: Протягом минулої доби, 2 черв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iny-4.jpg" text:style-name="Internet_20_link" text:visited-style-name="Visited_20_Internet_20_Link">
miny-4.jpg</text:a>
', '<text:a xlink:type="simple" xlink:href="https://armyinform.com.ua/wp-content/uploads/2023/06/346886495_225229213626577_4501536989525382498_n.jpg" text:style-name="Internet_20_link" text:visited-style-name="Visited_20_Internet_20_Link">
346886495_225229213626577_4501536989525382498_n.jpg</text:a>
']</text:p>
      <text:p text:style-name="P4">
Tags: []</text:p>
      <text:p text:style-name="P4">
Category: News</text:p>
      <!--METADATA-->
      <text:p text:style-name="P4">
<draw:frame draw:style-name="fr1" draw:name="Image244" text:anchor-type="as-char" svg:width="6.9236in" svg:height="4.277246in" draw:z-index="0">
<draw:image xlink:href="../Images/AРМІЯINFORM/2023-06-03T68-00-00-04-00/miny-4.jpg" xlink:type="simple" xlink:show="embed" xlink:actuate="onLoad" draw:mime-type="image/jpeg"/>
</draw:frame>
Ілюстративне фото</text:p>
      <text:p text:style-name="P4">
Протягом минулої доби, <text:span text:style-name="T4">
2 червня</text:span>
 , піротехнічні підрозділи Державної службиУкраїни з надзвичайних ситуацій <text:span text:style-name="T4">
156 разів</text:span>
 залучалися до виконання завданьз розмінування.</text:p>
      <text:p text:style-name="P4">
Про це <text:span text:style-name="T5">
<text:a xlink:type="simple" xlink:href="https://dsns.gov.ua/uk/news/nadzvicaini-podiyi/operativna-informaciia-shhodo-roboti-pirotexnicnix-pidrozdiliv-dsns-ukrayini-62" text:style-name="Internet_20_link" text:visited-style-name="Visited_20_Internet_20_Link">
повідомляє</text:a>
</text:span>
 ДСНС України.</text:p>
      <text:p text:style-name="P4">
Піротехнічними підрозділами виявлено, вилучено і знешкоджено <text:span text:style-name="T4">
569вибухонебезпечних</text:span>
 <text:span text:style-name="T4">
предметів,</text:span>
 зокрема <text:span text:style-name="T4">
8 авіаційних бомб.</text:span>
 Обстежено(очищено) територію площею <text:span text:style-name="T4">
248 гектарів</text:span>
.</text:p>
      <text:p text:style-name="P4">
Найчастіше піротехнічні підрозділи працювали: на Харківщині 18 778 разів,Київщині — 7857, Донеччині — 5596, Миколаївщині — 5055, Херсонщині — 5288,Чернігівщині — 4662, Сумщині — 2127, Черкащині — 1111.</text:p>
      <text:p text:style-name="P4">
<text:span text:style-name="T4">
Довідково:</text:span>
 Всього від початку широкомасштабної агресії російськоїфедерації на території України знешкоджено 395 тис. 993 од. вибухонебезпечнихпредметів та 2 тис. 891 кг вибухової речовини, зокрема 2 тис. 973 од.авіаційних бомб. Обстежено територію площею близько 88 тис. 328 гектарів.</text:p>
      <text:p text:style-name="P4">
Усього залишається 174 тис. кв. км потенційно небезпечних територій, щостановить 30% від загальної площі держави.</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ьте про знахідку підрозділи ДСНС — 101 або поліції — 102.Дочекайтеся приїзду фахівців та вкажіть місце розташування підозрілоїзнахідки.</text:p>
      <text:p text:style-name="P4">
<draw:frame draw:style-name="fr1" draw:name="Image245" text:anchor-type="as-char" svg:width="6.9236in" svg:height="8.6545in" draw:z-index="0">
<draw:image xlink:href="../Images/AРМІЯINFORM/2023-06-03T68-00-00-04-00/346886495_225229213626577_4501536989525382498_n.jpg" xlink:type="simple" xlink:show="embed" xlink:actuate="onLoad" draw:mime-type="image/jpeg"/>
</draw:frame>
</text:p>
      <text:p text:style-name="P4">
Source: <text:a xlink:type="simple" xlink:href="https://armyinform.com.ua/2023/06/03/za-dobu-pirotehniky-dsns-zneshkodyly-ponad-500-vybuhonebezpechnyh-predmetiv-zokrema-8-aviabomb/" text:style-name="Internet_20_link" text:visited-style-name="Visited_20_Internet_20_Link">
https://armyinform.com.ua/2023/06/03/za-dobu-pirotehniky-dsns-zneshkodyly-ponad-500-vybuhonebezpechnyh-predmetiv-zokrema-8-aviabomb/</text:a>
</text:p>
      <!--NEWS-->
      <text:h text:style-name="P10" text:outline-level="1">
<text:span text:style-name="T4">
Олексій Резніков обговорив з міністрами оборони трьох країн, як припинити війну росії проти України</text:span>
</text:h>
      <text:p text:style-name="P4">
Author: ['АРМІЯINFORM']</text:p>
      <text:p text:style-name="P4">
Time: 2023-06-03T69:00:00-04:00</text:p>
      <text:p text:style-name="P4">
Description: Міністр оборони України Олексій Резніков поспілкувався з міністром оборони Сінгапур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xrzyiywiaazmau.jpg" text:style-name="Internet_20_link" text:visited-style-name="Visited_20_Internet_20_Link">
fxrzyiywiaazmau.jpg</text:a>
']</text:p>
      <text:p text:style-name="P4">
Tags: ['STOPRUSSIA', 'АГРЕСІЯ РФ', 'ВЕЛИКОБРИТАНІЯ', 'ВТОРГНЕННЯ РФ', 'ОЛЕКСІЙ РЕЗНІКОВ', 'ОФІЦІЙНО', 'СІНГАПУР', 'США']</text:p>
      <text:p text:style-name="P4">
Category: News</text:p>
      <!--METADATA-->
      <text:p text:style-name="P4">
<draw:frame draw:style-name="fr1" draw:name="Image246" text:anchor-type="as-char" svg:width="6.9236in" svg:height="5.551875in" draw:z-index="0">
<draw:image xlink:href="../Images/AРМІЯINFORM/2023-06-03T69-00-00-04-00/fxrzyiywiaazmau.jpg" xlink:type="simple" xlink:show="embed" xlink:actuate="onLoad" draw:mime-type="image/jpeg"/>
</draw:frame>
</text:p>
      <text:p text:style-name="P4">
Міністр оборони України Олексій Резніков поспілкувався з міністром оборониСінгапуру доктором Нг Енг Хеном, Державним секретарем Великобританії з питаньоборони Беном Воллесом та міністром оборони США Ллойдом Дж. Остіном III.</text:p>
      <text:p text:style-name="P4">
Про це Олексій Резніков<text:a xlink:type="simple" xlink:href="https://twitter.com/oleksiireznikov/status/1664911063706484742" text:style-name="Internet_20_link" text:visited-style-name="Visited_20_Internet_20_Link">
написав</text:a>
 уТвіттері.</text:p>
      <text:p text:style-name="P4">
«Після круглого столу міністрів оборони, які беруть участь у діалозі Шангрі-ЛаIISS, я поспілкувався з міністром оборони Сінгапуру доктором Нг Енг Хеном імоїми хорошими друзями та колегами Державним секретарем Великобританії зпитань оборони Беном Воллесом та міністром оборони США Ллойдом Дж. ОстіномIII, про найактуальніші питання: як припинити триваючу війну росії протиУкраїни, відновити справедливість і побудувати безпечніший світ», — йдеться уповідомленні.</text:p>
      <text:p text:style-name="P4">
Source: <text:a xlink:type="simple" xlink:href="https://armyinform.com.ua/2023/06/03/oleksij-reznikov-obgovoryv-z-ministramy-oborony-troh-krayin-yak-prypynyty-vijnu-rosiyi-proty-ukrayiny/" text:style-name="Internet_20_link" text:visited-style-name="Visited_20_Internet_20_Link">
https://armyinform.com.ua/2023/06/03/oleksij-reznikov-obgovoryv-z-ministramy-oborony-troh-krayin-yak-prypynyty-vijnu-rosiyi-proty-ukrayiny/</text:a>
</text:p>
      <!--NEWS-->
      <text:h text:style-name="P10" text:outline-level="1">
<text:span text:style-name="T4">
У Північній операційній зоні відбулися навчання екіпажів вертольотів Мі-24 та Мі-8 із бойовою стрільбою</text:span>
</text:h>
      <text:p text:style-name="P4">
Author: ['АРМІЯINFORM']</text:p>
      <text:p text:style-name="P4">
Time: 2023-06-03T70:00:00-04:00</text:p>
      <text:p text:style-name="P4">
Description: Задля підтримання бойового вишкілу наймобільнішої та найефективнішої складової Збро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47566044_1648365705658981_3454433432808097140_n.jpg" text:style-name="Internet_20_link" text:visited-style-name="Visited_20_Internet_20_Link">
347566044_1648365705658981_3454433432808097140_n.jpg</text:a>
', '<text:a xlink:type="simple" xlink:href="https://armyinform.com.ua/wp-content/uploads/2023/06/347564662_225626186897420_4451678402985106212_n.jpg" text:style-name="Internet_20_link" text:visited-style-name="Visited_20_Internet_20_Link">
347564662_225626186897420_4451678402985106212_n.jpg</text:a>
']</text:p>
      <text:p text:style-name="P4">
Tags: []</text:p>
      <text:p text:style-name="P4">
Category: News</text:p>
      <!--METADATA-->
      <text:p text:style-name="P4">
<draw:frame draw:style-name="fr1" draw:name="Image247" text:anchor-type="as-char" svg:width="6.9236in" svg:height="4.800363in" draw:z-index="0">
<draw:image xlink:href="../Images/AРМІЯINFORM/2023-06-03T70-00-00-04-00/347566044_1648365705658981_3454433432808097140_n.jpg" xlink:type="simple" xlink:show="embed" xlink:actuate="onLoad" draw:mime-type="image/jpeg"/>
</draw:frame>
</text:p>
      <text:p text:style-name="P4">
Задля підтримання бойового вишкілу наймобільнішої та найефективнішої складовоїЗбройних Сил України, у Північній операційній зоні, під керівництвомкомандувача Об’єднаних Сил ЗС України генерал-лейтенанта Сергія Наєвапроведено низку навчань екіпажів бойових вертольотів Мі-24 та військово-транспортних вертольотів Мі-8 із бойовою стрільбою.</text:p>
      <text:p text:style-name="P4">
Про це<text:a xlink:type="simple" xlink:href="https://www.facebook.com/JointForcesCommandAFU/posts/pfbid032JBq5CNQVanyUfGtTWaz53RJjXsCKxxtVpjXmhFwpXqkWgxuLVuPJGU1g6aVMHaPl" text:style-name="Internet_20_link" text:visited-style-name="Visited_20_Internet_20_Link">
повідомляє</text:a>
Командування Об'єднаних сил ЗСУ у Фейсбук.</text:p>
      <text:p text:style-name="P4">
За словами командувача, пілоти відпрацьовують ті завдання, які їм необхідні вреальній бойовій ситуації, готуються за відповідними льотними вправами йодночасно набувають певного досвіду.</text:p>
      <text:p text:style-name="P4">
– Левова частка вертолітників, що зараз беруть участь у тренування нещодавноповернулися з виконання бойових завдань на сході нашої держави. Свійбагаторічний та безоцінний бойовий досвід, який отримали там, сьогодні вонипередають молодим льотчикам, – зазначив генерал-лейтенант Сергій Наєв.</text:p>
      <text:p text:style-name="P4">
<draw:frame draw:style-name="fr1" draw:name="Image248" text:anchor-type="as-char" svg:width="6.9236in" svg:height="4.477261in" draw:z-index="0">
<draw:image xlink:href="../Images/AРМІЯINFORM/2023-06-03T70-00-00-04-00/347564662_225626186897420_4451678402985106212_n.jpg" xlink:type="simple" xlink:show="embed" xlink:actuate="onLoad" draw:mime-type="image/jpeg"/>
</draw:frame>
Якповідомив командувач, протягом кількох днів разом тренувалися і група бойовогоуправління, і льотчики, і інженерно-технічний склад, тому що єдина роботаєдиної команди — це запорука успішного виконання бойових завдань.</text:p>
      <text:p text:style-name="P4">
— Зокрема, фахівці інженерно-авіаційної служби проводять чимало різних видівпідготовки згідно з регламентом технічної експлуатації авіаційної техніки.Зважаючи кількість польотів та складність виконання завдань, великенавантаження та відповідальність покладається саме на техніків, — наголосивгенерал-лейтенант Сергій Наєв.</text:p>
      <text:p text:style-name="P4">
За словами командувача, особовий склад вертолітного підрозділу дужемотивований, готовий до виконання завдань і продовжує свою підготовку задлятого, щоб бити ворога з повітря.</text:p>
      <text:p text:style-name="P4">
— Я поспілкувався із командиром, із льотним складом, з інженерно-технічнимифахівцями. Усі вони є майстрами військової справи. Я на власні очі побачив, яквони продовжують підвищувати свою майстерність і я впевнений — колизнадобиться, ці льотчики виконають своє завдання на відмінно, — підкресливгенерал-лейтенант Сергій Наєв.</text:p>
      <text:p text:style-name="P4">
Source: <text:a xlink:type="simple" xlink:href="https://armyinform.com.ua/2023/06/03/u-pivnichnij-operaczijnij-zoni-vidbulysya-navchannya-ekipazhiv-vertolotiv-mi-24-ta-mi-8-iz-bojovoyu-strilboyu/" text:style-name="Internet_20_link" text:visited-style-name="Visited_20_Internet_20_Link">
https://armyinform.com.ua/2023/06/03/u-pivnichnij-operaczijnij-zoni-vidbulysya-navchannya-ekipazhiv-vertolotiv-mi-24-ta-mi-8-iz-bojovoyu-strilboyu/</text:a>
</text:p>
      <!--NEWS-->
      <text:h text:style-name="P10" text:outline-level="1">
<text:span text:style-name="T4">
Бахмут для ворога залишається більш пріоритетним, ніж Бєлгородщина — Сергій Череватий</text:span>
</text:h>
      <text:p text:style-name="P4">
Author: ['Олексій Мосейченок']</text:p>
      <text:p text:style-name="P4">
Time: 2023-06-03T71:00:00-04:00</text:p>
      <text:p text:style-name="P4">
Description: Про це в ефірі телемарафону «Єдині новини» повідомив речник Східного угруповання війсь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cherevatyj-bahmut-2.jpg" text:style-name="Internet_20_link" text:visited-style-name="Visited_20_Internet_20_Link">
cherevatyj-bahmut-2.jpg</text:a>
']</text:p>
      <text:p text:style-name="P4">
Tags: ['STOPRUSSIA', 'АГРЕСІЯ РФ', 'ВТОРГНЕННЯ РФ', 'СЕРГІЙ ЧЕРЕВАТИЙ', 'ТЕЛЕМАРАФОН "ЄДИНІ НОВИНИ"']</text:p>
      <text:p text:style-name="P4">
Category: News</text:p>
      <!--METADATA-->
      <text:p text:style-name="P4">
<draw:frame draw:style-name="fr1" draw:name="Image249" text:anchor-type="as-char" svg:width="6.9236in" svg:height="4.32725in" draw:z-index="0">
<draw:image xlink:href="../Images/AРМІЯINFORM/2023-06-03T71-00-00-04-00/cherevatyj-bahmut-2.jpg" xlink:type="simple" xlink:show="embed" xlink:actuate="onLoad" draw:mime-type="image/jpeg"/>
</draw:frame>
 Полковник Сергій Череватий. Колаж АрміяInform</text:p>
      <text:p text:style-name="P4">
Про це в ефірі телемарафону «Єдині новини» повідомив речник Східногоугруповання військ ЗСУ полковник Сергій Череватий.</text:p>
      <text:p text:style-name="P4">
— Ворог втратив десять місяців у часі й за різними оцінками до 100 тисячособового складу вбитими та пораненими, щоб, підкреслюю, не до кінця захопитирайонний центр Бахмут. Вони розуміють, що в разі нашої блискавичної операціїможуть позбутися своїх досягнень. І це може стати дестабілізуючим морально-психологічним елементом. Відтак росіяни роблять усе, щоб підтягнути на заміну«вагнерівцям» у район Бахмута повітряно-десантні підрозділи, які в них по-радянськи традиційно сприймаються як «швидка допомога». А на події і населенняу Бєлгородській області їм начхати. Залишки військового іміджу їм більшважливі.</text:p>
      <text:p text:style-name="P4">
За словами офіцера, рф проводить на Бахмутському напрямку ротаційні заходи,які потужно прикриває артилерійським вогнем. За цю добу ворог здійснив 400обстрілів та чотири авіанальоти.</text:p>
      <text:p text:style-name="P4">
— Ми зі свого боку завдаємо удари по ворогу всіма можливими засобами, абизавадити цим ротаційним заходам. Так би мовити, одних б’єм в дорогу, а іншихзустрічаємо, — зазначив Сергій Череватий.</text:p>
      <text:p text:style-name="P4">
Source: <text:a xlink:type="simple" xlink:href="https://armyinform.com.ua/2023/06/03/bahmut-dlya-voroga-zalyshayetsya-bilsh-priorytetnym-nizh-byelgorodshhyna-sergij-cherevatyj/" text:style-name="Internet_20_link" text:visited-style-name="Visited_20_Internet_20_Link">
https://armyinform.com.ua/2023/06/03/bahmut-dlya-voroga-zalyshayetsya-bilsh-priorytetnym-nizh-byelgorodshhyna-sergij-cherevatyj/</text:a>
</text:p>
      <!--NEWS-->
      <text:h text:style-name="P10" text:outline-level="1">
<text:span text:style-name="T4">
До амбасадорів фандрейзингової платформи United24 приєднався американський актор Міша Коллінз</text:span>
</text:h>
      <text:p text:style-name="P4">
Author: ['АРМІЯINFORM']</text:p>
      <text:p text:style-name="P4">
Time: 2023-06-03T72:00:00-04:00</text:p>
      <text:p text:style-name="P4">
Description: До команди амбасадорів фандрейзингової платформи United24 приєднався американський акто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bez-imeni.png" text:style-name="Internet_20_link" text:visited-style-name="Visited_20_Internet_20_Link">
bez-imeni.png</text:a>
']</text:p>
      <text:p text:style-name="P4">
Tags: ['STOPRUSSIA', 'UNITED24', 'АГРЕСІЯ РФ', 'ВТОРГНЕННЯ РФ', 'ПРЕЗИДЕНТ УКРАЇНИ']</text:p>
      <text:p text:style-name="P4">
Category: News</text:p>
      <!--METADATA-->
      <text:p text:style-name="P4">
<draw:frame draw:style-name="fr1" draw:name="Image250" text:anchor-type="as-char" svg:width="6.9236in" svg:height="5.640011in" draw:z-index="0">
<draw:image xlink:href="../Images/AРМІЯINFORM/2023-06-03T72-00-00-04-00/bez-imeni.png" xlink:type="simple" xlink:show="embed" xlink:actuate="onLoad" draw:mime-type="image/png"/>
</draw:frame>
</text:p>
      <text:p text:style-name="P4">
До команди амбасадорів фандрейзингової платформи United24 приєднавсяамериканський актор Міша Коллінз. Він підтримає напрям «Гуманітарнерозмінування».</text:p>
      <text:p text:style-name="P4">
Про це Президент України Володимир Зеленський<text:a xlink:type="simple" xlink:href="https://t.me/V_Zelenskiy_official/6458" text:style-name="Internet_20_link" text:visited-style-name="Visited_20_Internet_20_Link">
повідомив</text:a>
 у Телеграм.</text:p>
      <text:p text:style-name="P4">
— Дякую партнеру United24 Джайлзу Дьюлі за активну позицію та допомогу. МішаКоллінз і Джайлз Дьюлі активно підтримують Україну від початку російськоговторгнення. Дякуємо! — наголосив Глава держави. — Радий був зустрітися знашими амбасадорами Андрієм Шевченком та Олександром Зінченком, якіпрезентували благодійний матч на підтримку України Game4Ukraine.</text:p>
      <text:p text:style-name="P4">
Source: <text:a xlink:type="simple" xlink:href="https://armyinform.com.ua/2023/06/03/do-ambasadoriv-fandrejzyngovoyi-platformy-united24-pryyednavsya-amerykanskyj-aktor-misha-kollinz/" text:style-name="Internet_20_link" text:visited-style-name="Visited_20_Internet_20_Link">
https://armyinform.com.ua/2023/06/03/do-ambasadoriv-fandrejzyngovoyi-platformy-united24-pryyednavsya-amerykanskyj-aktor-misha-kollinz/</text:a>
</text:p>
      <!--NEWS-->
      <text:h text:style-name="P10" text:outline-level="1">
<text:span text:style-name="T4">
В Одесі курсанти перед випуском пройшли стажування на кораблях і суднах ВМС України</text:span>
</text:h>
      <text:p text:style-name="P4">
Author: ['Володимир Віват']</text:p>
      <text:p text:style-name="P4">
Time: 2023-06-03T73:00:00-04:00</text:p>
      <text:p text:style-name="P4">
Description: Курсанти Відділення військової підготовки Фахового коледжу морського транспорт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osnovna.jpg" text:style-name="Internet_20_link" text:visited-style-name="Visited_20_Internet_20_Link">
osnovna.jpg</text:a>
', '<text:a xlink:type="simple" xlink:href="https://armyinform.com.ua/wp-content/uploads/2023/06/anatolij-150x150.jpg" text:style-name="Internet_20_link" text:visited-style-name="Visited_20_Internet_20_Link">
anatolij-150x150.jpg</text:a>
', '<text:a xlink:type="simple" xlink:href="https://armyinform.com.ua/wp-content/uploads/2023/06/anatolij-2-150x150.jpg" text:style-name="Internet_20_link" text:visited-style-name="Visited_20_Internet_20_Link">
anatolij-2-150x150.jpg</text:a>
', '<text:a xlink:type="simple" xlink:href="https://armyinform.com.ua/wp-content/uploads/2023/06/maksym-150x150.jpg" text:style-name="Internet_20_link" text:visited-style-name="Visited_20_Internet_20_Link">
maksym-150x150.jpg</text:a>
', '<text:a xlink:type="simple" xlink:href="https://armyinform.com.ua/wp-content/uploads/2023/06/maksym-2-150x150.jpg" text:style-name="Internet_20_link" text:visited-style-name="Visited_20_Internet_20_Link">
maksym-2-150x150.jpg</text:a>
', '<text:a xlink:type="simple" xlink:href="https://armyinform.com.ua/wp-content/uploads/2023/06/maksym-3-150x150.jpg" text:style-name="Internet_20_link" text:visited-style-name="Visited_20_Internet_20_Link">
maksym-3-150x150.jpg</text:a>
', '<text:a xlink:type="simple" xlink:href="https://armyinform.com.ua/wp-content/uploads/2023/06/anastasiya-150x150.jpg" text:style-name="Internet_20_link" text:visited-style-name="Visited_20_Internet_20_Link">
anastasiya-150x150.jpg</text:a>
', '<text:a xlink:type="simple" xlink:href="https://armyinform.com.ua/wp-content/uploads/2023/06/anastasiya-2-150x150.jpg" text:style-name="Internet_20_link" text:visited-style-name="Visited_20_Internet_20_Link">
anastasiya-2-150x150.jpg</text:a>
', '<text:a xlink:type="simple" xlink:href="https://armyinform.com.ua/wp-content/uploads/2023/06/anastasiya-3-150x150.jpg" text:style-name="Internet_20_link" text:visited-style-name="Visited_20_Internet_20_Link">
anastasiya-3-150x150.jpg</text:a>
']</text:p>
      <text:p text:style-name="P4">
Tags: ['STOPRUSSIA', 'АГРЕСІЯ РФ', 'ВТОРГНЕННЯ РФ']</text:p>
      <text:p text:style-name="P4">
Category: News</text:p>
      <!--METADATA-->
      <text:p text:style-name="P4">
<draw:frame draw:style-name="fr1" draw:name="Image251" text:anchor-type="as-char" svg:width="6.9236in" svg:height="4.615733in" draw:z-index="0">
<draw:image xlink:href="../Images/AРМІЯINFORM/2023-06-03T73-00-00-04-00/osnovna.jpg" xlink:type="simple" xlink:show="embed" xlink:actuate="onLoad" draw:mime-type="image/jpeg"/>
</draw:frame>
</text:p>
      <text:p text:style-name="P4">
Курсанти Відділення військової підготовки Фахового коледжу морськоготранспорту Національного університету «Одеської морської академії» пройшлипередвипускне стажування на кораблях та суднах Військово-Морських Сил ЗСУкраїни.</text:p>
      <text:p text:style-name="P4">
Практична підготовка випускників проводилась відповідно до обраних нимиспеціальностей на посадах старшини рульової команди та старшинирадіотелеграфної команди.</text:p>
      <text:p text:style-name="P4">
Як розповів керівник стажування старший лейтенант Анатолій, упродовж місяцякурсанти набували навичок безпосередньо на своїх майбутніх посадах,застосовуючи на практиці здобуті за час навчання теоретичні знання.</text:p>
      <text:p text:style-name="P4">
<text:a xlink:type="simple" xlink:href="https://armyinform.com.ua/wp-content/uploads/2023/06/anatolij.jpg" text:style-name="Internet_20_link" text:visited-style-name="Visited_20_Internet_20_Link">
<draw:frame draw:style-name="fr1" draw:name="Image252" text:anchor-type="as-char" svg:width="6.9236in" svg:height="6.9236in" draw:z-index="0">
<draw:image xlink:href="../Images/AРМІЯINFORM/2023-06-03T73-00-00-04-00/anatolij-150x150.jpg" xlink:type="simple" xlink:show="embed" xlink:actuate="onLoad" draw:mime-type="image/jpeg"/>
</draw:frame>
</text:a>
</text:p>
      <text:p text:style-name="P4">
<text:a xlink:type="simple" xlink:href="https://armyinform.com.ua/wp-content/uploads/2023/06/anatolij-2.jpg" text:style-name="Internet_20_link" text:visited-style-name="Visited_20_Internet_20_Link">
<draw:frame draw:style-name="fr1" draw:name="Image253" text:anchor-type="as-char" svg:width="6.9236in" svg:height="6.9236in" draw:z-index="0">
<draw:image xlink:href="../Images/AРМІЯINFORM/2023-06-03T73-00-00-04-00/anatolij-2-150x150.jpg" xlink:type="simple" xlink:show="embed" xlink:actuate="onLoad" draw:mime-type="image/jpeg"/>
</draw:frame>
</text:a>
</text:p>
      <text:p text:style-name="P4">
— З особовим складом стажисти відпрацьовували весь розпорядок дня, бралиучасть в суднових бойових навчаннях, залучались до роботи на техніці, яка будеу їхньому завідуванні. Ми більше зосереджували їх на роботі з конкретнимизразками, на яких вони працюватимуть, — зазначив офіцер.</text:p>
      <text:p text:style-name="P4">
Він також повідомив, що по завершенні стажування курсанти успішно склализаліки та отримали відповідні оцінки від своїх керівників.</text:p>
      <text:p text:style-name="P4">
— Стажування показало, що курсанти добре справляються зі своїми обов’язками,вони дуже мотивовані здобути військову професію, постійно цікавлятьсяособливостями служби, працюють з особовим складом. Це здібні хлопці тадівчата, які з часом зможуть повністю та якісно опанувати свої посади, —наголосив Анатолій.</text:p>
      <text:p text:style-name="P4">
Один зі стажистів, курсант Максим, розповів, що за цей місяць йому вдалосядетально вивчити особливості проходження служби за обраною посадою старшинирульової команди. Хлопець на практиці опановував тонкощі управлінняпідпорядкованим особовим складом, виконання дії при маневруванні судна чи вразі ворожої атаки, алгоритми роботи з картами, вивчав тактико-технічніхарактеристики цього судна.</text:p>
      <text:p text:style-name="P4">
<text:a xlink:type="simple" xlink:href="https://armyinform.com.ua/wp-content/uploads/2023/06/maksym.jpg" text:style-name="Internet_20_link" text:visited-style-name="Visited_20_Internet_20_Link">
<draw:frame draw:style-name="fr1" draw:name="Image254" text:anchor-type="as-char" svg:width="6.9236in" svg:height="6.9236in" draw:z-index="0">
<draw:image xlink:href="../Images/AРМІЯINFORM/2023-06-03T73-00-00-04-00/maksym-150x150.jpg" xlink:type="simple" xlink:show="embed" xlink:actuate="onLoad" draw:mime-type="image/jpeg"/>
</draw:frame>
</text:a>
</text:p>
      <text:p text:style-name="P4">
<text:a xlink:type="simple" xlink:href="https://armyinform.com.ua/wp-content/uploads/2023/06/maksym-2.jpg" text:style-name="Internet_20_link" text:visited-style-name="Visited_20_Internet_20_Link">
<draw:frame draw:style-name="fr1" draw:name="Image255" text:anchor-type="as-char" svg:width="6.9236in" svg:height="6.9236in" draw:z-index="0">
<draw:image xlink:href="../Images/AРМІЯINFORM/2023-06-03T73-00-00-04-00/maksym-2-150x150.jpg" xlink:type="simple" xlink:show="embed" xlink:actuate="onLoad" draw:mime-type="image/jpeg"/>
</draw:frame>
</text:a>
</text:p>
      <text:p text:style-name="P4">
<text:a xlink:type="simple" xlink:href="https://armyinform.com.ua/wp-content/uploads/2023/06/maksym-3.jpg" text:style-name="Internet_20_link" text:visited-style-name="Visited_20_Internet_20_Link">
<draw:frame draw:style-name="fr1" draw:name="Image256" text:anchor-type="as-char" svg:width="6.9236in" svg:height="6.9236in" draw:z-index="0">
<draw:image xlink:href="../Images/AРМІЯINFORM/2023-06-03T73-00-00-04-00/maksym-3-150x150.jpg" xlink:type="simple" xlink:show="embed" xlink:actuate="onLoad" draw:mime-type="image/jpeg"/>
</draw:frame>
</text:a>
</text:p>
      <text:p text:style-name="P4">
— Кораблеводіння — це досить складна справа, яка потребує опанування значногомасиву знань та навичок. Але мені це дуже подобається. Я обрав цей фах, томущо це дуже відповідальна справа, яка водночас і перспективна в плані побудовикар’єри військового моряка. Після випуску хочу служити на бойових кораблях ВМСЗС України, а з часом планую здобути вищу освіту та продовжувати службу вже наофіцерських посадах, — поділився планами на майбутнє Максим.</text:p>
      <text:p text:style-name="P4">
Мріє про кар’єру військового моряка і курсант Анастасія, яка проходиластажування на посаді старшини команди зв’язку. З вибором фаху їй, до речі,допоміг батько, який свого часу проходив строкову на посаді зв’язківця.</text:p>
      <text:p text:style-name="P4">
<text:a xlink:type="simple" xlink:href="https://armyinform.com.ua/wp-content/uploads/2023/06/anastasiya.jpg" text:style-name="Internet_20_link" text:visited-style-name="Visited_20_Internet_20_Link">
<draw:frame draw:style-name="fr1" draw:name="Image257" text:anchor-type="as-char" svg:width="6.9236in" svg:height="6.9236in" draw:z-index="0">
<draw:image xlink:href="../Images/AРМІЯINFORM/2023-06-03T73-00-00-04-00/anastasiya-150x150.jpg" xlink:type="simple" xlink:show="embed" xlink:actuate="onLoad" draw:mime-type="image/jpeg"/>
</draw:frame>
</text:a>
</text:p>
      <text:p text:style-name="P4">
<text:a xlink:type="simple" xlink:href="https://armyinform.com.ua/wp-content/uploads/2023/06/anastasiya-2.jpg" text:style-name="Internet_20_link" text:visited-style-name="Visited_20_Internet_20_Link">
<draw:frame draw:style-name="fr1" draw:name="Image258" text:anchor-type="as-char" svg:width="6.9236in" svg:height="6.9236in" draw:z-index="0">
<draw:image xlink:href="../Images/AРМІЯINFORM/2023-06-03T73-00-00-04-00/anastasiya-2-150x150.jpg" xlink:type="simple" xlink:show="embed" xlink:actuate="onLoad" draw:mime-type="image/jpeg"/>
</draw:frame>
</text:a>
</text:p>
      <text:p text:style-name="P4">
<text:a xlink:type="simple" xlink:href="https://armyinform.com.ua/wp-content/uploads/2023/06/anastasiya-3.jpg" text:style-name="Internet_20_link" text:visited-style-name="Visited_20_Internet_20_Link">
<draw:frame draw:style-name="fr1" draw:name="Image259" text:anchor-type="as-char" svg:width="6.9236in" svg:height="6.9236in" draw:z-index="0">
<draw:image xlink:href="../Images/AРМІЯINFORM/2023-06-03T73-00-00-04-00/anastasiya-3-150x150.jpg" xlink:type="simple" xlink:show="embed" xlink:actuate="onLoad" draw:mime-type="image/jpeg"/>
</draw:frame>
</text:a>
</text:p>
      <text:p text:style-name="P4">
— Наша команда займалась організацією зв’язку на судні, а також підтриманнямзв’язку з іншими кораблями. Зв’язок — це дуже важлива річ, він завждипотрібен, особливо на кораблі, що виконує завдання в морі, — розповідаєАнастасія. — Тому за час стажування намагалася набути якнайбільше практичнихнавичок, мені тут дуже сподобалося. Хочу після випуску послужити на кораблях,набратися досвіду, а потім вчитися далі на офіцера.</text:p>
      <text:p text:style-name="P4">
<text:span text:style-name="T5">
Фото автора</text:span>
</text:p>
      <text:p text:style-name="P4">
Source: <text:a xlink:type="simple" xlink:href="https://armyinform.com.ua/2023/06/03/v-odesi-kursanty-pered-vypuskom-projshly-stazhuvannya-na-korablyah-i-sudnah-vms-ukrayiny/" text:style-name="Internet_20_link" text:visited-style-name="Visited_20_Internet_20_Link">
https://armyinform.com.ua/2023/06/03/v-odesi-kursanty-pered-vypuskom-projshly-stazhuvannya-na-korablyah-i-sudnah-vms-ukrayiny/</text:a>
</text:p>
      <!--NEWS-->
      <text:h text:style-name="P10" text:outline-level="1">
<text:span text:style-name="T4">
Секція-дискусія «Ветерани — основа людського капіталу України»: про що говорили експерти</text:span>
</text:h>
      <text:p text:style-name="P4">
Author: ['Антон Печерський']</text:p>
      <text:p text:style-name="P4">
Time: 2023-06-03T74:00:00-04:00</text:p>
      <text:p text:style-name="P4">
Description: Секція-дискусія «Ветерани — основа людського капіталу України» працювала у межах Фору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1_veteran.jpg" text:style-name="Internet_20_link" text:visited-style-name="Visited_20_Internet_20_Link">
01_veteran.jpg</text:a>
', '<text:a xlink:type="simple" xlink:href="https://armyinform.com.ua/wp-content/uploads/2023/06/02-1-1.jpg" text:style-name="Internet_20_link" text:visited-style-name="Visited_20_Internet_20_Link">
02-1-1.jpg</text:a>
', '<text:a xlink:type="simple" xlink:href="https://armyinform.com.ua/wp-content/uploads/2023/06/03-1.jpg" text:style-name="Internet_20_link" text:visited-style-name="Visited_20_Internet_20_Link">
03-1.jpg</text:a>
', '<text:a xlink:type="simple" xlink:href="https://armyinform.com.ua/wp-content/uploads/2023/06/04-1-1.jpg" text:style-name="Internet_20_link" text:visited-style-name="Visited_20_Internet_20_Link">
04-1-1.jpg</text:a>
', '<text:a xlink:type="simple" xlink:href="https://armyinform.com.ua/wp-content/uploads/2023/06/05-1-1.jpg" text:style-name="Internet_20_link" text:visited-style-name="Visited_20_Internet_20_Link">
05-1-1.jpg</text:a>
', '<text:a xlink:type="simple" xlink:href="https://armyinform.com.ua/wp-content/uploads/2023/06/06-2.jpg" text:style-name="Internet_20_link" text:visited-style-name="Visited_20_Internet_20_Link">
06-2.jpg</text:a>
', '<text:a xlink:type="simple" xlink:href="https://armyinform.com.ua/wp-content/uploads/2023/06/07-2.jpg" text:style-name="Internet_20_link" text:visited-style-name="Visited_20_Internet_20_Link">
07-2.jpg</text:a>
', '<text:a xlink:type="simple" xlink:href="https://armyinform.com.ua/wp-content/uploads/2023/06/08-2-1.jpg" text:style-name="Internet_20_link" text:visited-style-name="Visited_20_Internet_20_Link">
08-2-1.jpg</text:a>
']</text:p>
      <text:p text:style-name="P4">
Tags: ['STOPRUSSIA', 'АГРЕСІЯ РФ', 'ВТОРГНЕННЯ РФ', 'СОЦЗАХИСТ']</text:p>
      <text:p text:style-name="P4">
Category: News</text:p>
      <!--METADATA-->
      <text:p text:style-name="P4">
<draw:frame draw:style-name="fr1" draw:name="Image260" text:anchor-type="as-char" svg:width="6.9236in" svg:height="5.215779in" draw:z-index="0">
<draw:image xlink:href="../Images/AРМІЯINFORM/2023-06-03T74-00-00-04-00/01_veteran.jpg" xlink:type="simple" xlink:show="embed" xlink:actuate="onLoad" draw:mime-type="image/jpeg"/>
</draw:frame>
</text:p>
      <text:p text:style-name="P4">
Секція-дискусія «Ветерани — основа людського капіталу України» працювала умежах <text:a xlink:type="simple" xlink:href="https://armyinform.com.ua/2023/05/31/nyni-tryvaye-zakladannya-systemy-upravlinnya-vidnovlennya-ukrayiny-odnogo-z-najbilshyh-modernizaczijnyh-proyektiv-majbutnogo/" text:style-name="Internet_20_link" text:visited-style-name="Visited_20_Internet_20_Link">
Форуму громадянського суспільства «Обриси майбутнього: перемога,відновлення та модернізаціяУкраїни»</text:a>
, який відбувся у Мистецькому Арсеналі.Учасники обговорили актуальні питання розвитку України завтрашнього дня, деветерани є основою людського капіталу, оскільки українське суспільство вже є ілишатиметься надалі соціумом із високою питомою часткою молодих ветеранів.</text:p>
      <text:p text:style-name="P4">
<draw:frame draw:style-name="fr1" draw:name="Image261" text:anchor-type="as-char" svg:width="6.9236in" svg:height="3.894525in" draw:z-index="0">
<draw:image xlink:href="../Images/AРМІЯINFORM/2023-06-03T74-00-00-04-00/02-1-1.jpg" xlink:type="simple" xlink:show="embed" xlink:actuate="onLoad" draw:mime-type="image/jpeg"/>
</draw:frame>
</text:p>
      <text:p text:style-name="P4">
Участь у роботі секції взяли експерти, представники органів державної влади тагромадянського суспільства.</text:p>
      <text:h text:style-name="P12" text:outline-level="3">
<text:span text:style-name="T4">
<text:span text:style-name="T4">
Кейс-менеджери — дієвий інструмент задоволення потреб ветеранів</text:span>
</text:span>
</text:h>
      <text:p text:style-name="P4">
Відкрила зустріч координаторка Коаліції ветеранських просторів, Міністерка усправах ветеранів у 2019–2020 роках Оксана Коляда, яка визначила ключовінапрямки обговорення. На сьогодні, за її словами, однією з основних проблем єневідповідність законодавства сучасним реаліям. Закон України «Про статусветеранів війни, гарантії їх соціального захисту» 1993 року не відповідаєновим викликам і неспроможний задовольнити актуальні потреби. З огляду на цебазовим завданням є розробка й ухвалення нового законодавства, яке бвідповідало новим викликам і задовольняло потреби ветеранів.</text:p>
      <text:p text:style-name="P4">
<draw:frame draw:style-name="fr1" draw:name="Image262" text:anchor-type="as-char" svg:width="6.9236in" svg:height="4.618041in" draw:z-index="0">
<draw:image xlink:href="../Images/AРМІЯINFORM/2023-06-03T74-00-00-04-00/03-1.jpg" xlink:type="simple" xlink:show="embed" xlink:actuate="onLoad" draw:mime-type="image/jpeg"/>
</draw:frame>
ОксанаКоляда</text:p>
      <text:p text:style-name="P4">
Особливу увагу спікерка приділила концепції системи підтримки ветеранів нарівні громад, наголосивши на потребі просвіти всіх, хто працює з ветеранами намісцях — освітян, психологів, лікарів, соціальних працівників, поліції тощо.Всі вони повинні мати навички роботи з людьми, які пройшли війну. ОкремоОксана Коляда презентувала інститут кейс-менеджерів — фахівців, якіпрацюватимуть з ветеранами та сприятимуть задоволенню їхніх потреб на рівнігромади. Завданням кейс-менеджерів стане опікуватися всіма потребами ветеранівна рівні громади, напрацьовуючи типові механізми вирішення їхніх проблем —оформлення документів, відновлення здоров’я, реабілітація, працевлаштуваннятощо.</text:p>
      <text:p text:style-name="P4">
**</text:p>
      <text:p text:style-name="P4">
читайте також:</text:p>
      <text:p text:style-name="P4">
<text:span text:style-name="T4">
 <text:a xlink:type="simple" xlink:href="https://armyinform.com.ua/2023/06/01/u-roboti-z-veteranamy-ukrayina-vzhe-mozhe-dilytysya-vlasnym-dosvidom-iz-zakordonnymy-partneramy-oksana-kolyada/" text:style-name="Internet_20_link" text:visited-style-name="Visited_20_Internet_20_Link">
У роботі з ветеранами Україна вже може ділитися власним досвідом іззакордонними партнерами — ОксанаКоляда</text:a>
 </text:span>
</text:p>
      <text:p text:style-name="P4">
**</text:p>
      <text:p text:style-name="P4">
— Кейс-менеджер — це той, хто консультує, інформує й організовує наданняпослуг. Він контактує з усіма інституціями на місцях як з державними, так інедержавними, з органами місцевого самоврядування. Він веде профайлінгветерана і його родини. Це убезпечить нас від того, що ми втратимо інформаціюпро потреби конкретної людини, — наголосила експертка.</text:p>
      <text:h text:style-name="P12" text:outline-level="3">
<text:span text:style-name="T4">
<text:span text:style-name="T4">
Кейс-менеджери мають працювати у кожній громаді</text:span>
</text:span>
</text:h>
      <text:p text:style-name="P4">
Тему надання послуг ветеранам від сектору неурядових організацій розкрилазаступник Міністерки соціальної політики Уляна Токарєва.</text:p>
      <text:p text:style-name="P4">
— Перевага і проблема соціальної роботи полягає в тому, що це нібито про все.Це трішки і про зайнятість, і про реабілітацію, це про психологічну підтримку,це про освіту — абсолютно про все. Й водночас це абсолютно конкретне завдання— допомогти людині вийти зі складної життєвої обставини, вийти з тієїситуації, яка їй заважає. Ми, як центральний орган виконавчої влади, якийвідповідає за формування державної політики у сфері соціальних послуг,формуємо рамку, в якій можуть працювати всі, хто надає соціальні послуги, хтозаймається соціальною роботою, — зазначила вона.</text:p>
      <text:p text:style-name="P4">
Ветерани потребують того, щоб професійна людина, фахівець оцінив їхні потреби,допоміг їм скласти план виходу з ситуації і супроводжував її у процесівирішення проблеми. Таким професіоналом має стати саме кейс-менеджер, якийпрацює в кожній громаді, маючи підтримку з боку держави, організаційнедержавного сектору, представників бізнесу тощо.</text:p>
      <text:p text:style-name="P4">
<draw:frame draw:style-name="fr1" draw:name="Image263" text:anchor-type="as-char" svg:width="6.9236in" svg:height="4.161084in" draw:z-index="0">
<draw:image xlink:href="../Images/AРМІЯINFORM/2023-06-03T74-00-00-04-00/04-1-1.jpg" xlink:type="simple" xlink:show="embed" xlink:actuate="onLoad" draw:mime-type="image/jpeg"/>
</draw:frame>
</text:p>
      <text:p text:style-name="P4">
Уляна Токарєва наголосила, що в жодному разі не можна відкладати вирішенняпроблем і задоволення потреб ветеранів на час після перемоги, оскільки людипотребують вирішення їхніх проблем уже зараз, в реальному часі. ТомуМіністерство соціальної політики у взаємодії з Міністерством оборониреалізовує проєкти з підготовки кейс-менеджерів як соціальних працівників,спроможних задовольнити потреби ветеранів та подбати про їхні родини.</text:p>
      <text:p text:style-name="P4">
Також експертка звернула увагу на перспективність диверсифікації ринкусоціальних послуг, який має стати більш насиченим. У його формуванні повиннібрати участь як органи державної влади, так і місцеве самоврядування,громадські організації, бізнес. Міністерство соціальної політики зацікавлене утому, щоб якомога більше громад могли надавати необхідні послуги ветеранам.</text:p>
      <text:h text:style-name="P12" text:outline-level="3">
<text:span text:style-name="T4">
<text:span text:style-name="T4">
Три варіанти грантових програм для ветеранів</text:span>
</text:span>
</text:h>
      <text:p text:style-name="P4">
Питання реінтеграції ветеранів до суспільства через зайнятість та відкриттявласної справи порушили заступник Міністерки економіки Тетяна Бережна івійськовослужбовець, Голова Асоціації-підприємців ветеранів АТО Сергій Позняк.</text:p>
      <text:p text:style-name="P4">
Про те, що робить зараз Мінекономіки для включення ветеранів у бізнес,розповіла Тетяна Бережна. З минулого року запрацювала грантова програма«Власна справа», яка стала надзвичайно популярною — на сьогодні вже виданопонад чотири тисячі грантів по 250 тис. грн. На основі цього успішногоприкладу з’явилась ідея запустити подібну програму саме для ветеранів.</text:p>
      <text:p text:style-name="P4">
<draw:frame draw:style-name="fr1" draw:name="Image264" text:anchor-type="as-char" svg:width="6.9236in" svg:height="3.475647in" draw:z-index="0">
<draw:image xlink:href="../Images/AРМІЯINFORM/2023-06-03T74-00-00-04-00/05-1-1.jpg" xlink:type="simple" xlink:show="embed" xlink:actuate="onLoad" draw:mime-type="image/jpeg"/>
</draw:frame>
</text:p>
      <text:p text:style-name="P4">
— Програма для ветеранів має такі три компоненти. <text:span text:style-name="T4">
Перший</text:span>
 — це грант дляветерана або ветеранки на суму 250 тис. грн з обов’язком створити одне робочемісце. Суть цієї безповоротної підтримки від держави в тому, що ветеран чиветеранка отримує цей грант — 250 тис. грн, і має повернути його протягомтрьох років як податки і збори, — повідомила вона.</text:p>
      <text:p text:style-name="P4">
<text:span text:style-name="T4">
Другий вид грантової підтримки</text:span>
 — це грант для другої особи з подружжяветерана, яка може взяти грант у розмірі 500 тис. грн і має зобов’язанняпрацевлаштувати щонайменше двох осіб. Повернення гранту відбуватиметьсявпродовж трьох років у вигляді податків і зборів. Особливістю другого гранту єте, що він надається на умовах співфінансування — 30 % інвестує сам отримувач,70 % (щонайбільше — 500 тис. грн) компенсує держава.</text:p>
      <text:p text:style-name="P4">
<text:span text:style-name="T4">
Третій різновид грантів</text:span>
 для ветеранів — це грант на суму 1 млн грн длятого ветерана чи ветеранки, який має досвід підприємницької діяльності. Вінпередбачає працевлаштування щонайменше чотирьох осіб, двоє з яких мають бутиветеранами або людьми з інвалідністю. Повернення цього гранту відбувається таксамо впродовж трьох років у вигляді податків і зборів.</text:p>
      <text:p text:style-name="P4">
<draw:frame draw:style-name="fr1" draw:name="Image265" text:anchor-type="as-char" svg:width="6.9236in" svg:height="2.69328in" draw:z-index="0">
<draw:image xlink:href="../Images/AРМІЯINFORM/2023-06-03T74-00-00-04-00/06-2.jpg" xlink:type="simple" xlink:show="embed" xlink:actuate="onLoad" draw:mime-type="image/jpeg"/>
</draw:frame>
</text:p>
      <text:p text:style-name="P4">
Особливість цієї грантової програми полягає в тому, що всі документи подаютьсячерез <text:a xlink:type="simple" xlink:href="https://diia.gov.ua/services/grant-dlya-veteraniv-ta-chleniv-yihnih-simej" text:style-name="Internet_20_link" text:visited-style-name="Visited_20_Internet_20_Link">
портал «Дія»</text:a>
, звідки їх отримує «Ощадбанк», де перевіряється діловарепутація надавача заявки. Якщо ділова репутація є бездоганною, то здобувачгранту має пройти співбесіду в центрі зайнятості, яка, до речі, може відбутисяяк очно, так і дистанційно — через засоби відеозв’язку.</text:p>
      <text:p text:style-name="P4">
Ще одна особливість гранту полягає в тому, що кошти не видаються готівкою.Вони акумулюються на спеціальному банківському рахунку «Ощадбанку» іспрямовуються тільки на певний вид витрат, передбачених грантовою програмою.</text:p>
      <text:h text:style-name="P12" text:outline-level="3">
<text:span text:style-name="T4">
<text:span text:style-name="T4">
Ветеранам-підприємцям має сприяти і держава, і суспільство</text:span>
</text:span>
</text:h>
      <text:p text:style-name="P4">
Сергій Позняк звернув увагу на проблеми ветеранів-підприємців, бізнес якихопиняється під загрозою втрати конкурентоспроможності внаслідок відсутностівласника, який захищає Україну в лавах ЗСУ.</text:p>
      <text:p text:style-name="P4">
— Раніше я вважав, що ветерани-підприємці самі є проактивною частиноюсуспільства, їм ніхто нічого не винен, вони повинні все зробити самі, —зауважив він. — Однак досвід показує, що ветерани потребують особливоставлення і з боку держави, і з боку суспільства. У них є особливі потреби іпроблеми, обумовлені особливим досвідом.</text:p>
      <text:p text:style-name="P4">
<draw:frame draw:style-name="fr1" draw:name="Image266" text:anchor-type="as-char" svg:width="6.9236in" svg:height="4.618041in" draw:z-index="0">
<draw:image xlink:href="../Images/AРМІЯINFORM/2023-06-03T74-00-00-04-00/07-2.jpg" xlink:type="simple" xlink:show="embed" xlink:actuate="onLoad" draw:mime-type="image/jpeg"/>
</draw:frame>
СергійПозняк</text:p>
      <text:p text:style-name="P4">
Підприємець наголосив на потребі спеціальних освітніх курсів для ветеранів,які бажають зайнятися підприємництвом, на необхідності фінансуванняветеранських бізнесів, розповівши про позитивні приклади діяльності Асоціації-підприємців ветеранів у цій сфері.</text:p>
      <text:p text:style-name="P4">
Сергій Позняк наголосив як на потребі взаємодії з державою, так і нанеобхідності відходити від суто патерналістських підходів у роботі зветеранами. Активним має бути також недержавний сектор, який буде працювати напідтримку ветеранського підприємництва.</text:p>
      <text:h text:style-name="P12" text:outline-level="3">
<text:span text:style-name="T4">
<text:span text:style-name="T4">
Необхідно задовольняти запит ветеранів  на реінтеграцію та соціалізацію вже зараз</text:span>
</text:span>
</text:h>
      <text:p text:style-name="P4">
Про систему підтримки постраждалих від війни розповіла ветеранка, Голова ГО«Захист» Катерина Луцик, яка адвокатує створення на Хмельниччині структури, щобуде опікуватися потребами ветеранів і має стати прикладом взаємодіїдержавного і недержавного секторів.</text:p>
      <text:p text:style-name="P4">
— Хмельницька область є другою за кількістю мобілізованих й усі чиннівійськовослужбовці є нашою потенційною аудиторією — це майбутні ветерани йветеранки, які після демобілізації повернуться додому, в свої громади. Нампотрібно бути готовими до цього, адже вони повернуться з основним запитом нареінтеграцію та соціалізацію, — підкреслила вона.</text:p>
      <text:p text:style-name="P4">
<draw:frame draw:style-name="fr1" draw:name="Image267" text:anchor-type="as-char" svg:width="6.9236in" svg:height="4.618041in" draw:z-index="0">
<draw:image xlink:href="../Images/AРМІЯINFORM/2023-06-03T74-00-00-04-00/08-2-1.jpg" xlink:type="simple" xlink:show="embed" xlink:actuate="onLoad" draw:mime-type="image/jpeg"/>
</draw:frame>
КатеринаЛуцик</text:p>
      <text:p text:style-name="P4">
Катерина Луцик зауважила на необхідності чітко розуміти справжні потребиветеранів, виходячи з яких можна буде згенерувати відповідні механізмизадоволення цих потреб. Це обумовлює завдання кейс-менеджерів встановитипостійний контакт з ветераном чи ветеранкою та членами їхніх родин й усебічновивчити їхні запити.</text:p>
      <text:p text:style-name="P4">
— Коли ветеран повертається додому, саме родина є першою вхідною точкою, яказустрічає ветерана. Вона має знати тонкощі роботи з бойовою травмою, тому щоможуть бути різні аспекти й наслідки травматичного досвіду, — зауважилаекспертка, наголосивши на потребі працювати з членами сімей ветеранів ужезараз, до повернення українських захисників додому.</text:p>
      <text:p text:style-name="P4">
**</text:p>
      <text:p text:style-name="P4">
читайте також:</text:p>
      <text:p text:style-name="P4">
<text:span text:style-name="T4">
<text:a xlink:type="simple" xlink:href="https://armyinform.com.ua/2023/04/19/panteon-geroyiv-yak-uvikovichyty-pamyat/" text:style-name="Internet_20_link" text:visited-style-name="Visited_20_Internet_20_Link">
Як увіковічити пам’ять тих, хто віддав життя за Україну: АрміяInformпровела круглий стіл</text:a>
 </text:span>
</text:p>
      <text:p text:style-name="P4">
**</text:p>
      <text:p text:style-name="P4">
На завершення роботи секції «Ветерани — основа людського капіталу України»Костянтин Татаркін, ветеран і представник ГО «Простір можливостей», торкнувсятеми вшанування та героїзації. Він наголосив, що вшанування ветеранівнеобхідне суспільству значно більшою мірою, ніж самим військовим. ЗахисникиУкраїни — це основа самоідентичності та взірець для наслідування, тож увага доних визначає майбутнє української нації.</text:p>
      <text:p text:style-name="P4">
<text:span text:style-name="T5">
Фото Віктора Дехтяра та з відкритих джерел</text:span>
</text:p>
      <text:p text:style-name="P4">
Source: <text:a xlink:type="simple" xlink:href="https://armyinform.com.ua/2023/06/03/sekcziya-dyskusiya-veterany-osnova-lyudskogo-kapitalu-ukrayiny-pro-shho-govoryly-eksperty/" text:style-name="Internet_20_link" text:visited-style-name="Visited_20_Internet_20_Link">
https://armyinform.com.ua/2023/06/03/sekcziya-dyskusiya-veterany-osnova-lyudskogo-kapitalu-ukrayiny-pro-shho-govoryly-eksperty/</text:a>
</text:p>
      <!--NEWS-->
      <text:h text:style-name="P10" text:outline-level="1">
<text:span text:style-name="T4">
Викрито 7 інтернет-агентів рф, які поширювали кремлівську пропаганду в Україні</text:span>
</text:h>
      <text:p text:style-name="P4">
Author: ['АРМІЯINFORM']</text:p>
      <text:p text:style-name="P4">
Time: 2023-06-03T75:00:00-04:00</text:p>
      <text:p text:style-name="P4">
Description: Служба безпеки нейтралізувала інформаційно-підривну діяльність ще 7 ворожих агітатор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767ff191ba437b7bdaa7e6517464f91c.jpeg" text:style-name="Internet_20_link" text:visited-style-name="Visited_20_Internet_20_Link">
767ff191ba437b7bdaa7e6517464f91c.jpeg</text:a>
']</text:p>
      <text:p text:style-name="P4">
Tags: []</text:p>
      <text:p text:style-name="P4">
Category: News</text:p>
      <!--METADATA-->
      <text:p text:style-name="P4">
<draw:frame draw:style-name="fr1" draw:name="Image268" text:anchor-type="as-char" svg:width="6.9236in" svg:height="4.615733in" draw:z-index="0">
<draw:image xlink:href="../Images/AРМІЯINFORM/2023-06-03T75-00-00-04-00/767ff191ba437b7bdaa7e6517464f91c.jpeg" xlink:type="simple" xlink:show="embed" xlink:actuate="onLoad" draw:mime-type="image/jpeg"/>
</draw:frame>
 Ілюстративнефото</text:p>
      <text:p text:style-name="P4">
Служба безпеки нейтралізувала інформаційно-підривну діяльність ще 7 ворожихагітаторів, які поширювали прокремлівський контент у соцмережах.</text:p>
      <text:p text:style-name="P4">
Основну частину деструктивних матеріалів вони брали з російських інтернет-ресурсів і використовували їх для розхитування суспільно-політичної обстановкив різних регіонах України.</text:p>
      <text:p text:style-name="P4">
Так, <text:span text:style-name="T4">
у Києві:</text:span>
</text:p>
      <text:p text:style-name="P4">
викрито жительку міста, яка на власній сторінці в забороненій соцмережі«одноклассники» регулярно виправдовувала збройну агресію рф проти України.</text:p>
      <text:p text:style-name="P4">
Також вона публікувала заклики до захоплення органів влади нашої держави тазміни кордону.</text:p>
      <text:p text:style-name="P4">
Наразі їй повідомлено про підозру одразу за трьома статтями Кримінальногокодексу України.</text:p>
      <text:p text:style-name="P4">
<text:span text:style-name="T4">
На Сумщині:</text:span>
</text:p>
      <text:p text:style-name="P4">
заблоковано пропагандистську діяльність мешканця обласного центру. Черезвласний акаунт у Фейсбуці він розміщував наративи кремля про нібито«громадянську війну» в Україні та героїзував терориста захарченка.</text:p>
      <text:p text:style-name="P4">
<text:span text:style-name="T4">
На Дніпропетровщині:</text:span>
</text:p>
      <text:p text:style-name="P4">
затримано ще трьох ворожих поплічників, які підтримували агресивну війну протиУкраїни та закликали до співпраці з російськими окупантами.</text:p>
      <text:p text:style-name="P4">
Крім того, один із зловмисників публікував дописи, в яких поширював фейки провище військово-політичне керівництво нашої держави і вихваляв очільниківкремля.</text:p>
      <text:p text:style-name="P4">
<text:span text:style-name="T4">
У Тернополі:</text:span>
</text:p>
      <text:p text:style-name="P4">
викрито інтернет-агітатора, який дискредитував українських захисників, щозахищали Маріуполь. При цьому фігурант був учасником низки громадськихоб’єднань та ініціатив, пов’язаних з колаборантом стремоусовим та лідеромфейкового «народовладдя» балахніним.</text:p>
      <text:p text:style-name="P4">
<text:span text:style-name="T4">
На Миколаївщині:</text:span>
</text:p>
      <text:p text:style-name="P4">
викрито директора місцевого підприємства, який в «одноклассниках» активнозакликав до захоплення території України.</text:p>
      <text:p text:style-name="P4">
За даними слідства, фігурант є уродженцем Макіївки Донецької області. Післятимчасової окупації міста він підтримував зв’язок з місцевими колаборантами.</text:p>
      <text:p text:style-name="P4">
За всіма викритими фактами тривають слідчі дії для встановлення всіх обставинзлочинів і притягнення винних до відповідальності.</text:p>
      <text:p text:style-name="P4">
Комплексні заходи проводили співробітники СБУ спільно з Національною поліцієюза процесуального керівництва органів прокуратури.</text:p>
      <text:p text:style-name="P4">
<text:span text:style-name="T4">
Джерело:</text:span>
 <text:a xlink:type="simple" xlink:href="https://ssu.gov.ua/novyny/sbu-vykryla-shche-7-internetahentiv-rf-yaki-poshyriuvaly-kremlivsku-propahandu-v-ukraini" text:style-name="Internet_20_link" text:visited-style-name="Visited_20_Internet_20_Link">
<text:span text:style-name="T5">
СБУ</text:span>
</text:a>
</text:p>
      <text:p text:style-name="P4">
Source: <text:a xlink:type="simple" xlink:href="https://armyinform.com.ua/2023/06/03/vykryto-7-internet-agentiv-rf-yaki-poshyryuvaly-kremlivsku-propagandu-v-ukrayini/" text:style-name="Internet_20_link" text:visited-style-name="Visited_20_Internet_20_Link">
https://armyinform.com.ua/2023/06/03/vykryto-7-internet-agentiv-rf-yaki-poshyryuvaly-kremlivsku-propagandu-v-ukrayini/</text:a>
</text:p>
      <!--NEWS-->
      <text:h text:style-name="P10" text:outline-level="1">
<text:span text:style-name="T4">
Уламок російського БТР юні бучанці перетворили в пам’ятну медаль</text:span>
</text:h>
      <text:p text:style-name="P4">
Author: ['Володимир Загребельний']</text:p>
      <text:p text:style-name="P4">
Time: 2023-06-03T76:00:00-04:00</text:p>
      <text:p text:style-name="P4">
Description: У Національному музеї історії України у Другій світовій війні відбулася презентаці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muzej-golovna.jpg" text:style-name="Internet_20_link" text:visited-style-name="Visited_20_Internet_20_Link">
muzej-golovna.jpg</text:a>
', '<text:a xlink:type="simple" xlink:href="https://armyinform.com.ua/wp-content/uploads/2023/06/muzej-01-150x150.jpg" text:style-name="Internet_20_link" text:visited-style-name="Visited_20_Internet_20_Link">
muzej-01-150x150.jpg</text:a>
', '<text:a xlink:type="simple" xlink:href="https://armyinform.com.ua/wp-content/uploads/2023/06/muzej-02-150x150.jpg" text:style-name="Internet_20_link" text:visited-style-name="Visited_20_Internet_20_Link">
muzej-02-150x150.jpg</text:a>
', '<text:a xlink:type="simple" xlink:href="https://armyinform.com.ua/wp-content/uploads/2023/06/muzej-03-150x150.jpg" text:style-name="Internet_20_link" text:visited-style-name="Visited_20_Internet_20_Link">
muzej-03-150x150.jpg</text:a>
', '<text:a xlink:type="simple" xlink:href="https://armyinform.com.ua/wp-content/uploads/2023/06/muzej-04-150x150.jpg" text:style-name="Internet_20_link" text:visited-style-name="Visited_20_Internet_20_Link">
muzej-04-150x150.jpg</text:a>
']</text:p>
      <text:p text:style-name="P4">
Tags: ['STOPRUSSIA', 'АГРЕСІЯ РФ', 'ВТОРГНЕННЯ РФ', 'НАЦІОНАЛЬНИМ МУЗЕЄМ ІСТОРІЇ УКРАЇНИ У ДРУГІЙ СВІТОВІЙ ВІЙНІ']</text:p>
      <text:p text:style-name="P4">
Category: News</text:p>
      <!--METADATA-->
      <text:p text:style-name="P4">
<draw:frame draw:style-name="fr1" draw:name="Image269" text:anchor-type="as-char" svg:width="6.9236in" svg:height="4.731127in" draw:z-index="0">
<draw:image xlink:href="../Images/AРМІЯINFORM/2023-06-03T76-00-00-04-00/muzej-golovna.jpg" xlink:type="simple" xlink:show="embed" xlink:actuate="onLoad" draw:mime-type="image/jpeg"/>
</draw:frame>
</text:p>
      <text:p text:style-name="P4">
У Національному музеї історії України у Другій світовій війні відбуласяпрезентація пам’ятної медалі, створеної мистецькою молоддю з міста Буча. Юніукраїнці під час окупації об’єднались у команду, вистояли, а згодом заснувалибренд DFNDRS. Нині прагнуть показати світу наслідки війни, відливаючи медаліта монети з уламків російської техніки.</text:p>
      <text:p text:style-name="P4">
«Більшої трагедії, як смерть дитини, не може бути в житті», — цими словамигенеральний директор Музею війни Юрій Савчук відкрив пам’ятний захід,присвячений наймолодшим жертвам війни.</text:p>
      <text:p text:style-name="P4">
<text:a xlink:type="simple" xlink:href="https://armyinform.com.ua/wp-content/uploads/2023/06/muzej-01.jpg" text:style-name="Internet_20_link" text:visited-style-name="Visited_20_Internet_20_Link">
<draw:frame draw:style-name="fr1" draw:name="Image270" text:anchor-type="as-char" svg:width="6.9236in" svg:height="6.9236in" draw:z-index="0">
<draw:image xlink:href="../Images/AРМІЯINFORM/2023-06-03T76-00-00-04-00/muzej-01-150x150.jpg" xlink:type="simple" xlink:show="embed" xlink:actuate="onLoad" draw:mime-type="image/jpeg"/>
</draw:frame>
</text:a>
</text:p>
      <text:p text:style-name="P4">
<text:a xlink:type="simple" xlink:href="https://armyinform.com.ua/wp-content/uploads/2023/06/muzej-02.jpg" text:style-name="Internet_20_link" text:visited-style-name="Visited_20_Internet_20_Link">
<draw:frame draw:style-name="fr1" draw:name="Image271" text:anchor-type="as-char" svg:width="6.9236in" svg:height="6.9236in" draw:z-index="0">
<draw:image xlink:href="../Images/AРМІЯINFORM/2023-06-03T76-00-00-04-00/muzej-02-150x150.jpg" xlink:type="simple" xlink:show="embed" xlink:actuate="onLoad" draw:mime-type="image/jpeg"/>
</draw:frame>
</text:a>
</text:p>
      <text:p text:style-name="P4">
Пам’ятна медаль, яку презентували в Музеї війни, створена з уламку броніросійського бронетранспортера, знищеного між містами Буча та Ірпінь 4 березня2022 року. На аверсі зображено небо й доріжку, якою невинні душі йдуть укращий світ. Також на монеті зображено абрис Верхньої брами, де рік тому булопрезентовано мультимедійний проєкт «<text:a xlink:type="simple" xlink:href="https://armyinform.com.ua/2022/06/04/vidkryto-martyrolog-ditej-zagyblyh-u-period-povnomasshtabnoyi-rosijsko-ukrayinskoyi-vijny/" text:style-name="Internet_20_link" text:visited-style-name="Visited_20_Internet_20_Link">
Мартиролог.Діти…</text:a>
».</text:p>
      <text:p text:style-name="P4">
На реверсі медалі зображено жінку із закритим обличчям і терновим вінком уволоссі, яка є уособленням матерів, які втратили дітей під час війни. Матитримає на руках затемнений силует дитини, бо лишився тільки спогад. Поруч —здійнятий меч як символ помсти України-матері за всіх загиблих.</text:p>
      <text:p text:style-name="P4">
У медалі вилучений фрагмент, що формою нагадує уламок. За задумом авторів,після Перемоги на уламок буде нанесено дату закінчення війни та кількістьзагиблих дітей. Згодом цей фрагмент доповнить і завершить медаль.</text:p>
      <text:p text:style-name="P4">
«Цього заходу взагалі не мало бути. Діти мають жити, гратися, учитися,бешкетувати, бути утіхою для батьків, а не гинути у своїх ліжках від нічнихросійських обстрілів, — поділилася своєю думкою завідувач науково-експозиційного відділу сучасної російсько-української війни Ірина Коцабюк. —Медалі для дітей мають бути лише за успішне навчання у школах чи високіпоказники у спортивних змаганнях.</text:p>
      <text:p text:style-name="P4">
Щось не те коїться у світі, коли з уламків техніки агресора виготовляєтьсямедаль пам'яті наймолодших жертв війни. Звичайно, пам'ять про них житиме.Спільно із болем, горем та відчуттям непоправного. На сьогодні нам відомо про484 загиблих дітей. Але з жахом розумієш, що ця статистика не остаточна. Коженновий день може принести жахливу звістку про ще не одну дитину, убитупутінською росією».</text:p>
      <text:p text:style-name="P4">
<text:a xlink:type="simple" xlink:href="https://armyinform.com.ua/wp-content/uploads/2023/06/muzej-03.jpg" text:style-name="Internet_20_link" text:visited-style-name="Visited_20_Internet_20_Link">
<draw:frame draw:style-name="fr1" draw:name="Image272" text:anchor-type="as-char" svg:width="6.9236in" svg:height="6.9236in" draw:z-index="0">
<draw:image xlink:href="../Images/AРМІЯINFORM/2023-06-03T76-00-00-04-00/muzej-03-150x150.jpg" xlink:type="simple" xlink:show="embed" xlink:actuate="onLoad" draw:mime-type="image/jpeg"/>
</draw:frame>
</text:a>
</text:p>
      <text:p text:style-name="P4">
<text:a xlink:type="simple" xlink:href="https://armyinform.com.ua/wp-content/uploads/2023/06/muzej-04.jpg" text:style-name="Internet_20_link" text:visited-style-name="Visited_20_Internet_20_Link">
<draw:frame draw:style-name="fr1" draw:name="Image273" text:anchor-type="as-char" svg:width="6.9236in" svg:height="6.9236in" draw:z-index="0">
<draw:image xlink:href="../Images/AРМІЯINFORM/2023-06-03T76-00-00-04-00/muzej-04-150x150.jpg" xlink:type="simple" xlink:show="embed" xlink:actuate="onLoad" draw:mime-type="image/jpeg"/>
</draw:frame>
</text:a>
</text:p>
      <text:p text:style-name="P4">
Втілити проєкт у життя вдалося за сприяння команди Офісу генеральногопрокурора України, яка стала надійним партнером Музею у висвітленні важких ітрагічних аспектів війни. До заходу вшанування пам’яті дітей долучилася ОлесяВолошин — заступник начальника Департаменту захисту інтересів дітей тапротидії домашньому насильству Генеральної прокуратури України. Воназазначила, що найвищим пріоритетом нині є саме пам’ять: не забути жодноїдитини й жодного злочину. На жаль, війна триває, деякі території України досіокуповані, і ми можемо лише здогадуватися, викриття якої жахливої правди нанас чекає.</text:p>
      <text:p text:style-name="P4">
Важко навіть уявити, що на час презентації Мартиролога на символічному вівтарібули представлені імена та портрети 261 дитини, загиблої від рук російськогоагресора. А нині цей скорботний список зріс до 484. За кожною новою цифрою —забрані життя, украдені мрії, поламані долі.</text:p>
      <text:p text:style-name="P4">
Презентовану медаль обрамляють слова з твору юної поетеси КатериниТовстоногової: «У них було скільки часу, а тепер — небуття».</text:p>
      <text:p text:style-name="P4">
Надалі пам’ятна медаль буде експонуватися у Верхній брамі.</text:p>
      <text:p text:style-name="P4">
<text:span text:style-name="T5">
Фото надані Національним музеєм історії України у Другій світовій війні.</text:span>
</text:p>
      <text:p text:style-name="P4">
Source: <text:a xlink:type="simple" xlink:href="https://armyinform.com.ua/2023/06/03/ulamok-rosijskogo-btr-yuni-buchanczi-peretvoryly-v-pamyatnu-medal/" text:style-name="Internet_20_link" text:visited-style-name="Visited_20_Internet_20_Link">
https://armyinform.com.ua/2023/06/03/ulamok-rosijskogo-btr-yuni-buchanczi-peretvoryly-v-pamyatnu-medal/</text:a>
</text:p>
      <!--NEWS-->
      <text:h text:style-name="P10" text:outline-level="1">
<text:span text:style-name="T4">
На росії може статися заколот або військове протистояння — ГУР</text:span>
</text:h>
      <text:p text:style-name="P4">
Author: ['АРМІЯINFORM']</text:p>
      <text:p text:style-name="P4">
Time: 2023-06-03T77:00:00-04:00</text:p>
      <text:p text:style-name="P4">
Description: Одним із низки сценаріїв розвитку ситуації всередині держави-агресора росії може ст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49593351.jpg" text:style-name="Internet_20_link" text:visited-style-name="Visited_20_Internet_20_Link">
49593351.jpg</text:a>
']</text:p>
      <text:p text:style-name="P4">
Tags: ['STOPRUSSIA', 'АГРЕСІЯ РФ', 'ВТОРГНЕННЯ РФ', 'ГУР МОУ']</text:p>
      <text:p text:style-name="P4">
Category: News</text:p>
      <!--METADATA-->
      <text:p text:style-name="P4">
<draw:frame draw:style-name="fr1" draw:name="Image274" text:anchor-type="as-char" svg:width="6.9236in" svg:height="4.569576in" draw:z-index="0">
<draw:image xlink:href="../Images/AРМІЯINFORM/2023-06-03T77-00-00-04-00/49593351.jpg" xlink:type="simple" xlink:show="embed" xlink:actuate="onLoad" draw:mime-type="image/jpeg"/>
</draw:frame>
Ілюстративне фото</text:p>
      <text:p text:style-name="P4">
Одним із низки сценаріїв розвитку ситуації всередині держави-агресора росіїможе стати заколот або військове протистояння.</text:p>
      <text:p text:style-name="P4">
Про це в ефірі ток-шоу «Новий відлік» на Суспільному розповів представникГоловного управління розвідки Міністерства оборони України Андрій Юсов<text:a xlink:type="simple" xlink:href="https://gur.gov.ua/content/korol-holyi-u-moskovshchyni-mozhlyvyi-zakolot.html" text:style-name="Internet_20_link" text:visited-style-name="Visited_20_Internet_20_Link">
повідомляє</text:a>
 ГУР МОУ.</text:p>
      <text:p text:style-name="P4">
«Внаслідок успішних дій Сил безпеки і оборони України та деокупації нашихтериторій можливі внутрішні конфлікти всередині самої московщини», — сказавпредставник ГУР.</text:p>
      <text:p text:style-name="P4">
Юсов додав, що відповідний сценарій можуть також зумовити успішні діїповстанців, які борються за свої права на території так званої рф, — росіян ізпаспортами цієї федерації.</text:p>
      <text:p text:style-name="P4">
Представник воєнної розвідки України зазначив, що операція добровольців«Російського добровольчого корпусу» і легіону «Свобода Росії» досі триває.</text:p>
      <text:p text:style-name="P4">
«Король виявився голим. Все боєздатне, що може рухатись, перекинуте наокупацію України. На території московщини залишились переважно пузаті«гаішники», — сказав представник воєнної розвідки України.</text:p>
      <text:p text:style-name="P4">
За словами Андрія Юсова, боротьба з озброєними повстанцями не входить докомпетенції скликаних путіним в межах плану «Едельвейс» до кордону«гібддешників», здебільшого навчених бити кийками учасників мирних акційпротесту і брати хабарі з пенсіонерів: «Тому так невдало. Тому доводитьсяартилерією і «градами» бомбити й нищити цивільні будинки самих московітів. Цевсе відбувається в прямому ефірі, наживо, на все це дивиться увесь світ», —підсумував представник ГУР МО України.</text:p>
      <text:p text:style-name="P4">
Source: <text:a xlink:type="simple" xlink:href="https://armyinform.com.ua/2023/06/03/na-rosiyi-mozhe-statysya-zakolot-abo-vijskove-protystoyannya-gur/" text:style-name="Internet_20_link" text:visited-style-name="Visited_20_Internet_20_Link">
https://armyinform.com.ua/2023/06/03/na-rosiyi-mozhe-statysya-zakolot-abo-vijskove-protystoyannya-gur/</text:a>
</text:p>
      <!--NEWS-->
      <text:h text:style-name="P10" text:outline-level="1">
<text:span text:style-name="T4">
144 вихованці Чернігівського ліцею з посиленою військово-фізичною підготовкою відсвяткували випускний</text:span>
</text:h>
      <text:p text:style-name="P4">
Author: ['Ігор Березинський']</text:p>
      <text:p text:style-name="P4">
Time: 2023-06-03T78:00:00-04:00</text:p>
      <text:p text:style-name="P4">
Description: Уже 28-й рік поспіль вони відзначають свій випускний, і навіть в умовах воєнного стану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1-3.jpg" text:style-name="Internet_20_link" text:visited-style-name="Visited_20_Internet_20_Link">
01-3.jpg</text:a>
', '<text:a xlink:type="simple" xlink:href="https://armyinform.com.ua/wp-content/uploads/2023/06/03-2-150x150.jpg" text:style-name="Internet_20_link" text:visited-style-name="Visited_20_Internet_20_Link">
03-2-150x150.jpg</text:a>
', '<text:a xlink:type="simple" xlink:href="https://armyinform.com.ua/wp-content/uploads/2023/06/04-2-150x150.jpg" text:style-name="Internet_20_link" text:visited-style-name="Visited_20_Internet_20_Link">
04-2-150x150.jpg</text:a>
', '<text:a xlink:type="simple" xlink:href="https://armyinform.com.ua/wp-content/uploads/2023/06/05-2-150x150.jpg" text:style-name="Internet_20_link" text:visited-style-name="Visited_20_Internet_20_Link">
05-2-150x150.jpg</text:a>
', '<text:a xlink:type="simple" xlink:href="https://armyinform.com.ua/wp-content/uploads/2023/06/06-3-150x150.jpg" text:style-name="Internet_20_link" text:visited-style-name="Visited_20_Internet_20_Link">
06-3-150x150.jpg</text:a>
', '<text:a xlink:type="simple" xlink:href="https://armyinform.com.ua/wp-content/uploads/2023/06/07-4-150x150.jpg" text:style-name="Internet_20_link" text:visited-style-name="Visited_20_Internet_20_Link">
07-4-150x150.jpg</text:a>
', '<text:a xlink:type="simple" xlink:href="https://armyinform.com.ua/wp-content/uploads/2023/06/08-3-150x150.jpg" text:style-name="Internet_20_link" text:visited-style-name="Visited_20_Internet_20_Link">
08-3-150x150.jpg</text:a>
', '<text:a xlink:type="simple" xlink:href="https://armyinform.com.ua/wp-content/uploads/2023/06/09-2-150x150.jpg" text:style-name="Internet_20_link" text:visited-style-name="Visited_20_Internet_20_Link">
09-2-150x150.jpg</text:a>
', '<text:a xlink:type="simple" xlink:href="https://armyinform.com.ua/wp-content/uploads/2023/06/10-2-150x150.jpg" text:style-name="Internet_20_link" text:visited-style-name="Visited_20_Internet_20_Link">
10-2-150x150.jpg</text:a>
', '<text:a xlink:type="simple" xlink:href="https://armyinform.com.ua/wp-content/uploads/2023/06/12-150x150.jpg" text:style-name="Internet_20_link" text:visited-style-name="Visited_20_Internet_20_Link">
12-150x150.jpg</text:a>
', '<text:a xlink:type="simple" xlink:href="https://armyinform.com.ua/wp-content/uploads/2023/06/13-150x150.jpg" text:style-name="Internet_20_link" text:visited-style-name="Visited_20_Internet_20_Link">
13-150x150.jpg</text:a>
', '<text:a xlink:type="simple" xlink:href="https://armyinform.com.ua/wp-content/uploads/2023/06/14-1-150x150.jpg" text:style-name="Internet_20_link" text:visited-style-name="Visited_20_Internet_20_Link">
14-1-150x150.jpg</text:a>
', '<text:a xlink:type="simple" xlink:href="https://armyinform.com.ua/wp-content/uploads/2023/06/02-2-150x150.jpg" text:style-name="Internet_20_link" text:visited-style-name="Visited_20_Internet_20_Link">
02-2-150x150.jpg</text:a>
']</text:p>
      <text:p text:style-name="P4">
Tags: ['STOPRUSSIA', 'АГРЕСІЯ РФ', 'ВИПУСК ЛІЦЕЇСТІВ', 'ВТОРГНЕННЯ РФ', 'ЧЕРНІГІВ']</text:p>
      <text:p text:style-name="P4">
Category: News</text:p>
      <!--METADATA-->
      <text:p text:style-name="P4">
<draw:frame draw:style-name="fr1" draw:name="Image275" text:anchor-type="as-char" svg:width="6.9236in" svg:height="3.894525in" draw:z-index="0">
<draw:image xlink:href="../Images/AРМІЯINFORM/2023-06-03T78-00-00-04-00/01-3.jpg" xlink:type="simple" xlink:show="embed" xlink:actuate="onLoad" draw:mime-type="image/jpeg"/>
</draw:frame>
</text:p>
      <text:p text:style-name="P4">
Уже 28-й рік поспіль вони відзначають свій випускний, і навіть в умовахвоєнного стану це не стало виключенням. Начальник Чернігівського ліцею зпосиленою військово-фізичною підготовкою підполковник Євген Казанін привітавусіх вихованців ліцею та разом із почесними гостями видав свідоцтва про повнузагальну середню освіту, а найкращим з них дипломи, грамоти і медалі.</text:p>
      <text:p text:style-name="P4">
— Нам вдалося в умовах війни забезпечити належний рівень навчання якдистанційно, так і у змішаній формі. У нинішньому строю — 144 випускники,озброєні знаннями, навичками, морально і фізично загартовані, вихованісвідомими патріотами нашої держави. Серед них — 3 медалісти, 31 вихованецьотримав похвальну грамоту за успіхи у навчанні, 87 ліцеїстів обрали для себепрофесію захисника нашої держави, — сказав у вітальному слові підполковникЄвген Казанін.</text:p>
      <text:p text:style-name="P4">
<text:a xlink:type="simple" xlink:href="https://armyinform.com.ua/wp-content/uploads/2023/06/03-2.jpg" text:style-name="Internet_20_link" text:visited-style-name="Visited_20_Internet_20_Link">
<draw:frame draw:style-name="fr1" draw:name="Image276" text:anchor-type="as-char" svg:width="6.9236in" svg:height="6.9236in" draw:z-index="0">
<draw:image xlink:href="../Images/AРМІЯINFORM/2023-06-03T78-00-00-04-00/03-2-150x150.jpg" xlink:type="simple" xlink:show="embed" xlink:actuate="onLoad" draw:mime-type="image/jpeg"/>
</draw:frame>
</text:a>
</text:p>
      <text:p text:style-name="P4">
<text:a xlink:type="simple" xlink:href="https://armyinform.com.ua/wp-content/uploads/2023/06/04-2.jpg" text:style-name="Internet_20_link" text:visited-style-name="Visited_20_Internet_20_Link">
<draw:frame draw:style-name="fr1" draw:name="Image277" text:anchor-type="as-char" svg:width="6.9236in" svg:height="6.9236in" draw:z-index="0">
<draw:image xlink:href="../Images/AРМІЯINFORM/2023-06-03T78-00-00-04-00/04-2-150x150.jpg" xlink:type="simple" xlink:show="embed" xlink:actuate="onLoad" draw:mime-type="image/jpeg"/>
</draw:frame>
</text:a>
</text:p>
      <text:p text:style-name="P4">
<text:a xlink:type="simple" xlink:href="https://armyinform.com.ua/wp-content/uploads/2023/06/05-2.jpg" text:style-name="Internet_20_link" text:visited-style-name="Visited_20_Internet_20_Link">
<draw:frame draw:style-name="fr1" draw:name="Image278" text:anchor-type="as-char" svg:width="6.9236in" svg:height="6.9236in" draw:z-index="0">
<draw:image xlink:href="../Images/AРМІЯINFORM/2023-06-03T78-00-00-04-00/05-2-150x150.jpg" xlink:type="simple" xlink:show="embed" xlink:actuate="onLoad" draw:mime-type="image/jpeg"/>
</draw:frame>
</text:a>
</text:p>
      <text:p text:style-name="P4">
<text:a xlink:type="simple" xlink:href="https://armyinform.com.ua/wp-content/uploads/2023/06/06-3.jpg" text:style-name="Internet_20_link" text:visited-style-name="Visited_20_Internet_20_Link">
<draw:frame draw:style-name="fr1" draw:name="Image279" text:anchor-type="as-char" svg:width="6.9236in" svg:height="6.9236in" draw:z-index="0">
<draw:image xlink:href="../Images/AРМІЯINFORM/2023-06-03T78-00-00-04-00/06-3-150x150.jpg" xlink:type="simple" xlink:show="embed" xlink:actuate="onLoad" draw:mime-type="image/jpeg"/>
</draw:frame>
</text:a>
</text:p>
      <text:p text:style-name="P4">
<text:a xlink:type="simple" xlink:href="https://armyinform.com.ua/wp-content/uploads/2023/06/07-4.jpg" text:style-name="Internet_20_link" text:visited-style-name="Visited_20_Internet_20_Link">
<draw:frame draw:style-name="fr1" draw:name="Image280" text:anchor-type="as-char" svg:width="6.9236in" svg:height="6.9236in" draw:z-index="0">
<draw:image xlink:href="../Images/AРМІЯINFORM/2023-06-03T78-00-00-04-00/07-4-150x150.jpg" xlink:type="simple" xlink:show="embed" xlink:actuate="onLoad" draw:mime-type="image/jpeg"/>
</draw:frame>
</text:a>
</text:p>
      <text:p text:style-name="P4">
На жаль, 39 випускників ліцею вже ніколи не повернуться до рідних домівок,вони віддали найдорожче — життя в боротьбі з російським агресором.</text:p>
      <text:p text:style-name="P4">
Поруч з батьками і вчителями приєдналися до привітань і почесні гості, якібули на заході.</text:p>
      <text:p text:style-name="P4">
— Я глибоко впевнений, що це не останній документ, попереду у вас ще дужебагато закладів освіти, дуже багато здобутків і перемог задля незалежностінашої держави. Досвід, що ви отримали під час навчання, ті традиції, які булизапочатковані, ви будете продовжувати, адже немає нічого міцнішого — ніжчоловіча дружба, яка була здобута саме тут. Бажаю вам з високою честю ігордістю носити це звання ліцеїста, яке відоме на теренах нашої держави, —зазначив начальник Чернігівського обласного ТЦК та СП полковник Олег Гончарук.</text:p>
      <text:p text:style-name="P4">
<text:a xlink:type="simple" xlink:href="https://armyinform.com.ua/wp-content/uploads/2023/06/08-3.jpg" text:style-name="Internet_20_link" text:visited-style-name="Visited_20_Internet_20_Link">
<draw:frame draw:style-name="fr1" draw:name="Image281" text:anchor-type="as-char" svg:width="6.9236in" svg:height="6.9236in" draw:z-index="0">
<draw:image xlink:href="../Images/AРМІЯINFORM/2023-06-03T78-00-00-04-00/08-3-150x150.jpg" xlink:type="simple" xlink:show="embed" xlink:actuate="onLoad" draw:mime-type="image/jpeg"/>
</draw:frame>
</text:a>
</text:p>
      <text:p text:style-name="P4">
<text:a xlink:type="simple" xlink:href="https://armyinform.com.ua/wp-content/uploads/2023/06/09-2.jpg" text:style-name="Internet_20_link" text:visited-style-name="Visited_20_Internet_20_Link">
<draw:frame draw:style-name="fr1" draw:name="Image282" text:anchor-type="as-char" svg:width="6.9236in" svg:height="6.9236in" draw:z-index="0">
<draw:image xlink:href="../Images/AРМІЯINFORM/2023-06-03T78-00-00-04-00/09-2-150x150.jpg" xlink:type="simple" xlink:show="embed" xlink:actuate="onLoad" draw:mime-type="image/jpeg"/>
</draw:frame>
</text:a>
</text:p>
      <text:p text:style-name="P4">
<text:a xlink:type="simple" xlink:href="https://armyinform.com.ua/wp-content/uploads/2023/06/10-2.jpg" text:style-name="Internet_20_link" text:visited-style-name="Visited_20_Internet_20_Link">
<draw:frame draw:style-name="fr1" draw:name="Image283" text:anchor-type="as-char" svg:width="6.9236in" svg:height="6.9236in" draw:z-index="0">
<draw:image xlink:href="../Images/AРМІЯINFORM/2023-06-03T78-00-00-04-00/10-2-150x150.jpg" xlink:type="simple" xlink:show="embed" xlink:actuate="onLoad" draw:mime-type="image/jpeg"/>
</draw:frame>
</text:a>
</text:p>
      <text:p text:style-name="P4">
<text:a xlink:type="simple" xlink:href="https://armyinform.com.ua/wp-content/uploads/2023/06/12.jpg" text:style-name="Internet_20_link" text:visited-style-name="Visited_20_Internet_20_Link">
<draw:frame draw:style-name="fr1" draw:name="Image284" text:anchor-type="as-char" svg:width="6.9236in" svg:height="6.9236in" draw:z-index="0">
<draw:image xlink:href="../Images/AРМІЯINFORM/2023-06-03T78-00-00-04-00/12-150x150.jpg" xlink:type="simple" xlink:show="embed" xlink:actuate="onLoad" draw:mime-type="image/jpeg"/>
</draw:frame>
</text:a>
</text:p>
      <text:p text:style-name="P4">
<text:a xlink:type="simple" xlink:href="https://armyinform.com.ua/wp-content/uploads/2023/06/13.jpg" text:style-name="Internet_20_link" text:visited-style-name="Visited_20_Internet_20_Link">
<draw:frame draw:style-name="fr1" draw:name="Image285" text:anchor-type="as-char" svg:width="6.9236in" svg:height="6.9236in" draw:z-index="0">
<draw:image xlink:href="../Images/AРМІЯINFORM/2023-06-03T78-00-00-04-00/13-150x150.jpg" xlink:type="simple" xlink:show="embed" xlink:actuate="onLoad" draw:mime-type="image/jpeg"/>
</draw:frame>
</text:a>
</text:p>
      <text:p text:style-name="P4">
<text:a xlink:type="simple" xlink:href="https://armyinform.com.ua/wp-content/uploads/2023/06/14-1.jpg" text:style-name="Internet_20_link" text:visited-style-name="Visited_20_Internet_20_Link">
<draw:frame draw:style-name="fr1" draw:name="Image286" text:anchor-type="as-char" svg:width="6.9236in" svg:height="6.9236in" draw:z-index="0">
<draw:image xlink:href="../Images/AРМІЯINFORM/2023-06-03T78-00-00-04-00/14-1-150x150.jpg" xlink:type="simple" xlink:show="embed" xlink:actuate="onLoad" draw:mime-type="image/jpeg"/>
</draw:frame>
</text:a>
</text:p>
      <text:p text:style-name="P4">
<text:a xlink:type="simple" xlink:href="https://armyinform.com.ua/wp-content/uploads/2023/06/02-2.jpg" text:style-name="Internet_20_link" text:visited-style-name="Visited_20_Internet_20_Link">
<draw:frame draw:style-name="fr1" draw:name="Image287" text:anchor-type="as-char" svg:width="6.9236in" svg:height="6.9236in" draw:z-index="0">
<draw:image xlink:href="../Images/AРМІЯINFORM/2023-06-03T78-00-00-04-00/02-2-150x150.jpg" xlink:type="simple" xlink:show="embed" xlink:actuate="onLoad" draw:mime-type="image/jpeg"/>
</draw:frame>
</text:a>
</text:p>
      <text:p text:style-name="P4">
«Погон ліцейський — честь для нас, а потім буду я курсантом, як промайненавчання час — я стану лейтенантом!» — з таким гаслом розпочався невеличкийсвятковий концерт, на якому ліцеїсти та гості продемонстрували свої творчі,вокальні та танцювальні здібності.</text:p>
      <text:p text:style-name="P4">
Уже після невеличкого відпочину випускники Чернігівського ліцею з посиленоювійськово-фізичною підготовкою і надалі будуть навчатися та здобувати вищуосвіту, переважна більшість у навчальних закладах Міністерства оборони Українита інших силових структур.</text:p>
      <text:p text:style-name="P4">
<text:span text:style-name="T5">
Фото та відео автора</text:span>
</text:p>
      <text:p text:style-name="P4">
Source: <text:a xlink:type="simple" xlink:href="https://armyinform.com.ua/2023/06/03/144-vyhovanczi-chernigivskogo-liczeyu-z-posylenoyu-vijskovo-fizychnoyu-pidgotovkoyu-vidsvyatkuvaly-vypusknyj/" text:style-name="Internet_20_link" text:visited-style-name="Visited_20_Internet_20_Link">
https://armyinform.com.ua/2023/06/03/144-vyhovanczi-chernigivskogo-liczeyu-z-posylenoyu-vijskovo-fizychnoyu-pidgotovkoyu-vidsvyatkuvaly-vypusknyj/</text:a>
</text:p>
      <!--NEWS-->
      <text:h text:style-name="P10" text:outline-level="1">
<text:span text:style-name="T4">
Цінності всіх цивілізованих країн однакові — Олексій Резніков</text:span>
</text:h>
      <text:p text:style-name="P4">
Author: ['АРМІЯINFORM']</text:p>
      <text:p text:style-name="P4">
Time: 2023-06-03T79:00:00-04:00</text:p>
      <text:p text:style-name="P4">
Description: Міністр оборони України Олексій Резніков подякував міністру оборони Сінгапуру доктору Нг...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xrdfc6amaajlq7.jpg" text:style-name="Internet_20_link" text:visited-style-name="Visited_20_Internet_20_Link">
fxrdfc6amaajlq7.jpg</text:a>
']</text:p>
      <text:p text:style-name="P4">
Tags: ['STOPRUSSIA', 'АГРЕСІЯ РФ', 'ВТОРГНЕННЯ РФ', 'ОЛЕКСІЙ РЕЗНІКОВ', 'ОФІЦІЙНО']</text:p>
      <text:p text:style-name="P4">
Category: News</text:p>
      <!--METADATA-->
      <text:p text:style-name="P4">
<draw:frame draw:style-name="fr1" draw:name="Image288" text:anchor-type="as-char" svg:width="6.9236in" svg:height="4.615733in" draw:z-index="0">
<draw:image xlink:href="../Images/AРМІЯINFORM/2023-06-03T79-00-00-04-00/fxrdfc6amaajlq7.jpg" xlink:type="simple" xlink:show="embed" xlink:actuate="onLoad" draw:mime-type="image/jpeg"/>
</draw:frame>
</text:p>
      <text:p text:style-name="P4">
Міністр оборони України Олексій Резніков подякував міністру оборони Сінгапурудоктору Нг Енг Хену за гостинність.</text:p>
      <text:p text:style-name="P4">
Про це Олексій Резніков<text:a xlink:type="simple" xlink:href="https://twitter.com/oleksiireznikov/status/1664964715947212801" text:style-name="Internet_20_link" text:visited-style-name="Visited_20_Internet_20_Link">
написав</text:a>
 уТвіттері.</text:p>
      <text:p text:style-name="P4">
«Дякую міністру оборони Сінгапуру доктору Нг Енг Хену за гостинність і важливуроботу. IISS Shangri-La Dialogue – ще одна платформа для об’єднання зусиль узахисті миру у всьому світі. Цінності всіх цивілізованих країн однакові», —йдеться у повідомленні.</text:p>
      <text:p text:style-name="P4">
Source: <text:a xlink:type="simple" xlink:href="https://armyinform.com.ua/2023/06/03/czinnosti-vsih-czyvilizovanyh-krayin-odnakovi-oleksij-reznikov/" text:style-name="Internet_20_link" text:visited-style-name="Visited_20_Internet_20_Link">
https://armyinform.com.ua/2023/06/03/czinnosti-vsih-czyvilizovanyh-krayin-odnakovi-oleksij-reznikov/</text:a>
</text:p>
      <!--NEWS-->
      <text:h text:style-name="P10" text:outline-level="1">
<text:span text:style-name="T4">
ДСНС: приблизно 5000 укриттів перевірено в різних регіонах — 893 непридатні для використання</text:span>
</text:h>
      <text:p text:style-name="P4">
Author: ['АРМІЯINFORM']</text:p>
      <text:p text:style-name="P4">
Time: 2023-06-03T80:00:00-04:00</text:p>
      <text:p text:style-name="P4">
Description: Більше 5300 рятувальників, поліцейських та представників місцевих органів виконавч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imagetools4.jpg" text:style-name="Internet_20_link" text:visited-style-name="Visited_20_Internet_20_Link">
imagetools4.jpg</text:a>
']</text:p>
      <text:p text:style-name="P4">
Tags: ['STOPRUSSIA', 'АГРЕСІЯ РФ', 'ВТОРГНЕННЯ РФ', 'ДСНС УКРАЇНИ']</text:p>
      <text:p text:style-name="P4">
Category: News</text:p>
      <!--METADATA-->
      <text:p text:style-name="P4">
<draw:frame draw:style-name="fr1" draw:name="Image289" text:anchor-type="as-char" svg:width="6.9236in" svg:height="3.894525in" draw:z-index="0">
<draw:image xlink:href="../Images/AРМІЯINFORM/2023-06-03T80-00-00-04-00/imagetools4.jpg" xlink:type="simple" xlink:show="embed" xlink:actuate="onLoad" draw:mime-type="image/jpeg"/>
</draw:frame>
</text:p>
      <text:p text:style-name="P4">
Більше 5300 рятувальників, поліцейських та представників місцевих органіввиконавчої влади проводять ревізії бомбосховищ на території України. Такіперевірки триватимуть й надалі.</text:p>
      <text:p text:style-name="P4">
Про це <text:a xlink:type="simple" xlink:href="https://dsns.gov.ua/uk/news/ostanni-novini/stanom-na-zaraz-perevirili-ponad-4800-ukrittiv-po-derzavi-igor-klimenko-1" text:style-name="Internet_20_link" text:visited-style-name="Visited_20_Internet_20_Link">
повідомляє</text:a>
 ДСНС.</text:p>
      <text:p text:style-name="P4">
«Зачиненими виявилися 252 об’єкти цивільного захисту, непридатними довикористання — 893. Усі порушення зафіксовані. Складені акти переданівідповідальним органам для усунення недоліків», — зазначив Глава МВС УкраїниІгор Клименко.</text:p>
      <text:p text:style-name="P4">
Source: <text:a xlink:type="simple" xlink:href="https://armyinform.com.ua/2023/06/03/dsns-z-blyzko-5000-perevirenyh-u-riznyh-regionah-ukryttiv-893-neprydatni-dlya-vykorystannya/" text:style-name="Internet_20_link" text:visited-style-name="Visited_20_Internet_20_Link">
https://armyinform.com.ua/2023/06/03/dsns-z-blyzko-5000-perevirenyh-u-riznyh-regionah-ukryttiv-893-neprydatni-dlya-vykorystannya/</text:a>
</text:p>
      <!--NEWS-->
      <text:h text:style-name="P10" text:outline-level="1">
<text:span text:style-name="T4">
Тимчасовий повірений України в Угорщині здійснив офіційний демарш</text:span>
</text:h>
      <text:p text:style-name="P4">
Author: ['АРМІЯINFORM']</text:p>
      <text:p text:style-name="P4">
Time: 2023-06-03T81:00:00-04:00</text:p>
      <text:p text:style-name="P4">
Description: 30 травня на YouTube-каналі уряду Угорщини було опубліковане відео із некоректн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5bdc33e1ed486a7567eba57ab17996be.jpg" text:style-name="Internet_20_link" text:visited-style-name="Visited_20_Internet_20_Link">
5bdc33e1ed486a7567eba57ab17996be.jpg</text:a>
']</text:p>
      <text:p text:style-name="P4">
Tags: ['STOPRUSSIA', 'АГРЕСІЯ РФ', 'ВТОРГНЕННЯ РФ', 'ГЛАВА МЗС УКРАЇНИ', 'ПОСОЛЬСТВО УГОРЩИНИ В УКРАЇНІ']</text:p>
      <text:p text:style-name="P4">
Category: News</text:p>
      <!--METADATA-->
      <text:p text:style-name="P4">
<draw:frame draw:style-name="fr1" draw:name="Image290" text:anchor-type="as-char" svg:width="6.9236in" svg:height="3.900295in" draw:z-index="0">
<draw:image xlink:href="../Images/AРМІЯINFORM/2023-06-03T81-00-00-04-00/5bdc33e1ed486a7567eba57ab17996be.jpg" xlink:type="simple" xlink:show="embed" xlink:actuate="onLoad" draw:mime-type="image/jpeg"/>
</draw:frame>
 Ілюстративнефото</text:p>
      <text:p text:style-name="P4">
30 травня на YouTube-каналі уряду Угорщини було опубліковане відео ізнекоректним позначенням карти України.</text:p>
      <text:p text:style-name="P4">
Про це <text:a xlink:type="simple" xlink:href="https://www.kmu.gov.ua/news/komentar-mzs-ukrainy-shchodo-nekorektnoho-poznachennia-karty-ukrainy-na-media-resursi-uriadu-uhorshchyny" text:style-name="Internet_20_link" text:visited-style-name="Visited_20_Internet_20_Link">
повідомляє</text:a>
Урядовий портал.</text:p>
      <text:p text:style-name="P4">
«Позначення Кримського півострова територією, яка не входить до складуУкраїни, суперечить неодноразово заявленій позиції офіційного Будапешта пропідтримку суверенітету та територіальної цілісності України в її міжнародновизнаних кордонах.</text:p>
      <text:p text:style-name="P4">
Угорщина має припинити чинити провокації та дотримуватися взятих на себеміжнародних зобов'язань в рамках членства в ООН, ЄС і НАТО. Підігруванняагресивній політиці росії не сприяє швидшому відновленню миру в Європі, заякий угорський уряд виступає на публіці», — йдеться у повідомленні.</text:p>
      <text:p text:style-name="P4">
На доручення МЗС України тимчасовий повірений України в Угорщині здійснивофіційний демарш перед угорською стороною.</text:p>
      <text:p text:style-name="P4">
Source: <text:a xlink:type="simple" xlink:href="https://armyinform.com.ua/2023/06/03/tymchasovyj-povirenyj-ukrayiny-v-ugorshhyni-zdijsnyv-oficzijnyj-demarsh/" text:style-name="Internet_20_link" text:visited-style-name="Visited_20_Internet_20_Link">
https://armyinform.com.ua/2023/06/03/tymchasovyj-povirenyj-ukrayiny-v-ugorshhyni-zdijsnyv-oficzijnyj-demarsh/</text:a>
</text:p>
      <!--NEWS-->
      <text:h text:style-name="P10" text:outline-level="1">
<text:span text:style-name="T4">
Оскарження рішення ВЛК: як діяти</text:span>
</text:h>
      <text:p text:style-name="P4">
Author: ['АРМІЯINFORM']</text:p>
      <text:p text:style-name="P4">
Time: 2023-06-03T82:00:00-04:00</text:p>
      <text:p text:style-name="P4">
Description: Якщо ви пройшли медичний огляд ВЛК, і у рішенні такої комісії не відображений реальн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reformiviyskovolikarskikhkomisiybuti-e1683788675641.jpg" text:style-name="Internet_20_link" text:visited-style-name="Visited_20_Internet_20_Link">
reformiviyskovolikarskikhkomisiybuti-e1683788675641.jpg</text:a>
']</text:p>
      <text:p text:style-name="P4">
Tags: ['STOPRUSSIA', 'ВЛК']</text:p>
      <text:p text:style-name="P4">
Category: News</text:p>
      <!--METADATA-->
      <text:p text:style-name="P4">
<draw:frame draw:style-name="fr1" draw:name="Image291" text:anchor-type="as-char" svg:width="6.9236in" svg:height="4.255034in" draw:z-index="0">
<draw:image xlink:href="../Images/AРМІЯINFORM/2023-06-03T82-00-00-04-00/reformiviyskovolikarskikhkomisiybuti-e1683788675641.jpg" xlink:type="simple" xlink:show="embed" xlink:actuate="onLoad" draw:mime-type="image/jpeg"/>
</draw:frame>
</text:p>
      <text:p text:style-name="P4">
Якщо ви пройшли медичний огляд ВЛК, і у рішенні такої комісії не відображенийреальний стан вашого здоров’я, то є <text:a xlink:type="simple" xlink:href="https://turbota.mil.gov.ua/dovidnyk-poranenogo" text:style-name="Internet_20_link" text:visited-style-name="Visited_20_Internet_20_Link">
два способи оскаржити церішення</text:a>
: у досудовому порядку та черезсуд. Краще починати оскаржувати рішення з досудового порядку, а якщо це нематиме позитивного результату, то можна потім звернутися до суду. Алгоритм дії<text:a xlink:type="simple" xlink:href="https://turbota.mil.gov.ua/dovidnyk-poranenogo" text:style-name="Internet_20_link" text:visited-style-name="Visited_20_Internet_20_Link">
роз’яснено</text:a>
 в Довіднику після поранення.</text:p>
      <text:h text:style-name="P12" text:outline-level="3">
<text:span text:style-name="T4">
<text:span text:style-name="T4">
Дії для оскарження рішення ВЛК в досудовому порядку:</text:span>
</text:span>
</text:h>
      <text:p text:style-name="P4">
Написати заяву особи щодо непогодження з висновками ВЛК та проханнямпереглянути вказане рішення вищою ВЛК (однією з регіональних ВЛК відповідно доадміністративно-територіальних зон відповідальності або Центральною військово-лікарською комісією ЗС України (ЦВЛК) – Наказ МОУ № 608 від 16.11.2016 «Прозатвердження адміністративно-територіальних зон відповідальності закладівохорони здоров’я Збройних Сил України за організацію медичного забезпечення»).</text:p>
      <text:p text:style-name="P4">
Долучити до заяви усі відповідні медичні документи та копію попередньогорішення ВЛК.</text:p>
      <text:p text:style-name="P4">
Заяву, медичні документи та копію постанови ВЛК необхідно або самостійнопринести до вищої ВЛК (регіональної чи Центральної ВЛК) або надіслатиУкрпоштою цінним листом з повідомленням про вручення з описом вкладення наадресу відповідної ВЛК.</text:p>
      <text:p text:style-name="P4">
За результатом розгляду скарги вас можуть направити на повторний абоконтрольний медичний огляд до ВЛК. За результатом проходження цієї ВЛКнададуть новий висновок (постанову) про стан здоров’я, який і буде братися доуваги.</text:p>
      <text:p text:style-name="P4">
Однак, якщо ви не погоджуєтесь із цим висновком ЦВЛК, то можна оскаржитирішення уже в суді.</text:p>
      <text:p text:style-name="P4">
Оскарження рішення ВЛК в суді здійснюється в порядку адміністративногосудочинства відповідно до вимог Кодексу адміністративного судочинства України.</text:p>
      <text:p text:style-name="P4">
Оскаржити рішення ВЛК виключно за медичними показниками неможливо, адже це невходить у компетенцію суду. Зі свого боку суд має право перевіряти законністьпостанови ВЛК лише в межах дотримання процедури її ухвалення.</text:p>
      <text:p text:style-name="P4">
Source: <text:a xlink:type="simple" xlink:href="https://armyinform.com.ua/2023/06/03/oskarzhennya-rishennya-vlk-yak-diyaty/" text:style-name="Internet_20_link" text:visited-style-name="Visited_20_Internet_20_Link">
https://armyinform.com.ua/2023/06/03/oskarzhennya-rishennya-vlk-yak-diyaty/</text:a>
</text:p>
      <!--NEWS-->
      <text:h text:style-name="P10" text:outline-level="1">
<text:span text:style-name="T4">
У Чорному морі на бойовому чергуванні перебувають 9 ворожих кораблів — ВМС ЗСУ</text:span>
</text:h>
      <text:p text:style-name="P4">
Author: ['АРМІЯINFORM']</text:p>
      <text:p text:style-name="P4">
Time: 2023-06-03T83:00:00-04:00</text:p>
      <text:p text:style-name="P4">
Description: У Чорному морі на бойовому чергуванні перебувають 9 ворожих кораблів, з них 2 нос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0961935_1229469461094951_2226700125082436609_n.jpg" text:style-name="Internet_20_link" text:visited-style-name="Visited_20_Internet_20_Link">
350961935_1229469461094951_2226700125082436609_n.jpg</text:a>
']</text:p>
      <text:p text:style-name="P4">
Tags: ['STOPRUSSIA', 'АГРЕСІЯ РФ', 'ВМС ЗСУ', 'ВТОРГНЕННЯ РФ']</text:p>
      <text:p text:style-name="P4">
Category: News</text:p>
      <!--METADATA-->
      <text:p text:style-name="P4">
У Чорному морі на бойовому чергуванні перебувають 9 ворожих кораблів, з них 2носії крилатих ракет «Калібр», загальний залп до 16 ракет; в Азовському морі —1 ворожий корабель; в Середземному морі на бойовому чергуванні знаходиться до7 ворожих кораблів, з них 1 носій крилатих ракет «Калібр», загальний залп до 4ракет;</text:p>
      <text:p text:style-name="P4">
Про це на своїй офіційній сторінці у Facebook <text:a xlink:type="simple" xlink:href="https://www.facebook.com/navy.mil.gov.ua/posts/pfbid0XgXG4UZZVaa36QjqpsmDhgnmZ7ua5eukqRpizJmgFXBWb7BPwPkh3EqzEqeoDok6l" text:style-name="Internet_20_link" text:visited-style-name="Visited_20_Internet_20_Link">
повідомляють</text:a>
Військово-Морські Сили Збройних Сил України.</text:p>
      <text:p text:style-name="P4">
<text:span text:style-name="T4">
За добу, в інтересах рф, прохід Керч-Єнікальською протокою здійснили:</text:span>
</text:p>
      <ul>
        <li>
до Азовського моря — 29 суден, з них 7 продовжили рух з протокою Босфор;  * до Чорного моря — 15 суден, з них 4 продовжили рух у напрямку протоки Босфор;  * <draw:frame draw:style-name="fr1" draw:name="Image292" text:anchor-type="as-char" svg:width="6.9236in" svg:height="8.6545in" draw:z-index="0">
<draw:image xlink:href="../Images/AРМІЯINFORM/2023-06-03T83-00-00-04-00/350961935_1229469461094951_2226700125082436609_n.jpg" xlink:type="simple" xlink:show="embed" xlink:actuate="onLoad" draw:mime-type="image/jpeg"/>
</draw:frame>
</li>
      </ul>
      <text:p text:style-name="P4">
<text:span text:style-name="T4">
рф продовжує порушувати Міжнародну конвенцію з охорони людського життя наморі 1974 р. (SOLAS), вимикаючи системи автоматичної ідентифікації (AIS), нацивільних суднах в акваторії Азовського моря.</text:span>
</text:p>
      <text:p text:style-name="P4">
Source: <text:a xlink:type="simple" xlink:href="https://armyinform.com.ua/2023/06/03/v-chornomu-mori-na-bojovomu-cherguvanni-znahodytsya-9-vorozhyh-korabliv-vms-zsu/" text:style-name="Internet_20_link" text:visited-style-name="Visited_20_Internet_20_Link">
https://armyinform.com.ua/2023/06/03/v-chornomu-mori-na-bojovomu-cherguvanni-znahodytsya-9-vorozhyh-korabliv-vms-zsu/</text:a>
</text:p>
      <!--NEWS-->
      <text:h text:style-name="P10" text:outline-level="1">
<text:span text:style-name="T4">
Від першого дня роботи ради ми направили низку запитів щодо цін на продукти харчування, ПММ, транспорту — Євген Грушовець</text:span>
</text:h>
      <text:p text:style-name="P4">
Author: ['АРМІЯINFORM']</text:p>
      <text:p text:style-name="P4">
Time: 2023-06-03T84:00:00-04:00</text:p>
      <text:p text:style-name="P4">
Description: Про це кореспонденту АрміяInform розповів юрист, член Асоціації правників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461020848254209615_y.jpg" text:style-name="Internet_20_link" text:visited-style-name="Visited_20_Internet_20_Link">
photo_5461020848254209615_y.jpg</text:a>
']</text:p>
      <text:p text:style-name="P4">
Tags: ['STOPRUSSIA', 'АГРЕСІЯ РФ', 'ВТОРГНЕННЯ РФ']</text:p>
      <text:p text:style-name="P4">
Category: News</text:p>
      <!--METADATA-->
      <text:p text:style-name="P4">
<draw:frame draw:style-name="fr1" draw:name="Image293" text:anchor-type="as-char" svg:width="6.9236in" svg:height="5.071537in" draw:z-index="0">
<draw:image xlink:href="../Images/AРМІЯINFORM/2023-06-03T84-00-00-04-00/photo_5461020848254209615_y.jpg" xlink:type="simple" xlink:show="embed" xlink:actuate="onLoad" draw:mime-type="image/jpeg"/>
</draw:frame>
 Голова Громадськоїантикорупційної ради при Міноборони Євген Грушовець. Фото Назара Волошина</text:p>
      <text:p text:style-name="P4">
Про це кореспонденту АрміяInform<text:a xlink:type="simple" xlink:href="https://armyinform.com.ua/2023/06/03/yak-gromadska-antykorupczijna-rada-pry-minoborony-spryyatyme-peremozi/" text:style-name="Internet_20_link" text:visited-style-name="Visited_20_Internet_20_Link">
розповів</text:a>
 юрист, член Асоціації правниківУкраїни, адвокат, голова Громадської антикорупційної ради при Міноборони ЄвгенГрушовець:</text:p>
      <text:p text:style-name="P4">
«Нині ми співпрацюємо і з правоохоронними органами. Була проведена зустріч зочільником НАБУ Семеном Кривоносом. Ми маємо бути не просто на 100%, а на всі200% впевненими у тому, що інформація про корупцію відповідає дійсності.</text:p>
      <text:p text:style-name="P4">
Окрім цього, ми утворили три комісії: із закупівель та забезпечення, змоніторингу законодавства та нормотворчої діяльності, з питань комунікації,кадрової роботи та експертних обговорень.</text:p>
      <text:p text:style-name="P4">
Щодо функцій, тут зауважу, що Громадська антикорупційна рада виконує якдорадчі, так і контрольні функції. Як вже зазначалось, ми здійснюємо аналіззакупівель, контролюємо використання бюджетних коштів та займаємосьмоніторингом діяльності МОУ».</text:p>
      <text:p text:style-name="P4">
Source: <text:a xlink:type="simple" xlink:href="https://armyinform.com.ua/2023/06/03/vid-pershogo-dnya-roboty-rady-my-napravyly-nyzku-zapytiv-shhodo-czin-na-produkty-harchuvannya-pmm-transportu-yevgen-grushovecz/" text:style-name="Internet_20_link" text:visited-style-name="Visited_20_Internet_20_Link">
https://armyinform.com.ua/2023/06/03/vid-pershogo-dnya-roboty-rady-my-napravyly-nyzku-zapytiv-shhodo-czin-na-produkty-harchuvannya-pmm-transportu-yevgen-grushovecz/</text:a>
</text:p>
      <!--NEWS-->
      <text:h text:style-name="P10" text:outline-level="1">
<text:span text:style-name="T4">
Чотирилапі захисники подарували маленьким українцям незабутні емоції</text:span>
</text:h>
      <text:p text:style-name="P4">
Author: ['Володимир Загребельний']</text:p>
      <text:p text:style-name="P4">
Time: 2023-06-03T85:00:00-04:00</text:p>
      <text:p text:style-name="P4">
Description: «Твоя дитина — твоя Україна!» — під такою назвою в Київському академічному театрі ляльо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almaz-09.jpg" text:style-name="Internet_20_link" text:visited-style-name="Visited_20_Internet_20_Link">
almaz-09.jpg</text:a>
', '<text:a xlink:type="simple" xlink:href="https://armyinform.com.ua/wp-content/uploads/2023/06/almaz-01-150x150.jpg" text:style-name="Internet_20_link" text:visited-style-name="Visited_20_Internet_20_Link">
almaz-01-150x150.jpg</text:a>
', '<text:a xlink:type="simple" xlink:href="https://armyinform.com.ua/wp-content/uploads/2023/06/almaz-002-150x150.jpg" text:style-name="Internet_20_link" text:visited-style-name="Visited_20_Internet_20_Link">
almaz-002-150x150.jpg</text:a>
', '<text:a xlink:type="simple" xlink:href="https://armyinform.com.ua/wp-content/uploads/2023/06/almaz-02-150x150.jpg" text:style-name="Internet_20_link" text:visited-style-name="Visited_20_Internet_20_Link">
almaz-02-150x150.jpg</text:a>
', '<text:a xlink:type="simple" xlink:href="https://armyinform.com.ua/wp-content/uploads/2023/06/almaz-03-150x150.jpg" text:style-name="Internet_20_link" text:visited-style-name="Visited_20_Internet_20_Link">
almaz-03-150x150.jpg</text:a>
', '<text:a xlink:type="simple" xlink:href="https://armyinform.com.ua/wp-content/uploads/2023/06/almaz-04-150x150.jpg" text:style-name="Internet_20_link" text:visited-style-name="Visited_20_Internet_20_Link">
almaz-04-150x150.jpg</text:a>
', '<text:a xlink:type="simple" xlink:href="https://armyinform.com.ua/wp-content/uploads/2023/06/almaz-05-150x150.jpg" text:style-name="Internet_20_link" text:visited-style-name="Visited_20_Internet_20_Link">
almaz-05-150x150.jpg</text:a>
', '<text:a xlink:type="simple" xlink:href="https://armyinform.com.ua/wp-content/uploads/2023/06/almaz-07-150x150.jpg" text:style-name="Internet_20_link" text:visited-style-name="Visited_20_Internet_20_Link">
almaz-07-150x150.jpg</text:a>
', '<text:a xlink:type="simple" xlink:href="https://armyinform.com.ua/wp-content/uploads/2023/06/almaz-08-150x150.jpg" text:style-name="Internet_20_link" text:visited-style-name="Visited_20_Internet_20_Link">
almaz-08-150x150.jpg</text:a>
', '<text:a xlink:type="simple" xlink:href="https://armyinform.com.ua/wp-content/uploads/2023/06/almaz-golovna-150x150.jpg" text:style-name="Internet_20_link" text:visited-style-name="Visited_20_Internet_20_Link">
almaz-golovna-150x150.jpg</text:a>
']</text:p>
      <text:p text:style-name="P4">
Tags: []</text:p>
      <text:p text:style-name="P4">
Category: News</text:p>
      <!--METADATA-->
      <text:p text:style-name="P4">
<draw:frame draw:style-name="fr1" draw:name="Image294" text:anchor-type="as-char" svg:width="6.9236in" svg:height="4.615733in" draw:z-index="0">
<draw:image xlink:href="../Images/AРМІЯINFORM/2023-06-03T85-00-00-04-00/almaz-09.jpg" xlink:type="simple" xlink:show="embed" xlink:actuate="onLoad" draw:mime-type="image/jpeg"/>
</draw:frame>
</text:p>
      <text:p text:style-name="P4">
«Твоя дитина — твоя Україна!» — під такою назвою в Київському академічномутеатрі ляльок, що в середмісті столиці, відбувся благодійний захід для дітей,батьки яких зі зброєю в руках захищають Україну, та тих, що були змушенізалишити свої оселі, рятуючись від наслідків широкомасштабної агресіїросійської федерації проти України.</text:p>
      <text:p text:style-name="P4">
Окрім захопливої вистави, на дітлахів чекали цікаві подарунки. Такожорганізатори підготували для юних українців різні розважальні конкурси, підчас яких вони мали змогу проявити свої таланти.</text:p>
      <text:p text:style-name="P4">
<text:a xlink:type="simple" xlink:href="https://armyinform.com.ua/wp-content/uploads/2023/06/almaz-01.jpg" text:style-name="Internet_20_link" text:visited-style-name="Visited_20_Internet_20_Link">
<draw:frame draw:style-name="fr1" draw:name="Image295" text:anchor-type="as-char" svg:width="6.9236in" svg:height="6.9236in" draw:z-index="0">
<draw:image xlink:href="../Images/AРМІЯINFORM/2023-06-03T85-00-00-04-00/almaz-01-150x150.jpg" xlink:type="simple" xlink:show="embed" xlink:actuate="onLoad" draw:mime-type="image/jpeg"/>
</draw:frame>
</text:a>
</text:p>
      <text:p text:style-name="P4">
<text:a xlink:type="simple" xlink:href="https://armyinform.com.ua/wp-content/uploads/2023/06/almaz-002.jpg" text:style-name="Internet_20_link" text:visited-style-name="Visited_20_Internet_20_Link">
<draw:frame draw:style-name="fr1" draw:name="Image296" text:anchor-type="as-char" svg:width="6.9236in" svg:height="6.9236in" draw:z-index="0">
<draw:image xlink:href="../Images/AРМІЯINFORM/2023-06-03T85-00-00-04-00/almaz-002-150x150.jpg" xlink:type="simple" xlink:show="embed" xlink:actuate="onLoad" draw:mime-type="image/jpeg"/>
</draw:frame>
</text:a>
</text:p>
      <text:p text:style-name="P4">
<text:a xlink:type="simple" xlink:href="https://armyinform.com.ua/wp-content/uploads/2023/06/almaz-02.jpg" text:style-name="Internet_20_link" text:visited-style-name="Visited_20_Internet_20_Link">
<draw:frame draw:style-name="fr1" draw:name="Image297" text:anchor-type="as-char" svg:width="6.9236in" svg:height="6.9236in" draw:z-index="0">
<draw:image xlink:href="../Images/AРМІЯINFORM/2023-06-03T85-00-00-04-00/almaz-02-150x150.jpg" xlink:type="simple" xlink:show="embed" xlink:actuate="onLoad" draw:mime-type="image/jpeg"/>
</draw:frame>
</text:a>
</text:p>
      <text:p text:style-name="P4">
<text:a xlink:type="simple" xlink:href="https://armyinform.com.ua/wp-content/uploads/2023/06/almaz-03.jpg" text:style-name="Internet_20_link" text:visited-style-name="Visited_20_Internet_20_Link">
<draw:frame draw:style-name="fr1" draw:name="Image298" text:anchor-type="as-char" svg:width="6.9236in" svg:height="6.9236in" draw:z-index="0">
<draw:image xlink:href="../Images/AРМІЯINFORM/2023-06-03T85-00-00-04-00/almaz-03-150x150.jpg" xlink:type="simple" xlink:show="embed" xlink:actuate="onLoad" draw:mime-type="image/jpeg"/>
</draw:frame>
</text:a>
</text:p>
      <text:p text:style-name="P4">
Родзинкою заходу стала можливість познайомитися та сфотографуватися зчотирилапими захисниками України, а саме зі службовими собаками Алмазом таРітою, які працюють в одному з підрозділів Командування Сил підтримки ЗСУкраїни.</text:p>
      <text:p text:style-name="P4">
У своїй повсякденній діяльності собаки допомагають саперам знаходити тазнешкоджувати вибухонебезпечні предмети, що лишились після бойових дій. Протесьогодні в Алмаза та Ріти була особлива місія, з якою вони впорались навідмінно. Щирі усмішки юних глядачів та їхніх батьків були яскравим свідченнямцього. Кожен із присутніх отримав частинку любові від наших чотирилапихзахисників.</text:p>
      <text:p text:style-name="P4">
<text:a xlink:type="simple" xlink:href="https://armyinform.com.ua/wp-content/uploads/2023/06/almaz-04.jpg" text:style-name="Internet_20_link" text:visited-style-name="Visited_20_Internet_20_Link">
<draw:frame draw:style-name="fr1" draw:name="Image299" text:anchor-type="as-char" svg:width="6.9236in" svg:height="6.9236in" draw:z-index="0">
<draw:image xlink:href="../Images/AРМІЯINFORM/2023-06-03T85-00-00-04-00/almaz-04-150x150.jpg" xlink:type="simple" xlink:show="embed" xlink:actuate="onLoad" draw:mime-type="image/jpeg"/>
</draw:frame>
</text:a>
</text:p>
      <text:p text:style-name="P4">
<text:a xlink:type="simple" xlink:href="https://armyinform.com.ua/wp-content/uploads/2023/06/almaz-05.jpg" text:style-name="Internet_20_link" text:visited-style-name="Visited_20_Internet_20_Link">
<draw:frame draw:style-name="fr1" draw:name="Image300" text:anchor-type="as-char" svg:width="6.9236in" svg:height="6.9236in" draw:z-index="0">
<draw:image xlink:href="../Images/AРМІЯINFORM/2023-06-03T85-00-00-04-00/almaz-05-150x150.jpg" xlink:type="simple" xlink:show="embed" xlink:actuate="onLoad" draw:mime-type="image/jpeg"/>
</draw:frame>
</text:a>
</text:p>
      <text:p text:style-name="P4">
За словами організаторів, благодійна акція згодом розширить свій формат.Оскільки кожна дитина — це найдорожче, що наповнює нас життям, радістю,теплом.</text:p>
      <text:p text:style-name="P4">
Керівник громадської організації «Петро і Мазепа» та співорганізатор заходуЗоя Шкурко зазначила, що дбайлива підтримка дітям України дуже потрібна саме вчас війни. Маленьким серцям украй важко переживати бомбардування, вибухи,воєнні дії, загибель близьких та втрату домівки, тому оточувати дитинулюбов’ю, увагою й піклуванням — означає бачити сенс у майбутньому Держави.</text:p>
      <text:p text:style-name="P4">
— Контакт дітей із тваринами дуже корисний для малечі. Під час контакту зсобаками в дітей з’являються позитивні емоції. А завдяки залученню до заходучотирилапих захисників дітки розуміють, на своєму рівні, що українськівійськові — це захисники. Вони грізні для наших ворогів, та лагідні до своїх,— додала Зоя Шкурко.</text:p>
      <text:p text:style-name="P4">
<text:a xlink:type="simple" xlink:href="https://armyinform.com.ua/wp-content/uploads/2023/06/almaz-07.jpg" text:style-name="Internet_20_link" text:visited-style-name="Visited_20_Internet_20_Link">
<draw:frame draw:style-name="fr1" draw:name="Image301" text:anchor-type="as-char" svg:width="6.9236in" svg:height="6.9236in" draw:z-index="0">
<draw:image xlink:href="../Images/AРМІЯINFORM/2023-06-03T85-00-00-04-00/almaz-07-150x150.jpg" xlink:type="simple" xlink:show="embed" xlink:actuate="onLoad" draw:mime-type="image/jpeg"/>
</draw:frame>
</text:a>
</text:p>
      <text:p text:style-name="P4">
<text:a xlink:type="simple" xlink:href="https://armyinform.com.ua/wp-content/uploads/2023/06/almaz-08.jpg" text:style-name="Internet_20_link" text:visited-style-name="Visited_20_Internet_20_Link">
<draw:frame draw:style-name="fr1" draw:name="Image302" text:anchor-type="as-char" svg:width="6.9236in" svg:height="6.9236in" draw:z-index="0">
<draw:image xlink:href="../Images/AРМІЯINFORM/2023-06-03T85-00-00-04-00/almaz-08-150x150.jpg" xlink:type="simple" xlink:show="embed" xlink:actuate="onLoad" draw:mime-type="image/jpeg"/>
</draw:frame>
</text:a>
</text:p>
      <text:p text:style-name="P4">
<text:a xlink:type="simple" xlink:href="https://armyinform.com.ua/wp-content/uploads/2023/06/almaz-golovna.jpg" text:style-name="Internet_20_link" text:visited-style-name="Visited_20_Internet_20_Link">
<draw:frame draw:style-name="fr1" draw:name="Image303" text:anchor-type="as-char" svg:width="6.9236in" svg:height="6.9236in" draw:z-index="0">
<draw:image xlink:href="../Images/AРМІЯINFORM/2023-06-03T85-00-00-04-00/almaz-golovna-150x150.jpg" xlink:type="simple" xlink:show="embed" xlink:actuate="onLoad" draw:mime-type="image/jpeg"/>
</draw:frame>
</text:a>
</text:p>
      <text:p text:style-name="P4">
Захід відбувся завдяки спільним зусиллям БО «Благодійний фонд “Сейв Київ”» запідтримки БО «Секурс Популяр» (Франція), ГО «Петра і Мазепи» та Київськогоакадемічного театру ляльок.</text:p>
      <text:p text:style-name="P4">
<text:span text:style-name="T5">
Фото автора</text:span>
</text:p>
      <text:p text:style-name="P4">
Source: <text:a xlink:type="simple" xlink:href="https://armyinform.com.ua/2023/06/03/chotyrylapi-zahysnyky-podaruvaly-malenkym-ukrayinczyam-nezabutni-emocziyi/" text:style-name="Internet_20_link" text:visited-style-name="Visited_20_Internet_20_Link">
https://armyinform.com.ua/2023/06/03/chotyrylapi-zahysnyky-podaruvaly-malenkym-ukrayinczyam-nezabutni-emocziyi/</text:a>
</text:p>
      <!--NEWS-->
      <text:h text:style-name="P10" text:outline-level="1">
<text:span text:style-name="T4">
Ще чотирьом «українцям» повідомлено про підозру за співпрацю з ворогом</text:span>
</text:h>
      <text:p text:style-name="P4">
Author: ['АРМІЯINFORM']</text:p>
      <text:p text:style-name="P4">
Time: 2023-06-03T86:00:00-04:00</text:p>
      <text:p text:style-name="P4">
Description: За процесуального керівництва Первомайської окружної, Криворізької центральної окруж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2023-06-03-15-21-25.jpg" text:style-name="Internet_20_link" text:visited-style-name="Visited_20_Internet_20_Link">
photo-2023-06-03-15-21-25.jp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304" text:anchor-type="as-char" svg:width="6.9236in" svg:height="3.894525in" draw:z-index="0">
<draw:image xlink:href="../Images/AРМІЯINFORM/2023-06-03T86-00-00-04-00/photo-2023-06-03-15-21-25.jpg" xlink:type="simple" xlink:show="embed" xlink:actuate="onLoad" draw:mime-type="image/jpeg"/>
</draw:frame>
</text:p>
      <text:p text:style-name="P4">
За процесуального керівництва Первомайської окружної, Криворізької центральноїокружної та Дніпропетровської обласної прокуратур повідомлено про підозручотирьом громадянам.</text:p>
      <text:p text:style-name="P4">
Мешканцю м. Первомайськ на Миколаївщині інкримінують посягання натериторіальну цілісність і недоторканність України та виправдовування,визнання правомірною, заперечення збройної агресії рф проти України,глорифікацію її учасників, а трьом жителям Дніпропетровщини - колабораційнудіяльність.</text:p>
      <text:p text:style-name="P4">
Про це <text:a xlink:type="simple" xlink:href="https://www.gp.gov.ua/ua/posts/posiryuvali-zakliki-shhodo-zaxoplennya-teritoriyi-ukrayini-ta-spivpraci-z-vorogom-pidozryuyutsya-cetvero-gromadyan" text:style-name="Internet_20_link" text:visited-style-name="Visited_20_Internet_20_Link">
повідомляє</text:a>
 Офіс Генерального прокурора України.</text:p>
      <text:p text:style-name="P4">
За даними слідства, мешканець Первомайська у соцмережі поширював матеріали іззакликами до вчинення умисних дій зі зміни меж території та державного кордонуУкраїни.</text:p>
      <text:p text:style-name="P4">
Також публікував матеріали про визнання правомірною збройної агресії рф протиУкраїни, тимчасової окупації частини її території.</text:p>
      <text:p text:style-name="P4">
Проросійськи налаштовані жителі м. Кам’янське у забороненій в Українісоціальній мережі розміщували публікації з підтримкою рішень та дій держави-агресора.</text:p>
      <text:p text:style-name="P4">
В опублікованих дописах вони публічно закликали до співпраці з ворогом таневизнання поширення державного суверенітету України на тимчасово окупованітериторії держави.</text:p>
      <text:p text:style-name="P4">
Мешканець м. Кривого Рогу через акаунт у соцмережі розповсюджував публікації зросійських інформаційних ресурсів, в яких схвалював російську окупаціюукраїнських територій та підтримував збройні формування рф.</text:p>
      <text:p text:style-name="P4">
Під час обшуків за місцями мешкання підозрюваних вилучено мобільні телефони такомп’ютерну техніку із доказами їх причетності до протиправної діяльності.</text:p>
      <text:p text:style-name="P4">
Досудові розслідування проводять слідчі регіональних управлінь СБУ таНацполіції.</text:p>
      <text:p text:style-name="P4">
Source: <text:a xlink:type="simple" xlink:href="https://armyinform.com.ua/2023/06/03/shhe-chotyrom-ukrayinczyam-povidomleno-pro-pidozru-za-spivpraczyu-z-vorogom/" text:style-name="Internet_20_link" text:visited-style-name="Visited_20_Internet_20_Link">
https://armyinform.com.ua/2023/06/03/shhe-chotyrom-ukrayinczyam-povidomleno-pro-pidozru-za-spivpraczyu-z-vorogom/</text:a>
</text:p>
      <!--NEWS-->
      <text:h text:style-name="P10" text:outline-level="1">
<text:span text:style-name="T4">
Залишається високою ймовірність завдавання ракетних та авіаударів по Україні</text:span>
</text:h>
      <text:p text:style-name="P4">
Author: ['АРМІЯINFORM']</text:p>
      <text:p text:style-name="P4">
Time: 2023-06-03T87:00:00-04:00</text:p>
      <text:p text:style-name="P4">
Description: Ворог продовжує нехтувати законами та звичаями війни, використовує тактику терор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453181086f4.jpg" text:style-name="Internet_20_link" text:visited-style-name="Visited_20_Internet_20_Link">
63453181086f4.jpg</text:a>
']</text:p>
      <text:p text:style-name="P4">
Tags: ['STOPRUSSIA', 'АГРЕСІЯ РФ', 'ВТОРГНЕННЯ РФ', 'ГШ ЗСУ']</text:p>
      <text:p text:style-name="P4">
Category: News</text:p>
      <!--METADATA-->
      <text:p text:style-name="P4">
<draw:frame draw:style-name="fr1" draw:name="Image305" text:anchor-type="as-char" svg:width="6.9236in" svg:height="4.277362in" draw:z-index="0">
<draw:image xlink:href="../Images/AРМІЯINFORM/2023-06-03T87-00-00-04-00/63453181086f4.jpg" xlink:type="simple" xlink:show="embed" xlink:actuate="onLoad" draw:mime-type="image/jpeg"/>
</draw:frame>
Фото ілюстративне</text:p>
      <text:p text:style-name="P4">
<text:span text:style-name="T4">
<text:span text:style-name="T5">
*🔥 Ситуація щодо російського вторгнення</text:span>
</text:span>
*</text:p>
      <text:p text:style-name="P4">
Ворог продовжує нехтувати законами та звичаями війни, використовує тактикутерору, завдає ударів, здійснює обстріли як по військових, так і по цивільнихоб’єктах.</text:p>
      <text:p text:style-name="P4">
Про це<text:a xlink:type="simple" xlink:href="https://www.facebook.com/GeneralStaff.ua/posts/pfbid02R2MYRrZRBdC4rSxUU35ANfLUHn9Wmdvxf2aE5U1AZnLdJi5vCHqQ94zbgQoL7FDml" text:style-name="Internet_20_link" text:visited-style-name="Visited_20_Internet_20_Link">
повідомляє</text:a>
Генеральний штаб ЗС України у вечірньому зведенні.</text:p>
      <text:p text:style-name="P4">
— Загалом, протягом доби ворог завдав 19 авіаційних ударів та здійснив понад10 обстрілів з реактивних систем залпового вогню. Ймовірність завдаванняракетних та авіаційних ударів по всій території України і надалі залишаєтьсявисокою, — йдеться у повідомленні.</text:p>
      <text:p text:style-name="P4">
Source: <text:a xlink:type="simple" xlink:href="https://armyinform.com.ua/2023/06/03/za-dobu-zagarbnyk-zavdav-19-aviaudariv/" text:style-name="Internet_20_link" text:visited-style-name="Visited_20_Internet_20_Link">
https://armyinform.com.ua/2023/06/03/za-dobu-zagarbnyk-zavdav-19-aviaudariv/</text:a>
</text:p>
      <!--NEWS-->
      <text:h text:style-name="P10" text:outline-level="1">
<text:span text:style-name="T4">
Ворог виснажився і зараз здійснює заміну військ та перегрупування — Ганна Маляр</text:span>
</text:h>
      <text:p text:style-name="P4">
Author: ['АРМІЯINFORM']</text:p>
      <text:p text:style-name="P4">
Time: 2023-06-03T88:00:00-04:00</text:p>
      <text:p text:style-name="P4">
Description: Ворог продовжує зосереджувати свої основні зусилля на сході України з метою вийти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malyar-1-960x540-1.jpg" text:style-name="Internet_20_link" text:visited-style-name="Visited_20_Internet_20_Link">
malyar-1-960x540-1.jpg</text:a>
']</text:p>
      <text:p text:style-name="P4">
Tags: ['STOPRUSSIA', 'АГРЕСІЯ РФ', 'ВТОРГНЕННЯ РФ', 'ГАННА МАЛЯР']</text:p>
      <text:p text:style-name="P4">
Category: News</text:p>
      <!--METADATA-->
      <text:p text:style-name="P4">
<draw:frame draw:style-name="fr1" draw:name="Image306" text:anchor-type="as-char" svg:width="6.9236in" svg:height="3.894525in" draw:z-index="0">
<draw:image xlink:href="../Images/AРМІЯINFORM/2023-06-03T88-00-00-04-00/malyar-1-960x540-1.jpg" xlink:type="simple" xlink:show="embed" xlink:actuate="onLoad" draw:mime-type="image/jpeg"/>
</draw:frame>
</text:p>
      <text:p text:style-name="P4">
Ворог продовжує зосереджувати свої основні зусилля на сході України з метоювийти на кордони Донецької та Луганської областей. Втім, йому не вдаєтьсяпросуватись через потужний опір наших сил оборони. Ситуація несуттєво, аледещо змінюється.</text:p>
      <text:p text:style-name="P4">
Про це заступник Міністра оборони України Ганна Маляр<text:a xlink:type="simple" xlink:href="https://t.me/annamaliar/809" text:style-name="Internet_20_link" text:visited-style-name="Visited_20_Internet_20_Link">
написала</text:a>
 у Telegram.</text:p>
      <text:p text:style-name="P4">
«Декілька місяців поспіль ворог наступав на сході на чотирьох напрямках —Авдіївському, Мар’їнському, Лиманському і Бахмутському. Пізніше періодичноактивізовувався ще на двох напрямках — Шахтарському та Куп‘янському. Вийти зацей час на кордони Донецької Луганської областей ворогу так і не вдалось.Ворог виснажився і зараз здійснює заміну військ та перегрупування», — зазначаєГанна Маляр.</text:p>
      <text:p text:style-name="P4">
Незважаючи на те, що по всіх напрямках агресор не припиняє обстрілів ізавдавання авіаударів, географія наступальних дій дещо інша.</text:p>
      <text:p text:style-name="P4">
На трьох із зазначених напрямків — Бахмутський, Авдіївський, Шахтарський —протягом доби ворог наступальних дій не проводив. Водночас на Бахмутськомуворог намагався повернути втрачені позиції, але не зміг.</text:p>
      <text:p text:style-name="P4">
На інших трьох напрямках — Куп’янський, Лиманський та Мар’їнський — ворогактивний та проводить доволі інтенсивні наступальні дії, але безуспішно.</text:p>
      <text:p text:style-name="P4">
«У місті Бахмут ситуація умовно стабільна. Ми контролюємо південно-західніоколиці міста. Вагнерівці остаточно ще не залишили місто. Здійснюютьінструкторську роботу з прибулими загонами регулярної армії. По прикордоннихрайонах з рфворог веде обстріли та завдає авіаційних ударів. На Запорізькомута Херсонському напрямках противник в обороні», — наголосила заступникМіністра оборони України.</text:p>
      <text:p text:style-name="P4">
Source: <text:a xlink:type="simple" xlink:href="https://armyinform.com.ua/2023/06/03/vorog-vysnazhyvsya-i-zaraz-zdijsnyuye-zaminu-vijsk-ta-peregrupuvannya-ganna-malyar/" text:style-name="Internet_20_link" text:visited-style-name="Visited_20_Internet_20_Link">
https://armyinform.com.ua/2023/06/03/vorog-vysnazhyvsya-i-zaraz-zdijsnyuye-zaminu-vijsk-ta-peregrupuvannya-ganna-malyar/</text:a>
</text:p>
      <!--NEWS-->
      <text:h text:style-name="P10" text:outline-level="1">
<text:span text:style-name="T4">
Наша авіація завдала 11 ударів по районах зосередження окупантів</text:span>
</text:h>
      <text:p text:style-name="P4">
Author: ['АРМІЯINFORM']</text:p>
      <text:p text:style-name="P4">
Time: 2023-06-03T89:00:00-04:00</text:p>
      <text:p text:style-name="P4">
Description: Про це повідомляє Генеральний штаб ЗС України.  — Авіація сил оборони за добу завда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aviacziya-ps-zsu-zavdara-udariv.jpg" text:style-name="Internet_20_link" text:visited-style-name="Visited_20_Internet_20_Link">
aviacziya-ps-zsu-zavdara-udariv.jpg</text:a>
']</text:p>
      <text:p text:style-name="P4">
Tags: ['STOPRUSSIA', 'АГРЕСІЯ РФ', 'ВТОРГНЕННЯ РФ', 'ГШ ЗСУ', 'ХРОНІКА ОБОРОНИ']</text:p>
      <text:p text:style-name="P4">
Category: News</text:p>
      <!--METADATA-->
      <text:p text:style-name="P4">
<draw:frame draw:style-name="fr1" draw:name="Image307" text:anchor-type="as-char" svg:width="6.9236in" svg:height="4.49457in" draw:z-index="0">
<draw:image xlink:href="../Images/AРМІЯINFORM/2023-06-03T89-00-00-04-00/aviacziya-ps-zsu-zavdara-udariv.jpg" xlink:type="simple" xlink:show="embed" xlink:actuate="onLoad" draw:mime-type="image/jpeg"/>
</draw:frame>
 Ілюстративне фото</text:p>
      <text:p text:style-name="P4">
<text:span text:style-name="T4">
<text:span text:style-name="T5">
*🔥 Ситуація щодо російського вторгнення</text:span>
</text:span>
*</text:p>
      <text:p text:style-name="P4">
Про це<text:a xlink:type="simple" xlink:href="https://www.facebook.com/GeneralStaff.ua/posts/pfbid02R2MYRrZRBdC4rSxUU35ANfLUHn9Wmdvxf2aE5U1AZnLdJi5vCHqQ94zbgQoL7FDml" text:style-name="Internet_20_link" text:visited-style-name="Visited_20_Internet_20_Link">
повідомляє</text:a>
Генеральний штаб ЗС України.</text:p>
      <text:p text:style-name="P4">
— Авіація сил оборони за добу завдала 11 ударів по районах зосередженняособового складу. Нашими захисниками було знищено три ворожих розвідувальнихБПЛА. Підрозділи ракетних військ і артилерії протягом доби уразили пунктуправління, один зенітно-ракетний комплекс та три склади боєприпасів, —зазначається у зведенні.</text:p>
      <text:p text:style-name="P4">
Source: <text:a xlink:type="simple" xlink:href="https://armyinform.com.ua/2023/06/03/nasha-aviacziya-zavdala-odynadczyat-udariv-po-rajonah-zoseredzhennya-okupantiv/" text:style-name="Internet_20_link" text:visited-style-name="Visited_20_Internet_20_Link">
https://armyinform.com.ua/2023/06/03/nasha-aviacziya-zavdala-odynadczyat-udariv-po-rajonah-zoseredzhennya-okupantiv/</text:a>
</text:p>
      <!--NEWS-->
      <text:h text:style-name="P10" text:outline-level="1">
<text:span text:style-name="T4">
Сили оборони відбили 16 ворожих атак</text:span>
</text:h>
      <text:p text:style-name="P4">
Author: ['АРМІЯINFORM']</text:p>
      <text:p text:style-name="P4">
Time: 2023-06-03T90:00:00-04:00</text:p>
      <text:p text:style-name="P4">
Description: Як зазначається у повідомленні Генерального штабу ЗС України, противник продовж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30_360_1676912332-614.jpg" text:style-name="Internet_20_link" text:visited-style-name="Visited_20_Internet_20_Link">
630_360_1676912332-614.jpg</text:a>
']</text:p>
      <text:p text:style-name="P4">
Tags: ['STOPRUSSIA', 'АГРЕСІЯ РФ', 'ВТОРГНЕННЯ РФ', 'ГШ ЗСУ', 'ХРОНІКА ОБОРОНИ']</text:p>
      <text:p text:style-name="P4">
Category: News</text:p>
      <!--METADATA-->
      <text:p text:style-name="P4">
<draw:frame draw:style-name="fr1" draw:name="Image308" text:anchor-type="as-char" svg:width="6.9236in" svg:height="3.956343in" draw:z-index="0">
<draw:image xlink:href="../Images/AРМІЯINFORM/2023-06-03T90-00-00-04-00/630_360_1676912332-614.jpg" xlink:type="simple" xlink:show="embed" xlink:actuate="onLoad" draw:mime-type="image/jpeg"/>
</draw:frame>
 Ілюстративне фото</text:p>
      <text:p text:style-name="P4">
<text:span text:style-name="T4">
<text:span text:style-name="T5">
*🔥 Ситуація щодо російського вторгнення</text:span>
</text:span>
*</text:p>
      <text:p text:style-name="P4">
Як <text:a xlink:type="simple" xlink:href="https://www.facebook.com/GeneralStaff.ua/posts/pfbid02R2MYRrZRBdC4rSxUU35ANfLUHn9Wmdvxf2aE5U1AZnLdJi5vCHqQ94zbgQoL7FDml" text:style-name="Internet_20_link" text:visited-style-name="Visited_20_Internet_20_Link">
зазначається</text:a>
уповідомленні Генерального штабу ЗС України, противник продовжує зосереджуватиосновні зусилля на спробах повної окупації Луганської та Донецької областей.Протягом доби окупанти здійснили 16 атак, проте всі вони були відбитіпідрозділами сил оборони, — зазначається у повідомленні.</text:p>
      <text:p text:style-name="P4">
Протягом доби противник вів безуспішні наступальні дії на Куп’янському,Лиманському та Бахмутському напрямку. Зокрема в районі Мар’їнки наші захисникивідбили усі 9 атак противника. Також були безуспішні наступальні дії в районіОлександрівки Донецької області.</text:p>
      <text:p text:style-name="P4">
Source: <text:a xlink:type="simple" xlink:href="https://armyinform.com.ua/2023/06/03/syly-oborony-vidbyly-16-vorozhyh-atak-gsh-zsu/" text:style-name="Internet_20_link" text:visited-style-name="Visited_20_Internet_20_Link">
https://armyinform.com.ua/2023/06/03/syly-oborony-vidbyly-16-vorozhyh-atak-gsh-zsu/</text:a>
</text:p>
      <!--NEWS-->
      <text:h text:style-name="P10" text:outline-level="1">
<text:span text:style-name="T4">
Будні артрозрахунку САУ 2С1 «Гвоздика» на Донеччині: репортаж із передової</text:span>
</text:h>
      <text:p text:style-name="P4">
Author: ['Ольга Вікарчук']</text:p>
      <text:p text:style-name="P4">
Time: 2023-06-03T91:00:00-04:00</text:p>
      <text:p text:style-name="P4">
Description: Кореспондентці АрміяInform вдалося завітати на одну з бойових позицій та поспілкуватися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oto-12.jpg" text:style-name="Internet_20_link" text:visited-style-name="Visited_20_Internet_20_Link">
foto-12.jpg</text:a>
', '<text:a xlink:type="simple" xlink:href="https://armyinform.com.ua/wp-content/uploads/2023/06/foto-1-2-150x150.jpg" text:style-name="Internet_20_link" text:visited-style-name="Visited_20_Internet_20_Link">
foto-1-2-150x150.jpg</text:a>
', '<text:a xlink:type="simple" xlink:href="https://armyinform.com.ua/wp-content/uploads/2023/06/foto-2-2-150x150.jpg" text:style-name="Internet_20_link" text:visited-style-name="Visited_20_Internet_20_Link">
foto-2-2-150x150.jpg</text:a>
', '<text:a xlink:type="simple" xlink:href="https://armyinform.com.ua/wp-content/uploads/2023/06/foto-3-2-150x150.jpg" text:style-name="Internet_20_link" text:visited-style-name="Visited_20_Internet_20_Link">
foto-3-2-150x150.jpg</text:a>
', '<text:a xlink:type="simple" xlink:href="https://armyinform.com.ua/wp-content/uploads/2023/06/foto-5.jpg" text:style-name="Internet_20_link" text:visited-style-name="Visited_20_Internet_20_Link">
foto-5.jpg</text:a>
', '<text:a xlink:type="simple" xlink:href="https://armyinform.com.ua/wp-content/uploads/2023/06/foto-6-1-150x150.jpg" text:style-name="Internet_20_link" text:visited-style-name="Visited_20_Internet_20_Link">
foto-6-1-150x150.jpg</text:a>
', '<text:a xlink:type="simple" xlink:href="https://armyinform.com.ua/wp-content/uploads/2023/06/foto-7-1-150x150.jpg" text:style-name="Internet_20_link" text:visited-style-name="Visited_20_Internet_20_Link">
foto-7-1-150x150.jpg</text:a>
', '<text:a xlink:type="simple" xlink:href="https://armyinform.com.ua/wp-content/uploads/2023/06/foto-8-1-150x150.jpg" text:style-name="Internet_20_link" text:visited-style-name="Visited_20_Internet_20_Link">
foto-8-1-150x150.jpg</text:a>
', '<text:a xlink:type="simple" xlink:href="https://armyinform.com.ua/wp-content/uploads/2023/06/foto-9-1-150x150.jpg" text:style-name="Internet_20_link" text:visited-style-name="Visited_20_Internet_20_Link">
foto-9-1-150x150.jpg</text:a>
', '<text:a xlink:type="simple" xlink:href="https://armyinform.com.ua/wp-content/uploads/2023/06/foto-10-150x150.jpg" text:style-name="Internet_20_link" text:visited-style-name="Visited_20_Internet_20_Link">
foto-10-150x150.jpg</text:a>
', '<text:a xlink:type="simple" xlink:href="https://armyinform.com.ua/wp-content/uploads/2023/06/foto-11-150x150.jpg" text:style-name="Internet_20_link" text:visited-style-name="Visited_20_Internet_20_Link">
foto-11-150x150.jpg</text:a>
']</text:p>
      <text:p text:style-name="P4">
Tags: ['STOPRUSSIA', 'ДЕСАНТНИКИ', 'НАЦСПРОТИВ']</text:p>
      <text:p text:style-name="P4">
Category: News</text:p>
      <!--METADATA-->
      <text:p text:style-name="P4">
<draw:frame draw:style-name="fr1" draw:name="Image309" text:anchor-type="as-char" svg:width="6.9236in" svg:height="5.1927in" draw:z-index="0">
<draw:image xlink:href="../Images/AРМІЯINFORM/2023-06-03T91-00-00-04-00/foto-12.jpg" xlink:type="simple" xlink:show="embed" xlink:actuate="onLoad" draw:mime-type="image/jpeg"/>
</draw:frame>
</text:p>
      <text:p text:style-name="P4">
Кореспондентці АрміяInform вдалося завітати на одну з бойових позицій тапоспілкуватися з розрахунком самохідної артилерійської установки 2С1«Гвоздика».</text:p>
      <text:p text:style-name="P4">
<text:a xlink:type="simple" xlink:href="https://armyinform.com.ua/wp-content/uploads/2023/06/foto-1-2.jpg" text:style-name="Internet_20_link" text:visited-style-name="Visited_20_Internet_20_Link">
<draw:frame draw:style-name="fr1" draw:name="Image310" text:anchor-type="as-char" svg:width="6.9236in" svg:height="6.9236in" draw:z-index="0">
<draw:image xlink:href="../Images/AРМІЯINFORM/2023-06-03T91-00-00-04-00/foto-1-2-150x150.jpg" xlink:type="simple" xlink:show="embed" xlink:actuate="onLoad" draw:mime-type="image/jpeg"/>
</draw:frame>
</text:a>
</text:p>
      <text:p text:style-name="P4">
<text:a xlink:type="simple" xlink:href="https://armyinform.com.ua/wp-content/uploads/2023/06/foto-2-2.jpg" text:style-name="Internet_20_link" text:visited-style-name="Visited_20_Internet_20_Link">
<draw:frame draw:style-name="fr1" draw:name="Image311" text:anchor-type="as-char" svg:width="6.9236in" svg:height="6.9236in" draw:z-index="0">
<draw:image xlink:href="../Images/AРМІЯINFORM/2023-06-03T91-00-00-04-00/foto-2-2-150x150.jpg" xlink:type="simple" xlink:show="embed" xlink:actuate="onLoad" draw:mime-type="image/jpeg"/>
</draw:frame>
</text:a>
</text:p>
      <text:p text:style-name="P4">
<text:a xlink:type="simple" xlink:href="https://armyinform.com.ua/wp-content/uploads/2023/06/foto-3-2.jpg" text:style-name="Internet_20_link" text:visited-style-name="Visited_20_Internet_20_Link">
<draw:frame draw:style-name="fr1" draw:name="Image312" text:anchor-type="as-char" svg:width="6.9236in" svg:height="6.9236in" draw:z-index="0">
<draw:image xlink:href="../Images/AРМІЯINFORM/2023-06-03T91-00-00-04-00/foto-3-2-150x150.jpg" xlink:type="simple" xlink:show="embed" xlink:actuate="onLoad" draw:mime-type="image/jpeg"/>
</draw:frame>
</text:a>
</text:p>
      <text:p text:style-name="P4">
— Здебільшого ми працюємо з укриття або ж виїжджаємо на тимчасові вогневіпозиції, — розповідає командир гармати Ігор. — Щодо інтенсивності стрільби, товсе тут залежить від цілей. Для нас у пріоритеті бронетехніка, скупченняособового складу та склади з боєкомплектами. Ми тісно співпрацюємо заеророзвідкою, адже саме вони дають нам наведення на цілі. Після відпрацюваннями одразу повертаємось у завчасно підготовлене укриття.</text:p>
      <text:p text:style-name="P4">
Сьогоднішній день розпочався, як самі десантники жартома кажуть, «весело». Щеобід не настав, як артилерійський розрахунок встиг випустити понад 15 снарядівпо противнику та вразити ворожий танк, БМП і скупчення живої сили окупантів,які висувалися на штурм позицій українських захисників.</text:p>
      <text:p text:style-name="P4">
<draw:frame draw:style-name="fr1" draw:name="Image313" text:anchor-type="as-char" svg:width="6.9236in" svg:height="4.108003in" draw:z-index="0">
<draw:image xlink:href="../Images/AРМІЯINFORM/2023-06-03T91-00-00-04-00/foto-5.jpg" xlink:type="simple" xlink:show="embed" xlink:actuate="onLoad" draw:mime-type="image/jpeg"/>
</draw:frame>
</text:p>
      <text:p text:style-name="P4">
— Основне наше завдання тут — підтримка піхоти, яких особисто я вважаюгероїчними людьми. Що ближче ми до «нуля», то більші калібри по насприлітають, але ми все одно тримаємо стрій та надсилаємо нашому ворогу «палківітання», — говорить командир батареї Федір і продовжує: — Щодо обстановкиможу сказати, що небо сьогодні ясне й чисте, тому окупанти запускають багатоБПЛА. Намагалися здійснити штурм, але мої хлопці відбили їхню спробу, тимсамим захистивши нашу піхоту.</text:p>
      <text:p text:style-name="P4">
Механік-водій «Гвоздики» Анатолій каже, що для нього найбільш позитивним уроботі є його команда. Чітко злагоджені дії, повна довіра членів розрахункуодин до одного та єдина мрія на всіх — саме ці аспекти дають сили та мотиваціюмужнім десантникам постійно відбивати та стримувати окупантів.</text:p>
      <text:p text:style-name="P4">
<text:a xlink:type="simple" xlink:href="https://armyinform.com.ua/wp-content/uploads/2023/06/foto-6-1.jpg" text:style-name="Internet_20_link" text:visited-style-name="Visited_20_Internet_20_Link">
<draw:frame draw:style-name="fr1" draw:name="Image314" text:anchor-type="as-char" svg:width="6.9236in" svg:height="6.9236in" draw:z-index="0">
<draw:image xlink:href="../Images/AРМІЯINFORM/2023-06-03T91-00-00-04-00/foto-6-1-150x150.jpg" xlink:type="simple" xlink:show="embed" xlink:actuate="onLoad" draw:mime-type="image/jpeg"/>
</draw:frame>
</text:a>
</text:p>
      <text:p text:style-name="P4">
<text:a xlink:type="simple" xlink:href="https://armyinform.com.ua/wp-content/uploads/2023/06/foto-7-1.jpg" text:style-name="Internet_20_link" text:visited-style-name="Visited_20_Internet_20_Link">
<draw:frame draw:style-name="fr1" draw:name="Image315" text:anchor-type="as-char" svg:width="6.9236in" svg:height="6.9236in" draw:z-index="0">
<draw:image xlink:href="../Images/AРМІЯINFORM/2023-06-03T91-00-00-04-00/foto-7-1-150x150.jpg" xlink:type="simple" xlink:show="embed" xlink:actuate="onLoad" draw:mime-type="image/jpeg"/>
</draw:frame>
</text:a>
</text:p>
      <text:p text:style-name="P4">
— Нас із побратимами найбільше мотивує Перемога. Це наша головна мета тут.Звичайно, виникають складнощі, коли є болото, адже я, як механік-водій,повинен за дві-три хвилини підготувати машину, виїхати на встановлену позицію,перевірити всі важелі, закритися й очікувати команду. Але перед кожною бойовоюроботою я сідаю й кажу до нашої «Гвоздички» дуже лагідно та ніжно: «Зірочко,давай, не підведи!». І вона завжди одразу заводиться, не застряє, й усе в насзлагоджено, ще жодного разу не підводила, — доповнює десантник Анатолій.</text:p>
      <text:p text:style-name="P4">
Доки ми очікували бойову роботу по ворожих позиціях, навідник Олександррозповів про САУшку зсередини.</text:p>
      <text:p text:style-name="P4">
<text:a xlink:type="simple" xlink:href="https://armyinform.com.ua/wp-content/uploads/2023/06/foto-8-1.jpg" text:style-name="Internet_20_link" text:visited-style-name="Visited_20_Internet_20_Link">
<draw:frame draw:style-name="fr1" draw:name="Image316" text:anchor-type="as-char" svg:width="6.9236in" svg:height="6.9236in" draw:z-index="0">
<draw:image xlink:href="../Images/AРМІЯINFORM/2023-06-03T91-00-00-04-00/foto-8-1-150x150.jpg" xlink:type="simple" xlink:show="embed" xlink:actuate="onLoad" draw:mime-type="image/jpeg"/>
</draw:frame>
</text:a>
</text:p>
      <text:p text:style-name="P4">
<text:a xlink:type="simple" xlink:href="https://armyinform.com.ua/wp-content/uploads/2023/06/foto-9-1.jpg" text:style-name="Internet_20_link" text:visited-style-name="Visited_20_Internet_20_Link">
<draw:frame draw:style-name="fr1" draw:name="Image317" text:anchor-type="as-char" svg:width="6.9236in" svg:height="6.9236in" draw:z-index="0">
<draw:image xlink:href="../Images/AРМІЯINFORM/2023-06-03T91-00-00-04-00/foto-9-1-150x150.jpg" xlink:type="simple" xlink:show="embed" xlink:actuate="onLoad" draw:mime-type="image/jpeg"/>
</draw:frame>
</text:a>
</text:p>
      <text:p text:style-name="P4">
— Коли нам дають ціль, то машина вже зорієнтована в напрямку стрільби. Явиставляю приціл, рівень та кутомір. Потім повертаю бачення до основної точкинаведення, після чого виставляю саму панораму по всіх рівнях. Коли все готово,доповідаю командирові, що машина готова. Як тільки надходить команда «Вогонь»,зарядник досилає снаряд і ми здійснюємо постріл, — сказав навідник.</text:p>
      <text:p text:style-name="P4">
Через постійні ворожі обстріли та високу активність БПЛА противника в небі надпозиціями десантників нам довелося раніше покинути точку та спуститися вукриття.</text:p>
      <text:p text:style-name="P4">
— Наш колектив — це одна велика й дружна родина. До того ж зараз, окрімукраїнських снарядів, ми стріляємо польськими та болгарськими. Можу сказати,що це доволі влучні снаряди. Але все залежить передусім від вправностірозрахунку. Хлопці — молодці, купчастість у них на високому рівні, б’ють поворогу на «відмінно», я ними пишаюсь. Кожен захисник максимально вмотивованийі усвідомлює, що кожним пострілом виганяє противника з рідної землі, —доповнив командир батареї Федір.</text:p>
      <text:p text:style-name="P4">
<text:a xlink:type="simple" xlink:href="https://armyinform.com.ua/wp-content/uploads/2023/06/foto-10.jpg" text:style-name="Internet_20_link" text:visited-style-name="Visited_20_Internet_20_Link">
<draw:frame draw:style-name="fr1" draw:name="Image318" text:anchor-type="as-char" svg:width="6.9236in" svg:height="6.9236in" draw:z-index="0">
<draw:image xlink:href="../Images/AРМІЯINFORM/2023-06-03T91-00-00-04-00/foto-10-150x150.jpg" xlink:type="simple" xlink:show="embed" xlink:actuate="onLoad" draw:mime-type="image/jpeg"/>
</draw:frame>
</text:a>
</text:p>
      <text:p text:style-name="P4">
<text:a xlink:type="simple" xlink:href="https://armyinform.com.ua/wp-content/uploads/2023/06/foto-11.jpg" text:style-name="Internet_20_link" text:visited-style-name="Visited_20_Internet_20_Link">
<draw:frame draw:style-name="fr1" draw:name="Image319" text:anchor-type="as-char" svg:width="6.9236in" svg:height="6.9236in" draw:z-index="0">
<draw:image xlink:href="../Images/AРМІЯINFORM/2023-06-03T91-00-00-04-00/foto-11-150x150.jpg" xlink:type="simple" xlink:show="embed" xlink:actuate="onLoad" draw:mime-type="image/jpeg"/>
</draw:frame>
</text:a>
</text:p>
      <text:p text:style-name="P4">
<text:span text:style-name="T5">
Фото автора</text:span>
</text:p>
      <text:p text:style-name="P4">
Source: <text:a xlink:type="simple" xlink:href="https://armyinform.com.ua/2023/06/03/budni-artrozrahunku-sau-2s1-gvozdyka-na-donechchyni-reportazh-iz-peredovoyi/" text:style-name="Internet_20_link" text:visited-style-name="Visited_20_Internet_20_Link">
https://armyinform.com.ua/2023/06/03/budni-artrozrahunku-sau-2s1-gvozdyka-na-donechchyni-reportazh-iz-peredovoyi/</text:a>
</text:p>
      <!--NEWS-->
      <text:h text:style-name="P10" text:outline-level="1">
<text:span text:style-name="T4">
У Хмельницькому провели благодійний забіг на підтримку операторів ССО</text:span>
</text:h>
      <text:p text:style-name="P4">
Author: ['Анастасія Богач']</text:p>
      <text:p text:style-name="P4">
Time: 2023-06-03T92:00:00-04:00</text:p>
      <text:p text:style-name="P4">
Description: У Хмельницькому відбувся черговий благодійний забіг, цього разу на підтрим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olovna-10.jpg" text:style-name="Internet_20_link" text:visited-style-name="Visited_20_Internet_20_Link">
golovna-10.jpg</text:a>
', '<text:a xlink:type="simple" xlink:href="https://armyinform.com.ua/wp-content/uploads/2023/06/1-4-150x150.jpg" text:style-name="Internet_20_link" text:visited-style-name="Visited_20_Internet_20_Link">
1-4-150x150.jpg</text:a>
', '<text:a xlink:type="simple" xlink:href="https://armyinform.com.ua/wp-content/uploads/2023/06/2-5-150x150.jpg" text:style-name="Internet_20_link" text:visited-style-name="Visited_20_Internet_20_Link">
2-5-150x150.jpg</text:a>
', '<text:a xlink:type="simple" xlink:href="https://armyinform.com.ua/wp-content/uploads/2023/06/3-4-150x150.jpg" text:style-name="Internet_20_link" text:visited-style-name="Visited_20_Internet_20_Link">
3-4-150x150.jpg</text:a>
', '<text:a xlink:type="simple" xlink:href="https://armyinform.com.ua/wp-content/uploads/2023/06/4-4-150x150.jpg" text:style-name="Internet_20_link" text:visited-style-name="Visited_20_Internet_20_Link">
4-4-150x150.jpg</text:a>
', '<text:a xlink:type="simple" xlink:href="https://armyinform.com.ua/wp-content/uploads/2023/06/5-5-150x150.jpg" text:style-name="Internet_20_link" text:visited-style-name="Visited_20_Internet_20_Link">
5-5-150x150.jpg</text:a>
', '<text:a xlink:type="simple" xlink:href="https://armyinform.com.ua/wp-content/uploads/2023/06/6-4-150x150.jpg" text:style-name="Internet_20_link" text:visited-style-name="Visited_20_Internet_20_Link">
6-4-150x150.jpg</text:a>
', '<text:a xlink:type="simple" xlink:href="https://armyinform.com.ua/wp-content/uploads/2023/06/7-6-150x150.jpg" text:style-name="Internet_20_link" text:visited-style-name="Visited_20_Internet_20_Link">
7-6-150x150.jpg</text:a>
', '<text:a xlink:type="simple" xlink:href="https://armyinform.com.ua/wp-content/uploads/2023/06/8-6-150x150.jpg" text:style-name="Internet_20_link" text:visited-style-name="Visited_20_Internet_20_Link">
8-6-150x150.jpg</text:a>
', '<text:a xlink:type="simple" xlink:href="https://armyinform.com.ua/wp-content/uploads/2023/06/9-2-150x150.jpg" text:style-name="Internet_20_link" text:visited-style-name="Visited_20_Internet_20_Link">
9-2-150x150.jpg</text:a>
', '<text:a xlink:type="simple" xlink:href="https://armyinform.com.ua/wp-content/uploads/2023/06/10-1-1-150x150.jpg" text:style-name="Internet_20_link" text:visited-style-name="Visited_20_Internet_20_Link">
10-1-1-150x150.jpg</text:a>
', '<text:a xlink:type="simple" xlink:href="https://armyinform.com.ua/wp-content/uploads/2023/06/11-1-150x150.jpg" text:style-name="Internet_20_link" text:visited-style-name="Visited_20_Internet_20_Link">
11-1-150x150.jpg</text:a>
', '<text:a xlink:type="simple" xlink:href="https://armyinform.com.ua/wp-content/uploads/2023/06/12-1-150x150.jpg" text:style-name="Internet_20_link" text:visited-style-name="Visited_20_Internet_20_Link">
12-1-150x150.jpg</text:a>
']</text:p>
      <text:p text:style-name="P4">
Tags: ['STOPRUSSIA', 'БЛАГОДІЙНИЙ ЗАБІГ', 'ХМЕЛЬНИЦЬК']</text:p>
      <text:p text:style-name="P4">
Category: News</text:p>
      <!--METADATA-->
      <text:p text:style-name="P4">
<draw:frame draw:style-name="fr1" draw:name="Image320" text:anchor-type="as-char" svg:width="6.9236in" svg:height="5.071537in" draw:z-index="0">
<draw:image xlink:href="../Images/AРМІЯINFORM/2023-06-03T92-00-00-04-00/golovna-10.jpg" xlink:type="simple" xlink:show="embed" xlink:actuate="onLoad" draw:mime-type="image/jpeg"/>
</draw:frame>
</text:p>
      <text:p text:style-name="P4">
У Хмельницькому відбувся черговий благодійний забіг, цього разу на підтримкувійськовослужбовців 8-го окремого полку Сил спеціальних операцій. Організаторизбирали кошти на придбання лазерних фар та планшетів для наших захисників, якіборонять Україну від російських окупантів.</text:p>
      <text:p text:style-name="P4">
— Ми постійно організовуємо як онлайн, так і офлайн-забіги для підтримкиукраїнських захисників і захисниць. Сьогоднішній захід спрямований назакупівлю спеціального обладнання для бійців 8-го полку ССО. Частину планшетівми вже придбали за донати учасників, які реєструвались онлайн. Цей забіг неконкурсний, а задля єдності, кожна людина передусім отримає позитивні емоції,символічну медаль і підтримає наших воїнів. Крім забігу, в нас організованоконцерт та різні активності для дітей, — розповів голова ГО «ПідтримкаУкраїни» Олександр Вербицький.</text:p>
      <text:p text:style-name="P4">
<text:a xlink:type="simple" xlink:href="https://armyinform.com.ua/wp-content/uploads/2023/06/1-4.jpg" text:style-name="Internet_20_link" text:visited-style-name="Visited_20_Internet_20_Link">
<draw:frame draw:style-name="fr1" draw:name="Image321" text:anchor-type="as-char" svg:width="6.9236in" svg:height="6.9236in" draw:z-index="0">
<draw:image xlink:href="../Images/AРМІЯINFORM/2023-06-03T92-00-00-04-00/1-4-150x150.jpg" xlink:type="simple" xlink:show="embed" xlink:actuate="onLoad" draw:mime-type="image/jpeg"/>
</draw:frame>
</text:a>
</text:p>
      <text:p text:style-name="P4">
<text:a xlink:type="simple" xlink:href="https://armyinform.com.ua/wp-content/uploads/2023/06/2-5.jpg" text:style-name="Internet_20_link" text:visited-style-name="Visited_20_Internet_20_Link">
<draw:frame draw:style-name="fr1" draw:name="Image322" text:anchor-type="as-char" svg:width="6.9236in" svg:height="6.9236in" draw:z-index="0">
<draw:image xlink:href="../Images/AРМІЯINFORM/2023-06-03T92-00-00-04-00/2-5-150x150.jpg" xlink:type="simple" xlink:show="embed" xlink:actuate="onLoad" draw:mime-type="image/jpeg"/>
</draw:frame>
</text:a>
</text:p>
      <text:p text:style-name="P4">
<text:a xlink:type="simple" xlink:href="https://armyinform.com.ua/wp-content/uploads/2023/06/3-4.jpg" text:style-name="Internet_20_link" text:visited-style-name="Visited_20_Internet_20_Link">
<draw:frame draw:style-name="fr1" draw:name="Image323" text:anchor-type="as-char" svg:width="6.9236in" svg:height="6.9236in" draw:z-index="0">
<draw:image xlink:href="../Images/AРМІЯINFORM/2023-06-03T92-00-00-04-00/3-4-150x150.jpg" xlink:type="simple" xlink:show="embed" xlink:actuate="onLoad" draw:mime-type="image/jpeg"/>
</draw:frame>
</text:a>
</text:p>
      <text:p text:style-name="P4">
<text:a xlink:type="simple" xlink:href="https://armyinform.com.ua/wp-content/uploads/2023/06/4-4.jpg" text:style-name="Internet_20_link" text:visited-style-name="Visited_20_Internet_20_Link">
<draw:frame draw:style-name="fr1" draw:name="Image324" text:anchor-type="as-char" svg:width="6.9236in" svg:height="6.9236in" draw:z-index="0">
<draw:image xlink:href="../Images/AРМІЯINFORM/2023-06-03T92-00-00-04-00/4-4-150x150.jpg" xlink:type="simple" xlink:show="embed" xlink:actuate="onLoad" draw:mime-type="image/jpeg"/>
</draw:frame>
</text:a>
</text:p>
      <text:p text:style-name="P4">
<text:a xlink:type="simple" xlink:href="https://armyinform.com.ua/wp-content/uploads/2023/06/5-5.jpg" text:style-name="Internet_20_link" text:visited-style-name="Visited_20_Internet_20_Link">
<draw:frame draw:style-name="fr1" draw:name="Image325" text:anchor-type="as-char" svg:width="6.9236in" svg:height="6.9236in" draw:z-index="0">
<draw:image xlink:href="../Images/AРМІЯINFORM/2023-06-03T92-00-00-04-00/5-5-150x150.jpg" xlink:type="simple" xlink:show="embed" xlink:actuate="onLoad" draw:mime-type="image/jpeg"/>
</draw:frame>
</text:a>
</text:p>
      <text:p text:style-name="P4">
<text:a xlink:type="simple" xlink:href="https://armyinform.com.ua/wp-content/uploads/2023/06/6-4.jpg" text:style-name="Internet_20_link" text:visited-style-name="Visited_20_Internet_20_Link">
<draw:frame draw:style-name="fr1" draw:name="Image326" text:anchor-type="as-char" svg:width="6.9236in" svg:height="6.9236in" draw:z-index="0">
<draw:image xlink:href="../Images/AРМІЯINFORM/2023-06-03T92-00-00-04-00/6-4-150x150.jpg" xlink:type="simple" xlink:show="embed" xlink:actuate="onLoad" draw:mime-type="image/jpeg"/>
</draw:frame>
</text:a>
</text:p>
      <text:p text:style-name="P4">
У благодійному забігу взяли участь близько 250 учасників. Дорослі подолалидистанцію в 1 км, діти — 200 метрів. Кожен з учасників отримав медаль таподарунки від спонсорів.</text:p>
      <text:p text:style-name="P4">
— Для мене було важливим взяти участь у цьому благодійному забігу, адже утакий спосіб ми можемо показати свою підтримку нашим воїнам, що ми про нихзнаємо, шануємо й щодня дякуємо за мужність та відвагу. Цей забіг нагадує всімгромадянам, що війна триває, і це вимагає небайдужості кожного. Нагадує, щонаші бійці цілодобово перебувають на передовій, захищають наш сон і здобуваютьсвітле майбутнє для нашої країни. І участь у благодійному забігу — це лишемізерна частинка того, що ми можемо для них зробити — сказав учасник забігуАртур.</text:p>
      <text:p text:style-name="P4">
<text:a xlink:type="simple" xlink:href="https://armyinform.com.ua/wp-content/uploads/2023/06/7-6.jpg" text:style-name="Internet_20_link" text:visited-style-name="Visited_20_Internet_20_Link">
<draw:frame draw:style-name="fr1" draw:name="Image327" text:anchor-type="as-char" svg:width="6.9236in" svg:height="6.9236in" draw:z-index="0">
<draw:image xlink:href="../Images/AРМІЯINFORM/2023-06-03T92-00-00-04-00/7-6-150x150.jpg" xlink:type="simple" xlink:show="embed" xlink:actuate="onLoad" draw:mime-type="image/jpeg"/>
</draw:frame>
</text:a>
</text:p>
      <text:p text:style-name="P4">
<text:a xlink:type="simple" xlink:href="https://armyinform.com.ua/wp-content/uploads/2023/06/8-6.jpg" text:style-name="Internet_20_link" text:visited-style-name="Visited_20_Internet_20_Link">
<draw:frame draw:style-name="fr1" draw:name="Image328" text:anchor-type="as-char" svg:width="6.9236in" svg:height="6.9236in" draw:z-index="0">
<draw:image xlink:href="../Images/AРМІЯINFORM/2023-06-03T92-00-00-04-00/8-6-150x150.jpg" xlink:type="simple" xlink:show="embed" xlink:actuate="onLoad" draw:mime-type="image/jpeg"/>
</draw:frame>
</text:a>
</text:p>
      <text:p text:style-name="P4">
<text:a xlink:type="simple" xlink:href="https://armyinform.com.ua/wp-content/uploads/2023/06/9-2.jpg" text:style-name="Internet_20_link" text:visited-style-name="Visited_20_Internet_20_Link">
<draw:frame draw:style-name="fr1" draw:name="Image329" text:anchor-type="as-char" svg:width="6.9236in" svg:height="6.9236in" draw:z-index="0">
<draw:image xlink:href="../Images/AРМІЯINFORM/2023-06-03T92-00-00-04-00/9-2-150x150.jpg" xlink:type="simple" xlink:show="embed" xlink:actuate="onLoad" draw:mime-type="image/jpeg"/>
</draw:frame>
</text:a>
</text:p>
      <text:p text:style-name="P4">
<text:a xlink:type="simple" xlink:href="https://armyinform.com.ua/wp-content/uploads/2023/06/10-1-1.jpg" text:style-name="Internet_20_link" text:visited-style-name="Visited_20_Internet_20_Link">
<draw:frame draw:style-name="fr1" draw:name="Image330" text:anchor-type="as-char" svg:width="6.9236in" svg:height="6.9236in" draw:z-index="0">
<draw:image xlink:href="../Images/AРМІЯINFORM/2023-06-03T92-00-00-04-00/10-1-1-150x150.jpg" xlink:type="simple" xlink:show="embed" xlink:actuate="onLoad" draw:mime-type="image/jpeg"/>
</draw:frame>
</text:a>
</text:p>
      <text:p text:style-name="P4">
<text:a xlink:type="simple" xlink:href="https://armyinform.com.ua/wp-content/uploads/2023/06/11-1.jpg" text:style-name="Internet_20_link" text:visited-style-name="Visited_20_Internet_20_Link">
<draw:frame draw:style-name="fr1" draw:name="Image331" text:anchor-type="as-char" svg:width="6.9236in" svg:height="6.9236in" draw:z-index="0">
<draw:image xlink:href="../Images/AРМІЯINFORM/2023-06-03T92-00-00-04-00/11-1-150x150.jpg" xlink:type="simple" xlink:show="embed" xlink:actuate="onLoad" draw:mime-type="image/jpeg"/>
</draw:frame>
</text:a>
</text:p>
      <text:p text:style-name="P4">
<text:a xlink:type="simple" xlink:href="https://armyinform.com.ua/wp-content/uploads/2023/06/12-1.jpg" text:style-name="Internet_20_link" text:visited-style-name="Visited_20_Internet_20_Link">
<draw:frame draw:style-name="fr1" draw:name="Image332" text:anchor-type="as-char" svg:width="6.9236in" svg:height="6.9236in" draw:z-index="0">
<draw:image xlink:href="../Images/AРМІЯINFORM/2023-06-03T92-00-00-04-00/12-1-150x150.jpg" xlink:type="simple" xlink:show="embed" xlink:actuate="onLoad" draw:mime-type="image/jpeg"/>
</draw:frame>
</text:a>
</text:p>
      <text:p text:style-name="P4">
Під час заходу учасники та всі охочі мали змогу зробити фото на згадку разомзі спецпризначенцями біля військової техніки та написати для українськихвоїнів теплі слова подяки й підтримки на прапорах. Також можна було побачититрофеї, здобуті нашими військовими на війні, та взяти участь у цікавихрозвагах і конкурсах, які організували для дітей і дорослих.</text:p>
      <text:p text:style-name="P4">
<text:span text:style-name="T5">
Фото автора та Андрія Агєєва</text:span>
</text:p>
      <text:p text:style-name="P4">
Source: <text:a xlink:type="simple" xlink:href="https://armyinform.com.ua/2023/06/03/u-hmelnyczkomu-provely-blagodijnyj-zabig-na-pidtrymku-operatoriv-sso/" text:style-name="Internet_20_link" text:visited-style-name="Visited_20_Internet_20_Link">
https://armyinform.com.ua/2023/06/03/u-hmelnyczkomu-provely-blagodijnyj-zabig-na-pidtrymku-operatoriv-sso/</text:a>
</text:p>
      <!--NEWS-->
      <text:h text:style-name="P10" text:outline-level="1">
<text:span text:style-name="T4">
На Херсонщині рашисти тримають у підвалах проукраїнських громадян</text:span>
</text:h>
      <text:p text:style-name="P4">
Author: ['АРМІЯINFORM']</text:p>
      <text:p text:style-name="P4">
Time: 2023-06-03T93:00:00-04:00</text:p>
      <text:p text:style-name="P4">
Description: російські окупаційні війська продовжують чинити тиск на громадян України та порушу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kkyc4-zcri3lc7mscosmbo2mdlibjagi4li2ro.png" text:style-name="Internet_20_link" text:visited-style-name="Visited_20_Internet_20_Link">
zkkyc4-zcri3lc7mscosmbo2mdlibjagi4li2ro.png</text:a>
']</text:p>
      <text:p text:style-name="P4">
Tags: ['STOPRUSSIA', 'АГРЕСІЯ РФ', 'ВТОРГНЕННЯ РФ', 'ГШ ЗСУ']</text:p>
      <text:p text:style-name="P4">
Category: News</text:p>
      <!--METADATA-->
      <text:p text:style-name="P4">
<draw:frame draw:style-name="fr1" draw:name="Image333" text:anchor-type="as-char" svg:width="6.9236in" svg:height="4.615733in" draw:z-index="0">
<draw:image xlink:href="../Images/AРМІЯINFORM/2023-06-03T93-00-00-04-00/zkkyc4-zcri3lc7mscosmbo2mdlibjagi4li2ro.png" xlink:type="simple" xlink:show="embed" xlink:actuate="onLoad" draw:mime-type="image/png"/>
</draw:frame>
 Фотоілюстративне</text:p>
      <text:p text:style-name="P4">
<text:span text:style-name="T4">
<text:span text:style-name="T5">
*🔥 Ситуація щодо російського вторгнення</text:span>
</text:span>
*</text:p>
      <text:p text:style-name="P4">
російські окупаційні війська продовжують чинити тиск на громадян України тапорушувати права людини на тимчасово захоплених територіях.</text:p>
      <text:p text:style-name="P4">
Про це<text:a xlink:type="simple" xlink:href="https://www.facebook.com/GeneralStaff.ua/posts/pfbid02R2MYRrZRBdC4rSxUU35ANfLUHn9Wmdvxf2aE5U1AZnLdJi5vCHqQ94zbgQoL7FDml" text:style-name="Internet_20_link" text:visited-style-name="Visited_20_Internet_20_Link">
повідомляє</text:a>
Генеральний штаб ЗС України.</text:p>
      <text:p text:style-name="P4">
— В Генічеську Херсонської області, у підвалах будівлі колишньої податковоїінспекції, примусово утримуються громадяни України з проукраїнською позицією,— йдеться у зведенні.</text:p>
      <text:p text:style-name="P4">
У той же час, російські окупанти продовжують використовувати інфраструктурутимчасово окупованих населених пунктів для надання медичної допомоги своїмпораненим військовослужбовцям. Нещодавно, в населеному пункті СкадовськХерсонської області, на території дитячого садочка, загарбники облаштувалипольовий шпиталь, де на лікуванні перебувають понад 50 окупантів з пораненнямирізного ступеня важкості.</text:p>
      <text:p text:style-name="P4">
Source: <text:a xlink:type="simple" xlink:href="https://armyinform.com.ua/2023/06/03/na-hersonshhyni-rashysty-trymayut-u-pidvalah-proukrayinskyh-gromadyan/" text:style-name="Internet_20_link" text:visited-style-name="Visited_20_Internet_20_Link">
https://armyinform.com.ua/2023/06/03/na-hersonshhyni-rashysty-trymayut-u-pidvalah-proukrayinskyh-gromadyan/</text:a>
</text:p>
      <!--NEWS-->
      <text:h text:style-name="P10" text:outline-level="1">
<text:span text:style-name="T4">
Володимир Зеленський прагне зустрітися з лідерами країн Латинської Америки</text:span>
</text:h>
      <text:p text:style-name="P4">
Author: ['АРМІЯINFORM']</text:p>
      <text:p text:style-name="P4">
Time: 2023-06-03T94:00:00-04:00</text:p>
      <text:p text:style-name="P4">
Description: Президент України Володимир Зеленський повідомляв лідерам країн Латинської Америки, щ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ОЛОДИМИР ЗЕЛЕНСЬКИЙ', 'ВТОРГНЕННЯ РФ']</text:p>
      <text:p text:style-name="P4">
Category: News</text:p>
      <!--METADATA-->
      <text:p text:style-name="P4">
Президент України Володимир Зеленський повідомляв лідерам країн ЛатинськоїАмерики, що хоче з ними зустрітися.</text:p>
      <text:p text:style-name="P4">
Про це Глава держави <text:a xlink:type="simple" xlink:href="https://youtu.be/c8SKQuCruro" text:style-name="Internet_20_link" text:visited-style-name="Visited_20_Internet_20_Link">
заявив</text:a>
 в інтерв’юлатиноамериканським ЗМІ.</text:p>
      <text:p text:style-name="P4">
«Мені дуже складно під час війни це зробити. Але я готовий. Я просив, повіртемені, майже кожну з держав я просив: зробімо мою зустріч із лідерами вашогоконтиненту. Я готовий прилетіти, я хочу з ними спілкуватися. Ваші люди, вашесуспільство довіряють своїм лідерам. І якщо я буду з вами говорити, буду увас, ми детально побачимо, хто такий путін, і що він не такий великий. Йогочас пройшов. А наші нації мають дружити й розвиватися, давайте ми вамрозкажемо, що відбувається. Якщо ви не маєте можливості приїхати до нас,нічого страшного, у мене корони немає, і я дуже проста людина, я буду у вас.Давайте разом проговоримо наші кроки вперед», – розповів Президент Українипредставникам латиноамериканської преси.</text:p>
      <text:p text:style-name="P4">
Source: <text:a xlink:type="simple" xlink:href="https://armyinform.com.ua/2023/06/03/volodymyr-zelenskyj-pragne-zustritysya-z-lideramy-krayin-latynskoyi-ameryky/" text:style-name="Internet_20_link" text:visited-style-name="Visited_20_Internet_20_Link">
https://armyinform.com.ua/2023/06/03/volodymyr-zelenskyj-pragne-zustritysya-z-lideramy-krayin-latynskoyi-ameryky/</text:a>
</text:p>
      <!--NEWS-->
      <text:h text:style-name="P10" text:outline-level="1">
<text:span text:style-name="T4">
Кончена частина, там немає ніяких списків, все вже мабуть викинули — перехоплення ГУР</text:span>
</text:h>
      <text:p text:style-name="P4">
Author: ['АРМІЯINFORM']</text:p>
      <text:p text:style-name="P4">
Time: 2023-06-03T95:00:00-04:00</text:p>
      <text:p text:style-name="P4">
Description: Військовослужбовець рф просить свою дружину звернутися до військової прокуратури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ur-1.jpg" text:style-name="Internet_20_link" text:visited-style-name="Visited_20_Internet_20_Link">
gur-1.jpg</text:a>
']</text:p>
      <text:p text:style-name="P4">
Tags: ['STOPRUSSIA', 'АГРЕСІЯ РФ', 'ВТОРГНЕННЯ РФ', 'ГУР МОУ']</text:p>
      <text:p text:style-name="P4">
Category: News</text:p>
      <!--METADATA-->
      <text:p text:style-name="P4">
<draw:frame draw:style-name="fr1" draw:name="Image334" text:anchor-type="as-char" svg:width="6.9236in" svg:height="3.894525in" draw:z-index="0">
<draw:image xlink:href="../Images/AРМІЯINFORM/2023-06-03T95-00-00-04-00/gur-1.jpg" xlink:type="simple" xlink:show="embed" xlink:actuate="onLoad" draw:mime-type="image/jpeg"/>
</draw:frame>
Ілюстративне фото</text:p>
      <text:p text:style-name="P4">
Військовослужбовець рф просить свою дружину звернутися до військовоїпрокуратури та розповісти про нелюдське ставлення керівництва до солдатів.</text:p>
      <text:p text:style-name="P4">
<text:span text:style-name="T4">
Джерело:</text:span>
 <text:a xlink:type="simple" xlink:href="https://gur.gov.ua/content/nu-a-chem-navredyt-chem-ubiut-menia.html" text:style-name="Internet_20_link" text:visited-style-name="Visited_20_Internet_20_Link">
<text:span text:style-name="T5">
ГУР МОУ</text:span>
</text:a>
</text:p>
      <text:p text:style-name="P4">
Source: <text:a xlink:type="simple" xlink:href="https://armyinform.com.ua/2023/06/03/konchena-chastyna-tam-nemaye-niyakyh-spyskiv-vse-vzhe-mabut-vykynuly-perehoplennya-gur/" text:style-name="Internet_20_link" text:visited-style-name="Visited_20_Internet_20_Link">
https://armyinform.com.ua/2023/06/03/konchena-chastyna-tam-nemaye-niyakyh-spyskiv-vse-vzhe-mabut-vykynuly-perehoplennya-gur/</text:a>
</text:p>
      <!--NEWS-->
      <text:h text:style-name="P10" text:outline-level="1">
<text:span text:style-name="T4">
Внаслідок атаки на Дніпро зруйновано двоповерховий будинок</text:span>
</text:h>
      <text:p text:style-name="P4">
Author: ['АРМІЯINFORM']</text:p>
      <text:p text:style-name="P4">
Time: 2023-06-03T96:00:00-04:00</text:p>
      <text:p text:style-name="P4">
Description: Президент України Володимир Зеленський розповів про наслідки чергової атаки на Дніпро.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ОЛОДИМИР ЗЕЛЕНСЬКИЙ', 'ВТОРГНЕННЯ РФ', 'ДНІПРО']</text:p>
      <text:p text:style-name="P4">
Category: News</text:p>
      <!--METADATA-->
      <text:p text:style-name="P4">
Президент України Володимир Зеленський розповів про наслідки чергової атаки наДніпро.</text:p>
      <text:p text:style-name="P4">
Відповідне відео він <text:a xlink:type="simple" xlink:href="https://t.me/V_Zelenskiy_official/6461" text:style-name="Internet_20_link" text:visited-style-name="Visited_20_Internet_20_Link">
оприлюднив</text:a>
 усвоєму Телеграм.</text:p>
      <text:p text:style-name="P4">
«Дніпро. Росіяни атакували місто. Влучили між двома двоповерховими житловимибудинками. На жаль, під завалами перебувають люди. Усі служби працюють.</text:p>
      <text:p text:style-name="P4">
У котре Росія доводить, що є країною – спонсором тероризму. За все скоєнепроти нашої держави та людей росіяни понесуть відповідальність», — йдеться уповідомленні.</text:p>
      <text:p text:style-name="P4">
Source: <text:a xlink:type="simple" xlink:href="https://armyinform.com.ua/2023/06/03/vnaslidok-ataky-na-dnipro-zrujnovano-dvopoverhovyj-budynok/" text:style-name="Internet_20_link" text:visited-style-name="Visited_20_Internet_20_Link">
https://armyinform.com.ua/2023/06/03/vnaslidok-ataky-na-dnipro-zrujnovano-dvopoverhovyj-budynok/</text:a>
</text:p>
      <!--NEWS-->
      <text:h text:style-name="P10" text:outline-level="1">
<text:span text:style-name="T4">
Прошу вас усіх: будь ласка, не забувайте дякувати персонально нашим воїнам — Володимир Зеленський</text:span>
</text:h>
      <text:p text:style-name="P4">
Author: ['АРМІЯINFORM']</text:p>
      <text:p text:style-name="P4">
Time: 2023-06-03T97:00:00-04:00</text:p>
      <text:p text:style-name="P4">
Description: Президент України Володимир Зеленський у щоденному зверненні до українців подякув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ee3732ec321d117838ca9b49faadf5ce_1683480305_extra_large.jpeg" text:style-name="Internet_20_link" text:visited-style-name="Visited_20_Internet_20_Link">
ee3732ec321d117838ca9b49faadf5ce_1683480305_extra_large.jpeg</text:a>
']</text:p>
      <text:p text:style-name="P4">
Tags: ['STOPRUSSIA', 'АГРЕСІЯ РФ', 'ВІРЮ В ЗСУ', 'ВОЛОДИМИР ЗЕЛЕНСЬКИЙ', 'ВТОРГНЕННЯ РФ']</text:p>
      <text:p text:style-name="P4">
Category: News</text:p>
      <!--METADATA-->
      <text:p text:style-name="P4">
<draw:frame draw:style-name="fr1" draw:name="Image335" text:anchor-type="as-char" svg:width="6.9236in" svg:height="4.513979in" draw:z-index="0">
<draw:image xlink:href="../Images/AРМІЯINFORM/2023-06-03T97-00-00-04-00/ee3732ec321d117838ca9b49faadf5ce_1683480305_extra_large.jpeg" xlink:type="simple" xlink:show="embed" xlink:actuate="onLoad" draw:mime-type="image/jpeg"/>
</draw:frame>
Президент України Володимир Зеленський</text:p>
      <text:p text:style-name="P4">
Президент України Володимир Зеленський у щоденному зверненні до українцівподякував захисникам України та закликав робити це усіх громадян.</text:p>
      <text:p text:style-name="P4">
Відповідне відео він <text:a xlink:type="simple" xlink:href="https://t.me/V_Zelenskiy_official/6460" text:style-name="Internet_20_link" text:visited-style-name="Visited_20_Internet_20_Link">
оприлюднив</text:a>
 усвоєму Телеграм.</text:p>
      <text:p text:style-name="P4">
«Маємо пам’ятати всі, що наша оборона, наші активні дії та незалежністьУкраїни – це не щось абстрактне. Це дуже конкретні люди, конкретні діїконкретних героїв, завдяки яким Україна є і Україна буде. Тисячі найбільшміцних, найбільш хоробрих, найбільш влучних наших людей…</text:p>
      <text:p text:style-name="P4">
Дякую всім, хто в бою заради України! Дякую всім, хто на бойових постах та убойових завданнях! Дякую всім, хто тренує постійно наших воїнів, і всім, хтолікує наших героїв після поранень!</text:p>
      <text:p text:style-name="P4">
І прошу вас усіх: будь ласка, не забувайте дякувати персонально нашим воїнам.Тим, кого ви знаєте особисто. Тим, на кого ви, може, просто підписані всоцмережах. Тим, про кого ви просто чули і можете розказати іншим нашим людям.Вдячність завжди важлива, і важливо чути, що тобі вдячні, коли ти так воюєшзаради свого народу.</text:p>
      <text:p text:style-name="P4">
Слава всім нашим героям! Слава Україні!» — йдеться у зверненні.</text:p>
      <text:p text:style-name="P4">
Source: <text:a xlink:type="simple" xlink:href="https://armyinform.com.ua/2023/06/03/proshu-vas-usih-bud-laska-ne-zabuvajte-dyakuvaty-personalno-nashym-voyinam-volodymyr-zelenskyj/" text:style-name="Internet_20_link" text:visited-style-name="Visited_20_Internet_20_Link">
https://armyinform.com.ua/2023/06/03/proshu-vas-usih-bud-laska-ne-zabuvajte-dyakuvaty-personalno-nashym-voyinam-volodymyr-zelenskyj/</text:a>
</text:p>
      <!--NEWS-->
      <text:h text:style-name="P10" text:outline-level="1">
<text:span text:style-name="T4">
росіяни розграбовують державні агропідприємства на ТОТ Херсонщини</text:span>
</text:h>
      <text:p text:style-name="P4">
Author: ['АРМІЯINFORM']</text:p>
      <text:p text:style-name="P4">
Time: 2023-06-03T98:00:00-04:00</text:p>
      <text:p text:style-name="P4">
Description: Окупанти вивозять до тимчасово окупованого Криму сільськогосподарську техніку з держав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a19cf39340a58a148e8b97fc2a7f0cbf.jpg" text:style-name="Internet_20_link" text:visited-style-name="Visited_20_Internet_20_Link">
a19cf39340a58a148e8b97fc2a7f0cbf.jpg</text:a>
']</text:p>
      <text:p text:style-name="P4">
Tags: []</text:p>
      <text:p text:style-name="P4">
Category: News</text:p>
      <!--METADATA-->
      <text:p text:style-name="P4">
<draw:frame draw:style-name="fr1" draw:name="Image336" text:anchor-type="as-char" svg:width="6.9236in" svg:height="4.615733in" draw:z-index="0">
<draw:image xlink:href="../Images/AРМІЯINFORM/2023-06-03T98-00-00-04-00/a19cf39340a58a148e8b97fc2a7f0cbf.jpg" xlink:type="simple" xlink:show="embed" xlink:actuate="onLoad" draw:mime-type="image/jpeg"/>
</draw:frame>
 Ілюстративнефото</text:p>
      <text:p text:style-name="P4">
Окупанти вивозять до тимчасово окупованого Криму сільськогосподарську технікуз державних підприємств аграрної промисловості на ТОТ Херсонської області.</text:p>
      <text:p text:style-name="P4">
Про це <text:a xlink:type="simple" xlink:href="https://sprotyv.mod.gov.ua/rosiyany-rozgrabovuyut-derzhavni-agropidpryyemstva-na-tot-hersonshhyny/" text:style-name="Internet_20_link" text:visited-style-name="Visited_20_Internet_20_Link">
повідомляє</text:a>
 Центр національногоспротиву.</text:p>
      <text:p text:style-name="P4">
«Для перевезення викраденого майна (трактори, комбайни тощо) використовуєтьсявійськова техніка окупаційних військ», — йдеться у повідомленні.</text:p>
      <text:p text:style-name="P4">
Source: <text:a xlink:type="simple" xlink:href="https://armyinform.com.ua/2023/06/03/rosiyany-rozgrabovuyut-derzhavni-agropidpryyemstva-na-tot-hersonshhyny/" text:style-name="Internet_20_link" text:visited-style-name="Visited_20_Internet_20_Link">
https://armyinform.com.ua/2023/06/03/rosiyany-rozgrabovuyut-derzhavni-agropidpryyemstva-na-tot-hersonshhyny/</text:a>
</text:p>
      <!--NEWS-->
      <text:h text:style-name="P10" text:outline-level="1">
<text:span text:style-name="T4">
Коротко. Війна. День 465. Відеодайджест</text:span>
</text:h>
      <text:p text:style-name="P4">
Author: ['АРМІЯINFORM']</text:p>
      <text:p text:style-name="P4">
Time: 2023-06-03T99:00:00-04:00</text:p>
      <text:p text:style-name="P4">
Description: Джерело: ГШ ЗС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ТОРГНЕННЯ РФ', 'ГШ ЗСУ']</text:p>
      <text:p text:style-name="P4">
Category: News</text:p>
      <!--METADATA-->
      <text:p text:style-name="P4">
<text:span text:style-name="T4">
🔥 Ситуація щодо російського вторгнення</text:span>
</text:p>
      <text:p text:style-name="P4">
<text:span text:style-name="T4">
Джерело:</text:span>
 <text:a xlink:type="simple" xlink:href="https://www.facebook.com/102301766112294/videos/481133990856517" text:style-name="Internet_20_link" text:visited-style-name="Visited_20_Internet_20_Link">
<text:span text:style-name="T5">
ГШЗСУ</text:span>
</text:a>
</text:p>
      <text:p text:style-name="P4">
Source: <text:a xlink:type="simple" xlink:href="https://armyinform.com.ua/2023/06/03/korotko-vijna-den-465-videodajdzhest/" text:style-name="Internet_20_link" text:visited-style-name="Visited_20_Internet_20_Link">
https://armyinform.com.ua/2023/06/03/korotko-vijna-den-465-videodajdzhest/</text:a>
</text:p>
      <!--NEWS-->
      <text:h text:style-name="P10" text:outline-level="1">
<text:span text:style-name="T4">
Загарбники не видають інсулін мешканцям ТОТ без російського паспорта</text:span>
</text:h>
      <text:p text:style-name="P4">
Authors: Ukrinform (Person)</text:p>
      <text:p text:style-name="P4">
Publisher: Укринформ (Organization)</text:p>
      <text:p text:style-name="P4">
Published Time: 2023-06-04T-31:39:00+03:00</text:p>
      <text:p text:style-name="P4">
Modified Time: 2023-06-04T00:39:00+03:00</text:p>
      <text:p text:style-name="P4">
Description: На окупованих територіях Запорізької області загарбники не видають інсулін хворим на цукровий діабет, якщо у них немає російських паспортів. — Укрінформ.</text:p>
      <text:p text:style-name="P4">
Images: ['<text:a xlink:type="simple" xlink:href="https://static.ukrinform.com/photos/2022_04/thumb_files/630_360_1649607686-819.png" text:style-name="Internet_20_link" text:visited-style-name="Visited_20_Internet_20_Link">
630_360_16496...</text:a>
']</text:p>
      <text:p text:style-name="P4">
Tags: ['Окупація', 'Паспорт', 'Війна з Росією']</text:p>
      <text:p text:style-name="P4">
Type: Article</text:p>
      <!--METADATA-->
      <text:p text:style-name="P4">
<draw:frame draw:style-name="fr1" draw:name="Image337" text:anchor-type="as-char" svg:width="6.9236in" svg:height="3.956343in" draw:z-index="0">
<draw:image xlink:href="../Images/yкринформ/2023-06-04T-31-39-00-03-00/630_360_1649607686-819.png" xlink:type="simple" xlink:show="embed" xlink:actuate="onLoad" draw:mime-type="image/png"/>
</draw:frame>
 Наокупованих територіях Запорізької області загарбники не видають інсулін хворимна цукровий діабет, якщо у них немає російських паспортів.</text:p>
      <text:p text:style-name="P4">
Про це передає Укрінформ із посиланням на <text:a xlink:type="simple" xlink:href="https://sprotyv.mod.gov.ua/okupanty-ne-vydayut-insulin-meshkantsyam-tot-yaki-ne-oformyly-pasport-rf/" text:style-name="Internet_20_link" text:visited-style-name="Visited_20_Internet_20_Link">
 Центр національного спротиву.</text:a>
</text:p>
      <text:p text:style-name="P4">
"На тимчасово окупованих територіях Запорізької області хворі на цукровийдіабет не можуть отримати інсулін, якщо в них немає російських паспортів.Інсулін не видають навіть тим громадянам України, які беруть його для своїхдітей", - йдеться у повідомленні.</text:p>
      <text:p text:style-name="P4">
<text:span text:style-name="T4">
Читайте також:</text:span>
 <text:span text:style-name="T4">
<text:a xlink:type="simple" xlink:href="https://www.ukrinform.ua/rubric-regions/3717725-u-melitopoli-likar-svidkoi-vidmoviv-u-gospitalizacii-ditini-bez-gromadanstva-rf-zmi.html" text:style-name="Internet_20_link" text:visited-style-name="Visited_20_Internet_20_Link">
 У Мелітополі лікар «швидкої» відмовив у госпіталізаціїдитині без громадянства РФ - ЗМІ </text:a>
 </text:span>
</text:p>
      <text:p text:style-name="P4">
У ЦНС зазначили, що у такий спосіб загарбники намагаються примусити мешканцівокупованих територій отримувати паспорти РФ.</text:p>
      <text:p text:style-name="P4">
Як _<text:span text:style-name="T4">
<text:a xlink:type="simple" xlink:href="https://www.ukrinform.ua/rubric-regions/3716041-u-melitopoli-ukrainci-ne-zmozut-zvernutisa-do-likara-bez-pasporta-rf-fedorov.html" text:style-name="Internet_20_link" text:visited-style-name="Visited_20_Internet_20_Link">
 повідомляв </text:a>
 </text:span>
 _ Укрінформ, у тимчасово окупованому Мелітополізагарбники розпочали чергову хвилю паспортизації та заявили, що з 1 червнябезкоштовні ліки отримають лише ті, хто має роспаспорт.</text:p>
      <text:p text:style-name="P4">
Source: <text:a xlink:type="simple" xlink:href="https://www.ukrinform.ua/rubric-regions/3717960-zagarbniki-ne-vidaut-insulin-meskancam-tot-bez-rosijskogo-pasporta.html" text:style-name="Internet_20_link" text:visited-style-name="Visited_20_Internet_20_Link">
https://www.ukrinform.ua/rubric-regions/3717960-zagarbniki-ne-vidaut-insulin-meskancam-tot-bez-rosijskogo-pasporta.html</text:a>
</text:p>
      <!--NEWS-->
      <text:h text:style-name="P10" text:outline-level="1">
<text:span text:style-name="T4">
Редактор/редакторка для роботи на сайті</text:span>
</text:h>
      <text:p text:style-name="P4">
Authors: Ukrinform (Person)</text:p>
      <text:p text:style-name="P4">
Publisher: Укринформ (Organization)</text:p>
      <text:p text:style-name="P4">
Published Time: 2023-06-04T-33:27:00+03:00</text:p>
      <text:p text:style-name="P4">
Modified Time: 2023-06-04T00:27:00+03:00</text:p>
      <text:p text:style-name="P4">
Description: Українське національне інформаційне агентство «Укрінформ» шукає редактора/редакторку для роботи на сайті. — Укрінформ.</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338" text:anchor-type="as-char" svg:width="6.9236in" svg:height="3.956343in" draw:z-index="0">
<draw:image xlink:href="../Images/yкринформ/2023-06-04T-33-27-00-03-00/630_360_1645107758-865.jpg" xlink:type="simple" xlink:show="embed" xlink:actuate="onLoad" draw:mime-type="image/jpeg"/>
</draw:frame>
Українське національне інформаційне агентство «Укрінформ» шукаєредактора/редакторку для роботи на сайті.</text:p>
      <text:p text:style-name="P4">
<text:span text:style-name="T4">
Вимоги до кандидатів на вакансію редактора:</text:span>
</text:p>
      <ul>
        <li>
повна вища освіта;   * відмінне володіння українською мовою;   * обізнаність із суспільно-політичною ситуацією в Україні і світі;   * креативність;   * досвід редакторської роботи з новинами в інтернет-ЗМІ.</li>
      </ul>
      <text:p text:style-name="P4">
Вітаються досвід роботи у соцмережах, профільна освіта та знання англійськоїмови.</text:p>
      <text:p text:style-name="P4">
Резюме надсилати за адресою <text:span text:style-name="T4">
<text:a xlink:type="simple" xlink:href="mailto:Zhalovaha@gmail.com" text:style-name="Internet_20_link" text:visited-style-name="Visited_20_Internet_20_Link">
 Zhalovaha@gmail.com</text:a>
 </text:span>
 .</text:p>
      <text:p text:style-name="P4">
<text:span text:style-name="T4">
Укрінформ пропонує:</text:span>
</text:p>
      <ul>
        <li>
повну зайнятість;   * гнучкий графік із роботою у вечірні зміни та у вихідні;   * заробітну плату за результатами співбесіди (в залежності від кваліфікації і досвіду роботи);   * можливість дистанційної роботи /офіс в центрі Києва (метро Театральна).</li>
      </ul>
      <text:p text:style-name="P4">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ЄС закликав Сербію та Косово до деескалації конфлікту та пригрозив «негативними наслідками»</text:span>
</text:h>
      <text:p text:style-name="P4">
Authors: Ukrinform (Person)</text:p>
      <text:p text:style-name="P4">
Publisher: Укринформ (Organization)</text:p>
      <text:p text:style-name="P4">
Published Time: 2023-06-04T-35:14:00+03:00</text:p>
      <text:p text:style-name="P4">
Modified Time: 2023-06-04T00:14:00+03:00</text:p>
      <text:p text:style-name="P4">
Description: ЄС закликав Сербію та Косово до деескалації та утримання від некоординованих дій. Зокрема від Косова Брюссель вимагає утриматися від силових акцій і провести нові вибори в населених сербами районах. — Укрінформ.</text:p>
      <text:p text:style-name="P4">
Images: ['<text:a xlink:type="simple" xlink:href="https://static.ukrinform.com/photos/2023_06/thumb_files/630_360_1685817850-951.jpeg" text:style-name="Internet_20_link" text:visited-style-name="Visited_20_Internet_20_Link">
630_360_16858...</text:a>
']</text:p>
      <text:p text:style-name="P4">
Tags: ['Євросоюз', 'Косово', 'Сербія', 'Штраф']</text:p>
      <text:p text:style-name="P4">
Type: Article</text:p>
      <!--METADATA-->
      <text:p text:style-name="P4">
<draw:frame draw:style-name="fr1" draw:name="Image339" text:anchor-type="as-char" svg:width="6.9236in" svg:height="3.956343in" draw:z-index="0">
<draw:image xlink:href="../Images/yкринформ/2023-06-04T-35-14-00-03-00/630_360_1685817850-951.jpeg" xlink:type="simple" xlink:show="embed" xlink:actuate="onLoad" draw:mime-type="image/jpeg"/>
</draw:frame>
 ЄСзакликав Сербію та Косово до деескалації та утримання від некоординованих дій.Зокрема від Косова Брюссель вимагає утриматися від силових акцій і провестинові вибори в населених сербами районах.</text:p>
      <text:p text:style-name="P4">
Про це йдеться в заяві, опублікованій на <text:a xlink:type="simple" xlink:href="https://www.consilium.europa.eu/en/press/press-releases/2023/06/03/statement-by-the-high-representative-on-behalf-of-the-eu-on-kosovo-and-latest-developments/" text:style-name="Internet_20_link" text:visited-style-name="Visited_20_Internet_20_Link">
 сайті Ради Європейського Союзу</text:a>
 , передає Укрінформ.</text:p>
      <text:p text:style-name="P4">
Євросоюз пригрозив <text:span text:style-name="T4">
<text:a xlink:type="simple" xlink:href="https://www.ukrinform.ua/tag-serbia" text:style-name="Internet_20_link" text:visited-style-name="Visited_20_Internet_20_Link">
 Сербії </text:a>
 </text:span>
 таКосово штрафними заходами за заворушення, що сталися наприкінці травня внаселених переважно сербами північних районах Косова.</text:p>
      <text:p text:style-name="P4">
"Ми закликаємо і Косово, і Сербію негайно та беззастережно вжити заходів длядеескалації, припинити використання риторики, що викликає розбіжності, іутриматися від будь-яких подальших нескоординованих дій. Спокій потрібнотерміново відновлювати", - йдеться в заяві.</text:p>
      <text:p text:style-name="P4">
<text:span text:style-name="T4">
Читайте також:</text:span>
 <text:span text:style-name="T4">
<text:a xlink:type="simple" xlink:href="https://www.ukrinform.ua/rubric-world/3716465-suticki-u-kosovo-premer-zvinuvativ-fasistski-bandi-aki-kontrolue-serbia.html" text:style-name="Internet_20_link" text:visited-style-name="Visited_20_Internet_20_Link">
 Сутички у Косово: прем’єр звинуватив «фашистськібанди», які контролює Сербія </text:a>
 </text:span>
</text:p>
      <text:p text:style-name="P4">
Якщо знизити напруженість у цьому регіоні не вдасться, то ЄС вживатиме"рішучих заходів" із "негативними наслідками", йдеться в заяві Високогопредставника ЄС із закордонних справ і політики безпеки Жозепа Борреля.</text:p>
      <text:p text:style-name="P4">
"Європейський Союз очікує, що і Косово, і Сербія діятимуть відповідально танегайно братимуть участь у діалозі за сприяння ЄС", - йдеться в повідомленніРади Європейського Союзу.</text:p>
      <text:p text:style-name="P4">
<text:span text:style-name="T4">
Читайте також:</text:span>
 <text:span text:style-name="T4">
<text:a xlink:type="simple" xlink:href="https://www.ukrinform.ua/rubric-world/3715843-u-sutickah-v-kosovo-postrazdali-dva-desatki-mirotvorciv-nato.html" text:style-name="Internet_20_link" text:visited-style-name="Visited_20_Internet_20_Link">
 У сутичках в Косово постраждали два десятки миротворцівНАТО </text:a>
 </text:span>
</text:p>
      <text:p text:style-name="P4">
Які конкретно заходи збирається вживати ЄС у випадку ігнорування заклику допримирення, в повідомленні не зазначено.</text:p>
      <text:p text:style-name="P4">
Як повідомляв <text:span text:style-name="T4">
_<text:a xlink:type="simple" xlink:href="https://www.ukrinform.ua/rubric-world/3717530-premer-kosova-pripustiv-mozlivist-novih-viboriv-na-pivnoci-krau.html" text:style-name="Internet_20_link" text:visited-style-name="Visited_20_Internet_20_Link">
 Укрінформ </text:a>
 _ </text:span>
 , прем'єр-міністр частково визнаного Косова Альбін Куртізаявив, що нові місцеві вибори в муніципалітетах на півночі частково визнаногоКосова можливі за умови припинення протестів сербів і відведеннямітингувальників від будівель місцевих рад.</text:p>
      <text:p text:style-name="P4">
Source: <text:a xlink:type="simple" xlink:href="https://www.ukrinform.ua/rubric-world/3717936-es-zaklikav-serbiu-ta-kosovo-do-deeskalacii-konfliktu-ta-prigroziv-negativnimi-naslidkami.html" text:style-name="Internet_20_link" text:visited-style-name="Visited_20_Internet_20_Link">
https://www.ukrinform.ua/rubric-world/3717936-es-zaklikav-serbiu-ta-kosovo-do-deeskalacii-konfliktu-ta-prigroziv-negativnimi-naslidkami.html</text:a>
</text:p>
      <!--NEWS-->
      <text:h text:style-name="P10" text:outline-level="1">
<text:span text:style-name="T4">
Редактор/редакторка для роботи на сайті</text:span>
</text:h>
      <text:p text:style-name="P4">
Authors: Ukrinform (Person)</text:p>
      <text:p text:style-name="P4">
Publisher: Укринформ (Organization)</text:p>
      <text:p text:style-name="P4">
Published Time: 2023-06-04T-97:27:00+03:00</text:p>
      <text:p text:style-name="P4">
Modified Time: 2023-06-04T00:27:00+03:00</text:p>
      <text:p text:style-name="P4">
Description: Українське національне інформаційне агентство «Укрінформ» шукає редактора/редакторку для роботи на сайті. — Укрінформ.</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340" text:anchor-type="as-char" svg:width="6.9236in" svg:height="3.956343in" draw:z-index="0">
<draw:image xlink:href="../Images/yкринформ/2023-06-04T-97-27-00-03-00/630_360_1645107758-865.jpg" xlink:type="simple" xlink:show="embed" xlink:actuate="onLoad" draw:mime-type="image/jpeg"/>
</draw:frame>
Українське національне інформаційне агентство «Укрінформ» шукаєредактора/редакторку для роботи на сайті.</text:p>
      <text:p text:style-name="P4">
<text:span text:style-name="T4">
Вимоги до кандидатів на вакансію редактора:</text:span>
</text:p>
      <ul>
        <li>
повна вища освіта;   * відмінне володіння українською мовою;   * обізнаність із суспільно-політичною ситуацією в Україні і світі;   * креативність;   * досвід редакторської роботи з новинами в інтернет-ЗМІ.</li>
      </ul>
      <text:p text:style-name="P4">
Вітаються досвід роботи у соцмережах, профільна освіта та знання англійськоїмови.</text:p>
      <text:p text:style-name="P4">
Резюме надсилати за адресою <text:span text:style-name="T4">
<text:a xlink:type="simple" xlink:href="mailto:Zhalovaha@gmail.com" text:style-name="Internet_20_link" text:visited-style-name="Visited_20_Internet_20_Link">
 Zhalovaha@gmail.com</text:a>
 </text:span>
 .</text:p>
      <text:p text:style-name="P4">
<text:span text:style-name="T4">
Укрінформ пропонує:</text:span>
</text:p>
      <ul>
        <li>
повну зайнятість;   * гнучкий графік із роботою у вечірні зміни та у вихідні;   * заробітну плату за результатами співбесіди (в залежності від кваліфікації і досвіду роботи);   * можливість дистанційної роботи /офіс в центрі Києва (метро Театральна).</li>
      </ul>
      <text:p text:style-name="P4">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ЄС закликав Сербію та Косово до деескалації конфлікту та пригрозив «негативними наслідками»</text:span>
</text:h>
      <text:p text:style-name="P4">
Authors: Ukrinform (Person)</text:p>
      <text:p text:style-name="P4">
Publisher: Укринформ (Organization)</text:p>
      <text:p text:style-name="P4">
Published Time: 2023-06-04T00:14:00+03:00</text:p>
      <text:p text:style-name="P4">
Modified Time: 2023-06-04T00:14:00+03:00</text:p>
      <text:p text:style-name="P4">
Description: ЄС закликав Сербію та Косово до деескалації та утримання від некоординованих дій. Зокрема від Косова Брюссель вимагає утриматися від силових акцій і провести нові вибори в населених сербами районах. — Укрінформ.</text:p>
      <text:p text:style-name="P4">
Images: ['<text:a xlink:type="simple" xlink:href="https://static.ukrinform.com/photos/2023_06/thumb_files/630_360_1685817850-951.jpeg" text:style-name="Internet_20_link" text:visited-style-name="Visited_20_Internet_20_Link">
630_360_16858...</text:a>
']</text:p>
      <text:p text:style-name="P4">
Tags: ['Євросоюз', 'Косово', 'Сербія', 'Штраф']</text:p>
      <text:p text:style-name="P4">
Type: Article</text:p>
      <!--METADATA-->
      <text:p text:style-name="P4">
<draw:frame draw:style-name="fr1" draw:name="Image341" text:anchor-type="as-char" svg:width="6.9236in" svg:height="3.956343in" draw:z-index="0">
<draw:image xlink:href="../Images/yкринформ/2023-06-04T00-14-00-03-00/630_360_1685817850-951.jpeg" xlink:type="simple" xlink:show="embed" xlink:actuate="onLoad" draw:mime-type="image/jpeg"/>
</draw:frame>
 ЄСзакликав Сербію та Косово до деескалації та утримання від некоординованих дій.Зокрема від Косова Брюссель вимагає утриматися від силових акцій і провестинові вибори в населених сербами районах.</text:p>
      <text:p text:style-name="P4">
Про це йдеться в заяві, опублікованій на <text:a xlink:type="simple" xlink:href="https://www.consilium.europa.eu/en/press/press-releases/2023/06/03/statement-by-the-high-representative-on-behalf-of-the-eu-on-kosovo-and-latest-developments/" text:style-name="Internet_20_link" text:visited-style-name="Visited_20_Internet_20_Link">
 сайті Ради Європейського Союзу</text:a>
 , передає Укрінформ.</text:p>
      <text:p text:style-name="P4">
Євросоюз пригрозив <text:span text:style-name="T4">
<text:a xlink:type="simple" xlink:href="https://www.ukrinform.ua/tag-serbia" text:style-name="Internet_20_link" text:visited-style-name="Visited_20_Internet_20_Link">
 Сербії </text:a>
 </text:span>
 таКосово штрафними заходами за заворушення, що сталися наприкінці травня внаселених переважно сербами північних районах Косова.</text:p>
      <text:p text:style-name="P4">
"Ми закликаємо і Косово, і Сербію негайно та беззастережно вжити заходів длядеескалації, припинити використання риторики, що викликає розбіжності, іутриматися від будь-яких подальших нескоординованих дій. Спокій потрібнотерміново відновлювати", - йдеться в заяві.</text:p>
      <text:p text:style-name="P4">
<text:span text:style-name="T4">
Читайте також:</text:span>
 <text:span text:style-name="T4">
<text:a xlink:type="simple" xlink:href="https://www.ukrinform.ua/rubric-world/3716465-suticki-u-kosovo-premer-zvinuvativ-fasistski-bandi-aki-kontrolue-serbia.html" text:style-name="Internet_20_link" text:visited-style-name="Visited_20_Internet_20_Link">
 Сутички у Косово: прем’єр звинуватив «фашистськібанди», які контролює Сербія </text:a>
 </text:span>
</text:p>
      <text:p text:style-name="P4">
Якщо знизити напруженість у цьому регіоні не вдасться, то ЄС вживатиме"рішучих заходів" із "негативними наслідками", йдеться в заяві Високогопредставника ЄС із закордонних справ і політики безпеки Жозепа Борреля.</text:p>
      <text:p text:style-name="P4">
"Європейський Союз очікує, що і Косово, і Сербія діятимуть відповідально танегайно братимуть участь у діалозі за сприяння ЄС", - йдеться в повідомленніРади Європейського Союзу.</text:p>
      <text:p text:style-name="P4">
<text:span text:style-name="T4">
Читайте також:</text:span>
 <text:span text:style-name="T4">
<text:a xlink:type="simple" xlink:href="https://www.ukrinform.ua/rubric-world/3715843-u-sutickah-v-kosovo-postrazdali-dva-desatki-mirotvorciv-nato.html" text:style-name="Internet_20_link" text:visited-style-name="Visited_20_Internet_20_Link">
 У сутичках в Косово постраждали два десятки миротворцівНАТО </text:a>
 </text:span>
</text:p>
      <text:p text:style-name="P4">
Які конкретно заходи збирається вживати ЄС у випадку ігнорування заклику допримирення, в повідомленні не зазначено.</text:p>
      <text:p text:style-name="P4">
Як повідомляв <text:span text:style-name="T4">
_<text:a xlink:type="simple" xlink:href="https://www.ukrinform.ua/rubric-world/3717530-premer-kosova-pripustiv-mozlivist-novih-viboriv-na-pivnoci-krau.html" text:style-name="Internet_20_link" text:visited-style-name="Visited_20_Internet_20_Link">
 Укрінформ </text:a>
 _ </text:span>
 , прем'єр-міністр частково визнаного Косова Альбін Куртізаявив, що нові місцеві вибори в муніципалітетах на півночі частково визнаногоКосова можливі за умови припинення протестів сербів і відведеннямітингувальників від будівель місцевих рад.</text:p>
      <text:p text:style-name="P4">
Source: <text:a xlink:type="simple" xlink:href="https://www.ukrinform.ua/rubric-world/3717936-es-zaklikav-serbiu-ta-kosovo-do-deeskalacii-konfliktu-ta-prigroziv-negativnimi-naslidkami.html" text:style-name="Internet_20_link" text:visited-style-name="Visited_20_Internet_20_Link">
https://www.ukrinform.ua/rubric-world/3717936-es-zaklikav-serbiu-ta-kosovo-do-deeskalacii-konfliktu-ta-prigroziv-negativnimi-naslidkami.html</text:a>
</text:p>
      <!--NEWS-->
      <text:h text:style-name="P10" text:outline-level="1">
<text:span text:style-name="T4">
Редактор/редакторка для роботи на сайті</text:span>
</text:h>
      <text:p text:style-name="P4">
Authors: Ukrinform (Person)</text:p>
      <text:p text:style-name="P4">
Publisher: Укринформ (Organization)</text:p>
      <text:p text:style-name="P4">
Published Time: 2023-06-04T00:27:00+03:00</text:p>
      <text:p text:style-name="P4">
Modified Time: 2023-06-04T00:27:00+03:00</text:p>
      <text:p text:style-name="P4">
Description: Українське національне інформаційне агентство «Укрінформ» шукає редактора/редакторку для роботи на сайті. — Укрінформ.</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342" text:anchor-type="as-char" svg:width="6.9236in" svg:height="3.956343in" draw:z-index="0">
<draw:image xlink:href="../Images/yкринформ/2023-06-04T00-27-00-03-00/630_360_1645107758-865.jpg" xlink:type="simple" xlink:show="embed" xlink:actuate="onLoad" draw:mime-type="image/jpeg"/>
</draw:frame>
 Українськенаціональне інформаційне агентство «Укрінформ» шукає редактора/редакторку дляроботи на сайті.</text:p>
      <text:p text:style-name="P4">
<text:span text:style-name="T4">
Вимоги до кандидатів на вакансію редактора:</text:span>
</text:p>
      <ul>
        <li>
повна вища освіта;   * відмінне володіння українською мовою;   * обізнаність із суспільно-політичною ситуацією в Україні і світі;   * креативність;   * досвід редакторської роботи з новинами в інтернет-ЗМІ.</li>
      </ul>
      <text:p text:style-name="P4">
Вітаються досвід роботи у соцмережах, профільна освіта та знання англійськоїмови.</text:p>
      <text:p text:style-name="P4">
Резюме надсилати за адресою <text:span text:style-name="T4">
<text:a xlink:type="simple" xlink:href="mailto:Zhalovaha@gmail.com" text:style-name="Internet_20_link" text:visited-style-name="Visited_20_Internet_20_Link">
 Zhalovaha@gmail.com</text:a>
 </text:span>
 .</text:p>
      <text:p text:style-name="P4">
<text:span text:style-name="T4">
Укрінформ пропонує:</text:span>
</text:p>
      <ul>
        <li>
повну зайнятість;   * гнучкий графік із роботою у вечірні зміни та у вихідні;   * заробітну плату за результатами співбесіди (в залежності від кваліфікації і досвіду роботи);   * можливість дистанційної роботи /офіс в центрі Києва (метро Театральна).</li>
      </ul>
      <text:p text:style-name="P4">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Загарбники не видають інсулін мешканцям ТОТ без російського паспорта</text:span>
</text:h>
      <text:p text:style-name="P4">
Authors: Ukrinform (Person)</text:p>
      <text:p text:style-name="P4">
Publisher: Укринформ (Organization)</text:p>
      <text:p text:style-name="P4">
Published Time: 2023-06-04T00:39:00+03:00</text:p>
      <text:p text:style-name="P4">
Modified Time: 2023-06-04T00:39:00+03:00</text:p>
      <text:p text:style-name="P4">
Description: На окупованих територіях Запорізької області загарбники не видають інсулін хворим на цукровий діабет, якщо у них немає російських паспортів. — Укрінформ.</text:p>
      <text:p text:style-name="P4">
Images: ['<text:a xlink:type="simple" xlink:href="https://static.ukrinform.com/photos/2022_04/thumb_files/630_360_1649607686-819.png" text:style-name="Internet_20_link" text:visited-style-name="Visited_20_Internet_20_Link">
630_360_16496...</text:a>
']</text:p>
      <text:p text:style-name="P4">
Tags: ['Окупація', 'Паспорт', 'Війна з Росією']</text:p>
      <text:p text:style-name="P4">
Type: Article</text:p>
      <!--METADATA-->
      <text:p text:style-name="P4">
<draw:frame draw:style-name="fr1" draw:name="Image343" text:anchor-type="as-char" svg:width="6.9236in" svg:height="3.956343in" draw:z-index="0">
<draw:image xlink:href="../Images/yкринформ/2023-06-04T00-39-00-03-00/630_360_1649607686-819.png" xlink:type="simple" xlink:show="embed" xlink:actuate="onLoad" draw:mime-type="image/png"/>
</draw:frame>
 Наокупованих територіях Запорізької області загарбники не видають інсулін хворимна цукровий діабет, якщо у них немає російських паспортів.</text:p>
      <text:p text:style-name="P4">
Про це передає Укрінформ із посиланням на <text:a xlink:type="simple" xlink:href="https://sprotyv.mod.gov.ua/okupanty-ne-vydayut-insulin-meshkantsyam-tot-yaki-ne-oformyly-pasport-rf/" text:style-name="Internet_20_link" text:visited-style-name="Visited_20_Internet_20_Link">
 Центр національного спротиву.</text:a>
</text:p>
      <text:p text:style-name="P4">
"На тимчасово окупованих територіях Запорізької області хворі на цукровийдіабет не можуть отримати інсулін, якщо в них немає російських паспортів.Інсулін не видають навіть тим громадянам України, які беруть його для своїхдітей", - йдеться у повідомленні.</text:p>
      <text:p text:style-name="P4">
<text:span text:style-name="T4">
Читайте також:</text:span>
 <text:span text:style-name="T4">
<text:a xlink:type="simple" xlink:href="https://www.ukrinform.ua/rubric-regions/3717725-u-melitopoli-likar-svidkoi-vidmoviv-u-gospitalizacii-ditini-bez-gromadanstva-rf-zmi.html" text:style-name="Internet_20_link" text:visited-style-name="Visited_20_Internet_20_Link">
 У Мелітополі лікар «швидкої» відмовив у госпіталізаціїдитині без громадянства РФ - ЗМІ </text:a>
 </text:span>
</text:p>
      <text:p text:style-name="P4">
У ЦНС зазначили, що у такий спосіб загарбники намагаються примусити мешканцівокупованих територій отримувати паспорти РФ.</text:p>
      <text:p text:style-name="P4">
Як _<text:span text:style-name="T4">
<text:a xlink:type="simple" xlink:href="https://www.ukrinform.ua/rubric-regions/3716041-u-melitopoli-ukrainci-ne-zmozut-zvernutisa-do-likara-bez-pasporta-rf-fedorov.html" text:style-name="Internet_20_link" text:visited-style-name="Visited_20_Internet_20_Link">
 повідомляв </text:a>
 </text:span>
 _ Укрінформ, у тимчасово окупованому Мелітополізагарбники розпочали чергову хвилю паспортизації та заявили, що з 1 червнябезкоштовні ліки отримають лише ті, хто має роспаспорт.</text:p>
      <text:p text:style-name="P4">
Source: <text:a xlink:type="simple" xlink:href="https://www.ukrinform.ua/rubric-regions/3717960-zagarbniki-ne-vidaut-insulin-meskancam-tot-bez-rosijskogo-pasporta.html" text:style-name="Internet_20_link" text:visited-style-name="Visited_20_Internet_20_Link">
https://www.ukrinform.ua/rubric-regions/3717960-zagarbniki-ne-vidaut-insulin-meskancam-tot-bez-rosijskogo-pasporta.html</text:a>
</text:p>
      <!--NEWS-->
      <text:h text:style-name="P10" text:outline-level="1">
<text:span text:style-name="T4">
Обстріл Дніпропетровщини: кількість поранених зросла до 20, під завалами шукають дитину</text:span>
</text:h>
      <text:p text:style-name="P4">
Authors: Ukrinform (Person)</text:p>
      <text:p text:style-name="P4">
Publisher: Укринформ (Organization)</text:p>
      <text:p text:style-name="P4">
Published Time: 2023-06-04T00:52:00+03:00</text:p>
      <text:p text:style-name="P4">
Modified Time: 2023-06-04T00:52:00+03:00</text:p>
      <text:p text:style-name="P4">
Description: Число поранених унаслідок російського удару по житловому будинку в передмісті Дніпра, селищі Підгороднє, зросло до 20, з них 17 людей госпіталізовані. — Укрінформ.</text:p>
      <text:p text:style-name="P4">
Images: ['<text:a xlink:type="simple" xlink:href="https://static.ukrinform.com/photos/2023_06/thumb_files/630_360_1685821756-182.jpg" text:style-name="Internet_20_link" text:visited-style-name="Visited_20_Internet_20_Link">
630_360_16858...</text:a>
']</text:p>
      <text:p text:style-name="P4">
Tags: ['Дніпропетровщина', 'Обстріл', 'Агресія РФ', 'Війна з Росією']</text:p>
      <text:p text:style-name="P4">
Type: Article</text:p>
      <!--METADATA-->
      <text:p text:style-name="P4">
<draw:frame draw:style-name="fr1" draw:name="Image344" text:anchor-type="as-char" svg:width="6.9236in" svg:height="3.956343in" draw:z-index="0">
<draw:image xlink:href="../Images/yкринформ/2023-06-04T00-52-00-03-00/630_360_1685821756-182.jpg" xlink:type="simple" xlink:show="embed" xlink:actuate="onLoad" draw:mime-type="image/jpeg"/>
</draw:frame>
 Числопоранених унаслідок російського удару по житловому будинку в передмістіДніпра, селищі Підгороднє, зросло до 20, з них 17 людей госпіталізовані.</text:p>
      <text:p text:style-name="P4">
Про це передає Укрінформ із <text:a xlink:type="simple" xlink:href="https://t.me/dnipropetrovskaODA/5043" text:style-name="Internet_20_link" text:visited-style-name="Visited_20_Internet_20_Link">
 посиланням</text:a>
 на голову Дніпропетровської ОВА СергіяЛисака.</text:p>
      <text:p text:style-name="P4">
«Пʼять дітей поранив ворог у Підгородненській громаді. Стан трьох хлопців назараз медики оцінюють як тяжкий. Вони в операційних. Дівчата 11 та 17 років узадовільному стані, лікуватимуться амбулаторно», – написав він у телеграм-каналі.</text:p>
      <text:p text:style-name="P4">
<text:span text:style-name="T4">
Читайте також:</text:span>
 <text:span text:style-name="T4">
<text:a xlink:type="simple" xlink:href="https://www.ukrinform.ua/rubric-ato/3717956-kilkist-postrazdalih-vnaslidok-udaru-po-pidgorodnomu-zrosla-do-13.html" text:style-name="Internet_20_link" text:visited-style-name="Visited_20_Internet_20_Link">
 Кількість постраждалих внаслідок удару по Підгородньомузросла до 13 </text:a>
 </text:span>
</text:p>
      <text:p text:style-name="P4">
Також, за його словами, під завалами понівеченого будинку рятувальникипродовжують шукати людей.</text:p>
      <text:p text:style-name="P4">
«Ймовірно, там є дитина», – додав високопосадовець.</text:p>
      <text:p text:style-name="P4">
Раніше повідомлялось, що ввечері росіяни _<text:span text:style-name="T4">
<text:a xlink:type="simple" xlink:href="https://www.ukrinform.ua/rubric-ato/3717943-vorog-vluciv-u-budinok-na-dnipropetrovsini-sered-postrazdalih-ditina.html" text:style-name="Internet_20_link" text:visited-style-name="Visited_20_Internet_20_Link">
 обстріляли Дніпропетровщину</text:a>
 </text:span>
 _ , в результаті чого бувпошкоджений двоповерховий житловий будинок.</text:p>
      <text:p text:style-name="P4">
Source: <text:a xlink:type="simple" xlink:href="https://www.ukrinform.ua/rubric-ato/3717961-obstril-dnipropetrovsini-kilkist-poranenih-zrosla-do-20-pid-zavalami-sukaut-ditinu.html" text:style-name="Internet_20_link" text:visited-style-name="Visited_20_Internet_20_Link">
https://www.ukrinform.ua/rubric-ato/3717961-obstril-dnipropetrovsini-kilkist-poranenih-zrosla-do-20-pid-zavalami-sukaut-ditinu.html</text:a>
</text:p>
      <!--NEWS-->
      <text:h text:style-name="P10" text:outline-level="1">
<text:span text:style-name="T4">
Підтримка внутрішньо переміщених осіб має здійснюватися на всіх рівнях – Ірина Верещук</text:span>
</text:h>
      <text:p text:style-name="P4">
Author: ['АРМІЯINFORM']</text:p>
      <text:p text:style-name="P4">
Time: 2023-06-04T99:00:00-04:00</text:p>
      <text:p text:style-name="P4">
Description: Під головуванням Віце-прем’єр-міністра – Міністра з питань реінтеграції тимчасо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vereshhuk.jpeg" text:style-name="Internet_20_link" text:visited-style-name="Visited_20_Internet_20_Link">
vereshhuk.jpeg</text:a>
']</text:p>
      <text:p text:style-name="P4">
Tags: ['STOPRUSSIA', 'АГРЕСІЯ РФ', 'ВТОРГНЕННЯ РФ']</text:p>
      <text:p text:style-name="P4">
Category: News</text:p>
      <!--METADATA-->
      <text:p text:style-name="P4">
<draw:frame draw:style-name="fr1" draw:name="Image345" text:anchor-type="as-char" svg:width="6.9236in" svg:height="4.615733in" draw:z-index="0">
<draw:image xlink:href="../Images/AРМІЯINFORM/2023-06-04T99-00-00-04-00/vereshhuk.jpeg" xlink:type="simple" xlink:show="embed" xlink:actuate="onLoad" draw:mime-type="image/jpeg"/>
</draw:frame>
</text:p>
      <text:p text:style-name="P4">
Під головуванням Віце-прем’єр-міністра – Міністра з питань реінтеграціїтимчасово окупованих територій Ірини Верещук відбулося засіданняКоординаційного штабу з питань забезпечення реалізації прав і свободвнутрішньо переміщених осіб.</text:p>
      <text:p text:style-name="P4">
Обговорювали питання щодо умов життя й інтеграції у громади внутрішніхпереселенців.</text:p>
      <text:p text:style-name="P4">
За інформацією Мінсоцполітики, станом на 31 травня повністю погашенозаборгованість по виплатах допомоги на проживання ВПО.</text:p>
      <text:p text:style-name="P4">
Також обласні військові адміністрації прозвітували щодо стану створенняКоординаційно-консультативних центрів у регіонах. Нагадаємо, перший такийцентр вже розпочав роботу у Миколаєві.</text:p>
      <text:p text:style-name="P4">
Крім того, ОВА повідомили про стан підготовки програм з підтримки внутрішньопереміщених осіб.</text:p>
      <text:p text:style-name="P4">
«Маємо не тільки дотримуватися Стратегії ВПО, але й реагувати на нові виклики.Жоден переселенець не може залишитися без виплат і соціального супроводу», –наголосила Віце-прем’єр-міністр Ірина Верещук.</text:p>
      <text:p text:style-name="P4">
<text:span text:style-name="T4">
Джерело:</text:span>
 <text:a xlink:type="simple" xlink:href="https://www.kmu.gov.ua/news/pidtrymka-vnutrishno-peremishchenykh-osib-maie-zdiisniuvatysia-iak-na-tsentralnomu-tak-i-na-rehionalnomu-rivni" text:style-name="Internet_20_link" text:visited-style-name="Visited_20_Internet_20_Link">
<text:span text:style-name="T5">
Урядовий портал</text:span>
</text:a>
</text:p>
      <text:p text:style-name="P4">
Source: <text:a xlink:type="simple" xlink:href="https://armyinform.com.ua/2023/06/04/pidtrymka-vnutrishno-peremishhenyh-osib-maye-zdijsnyuvatysya-na-vsih-rivnyah-iryna-vereshhuk/" text:style-name="Internet_20_link" text:visited-style-name="Visited_20_Internet_20_Link">
https://armyinform.com.ua/2023/06/04/pidtrymka-vnutrishno-peremishhenyh-osib-maye-zdijsnyuvatysya-na-vsih-rivnyah-iryna-vereshhuk/</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